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82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3.9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23.16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14.09pt"/>
    </style:style>
    <style:style style:name="co12" style:family="table-column">
      <style:table-column-properties fo:break-before="auto" style:column-width="31.66pt"/>
    </style:style>
    <style:style style:name="co13" style:family="table-column">
      <style:table-column-properties fo:break-before="auto" style:column-width="30.1pt"/>
    </style:style>
    <style:style style:name="co14" style:family="table-column">
      <style:table-column-properties fo:break-before="auto" style:column-width="121.41pt"/>
    </style:style>
    <style:style style:name="co15" style:family="table-column">
      <style:table-column-properties fo:break-before="auto" style:column-width="181.64pt"/>
    </style:style>
    <style:style style:name="co16" style:family="table-column">
      <style:table-column-properties fo:break-before="auto" style:column-width="15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99cc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9999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282b16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36431b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677535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b0a836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ba8524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f7e9a3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fo:background-color="#fffcf5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ackground-color="#909090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b24cd8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ackground-color="#5cdbd5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f27fa5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7fcc19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4f4c61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fo:background-color="#605d77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706c8a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876b62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281a12"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 fo:border="0.06pt solid #000000"/>
    </style:style>
    <style:style style:name="ce35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99cc99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fo:background-color="#9999cc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ackground-color="#b4b4b4" fo:border="0.06pt solid #000000"/>
    </style:style>
    <style:style style:name="ce39" style:family="table-cell" style:parent-style-name="Default">
      <style:table-cell-properties fo:background-color="#dcdcdc" fo:border="0.06pt solid #000000"/>
    </style:style>
    <style:style style:name="ce40" style:family="table-cell" style:parent-style-name="Default">
      <style:table-cell-properties fo:background-color="#878787" fo:border="0.06pt solid #000000"/>
    </style:style>
    <style:style style:name="ce4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cc" fo:border="0.06pt solid #000000"/>
    </style:style>
    <style:style style:name="ce43" style:family="table-cell" style:parent-style-name="Default">
      <style:table-cell-properties fo:background-color="#878787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cccc" fo:border="0.06pt solid #000000"/>
    </style:style>
    <style:style style:name="ce45" style:family="table-cell" style:parent-style-name="Default">
      <style:table-cell-properties fo:background-color="#ccffcc" fo:border="0.06pt solid #000000"/>
    </style:style>
    <style:style style:name="ce46" style:family="table-cell" style:parent-style-name="Default">
      <style:table-cell-properties fo:background-color="#ccccff" fo:border="0.06pt solid #000000"/>
    </style:style>
    <style:style style:name="ce47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48" style:family="table-cell" style:parent-style-name="Default">
      <style:table-cell-properties fo:border-bottom="none" fo:background-color="#597d27" fo:border-left="0.06pt solid #000000" fo:border-right="0.06pt solid #000000" fo:border-top="none"/>
    </style:style>
    <style:style style:name="ce49" style:family="table-cell" style:parent-style-name="Default">
      <style:table-cell-properties fo:border-bottom="none" fo:background-color="#6d9930" fo:border-left="0.06pt solid #000000" fo:border-right="0.06pt solid #000000" fo:border-top="none"/>
    </style:style>
    <style:style style:name="ce50" style:family="table-cell" style:parent-style-name="Default">
      <style:table-cell-properties fo:border-bottom="none" fo:background-color="#7fb238" fo:border-left="0.06pt solid #000000" fo:border-right="0.06pt solid #000000" fo:border-top="none"/>
    </style:style>
    <style:style style:name="ce51" style:family="table-cell" style:parent-style-name="Default">
      <style:table-cell-properties fo:border-bottom="none" fo:background-color="#435e1d" fo:border-left="0.06pt solid #000000" fo:border-right="0.06pt solid #000000" fo:border-top="none"/>
    </style:style>
    <style:style style:name="ce52" style:family="table-cell" style:parent-style-name="Default">
      <style:table-cell-properties fo:border-bottom="none" fo:background-color="#aea473" fo:border-left="0.06pt solid #000000" fo:border-right="0.06pt solid #000000" fo:border-top="none"/>
    </style:style>
    <style:style style:name="ce53" style:family="table-cell" style:parent-style-name="Default">
      <style:table-cell-properties fo:border-bottom="none" fo:background-color="#d5c98c" fo:border-left="0.06pt solid #000000" fo:border-right="0.06pt solid #000000" fo:border-top="none"/>
    </style:style>
    <style:style style:name="ce54" style:family="table-cell" style:parent-style-name="Default">
      <style:table-cell-properties fo:border-bottom="none" fo:background-color="#f7e9a3" fo:border-left="0.06pt solid #000000" fo:border-right="0.06pt solid #000000" fo:border-top="none"/>
    </style:style>
    <style:style style:name="ce55" style:family="table-cell" style:parent-style-name="Default">
      <style:table-cell-properties fo:border-bottom="none" fo:background-color="#827b56" fo:border-left="0.06pt solid #000000" fo:border-right="0.06pt solid #000000" fo:border-top="none"/>
    </style:style>
    <style:style style:name="ce56" style:family="table-cell" style:parent-style-name="Default">
      <style:table-cell-properties fo:border-bottom="none" fo:background-color="#8c8c8c" fo:border-left="0.06pt solid #000000" fo:border-right="0.06pt solid #000000" fo:border-top="none"/>
    </style:style>
    <style:style style:name="ce57" style:family="table-cell" style:parent-style-name="Default">
      <style:table-cell-properties fo:border-bottom="none" fo:background-color="#ababab" fo:border-left="0.06pt solid #000000" fo:border-right="0.06pt solid #000000" fo:border-top="none"/>
    </style:style>
    <style:style style:name="ce58" style:family="table-cell" style:parent-style-name="Default">
      <style:table-cell-properties fo:border-bottom="none" fo:background-color="#c7c7c7" fo:border-left="0.06pt solid #000000" fo:border-right="0.06pt solid #000000" fo:border-top="none"/>
    </style:style>
    <style:style style:name="ce59" style:family="table-cell" style:parent-style-name="Default">
      <style:table-cell-properties fo:border-bottom="none" fo:background-color="#696969" fo:border-left="0.06pt solid #000000" fo:border-right="0.06pt solid #000000" fo:border-top="none"/>
    </style:style>
    <style:style style:name="ce60" style:family="table-cell" style:parent-style-name="Default">
      <style:table-cell-properties fo:border-bottom="none" fo:background-color="#b40000" fo:border-left="0.06pt solid #000000" fo:border-right="0.06pt solid #000000" fo:border-top="none"/>
    </style:style>
    <style:style style:name="ce61" style:family="table-cell" style:parent-style-name="Default">
      <style:table-cell-properties fo:border-bottom="none" fo:background-color="#dc0000" fo:border-left="0.06pt solid #000000" fo:border-right="0.06pt solid #000000" fo:border-top="none"/>
    </style:style>
    <style:style style:name="ce62" style:family="table-cell" style:parent-style-name="Default">
      <style:table-cell-properties fo:border-bottom="none" fo:background-color="#ff0000" fo:border-left="0.06pt solid #000000" fo:border-right="0.06pt solid #000000" fo:border-top="none"/>
    </style:style>
    <style:style style:name="ce63" style:family="table-cell" style:parent-style-name="Default">
      <style:table-cell-properties fo:border-bottom="none" fo:background-color="#870000" fo:border-left="0.06pt solid #000000" fo:border-right="0.06pt solid #000000" fo:border-top="none"/>
    </style:style>
    <style:style style:name="ce64" style:family="table-cell" style:parent-style-name="Default">
      <style:table-cell-properties fo:border-bottom="none" fo:background-color="#7070b4" fo:border-left="0.06pt solid #000000" fo:border-right="0.06pt solid #000000" fo:border-top="none"/>
    </style:style>
    <style:style style:name="ce65" style:family="table-cell" style:parent-style-name="Default">
      <style:table-cell-properties fo:border-bottom="none" fo:background-color="#8a8adc" fo:border-left="0.06pt solid #000000" fo:border-right="0.06pt solid #000000" fo:border-top="none"/>
    </style:style>
    <style:style style:name="ce66" style:family="table-cell" style:parent-style-name="Default">
      <style:table-cell-properties fo:border-bottom="none" fo:background-color="#a0a0ff" fo:border-left="0.06pt solid #000000" fo:border-right="0.06pt solid #000000" fo:border-top="none"/>
    </style:style>
    <style:style style:name="ce67" style:family="table-cell" style:parent-style-name="Default">
      <style:table-cell-properties fo:border-bottom="none" fo:background-color="#545487" fo:border-left="0.06pt solid #000000" fo:border-right="0.06pt solid #000000" fo:border-top="none"/>
    </style:style>
    <style:style style:name="ce68" style:family="table-cell" style:parent-style-name="Default">
      <style:table-cell-properties fo:border-bottom="none" fo:background-color="#757575" fo:border-left="0.06pt solid #000000" fo:border-right="0.06pt solid #000000" fo:border-top="none"/>
    </style:style>
    <style:style style:name="ce69" style:family="table-cell" style:parent-style-name="Default">
      <style:table-cell-properties fo:border-bottom="none" fo:background-color="#909090" fo:border-left="0.06pt solid #000000" fo:border-right="0.06pt solid #000000" fo:border-top="none"/>
    </style:style>
    <style:style style:name="ce70" style:family="table-cell" style:parent-style-name="Default">
      <style:table-cell-properties fo:border-bottom="none" fo:background-color="#a7a7a7" fo:border-left="0.06pt solid #000000" fo:border-right="0.06pt solid #000000" fo:border-top="none"/>
    </style:style>
    <style:style style:name="ce71" style:family="table-cell" style:parent-style-name="Default">
      <style:table-cell-properties fo:border-bottom="none" fo:background-color="#585858" fo:border-left="0.06pt solid #000000" fo:border-right="0.06pt solid #000000" fo:border-top="none"/>
    </style:style>
    <style:style style:name="ce72" style:family="table-cell" style:parent-style-name="Default">
      <style:table-cell-properties fo:border-bottom="none" fo:background-color="#005700" fo:border-left="0.06pt solid #000000" fo:border-right="0.06pt solid #000000" fo:border-top="none"/>
    </style:style>
    <style:style style:name="ce73" style:family="table-cell" style:parent-style-name="Default">
      <style:table-cell-properties fo:border-bottom="none" fo:background-color="#006a00" fo:border-left="0.06pt solid #000000" fo:border-right="0.06pt solid #000000" fo:border-top="none"/>
    </style:style>
    <style:style style:name="ce74" style:family="table-cell" style:parent-style-name="Default">
      <style:table-cell-properties fo:border-bottom="none" fo:background-color="#007c00" fo:border-left="0.06pt solid #000000" fo:border-right="0.06pt solid #000000" fo:border-top="none"/>
    </style:style>
    <style:style style:name="ce75" style:family="table-cell" style:parent-style-name="Default">
      <style:table-cell-properties fo:border-bottom="none" fo:background-color="#004100" fo:border-left="0.06pt solid #000000" fo:border-right="0.06pt solid #000000" fo:border-top="none"/>
    </style:style>
    <style:style style:name="ce76" style:family="table-cell" style:parent-style-name="Default">
      <style:table-cell-properties fo:border-bottom="none" fo:background-color="#b4b4b4" fo:border-left="0.06pt solid #000000" fo:border-right="0.06pt solid #000000" fo:border-top="none"/>
    </style:style>
    <style:style style:name="ce77" style:family="table-cell" style:parent-style-name="Default">
      <style:table-cell-properties fo:border-bottom="none" fo:background-color="#dcdcdc" fo:border-left="0.06pt solid #000000" fo:border-right="0.06pt solid #000000" fo:border-top="none"/>
    </style:style>
    <style:style style:name="ce78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79" style:family="table-cell" style:parent-style-name="Default">
      <style:table-cell-properties fo:border-bottom="none" fo:background-color="#878787" fo:border-left="0.06pt solid #000000" fo:border-right="0.06pt solid #000000" fo:border-top="none"/>
    </style:style>
    <style:style style:name="ce80" style:family="table-cell" style:parent-style-name="Default">
      <style:table-cell-properties fo:border-bottom="none" fo:background-color="#737681" fo:border-left="0.06pt solid #000000" fo:border-right="0.06pt solid #000000" fo:border-top="none"/>
    </style:style>
    <style:style style:name="ce81" style:family="table-cell" style:parent-style-name="Default">
      <style:table-cell-properties fo:border-bottom="none" fo:background-color="#8d909e" fo:border-left="0.06pt solid #000000" fo:border-right="0.06pt solid #000000" fo:border-top="none"/>
    </style:style>
    <style:style style:name="ce82" style:family="table-cell" style:parent-style-name="Default">
      <style:table-cell-properties fo:border-bottom="none" fo:background-color="#a4a8b8" fo:border-left="0.06pt solid #000000" fo:border-right="0.06pt solid #000000" fo:border-top="none"/>
    </style:style>
    <style:style style:name="ce83" style:family="table-cell" style:parent-style-name="Default">
      <style:table-cell-properties fo:border-bottom="none" fo:background-color="#565861" fo:border-left="0.06pt solid #000000" fo:border-right="0.06pt solid #000000" fo:border-top="none"/>
    </style:style>
    <style:style style:name="ce84" style:family="table-cell" style:parent-style-name="Default">
      <style:table-cell-properties fo:border-bottom="none" fo:background-color="#6a4c36" fo:border-left="0.06pt solid #000000" fo:border-right="0.06pt solid #000000" fo:border-top="none"/>
    </style:style>
    <style:style style:name="ce85" style:family="table-cell" style:parent-style-name="Default">
      <style:table-cell-properties fo:border-bottom="none" fo:background-color="#825e42" fo:border-left="0.06pt solid #000000" fo:border-right="0.06pt solid #000000" fo:border-top="none"/>
    </style:style>
    <style:style style:name="ce86" style:family="table-cell" style:parent-style-name="Default">
      <style:table-cell-properties fo:border-bottom="none" fo:background-color="#976d4d" fo:border-left="0.06pt solid #000000" fo:border-right="0.06pt solid #000000" fo:border-top="none"/>
    </style:style>
    <style:style style:name="ce87" style:family="table-cell" style:parent-style-name="Default">
      <style:table-cell-properties fo:border-bottom="none" fo:background-color="#4f3928" fo:border-left="0.06pt solid #000000" fo:border-right="0.06pt solid #000000" fo:border-top="none"/>
    </style:style>
    <style:style style:name="ce88" style:family="table-cell" style:parent-style-name="Default">
      <style:table-cell-properties fo:border-bottom="none" fo:background-color="#4f4f4f" fo:border-left="0.06pt solid #000000" fo:border-right="0.06pt solid #000000" fo:border-top="none"/>
    </style:style>
    <style:style style:name="ce89" style:family="table-cell" style:parent-style-name="Default">
      <style:table-cell-properties fo:border-bottom="none" fo:background-color="#606060" fo:border-left="0.06pt solid #000000" fo:border-right="0.06pt solid #000000" fo:border-top="none"/>
    </style:style>
    <style:style style:name="ce90" style:family="table-cell" style:parent-style-name="Default">
      <style:table-cell-properties fo:border-bottom="none" fo:background-color="#707070" fo:border-left="0.06pt solid #000000" fo:border-right="0.06pt solid #000000" fo:border-top="none"/>
    </style:style>
    <style:style style:name="ce91" style:family="table-cell" style:parent-style-name="Default">
      <style:table-cell-properties fo:border-bottom="none" fo:background-color="#3b3b3b" fo:border-left="0.06pt solid #000000" fo:border-right="0.06pt solid #000000" fo:border-top="none"/>
    </style:style>
    <style:style style:name="ce92" style:family="table-cell" style:parent-style-name="Default">
      <style:table-cell-properties fo:border-bottom="none" fo:background-color="#2d2db4" fo:border-left="0.06pt solid #000000" fo:border-right="0.06pt solid #000000" fo:border-top="none"/>
    </style:style>
    <style:style style:name="ce93" style:family="table-cell" style:parent-style-name="Default">
      <style:table-cell-properties fo:border-bottom="none" fo:background-color="#3737dc" fo:border-left="0.06pt solid #000000" fo:border-right="0.06pt solid #000000" fo:border-top="none"/>
    </style:style>
    <style:style style:name="ce94" style:family="table-cell" style:parent-style-name="Default">
      <style:table-cell-properties fo:border-bottom="none" fo:background-color="#4040ff" fo:border-left="0.06pt solid #000000" fo:border-right="0.06pt solid #000000" fo:border-top="none"/>
    </style:style>
    <style:style style:name="ce95" style:family="table-cell" style:parent-style-name="Default">
      <style:table-cell-properties fo:border-bottom="none" fo:background-color="#212187" fo:border-left="0.06pt solid #000000" fo:border-right="0.06pt solid #000000" fo:border-top="none"/>
    </style:style>
    <style:style style:name="ce96" style:family="table-cell" style:parent-style-name="Default">
      <style:table-cell-properties fo:border-bottom="none" fo:background-color="#645432" fo:border-left="0.06pt solid #000000" fo:border-right="0.06pt solid #000000" fo:border-top="none"/>
    </style:style>
    <style:style style:name="ce97" style:family="table-cell" style:parent-style-name="Default">
      <style:table-cell-properties fo:border-bottom="none" fo:background-color="#7b663e" fo:border-left="0.06pt solid #000000" fo:border-right="0.06pt solid #000000" fo:border-top="none"/>
    </style:style>
    <style:style style:name="ce98" style:family="table-cell" style:parent-style-name="Default">
      <style:table-cell-properties fo:border-bottom="none" fo:background-color="#8f7748" fo:border-left="0.06pt solid #000000" fo:border-right="0.06pt solid #000000" fo:border-top="none"/>
    </style:style>
    <style:style style:name="ce99" style:family="table-cell" style:parent-style-name="Default">
      <style:table-cell-properties fo:border-bottom="none" fo:background-color="#4b3f26" fo:border-left="0.06pt solid #000000" fo:border-right="0.06pt solid #000000" fo:border-top="none"/>
    </style:style>
    <style:style style:name="ce100" style:family="table-cell" style:parent-style-name="Default">
      <style:table-cell-properties fo:border-bottom="none" fo:background-color="#b4b1ac" fo:border-left="0.06pt solid #000000" fo:border-right="0.06pt solid #000000" fo:border-top="none"/>
    </style:style>
    <style:style style:name="ce101" style:family="table-cell" style:parent-style-name="Default">
      <style:table-cell-properties fo:border-bottom="none" fo:background-color="#dcd9d3" fo:border-left="0.06pt solid #000000" fo:border-right="0.06pt solid #000000" fo:border-top="none"/>
    </style:style>
    <style:style style:name="ce102" style:family="table-cell" style:parent-style-name="Default">
      <style:table-cell-properties fo:border-bottom="none" fo:background-color="#fffcf5" fo:border-left="0.06pt solid #000000" fo:border-right="0.06pt solid #000000" fo:border-top="none"/>
    </style:style>
    <style:style style:name="ce103" style:family="table-cell" style:parent-style-name="Default">
      <style:table-cell-properties fo:border-bottom="none" fo:background-color="#878581" fo:border-left="0.06pt solid #000000" fo:border-right="0.06pt solid #000000" fo:border-top="none"/>
    </style:style>
    <style:style style:name="ce104" style:family="table-cell" style:parent-style-name="Default">
      <style:table-cell-properties fo:border-bottom="none" fo:background-color="#985924" fo:border-left="0.06pt solid #000000" fo:border-right="0.06pt solid #000000" fo:border-top="none"/>
    </style:style>
    <style:style style:name="ce105" style:family="table-cell" style:parent-style-name="Default">
      <style:table-cell-properties fo:border-bottom="none" fo:background-color="#ba6d2c" fo:border-left="0.06pt solid #000000" fo:border-right="0.06pt solid #000000" fo:border-top="none"/>
    </style:style>
    <style:style style:name="ce106" style:family="table-cell" style:parent-style-name="Default">
      <style:table-cell-properties fo:border-bottom="none" fo:background-color="#d87f33" fo:border-left="0.06pt solid #000000" fo:border-right="0.06pt solid #000000" fo:border-top="none"/>
    </style:style>
    <style:style style:name="ce107" style:family="table-cell" style:parent-style-name="Default">
      <style:table-cell-properties fo:border-bottom="none" fo:background-color="#72431b" fo:border-left="0.06pt solid #000000" fo:border-right="0.06pt solid #000000" fo:border-top="none"/>
    </style:style>
    <style:style style:name="ce108" style:family="table-cell" style:parent-style-name="Default">
      <style:table-cell-properties fo:border-bottom="none" fo:background-color="#7d3598" fo:border-left="0.06pt solid #000000" fo:border-right="0.06pt solid #000000" fo:border-top="none"/>
    </style:style>
    <style:style style:name="ce109" style:family="table-cell" style:parent-style-name="Default">
      <style:table-cell-properties fo:border-bottom="none" fo:background-color="#9941ba" fo:border-left="0.06pt solid #000000" fo:border-right="0.06pt solid #000000" fo:border-top="none"/>
    </style:style>
    <style:style style:name="ce110" style:family="table-cell" style:parent-style-name="Default">
      <style:table-cell-properties fo:border-bottom="none" fo:background-color="#b24cd8" fo:border-left="0.06pt solid #000000" fo:border-right="0.06pt solid #000000" fo:border-top="none"/>
    </style:style>
    <style:style style:name="ce111" style:family="table-cell" style:parent-style-name="Default">
      <style:table-cell-properties fo:border-bottom="none" fo:background-color="#5e2872" fo:border-left="0.06pt solid #000000" fo:border-right="0.06pt solid #000000" fo:border-top="none"/>
    </style:style>
    <style:style style:name="ce112" style:family="table-cell" style:parent-style-name="Default">
      <style:table-cell-properties fo:border-bottom="none" fo:background-color="#486c98" fo:border-left="0.06pt solid #000000" fo:border-right="0.06pt solid #000000" fo:border-top="none"/>
    </style:style>
    <style:style style:name="ce113" style:family="table-cell" style:parent-style-name="Default">
      <style:table-cell-properties fo:border-bottom="none" fo:background-color="#5884ba" fo:border-left="0.06pt solid #000000" fo:border-right="0.06pt solid #000000" fo:border-top="none"/>
    </style:style>
    <style:style style:name="ce114" style:family="table-cell" style:parent-style-name="Default">
      <style:table-cell-properties fo:border-bottom="none" fo:background-color="#6699d8" fo:border-left="0.06pt solid #000000" fo:border-right="0.06pt solid #000000" fo:border-top="none"/>
    </style:style>
    <style:style style:name="ce115" style:family="table-cell" style:parent-style-name="Default">
      <style:table-cell-properties fo:border-bottom="none" fo:background-color="#365172" fo:border-left="0.06pt solid #000000" fo:border-right="0.06pt solid #000000" fo:border-top="none"/>
    </style:style>
    <style:style style:name="ce116" style:family="table-cell" style:parent-style-name="Default">
      <style:table-cell-properties fo:border-bottom="none" fo:background-color="#a1a124" fo:border-left="0.06pt solid #000000" fo:border-right="0.06pt solid #000000" fo:border-top="none"/>
    </style:style>
    <style:style style:name="ce117" style:family="table-cell" style:parent-style-name="Default">
      <style:table-cell-properties fo:border-bottom="none" fo:background-color="#c5c52c" fo:border-left="0.06pt solid #000000" fo:border-right="0.06pt solid #000000" fo:border-top="none"/>
    </style:style>
    <style:style style:name="ce118" style:family="table-cell" style:parent-style-name="Default">
      <style:table-cell-properties fo:border-bottom="none" fo:background-color="#e5e533" fo:border-left="0.06pt solid #000000" fo:border-right="0.06pt solid #000000" fo:border-top="none"/>
    </style:style>
    <style:style style:name="ce119" style:family="table-cell" style:parent-style-name="Default">
      <style:table-cell-properties fo:border-bottom="none" fo:background-color="#79791b" fo:border-left="0.06pt solid #000000" fo:border-right="0.06pt solid #000000" fo:border-top="none"/>
    </style:style>
    <style:style style:name="ce120" style:family="table-cell" style:parent-style-name="Default">
      <style:table-cell-properties fo:border-bottom="none" fo:background-color="#599011" fo:border-left="0.06pt solid #000000" fo:border-right="0.06pt solid #000000" fo:border-top="none"/>
    </style:style>
    <style:style style:name="ce121" style:family="table-cell" style:parent-style-name="Default">
      <style:table-cell-properties fo:border-bottom="none" fo:background-color="#6db015" fo:border-left="0.06pt solid #000000" fo:border-right="0.06pt solid #000000" fo:border-top="none"/>
    </style:style>
    <style:style style:name="ce122" style:family="table-cell" style:parent-style-name="Default">
      <style:table-cell-properties fo:border-bottom="none" fo:background-color="#7fcc19" fo:border-left="0.06pt solid #000000" fo:border-right="0.06pt solid #000000" fo:border-top="none"/>
    </style:style>
    <style:style style:name="ce123" style:family="table-cell" style:parent-style-name="Default">
      <style:table-cell-properties fo:border-bottom="none" fo:background-color="#436c0d" fo:border-left="0.06pt solid #000000" fo:border-right="0.06pt solid #000000" fo:border-top="none"/>
    </style:style>
    <style:style style:name="ce124" style:family="table-cell" style:parent-style-name="Default">
      <style:table-cell-properties fo:border-bottom="none" fo:background-color="#aa5974" fo:border-left="0.06pt solid #000000" fo:border-right="0.06pt solid #000000" fo:border-top="none"/>
    </style:style>
    <style:style style:name="ce125" style:family="table-cell" style:parent-style-name="Default">
      <style:table-cell-properties fo:border-bottom="none" fo:background-color="#d06d8e" fo:border-left="0.06pt solid #000000" fo:border-right="0.06pt solid #000000" fo:border-top="none"/>
    </style:style>
    <style:style style:name="ce126" style:family="table-cell" style:parent-style-name="Default">
      <style:table-cell-properties fo:border-bottom="none" fo:background-color="#f27fa5" fo:border-left="0.06pt solid #000000" fo:border-right="0.06pt solid #000000" fo:border-top="none"/>
    </style:style>
    <style:style style:name="ce127" style:family="table-cell" style:parent-style-name="Default">
      <style:table-cell-properties fo:border-bottom="none" fo:background-color="#804357" fo:border-left="0.06pt solid #000000" fo:border-right="0.06pt solid #000000" fo:border-top="none"/>
    </style:style>
    <style:style style:name="ce128" style:family="table-cell" style:parent-style-name="Default">
      <style:table-cell-properties fo:border-bottom="none" fo:background-color="#353535" fo:border-left="0.06pt solid #000000" fo:border-right="0.06pt solid #000000" fo:border-top="none"/>
    </style:style>
    <style:style style:name="ce129" style:family="table-cell" style:parent-style-name="Default">
      <style:table-cell-properties fo:border-bottom="none" fo:background-color="#414141" fo:border-left="0.06pt solid #000000" fo:border-right="0.06pt solid #000000" fo:border-top="none"/>
    </style:style>
    <style:style style:name="ce130" style:family="table-cell" style:parent-style-name="Default">
      <style:table-cell-properties fo:border-bottom="none" fo:background-color="#4c4c4c" fo:border-left="0.06pt solid #000000" fo:border-right="0.06pt solid #000000" fo:border-top="none"/>
    </style:style>
    <style:style style:name="ce131" style:family="table-cell" style:parent-style-name="Default">
      <style:table-cell-properties fo:border-bottom="none" fo:background-color="#282828" fo:border-left="0.06pt solid #000000" fo:border-right="0.06pt solid #000000" fo:border-top="none"/>
    </style:style>
    <style:style style:name="ce132" style:family="table-cell" style:parent-style-name="Default">
      <style:table-cell-properties fo:border-bottom="none" fo:background-color="#6c6c6c" fo:border-left="0.06pt solid #000000" fo:border-right="0.06pt solid #000000" fo:border-top="none"/>
    </style:style>
    <style:style style:name="ce133" style:family="table-cell" style:parent-style-name="Default">
      <style:table-cell-properties fo:border-bottom="none" fo:background-color="#848484" fo:border-left="0.06pt solid #000000" fo:border-right="0.06pt solid #000000" fo:border-top="none"/>
    </style:style>
    <style:style style:name="ce134" style:family="table-cell" style:parent-style-name="Default">
      <style:table-cell-properties fo:border-bottom="none" fo:background-color="#999999" fo:border-left="0.06pt solid #000000" fo:border-right="0.06pt solid #000000" fo:border-top="none"/>
    </style:style>
    <style:style style:name="ce135" style:family="table-cell" style:parent-style-name="Default">
      <style:table-cell-properties fo:border-bottom="none" fo:background-color="#515151" fo:border-left="0.06pt solid #000000" fo:border-right="0.06pt solid #000000" fo:border-top="none"/>
    </style:style>
    <style:style style:name="ce136" style:family="table-cell" style:parent-style-name="Default">
      <style:table-cell-properties fo:border-bottom="none" fo:background-color="#35596c" fo:border-left="0.06pt solid #000000" fo:border-right="0.06pt solid #000000" fo:border-top="none"/>
    </style:style>
    <style:style style:name="ce137" style:family="table-cell" style:parent-style-name="Default">
      <style:table-cell-properties fo:border-bottom="none" fo:background-color="#416d84" fo:border-left="0.06pt solid #000000" fo:border-right="0.06pt solid #000000" fo:border-top="none"/>
    </style:style>
    <style:style style:name="ce138" style:family="table-cell" style:parent-style-name="Default">
      <style:table-cell-properties fo:border-bottom="none" fo:background-color="#4c7f99" fo:border-left="0.06pt solid #000000" fo:border-right="0.06pt solid #000000" fo:border-top="none"/>
    </style:style>
    <style:style style:name="ce139" style:family="table-cell" style:parent-style-name="Default">
      <style:table-cell-properties fo:border-bottom="none" fo:background-color="#284351" fo:border-left="0.06pt solid #000000" fo:border-right="0.06pt solid #000000" fo:border-top="none"/>
    </style:style>
    <style:style style:name="ce140" style:family="table-cell" style:parent-style-name="Default">
      <style:table-cell-properties fo:border-bottom="none" fo:background-color="#592c7d" fo:border-left="0.06pt solid #000000" fo:border-right="0.06pt solid #000000" fo:border-top="none"/>
    </style:style>
    <style:style style:name="ce141" style:family="table-cell" style:parent-style-name="Default">
      <style:table-cell-properties fo:border-bottom="none" fo:background-color="#6d3699" fo:border-left="0.06pt solid #000000" fo:border-right="0.06pt solid #000000" fo:border-top="none"/>
    </style:style>
    <style:style style:name="ce142" style:family="table-cell" style:parent-style-name="Default">
      <style:table-cell-properties fo:border-bottom="none" fo:background-color="#7f3fb2" fo:border-left="0.06pt solid #000000" fo:border-right="0.06pt solid #000000" fo:border-top="none"/>
    </style:style>
    <style:style style:name="ce143" style:family="table-cell" style:parent-style-name="Default">
      <style:table-cell-properties fo:border-bottom="none" fo:background-color="#43215e" fo:border-left="0.06pt solid #000000" fo:border-right="0.06pt solid #000000" fo:border-top="none"/>
    </style:style>
    <style:style style:name="ce144" style:family="table-cell" style:parent-style-name="Default">
      <style:table-cell-properties fo:border-bottom="none" fo:background-color="#24357d" fo:border-left="0.06pt solid #000000" fo:border-right="0.06pt solid #000000" fo:border-top="none"/>
    </style:style>
    <style:style style:name="ce145" style:family="table-cell" style:parent-style-name="Default">
      <style:table-cell-properties fo:border-bottom="none" fo:background-color="#2c4199" fo:border-left="0.06pt solid #000000" fo:border-right="0.06pt solid #000000" fo:border-top="none"/>
    </style:style>
    <style:style style:name="ce146" style:family="table-cell" style:parent-style-name="Default">
      <style:table-cell-properties fo:border-bottom="none" fo:background-color="#334cb2" fo:border-left="0.06pt solid #000000" fo:border-right="0.06pt solid #000000" fo:border-top="none"/>
    </style:style>
    <style:style style:name="ce147" style:family="table-cell" style:parent-style-name="Default">
      <style:table-cell-properties fo:border-bottom="none" fo:background-color="#1b285e" fo:border-left="0.06pt solid #000000" fo:border-right="0.06pt solid #000000" fo:border-top="none"/>
    </style:style>
    <style:style style:name="ce148" style:family="table-cell" style:parent-style-name="Default">
      <style:table-cell-properties fo:border-bottom="none" fo:background-color="#483524" fo:border-left="0.06pt solid #000000" fo:border-right="0.06pt solid #000000" fo:border-top="none"/>
    </style:style>
    <style:style style:name="ce149" style:family="table-cell" style:parent-style-name="Default">
      <style:table-cell-properties fo:border-bottom="none" fo:background-color="#58412c" fo:border-left="0.06pt solid #000000" fo:border-right="0.06pt solid #000000" fo:border-top="none"/>
    </style:style>
    <style:style style:name="ce150" style:family="table-cell" style:parent-style-name="Default">
      <style:table-cell-properties fo:border-bottom="none" fo:background-color="#664c33" fo:border-left="0.06pt solid #000000" fo:border-right="0.06pt solid #000000" fo:border-top="none"/>
    </style:style>
    <style:style style:name="ce151" style:family="table-cell" style:parent-style-name="Default">
      <style:table-cell-properties fo:border-bottom="none" fo:background-color="#36281b" fo:border-left="0.06pt solid #000000" fo:border-right="0.06pt solid #000000" fo:border-top="none"/>
    </style:style>
    <style:style style:name="ce152" style:family="table-cell" style:parent-style-name="Default">
      <style:table-cell-properties fo:border-bottom="none" fo:background-color="#485924" fo:border-left="0.06pt solid #000000" fo:border-right="0.06pt solid #000000" fo:border-top="none"/>
    </style:style>
    <style:style style:name="ce153" style:family="table-cell" style:parent-style-name="Default">
      <style:table-cell-properties fo:border-bottom="none" fo:background-color="#586d2c" fo:border-left="0.06pt solid #000000" fo:border-right="0.06pt solid #000000" fo:border-top="none"/>
    </style:style>
    <style:style style:name="ce154" style:family="table-cell" style:parent-style-name="Default">
      <style:table-cell-properties fo:border-bottom="none" fo:background-color="#667f33" fo:border-left="0.06pt solid #000000" fo:border-right="0.06pt solid #000000" fo:border-top="none"/>
    </style:style>
    <style:style style:name="ce155" style:family="table-cell" style:parent-style-name="Default">
      <style:table-cell-properties fo:border-bottom="none" fo:background-color="#36431b" fo:border-left="0.06pt solid #000000" fo:border-right="0.06pt solid #000000" fo:border-top="none"/>
    </style:style>
    <style:style style:name="ce156" style:family="table-cell" style:parent-style-name="Default">
      <style:table-cell-properties fo:border-bottom="none" fo:background-color="#6c2424" fo:border-left="0.06pt solid #000000" fo:border-right="0.06pt solid #000000" fo:border-top="none"/>
    </style:style>
    <style:style style:name="ce157" style:family="table-cell" style:parent-style-name="Default">
      <style:table-cell-properties fo:border-bottom="none" fo:background-color="#842c2c" fo:border-left="0.06pt solid #000000" fo:border-right="0.06pt solid #000000" fo:border-top="none"/>
    </style:style>
    <style:style style:name="ce158" style:family="table-cell" style:parent-style-name="Default">
      <style:table-cell-properties fo:border-bottom="none" fo:background-color="#993333" fo:border-left="0.06pt solid #000000" fo:border-right="0.06pt solid #000000" fo:border-top="none"/>
    </style:style>
    <style:style style:name="ce159" style:family="table-cell" style:parent-style-name="Default">
      <style:table-cell-properties fo:border-bottom="none" fo:background-color="#511b1b" fo:border-left="0.06pt solid #000000" fo:border-right="0.06pt solid #000000" fo:border-top="none"/>
    </style:style>
    <style:style style:name="ce160" style:family="table-cell" style:parent-style-name="Default">
      <style:table-cell-properties fo:border-bottom="none" fo:background-color="#111111" fo:border-left="0.06pt solid #000000" fo:border-right="0.06pt solid #000000" fo:border-top="none"/>
    </style:style>
    <style:style style:name="ce161" style:family="table-cell" style:parent-style-name="Default">
      <style:table-cell-properties fo:border-bottom="none" fo:background-color="#151515" fo:border-left="0.06pt solid #000000" fo:border-right="0.06pt solid #000000" fo:border-top="none"/>
    </style:style>
    <style:style style:name="ce162" style:family="table-cell" style:parent-style-name="Default">
      <style:table-cell-properties fo:border-bottom="none" fo:background-color="#191919" fo:border-left="0.06pt solid #000000" fo:border-right="0.06pt solid #000000" fo:border-top="none"/>
    </style:style>
    <style:style style:name="ce163" style:family="table-cell" style:parent-style-name="Default">
      <style:table-cell-properties fo:border-bottom="none" fo:background-color="#0d0d0d" fo:border-left="0.06pt solid #000000" fo:border-right="0.06pt solid #000000" fo:border-top="none"/>
    </style:style>
    <style:style style:name="ce164" style:family="table-cell" style:parent-style-name="Default">
      <style:table-cell-properties fo:border-bottom="none" fo:background-color="#b0a836" fo:border-left="0.06pt solid #000000" fo:border-right="0.06pt solid #000000" fo:border-top="none"/>
    </style:style>
    <style:style style:name="ce165" style:family="table-cell" style:parent-style-name="Default">
      <style:table-cell-properties fo:border-bottom="none" fo:background-color="#d7cd42" fo:border-left="0.06pt solid #000000" fo:border-right="0.06pt solid #000000" fo:border-top="none"/>
    </style:style>
    <style:style style:name="ce166" style:family="table-cell" style:parent-style-name="Default">
      <style:table-cell-properties fo:border-bottom="none" fo:background-color="#faee4d" fo:border-left="0.06pt solid #000000" fo:border-right="0.06pt solid #000000" fo:border-top="none"/>
    </style:style>
    <style:style style:name="ce167" style:family="table-cell" style:parent-style-name="Default">
      <style:table-cell-properties fo:border-bottom="none" fo:background-color="#847e28" fo:border-left="0.06pt solid #000000" fo:border-right="0.06pt solid #000000" fo:border-top="none"/>
    </style:style>
    <style:style style:name="ce168" style:family="table-cell" style:parent-style-name="Default">
      <style:table-cell-properties fo:border-bottom="none" fo:background-color="#409a96" fo:border-left="0.06pt solid #000000" fo:border-right="0.06pt solid #000000" fo:border-top="none"/>
    </style:style>
    <style:style style:name="ce169" style:family="table-cell" style:parent-style-name="Default">
      <style:table-cell-properties fo:border-bottom="none" fo:background-color="#4fbcb7" fo:border-left="0.06pt solid #000000" fo:border-right="0.06pt solid #000000" fo:border-top="none"/>
    </style:style>
    <style:style style:name="ce170" style:family="table-cell" style:parent-style-name="Default">
      <style:table-cell-properties fo:border-bottom="none" fo:background-color="#5cdbd5" fo:border-left="0.06pt solid #000000" fo:border-right="0.06pt solid #000000" fo:border-top="none"/>
    </style:style>
    <style:style style:name="ce171" style:family="table-cell" style:parent-style-name="Default">
      <style:table-cell-properties fo:border-bottom="none" fo:background-color="#307370" fo:border-left="0.06pt solid #000000" fo:border-right="0.06pt solid #000000" fo:border-top="none"/>
    </style:style>
    <style:style style:name="ce172" style:family="table-cell" style:parent-style-name="Default">
      <style:table-cell-properties fo:border-bottom="none" fo:background-color="#345ab4" fo:border-left="0.06pt solid #000000" fo:border-right="0.06pt solid #000000" fo:border-top="none"/>
    </style:style>
    <style:style style:name="ce173" style:family="table-cell" style:parent-style-name="Default">
      <style:table-cell-properties fo:border-bottom="none" fo:background-color="#3f6edc" fo:border-left="0.06pt solid #000000" fo:border-right="0.06pt solid #000000" fo:border-top="none"/>
    </style:style>
    <style:style style:name="ce174" style:family="table-cell" style:parent-style-name="Default">
      <style:table-cell-properties fo:border-bottom="none" fo:background-color="#4a80ff" fo:border-left="0.06pt solid #000000" fo:border-right="0.06pt solid #000000" fo:border-top="none"/>
    </style:style>
    <style:style style:name="ce175" style:family="table-cell" style:parent-style-name="Default">
      <style:table-cell-properties fo:border-bottom="none" fo:background-color="#274387" fo:border-left="0.06pt solid #000000" fo:border-right="0.06pt solid #000000" fo:border-top="none"/>
    </style:style>
    <style:style style:name="ce176" style:family="table-cell" style:parent-style-name="Default">
      <style:table-cell-properties fo:border-bottom="none" fo:background-color="#009928" fo:border-left="0.06pt solid #000000" fo:border-right="0.06pt solid #000000" fo:border-top="none"/>
    </style:style>
    <style:style style:name="ce177" style:family="table-cell" style:parent-style-name="Default">
      <style:table-cell-properties fo:border-bottom="none" fo:background-color="#00bb32" fo:border-left="0.06pt solid #000000" fo:border-right="0.06pt solid #000000" fo:border-top="none"/>
    </style:style>
    <style:style style:name="ce178" style:family="table-cell" style:parent-style-name="Default">
      <style:table-cell-properties fo:border-bottom="none" fo:background-color="#00d93a" fo:border-left="0.06pt solid #000000" fo:border-right="0.06pt solid #000000" fo:border-top="none"/>
    </style:style>
    <style:style style:name="ce179" style:family="table-cell" style:parent-style-name="Default">
      <style:table-cell-properties fo:border-bottom="none" fo:background-color="#00721e" fo:border-left="0.06pt solid #000000" fo:border-right="0.06pt solid #000000" fo:border-top="none"/>
    </style:style>
    <style:style style:name="ce180" style:family="table-cell" style:parent-style-name="Default">
      <style:table-cell-properties fo:border-bottom="none" fo:background-color="#5b3c22" fo:border-left="0.06pt solid #000000" fo:border-right="0.06pt solid #000000" fo:border-top="none"/>
    </style:style>
    <style:style style:name="ce181" style:family="table-cell" style:parent-style-name="Default">
      <style:table-cell-properties fo:border-bottom="none" fo:background-color="#6f4a2a" fo:border-left="0.06pt solid #000000" fo:border-right="0.06pt solid #000000" fo:border-top="none"/>
    </style:style>
    <style:style style:name="ce182" style:family="table-cell" style:parent-style-name="Default">
      <style:table-cell-properties fo:border-bottom="none" fo:background-color="#815631" fo:border-left="0.06pt solid #000000" fo:border-right="0.06pt solid #000000" fo:border-top="none"/>
    </style:style>
    <style:style style:name="ce183" style:family="table-cell" style:parent-style-name="Default">
      <style:table-cell-properties fo:border-bottom="none" fo:background-color="#442d19" fo:border-left="0.06pt solid #000000" fo:border-right="0.06pt solid #000000" fo:border-top="none"/>
    </style:style>
    <style:style style:name="ce184" style:family="table-cell" style:parent-style-name="Default">
      <style:table-cell-properties fo:border-bottom="none" fo:background-color="#4f0100" fo:border-left="0.06pt solid #000000" fo:border-right="0.06pt solid #000000" fo:border-top="none"/>
    </style:style>
    <style:style style:name="ce185" style:family="table-cell" style:parent-style-name="Default">
      <style:table-cell-properties fo:border-bottom="none" fo:background-color="#600100" fo:border-left="0.06pt solid #000000" fo:border-right="0.06pt solid #000000" fo:border-top="none"/>
    </style:style>
    <style:style style:name="ce186" style:family="table-cell" style:parent-style-name="Default">
      <style:table-cell-properties fo:border-bottom="none" fo:background-color="#700200" fo:border-left="0.06pt solid #000000" fo:border-right="0.06pt solid #000000" fo:border-top="none"/>
    </style:style>
    <style:style style:name="ce187" style:family="table-cell" style:parent-style-name="Default">
      <style:table-cell-properties fo:border-bottom="none" fo:background-color="#3b0100" fo:border-left="0.06pt solid #000000" fo:border-right="0.06pt solid #000000" fo:border-top="none"/>
    </style:style>
    <style:style style:name="ce188" style:family="table-cell" style:parent-style-name="Default">
      <style:table-cell-properties fo:border-bottom="none" fo:background-color="#937c71" fo:border-left="0.06pt solid #000000" fo:border-right="0.06pt solid #000000" fo:border-top="none"/>
    </style:style>
    <style:style style:name="ce189" style:family="table-cell" style:parent-style-name="Default">
      <style:table-cell-properties fo:border-bottom="none" fo:background-color="#b4988a" fo:border-left="0.06pt solid #000000" fo:border-right="0.06pt solid #000000" fo:border-top="none"/>
    </style:style>
    <style:style style:name="ce190" style:family="table-cell" style:parent-style-name="Default">
      <style:table-cell-properties fo:border-bottom="none" fo:background-color="#d1b1a1" fo:border-left="0.06pt solid #000000" fo:border-right="0.06pt solid #000000" fo:border-top="none"/>
    </style:style>
    <style:style style:name="ce191" style:family="table-cell" style:parent-style-name="Default">
      <style:table-cell-properties fo:border-bottom="none" fo:background-color="#6e5d55" fo:border-left="0.06pt solid #000000" fo:border-right="0.06pt solid #000000" fo:border-top="none"/>
    </style:style>
    <style:style style:name="ce192" style:family="table-cell" style:parent-style-name="Default">
      <style:table-cell-properties fo:border-bottom="none" fo:background-color="#703919" fo:border-left="0.06pt solid #000000" fo:border-right="0.06pt solid #000000" fo:border-top="none"/>
    </style:style>
    <style:style style:name="ce193" style:family="table-cell" style:parent-style-name="Default">
      <style:table-cell-properties fo:border-bottom="none" fo:background-color="#89461f" fo:border-left="0.06pt solid #000000" fo:border-right="0.06pt solid #000000" fo:border-top="none"/>
    </style:style>
    <style:style style:name="ce194" style:family="table-cell" style:parent-style-name="Default">
      <style:table-cell-properties fo:border-bottom="none" fo:background-color="#9f5224" fo:border-left="0.06pt solid #000000" fo:border-right="0.06pt solid #000000" fo:border-top="none"/>
    </style:style>
    <style:style style:name="ce195" style:family="table-cell" style:parent-style-name="Default">
      <style:table-cell-properties fo:border-bottom="none" fo:background-color="#542b13" fo:border-left="0.06pt solid #000000" fo:border-right="0.06pt solid #000000" fo:border-top="none"/>
    </style:style>
    <style:style style:name="ce196" style:family="table-cell" style:parent-style-name="Default">
      <style:table-cell-properties fo:border-bottom="none" fo:background-color="#693d4c" fo:border-left="0.06pt solid #000000" fo:border-right="0.06pt solid #000000" fo:border-top="none"/>
    </style:style>
    <style:style style:name="ce197" style:family="table-cell" style:parent-style-name="Default">
      <style:table-cell-properties fo:border-bottom="none" fo:background-color="#804b5d" fo:border-left="0.06pt solid #000000" fo:border-right="0.06pt solid #000000" fo:border-top="none"/>
    </style:style>
    <style:style style:name="ce198" style:family="table-cell" style:parent-style-name="Default">
      <style:table-cell-properties fo:border-bottom="none" fo:background-color="#95576c" fo:border-left="0.06pt solid #000000" fo:border-right="0.06pt solid #000000" fo:border-top="none"/>
    </style:style>
    <style:style style:name="ce199" style:family="table-cell" style:parent-style-name="Default">
      <style:table-cell-properties fo:border-bottom="none" fo:background-color="#4e2e39" fo:border-left="0.06pt solid #000000" fo:border-right="0.06pt solid #000000" fo:border-top="none"/>
    </style:style>
    <style:style style:name="ce200" style:family="table-cell" style:parent-style-name="Default">
      <style:table-cell-properties fo:border-bottom="none" fo:background-color="#4f4c61" fo:border-left="0.06pt solid #000000" fo:border-right="0.06pt solid #000000" fo:border-top="none"/>
    </style:style>
    <style:style style:name="ce201" style:family="table-cell" style:parent-style-name="Default">
      <style:table-cell-properties fo:border-bottom="none" fo:background-color="#605d77" fo:border-left="0.06pt solid #000000" fo:border-right="0.06pt solid #000000" fo:border-top="none"/>
    </style:style>
    <style:style style:name="ce202" style:family="table-cell" style:parent-style-name="Default">
      <style:table-cell-properties fo:border-bottom="none" fo:background-color="#706c8a" fo:border-left="0.06pt solid #000000" fo:border-right="0.06pt solid #000000" fo:border-top="none"/>
    </style:style>
    <style:style style:name="ce203" style:family="table-cell" style:parent-style-name="Default">
      <style:table-cell-properties fo:border-bottom="none" fo:background-color="#3b3949" fo:border-left="0.06pt solid #000000" fo:border-right="0.06pt solid #000000" fo:border-top="none"/>
    </style:style>
    <style:style style:name="ce204" style:family="table-cell" style:parent-style-name="Default">
      <style:table-cell-properties fo:border-bottom="none" fo:background-color="#835d19" fo:border-left="0.06pt solid #000000" fo:border-right="0.06pt solid #000000" fo:border-top="none"/>
    </style:style>
    <style:style style:name="ce205" style:family="table-cell" style:parent-style-name="Default">
      <style:table-cell-properties fo:border-bottom="none" fo:background-color="#a0721f" fo:border-left="0.06pt solid #000000" fo:border-right="0.06pt solid #000000" fo:border-top="none"/>
    </style:style>
    <style:style style:name="ce206" style:family="table-cell" style:parent-style-name="Default">
      <style:table-cell-properties fo:border-bottom="none" fo:background-color="#ba8524" fo:border-left="0.06pt solid #000000" fo:border-right="0.06pt solid #000000" fo:border-top="none"/>
    </style:style>
    <style:style style:name="ce207" style:family="table-cell" style:parent-style-name="Default">
      <style:table-cell-properties fo:border-bottom="none" fo:background-color="#624613" fo:border-left="0.06pt solid #000000" fo:border-right="0.06pt solid #000000" fo:border-top="none"/>
    </style:style>
    <style:style style:name="ce208" style:family="table-cell" style:parent-style-name="Default">
      <style:table-cell-properties fo:border-bottom="none" fo:background-color="#485225" fo:border-left="0.06pt solid #000000" fo:border-right="0.06pt solid #000000" fo:border-top="none"/>
    </style:style>
    <style:style style:name="ce209" style:family="table-cell" style:parent-style-name="Default">
      <style:table-cell-properties fo:border-bottom="none" fo:background-color="#58642d" fo:border-left="0.06pt solid #000000" fo:border-right="0.06pt solid #000000" fo:border-top="none"/>
    </style:style>
    <style:style style:name="ce210" style:family="table-cell" style:parent-style-name="Default">
      <style:table-cell-properties fo:border-bottom="none" fo:background-color="#677535" fo:border-left="0.06pt solid #000000" fo:border-right="0.06pt solid #000000" fo:border-top="none"/>
    </style:style>
    <style:style style:name="ce211" style:family="table-cell" style:parent-style-name="Default">
      <style:table-cell-properties fo:border-bottom="none" fo:background-color="#363d1c" fo:border-left="0.06pt solid #000000" fo:border-right="0.06pt solid #000000" fo:border-top="none"/>
    </style:style>
    <style:style style:name="ce212" style:family="table-cell" style:parent-style-name="Default">
      <style:table-cell-properties fo:border-bottom="none" fo:background-color="#703637" fo:border-left="0.06pt solid #000000" fo:border-right="0.06pt solid #000000" fo:border-top="none"/>
    </style:style>
    <style:style style:name="ce213" style:family="table-cell" style:parent-style-name="Default">
      <style:table-cell-properties fo:border-bottom="none" fo:background-color="#8a4243" fo:border-left="0.06pt solid #000000" fo:border-right="0.06pt solid #000000" fo:border-top="none"/>
    </style:style>
    <style:style style:name="ce214" style:family="table-cell" style:parent-style-name="Default">
      <style:table-cell-properties fo:border-bottom="none" fo:background-color="#a04d4e" fo:border-left="0.06pt solid #000000" fo:border-right="0.06pt solid #000000" fo:border-top="none"/>
    </style:style>
    <style:style style:name="ce215" style:family="table-cell" style:parent-style-name="Default">
      <style:table-cell-properties fo:border-bottom="none" fo:background-color="#542829" fo:border-left="0.06pt solid #000000" fo:border-right="0.06pt solid #000000" fo:border-top="none"/>
    </style:style>
    <style:style style:name="ce216" style:family="table-cell" style:parent-style-name="Default">
      <style:table-cell-properties fo:border-bottom="none" fo:background-color="#281c18" fo:border-left="0.06pt solid #000000" fo:border-right="0.06pt solid #000000" fo:border-top="none"/>
    </style:style>
    <style:style style:name="ce217" style:family="table-cell" style:parent-style-name="Default">
      <style:table-cell-properties fo:border-bottom="none" fo:background-color="#31231e" fo:border-left="0.06pt solid #000000" fo:border-right="0.06pt solid #000000" fo:border-top="none"/>
    </style:style>
    <style:style style:name="ce218" style:family="table-cell" style:parent-style-name="Default">
      <style:table-cell-properties fo:border-bottom="none" fo:background-color="#392923" fo:border-left="0.06pt solid #000000" fo:border-right="0.06pt solid #000000" fo:border-top="none"/>
    </style:style>
    <style:style style:name="ce219" style:family="table-cell" style:parent-style-name="Default">
      <style:table-cell-properties fo:border-bottom="none" fo:background-color="#1e1512" fo:border-left="0.06pt solid #000000" fo:border-right="0.06pt solid #000000" fo:border-top="none"/>
    </style:style>
    <style:style style:name="ce220" style:family="table-cell" style:parent-style-name="Default">
      <style:table-cell-properties fo:border-bottom="none" fo:background-color="#5f4b45" fo:border-left="0.06pt solid #000000" fo:border-right="0.06pt solid #000000" fo:border-top="none"/>
    </style:style>
    <style:style style:name="ce221" style:family="table-cell" style:parent-style-name="Default">
      <style:table-cell-properties fo:border-bottom="none" fo:background-color="#745c54" fo:border-left="0.06pt solid #000000" fo:border-right="0.06pt solid #000000" fo:border-top="none"/>
    </style:style>
    <style:style style:name="ce222" style:family="table-cell" style:parent-style-name="Default">
      <style:table-cell-properties fo:border-bottom="none" fo:background-color="#876b62" fo:border-left="0.06pt solid #000000" fo:border-right="0.06pt solid #000000" fo:border-top="none"/>
    </style:style>
    <style:style style:name="ce223" style:family="table-cell" style:parent-style-name="Default">
      <style:table-cell-properties fo:border-bottom="none" fo:background-color="#473833" fo:border-left="0.06pt solid #000000" fo:border-right="0.06pt solid #000000" fo:border-top="none"/>
    </style:style>
    <style:style style:name="ce224" style:family="table-cell" style:parent-style-name="Default">
      <style:table-cell-properties fo:border-bottom="none" fo:background-color="#3d4040" fo:border-left="0.06pt solid #000000" fo:border-right="0.06pt solid #000000" fo:border-top="none"/>
    </style:style>
    <style:style style:name="ce225" style:family="table-cell" style:parent-style-name="Default">
      <style:table-cell-properties fo:border-bottom="none" fo:background-color="#4b4f4f" fo:border-left="0.06pt solid #000000" fo:border-right="0.06pt solid #000000" fo:border-top="none"/>
    </style:style>
    <style:style style:name="ce226" style:family="table-cell" style:parent-style-name="Default">
      <style:table-cell-properties fo:border-bottom="none" fo:background-color="#575c5c" fo:border-left="0.06pt solid #000000" fo:border-right="0.06pt solid #000000" fo:border-top="none"/>
    </style:style>
    <style:style style:name="ce227" style:family="table-cell" style:parent-style-name="Default">
      <style:table-cell-properties fo:border-bottom="none" fo:background-color="#2e3030" fo:border-left="0.06pt solid #000000" fo:border-right="0.06pt solid #000000" fo:border-top="none"/>
    </style:style>
    <style:style style:name="ce228" style:family="table-cell" style:parent-style-name="Default">
      <style:table-cell-properties fo:border-bottom="none" fo:background-color="#56333e" fo:border-left="0.06pt solid #000000" fo:border-right="0.06pt solid #000000" fo:border-top="none"/>
    </style:style>
    <style:style style:name="ce229" style:family="table-cell" style:parent-style-name="Default">
      <style:table-cell-properties fo:border-bottom="none" fo:background-color="#693e4b" fo:border-left="0.06pt solid #000000" fo:border-right="0.06pt solid #000000" fo:border-top="none"/>
    </style:style>
    <style:style style:name="ce230" style:family="table-cell" style:parent-style-name="Default">
      <style:table-cell-properties fo:border-bottom="none" fo:background-color="#7a4958" fo:border-left="0.06pt solid #000000" fo:border-right="0.06pt solid #000000" fo:border-top="none"/>
    </style:style>
    <style:style style:name="ce231" style:family="table-cell" style:parent-style-name="Default">
      <style:table-cell-properties fo:border-bottom="none" fo:background-color="#40262e" fo:border-left="0.06pt solid #000000" fo:border-right="0.06pt solid #000000" fo:border-top="none"/>
    </style:style>
    <style:style style:name="ce232" style:family="table-cell" style:parent-style-name="Default">
      <style:table-cell-properties fo:border-bottom="none" fo:background-color="#352b40" fo:border-left="0.06pt solid #000000" fo:border-right="0.06pt solid #000000" fo:border-top="none"/>
    </style:style>
    <style:style style:name="ce233" style:family="table-cell" style:parent-style-name="Default">
      <style:table-cell-properties fo:border-bottom="none" fo:background-color="#41354f" fo:border-left="0.06pt solid #000000" fo:border-right="0.06pt solid #000000" fo:border-top="none"/>
    </style:style>
    <style:style style:name="ce234" style:family="table-cell" style:parent-style-name="Default">
      <style:table-cell-properties fo:border-bottom="none" fo:background-color="#4c3e5c" fo:border-left="0.06pt solid #000000" fo:border-right="0.06pt solid #000000" fo:border-top="none"/>
    </style:style>
    <style:style style:name="ce235" style:family="table-cell" style:parent-style-name="Default">
      <style:table-cell-properties fo:border-bottom="none" fo:background-color="#282030" fo:border-left="0.06pt solid #000000" fo:border-right="0.06pt solid #000000" fo:border-top="none"/>
    </style:style>
    <style:style style:name="ce236" style:family="table-cell" style:parent-style-name="Default">
      <style:table-cell-properties fo:border-bottom="none" fo:background-color="#352318" fo:border-left="0.06pt solid #000000" fo:border-right="0.06pt solid #000000" fo:border-top="none"/>
    </style:style>
    <style:style style:name="ce237" style:family="table-cell" style:parent-style-name="Default">
      <style:table-cell-properties fo:border-bottom="none" fo:background-color="#412b1e" fo:border-left="0.06pt solid #000000" fo:border-right="0.06pt solid #000000" fo:border-top="none"/>
    </style:style>
    <style:style style:name="ce238" style:family="table-cell" style:parent-style-name="Default">
      <style:table-cell-properties fo:border-bottom="none" fo:background-color="#4c3223" fo:border-left="0.06pt solid #000000" fo:border-right="0.06pt solid #000000" fo:border-top="none"/>
    </style:style>
    <style:style style:name="ce239" style:family="table-cell" style:parent-style-name="Default">
      <style:table-cell-properties fo:border-bottom="none" fo:background-color="#281a12" fo:border-left="0.06pt solid #000000" fo:border-right="0.06pt solid #000000" fo:border-top="none"/>
    </style:style>
    <style:style style:name="ce240" style:family="table-cell" style:parent-style-name="Default">
      <style:table-cell-properties fo:border-bottom="none" fo:background-color="#35391d" fo:border-left="0.06pt solid #000000" fo:border-right="0.06pt solid #000000" fo:border-top="none"/>
    </style:style>
    <style:style style:name="ce241" style:family="table-cell" style:parent-style-name="Default">
      <style:table-cell-properties fo:border-bottom="none" fo:background-color="#414624" fo:border-left="0.06pt solid #000000" fo:border-right="0.06pt solid #000000" fo:border-top="none"/>
    </style:style>
    <style:style style:name="ce242" style:family="table-cell" style:parent-style-name="Default">
      <style:table-cell-properties fo:border-bottom="none" fo:background-color="#4c522a" fo:border-left="0.06pt solid #000000" fo:border-right="0.06pt solid #000000" fo:border-top="none"/>
    </style:style>
    <style:style style:name="ce243" style:family="table-cell" style:parent-style-name="Default">
      <style:table-cell-properties fo:border-bottom="none" fo:background-color="#282b16" fo:border-left="0.06pt solid #000000" fo:border-right="0.06pt solid #000000" fo:border-top="none"/>
    </style:style>
    <style:style style:name="ce244" style:family="table-cell" style:parent-style-name="Default">
      <style:table-cell-properties fo:border-bottom="none" fo:background-color="#642a20" fo:border-left="0.06pt solid #000000" fo:border-right="0.06pt solid #000000" fo:border-top="none"/>
    </style:style>
    <style:style style:name="ce245" style:family="table-cell" style:parent-style-name="Default">
      <style:table-cell-properties fo:border-bottom="none" fo:background-color="#7a3327" fo:border-left="0.06pt solid #000000" fo:border-right="0.06pt solid #000000" fo:border-top="none"/>
    </style:style>
    <style:style style:name="ce246" style:family="table-cell" style:parent-style-name="Default">
      <style:table-cell-properties fo:border-bottom="none" fo:background-color="#8e3c2e" fo:border-left="0.06pt solid #000000" fo:border-right="0.06pt solid #000000" fo:border-top="none"/>
    </style:style>
    <style:style style:name="ce247" style:family="table-cell" style:parent-style-name="Default">
      <style:table-cell-properties fo:border-bottom="none" fo:background-color="#4b1f18" fo:border-left="0.06pt solid #000000" fo:border-right="0.06pt solid #000000" fo:border-top="none"/>
    </style:style>
    <style:style style:name="ce248" style:family="table-cell" style:parent-style-name="Default">
      <style:table-cell-properties fo:border-bottom="none" fo:background-color="#1a0f0b" fo:border-left="0.06pt solid #000000" fo:border-right="0.06pt solid #000000" fo:border-top="none"/>
    </style:style>
    <style:style style:name="ce249" style:family="table-cell" style:parent-style-name="Default">
      <style:table-cell-properties fo:border-bottom="none" fo:background-color="#1f120d" fo:border-left="0.06pt solid #000000" fo:border-right="0.06pt solid #000000" fo:border-top="none"/>
    </style:style>
    <style:style style:name="ce250" style:family="table-cell" style:parent-style-name="Default">
      <style:table-cell-properties fo:border-bottom="none" fo:background-color="#251610" fo:border-left="0.06pt solid #000000" fo:border-right="0.06pt solid #000000" fo:border-top="none"/>
    </style:style>
    <style:style style:name="ce251" style:family="table-cell" style:parent-style-name="Default">
      <style:table-cell-properties fo:border-bottom="none" fo:background-color="#130b08" fo:border-left="0.06pt solid #000000" fo:border-right="0.06pt solid #000000" fo:border-top="none"/>
    </style:style>
    <style:style style:name="ce252" style:family="table-cell" style:parent-style-name="Default">
      <style:table-cell-properties fo:border-bottom="none" fo:background-color="#ff00ff" fo:border-left="0.06pt solid #000000" fo:border-right="0.06pt solid #000000" fo:border-top="none"/>
    </style:style>
    <style:style style:name="ce253" style:family="table-cell" style:parent-style-name="Default">
      <style:table-cell-properties fo:border-bottom="none" fo:border-left="0.06pt solid #000000" fo:border-right="0.06pt solid #000000" fo:border-top="none"/>
    </style:style>
    <style:style style:name="ce25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55" style:family="table-cell" style:parent-style-name="Default">
      <style:text-properties style:font-name="Liberation Mono" style:font-name-asian="WenQuanYi Micro Hei" style:font-name-complex="Lohit Devanagari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BiomeClassNames)" table:allow-empty-cell="true" table:display-list="unsorted" table:base-cell-address="biome.C2">
          <table:error-message table:message-type="stop" table:display="true"/>
        </table:content-validation>
      </table:content-validations>
      <table:table table:name="bio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number-columns-repeated="4" table:default-cell-style-name="ce4"/>
        <table:table-column table:style-name="co8" table:default-cell-style-name="Default"/>
        <table:table-column table:style-name="co6" table:default-cell-style-name="ce4"/>
        <table:table-column table:style-name="co9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io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Pal</text:p>
          </table:table-cell>
          <table:table-cell/>
          <table:table-cell table:style-name="ce5" office:value-type="string" calcext:value-type="string">
            <text:p>Class</text:p>
          </table:table-cell>
          <table:table-cell table:style-name="ce1" office:value-type="string" calcext:value-type="string">
            <text:p>Palette</text:p>
          </table:table-cell>
          <table:table-cell table:style-name="ce6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" office:value-type="string" calcext:value-type="string">
            <text:p>Color</text:p>
          </table:table-cell>
          <table:table-cell/>
          <table:table-cell table:style-name="ce1" office:value-type="string" calcext:value-type="string">
            <text:p>Palette</text:p>
          </table:table-cell>
          <table:table-cell office:value-type="string" calcext:value-type="string">
            <text:p>colors = {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VLOOKUP([.A2];idToName;2; 0)" office:value-type="string" office:string-value="minecraft:ocean" calcext:value-type="string">
            <text:p>minecraft:ocean</text:p>
          </table:table-cell>
          <table:table-cell table:style-name="ce2" table:content-validation-name="val1" office:value-type="string" calcext:value-type="string">
            <text:p>Ocean</text:p>
          </table:table-cell>
          <table:table-cell table:style-name="ce3" table:formula="of:=VLOOKUP([.C2];BiomeC;2;0)" office:value-type="float" office:value="157" calcext:value-type="float">
            <text:p>157</text:p>
          </table:table-cell>
          <table:table-cell/>
          <table:table-cell table:style-name="ce2" office:value-type="string" calcext:value-type="string">
            <text:p>Reserved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VLOOKUP([.$G2];MapPal;3;0)" office:value-type="float" office:value="0" calcext:value-type="float">
            <text:p>0</text:p>
          </table:table-cell>
          <table:table-cell table:style-name="ce9" table:formula="of:=VLOOKUP([.$G2];MapPal;4;0)" office:value-type="float" office:value="0" calcext:value-type="float">
            <text:p>0</text:p>
          </table:table-cell>
          <table:table-cell table:style-name="ce11" table:formula="of:=VLOOKUP([.$G2];MapPal;5;0)" office:value-type="float" office:value="0" calcext:value-type="float">
            <text:p>0</text:p>
          </table:table-cell>
          <table:table-cell table:style-name="ce12"/>
          <table:table-cell/>
          <table:table-cell table:style-name="ce31" table:formula="of:=IFNA([.D2];un)" office:value-type="float" office:value="157" calcext:value-type="float">
            <text:p>157</text:p>
          </table:table-cell>
          <table:table-cell table:formula="of:=&quot;0x&quot;&amp;DEC2HEX([.M2];2)&amp;&quot;,&quot;" office:value-type="string" office:string-value="0x9D," calcext:value-type="string">
            <text:p>0x9D,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VLOOKUP([.A3];idToName;2; 0)" office:value-type="string" office:string-value="minecraft:plains" calcext:value-type="string">
            <text:p>minecraft:plains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3];BiomeC;2;0)" office:value-type="float" office:value="120" calcext:value-type="float">
            <text:p>120</text:p>
          </table:table-cell>
          <table:table-cell/>
          <table:table-cell table:style-name="ce2" office:value-type="string" calcext:value-type="string">
            <text:p>Dark</text:p>
          </table:table-cell>
          <table:table-cell table:style-name="ce3" office:value-type="float" office:value="199" calcext:value-type="float">
            <text:p>199</text:p>
          </table:table-cell>
          <table:table-cell table:style-name="ce7" table:formula="of:=VLOOKUP([.$G3];MapPal;3;0)" office:value-type="float" office:value="40" calcext:value-type="float">
            <text:p>40</text:p>
          </table:table-cell>
          <table:table-cell table:style-name="ce9" table:formula="of:=VLOOKUP([.$G3];MapPal;4;0)" office:value-type="float" office:value="43" calcext:value-type="float">
            <text:p>43</text:p>
          </table:table-cell>
          <table:table-cell table:style-name="ce11" table:formula="of:=VLOOKUP([.$G3];MapPal;5;0)" office:value-type="float" office:value="22" calcext:value-type="float">
            <text:p>22</text:p>
          </table:table-cell>
          <table:table-cell table:style-name="ce13"/>
          <table:table-cell/>
          <table:table-cell table:style-name="ce3" table:formula="of:=IFNA([.D3];un)" office:value-type="float" office:value="120" calcext:value-type="float">
            <text:p>120</text:p>
          </table:table-cell>
          <table:table-cell table:formula="of:=&quot;0x&quot;&amp;DEC2HEX([.M3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VLOOKUP([.A4];idToName;2; 0)" office:value-type="string" office:string-value="minecraft:desert" calcext:value-type="string">
            <text:p>minecraft:desert</text:p>
          </table:table-cell>
          <table:table-cell table:style-name="ce2" table:content-validation-name="val1" office:value-type="string" calcext:value-type="string">
            <text:p>Dry</text:p>
          </table:table-cell>
          <table:table-cell table:style-name="ce3" table:formula="of:=VLOOKUP([.C4];BiomeC;2;0)" office:value-type="float" office:value="162" calcext:value-type="float">
            <text:p>162</text:p>
          </table:table-cell>
          <table:table-cell/>
          <table:table-cell table:style-name="ce2" office:value-type="string" calcext:value-type="string">
            <text:p>Lush</text:p>
          </table:table-cell>
          <table:table-cell table:style-name="ce3" office:value-type="float" office:value="111" calcext:value-type="float">
            <text:p>111</text:p>
          </table:table-cell>
          <table:table-cell table:style-name="ce7" table:formula="of:=VLOOKUP([.$G4];MapPal;3;0)" office:value-type="float" office:value="54" calcext:value-type="float">
            <text:p>54</text:p>
          </table:table-cell>
          <table:table-cell table:style-name="ce9" table:formula="of:=VLOOKUP([.$G4];MapPal;4;0)" office:value-type="float" office:value="67" calcext:value-type="float">
            <text:p>67</text:p>
          </table:table-cell>
          <table:table-cell table:style-name="ce11" table:formula="of:=VLOOKUP([.$G4];MapPal;5;0)" office:value-type="float" office:value="27" calcext:value-type="float">
            <text:p>27</text:p>
          </table:table-cell>
          <table:table-cell table:style-name="ce14"/>
          <table:table-cell/>
          <table:table-cell table:style-name="ce3" table:formula="of:=IFNA([.D4];un)" office:value-type="float" office:value="162" calcext:value-type="float">
            <text:p>162</text:p>
          </table:table-cell>
          <table:table-cell table:formula="of:=&quot;0x&quot;&amp;DEC2HEX([.M4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VLOOKUP([.A5];idToName;2; 0)" office:value-type="string" office:string-value="minecraft:extreme_hills" calcext:value-type="string">
            <text:p>minecraft:extreme_hills</text:p>
          </table:table-cell>
          <table:table-cell table:style-name="ce2" table:content-validation-name="val1" office:value-type="string" calcext:value-type="string">
            <text:p>Mountain</text:p>
          </table:table-cell>
          <table:table-cell table:style-name="ce3" table:formula="of:=VLOOKUP([.C5];BiomeC;2;0)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Forest</text:p>
          </table:table-cell>
          <table:table-cell table:style-name="ce3" office:value-type="float" office:value="166" calcext:value-type="float">
            <text:p>166</text:p>
          </table:table-cell>
          <table:table-cell table:style-name="ce7" table:formula="of:=VLOOKUP([.$G5];MapPal;3;0)" office:value-type="float" office:value="103" calcext:value-type="float">
            <text:p>103</text:p>
          </table:table-cell>
          <table:table-cell table:style-name="ce9" table:formula="of:=VLOOKUP([.$G5];MapPal;4;0)" office:value-type="float" office:value="117" calcext:value-type="float">
            <text:p>117</text:p>
          </table:table-cell>
          <table:table-cell table:style-name="ce11" table:formula="of:=VLOOKUP([.$G5];MapPal;5;0)" office:value-type="float" office:value="53" calcext:value-type="float">
            <text:p>53</text:p>
          </table:table-cell>
          <table:table-cell table:style-name="ce15"/>
          <table:table-cell/>
          <table:table-cell table:style-name="ce3" table:formula="of:=IFNA([.D5];un)" office:value-type="float" office:value="25" calcext:value-type="float">
            <text:p>25</text:p>
          </table:table-cell>
          <table:table-cell table:formula="of:=&quot;0x&quot;&amp;DEC2HEX([.M5];2)&amp;&quot;,&quot;" office:value-type="string" office:string-value="0x19," calcext:value-type="string">
            <text:p>0x19,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VLOOKUP([.A6];idToName;2; 0)" office:value-type="string" office:string-value="minecraft:forest" calcext:value-type="string">
            <text:p>minecraft:forest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6];BiomeC;2;0)" office:value-type="float" office:value="166" calcext:value-type="float">
            <text:p>166</text:p>
          </table:table-cell>
          <table:table-cell/>
          <table:table-cell table:style-name="ce2" office:value-type="string" calcext:value-type="string">
            <text:p>Grassy</text:p>
          </table:table-cell>
          <table:table-cell table:style-name="ce3" office:value-type="float" office:value="120" calcext:value-type="float">
            <text:p>120</text:p>
          </table:table-cell>
          <table:table-cell table:style-name="ce7" table:formula="of:=VLOOKUP([.$G6];MapPal;3;0)" office:value-type="float" office:value="176" calcext:value-type="float">
            <text:p>176</text:p>
          </table:table-cell>
          <table:table-cell table:style-name="ce9" table:formula="of:=VLOOKUP([.$G6];MapPal;4;0)" office:value-type="float" office:value="168" calcext:value-type="float">
            <text:p>168</text:p>
          </table:table-cell>
          <table:table-cell table:style-name="ce11" table:formula="of:=VLOOKUP([.$G6];MapPal;5;0)" office:value-type="float" office:value="54" calcext:value-type="float">
            <text:p>54</text:p>
          </table:table-cell>
          <table:table-cell table:style-name="ce16"/>
          <table:table-cell/>
          <table:table-cell table:style-name="ce3" table:formula="of:=IFNA([.D6];un)" office:value-type="float" office:value="166" calcext:value-type="float">
            <text:p>166</text:p>
          </table:table-cell>
          <table:table-cell table:formula="of:=&quot;0x&quot;&amp;DEC2HEX([.M6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VLOOKUP([.A7];idToName;2; 0)" office:value-type="string" office:string-value="minecraft:taiga" calcext:value-type="string">
            <text:p>minecraft:taiga</text:p>
          </table:table-cell>
          <table:table-cell table:style-name="ce2" table:content-validation-name="val1" office:value-type="string" calcext:value-type="string">
            <text:p>Ice</text:p>
          </table:table-cell>
          <table:table-cell table:style-name="ce3" table:formula="of:=VLOOKUP([.C7];BiomeC;2;0)"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Dry</text:p>
          </table:table-cell>
          <table:table-cell table:style-name="ce3" office:value-type="float" office:value="162" calcext:value-type="float">
            <text:p>162</text:p>
          </table:table-cell>
          <table:table-cell table:style-name="ce7" table:formula="of:=VLOOKUP([.$G7];MapPal;3;0)" office:value-type="float" office:value="186" calcext:value-type="float">
            <text:p>186</text:p>
          </table:table-cell>
          <table:table-cell table:style-name="ce9" table:formula="of:=VLOOKUP([.$G7];MapPal;4;0)" office:value-type="float" office:value="133" calcext:value-type="float">
            <text:p>133</text:p>
          </table:table-cell>
          <table:table-cell table:style-name="ce11" table:formula="of:=VLOOKUP([.$G7];MapPal;5;0)" office:value-type="float" office:value="36" calcext:value-type="float">
            <text:p>36</text:p>
          </table:table-cell>
          <table:table-cell table:style-name="ce17"/>
          <table:table-cell/>
          <table:table-cell table:style-name="ce3" table:formula="of:=IFNA([.D7];un)" office:value-type="float" office:value="34" calcext:value-type="float">
            <text:p>34</text:p>
          </table:table-cell>
          <table:table-cell table:formula="of:=&quot;0x&quot;&amp;DEC2HEX([.M7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VLOOKUP([.A8];idToName;2; 0)" office:value-type="string" office:string-value="minecraft:swampland" calcext:value-type="string">
            <text:p>minecraft:swampland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8];BiomeC;2;0)" office:value-type="float" office:value="111" calcext:value-type="float">
            <text:p>111</text:p>
          </table:table-cell>
          <table:table-cell/>
          <table:table-cell table:style-name="ce2" office:value-type="string" calcext:value-type="string">
            <text:p>Desert</text:p>
          </table:table-cell>
          <table:table-cell table:style-name="ce3" office:value-type="float" office:value="10" calcext:value-type="float">
            <text:p>10</text:p>
          </table:table-cell>
          <table:table-cell table:style-name="ce7" table:formula="of:=VLOOKUP([.$G8];MapPal;3;0)" office:value-type="float" office:value="247" calcext:value-type="float">
            <text:p>247</text:p>
          </table:table-cell>
          <table:table-cell table:style-name="ce9" table:formula="of:=VLOOKUP([.$G8];MapPal;4;0)" office:value-type="float" office:value="233" calcext:value-type="float">
            <text:p>233</text:p>
          </table:table-cell>
          <table:table-cell table:style-name="ce11" table:formula="of:=VLOOKUP([.$G8];MapPal;5;0)" office:value-type="float" office:value="163" calcext:value-type="float">
            <text:p>163</text:p>
          </table:table-cell>
          <table:table-cell table:style-name="ce18"/>
          <table:table-cell/>
          <table:table-cell table:style-name="ce3" table:formula="of:=IFNA([.D8];un)" office:value-type="float" office:value="111" calcext:value-type="float">
            <text:p>111</text:p>
          </table:table-cell>
          <table:table-cell table:formula="of:=&quot;0x&quot;&amp;DEC2HEX([.M8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VLOOKUP([.A9];idToName;2; 0)" office:value-type="string" office:string-value="minecraft:river" calcext:value-type="string">
            <text:p>minecraft:river</text:p>
          </table:table-cell>
          <table:table-cell table:style-name="ce2" table:content-validation-name="val1" office:value-type="string" calcext:value-type="string">
            <text:p>River</text:p>
          </table:table-cell>
          <table:table-cell table:style-name="ce3" table:formula="of:=VLOOKUP([.C9];BiomeC;2;0)" office:value-type="float" office:value="158" calcext:value-type="float">
            <text:p>158</text:p>
          </table:table-cell>
          <table:table-cell/>
          <table:table-cell table:style-name="ce2" office:value-type="string" calcext:value-type="string">
            <text:p>Beach</text:p>
          </table:table-cell>
          <table:table-cell table:style-name="ce3" office:value-type="float" office:value="58" calcext:value-type="float">
            <text:p>58</text:p>
          </table:table-cell>
          <table:table-cell table:style-name="ce7" table:formula="of:=VLOOKUP([.$G9];MapPal;3;0)" office:value-type="float" office:value="255" calcext:value-type="float">
            <text:p>255</text:p>
          </table:table-cell>
          <table:table-cell table:style-name="ce9" table:formula="of:=VLOOKUP([.$G9];MapPal;4;0)" office:value-type="float" office:value="252" calcext:value-type="float">
            <text:p>252</text:p>
          </table:table-cell>
          <table:table-cell table:style-name="ce11" table:formula="of:=VLOOKUP([.$G9];MapPal;5;0)" office:value-type="float" office:value="245" calcext:value-type="float">
            <text:p>245</text:p>
          </table:table-cell>
          <table:table-cell table:style-name="ce19"/>
          <table:table-cell/>
          <table:table-cell table:style-name="ce3" table:formula="of:=IFNA([.D9];un)" office:value-type="float" office:value="158" calcext:value-type="float">
            <text:p>158</text:p>
          </table:table-cell>
          <table:table-cell table:formula="of:=&quot;0x&quot;&amp;DEC2HEX([.M9];2)&amp;&quot;,&quot;" office:value-type="string" office:string-value="0x9E," calcext:value-type="string">
            <text:p>0x9E,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VLOOKUP([.A10];idToName;2; 0)" office:value-type="string" office:string-value="minecraft:hell" calcext:value-type="string">
            <text:p>minecraft:hell</text:p>
          </table:table-cell>
          <table:table-cell table:style-name="ce2" table:content-validation-name="val1" office:value-type="string" calcext:value-type="string">
            <text:p>Dark</text:p>
          </table:table-cell>
          <table:table-cell table:style-name="ce3" table:formula="of:=VLOOKUP([.C10];BiomeC;2;0)" office:value-type="float" office:value="199" calcext:value-type="float">
            <text:p>199</text:p>
          </table:table-cell>
          <table:table-cell/>
          <table:table-cell table:style-name="ce2" office:value-type="string" calcext:value-type="string">
            <text:p>Ice</text:p>
          </table:table-cell>
          <table:table-cell table:style-name="ce3" office:value-type="float" office:value="34" calcext:value-type="float">
            <text:p>34</text:p>
          </table:table-cell>
          <table:table-cell table:style-name="ce7" table:formula="of:=VLOOKUP([.$G10];MapPal;3;0)" office:value-type="float" office:value="255" calcext:value-type="float">
            <text:p>255</text:p>
          </table:table-cell>
          <table:table-cell table:style-name="ce9" table:formula="of:=VLOOKUP([.$G10];MapPal;4;0)" office:value-type="float" office:value="255" calcext:value-type="float">
            <text:p>255</text:p>
          </table:table-cell>
          <table:table-cell table:style-name="ce11" table:formula="of:=VLOOKUP([.$G10];MapPal;5;0)" office:value-type="float" office:value="255" calcext:value-type="float">
            <text:p>255</text:p>
          </table:table-cell>
          <table:table-cell table:style-name="ce20"/>
          <table:table-cell/>
          <table:table-cell table:style-name="ce3" table:formula="of:=IFNA([.D10];un)" office:value-type="float" office:value="199" calcext:value-type="float">
            <text:p>199</text:p>
          </table:table-cell>
          <table:table-cell table:formula="of:=&quot;0x&quot;&amp;DEC2HEX([.M10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VLOOKUP([.A11];idToName;2; 0)" office:value-type="string" office:string-value="minecraft:sky" calcext:value-type="string">
            <text:p>minecraft:sky</text:p>
          </table:table-cell>
          <table:table-cell table:style-name="ce2" table:content-validation-name="val1" office:value-type="string" calcext:value-type="string">
            <text:p>Dark</text:p>
          </table:table-cell>
          <table:table-cell table:style-name="ce3" table:formula="of:=VLOOKUP([.C11];BiomeC;2;0)" office:value-type="float" office:value="199" calcext:value-type="float">
            <text:p>199</text:p>
          </table:table-cell>
          <table:table-cell/>
          <table:table-cell table:style-name="ce2" office:value-type="string" calcext:value-type="string">
            <text:p>Mountain</text:p>
          </table:table-cell>
          <table:table-cell table:style-name="ce3" office:value-type="float" office:value="25" calcext:value-type="float">
            <text:p>25</text:p>
          </table:table-cell>
          <table:table-cell table:style-name="ce7" table:formula="of:=VLOOKUP([.$G11];MapPal;3;0)" office:value-type="float" office:value="144" calcext:value-type="float">
            <text:p>144</text:p>
          </table:table-cell>
          <table:table-cell table:style-name="ce9" table:formula="of:=VLOOKUP([.$G11];MapPal;4;0)" office:value-type="float" office:value="144" calcext:value-type="float">
            <text:p>144</text:p>
          </table:table-cell>
          <table:table-cell table:style-name="ce11" table:formula="of:=VLOOKUP([.$G11];MapPal;5;0)" office:value-type="float" office:value="144" calcext:value-type="float">
            <text:p>144</text:p>
          </table:table-cell>
          <table:table-cell table:style-name="ce21"/>
          <table:table-cell/>
          <table:table-cell table:style-name="ce3" table:formula="of:=IFNA([.D11];un)" office:value-type="float" office:value="199" calcext:value-type="float">
            <text:p>199</text:p>
          </table:table-cell>
          <table:table-cell table:formula="of:=&quot;0x&quot;&amp;DEC2HEX([.M11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VLOOKUP([.A12];idToName;2; 0)" office:value-type="string" office:string-value="minecraft:frozen_ocean" calcext:value-type="string">
            <text:p>minecraft:frozen_ocean</text:p>
          </table:table-cell>
          <table:table-cell table:style-name="ce2" table:content-validation-name="val1" office:value-type="string" calcext:value-type="string">
            <text:p>Ice</text:p>
          </table:table-cell>
          <table:table-cell table:style-name="ce3" table:formula="of:=VLOOKUP([.C12];BiomeC;2;0)"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Lavender</text:p>
          </table:table-cell>
          <table:table-cell table:style-name="ce3" office:value-type="float" office:value="66" calcext:value-type="float">
            <text:p>66</text:p>
          </table:table-cell>
          <table:table-cell table:style-name="ce7" table:formula="of:=VLOOKUP([.$G12];MapPal;3;0)" office:value-type="float" office:value="178" calcext:value-type="float">
            <text:p>178</text:p>
          </table:table-cell>
          <table:table-cell table:style-name="ce9" table:formula="of:=VLOOKUP([.$G12];MapPal;4;0)" office:value-type="float" office:value="76" calcext:value-type="float">
            <text:p>76</text:p>
          </table:table-cell>
          <table:table-cell table:style-name="ce11" table:formula="of:=VLOOKUP([.$G12];MapPal;5;0)" office:value-type="float" office:value="216" calcext:value-type="float">
            <text:p>216</text:p>
          </table:table-cell>
          <table:table-cell table:style-name="ce22"/>
          <table:table-cell/>
          <table:table-cell table:style-name="ce3" table:formula="of:=IFNA([.D12];un)" office:value-type="float" office:value="34" calcext:value-type="float">
            <text:p>34</text:p>
          </table:table-cell>
          <table:table-cell table:formula="of:=&quot;0x&quot;&amp;DEC2HEX([.M12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VLOOKUP([.A13];idToName;2; 0)" office:value-type="string" office:string-value="minecraft:frozen_river" calcext:value-type="string">
            <text:p>minecraft:frozen_river</text:p>
          </table:table-cell>
          <table:table-cell table:style-name="ce2" table:content-validation-name="val1" office:value-type="string" calcext:value-type="string">
            <text:p>River</text:p>
          </table:table-cell>
          <table:table-cell table:style-name="ce3" table:formula="of:=VLOOKUP([.C13];BiomeC;2;0)" office:value-type="float" office:value="158" calcext:value-type="float">
            <text:p>158</text:p>
          </table:table-cell>
          <table:table-cell/>
          <table:table-cell table:style-name="ce2" office:value-type="string" calcext:value-type="string">
            <text:p>Mystic</text:p>
          </table:table-cell>
          <table:table-cell table:style-name="ce3" office:value-type="float" office:value="126" calcext:value-type="float">
            <text:p>126</text:p>
          </table:table-cell>
          <table:table-cell table:style-name="ce7" table:formula="of:=VLOOKUP([.$G13];MapPal;3;0)" office:value-type="float" office:value="92" calcext:value-type="float">
            <text:p>92</text:p>
          </table:table-cell>
          <table:table-cell table:style-name="ce9" table:formula="of:=VLOOKUP([.$G13];MapPal;4;0)" office:value-type="float" office:value="219" calcext:value-type="float">
            <text:p>219</text:p>
          </table:table-cell>
          <table:table-cell table:style-name="ce11" table:formula="of:=VLOOKUP([.$G13];MapPal;5;0)" office:value-type="float" office:value="213" calcext:value-type="float">
            <text:p>213</text:p>
          </table:table-cell>
          <table:table-cell table:style-name="ce23"/>
          <table:table-cell/>
          <table:table-cell table:style-name="ce3" table:formula="of:=IFNA([.D13];un)" office:value-type="float" office:value="158" calcext:value-type="float">
            <text:p>158</text:p>
          </table:table-cell>
          <table:table-cell table:formula="of:=&quot;0x&quot;&amp;DEC2HEX([.M13];2)&amp;&quot;,&quot;" office:value-type="string" office:string-value="0x9E," calcext:value-type="string">
            <text:p>0x9E,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VLOOKUP([.A14];idToName;2; 0)" office:value-type="string" office:string-value="minecraft:ice_flats" calcext:value-type="string">
            <text:p>minecraft:ice_flats</text:p>
          </table:table-cell>
          <table:table-cell table:style-name="ce2" table:content-validation-name="val1" office:value-type="string" calcext:value-type="string">
            <text:p>Ice</text:p>
          </table:table-cell>
          <table:table-cell table:style-name="ce3" table:formula="of:=VLOOKUP([.C14];BiomeC;2;0)"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Cherry</text:p>
          </table:table-cell>
          <table:table-cell table:style-name="ce3" office:value-type="float" office:value="82" calcext:value-type="float">
            <text:p>82</text:p>
          </table:table-cell>
          <table:table-cell table:style-name="ce7" table:formula="of:=VLOOKUP([.$G14];MapPal;3;0)" office:value-type="float" office:value="242" calcext:value-type="float">
            <text:p>242</text:p>
          </table:table-cell>
          <table:table-cell table:style-name="ce9" table:formula="of:=VLOOKUP([.$G14];MapPal;4;0)" office:value-type="float" office:value="127" calcext:value-type="float">
            <text:p>127</text:p>
          </table:table-cell>
          <table:table-cell table:style-name="ce11" table:formula="of:=VLOOKUP([.$G14];MapPal;5;0)" office:value-type="float" office:value="165" calcext:value-type="float">
            <text:p>165</text:p>
          </table:table-cell>
          <table:table-cell table:style-name="ce24"/>
          <table:table-cell/>
          <table:table-cell table:style-name="ce3" table:formula="of:=IFNA([.D14];un)" office:value-type="float" office:value="34" calcext:value-type="float">
            <text:p>34</text:p>
          </table:table-cell>
          <table:table-cell table:formula="of:=&quot;0x&quot;&amp;DEC2HEX([.M14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VLOOKUP([.A15];idToName;2; 0)" office:value-type="string" office:string-value="minecraft:ice_mountains" calcext:value-type="string">
            <text:p>minecraft:ice_mountains</text:p>
          </table:table-cell>
          <table:table-cell table:style-name="ce2" table:content-validation-name="val1" office:value-type="string" calcext:value-type="string">
            <text:p>Mountain</text:p>
          </table:table-cell>
          <table:table-cell table:style-name="ce3" table:formula="of:=VLOOKUP([.C15];BiomeC;2;0)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Bamboo</text:p>
          </table:table-cell>
          <table:table-cell table:style-name="ce3" office:value-type="float" office:value="78" calcext:value-type="float">
            <text:p>78</text:p>
          </table:table-cell>
          <table:table-cell table:style-name="ce7" table:formula="of:=VLOOKUP([.$G15];MapPal;3;0)" office:value-type="float" office:value="127" calcext:value-type="float">
            <text:p>127</text:p>
          </table:table-cell>
          <table:table-cell table:style-name="ce9" table:formula="of:=VLOOKUP([.$G15];MapPal;4;0)" office:value-type="float" office:value="204" calcext:value-type="float">
            <text:p>204</text:p>
          </table:table-cell>
          <table:table-cell table:style-name="ce11" table:formula="of:=VLOOKUP([.$G15];MapPal;5;0)" office:value-type="float" office:value="25" calcext:value-type="float">
            <text:p>25</text:p>
          </table:table-cell>
          <table:table-cell table:style-name="ce25"/>
          <table:table-cell/>
          <table:table-cell table:style-name="ce3" table:formula="of:=IFNA([.D15];un)" office:value-type="float" office:value="25" calcext:value-type="float">
            <text:p>25</text:p>
          </table:table-cell>
          <table:table-cell table:formula="of:=&quot;0x&quot;&amp;DEC2HEX([.M15];2)&amp;&quot;,&quot;" office:value-type="string" office:string-value="0x19," calcext:value-type="string">
            <text:p>0x19,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VLOOKUP([.A16];idToName;2; 0)" office:value-type="string" office:string-value="minecraft:mushroom_island" calcext:value-type="string">
            <text:p>minecraft:mushroom_island</text:p>
          </table:table-cell>
          <table:table-cell table:style-name="ce2" table:content-validation-name="val1" office:value-type="string" calcext:value-type="string">
            <text:p>Fungus</text:p>
          </table:table-cell>
          <table:table-cell table:style-name="ce3" table:formula="of:=VLOOKUP([.C16];BiomeC;2;0)" office:value-type="float" office:value="178" calcext:value-type="float">
            <text:p>178</text:p>
          </table:table-cell>
          <table:table-cell/>
          <table:table-cell table:style-name="ce2" office:value-type="string" calcext:value-type="string">
            <text:p>Reserved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VLOOKUP([.$G16];MapPal;3;0)" office:value-type="float" office:value="0" calcext:value-type="float">
            <text:p>0</text:p>
          </table:table-cell>
          <table:table-cell table:style-name="ce9" table:formula="of:=VLOOKUP([.$G16];MapPal;4;0)" office:value-type="float" office:value="0" calcext:value-type="float">
            <text:p>0</text:p>
          </table:table-cell>
          <table:table-cell table:style-name="ce11" table:formula="of:=VLOOKUP([.$G16];MapPal;5;0)" office:value-type="float" office:value="0" calcext:value-type="float">
            <text:p>0</text:p>
          </table:table-cell>
          <table:table-cell table:style-name="ce12"/>
          <table:table-cell/>
          <table:table-cell table:style-name="ce3" table:formula="of:=IFNA([.D16];un)" office:value-type="float" office:value="178" calcext:value-type="float">
            <text:p>178</text:p>
          </table:table-cell>
          <table:table-cell table:formula="of:=&quot;0x&quot;&amp;DEC2HEX([.M16];2)&amp;&quot;,&quot;" office:value-type="string" office:string-value="0xB2," calcext:value-type="string">
            <text:p>0xB2,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VLOOKUP([.A17];idToName;2; 0)" office:value-type="string" office:string-value="minecraft:mushroom_island_shore" calcext:value-type="string">
            <text:p>minecraft:mushroom_island_shore</text:p>
          </table:table-cell>
          <table:table-cell table:style-name="ce2" table:content-validation-name="val1" office:value-type="string" calcext:value-type="string">
            <text:p>Fungus</text:p>
          </table:table-cell>
          <table:table-cell table:style-name="ce3" table:formula="of:=VLOOKUP([.C17];BiomeC;2;0)" office:value-type="float" office:value="178" calcext:value-type="float">
            <text:p>178</text:p>
          </table:table-cell>
          <table:table-cell/>
          <table:table-cell table:style-name="ce2" office:value-type="string" calcext:value-type="string">
            <text:p>Deep</text:p>
          </table:table-cell>
          <table:table-cell table:style-name="ce3" office:value-type="float" office:value="156" calcext:value-type="float">
            <text:p>156</text:p>
          </table:table-cell>
          <table:table-cell table:style-name="ce7" table:formula="of:=VLOOKUP([.$G17];MapPal;3;0)" office:value-type="float" office:value="79" calcext:value-type="float">
            <text:p>79</text:p>
          </table:table-cell>
          <table:table-cell table:style-name="ce9" table:formula="of:=VLOOKUP([.$G17];MapPal;4;0)" office:value-type="float" office:value="76" calcext:value-type="float">
            <text:p>76</text:p>
          </table:table-cell>
          <table:table-cell table:style-name="ce11" table:formula="of:=VLOOKUP([.$G17];MapPal;5;0)" office:value-type="float" office:value="97" calcext:value-type="float">
            <text:p>97</text:p>
          </table:table-cell>
          <table:table-cell table:style-name="ce26"/>
          <table:table-cell/>
          <table:table-cell table:style-name="ce3" table:formula="of:=IFNA([.D17];un)" office:value-type="float" office:value="178" calcext:value-type="float">
            <text:p>178</text:p>
          </table:table-cell>
          <table:table-cell table:formula="of:=&quot;0x&quot;&amp;DEC2HEX([.M17];2)&amp;&quot;,&quot;" office:value-type="string" office:string-value="0xB2," calcext:value-type="string">
            <text:p>0xB2,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VLOOKUP([.A18];idToName;2; 0)" office:value-type="string" office:string-value="minecraft:beaches" calcext:value-type="string">
            <text:p>minecraft:beaches</text:p>
          </table:table-cell>
          <table:table-cell table:style-name="ce2" table:content-validation-name="val1" office:value-type="string" calcext:value-type="string">
            <text:p>Beach</text:p>
          </table:table-cell>
          <table:table-cell table:style-name="ce3" table:formula="of:=VLOOKUP([.C18];BiomeC;2;0)" office:value-type="float" office:value="58" calcext:value-type="float">
            <text:p>58</text:p>
          </table:table-cell>
          <table:table-cell/>
          <table:table-cell table:style-name="ce2" office:value-type="string" calcext:value-type="string">
            <text:p>Ocean</text:p>
          </table:table-cell>
          <table:table-cell table:style-name="ce3" office:value-type="float" office:value="157" calcext:value-type="float">
            <text:p>157</text:p>
          </table:table-cell>
          <table:table-cell table:style-name="ce7" table:formula="of:=VLOOKUP([.$G18];MapPal;3;0)" office:value-type="float" office:value="96" calcext:value-type="float">
            <text:p>96</text:p>
          </table:table-cell>
          <table:table-cell table:style-name="ce9" table:formula="of:=VLOOKUP([.$G18];MapPal;4;0)" office:value-type="float" office:value="93" calcext:value-type="float">
            <text:p>93</text:p>
          </table:table-cell>
          <table:table-cell table:style-name="ce11" table:formula="of:=VLOOKUP([.$G18];MapPal;5;0)" office:value-type="float" office:value="119" calcext:value-type="float">
            <text:p>119</text:p>
          </table:table-cell>
          <table:table-cell table:style-name="ce27"/>
          <table:table-cell/>
          <table:table-cell table:style-name="ce3" table:formula="of:=IFNA([.D18];un)" office:value-type="float" office:value="58" calcext:value-type="float">
            <text:p>58</text:p>
          </table:table-cell>
          <table:table-cell table:formula="of:=&quot;0x&quot;&amp;DEC2HEX([.M18];2)&amp;&quot;,&quot;" office:value-type="string" office:string-value="0x3A," calcext:value-type="string">
            <text:p>0x3A,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VLOOKUP([.A19];idToName;2; 0)" office:value-type="string" office:string-value="minecraft:desert_hills" calcext:value-type="string">
            <text:p>minecraft:desert_hills</text:p>
          </table:table-cell>
          <table:table-cell table:style-name="ce2" table:content-validation-name="val1" office:value-type="string" calcext:value-type="string">
            <text:p>Desert</text:p>
          </table:table-cell>
          <table:table-cell table:style-name="ce3" table:formula="of:=VLOOKUP([.C19];BiomeC;2;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River</text:p>
          </table:table-cell>
          <table:table-cell table:style-name="ce3" office:value-type="float" office:value="158" calcext:value-type="float">
            <text:p>158</text:p>
          </table:table-cell>
          <table:table-cell table:style-name="ce7" table:formula="of:=VLOOKUP([.$G19];MapPal;3;0)" office:value-type="float" office:value="112" calcext:value-type="float">
            <text:p>112</text:p>
          </table:table-cell>
          <table:table-cell table:style-name="ce9" table:formula="of:=VLOOKUP([.$G19];MapPal;4;0)" office:value-type="float" office:value="108" calcext:value-type="float">
            <text:p>108</text:p>
          </table:table-cell>
          <table:table-cell table:style-name="ce11" table:formula="of:=VLOOKUP([.$G19];MapPal;5;0)" office:value-type="float" office:value="138" calcext:value-type="float">
            <text:p>138</text:p>
          </table:table-cell>
          <table:table-cell table:style-name="ce28"/>
          <table:table-cell/>
          <table:table-cell table:style-name="ce3" table:formula="of:=IFNA([.D19];un)" office:value-type="float" office:value="10" calcext:value-type="float">
            <text:p>10</text:p>
          </table:table-cell>
          <table:table-cell table:formula="of:=&quot;0x&quot;&amp;DEC2HEX([.M19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VLOOKUP([.A20];idToName;2; 0)" office:value-type="string" office:string-value="minecraft:forest_hills" calcext:value-type="string">
            <text:p>minecraft:forest_hills</text:p>
          </table:table-cell>
          <table:table-cell table:style-name="ce2" table:content-validation-name="val1" office:value-type="string" calcext:value-type="string">
            <text:p>Mountain</text:p>
          </table:table-cell>
          <table:table-cell table:style-name="ce3" table:formula="of:=VLOOKUP([.C20];BiomeC;2;0)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Fungus</text:p>
          </table:table-cell>
          <table:table-cell table:style-name="ce3" office:value-type="float" office:value="178" calcext:value-type="float">
            <text:p>178</text:p>
          </table:table-cell>
          <table:table-cell table:style-name="ce7" table:formula="of:=VLOOKUP([.$G20];MapPal;3;0)" office:value-type="float" office:value="135" calcext:value-type="float">
            <text:p>135</text:p>
          </table:table-cell>
          <table:table-cell table:style-name="ce9" table:formula="of:=VLOOKUP([.$G20];MapPal;4;0)" office:value-type="float" office:value="107" calcext:value-type="float">
            <text:p>107</text:p>
          </table:table-cell>
          <table:table-cell table:style-name="ce11" table:formula="of:=VLOOKUP([.$G20];MapPal;5;0)" office:value-type="float" office:value="98" calcext:value-type="float">
            <text:p>98</text:p>
          </table:table-cell>
          <table:table-cell table:style-name="ce29"/>
          <table:table-cell/>
          <table:table-cell table:style-name="ce3" table:formula="of:=IFNA([.D20];un)" office:value-type="float" office:value="25" calcext:value-type="float">
            <text:p>25</text:p>
          </table:table-cell>
          <table:table-cell table:formula="of:=&quot;0x&quot;&amp;DEC2HEX([.M20];2)&amp;&quot;,&quot;" office:value-type="string" office:string-value="0x19," calcext:value-type="string">
            <text:p>0x19,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VLOOKUP([.A21];idToName;2; 0)" office:value-type="string" office:string-value="minecraft:taiga_hills" calcext:value-type="string">
            <text:p>minecraft:taiga_hills</text:p>
          </table:table-cell>
          <table:table-cell table:style-name="ce2" table:content-validation-name="val1" office:value-type="string" calcext:value-type="string">
            <text:p>Mountain</text:p>
          </table:table-cell>
          <table:table-cell table:style-name="ce3" table:formula="of:=VLOOKUP([.C21];BiomeC;2;0)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Reserved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VLOOKUP([.$G21];MapPal;3;0)" office:value-type="float" office:value="0" calcext:value-type="float">
            <text:p>0</text:p>
          </table:table-cell>
          <table:table-cell table:style-name="ce9" table:formula="of:=VLOOKUP([.$G21];MapPal;4;0)" office:value-type="float" office:value="0" calcext:value-type="float">
            <text:p>0</text:p>
          </table:table-cell>
          <table:table-cell table:style-name="ce11" table:formula="of:=VLOOKUP([.$G21];MapPal;5;0)" office:value-type="float" office:value="0" calcext:value-type="float">
            <text:p>0</text:p>
          </table:table-cell>
          <table:table-cell table:style-name="ce12"/>
          <table:table-cell/>
          <table:table-cell table:style-name="ce3" table:formula="of:=IFNA([.D21];un)" office:value-type="float" office:value="25" calcext:value-type="float">
            <text:p>25</text:p>
          </table:table-cell>
          <table:table-cell table:formula="of:=&quot;0x&quot;&amp;DEC2HEX([.M21];2)&amp;&quot;,&quot;" office:value-type="string" office:string-value="0x19," calcext:value-type="string">
            <text:p>0x19,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VLOOKUP([.A22];idToName;2; 0)" office:value-type="string" office:string-value="minecraft:smaller_extreme_hills" calcext:value-type="string">
            <text:p>minecraft:smaller_extreme_hills</text:p>
          </table:table-cell>
          <table:table-cell table:style-name="ce2" table:content-validation-name="val1" office:value-type="string" calcext:value-type="string">
            <text:p>Mountain</text:p>
          </table:table-cell>
          <table:table-cell table:style-name="ce3" table:formula="of:=VLOOKUP([.C22];BiomeC;2;0)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Reserved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VLOOKUP([.$G22];MapPal;3;0)" office:value-type="float" office:value="0" calcext:value-type="float">
            <text:p>0</text:p>
          </table:table-cell>
          <table:table-cell table:style-name="ce9" table:formula="of:=VLOOKUP([.$G22];MapPal;4;0)" office:value-type="float" office:value="0" calcext:value-type="float">
            <text:p>0</text:p>
          </table:table-cell>
          <table:table-cell table:style-name="ce11" table:formula="of:=VLOOKUP([.$G22];MapPal;5;0)" office:value-type="float" office:value="0" calcext:value-type="float">
            <text:p>0</text:p>
          </table:table-cell>
          <table:table-cell table:style-name="ce12"/>
          <table:table-cell/>
          <table:table-cell table:style-name="ce3" table:formula="of:=IFNA([.D22];un)" office:value-type="float" office:value="25" calcext:value-type="float">
            <text:p>25</text:p>
          </table:table-cell>
          <table:table-cell table:formula="of:=&quot;0x&quot;&amp;DEC2HEX([.M22];2)&amp;&quot;,&quot;" office:value-type="string" office:string-value="0x19," calcext:value-type="string">
            <text:p>0x19,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VLOOKUP([.A23];idToName;2; 0)" office:value-type="string" office:string-value="minecraft:jungle" calcext:value-type="string">
            <text:p>minecraft:jungle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23];BiomeC;2;0)" office:value-type="float" office:value="111" calcext:value-type="float">
            <text:p>111</text:p>
          </table:table-cell>
          <table:table-cell/>
          <table:table-cell table:style-name="ce2" office:value-type="string" calcext:value-type="string">
            <text:p>Reserved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VLOOKUP([.$G23];MapPal;3;0)" office:value-type="float" office:value="0" calcext:value-type="float">
            <text:p>0</text:p>
          </table:table-cell>
          <table:table-cell table:style-name="ce9" table:formula="of:=VLOOKUP([.$G23];MapPal;4;0)" office:value-type="float" office:value="0" calcext:value-type="float">
            <text:p>0</text:p>
          </table:table-cell>
          <table:table-cell table:style-name="ce11" table:formula="of:=VLOOKUP([.$G23];MapPal;5;0)" office:value-type="float" office:value="0" calcext:value-type="float">
            <text:p>0</text:p>
          </table:table-cell>
          <table:table-cell table:style-name="ce12"/>
          <table:table-cell/>
          <table:table-cell table:style-name="ce3" table:formula="of:=IFNA([.D23];un)" office:value-type="float" office:value="111" calcext:value-type="float">
            <text:p>111</text:p>
          </table:table-cell>
          <table:table-cell table:formula="of:=&quot;0x&quot;&amp;DEC2HEX([.M23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VLOOKUP([.A24];idToName;2; 0)" office:value-type="string" office:string-value="minecraft:jungle_hills" calcext:value-type="string">
            <text:p>minecraft:jungle_hills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24];BiomeC;2;0)" office:value-type="float" office:value="111" calcext:value-type="float">
            <text:p>111</text:p>
          </table:table-cell>
          <table:table-cell/>
          <table:table-cell table:style-name="ce2" office:value-type="string" calcext:value-type="string">
            <text:p>Unknown</text:p>
          </table:table-cell>
          <table:table-cell table:style-name="ce3" office:value-type="float" office:value="195" calcext:value-type="float">
            <text:p>195</text:p>
          </table:table-cell>
          <table:table-cell table:style-name="ce7" table:formula="of:=VLOOKUP([.$G24];MapPal;3;0)" office:value-type="float" office:value="40" calcext:value-type="float">
            <text:p>40</text:p>
          </table:table-cell>
          <table:table-cell table:style-name="ce9" table:formula="of:=VLOOKUP([.$G24];MapPal;4;0)" office:value-type="float" office:value="26" calcext:value-type="float">
            <text:p>26</text:p>
          </table:table-cell>
          <table:table-cell table:style-name="ce11" table:formula="of:=VLOOKUP([.$G24];MapPal;5;0)" office:value-type="float" office:value="18" calcext:value-type="float">
            <text:p>18</text:p>
          </table:table-cell>
          <table:table-cell table:style-name="ce30"/>
          <table:table-cell/>
          <table:table-cell table:style-name="ce3" table:formula="of:=IFNA([.D24];un)" office:value-type="float" office:value="111" calcext:value-type="float">
            <text:p>111</text:p>
          </table:table-cell>
          <table:table-cell table:formula="of:=&quot;0x&quot;&amp;DEC2HEX([.M24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VLOOKUP([.A25];idToName;2; 0)" office:value-type="string" office:string-value="minecraft:jungle_edge" calcext:value-type="string">
            <text:p>minecraft:jungle_edge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25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25];un)" office:value-type="float" office:value="111" calcext:value-type="float">
            <text:p>111</text:p>
          </table:table-cell>
          <table:table-cell table:formula="of:=&quot;0x&quot;&amp;DEC2HEX([.M25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VLOOKUP([.A26];idToName;2; 0)" office:value-type="string" office:string-value="minecraft:deep_ocean" calcext:value-type="string">
            <text:p>minecraft:deep_ocean</text:p>
          </table:table-cell>
          <table:table-cell table:style-name="ce2" table:content-validation-name="val1" office:value-type="string" calcext:value-type="string">
            <text:p>Deep</text:p>
          </table:table-cell>
          <table:table-cell table:style-name="ce3" table:formula="of:=VLOOKUP([.C26];BiomeC;2;0)" office:value-type="float" office:value="156" calcext:value-type="float">
            <text:p>156</text:p>
          </table:table-cell>
          <table:table-cell table:number-columns-repeated="8"/>
          <table:table-cell table:style-name="ce3" table:formula="of:=IFNA([.D26];un)" office:value-type="float" office:value="156" calcext:value-type="float">
            <text:p>156</text:p>
          </table:table-cell>
          <table:table-cell table:formula="of:=&quot;0x&quot;&amp;DEC2HEX([.M26];2)&amp;&quot;,&quot;" office:value-type="string" office:string-value="0x9C," calcext:value-type="string">
            <text:p>0x9C,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VLOOKUP([.A27];idToName;2; 0)" office:value-type="string" office:string-value="minecraft:stone_beach" calcext:value-type="string">
            <text:p>minecraft:stone_beach</text:p>
          </table:table-cell>
          <table:table-cell table:style-name="ce2" table:content-validation-name="val1" office:value-type="string" calcext:value-type="string">
            <text:p>Beach</text:p>
          </table:table-cell>
          <table:table-cell table:style-name="ce3" table:formula="of:=VLOOKUP([.C27];BiomeC;2;0)" office:value-type="float" office:value="58" calcext:value-type="float">
            <text:p>58</text:p>
          </table:table-cell>
          <table:table-cell table:number-columns-repeated="8"/>
          <table:table-cell table:style-name="ce3" table:formula="of:=IFNA([.D27];un)" office:value-type="float" office:value="58" calcext:value-type="float">
            <text:p>58</text:p>
          </table:table-cell>
          <table:table-cell table:formula="of:=&quot;0x&quot;&amp;DEC2HEX([.M27];2)&amp;&quot;,&quot;" office:value-type="string" office:string-value="0x3A," calcext:value-type="string">
            <text:p>0x3A,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VLOOKUP([.A28];idToName;2; 0)" office:value-type="string" office:string-value="minecraft:cold_beach" calcext:value-type="string">
            <text:p>minecraft:cold_beach</text:p>
          </table:table-cell>
          <table:table-cell table:style-name="ce2" table:content-validation-name="val1" office:value-type="string" calcext:value-type="string">
            <text:p>Beach</text:p>
          </table:table-cell>
          <table:table-cell table:style-name="ce3" table:formula="of:=VLOOKUP([.C28];BiomeC;2;0)" office:value-type="float" office:value="58" calcext:value-type="float">
            <text:p>58</text:p>
          </table:table-cell>
          <table:table-cell table:number-columns-repeated="8"/>
          <table:table-cell table:style-name="ce3" table:formula="of:=IFNA([.D28];un)" office:value-type="float" office:value="58" calcext:value-type="float">
            <text:p>58</text:p>
          </table:table-cell>
          <table:table-cell table:formula="of:=&quot;0x&quot;&amp;DEC2HEX([.M28];2)&amp;&quot;,&quot;" office:value-type="string" office:string-value="0x3A," calcext:value-type="string">
            <text:p>0x3A,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VLOOKUP([.A29];idToName;2; 0)" office:value-type="string" office:string-value="minecraft:birch_forest" calcext:value-type="string">
            <text:p>minecraft:birch_forest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29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29];un)" office:value-type="float" office:value="166" calcext:value-type="float">
            <text:p>166</text:p>
          </table:table-cell>
          <table:table-cell table:formula="of:=&quot;0x&quot;&amp;DEC2HEX([.M29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VLOOKUP([.A30];idToName;2; 0)" office:value-type="string" office:string-value="minecraft:birch_forest_hills" calcext:value-type="string">
            <text:p>minecraft:birch_forest_hills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30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30];un)" office:value-type="float" office:value="166" calcext:value-type="float">
            <text:p>166</text:p>
          </table:table-cell>
          <table:table-cell table:formula="of:=&quot;0x&quot;&amp;DEC2HEX([.M30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VLOOKUP([.A31];idToName;2; 0)" office:value-type="string" office:string-value="minecraft:roofed_forest" calcext:value-type="string">
            <text:p>minecraft:roofed_forest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31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31];un)" office:value-type="float" office:value="166" calcext:value-type="float">
            <text:p>166</text:p>
          </table:table-cell>
          <table:table-cell table:formula="of:=&quot;0x&quot;&amp;DEC2HEX([.M31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VLOOKUP([.A32];idToName;2; 0)" office:value-type="string" office:string-value="minecraft:taiga_cold" calcext:value-type="string">
            <text:p>minecraft:taiga_cold</text:p>
          </table:table-cell>
          <table:table-cell table:style-name="ce2" table:content-validation-name="val1" office:value-type="string" calcext:value-type="string">
            <text:p>Ice</text:p>
          </table:table-cell>
          <table:table-cell table:style-name="ce3" table:formula="of:=VLOOKUP([.C32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32];un)" office:value-type="float" office:value="34" calcext:value-type="float">
            <text:p>34</text:p>
          </table:table-cell>
          <table:table-cell table:formula="of:=&quot;0x&quot;&amp;DEC2HEX([.M32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VLOOKUP([.A33];idToName;2; 0)" office:value-type="string" office:string-value="minecraft:taiga_cold_hills" calcext:value-type="string">
            <text:p>minecraft:taiga_cold_hills</text:p>
          </table:table-cell>
          <table:table-cell table:style-name="ce2" table:content-validation-name="val1" office:value-type="string" calcext:value-type="string">
            <text:p>Ice</text:p>
          </table:table-cell>
          <table:table-cell table:style-name="ce3" table:formula="of:=VLOOKUP([.C33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33];un)" office:value-type="float" office:value="34" calcext:value-type="float">
            <text:p>34</text:p>
          </table:table-cell>
          <table:table-cell table:formula="of:=&quot;0x&quot;&amp;DEC2HEX([.M33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VLOOKUP([.A34];idToName;2; 0)" office:value-type="string" office:string-value="minecraft:redwood_taiga" calcext:value-type="string">
            <text:p>minecraft:redwood_taiga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34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34];un)" office:value-type="float" office:value="166" calcext:value-type="float">
            <text:p>166</text:p>
          </table:table-cell>
          <table:table-cell table:formula="of:=&quot;0x&quot;&amp;DEC2HEX([.M34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VLOOKUP([.A35];idToName;2; 0)" office:value-type="string" office:string-value="minecraft:redwood_taiga_hills" calcext:value-type="string">
            <text:p>minecraft:redwood_taiga_hills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35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35];un)" office:value-type="float" office:value="166" calcext:value-type="float">
            <text:p>166</text:p>
          </table:table-cell>
          <table:table-cell table:formula="of:=&quot;0x&quot;&amp;DEC2HEX([.M35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VLOOKUP([.A36];idToName;2; 0)" office:value-type="string" office:string-value="minecraft:extreme_hills_with_trees" calcext:value-type="string">
            <text:p>minecraft:extreme_hills_with_trees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36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36];un)" office:value-type="float" office:value="166" calcext:value-type="float">
            <text:p>166</text:p>
          </table:table-cell>
          <table:table-cell table:formula="of:=&quot;0x&quot;&amp;DEC2HEX([.M36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VLOOKUP([.A37];idToName;2; 0)" office:value-type="string" office:string-value="minecraft:savanna" calcext:value-type="string">
            <text:p>minecraft:savanna</text:p>
          </table:table-cell>
          <table:table-cell table:style-name="ce2" table:content-validation-name="val1" office:value-type="string" calcext:value-type="string">
            <text:p>Dry</text:p>
          </table:table-cell>
          <table:table-cell table:style-name="ce3" table:formula="of:=VLOOKUP([.C37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37];un)" office:value-type="float" office:value="162" calcext:value-type="float">
            <text:p>162</text:p>
          </table:table-cell>
          <table:table-cell table:formula="of:=&quot;0x&quot;&amp;DEC2HEX([.M37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VLOOKUP([.A38];idToName;2; 0)" office:value-type="string" office:string-value="minecraft:savanna_rock" calcext:value-type="string">
            <text:p>minecraft:savanna_rock</text:p>
          </table:table-cell>
          <table:table-cell table:style-name="ce2" table:content-validation-name="val1" office:value-type="string" calcext:value-type="string">
            <text:p>Dry</text:p>
          </table:table-cell>
          <table:table-cell table:style-name="ce3" table:formula="of:=VLOOKUP([.C38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38];un)" office:value-type="float" office:value="162" calcext:value-type="float">
            <text:p>162</text:p>
          </table:table-cell>
          <table:table-cell table:formula="of:=&quot;0x&quot;&amp;DEC2HEX([.M38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VLOOKUP([.A39];idToName;2; 0)" office:value-type="string" office:string-value="minecraft:mesa" calcext:value-type="string">
            <text:p>minecraft:mesa</text:p>
          </table:table-cell>
          <table:table-cell table:style-name="ce2" table:content-validation-name="val1" office:value-type="string" calcext:value-type="string">
            <text:p>Desert</text:p>
          </table:table-cell>
          <table:table-cell table:style-name="ce3" table:formula="of:=VLOOKUP([.C39];BiomeC;2;0)" office:value-type="float" office:value="10" calcext:value-type="float">
            <text:p>10</text:p>
          </table:table-cell>
          <table:table-cell table:number-columns-repeated="8"/>
          <table:table-cell table:style-name="ce3" table:formula="of:=IFNA([.D39];un)" office:value-type="float" office:value="10" calcext:value-type="float">
            <text:p>10</text:p>
          </table:table-cell>
          <table:table-cell table:formula="of:=&quot;0x&quot;&amp;DEC2HEX([.M39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VLOOKUP([.A40];idToName;2; 0)" office:value-type="string" office:string-value="minecraft:mesa_rock" calcext:value-type="string">
            <text:p>minecraft:mesa_rock</text:p>
          </table:table-cell>
          <table:table-cell table:style-name="ce2" table:content-validation-name="val1" office:value-type="string" calcext:value-type="string">
            <text:p>Desert</text:p>
          </table:table-cell>
          <table:table-cell table:style-name="ce3" table:formula="of:=VLOOKUP([.C40];BiomeC;2;0)" office:value-type="float" office:value="10" calcext:value-type="float">
            <text:p>10</text:p>
          </table:table-cell>
          <table:table-cell table:number-columns-repeated="8"/>
          <table:table-cell table:style-name="ce3" table:formula="of:=IFNA([.D40];un)" office:value-type="float" office:value="10" calcext:value-type="float">
            <text:p>10</text:p>
          </table:table-cell>
          <table:table-cell table:formula="of:=&quot;0x&quot;&amp;DEC2HEX([.M40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VLOOKUP([.A41];idToName;2; 0)" office:value-type="string" office:string-value="minecraft:mesa_clear_rock" calcext:value-type="string">
            <text:p>minecraft:mesa_clear_rock</text:p>
          </table:table-cell>
          <table:table-cell table:style-name="ce2" table:content-validation-name="val1" office:value-type="string" calcext:value-type="string">
            <text:p>Desert</text:p>
          </table:table-cell>
          <table:table-cell table:style-name="ce3" table:formula="of:=VLOOKUP([.C41];BiomeC;2;0)" office:value-type="float" office:value="10" calcext:value-type="float">
            <text:p>10</text:p>
          </table:table-cell>
          <table:table-cell table:number-columns-repeated="8"/>
          <table:table-cell table:style-name="ce3" table:formula="of:=IFNA([.D41];un)" office:value-type="float" office:value="10" calcext:value-type="float">
            <text:p>10</text:p>
          </table:table-cell>
          <table:table-cell table:formula="of:=&quot;0x&quot;&amp;DEC2HEX([.M41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VLOOKUP([.A42];idToName;2; 0)" office:value-type="string" office:string-value="biomesoplenty:gravel_beach" calcext:value-type="string">
            <text:p>biomesoplenty:gravel_beach</text:p>
          </table:table-cell>
          <table:table-cell table:style-name="ce2" table:content-validation-name="val1" office:value-type="string" calcext:value-type="string">
            <text:p>Beach</text:p>
          </table:table-cell>
          <table:table-cell table:style-name="ce3" table:formula="of:=VLOOKUP([.C42];BiomeC;2;0)" office:value-type="float" office:value="58" calcext:value-type="float">
            <text:p>58</text:p>
          </table:table-cell>
          <table:table-cell table:number-columns-repeated="8"/>
          <table:table-cell table:style-name="ce3" table:formula="of:=IFNA([.D42];un)" office:value-type="float" office:value="58" calcext:value-type="float">
            <text:p>58</text:p>
          </table:table-cell>
          <table:table-cell table:formula="of:=&quot;0x&quot;&amp;DEC2HEX([.M42];2)&amp;&quot;,&quot;" office:value-type="string" office:string-value="0x3A," calcext:value-type="string">
            <text:p>0x3A,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VLOOKUP([.A43];idToName;2; 0)" office:value-type="string" office:string-value="biomesoplenty:white_beach" calcext:value-type="string">
            <text:p>biomesoplenty:white_beach</text:p>
          </table:table-cell>
          <table:table-cell table:style-name="ce2" table:content-validation-name="val1" office:value-type="string" calcext:value-type="string">
            <text:p>Beach</text:p>
          </table:table-cell>
          <table:table-cell table:style-name="ce3" table:formula="of:=VLOOKUP([.C43];BiomeC;2;0)" office:value-type="float" office:value="58" calcext:value-type="float">
            <text:p>58</text:p>
          </table:table-cell>
          <table:table-cell table:number-columns-repeated="8"/>
          <table:table-cell table:style-name="ce3" table:formula="of:=IFNA([.D43];un)" office:value-type="float" office:value="58" calcext:value-type="float">
            <text:p>58</text:p>
          </table:table-cell>
          <table:table-cell table:formula="of:=&quot;0x&quot;&amp;DEC2HEX([.M43];2)&amp;&quot;,&quot;" office:value-type="string" office:string-value="0x3A," calcext:value-type="string">
            <text:p>0x3A,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VLOOKUP([.A44];idToName;2; 0)" office:value-type="string" office:string-value="biomesoplenty:origin_beach" calcext:value-type="string">
            <text:p>biomesoplenty:origin_beach</text:p>
          </table:table-cell>
          <table:table-cell table:style-name="ce2" table:content-validation-name="val1" office:value-type="string" calcext:value-type="string">
            <text:p>Beach</text:p>
          </table:table-cell>
          <table:table-cell table:style-name="ce3" table:formula="of:=VLOOKUP([.C44];BiomeC;2;0)" office:value-type="float" office:value="58" calcext:value-type="float">
            <text:p>58</text:p>
          </table:table-cell>
          <table:table-cell table:number-columns-repeated="8"/>
          <table:table-cell table:style-name="ce3" table:formula="of:=IFNA([.D44];un)" office:value-type="float" office:value="58" calcext:value-type="float">
            <text:p>58</text:p>
          </table:table-cell>
          <table:table-cell table:formula="of:=&quot;0x&quot;&amp;DEC2HEX([.M44];2)&amp;&quot;,&quot;" office:value-type="string" office:string-value="0x3A," calcext:value-type="string">
            <text:p>0x3A,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VLOOKUP([.A45];idToName;2; 0)" office:value-type="string" office:string-value="biomesoplenty:alps" calcext:value-type="string">
            <text:p>biomesoplenty:alps</text:p>
          </table:table-cell>
          <table:table-cell table:style-name="ce2" table:content-validation-name="val1" office:value-type="string" calcext:value-type="string">
            <text:p>Ice</text:p>
          </table:table-cell>
          <table:table-cell table:style-name="ce3" table:formula="of:=VLOOKUP([.C45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45];un)" office:value-type="float" office:value="34" calcext:value-type="float">
            <text:p>34</text:p>
          </table:table-cell>
          <table:table-cell table:formula="of:=&quot;0x&quot;&amp;DEC2HEX([.M45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VLOOKUP([.A46];idToName;2; 0)" office:value-type="string" office:string-value="biomesoplenty:bamboo_forest" calcext:value-type="string">
            <text:p>biomesoplenty:bamboo_forest</text:p>
          </table:table-cell>
          <table:table-cell table:style-name="ce2" table:content-validation-name="val1" office:value-type="string" calcext:value-type="string">
            <text:p>Bamboo</text:p>
          </table:table-cell>
          <table:table-cell table:style-name="ce3" table:formula="of:=VLOOKUP([.C46];BiomeC;2;0)" office:value-type="float" office:value="78" calcext:value-type="float">
            <text:p>78</text:p>
          </table:table-cell>
          <table:table-cell table:number-columns-repeated="8"/>
          <table:table-cell table:style-name="ce3" table:formula="of:=IFNA([.D46];un)" office:value-type="float" office:value="78" calcext:value-type="float">
            <text:p>78</text:p>
          </table:table-cell>
          <table:table-cell table:formula="of:=&quot;0x&quot;&amp;DEC2HEX([.M46];2)&amp;&quot;,&quot;" office:value-type="string" office:string-value="0x4E," calcext:value-type="string">
            <text:p>0x4E,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VLOOKUP([.A47];idToName;2; 0)" office:value-type="string" office:string-value="biomesoplenty:bayou" calcext:value-type="string">
            <text:p>biomesoplenty:bayou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47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47];un)" office:value-type="float" office:value="111" calcext:value-type="float">
            <text:p>111</text:p>
          </table:table-cell>
          <table:table-cell table:formula="of:=&quot;0x&quot;&amp;DEC2HEX([.M47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VLOOKUP([.A48];idToName;2; 0)" office:value-type="string" office:string-value="biomesoplenty:bog" calcext:value-type="string">
            <text:p>biomesoplenty:bog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48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48];un)" office:value-type="float" office:value="111" calcext:value-type="float">
            <text:p>111</text:p>
          </table:table-cell>
          <table:table-cell table:formula="of:=&quot;0x&quot;&amp;DEC2HEX([.M48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VLOOKUP([.A49];idToName;2; 0)" office:value-type="string" office:string-value="biomesoplenty:boreal_forest" calcext:value-type="string">
            <text:p>biomesoplenty:boreal_forest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49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49];un)" office:value-type="float" office:value="166" calcext:value-type="float">
            <text:p>166</text:p>
          </table:table-cell>
          <table:table-cell table:formula="of:=&quot;0x&quot;&amp;DEC2HEX([.M49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VLOOKUP([.A50];idToName;2; 0)" office:value-type="string" office:string-value="biomesoplenty:brushland" calcext:value-type="string">
            <text:p>biomesoplenty:brushland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50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50];un)" office:value-type="float" office:value="120" calcext:value-type="float">
            <text:p>120</text:p>
          </table:table-cell>
          <table:table-cell table:formula="of:=&quot;0x&quot;&amp;DEC2HEX([.M50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VLOOKUP([.A51];idToName;2; 0)" office:value-type="string" office:string-value="biomesoplenty:chaparral" calcext:value-type="string">
            <text:p>biomesoplenty:chaparral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51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51];un)" office:value-type="float" office:value="120" calcext:value-type="float">
            <text:p>120</text:p>
          </table:table-cell>
          <table:table-cell table:formula="of:=&quot;0x&quot;&amp;DEC2HEX([.M51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VLOOKUP([.A52];idToName;2; 0)" office:value-type="string" office:string-value="biomesoplenty:cherry_blossom_grove" calcext:value-type="string">
            <text:p>biomesoplenty:cherry_blossom_grove</text:p>
          </table:table-cell>
          <table:table-cell table:style-name="ce2" table:content-validation-name="val1" office:value-type="string" calcext:value-type="string">
            <text:p>Cherry</text:p>
          </table:table-cell>
          <table:table-cell table:style-name="ce3" table:formula="of:=VLOOKUP([.C52];BiomeC;2;0)" office:value-type="float" office:value="82" calcext:value-type="float">
            <text:p>82</text:p>
          </table:table-cell>
          <table:table-cell table:number-columns-repeated="8"/>
          <table:table-cell table:style-name="ce3" table:formula="of:=IFNA([.D52];un)" office:value-type="float" office:value="82" calcext:value-type="float">
            <text:p>82</text:p>
          </table:table-cell>
          <table:table-cell table:formula="of:=&quot;0x&quot;&amp;DEC2HEX([.M52];2)&amp;&quot;,&quot;" office:value-type="string" office:string-value="0x52," calcext:value-type="string">
            <text:p>0x52,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VLOOKUP([.A53];idToName;2; 0)" office:value-type="string" office:string-value="biomesoplenty:cold_desert" calcext:value-type="string">
            <text:p>biomesoplenty:cold_desert</text:p>
          </table:table-cell>
          <table:table-cell table:style-name="ce2" table:content-validation-name="val1" office:value-type="string" calcext:value-type="string">
            <text:p>Desert</text:p>
          </table:table-cell>
          <table:table-cell table:style-name="ce3" table:formula="of:=VLOOKUP([.C53];BiomeC;2;0)" office:value-type="float" office:value="10" calcext:value-type="float">
            <text:p>10</text:p>
          </table:table-cell>
          <table:table-cell table:number-columns-repeated="8"/>
          <table:table-cell table:style-name="ce3" table:formula="of:=IFNA([.D53];un)" office:value-type="float" office:value="10" calcext:value-type="float">
            <text:p>10</text:p>
          </table:table-cell>
          <table:table-cell table:formula="of:=&quot;0x&quot;&amp;DEC2HEX([.M53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VLOOKUP([.A54];idToName;2; 0)" office:value-type="string" office:string-value="biomesoplenty:coniferous_forest" calcext:value-type="string">
            <text:p>biomesoplenty:coniferous_forest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54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54];un)" office:value-type="float" office:value="166" calcext:value-type="float">
            <text:p>166</text:p>
          </table:table-cell>
          <table:table-cell table:formula="of:=&quot;0x&quot;&amp;DEC2HEX([.M54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VLOOKUP([.A55];idToName;2; 0)" office:value-type="string" office:string-value="biomesoplenty:crag" calcext:value-type="string">
            <text:p>biomesoplenty:crag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55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55];un)" office:value-type="float" office:value="120" calcext:value-type="float">
            <text:p>120</text:p>
          </table:table-cell>
          <table:table-cell table:formula="of:=&quot;0x&quot;&amp;DEC2HEX([.M55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VLOOKUP([.A56];idToName;2; 0)" office:value-type="string" office:string-value="biomesoplenty:dead_forest" calcext:value-type="string">
            <text:p>biomesoplenty:dead_forest</text:p>
          </table:table-cell>
          <table:table-cell table:style-name="ce2" table:content-validation-name="val1" office:value-type="string" calcext:value-type="string">
            <text:p>Dry</text:p>
          </table:table-cell>
          <table:table-cell table:style-name="ce3" table:formula="of:=VLOOKUP([.C56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56];un)" office:value-type="float" office:value="162" calcext:value-type="float">
            <text:p>162</text:p>
          </table:table-cell>
          <table:table-cell table:formula="of:=&quot;0x&quot;&amp;DEC2HEX([.M56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VLOOKUP([.A57];idToName;2; 0)" office:value-type="string" office:string-value="biomesoplenty:dead_swamp" calcext:value-type="string">
            <text:p>biomesoplenty:dead_swamp</text:p>
          </table:table-cell>
          <table:table-cell table:style-name="ce2" table:content-validation-name="val1" office:value-type="string" calcext:value-type="string">
            <text:p>Dark</text:p>
          </table:table-cell>
          <table:table-cell table:style-name="ce3" table:formula="of:=VLOOKUP([.C57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57];un)" office:value-type="float" office:value="199" calcext:value-type="float">
            <text:p>199</text:p>
          </table:table-cell>
          <table:table-cell table:formula="of:=&quot;0x&quot;&amp;DEC2HEX([.M57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VLOOKUP([.A58];idToName;2; 0)" office:value-type="string" office:string-value="biomesoplenty:eucalyptus_forest" calcext:value-type="string">
            <text:p>biomesoplenty:eucalyptus_forest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58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58];un)" office:value-type="float" office:value="166" calcext:value-type="float">
            <text:p>166</text:p>
          </table:table-cell>
          <table:table-cell table:formula="of:=&quot;0x&quot;&amp;DEC2HEX([.M58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VLOOKUP([.A59];idToName;2; 0)" office:value-type="string" office:string-value="biomesoplenty:fen" calcext:value-type="string">
            <text:p>biomesoplenty:fen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59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59];un)" office:value-type="float" office:value="120" calcext:value-type="float">
            <text:p>120</text:p>
          </table:table-cell>
          <table:table-cell table:formula="of:=&quot;0x&quot;&amp;DEC2HEX([.M59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VLOOKUP([.A60];idToName;2; 0)" office:value-type="string" office:string-value="biomesoplenty:flower_field" calcext:value-type="string">
            <text:p>biomesoplenty:flower_field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60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60];un)" office:value-type="float" office:value="120" calcext:value-type="float">
            <text:p>120</text:p>
          </table:table-cell>
          <table:table-cell table:formula="of:=&quot;0x&quot;&amp;DEC2HEX([.M60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VLOOKUP([.A61];idToName;2; 0)" office:value-type="string" office:string-value="biomesoplenty:grassland" calcext:value-type="string">
            <text:p>biomesoplenty:grassland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61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61];un)" office:value-type="float" office:value="120" calcext:value-type="float">
            <text:p>120</text:p>
          </table:table-cell>
          <table:table-cell table:formula="of:=&quot;0x&quot;&amp;DEC2HEX([.M61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VLOOKUP([.A62];idToName;2; 0)" office:value-type="string" office:string-value="biomesoplenty:grove" calcext:value-type="string">
            <text:p>biomesoplenty:grove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62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62];un)" office:value-type="float" office:value="120" calcext:value-type="float">
            <text:p>120</text:p>
          </table:table-cell>
          <table:table-cell table:formula="of:=&quot;0x&quot;&amp;DEC2HEX([.M62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VLOOKUP([.A63];idToName;2; 0)" office:value-type="string" office:string-value="biomesoplenty:highland" calcext:value-type="string">
            <text:p>biomesoplenty:highland</text:p>
          </table:table-cell>
          <table:table-cell table:style-name="ce2" table:content-validation-name="val1" office:value-type="string" calcext:value-type="string">
            <text:p>Mountain</text:p>
          </table:table-cell>
          <table:table-cell table:style-name="ce3" table:formula="of:=VLOOKUP([.C63];BiomeC;2;0)" office:value-type="float" office:value="25" calcext:value-type="float">
            <text:p>25</text:p>
          </table:table-cell>
          <table:table-cell table:number-columns-repeated="8"/>
          <table:table-cell table:style-name="ce3" table:formula="of:=IFNA([.D63];un)" office:value-type="float" office:value="25" calcext:value-type="float">
            <text:p>25</text:p>
          </table:table-cell>
          <table:table-cell table:formula="of:=&quot;0x&quot;&amp;DEC2HEX([.M63];2)&amp;&quot;,&quot;" office:value-type="string" office:string-value="0x19," calcext:value-type="string">
            <text:p>0x19,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VLOOKUP([.A64];idToName;2; 0)" office:value-type="string" office:string-value="biomesoplenty:land_of_lakes" calcext:value-type="string">
            <text:p>biomesoplenty:land_of_lakes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64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64];un)" office:value-type="float" office:value="111" calcext:value-type="float">
            <text:p>111</text:p>
          </table:table-cell>
          <table:table-cell table:formula="of:=&quot;0x&quot;&amp;DEC2HEX([.M64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VLOOKUP([.A65];idToName;2; 0)" office:value-type="string" office:string-value="biomesoplenty:lavender_fields" calcext:value-type="string">
            <text:p>biomesoplenty:lavender_fields</text:p>
          </table:table-cell>
          <table:table-cell table:style-name="ce2" table:content-validation-name="val1" office:value-type="string" calcext:value-type="string">
            <text:p>Lavender</text:p>
          </table:table-cell>
          <table:table-cell table:style-name="ce3" table:formula="of:=VLOOKUP([.C65];BiomeC;2;0)" office:value-type="float" office:value="66" calcext:value-type="float">
            <text:p>66</text:p>
          </table:table-cell>
          <table:table-cell table:number-columns-repeated="8"/>
          <table:table-cell table:style-name="ce3" table:formula="of:=IFNA([.D65];un)" office:value-type="float" office:value="66" calcext:value-type="float">
            <text:p>66</text:p>
          </table:table-cell>
          <table:table-cell table:formula="of:=&quot;0x&quot;&amp;DEC2HEX([.M65];2)&amp;&quot;,&quot;" office:value-type="string" office:string-value="0x42," calcext:value-type="string">
            <text:p>0x42,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VLOOKUP([.A66];idToName;2; 0)" office:value-type="string" office:string-value="biomesoplenty:lush_desert" calcext:value-type="string">
            <text:p>biomesoplenty:lush_desert</text:p>
          </table:table-cell>
          <table:table-cell table:style-name="ce2" table:content-validation-name="val1" office:value-type="string" calcext:value-type="string">
            <text:p>Desert</text:p>
          </table:table-cell>
          <table:table-cell table:style-name="ce3" table:formula="of:=VLOOKUP([.C66];BiomeC;2;0)" office:value-type="float" office:value="10" calcext:value-type="float">
            <text:p>10</text:p>
          </table:table-cell>
          <table:table-cell table:number-columns-repeated="8"/>
          <table:table-cell table:style-name="ce3" table:formula="of:=IFNA([.D66];un)" office:value-type="float" office:value="10" calcext:value-type="float">
            <text:p>10</text:p>
          </table:table-cell>
          <table:table-cell table:formula="of:=&quot;0x&quot;&amp;DEC2HEX([.M66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VLOOKUP([.A67];idToName;2; 0)" office:value-type="string" office:string-value="biomesoplenty:lush_swamp" calcext:value-type="string">
            <text:p>biomesoplenty:lush_swamp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67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67];un)" office:value-type="float" office:value="111" calcext:value-type="float">
            <text:p>111</text:p>
          </table:table-cell>
          <table:table-cell table:formula="of:=&quot;0x&quot;&amp;DEC2HEX([.M67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VLOOKUP([.A68];idToName;2; 0)" office:value-type="string" office:string-value="biomesoplenty:mangrove" calcext:value-type="string">
            <text:p>biomesoplenty:mangrove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68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68];un)" office:value-type="float" office:value="111" calcext:value-type="float">
            <text:p>111</text:p>
          </table:table-cell>
          <table:table-cell table:formula="of:=&quot;0x&quot;&amp;DEC2HEX([.M68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VLOOKUP([.A69];idToName;2; 0)" office:value-type="string" office:string-value="biomesoplenty:maple_woods" calcext:value-type="string">
            <text:p>biomesoplenty:maple_woods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69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69];un)" office:value-type="float" office:value="166" calcext:value-type="float">
            <text:p>166</text:p>
          </table:table-cell>
          <table:table-cell table:formula="of:=&quot;0x&quot;&amp;DEC2HEX([.M69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VLOOKUP([.A70];idToName;2; 0)" office:value-type="string" office:string-value="biomesoplenty:marsh" calcext:value-type="string">
            <text:p>biomesoplenty:marsh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70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70];un)" office:value-type="float" office:value="111" calcext:value-type="float">
            <text:p>111</text:p>
          </table:table-cell>
          <table:table-cell table:formula="of:=&quot;0x&quot;&amp;DEC2HEX([.M70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VLOOKUP([.A71];idToName;2; 0)" office:value-type="string" office:string-value="biomesoplenty:meadow" calcext:value-type="string">
            <text:p>biomesoplenty:meadow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71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71];un)" office:value-type="float" office:value="120" calcext:value-type="float">
            <text:p>120</text:p>
          </table:table-cell>
          <table:table-cell table:formula="of:=&quot;0x&quot;&amp;DEC2HEX([.M71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VLOOKUP([.A72];idToName;2; 0)" office:value-type="string" office:string-value="biomesoplenty:moor" calcext:value-type="string">
            <text:p>biomesoplenty:moor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72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72];un)" office:value-type="float" office:value="120" calcext:value-type="float">
            <text:p>120</text:p>
          </table:table-cell>
          <table:table-cell table:formula="of:=&quot;0x&quot;&amp;DEC2HEX([.M72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VLOOKUP([.A73];idToName;2; 0)" office:value-type="string" office:string-value="biomesoplenty:mountain" calcext:value-type="string">
            <text:p>biomesoplenty:mountain</text:p>
          </table:table-cell>
          <table:table-cell table:style-name="ce2" table:content-validation-name="val1" office:value-type="string" calcext:value-type="string">
            <text:p>Mountain</text:p>
          </table:table-cell>
          <table:table-cell table:style-name="ce3" table:formula="of:=VLOOKUP([.C73];BiomeC;2;0)" office:value-type="float" office:value="25" calcext:value-type="float">
            <text:p>25</text:p>
          </table:table-cell>
          <table:table-cell table:number-columns-repeated="8"/>
          <table:table-cell table:style-name="ce3" table:formula="of:=IFNA([.D73];un)" office:value-type="float" office:value="25" calcext:value-type="float">
            <text:p>25</text:p>
          </table:table-cell>
          <table:table-cell table:formula="of:=&quot;0x&quot;&amp;DEC2HEX([.M73];2)&amp;&quot;,&quot;" office:value-type="string" office:string-value="0x19," calcext:value-type="string">
            <text:p>0x19,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VLOOKUP([.A74];idToName;2; 0)" office:value-type="string" office:string-value="biomesoplenty:mystic_grove" calcext:value-type="string">
            <text:p>biomesoplenty:mystic_grove</text:p>
          </table:table-cell>
          <table:table-cell table:style-name="ce2" table:content-validation-name="val1" office:value-type="string" calcext:value-type="string">
            <text:p>Mystic</text:p>
          </table:table-cell>
          <table:table-cell table:style-name="ce3" table:formula="of:=VLOOKUP([.C74];BiomeC;2;0)" office:value-type="float" office:value="126" calcext:value-type="float">
            <text:p>126</text:p>
          </table:table-cell>
          <table:table-cell table:number-columns-repeated="8"/>
          <table:table-cell table:style-name="ce3" table:formula="of:=IFNA([.D74];un)" office:value-type="float" office:value="126" calcext:value-type="float">
            <text:p>126</text:p>
          </table:table-cell>
          <table:table-cell table:formula="of:=&quot;0x&quot;&amp;DEC2HEX([.M74];2)&amp;&quot;,&quot;" office:value-type="string" office:string-value="0x7E," calcext:value-type="string">
            <text:p>0x7E,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VLOOKUP([.A75];idToName;2; 0)" office:value-type="string" office:string-value="biomesoplenty:ominous_woods" calcext:value-type="string">
            <text:p>biomesoplenty:ominous_woods</text:p>
          </table:table-cell>
          <table:table-cell table:style-name="ce2" table:content-validation-name="val1" office:value-type="string" calcext:value-type="string">
            <text:p>Dark</text:p>
          </table:table-cell>
          <table:table-cell table:style-name="ce3" table:formula="of:=VLOOKUP([.C75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75];un)" office:value-type="float" office:value="199" calcext:value-type="float">
            <text:p>199</text:p>
          </table:table-cell>
          <table:table-cell table:formula="of:=&quot;0x&quot;&amp;DEC2HEX([.M75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VLOOKUP([.A76];idToName;2; 0)" office:value-type="string" office:string-value="biomesoplenty:orchard" calcext:value-type="string">
            <text:p>biomesoplenty:orchard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76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76];un)" office:value-type="float" office:value="166" calcext:value-type="float">
            <text:p>166</text:p>
          </table:table-cell>
          <table:table-cell table:formula="of:=&quot;0x&quot;&amp;DEC2HEX([.M76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VLOOKUP([.A77];idToName;2; 0)" office:value-type="string" office:string-value="biomesoplenty:outback" calcext:value-type="string">
            <text:p>biomesoplenty:outback</text:p>
          </table:table-cell>
          <table:table-cell table:style-name="ce2" table:content-validation-name="val1" office:value-type="string" calcext:value-type="string">
            <text:p>Desert</text:p>
          </table:table-cell>
          <table:table-cell table:style-name="ce3" table:formula="of:=VLOOKUP([.C77];BiomeC;2;0)" office:value-type="float" office:value="10" calcext:value-type="float">
            <text:p>10</text:p>
          </table:table-cell>
          <table:table-cell table:number-columns-repeated="8"/>
          <table:table-cell table:style-name="ce3" table:formula="of:=IFNA([.D77];un)" office:value-type="float" office:value="10" calcext:value-type="float">
            <text:p>10</text:p>
          </table:table-cell>
          <table:table-cell table:formula="of:=&quot;0x&quot;&amp;DEC2HEX([.M77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VLOOKUP([.A78];idToName;2; 0)" office:value-type="string" office:string-value="biomesoplenty:overgrown_cliffs" calcext:value-type="string">
            <text:p>biomesoplenty:overgrown_cliffs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78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78];un)" office:value-type="float" office:value="166" calcext:value-type="float">
            <text:p>166</text:p>
          </table:table-cell>
          <table:table-cell table:formula="of:=&quot;0x&quot;&amp;DEC2HEX([.M78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VLOOKUP([.A79];idToName;2; 0)" office:value-type="string" office:string-value="biomesoplenty:prairie" calcext:value-type="string">
            <text:p>biomesoplenty:prairie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79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79];un)" office:value-type="float" office:value="120" calcext:value-type="float">
            <text:p>120</text:p>
          </table:table-cell>
          <table:table-cell table:formula="of:=&quot;0x&quot;&amp;DEC2HEX([.M79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VLOOKUP([.A80];idToName;2; 0)" office:value-type="string" office:string-value="biomesoplenty:quagmire" calcext:value-type="string">
            <text:p>biomesoplenty:quagmire</text:p>
          </table:table-cell>
          <table:table-cell table:style-name="ce2" table:content-validation-name="val1" office:value-type="string" calcext:value-type="string">
            <text:p>Dark</text:p>
          </table:table-cell>
          <table:table-cell table:style-name="ce3" table:formula="of:=VLOOKUP([.C80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80];un)" office:value-type="float" office:value="199" calcext:value-type="float">
            <text:p>199</text:p>
          </table:table-cell>
          <table:table-cell table:formula="of:=&quot;0x&quot;&amp;DEC2HEX([.M80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VLOOKUP([.A81];idToName;2; 0)" office:value-type="string" office:string-value="biomesoplenty:rainforest" calcext:value-type="string">
            <text:p>biomesoplenty:rainforest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81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81];un)" office:value-type="float" office:value="111" calcext:value-type="float">
            <text:p>111</text:p>
          </table:table-cell>
          <table:table-cell table:formula="of:=&quot;0x&quot;&amp;DEC2HEX([.M81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VLOOKUP([.A82];idToName;2; 0)" office:value-type="string" office:string-value="biomesoplenty:redwood_forest" calcext:value-type="string">
            <text:p>biomesoplenty:redwood_forest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82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82];un)" office:value-type="float" office:value="166" calcext:value-type="float">
            <text:p>166</text:p>
          </table:table-cell>
          <table:table-cell table:formula="of:=&quot;0x&quot;&amp;DEC2HEX([.M82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VLOOKUP([.A83];idToName;2; 0)" office:value-type="string" office:string-value="biomesoplenty:sacred_springs" calcext:value-type="string">
            <text:p>biomesoplenty:sacred_springs</text:p>
          </table:table-cell>
          <table:table-cell table:style-name="ce2" table:content-validation-name="val1" office:value-type="string" calcext:value-type="string">
            <text:p>Mystic</text:p>
          </table:table-cell>
          <table:table-cell table:style-name="ce3" table:formula="of:=VLOOKUP([.C83];BiomeC;2;0)" office:value-type="float" office:value="126" calcext:value-type="float">
            <text:p>126</text:p>
          </table:table-cell>
          <table:table-cell table:number-columns-repeated="8"/>
          <table:table-cell table:style-name="ce3" table:formula="of:=IFNA([.D83];un)" office:value-type="float" office:value="126" calcext:value-type="float">
            <text:p>126</text:p>
          </table:table-cell>
          <table:table-cell table:formula="of:=&quot;0x&quot;&amp;DEC2HEX([.M83];2)&amp;&quot;,&quot;" office:value-type="string" office:string-value="0x7E," calcext:value-type="string">
            <text:p>0x7E,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VLOOKUP([.A84];idToName;2; 0)" office:value-type="string" office:string-value="biomesoplenty:seasonal_forest" calcext:value-type="string">
            <text:p>biomesoplenty:seasonal_forest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84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84];un)" office:value-type="float" office:value="166" calcext:value-type="float">
            <text:p>166</text:p>
          </table:table-cell>
          <table:table-cell table:formula="of:=&quot;0x&quot;&amp;DEC2HEX([.M84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VLOOKUP([.A85];idToName;2; 0)" office:value-type="string" office:string-value="biomesoplenty:shield" calcext:value-type="string">
            <text:p>biomesoplenty:shield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85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85];un)" office:value-type="float" office:value="120" calcext:value-type="float">
            <text:p>120</text:p>
          </table:table-cell>
          <table:table-cell table:formula="of:=&quot;0x&quot;&amp;DEC2HEX([.M85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VLOOKUP([.A86];idToName;2; 0)" office:value-type="string" office:string-value="biomesoplenty:shrubland" calcext:value-type="string">
            <text:p>biomesoplenty:shrubland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86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86];un)" office:value-type="float" office:value="120" calcext:value-type="float">
            <text:p>120</text:p>
          </table:table-cell>
          <table:table-cell table:formula="of:=&quot;0x&quot;&amp;DEC2HEX([.M86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VLOOKUP([.A87];idToName;2; 0)" office:value-type="string" office:string-value="biomesoplenty:snowy_coniferous_forest" calcext:value-type="string">
            <text:p>biomesoplenty:snowy_coniferous_forest</text:p>
          </table:table-cell>
          <table:table-cell table:style-name="ce2" table:content-validation-name="val1" office:value-type="string" calcext:value-type="string">
            <text:p>Ice</text:p>
          </table:table-cell>
          <table:table-cell table:style-name="ce3" table:formula="of:=VLOOKUP([.C87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87];un)" office:value-type="float" office:value="34" calcext:value-type="float">
            <text:p>34</text:p>
          </table:table-cell>
          <table:table-cell table:formula="of:=&quot;0x&quot;&amp;DEC2HEX([.M87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VLOOKUP([.A88];idToName;2; 0)" office:value-type="string" office:string-value="biomesoplenty:snowy_forest" calcext:value-type="string">
            <text:p>biomesoplenty:snowy_forest</text:p>
          </table:table-cell>
          <table:table-cell table:style-name="ce2" table:content-validation-name="val1" office:value-type="string" calcext:value-type="string">
            <text:p>Ice</text:p>
          </table:table-cell>
          <table:table-cell table:style-name="ce3" table:formula="of:=VLOOKUP([.C88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88];un)" office:value-type="float" office:value="34" calcext:value-type="float">
            <text:p>34</text:p>
          </table:table-cell>
          <table:table-cell table:formula="of:=&quot;0x&quot;&amp;DEC2HEX([.M88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VLOOKUP([.A89];idToName;2; 0)" office:value-type="string" office:string-value="biomesoplenty:steppe" calcext:value-type="string">
            <text:p>biomesoplenty:steppe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89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89];un)" office:value-type="float" office:value="120" calcext:value-type="float">
            <text:p>120</text:p>
          </table:table-cell>
          <table:table-cell table:formula="of:=&quot;0x&quot;&amp;DEC2HEX([.M89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VLOOKUP([.A90];idToName;2; 0)" office:value-type="string" office:string-value="biomesoplenty:temperate_rainforest" calcext:value-type="string">
            <text:p>biomesoplenty:temperate_rainforest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90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90];un)" office:value-type="float" office:value="111" calcext:value-type="float">
            <text:p>111</text:p>
          </table:table-cell>
          <table:table-cell table:formula="of:=&quot;0x&quot;&amp;DEC2HEX([.M90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VLOOKUP([.A91];idToName;2; 0)" office:value-type="string" office:string-value="biomesoplenty:tropical_rainforest" calcext:value-type="string">
            <text:p>biomesoplenty:tropical_rainforest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91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91];un)" office:value-type="float" office:value="111" calcext:value-type="float">
            <text:p>111</text:p>
          </table:table-cell>
          <table:table-cell table:formula="of:=&quot;0x&quot;&amp;DEC2HEX([.M91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VLOOKUP([.A92];idToName;2; 0)" office:value-type="string" office:string-value="biomesoplenty:tundra" calcext:value-type="string">
            <text:p>biomesoplenty:tundra</text:p>
          </table:table-cell>
          <table:table-cell table:style-name="ce2" table:content-validation-name="val1" office:value-type="string" calcext:value-type="string">
            <text:p>Ice</text:p>
          </table:table-cell>
          <table:table-cell table:style-name="ce3" table:formula="of:=VLOOKUP([.C92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92];un)" office:value-type="float" office:value="34" calcext:value-type="float">
            <text:p>34</text:p>
          </table:table-cell>
          <table:table-cell table:formula="of:=&quot;0x&quot;&amp;DEC2HEX([.M92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VLOOKUP([.A93];idToName;2; 0)" office:value-type="string" office:string-value="biomesoplenty:wasteland" calcext:value-type="string">
            <text:p>biomesoplenty:wasteland</text:p>
          </table:table-cell>
          <table:table-cell table:style-name="ce2" table:content-validation-name="val1" office:value-type="string" calcext:value-type="string">
            <text:p>Dry</text:p>
          </table:table-cell>
          <table:table-cell table:style-name="ce3" table:formula="of:=VLOOKUP([.C93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93];un)" office:value-type="float" office:value="162" calcext:value-type="float">
            <text:p>162</text:p>
          </table:table-cell>
          <table:table-cell table:formula="of:=&quot;0x&quot;&amp;DEC2HEX([.M93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VLOOKUP([.A94];idToName;2; 0)" office:value-type="string" office:string-value="biomesoplenty:wetland" calcext:value-type="string">
            <text:p>biomesoplenty:wetland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94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94];un)" office:value-type="float" office:value="111" calcext:value-type="float">
            <text:p>111</text:p>
          </table:table-cell>
          <table:table-cell table:formula="of:=&quot;0x&quot;&amp;DEC2HEX([.M94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VLOOKUP([.A95];idToName;2; 0)" office:value-type="string" office:string-value="biomesoplenty:woodland" calcext:value-type="string">
            <text:p>biomesoplenty:woodland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95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95];un)" office:value-type="float" office:value="166" calcext:value-type="float">
            <text:p>166</text:p>
          </table:table-cell>
          <table:table-cell table:formula="of:=&quot;0x&quot;&amp;DEC2HEX([.M95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VLOOKUP([.A96];idToName;2; 0)" office:value-type="string" office:string-value="biomesoplenty:xeric_shrubland" calcext:value-type="string">
            <text:p>biomesoplenty:xeric_shrubland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96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96];un)" office:value-type="float" office:value="120" calcext:value-type="float">
            <text:p>120</text:p>
          </table:table-cell>
          <table:table-cell table:formula="of:=&quot;0x&quot;&amp;DEC2HEX([.M96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VLOOKUP([.A97];idToName;2; 0)" office:value-type="string" office:string-value="biomesoplenty:alps_foothills" calcext:value-type="string">
            <text:p>biomesoplenty:alps_foothills</text:p>
          </table:table-cell>
          <table:table-cell table:style-name="ce2" table:content-validation-name="val1" office:value-type="string" calcext:value-type="string">
            <text:p>Ice</text:p>
          </table:table-cell>
          <table:table-cell table:style-name="ce3" table:formula="of:=VLOOKUP([.C97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97];un)" office:value-type="float" office:value="34" calcext:value-type="float">
            <text:p>34</text:p>
          </table:table-cell>
          <table:table-cell table:formula="of:=&quot;0x&quot;&amp;DEC2HEX([.M97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VLOOKUP([.A98];idToName;2; 0)" office:value-type="string" office:string-value="biomesoplenty:mountain_foothills" calcext:value-type="string">
            <text:p>biomesoplenty:mountain_foothills</text:p>
          </table:table-cell>
          <table:table-cell table:style-name="ce2" table:content-validation-name="val1" office:value-type="string" calcext:value-type="string">
            <text:p>Mountain</text:p>
          </table:table-cell>
          <table:table-cell table:style-name="ce3" table:formula="of:=VLOOKUP([.C98];BiomeC;2;0)" office:value-type="float" office:value="25" calcext:value-type="float">
            <text:p>25</text:p>
          </table:table-cell>
          <table:table-cell table:number-columns-repeated="8"/>
          <table:table-cell table:style-name="ce3" table:formula="of:=IFNA([.D98];un)" office:value-type="float" office:value="25" calcext:value-type="float">
            <text:p>25</text:p>
          </table:table-cell>
          <table:table-cell table:formula="of:=&quot;0x&quot;&amp;DEC2HEX([.M98];2)&amp;&quot;,&quot;" office:value-type="string" office:string-value="0x19," calcext:value-type="string">
            <text:p>0x19,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VLOOKUP([.A99];idToName;2; 0)" office:value-type="string" office:string-value="biomesoplenty:pasture" calcext:value-type="string">
            <text:p>biomesoplenty:pasture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99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99];un)" office:value-type="float" office:value="120" calcext:value-type="float">
            <text:p>120</text:p>
          </table:table-cell>
          <table:table-cell table:formula="of:=&quot;0x&quot;&amp;DEC2HEX([.M99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VLOOKUP([.A100];idToName;2; 0)" office:value-type="string" office:string-value="biomesoplenty:glacier" calcext:value-type="string">
            <text:p>biomesoplenty:glacier</text:p>
          </table:table-cell>
          <table:table-cell table:style-name="ce2" table:content-validation-name="val1" office:value-type="string" calcext:value-type="string">
            <text:p>Ice</text:p>
          </table:table-cell>
          <table:table-cell table:style-name="ce3" table:formula="of:=VLOOKUP([.C100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100];un)" office:value-type="float" office:value="34" calcext:value-type="float">
            <text:p>34</text:p>
          </table:table-cell>
          <table:table-cell table:formula="of:=&quot;0x&quot;&amp;DEC2HEX([.M100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VLOOKUP([.A101];idToName;2; 0)" office:value-type="string" office:string-value="biomesoplenty:oasis" calcext:value-type="string">
            <text:p>biomesoplenty:oasis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101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101];un)" office:value-type="float" office:value="111" calcext:value-type="float">
            <text:p>111</text:p>
          </table:table-cell>
          <table:table-cell table:formula="of:=&quot;0x&quot;&amp;DEC2HEX([.M101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VLOOKUP([.A102];idToName;2; 0)" office:value-type="string" office:string-value="biomesoplenty:coral_reef" calcext:value-type="string">
            <text:p>biomesoplenty:coral_reef</text:p>
          </table:table-cell>
          <table:table-cell table:style-name="ce2" table:content-validation-name="val1" office:value-type="string" calcext:value-type="string">
            <text:p>River</text:p>
          </table:table-cell>
          <table:table-cell table:style-name="ce3" table:formula="of:=VLOOKUP([.C102];BiomeC;2;0)" office:value-type="float" office:value="158" calcext:value-type="float">
            <text:p>158</text:p>
          </table:table-cell>
          <table:table-cell table:number-columns-repeated="8"/>
          <table:table-cell table:style-name="ce3" table:formula="of:=IFNA([.D102];un)" office:value-type="float" office:value="158" calcext:value-type="float">
            <text:p>158</text:p>
          </table:table-cell>
          <table:table-cell table:formula="of:=&quot;0x&quot;&amp;DEC2HEX([.M102];2)&amp;&quot;,&quot;" office:value-type="string" office:string-value="0x9E," calcext:value-type="string">
            <text:p>0x9E,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VLOOKUP([.A103];idToName;2; 0)" office:value-type="string" office:string-value="biomesoplenty:kelp_forest" calcext:value-type="string">
            <text:p>biomesoplenty:kelp_forest</text:p>
          </table:table-cell>
          <table:table-cell table:style-name="ce2" table:content-validation-name="val1" office:value-type="string" calcext:value-type="string">
            <text:p>Ocean</text:p>
          </table:table-cell>
          <table:table-cell table:style-name="ce3" table:formula="of:=VLOOKUP([.C103];BiomeC;2;0)" office:value-type="float" office:value="157" calcext:value-type="float">
            <text:p>157</text:p>
          </table:table-cell>
          <table:table-cell table:number-columns-repeated="8"/>
          <table:table-cell table:style-name="ce3" table:formula="of:=IFNA([.D103];un)" office:value-type="float" office:value="157" calcext:value-type="float">
            <text:p>157</text:p>
          </table:table-cell>
          <table:table-cell table:formula="of:=&quot;0x&quot;&amp;DEC2HEX([.M103];2)&amp;&quot;,&quot;" office:value-type="string" office:string-value="0x9D," calcext:value-type="string">
            <text:p>0x9D,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VLOOKUP([.A104];idToName;2; 0)" office:value-type="string" office:string-value="biomesoplenty:origin_island" calcext:value-type="string">
            <text:p>biomesoplenty:origin_island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104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104];un)" office:value-type="float" office:value="120" calcext:value-type="float">
            <text:p>120</text:p>
          </table:table-cell>
          <table:table-cell table:formula="of:=&quot;0x&quot;&amp;DEC2HEX([.M104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VLOOKUP([.A105];idToName;2; 0)" office:value-type="string" office:string-value="biomesoplenty:tropical_island" calcext:value-type="string">
            <text:p>biomesoplenty:tropical_island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105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105];un)" office:value-type="float" office:value="111" calcext:value-type="float">
            <text:p>111</text:p>
          </table:table-cell>
          <table:table-cell table:formula="of:=&quot;0x&quot;&amp;DEC2HEX([.M105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VLOOKUP([.A106];idToName;2; 0)" office:value-type="string" office:string-value="biomesoplenty:volcanic_island" calcext:value-type="string">
            <text:p>biomesoplenty:volcanic_island</text:p>
          </table:table-cell>
          <table:table-cell table:style-name="ce2" table:content-validation-name="val1" office:value-type="string" calcext:value-type="string">
            <text:p>Dark</text:p>
          </table:table-cell>
          <table:table-cell table:style-name="ce3" table:formula="of:=VLOOKUP([.C106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106];un)" office:value-type="float" office:value="199" calcext:value-type="float">
            <text:p>199</text:p>
          </table:table-cell>
          <table:table-cell table:formula="of:=&quot;0x&quot;&amp;DEC2HEX([.M106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VLOOKUP([.A107];idToName;2; 0)" office:value-type="string" office:string-value="biomesoplenty:flower_island" calcext:value-type="string">
            <text:p>biomesoplenty:flower_island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107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107];un)" office:value-type="float" office:value="120" calcext:value-type="float">
            <text:p>120</text:p>
          </table:table-cell>
          <table:table-cell table:formula="of:=&quot;0x&quot;&amp;DEC2HEX([.M107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VLOOKUP([.A108];idToName;2; 0)" office:value-type="string" office:string-value="biomesoplenty:corrupted_sands" calcext:value-type="string">
            <text:p>biomesoplenty:corrupted_sands</text:p>
          </table:table-cell>
          <table:table-cell table:style-name="ce2" table:content-validation-name="val1" office:value-type="string" calcext:value-type="string">
            <text:p>Desert</text:p>
          </table:table-cell>
          <table:table-cell table:style-name="ce3" table:formula="of:=VLOOKUP([.C108];BiomeC;2;0)" office:value-type="float" office:value="10" calcext:value-type="float">
            <text:p>10</text:p>
          </table:table-cell>
          <table:table-cell table:number-columns-repeated="8"/>
          <table:table-cell table:style-name="ce3" table:formula="of:=IFNA([.D108];un)" office:value-type="float" office:value="10" calcext:value-type="float">
            <text:p>10</text:p>
          </table:table-cell>
          <table:table-cell table:formula="of:=&quot;0x&quot;&amp;DEC2HEX([.M108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VLOOKUP([.A109];idToName;2; 0)" office:value-type="string" office:string-value="biomesoplenty:fungi_forest" calcext:value-type="string">
            <text:p>biomesoplenty:fungi_forest</text:p>
          </table:table-cell>
          <table:table-cell table:style-name="ce2" table:content-validation-name="val1" office:value-type="string" calcext:value-type="string">
            <text:p>Fungus</text:p>
          </table:table-cell>
          <table:table-cell table:style-name="ce3" table:formula="of:=VLOOKUP([.C109];BiomeC;2;0)" office:value-type="float" office:value="178" calcext:value-type="float">
            <text:p>178</text:p>
          </table:table-cell>
          <table:table-cell table:number-columns-repeated="8"/>
          <table:table-cell table:style-name="ce3" table:formula="of:=IFNA([.D109];un)" office:value-type="float" office:value="178" calcext:value-type="float">
            <text:p>178</text:p>
          </table:table-cell>
          <table:table-cell table:formula="of:=&quot;0x&quot;&amp;DEC2HEX([.M109];2)&amp;&quot;,&quot;" office:value-type="string" office:string-value="0xB2," calcext:value-type="string">
            <text:p>0xB2,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VLOOKUP([.A110];idToName;2; 0)" office:value-type="string" office:string-value="biomesoplenty:phantasmagoric_inferno" calcext:value-type="string">
            <text:p>biomesoplenty:phantasmagoric_inferno</text:p>
          </table:table-cell>
          <table:table-cell table:style-name="ce2" table:content-validation-name="val1" office:value-type="string" calcext:value-type="string">
            <text:p>Dark</text:p>
          </table:table-cell>
          <table:table-cell table:style-name="ce3" table:formula="of:=VLOOKUP([.C110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110];un)" office:value-type="float" office:value="199" calcext:value-type="float">
            <text:p>199</text:p>
          </table:table-cell>
          <table:table-cell table:formula="of:=&quot;0x&quot;&amp;DEC2HEX([.M110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VLOOKUP([.A111];idToName;2; 0)" office:value-type="string" office:string-value="biomesoplenty:undergarden" calcext:value-type="string">
            <text:p>biomesoplenty:undergarden</text:p>
          </table:table-cell>
          <table:table-cell table:style-name="ce2" table:content-validation-name="val1" office:value-type="string" calcext:value-type="string">
            <text:p>Dark</text:p>
          </table:table-cell>
          <table:table-cell table:style-name="ce3" table:formula="of:=VLOOKUP([.C111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111];un)" office:value-type="float" office:value="199" calcext:value-type="float">
            <text:p>199</text:p>
          </table:table-cell>
          <table:table-cell table:formula="of:=&quot;0x&quot;&amp;DEC2HEX([.M111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table:formula="of:=VLOOKUP([.A112];idToName;2; 0)" office:value-type="string" office:string-value="biomesoplenty:visceral_heap" calcext:value-type="string">
            <text:p>biomesoplenty:visceral_heap</text:p>
          </table:table-cell>
          <table:table-cell table:style-name="ce2" table:content-validation-name="val1" office:value-type="string" calcext:value-type="string">
            <text:p>Dark</text:p>
          </table:table-cell>
          <table:table-cell table:style-name="ce3" table:formula="of:=VLOOKUP([.C112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112];un)" office:value-type="float" office:value="199" calcext:value-type="float">
            <text:p>199</text:p>
          </table:table-cell>
          <table:table-cell table:formula="of:=&quot;0x&quot;&amp;DEC2HEX([.M112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table:formula="of:=VLOOKUP([.A113];idToName;2; 0)" office:value-type="string" office:string-value="twilightforest:twilight_lake" calcext:value-type="string">
            <text:p>twilightforest:twilight_lake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113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13];un)" office:value-type="float" office:value="166" calcext:value-type="float">
            <text:p>166</text:p>
          </table:table-cell>
          <table:table-cell table:formula="of:=&quot;0x&quot;&amp;DEC2HEX([.M113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table:formula="of:=VLOOKUP([.A114];idToName;2; 0)" office:value-type="string" office:string-value="twilightforest:twilight_forest" calcext:value-type="string">
            <text:p>twilightforest:twilight_forest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114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14];un)" office:value-type="float" office:value="166" calcext:value-type="float">
            <text:p>166</text:p>
          </table:table-cell>
          <table:table-cell table:formula="of:=&quot;0x&quot;&amp;DEC2HEX([.M114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table:formula="of:=VLOOKUP([.A115];idToName;2; 0)" office:value-type="string" office:string-value="twilightforest:dense_twilight_forest" calcext:value-type="string">
            <text:p>twilightforest:dense_twilight_forest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115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15];un)" office:value-type="float" office:value="166" calcext:value-type="float">
            <text:p>166</text:p>
          </table:table-cell>
          <table:table-cell table:formula="of:=&quot;0x&quot;&amp;DEC2HEX([.M115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table:formula="of:=VLOOKUP([.A116];idToName;2; 0)" office:value-type="string" office:string-value="twilightforest:twilight_highlands" calcext:value-type="string">
            <text:p>twilightforest:twilight_highlands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116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16];un)" office:value-type="float" office:value="166" calcext:value-type="float">
            <text:p>166</text:p>
          </table:table-cell>
          <table:table-cell table:formula="of:=&quot;0x&quot;&amp;DEC2HEX([.M116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table:formula="of:=VLOOKUP([.A117];idToName;2; 0)" office:value-type="string" office:string-value="twilightforest:mushroom_forest" calcext:value-type="string">
            <text:p>twilightforest:mushroom_forest</text:p>
          </table:table-cell>
          <table:table-cell table:style-name="ce2" table:content-validation-name="val1" office:value-type="string" calcext:value-type="string">
            <text:p>Fungus</text:p>
          </table:table-cell>
          <table:table-cell table:style-name="ce3" table:formula="of:=VLOOKUP([.C117];BiomeC;2;0)" office:value-type="float" office:value="178" calcext:value-type="float">
            <text:p>178</text:p>
          </table:table-cell>
          <table:table-cell table:number-columns-repeated="8"/>
          <table:table-cell table:style-name="ce3" table:formula="of:=IFNA([.D117];un)" office:value-type="float" office:value="178" calcext:value-type="float">
            <text:p>178</text:p>
          </table:table-cell>
          <table:table-cell table:formula="of:=&quot;0x&quot;&amp;DEC2HEX([.M117];2)&amp;&quot;,&quot;" office:value-type="string" office:string-value="0xB2," calcext:value-type="string">
            <text:p>0xB2,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table:formula="of:=VLOOKUP([.A118];idToName;2; 0)" office:value-type="string" office:string-value="twilightforest:twilight_swamp" calcext:value-type="string">
            <text:p>twilightforest:twilight_swamp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118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118];un)" office:value-type="float" office:value="111" calcext:value-type="float">
            <text:p>111</text:p>
          </table:table-cell>
          <table:table-cell table:formula="of:=&quot;0x&quot;&amp;DEC2HEX([.M118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table:formula="of:=VLOOKUP([.A119];idToName;2; 0)" office:value-type="string" office:string-value="twilightforest:twilight_stream" calcext:value-type="string">
            <text:p>twilightforest:twilight_stream</text:p>
          </table:table-cell>
          <table:table-cell table:style-name="ce2" table:content-validation-name="val1" office:value-type="string" calcext:value-type="string">
            <text:p>River</text:p>
          </table:table-cell>
          <table:table-cell table:style-name="ce3" table:formula="of:=VLOOKUP([.C119];BiomeC;2;0)" office:value-type="float" office:value="158" calcext:value-type="float">
            <text:p>158</text:p>
          </table:table-cell>
          <table:table-cell table:number-columns-repeated="8"/>
          <table:table-cell table:style-name="ce3" table:formula="of:=IFNA([.D119];un)" office:value-type="float" office:value="158" calcext:value-type="float">
            <text:p>158</text:p>
          </table:table-cell>
          <table:table-cell table:formula="of:=&quot;0x&quot;&amp;DEC2HEX([.M119];2)&amp;&quot;,&quot;" office:value-type="string" office:string-value="0x9E," calcext:value-type="string">
            <text:p>0x9E,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table:formula="of:=VLOOKUP([.A120];idToName;2; 0)" office:value-type="string" office:string-value="twilightforest:snowy_forest" calcext:value-type="string">
            <text:p>twilightforest:snowy_forest</text:p>
          </table:table-cell>
          <table:table-cell table:style-name="ce2" table:content-validation-name="val1" office:value-type="string" calcext:value-type="string">
            <text:p>Ice</text:p>
          </table:table-cell>
          <table:table-cell table:style-name="ce3" table:formula="of:=VLOOKUP([.C120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120];un)" office:value-type="float" office:value="34" calcext:value-type="float">
            <text:p>34</text:p>
          </table:table-cell>
          <table:table-cell table:formula="of:=&quot;0x&quot;&amp;DEC2HEX([.M120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table:formula="of:=VLOOKUP([.A121];idToName;2; 0)" office:value-type="string" office:string-value="twilightforest:twilight_glacier" calcext:value-type="string">
            <text:p>twilightforest:twilight_glacier</text:p>
          </table:table-cell>
          <table:table-cell table:style-name="ce2" table:content-validation-name="val1" office:value-type="string" calcext:value-type="string">
            <text:p>Ice</text:p>
          </table:table-cell>
          <table:table-cell table:style-name="ce3" table:formula="of:=VLOOKUP([.C121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121];un)" office:value-type="float" office:value="34" calcext:value-type="float">
            <text:p>34</text:p>
          </table:table-cell>
          <table:table-cell table:formula="of:=&quot;0x&quot;&amp;DEC2HEX([.M121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table:formula="of:=VLOOKUP([.A122];idToName;2; 0)" office:value-type="string" office:string-value="twilightforest:twilight_clearing" calcext:value-type="string">
            <text:p>twilightforest:twilight_clearing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122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122];un)" office:value-type="float" office:value="120" calcext:value-type="float">
            <text:p>120</text:p>
          </table:table-cell>
          <table:table-cell table:formula="of:=&quot;0x&quot;&amp;DEC2HEX([.M122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table:formula="of:=VLOOKUP([.A123];idToName;2; 0)" office:value-type="string" office:string-value="twilightforest:oak_savannah" calcext:value-type="string">
            <text:p>twilightforest:oak_savannah</text:p>
          </table:table-cell>
          <table:table-cell table:style-name="ce2" table:content-validation-name="val1" office:value-type="string" calcext:value-type="string">
            <text:p>Dry</text:p>
          </table:table-cell>
          <table:table-cell table:style-name="ce3" table:formula="of:=VLOOKUP([.C123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123];un)" office:value-type="float" office:value="162" calcext:value-type="float">
            <text:p>162</text:p>
          </table:table-cell>
          <table:table-cell table:formula="of:=&quot;0x&quot;&amp;DEC2HEX([.M123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table:formula="of:=VLOOKUP([.A124];idToName;2; 0)" office:value-type="string" office:string-value="twilightforest:firefly_forest" calcext:value-type="string">
            <text:p>twilightforest:firefly_forest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124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24];un)" office:value-type="float" office:value="166" calcext:value-type="float">
            <text:p>166</text:p>
          </table:table-cell>
          <table:table-cell table:formula="of:=&quot;0x&quot;&amp;DEC2HEX([.M124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table:formula="of:=VLOOKUP([.A125];idToName;2; 0)" office:value-type="string" office:string-value="twilightforest:deep_mushroom_forest" calcext:value-type="string">
            <text:p>twilightforest:deep_mushroom_forest</text:p>
          </table:table-cell>
          <table:table-cell table:style-name="ce2" table:content-validation-name="val1" office:value-type="string" calcext:value-type="string">
            <text:p>Dark</text:p>
          </table:table-cell>
          <table:table-cell table:style-name="ce3" table:formula="of:=VLOOKUP([.C125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125];un)" office:value-type="float" office:value="199" calcext:value-type="float">
            <text:p>199</text:p>
          </table:table-cell>
          <table:table-cell table:formula="of:=&quot;0x&quot;&amp;DEC2HEX([.M125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table:formula="of:=VLOOKUP([.A126];idToName;2; 0)" office:value-type="string" office:string-value="twilightforest:dark_forest" calcext:value-type="string">
            <text:p>twilightforest:dark_forest</text:p>
          </table:table-cell>
          <table:table-cell table:style-name="ce2" table:content-validation-name="val1" office:value-type="string" calcext:value-type="string">
            <text:p>Dark</text:p>
          </table:table-cell>
          <table:table-cell table:style-name="ce3" table:formula="of:=VLOOKUP([.C126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126];un)" office:value-type="float" office:value="199" calcext:value-type="float">
            <text:p>199</text:p>
          </table:table-cell>
          <table:table-cell table:formula="of:=&quot;0x&quot;&amp;DEC2HEX([.M126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table:formula="of:=VLOOKUP([.A127];idToName;2; 0)" office:value-type="string" office:string-value="twilightforest:enchanted_forest" calcext:value-type="string">
            <text:p>twilightforest:enchanted_forest</text:p>
          </table:table-cell>
          <table:table-cell table:style-name="ce2" table:content-validation-name="val1" office:value-type="string" calcext:value-type="string">
            <text:p>Mystic</text:p>
          </table:table-cell>
          <table:table-cell table:style-name="ce3" table:formula="of:=VLOOKUP([.C127];BiomeC;2;0)" office:value-type="float" office:value="126" calcext:value-type="float">
            <text:p>126</text:p>
          </table:table-cell>
          <table:table-cell table:number-columns-repeated="8"/>
          <table:table-cell table:style-name="ce3" table:formula="of:=IFNA([.D127];un)" office:value-type="float" office:value="126" calcext:value-type="float">
            <text:p>126</text:p>
          </table:table-cell>
          <table:table-cell table:formula="of:=&quot;0x&quot;&amp;DEC2HEX([.M127];2)&amp;&quot;,&quot;" office:value-type="string" office:string-value="0x7E," calcext:value-type="string">
            <text:p>0x7E,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table:formula="of:=VLOOKUP([.A128];idToName;2; 0)" office:value-type="string" office:string-value="twilightforest:fire_swamp" calcext:value-type="string">
            <text:p>twilightforest:fire_swamp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128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128];un)" office:value-type="float" office:value="111" calcext:value-type="float">
            <text:p>111</text:p>
          </table:table-cell>
          <table:table-cell table:formula="of:=&quot;0x&quot;&amp;DEC2HEX([.M128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table:formula="of:=VLOOKUP([.A129];idToName;2; 0)" office:value-type="string" office:string-value="minecraft:void" calcext:value-type="string">
            <text:p>minecraft:void</text:p>
          </table:table-cell>
          <table:table-cell table:style-name="ce2" table:content-validation-name="val1" office:value-type="string" calcext:value-type="string">
            <text:p>Dark</text:p>
          </table:table-cell>
          <table:table-cell table:style-name="ce3" table:formula="of:=VLOOKUP([.C129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129];un)" office:value-type="float" office:value="199" calcext:value-type="float">
            <text:p>199</text:p>
          </table:table-cell>
          <table:table-cell table:formula="of:=&quot;0x&quot;&amp;DEC2HEX([.M129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table:formula="of:=VLOOKUP([.A130];idToName;2; 0)" office:value-type="string" office:string-value="twilightforest:dark_forest_center" calcext:value-type="string">
            <text:p>twilightforest:dark_forest_center</text:p>
          </table:table-cell>
          <table:table-cell table:style-name="ce2" table:content-validation-name="val1" office:value-type="string" calcext:value-type="string">
            <text:p>Dark</text:p>
          </table:table-cell>
          <table:table-cell table:style-name="ce3" table:formula="of:=VLOOKUP([.C130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130];un)" office:value-type="float" office:value="199" calcext:value-type="float">
            <text:p>199</text:p>
          </table:table-cell>
          <table:table-cell table:formula="of:=&quot;0x&quot;&amp;DEC2HEX([.M130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table:formula="of:=VLOOKUP([.A131];idToName;2; 0)" office:value-type="string" office:string-value="minecraft:mutated_plains" calcext:value-type="string">
            <text:p>minecraft:mutated_plains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131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131];un)" office:value-type="float" office:value="120" calcext:value-type="float">
            <text:p>120</text:p>
          </table:table-cell>
          <table:table-cell table:formula="of:=&quot;0x&quot;&amp;DEC2HEX([.M131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table:formula="of:=VLOOKUP([.A132];idToName;2; 0)" office:value-type="string" office:string-value="minecraft:mutated_desert" calcext:value-type="string">
            <text:p>minecraft:mutated_desert</text:p>
          </table:table-cell>
          <table:table-cell table:style-name="ce2" table:content-validation-name="val1" office:value-type="string" calcext:value-type="string">
            <text:p>Desert</text:p>
          </table:table-cell>
          <table:table-cell table:style-name="ce3" table:formula="of:=VLOOKUP([.C132];BiomeC;2;0)" office:value-type="float" office:value="10" calcext:value-type="float">
            <text:p>10</text:p>
          </table:table-cell>
          <table:table-cell table:number-columns-repeated="8"/>
          <table:table-cell table:style-name="ce3" table:formula="of:=IFNA([.D132];un)" office:value-type="float" office:value="10" calcext:value-type="float">
            <text:p>10</text:p>
          </table:table-cell>
          <table:table-cell table:formula="of:=&quot;0x&quot;&amp;DEC2HEX([.M132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table:formula="of:=VLOOKUP([.A133];idToName;2; 0)" office:value-type="string" office:string-value="minecraft:mutated_extreme_hills" calcext:value-type="string">
            <text:p>minecraft:mutated_extreme_hills</text:p>
          </table:table-cell>
          <table:table-cell table:style-name="ce2" table:content-validation-name="val1" office:value-type="string" calcext:value-type="string">
            <text:p>Mountain</text:p>
          </table:table-cell>
          <table:table-cell table:style-name="ce3" table:formula="of:=VLOOKUP([.C133];BiomeC;2;0)" office:value-type="float" office:value="25" calcext:value-type="float">
            <text:p>25</text:p>
          </table:table-cell>
          <table:table-cell table:number-columns-repeated="8"/>
          <table:table-cell table:style-name="ce3" table:formula="of:=IFNA([.D133];un)" office:value-type="float" office:value="25" calcext:value-type="float">
            <text:p>25</text:p>
          </table:table-cell>
          <table:table-cell table:formula="of:=&quot;0x&quot;&amp;DEC2HEX([.M133];2)&amp;&quot;,&quot;" office:value-type="string" office:string-value="0x19," calcext:value-type="string">
            <text:p>0x19,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table:formula="of:=VLOOKUP([.A134];idToName;2; 0)" office:value-type="string" office:string-value="minecraft:mutated_forest" calcext:value-type="string">
            <text:p>minecraft:mutated_forest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134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34];un)" office:value-type="float" office:value="166" calcext:value-type="float">
            <text:p>166</text:p>
          </table:table-cell>
          <table:table-cell table:formula="of:=&quot;0x&quot;&amp;DEC2HEX([.M134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table:formula="of:=VLOOKUP([.A135];idToName;2; 0)" office:value-type="string" office:string-value="minecraft:mutated_taiga" calcext:value-type="string">
            <text:p>minecraft:mutated_taiga</text:p>
          </table:table-cell>
          <table:table-cell table:style-name="ce2" table:content-validation-name="val1" office:value-type="string" calcext:value-type="string">
            <text:p>Ice</text:p>
          </table:table-cell>
          <table:table-cell table:style-name="ce3" table:formula="of:=VLOOKUP([.C135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135];un)" office:value-type="float" office:value="34" calcext:value-type="float">
            <text:p>34</text:p>
          </table:table-cell>
          <table:table-cell table:formula="of:=&quot;0x&quot;&amp;DEC2HEX([.M135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table:formula="of:=VLOOKUP([.A136];idToName;2; 0)" office:value-type="string" office:string-value="minecraft:mutated_swampland" calcext:value-type="string">
            <text:p>minecraft:mutated_swampland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136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136];un)" office:value-type="float" office:value="111" calcext:value-type="float">
            <text:p>111</text:p>
          </table:table-cell>
          <table:table-cell table:formula="of:=&quot;0x&quot;&amp;DEC2HEX([.M136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table:formula="of:=VLOOKUP([.A137];idToName;2; 0)" office:value-type="string" office:string-value="twilightforest:highlands_center" calcext:value-type="string">
            <text:p>twilightforest:highlands_center</text:p>
          </table:table-cell>
          <table:table-cell table:style-name="ce2" table:content-validation-name="val1" office:value-type="string" calcext:value-type="string">
            <text:p>Mountain</text:p>
          </table:table-cell>
          <table:table-cell table:style-name="ce3" table:formula="of:=VLOOKUP([.C137];BiomeC;2;0)" office:value-type="float" office:value="25" calcext:value-type="float">
            <text:p>25</text:p>
          </table:table-cell>
          <table:table-cell table:number-columns-repeated="8"/>
          <table:table-cell table:style-name="ce3" table:formula="of:=IFNA([.D137];un)" office:value-type="float" office:value="25" calcext:value-type="float">
            <text:p>25</text:p>
          </table:table-cell>
          <table:table-cell table:formula="of:=&quot;0x&quot;&amp;DEC2HEX([.M137];2)&amp;&quot;,&quot;" office:value-type="string" office:string-value="0x19," calcext:value-type="string">
            <text:p>0x19,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table:formula="of:=VLOOKUP([.A138];idToName;2; 0)" office:value-type="string" office:string-value="twilightforest:thornlands" calcext:value-type="string">
            <text:p>twilightforest:thornlands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138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38];un)" office:value-type="float" office:value="166" calcext:value-type="float">
            <text:p>166</text:p>
          </table:table-cell>
          <table:table-cell table:formula="of:=&quot;0x&quot;&amp;DEC2HEX([.M138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table:formula="of:=VLOOKUP([.A139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39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39];un)" office:value-type="float" office:value="0" calcext:value-type="float">
            <text:p>0</text:p>
          </table:table-cell>
          <table:table-cell table:formula="of:=&quot;0x&quot;&amp;DEC2HEX([.M13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table:formula="of:=VLOOKUP([.A140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40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40];un)" office:value-type="float" office:value="0" calcext:value-type="float">
            <text:p>0</text:p>
          </table:table-cell>
          <table:table-cell table:formula="of:=&quot;0x&quot;&amp;DEC2HEX([.M14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table:formula="of:=VLOOKUP([.A141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41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41];un)" office:value-type="float" office:value="0" calcext:value-type="float">
            <text:p>0</text:p>
          </table:table-cell>
          <table:table-cell table:formula="of:=&quot;0x&quot;&amp;DEC2HEX([.M14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table:formula="of:=VLOOKUP([.A142];idToName;2; 0)" office:value-type="string" office:string-value="minecraft:mutated_ice_flats" calcext:value-type="string">
            <text:p>minecraft:mutated_ice_flats</text:p>
          </table:table-cell>
          <table:table-cell table:style-name="ce2" table:content-validation-name="val1" office:value-type="string" calcext:value-type="string">
            <text:p>Ice</text:p>
          </table:table-cell>
          <table:table-cell table:style-name="ce3" table:formula="of:=VLOOKUP([.C142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142];un)" office:value-type="float" office:value="34" calcext:value-type="float">
            <text:p>34</text:p>
          </table:table-cell>
          <table:table-cell table:formula="of:=&quot;0x&quot;&amp;DEC2HEX([.M142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table:formula="of:=VLOOKUP([.A143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43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43];un)" office:value-type="float" office:value="0" calcext:value-type="float">
            <text:p>0</text:p>
          </table:table-cell>
          <table:table-cell table:formula="of:=&quot;0x&quot;&amp;DEC2HEX([.M14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table:formula="of:=VLOOKUP([.A144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44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44];un)" office:value-type="float" office:value="0" calcext:value-type="float">
            <text:p>0</text:p>
          </table:table-cell>
          <table:table-cell table:formula="of:=&quot;0x&quot;&amp;DEC2HEX([.M14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table:formula="of:=VLOOKUP([.A145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45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45];un)" office:value-type="float" office:value="0" calcext:value-type="float">
            <text:p>0</text:p>
          </table:table-cell>
          <table:table-cell table:formula="of:=&quot;0x&quot;&amp;DEC2HEX([.M14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table:formula="of:=VLOOKUP([.A146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46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46];un)" office:value-type="float" office:value="0" calcext:value-type="float">
            <text:p>0</text:p>
          </table:table-cell>
          <table:table-cell table:formula="of:=&quot;0x&quot;&amp;DEC2HEX([.M14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table:formula="of:=VLOOKUP([.A147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47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47];un)" office:value-type="float" office:value="0" calcext:value-type="float">
            <text:p>0</text:p>
          </table:table-cell>
          <table:table-cell table:formula="of:=&quot;0x&quot;&amp;DEC2HEX([.M14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table:formula="of:=VLOOKUP([.A148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48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48];un)" office:value-type="float" office:value="0" calcext:value-type="float">
            <text:p>0</text:p>
          </table:table-cell>
          <table:table-cell table:formula="of:=&quot;0x&quot;&amp;DEC2HEX([.M14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table:formula="of:=VLOOKUP([.A149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49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49];un)" office:value-type="float" office:value="0" calcext:value-type="float">
            <text:p>0</text:p>
          </table:table-cell>
          <table:table-cell table:formula="of:=&quot;0x&quot;&amp;DEC2HEX([.M14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table:formula="of:=VLOOKUP([.A150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50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50];un)" office:value-type="float" office:value="0" calcext:value-type="float">
            <text:p>0</text:p>
          </table:table-cell>
          <table:table-cell table:formula="of:=&quot;0x&quot;&amp;DEC2HEX([.M15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table:formula="of:=VLOOKUP([.A151];idToName;2; 0)" office:value-type="string" office:string-value="minecraft:mutated_jungle" calcext:value-type="string">
            <text:p>minecraft:mutated_jungle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151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151];un)" office:value-type="float" office:value="111" calcext:value-type="float">
            <text:p>111</text:p>
          </table:table-cell>
          <table:table-cell table:formula="of:=&quot;0x&quot;&amp;DEC2HEX([.M151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table:formula="of:=VLOOKUP([.A152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52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52];un)" office:value-type="float" office:value="0" calcext:value-type="float">
            <text:p>0</text:p>
          </table:table-cell>
          <table:table-cell table:formula="of:=&quot;0x&quot;&amp;DEC2HEX([.M15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table:formula="of:=VLOOKUP([.A153];idToName;2; 0)" office:value-type="string" office:string-value="minecraft:mutated_jungle_edge" calcext:value-type="string">
            <text:p>minecraft:mutated_jungle_edge</text:p>
          </table:table-cell>
          <table:table-cell table:style-name="ce2" table:content-validation-name="val1" office:value-type="string" calcext:value-type="string">
            <text:p>Lush</text:p>
          </table:table-cell>
          <table:table-cell table:style-name="ce3" table:formula="of:=VLOOKUP([.C153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153];un)" office:value-type="float" office:value="111" calcext:value-type="float">
            <text:p>111</text:p>
          </table:table-cell>
          <table:table-cell table:formula="of:=&quot;0x&quot;&amp;DEC2HEX([.M153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table:formula="of:=VLOOKUP([.A154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54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54];un)" office:value-type="float" office:value="0" calcext:value-type="float">
            <text:p>0</text:p>
          </table:table-cell>
          <table:table-cell table:formula="of:=&quot;0x&quot;&amp;DEC2HEX([.M15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table:formula="of:=VLOOKUP([.A155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55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55];un)" office:value-type="float" office:value="0" calcext:value-type="float">
            <text:p>0</text:p>
          </table:table-cell>
          <table:table-cell table:formula="of:=&quot;0x&quot;&amp;DEC2HEX([.M15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table:formula="of:=VLOOKUP([.A156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56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56];un)" office:value-type="float" office:value="0" calcext:value-type="float">
            <text:p>0</text:p>
          </table:table-cell>
          <table:table-cell table:formula="of:=&quot;0x&quot;&amp;DEC2HEX([.M15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table:formula="of:=VLOOKUP([.A157];idToName;2; 0)" office:value-type="string" office:string-value="minecraft:mutated_birch_forest" calcext:value-type="string">
            <text:p>minecraft:mutated_birch_forest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157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57];un)" office:value-type="float" office:value="166" calcext:value-type="float">
            <text:p>166</text:p>
          </table:table-cell>
          <table:table-cell table:formula="of:=&quot;0x&quot;&amp;DEC2HEX([.M157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table:formula="of:=VLOOKUP([.A158];idToName;2; 0)" office:value-type="string" office:string-value="minecraft:mutated_birch_forest_hills" calcext:value-type="string">
            <text:p>minecraft:mutated_birch_forest_hills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158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58];un)" office:value-type="float" office:value="166" calcext:value-type="float">
            <text:p>166</text:p>
          </table:table-cell>
          <table:table-cell table:formula="of:=&quot;0x&quot;&amp;DEC2HEX([.M158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table:formula="of:=VLOOKUP([.A159];idToName;2; 0)" office:value-type="string" office:string-value="minecraft:mutated_roofed_forest" calcext:value-type="string">
            <text:p>minecraft:mutated_roofed_forest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159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59];un)" office:value-type="float" office:value="166" calcext:value-type="float">
            <text:p>166</text:p>
          </table:table-cell>
          <table:table-cell table:formula="of:=&quot;0x&quot;&amp;DEC2HEX([.M159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table:formula="of:=VLOOKUP([.A160];idToName;2; 0)" office:value-type="string" office:string-value="minecraft:mutated_taiga_cold" calcext:value-type="string">
            <text:p>minecraft:mutated_taiga_cold</text:p>
          </table:table-cell>
          <table:table-cell table:style-name="ce2" table:content-validation-name="val1" office:value-type="string" calcext:value-type="string">
            <text:p>Ice</text:p>
          </table:table-cell>
          <table:table-cell table:style-name="ce3" table:formula="of:=VLOOKUP([.C160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160];un)" office:value-type="float" office:value="34" calcext:value-type="float">
            <text:p>34</text:p>
          </table:table-cell>
          <table:table-cell table:formula="of:=&quot;0x&quot;&amp;DEC2HEX([.M160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table:formula="of:=VLOOKUP([.A161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61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61];un)" office:value-type="float" office:value="0" calcext:value-type="float">
            <text:p>0</text:p>
          </table:table-cell>
          <table:table-cell table:formula="of:=&quot;0x&quot;&amp;DEC2HEX([.M16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table:formula="of:=VLOOKUP([.A162];idToName;2; 0)" office:value-type="string" office:string-value="minecraft:mutated_redwood_taiga" calcext:value-type="string">
            <text:p>minecraft:mutated_redwood_taiga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162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62];un)" office:value-type="float" office:value="166" calcext:value-type="float">
            <text:p>166</text:p>
          </table:table-cell>
          <table:table-cell table:formula="of:=&quot;0x&quot;&amp;DEC2HEX([.M162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table:formula="of:=VLOOKUP([.A163];idToName;2; 0)" office:value-type="string" office:string-value="minecraft:mutated_redwood_taiga_hills" calcext:value-type="string">
            <text:p>minecraft:mutated_redwood_taiga_hills</text:p>
          </table:table-cell>
          <table:table-cell table:style-name="ce2" table:content-validation-name="val1" office:value-type="string" calcext:value-type="string">
            <text:p>Forest</text:p>
          </table:table-cell>
          <table:table-cell table:style-name="ce3" table:formula="of:=VLOOKUP([.C163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63];un)" office:value-type="float" office:value="166" calcext:value-type="float">
            <text:p>166</text:p>
          </table:table-cell>
          <table:table-cell table:formula="of:=&quot;0x&quot;&amp;DEC2HEX([.M163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table:formula="of:=VLOOKUP([.A164];idToName;2; 0)" office:value-type="string" office:string-value="minecraft:mutated_extreme_hills_with_trees" calcext:value-type="string">
            <text:p>minecraft:mutated_extreme_hills_with_trees</text:p>
          </table:table-cell>
          <table:table-cell table:style-name="ce2" table:content-validation-name="val1" office:value-type="string" calcext:value-type="string">
            <text:p>Grassy</text:p>
          </table:table-cell>
          <table:table-cell table:style-name="ce3" table:formula="of:=VLOOKUP([.C164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164];un)" office:value-type="float" office:value="120" calcext:value-type="float">
            <text:p>120</text:p>
          </table:table-cell>
          <table:table-cell table:formula="of:=&quot;0x&quot;&amp;DEC2HEX([.M164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table:formula="of:=VLOOKUP([.A165];idToName;2; 0)" office:value-type="string" office:string-value="minecraft:mutated_savanna" calcext:value-type="string">
            <text:p>minecraft:mutated_savanna</text:p>
          </table:table-cell>
          <table:table-cell table:style-name="ce2" table:content-validation-name="val1" office:value-type="string" calcext:value-type="string">
            <text:p>Dry</text:p>
          </table:table-cell>
          <table:table-cell table:style-name="ce3" table:formula="of:=VLOOKUP([.C165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165];un)" office:value-type="float" office:value="162" calcext:value-type="float">
            <text:p>162</text:p>
          </table:table-cell>
          <table:table-cell table:formula="of:=&quot;0x&quot;&amp;DEC2HEX([.M165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table:formula="of:=VLOOKUP([.A166];idToName;2; 0)" office:value-type="string" office:string-value="minecraft:mutated_savanna_rock" calcext:value-type="string">
            <text:p>minecraft:mutated_savanna_rock</text:p>
          </table:table-cell>
          <table:table-cell table:style-name="ce2" table:content-validation-name="val1" office:value-type="string" calcext:value-type="string">
            <text:p>Dry</text:p>
          </table:table-cell>
          <table:table-cell table:style-name="ce3" table:formula="of:=VLOOKUP([.C166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166];un)" office:value-type="float" office:value="162" calcext:value-type="float">
            <text:p>162</text:p>
          </table:table-cell>
          <table:table-cell table:formula="of:=&quot;0x&quot;&amp;DEC2HEX([.M166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table:formula="of:=VLOOKUP([.A167];idToName;2; 0)" office:value-type="string" office:string-value="minecraft:mutated_mesa" calcext:value-type="string">
            <text:p>minecraft:mutated_mesa</text:p>
          </table:table-cell>
          <table:table-cell table:style-name="ce2" table:content-validation-name="val1" office:value-type="string" calcext:value-type="string">
            <text:p>Dry</text:p>
          </table:table-cell>
          <table:table-cell table:style-name="ce3" table:formula="of:=VLOOKUP([.C167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167];un)" office:value-type="float" office:value="162" calcext:value-type="float">
            <text:p>162</text:p>
          </table:table-cell>
          <table:table-cell table:formula="of:=&quot;0x&quot;&amp;DEC2HEX([.M167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table:formula="of:=VLOOKUP([.A168];idToName;2; 0)" office:value-type="string" office:string-value="minecraft:mutated_mesa_rock" calcext:value-type="string">
            <text:p>minecraft:mutated_mesa_rock</text:p>
          </table:table-cell>
          <table:table-cell table:style-name="ce2" table:content-validation-name="val1" office:value-type="string" calcext:value-type="string">
            <text:p>Dry</text:p>
          </table:table-cell>
          <table:table-cell table:style-name="ce3" table:formula="of:=VLOOKUP([.C168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168];un)" office:value-type="float" office:value="162" calcext:value-type="float">
            <text:p>162</text:p>
          </table:table-cell>
          <table:table-cell table:formula="of:=&quot;0x&quot;&amp;DEC2HEX([.M168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table:formula="of:=VLOOKUP([.A169];idToName;2; 0)" office:value-type="string" office:string-value="minecraft:mutated_mesa_clear_rock" calcext:value-type="string">
            <text:p>minecraft:mutated_mesa_clear_rock</text:p>
          </table:table-cell>
          <table:table-cell table:style-name="ce2" table:content-validation-name="val1" office:value-type="string" calcext:value-type="string">
            <text:p>Dry</text:p>
          </table:table-cell>
          <table:table-cell table:style-name="ce3" table:formula="of:=VLOOKUP([.C169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169];un)" office:value-type="float" office:value="162" calcext:value-type="float">
            <text:p>162</text:p>
          </table:table-cell>
          <table:table-cell table:formula="of:=&quot;0x&quot;&amp;DEC2HEX([.M169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table:formula="of:=VLOOKUP([.A170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70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70];un)" office:value-type="float" office:value="0" calcext:value-type="float">
            <text:p>0</text:p>
          </table:table-cell>
          <table:table-cell table:formula="of:=&quot;0x&quot;&amp;DEC2HEX([.M17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table:formula="of:=VLOOKUP([.A171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71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71];un)" office:value-type="float" office:value="0" calcext:value-type="float">
            <text:p>0</text:p>
          </table:table-cell>
          <table:table-cell table:formula="of:=&quot;0x&quot;&amp;DEC2HEX([.M17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table:formula="of:=VLOOKUP([.A172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72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72];un)" office:value-type="float" office:value="0" calcext:value-type="float">
            <text:p>0</text:p>
          </table:table-cell>
          <table:table-cell table:formula="of:=&quot;0x&quot;&amp;DEC2HEX([.M17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table:formula="of:=VLOOKUP([.A173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73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73];un)" office:value-type="float" office:value="0" calcext:value-type="float">
            <text:p>0</text:p>
          </table:table-cell>
          <table:table-cell table:formula="of:=&quot;0x&quot;&amp;DEC2HEX([.M17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table:formula="of:=VLOOKUP([.A174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74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74];un)" office:value-type="float" office:value="0" calcext:value-type="float">
            <text:p>0</text:p>
          </table:table-cell>
          <table:table-cell table:formula="of:=&quot;0x&quot;&amp;DEC2HEX([.M17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table:formula="of:=VLOOKUP([.A175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75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75];un)" office:value-type="float" office:value="0" calcext:value-type="float">
            <text:p>0</text:p>
          </table:table-cell>
          <table:table-cell table:formula="of:=&quot;0x&quot;&amp;DEC2HEX([.M17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table:formula="of:=VLOOKUP([.A176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76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76];un)" office:value-type="float" office:value="0" calcext:value-type="float">
            <text:p>0</text:p>
          </table:table-cell>
          <table:table-cell table:formula="of:=&quot;0x&quot;&amp;DEC2HEX([.M17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table:formula="of:=VLOOKUP([.A177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77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77];un)" office:value-type="float" office:value="0" calcext:value-type="float">
            <text:p>0</text:p>
          </table:table-cell>
          <table:table-cell table:formula="of:=&quot;0x&quot;&amp;DEC2HEX([.M17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table:formula="of:=VLOOKUP([.A178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78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78];un)" office:value-type="float" office:value="0" calcext:value-type="float">
            <text:p>0</text:p>
          </table:table-cell>
          <table:table-cell table:formula="of:=&quot;0x&quot;&amp;DEC2HEX([.M17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table:formula="of:=VLOOKUP([.A179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79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79];un)" office:value-type="float" office:value="0" calcext:value-type="float">
            <text:p>0</text:p>
          </table:table-cell>
          <table:table-cell table:formula="of:=&quot;0x&quot;&amp;DEC2HEX([.M17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table:formula="of:=VLOOKUP([.A180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80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80];un)" office:value-type="float" office:value="0" calcext:value-type="float">
            <text:p>0</text:p>
          </table:table-cell>
          <table:table-cell table:formula="of:=&quot;0x&quot;&amp;DEC2HEX([.M18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table:formula="of:=VLOOKUP([.A181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81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81];un)" office:value-type="float" office:value="0" calcext:value-type="float">
            <text:p>0</text:p>
          </table:table-cell>
          <table:table-cell table:formula="of:=&quot;0x&quot;&amp;DEC2HEX([.M18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table:formula="of:=VLOOKUP([.A182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82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82];un)" office:value-type="float" office:value="0" calcext:value-type="float">
            <text:p>0</text:p>
          </table:table-cell>
          <table:table-cell table:formula="of:=&quot;0x&quot;&amp;DEC2HEX([.M18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table:formula="of:=VLOOKUP([.A183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83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83];un)" office:value-type="float" office:value="0" calcext:value-type="float">
            <text:p>0</text:p>
          </table:table-cell>
          <table:table-cell table:formula="of:=&quot;0x&quot;&amp;DEC2HEX([.M18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table:formula="of:=VLOOKUP([.A184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84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84];un)" office:value-type="float" office:value="0" calcext:value-type="float">
            <text:p>0</text:p>
          </table:table-cell>
          <table:table-cell table:formula="of:=&quot;0x&quot;&amp;DEC2HEX([.M18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table:formula="of:=VLOOKUP([.A185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85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85];un)" office:value-type="float" office:value="0" calcext:value-type="float">
            <text:p>0</text:p>
          </table:table-cell>
          <table:table-cell table:formula="of:=&quot;0x&quot;&amp;DEC2HEX([.M18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table:formula="of:=VLOOKUP([.A186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86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86];un)" office:value-type="float" office:value="0" calcext:value-type="float">
            <text:p>0</text:p>
          </table:table-cell>
          <table:table-cell table:formula="of:=&quot;0x&quot;&amp;DEC2HEX([.M18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table:formula="of:=VLOOKUP([.A187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87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87];un)" office:value-type="float" office:value="0" calcext:value-type="float">
            <text:p>0</text:p>
          </table:table-cell>
          <table:table-cell table:formula="of:=&quot;0x&quot;&amp;DEC2HEX([.M18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table:formula="of:=VLOOKUP([.A188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88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88];un)" office:value-type="float" office:value="0" calcext:value-type="float">
            <text:p>0</text:p>
          </table:table-cell>
          <table:table-cell table:formula="of:=&quot;0x&quot;&amp;DEC2HEX([.M18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table:formula="of:=VLOOKUP([.A189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89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89];un)" office:value-type="float" office:value="0" calcext:value-type="float">
            <text:p>0</text:p>
          </table:table-cell>
          <table:table-cell table:formula="of:=&quot;0x&quot;&amp;DEC2HEX([.M18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table:formula="of:=VLOOKUP([.A190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90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90];un)" office:value-type="float" office:value="0" calcext:value-type="float">
            <text:p>0</text:p>
          </table:table-cell>
          <table:table-cell table:formula="of:=&quot;0x&quot;&amp;DEC2HEX([.M19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table:formula="of:=VLOOKUP([.A191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91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91];un)" office:value-type="float" office:value="0" calcext:value-type="float">
            <text:p>0</text:p>
          </table:table-cell>
          <table:table-cell table:formula="of:=&quot;0x&quot;&amp;DEC2HEX([.M19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table:formula="of:=VLOOKUP([.A192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92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92];un)" office:value-type="float" office:value="0" calcext:value-type="float">
            <text:p>0</text:p>
          </table:table-cell>
          <table:table-cell table:formula="of:=&quot;0x&quot;&amp;DEC2HEX([.M19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table:formula="of:=VLOOKUP([.A193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93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93];un)" office:value-type="float" office:value="0" calcext:value-type="float">
            <text:p>0</text:p>
          </table:table-cell>
          <table:table-cell table:formula="of:=&quot;0x&quot;&amp;DEC2HEX([.M19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table:formula="of:=VLOOKUP([.A194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94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94];un)" office:value-type="float" office:value="0" calcext:value-type="float">
            <text:p>0</text:p>
          </table:table-cell>
          <table:table-cell table:formula="of:=&quot;0x&quot;&amp;DEC2HEX([.M19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table:formula="of:=VLOOKUP([.A195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95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95];un)" office:value-type="float" office:value="0" calcext:value-type="float">
            <text:p>0</text:p>
          </table:table-cell>
          <table:table-cell table:formula="of:=&quot;0x&quot;&amp;DEC2HEX([.M19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table:formula="of:=VLOOKUP([.A196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96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96];un)" office:value-type="float" office:value="0" calcext:value-type="float">
            <text:p>0</text:p>
          </table:table-cell>
          <table:table-cell table:formula="of:=&quot;0x&quot;&amp;DEC2HEX([.M19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table:formula="of:=VLOOKUP([.A197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97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97];un)" office:value-type="float" office:value="0" calcext:value-type="float">
            <text:p>0</text:p>
          </table:table-cell>
          <table:table-cell table:formula="of:=&quot;0x&quot;&amp;DEC2HEX([.M19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table:formula="of:=VLOOKUP([.A198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98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98];un)" office:value-type="float" office:value="0" calcext:value-type="float">
            <text:p>0</text:p>
          </table:table-cell>
          <table:table-cell table:formula="of:=&quot;0x&quot;&amp;DEC2HEX([.M19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table:formula="of:=VLOOKUP([.A199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199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199];un)" office:value-type="float" office:value="0" calcext:value-type="float">
            <text:p>0</text:p>
          </table:table-cell>
          <table:table-cell table:formula="of:=&quot;0x&quot;&amp;DEC2HEX([.M19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table:formula="of:=VLOOKUP([.A200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00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00];un)" office:value-type="float" office:value="0" calcext:value-type="float">
            <text:p>0</text:p>
          </table:table-cell>
          <table:table-cell table:formula="of:=&quot;0x&quot;&amp;DEC2HEX([.M20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table:formula="of:=VLOOKUP([.A201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01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01];un)" office:value-type="float" office:value="0" calcext:value-type="float">
            <text:p>0</text:p>
          </table:table-cell>
          <table:table-cell table:formula="of:=&quot;0x&quot;&amp;DEC2HEX([.M20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table:formula="of:=VLOOKUP([.A202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02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02];un)" office:value-type="float" office:value="0" calcext:value-type="float">
            <text:p>0</text:p>
          </table:table-cell>
          <table:table-cell table:formula="of:=&quot;0x&quot;&amp;DEC2HEX([.M20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table:formula="of:=VLOOKUP([.A203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03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03];un)" office:value-type="float" office:value="0" calcext:value-type="float">
            <text:p>0</text:p>
          </table:table-cell>
          <table:table-cell table:formula="of:=&quot;0x&quot;&amp;DEC2HEX([.M20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table:formula="of:=VLOOKUP([.A204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04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04];un)" office:value-type="float" office:value="0" calcext:value-type="float">
            <text:p>0</text:p>
          </table:table-cell>
          <table:table-cell table:formula="of:=&quot;0x&quot;&amp;DEC2HEX([.M20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table:formula="of:=VLOOKUP([.A205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05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05];un)" office:value-type="float" office:value="0" calcext:value-type="float">
            <text:p>0</text:p>
          </table:table-cell>
          <table:table-cell table:formula="of:=&quot;0x&quot;&amp;DEC2HEX([.M20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table:formula="of:=VLOOKUP([.A206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06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06];un)" office:value-type="float" office:value="0" calcext:value-type="float">
            <text:p>0</text:p>
          </table:table-cell>
          <table:table-cell table:formula="of:=&quot;0x&quot;&amp;DEC2HEX([.M20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table:formula="of:=VLOOKUP([.A207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07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07];un)" office:value-type="float" office:value="0" calcext:value-type="float">
            <text:p>0</text:p>
          </table:table-cell>
          <table:table-cell table:formula="of:=&quot;0x&quot;&amp;DEC2HEX([.M20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table:formula="of:=VLOOKUP([.A208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08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08];un)" office:value-type="float" office:value="0" calcext:value-type="float">
            <text:p>0</text:p>
          </table:table-cell>
          <table:table-cell table:formula="of:=&quot;0x&quot;&amp;DEC2HEX([.M20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table:formula="of:=VLOOKUP([.A209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09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09];un)" office:value-type="float" office:value="0" calcext:value-type="float">
            <text:p>0</text:p>
          </table:table-cell>
          <table:table-cell table:formula="of:=&quot;0x&quot;&amp;DEC2HEX([.M20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table:formula="of:=VLOOKUP([.A210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10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10];un)" office:value-type="float" office:value="0" calcext:value-type="float">
            <text:p>0</text:p>
          </table:table-cell>
          <table:table-cell table:formula="of:=&quot;0x&quot;&amp;DEC2HEX([.M21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table:formula="of:=VLOOKUP([.A211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11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11];un)" office:value-type="float" office:value="0" calcext:value-type="float">
            <text:p>0</text:p>
          </table:table-cell>
          <table:table-cell table:formula="of:=&quot;0x&quot;&amp;DEC2HEX([.M21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table:formula="of:=VLOOKUP([.A212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12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12];un)" office:value-type="float" office:value="0" calcext:value-type="float">
            <text:p>0</text:p>
          </table:table-cell>
          <table:table-cell table:formula="of:=&quot;0x&quot;&amp;DEC2HEX([.M21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table:formula="of:=VLOOKUP([.A213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13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13];un)" office:value-type="float" office:value="0" calcext:value-type="float">
            <text:p>0</text:p>
          </table:table-cell>
          <table:table-cell table:formula="of:=&quot;0x&quot;&amp;DEC2HEX([.M21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table:formula="of:=VLOOKUP([.A214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14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14];un)" office:value-type="float" office:value="0" calcext:value-type="float">
            <text:p>0</text:p>
          </table:table-cell>
          <table:table-cell table:formula="of:=&quot;0x&quot;&amp;DEC2HEX([.M21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table:formula="of:=VLOOKUP([.A215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15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15];un)" office:value-type="float" office:value="0" calcext:value-type="float">
            <text:p>0</text:p>
          </table:table-cell>
          <table:table-cell table:formula="of:=&quot;0x&quot;&amp;DEC2HEX([.M21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table:formula="of:=VLOOKUP([.A216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16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16];un)" office:value-type="float" office:value="0" calcext:value-type="float">
            <text:p>0</text:p>
          </table:table-cell>
          <table:table-cell table:formula="of:=&quot;0x&quot;&amp;DEC2HEX([.M21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table:formula="of:=VLOOKUP([.A217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17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17];un)" office:value-type="float" office:value="0" calcext:value-type="float">
            <text:p>0</text:p>
          </table:table-cell>
          <table:table-cell table:formula="of:=&quot;0x&quot;&amp;DEC2HEX([.M21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table:formula="of:=VLOOKUP([.A218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18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18];un)" office:value-type="float" office:value="0" calcext:value-type="float">
            <text:p>0</text:p>
          </table:table-cell>
          <table:table-cell table:formula="of:=&quot;0x&quot;&amp;DEC2HEX([.M21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table:formula="of:=VLOOKUP([.A219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19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19];un)" office:value-type="float" office:value="0" calcext:value-type="float">
            <text:p>0</text:p>
          </table:table-cell>
          <table:table-cell table:formula="of:=&quot;0x&quot;&amp;DEC2HEX([.M21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table:formula="of:=VLOOKUP([.A220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20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20];un)" office:value-type="float" office:value="0" calcext:value-type="float">
            <text:p>0</text:p>
          </table:table-cell>
          <table:table-cell table:formula="of:=&quot;0x&quot;&amp;DEC2HEX([.M22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table:formula="of:=VLOOKUP([.A221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21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21];un)" office:value-type="float" office:value="0" calcext:value-type="float">
            <text:p>0</text:p>
          </table:table-cell>
          <table:table-cell table:formula="of:=&quot;0x&quot;&amp;DEC2HEX([.M22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table:formula="of:=VLOOKUP([.A222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22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22];un)" office:value-type="float" office:value="0" calcext:value-type="float">
            <text:p>0</text:p>
          </table:table-cell>
          <table:table-cell table:formula="of:=&quot;0x&quot;&amp;DEC2HEX([.M22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table:formula="of:=VLOOKUP([.A223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23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23];un)" office:value-type="float" office:value="0" calcext:value-type="float">
            <text:p>0</text:p>
          </table:table-cell>
          <table:table-cell table:formula="of:=&quot;0x&quot;&amp;DEC2HEX([.M22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table:formula="of:=VLOOKUP([.A224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24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24];un)" office:value-type="float" office:value="0" calcext:value-type="float">
            <text:p>0</text:p>
          </table:table-cell>
          <table:table-cell table:formula="of:=&quot;0x&quot;&amp;DEC2HEX([.M22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table:formula="of:=VLOOKUP([.A225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25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25];un)" office:value-type="float" office:value="0" calcext:value-type="float">
            <text:p>0</text:p>
          </table:table-cell>
          <table:table-cell table:formula="of:=&quot;0x&quot;&amp;DEC2HEX([.M22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table:formula="of:=VLOOKUP([.A226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26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26];un)" office:value-type="float" office:value="0" calcext:value-type="float">
            <text:p>0</text:p>
          </table:table-cell>
          <table:table-cell table:formula="of:=&quot;0x&quot;&amp;DEC2HEX([.M22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table:formula="of:=VLOOKUP([.A227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27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27];un)" office:value-type="float" office:value="0" calcext:value-type="float">
            <text:p>0</text:p>
          </table:table-cell>
          <table:table-cell table:formula="of:=&quot;0x&quot;&amp;DEC2HEX([.M22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table:formula="of:=VLOOKUP([.A228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28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28];un)" office:value-type="float" office:value="0" calcext:value-type="float">
            <text:p>0</text:p>
          </table:table-cell>
          <table:table-cell table:formula="of:=&quot;0x&quot;&amp;DEC2HEX([.M22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table:formula="of:=VLOOKUP([.A229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29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29];un)" office:value-type="float" office:value="0" calcext:value-type="float">
            <text:p>0</text:p>
          </table:table-cell>
          <table:table-cell table:formula="of:=&quot;0x&quot;&amp;DEC2HEX([.M22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table:formula="of:=VLOOKUP([.A230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30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30];un)" office:value-type="float" office:value="0" calcext:value-type="float">
            <text:p>0</text:p>
          </table:table-cell>
          <table:table-cell table:formula="of:=&quot;0x&quot;&amp;DEC2HEX([.M23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table:formula="of:=VLOOKUP([.A231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31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31];un)" office:value-type="float" office:value="0" calcext:value-type="float">
            <text:p>0</text:p>
          </table:table-cell>
          <table:table-cell table:formula="of:=&quot;0x&quot;&amp;DEC2HEX([.M23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table:formula="of:=VLOOKUP([.A232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32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32];un)" office:value-type="float" office:value="0" calcext:value-type="float">
            <text:p>0</text:p>
          </table:table-cell>
          <table:table-cell table:formula="of:=&quot;0x&quot;&amp;DEC2HEX([.M23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table:formula="of:=VLOOKUP([.A233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33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33];un)" office:value-type="float" office:value="0" calcext:value-type="float">
            <text:p>0</text:p>
          </table:table-cell>
          <table:table-cell table:formula="of:=&quot;0x&quot;&amp;DEC2HEX([.M23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table:formula="of:=VLOOKUP([.A234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34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34];un)" office:value-type="float" office:value="0" calcext:value-type="float">
            <text:p>0</text:p>
          </table:table-cell>
          <table:table-cell table:formula="of:=&quot;0x&quot;&amp;DEC2HEX([.M23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table:formula="of:=VLOOKUP([.A235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35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35];un)" office:value-type="float" office:value="0" calcext:value-type="float">
            <text:p>0</text:p>
          </table:table-cell>
          <table:table-cell table:formula="of:=&quot;0x&quot;&amp;DEC2HEX([.M23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table:formula="of:=VLOOKUP([.A236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36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36];un)" office:value-type="float" office:value="0" calcext:value-type="float">
            <text:p>0</text:p>
          </table:table-cell>
          <table:table-cell table:formula="of:=&quot;0x&quot;&amp;DEC2HEX([.M23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table:formula="of:=VLOOKUP([.A237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37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37];un)" office:value-type="float" office:value="0" calcext:value-type="float">
            <text:p>0</text:p>
          </table:table-cell>
          <table:table-cell table:formula="of:=&quot;0x&quot;&amp;DEC2HEX([.M23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table:formula="of:=VLOOKUP([.A238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38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38];un)" office:value-type="float" office:value="0" calcext:value-type="float">
            <text:p>0</text:p>
          </table:table-cell>
          <table:table-cell table:formula="of:=&quot;0x&quot;&amp;DEC2HEX([.M23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table:formula="of:=VLOOKUP([.A239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39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39];un)" office:value-type="float" office:value="0" calcext:value-type="float">
            <text:p>0</text:p>
          </table:table-cell>
          <table:table-cell table:formula="of:=&quot;0x&quot;&amp;DEC2HEX([.M23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table:formula="of:=VLOOKUP([.A240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40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40];un)" office:value-type="float" office:value="0" calcext:value-type="float">
            <text:p>0</text:p>
          </table:table-cell>
          <table:table-cell table:formula="of:=&quot;0x&quot;&amp;DEC2HEX([.M24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table:formula="of:=VLOOKUP([.A241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41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41];un)" office:value-type="float" office:value="0" calcext:value-type="float">
            <text:p>0</text:p>
          </table:table-cell>
          <table:table-cell table:formula="of:=&quot;0x&quot;&amp;DEC2HEX([.M24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table:formula="of:=VLOOKUP([.A242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42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42];un)" office:value-type="float" office:value="0" calcext:value-type="float">
            <text:p>0</text:p>
          </table:table-cell>
          <table:table-cell table:formula="of:=&quot;0x&quot;&amp;DEC2HEX([.M24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table:formula="of:=VLOOKUP([.A243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43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43];un)" office:value-type="float" office:value="0" calcext:value-type="float">
            <text:p>0</text:p>
          </table:table-cell>
          <table:table-cell table:formula="of:=&quot;0x&quot;&amp;DEC2HEX([.M24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table:formula="of:=VLOOKUP([.A244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44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44];un)" office:value-type="float" office:value="0" calcext:value-type="float">
            <text:p>0</text:p>
          </table:table-cell>
          <table:table-cell table:formula="of:=&quot;0x&quot;&amp;DEC2HEX([.M24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table:formula="of:=VLOOKUP([.A245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45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45];un)" office:value-type="float" office:value="0" calcext:value-type="float">
            <text:p>0</text:p>
          </table:table-cell>
          <table:table-cell table:formula="of:=&quot;0x&quot;&amp;DEC2HEX([.M24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table:formula="of:=VLOOKUP([.A246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46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46];un)" office:value-type="float" office:value="0" calcext:value-type="float">
            <text:p>0</text:p>
          </table:table-cell>
          <table:table-cell table:formula="of:=&quot;0x&quot;&amp;DEC2HEX([.M24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table:formula="of:=VLOOKUP([.A247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47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47];un)" office:value-type="float" office:value="0" calcext:value-type="float">
            <text:p>0</text:p>
          </table:table-cell>
          <table:table-cell table:formula="of:=&quot;0x&quot;&amp;DEC2HEX([.M24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table:formula="of:=VLOOKUP([.A248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48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48];un)" office:value-type="float" office:value="0" calcext:value-type="float">
            <text:p>0</text:p>
          </table:table-cell>
          <table:table-cell table:formula="of:=&quot;0x&quot;&amp;DEC2HEX([.M24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table:formula="of:=VLOOKUP([.A249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49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49];un)" office:value-type="float" office:value="0" calcext:value-type="float">
            <text:p>0</text:p>
          </table:table-cell>
          <table:table-cell table:formula="of:=&quot;0x&quot;&amp;DEC2HEX([.M24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table:formula="of:=VLOOKUP([.A250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50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50];un)" office:value-type="float" office:value="0" calcext:value-type="float">
            <text:p>0</text:p>
          </table:table-cell>
          <table:table-cell table:formula="of:=&quot;0x&quot;&amp;DEC2HEX([.M25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table:formula="of:=VLOOKUP([.A251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51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51];un)" office:value-type="float" office:value="0" calcext:value-type="float">
            <text:p>0</text:p>
          </table:table-cell>
          <table:table-cell table:formula="of:=&quot;0x&quot;&amp;DEC2HEX([.M25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table:formula="of:=VLOOKUP([.A252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52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52];un)" office:value-type="float" office:value="0" calcext:value-type="float">
            <text:p>0</text:p>
          </table:table-cell>
          <table:table-cell table:formula="of:=&quot;0x&quot;&amp;DEC2HEX([.M25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table:formula="of:=VLOOKUP([.A253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53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53];un)" office:value-type="float" office:value="0" calcext:value-type="float">
            <text:p>0</text:p>
          </table:table-cell>
          <table:table-cell table:formula="of:=&quot;0x&quot;&amp;DEC2HEX([.M25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table:formula="of:=VLOOKUP([.A254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54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54];un)" office:value-type="float" office:value="0" calcext:value-type="float">
            <text:p>0</text:p>
          </table:table-cell>
          <table:table-cell table:formula="of:=&quot;0x&quot;&amp;DEC2HEX([.M25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table:formula="of:=VLOOKUP([.A255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55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55];un)" office:value-type="float" office:value="0" calcext:value-type="float">
            <text:p>0</text:p>
          </table:table-cell>
          <table:table-cell table:formula="of:=&quot;0x&quot;&amp;DEC2HEX([.M25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table:formula="of:=VLOOKUP([.A256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56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56];un)" office:value-type="float" office:value="0" calcext:value-type="float">
            <text:p>0</text:p>
          </table:table-cell>
          <table:table-cell table:formula="of:=&quot;0x&quot;&amp;DEC2HEX([.M25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table:formula="of:=VLOOKUP([.A257];idToName;2; 0)" office:value-type="string" office:string-value="" calcext:value-type="error">
            <text:p>#N/A</text:p>
          </table:table-cell>
          <table:table-cell table:style-name="ce2" table:content-validation-name="val1" office:value-type="string" calcext:value-type="string">
            <text:p>Reserved</text:p>
          </table:table-cell>
          <table:table-cell table:style-name="ce3" table:formula="of:=VLOOKUP([.C257];BiomeC;2;0)" office:value-type="float" office:value="0" calcext:value-type="float">
            <text:p>0</text:p>
          </table:table-cell>
          <table:table-cell table:number-columns-repeated="8"/>
          <table:table-cell table:style-name="ce3" table:formula="of:=IFNA([.D257];un)" office:value-type="float" office:value="0" calcext:value-type="float">
            <text:p>0</text:p>
          </table:table-cell>
          <table:table-cell table:formula="of:=&quot;0x&quot;&amp;DEC2HEX([.M257];2)" office:value-type="string" office:string-value="0x00" calcext:value-type="string">
            <text:p>0x00</text:p>
          </table:table-cell>
        </table:table-row>
        <table:table-row table:style-name="ro1">
          <table:table-cell table:number-columns-repeated="12"/>
          <table:table-cell table:style-name="ce3" table:formula="of:=IFNA([.D258];un)"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</table:table-row>
        <table:table-row table:style-name="ro1" table:number-rows-repeated="104831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alette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12" table:number-columns-repeated="3" table:default-cell-style-name="ce4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5" table:default-cell-style-name="Default"/>
        <table:table-column table:style-name="co13" table:default-cell-style-name="ce253"/>
        <table:table-row table:style-name="ro1">
          <table:table-cell table:style-name="ce32" table:number-columns-repeated="2"/>
          <table:table-cell table:style-name="ce34" table:number-columns-repeated="2"/>
          <table:table-cell table:style-name="ce35" office:value-type="string" calcext:value-type="string">
            <text:p>R</text:p>
          </table:table-cell>
          <table:table-cell table:style-name="ce36" office:value-type="string" calcext:value-type="string">
            <text:p>G</text:p>
          </table:table-cell>
          <table:table-cell table:style-name="ce37" office:value-type="string" calcext:value-type="string">
            <text:p>B</text:p>
          </table:table-cell>
          <table:table-cell table:style-name="ce34" table:number-columns-repeated="3"/>
          <table:table-cell table:style-name="ce31"/>
          <table:table-cell/>
          <table:table-cell table:style-name="ce41" office:value-type="string" calcext:value-type="string">
            <text:p>Idx</text:p>
          </table:table-cell>
          <table:table-cell table:style-name="ce43" office:value-type="string" calcext:value-type="string">
            <text:p>Off</text:p>
          </table:table-cell>
          <table:table-cell table:style-name="ce6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41" office:value-type="string" calcext:value-type="string">
            <text:p>RGB</text:p>
          </table:table-cell>
        </table:table-row>
        <table:table-row table:style-name="ro1"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0, 0, 0</text:p>
          </table:table-cell>
          <table:table-cell table:style-name="ce2" table:formula="of:=FIND(&quot;,&quot;;[.B2])" office:value-type="float" office:value="2" calcext:value-type="float">
            <text:p>2</text:p>
          </table:table-cell>
          <table:table-cell table:style-name="ce2" table:formula="of:=FIND(&quot;,&quot;;[.B2]; [.C2]+1)" office:value-type="float" office:value="5" calcext:value-type="float">
            <text:p>5</text:p>
          </table:table-cell>
          <table:table-cell table:style-name="ce7" table:formula="of:=VALUE(MID([.B2];1;[.C2]-1))" office:value-type="float" office:value="0" calcext:value-type="float">
            <text:p>0</text:p>
          </table:table-cell>
          <table:table-cell table:style-name="ce9" table:formula="of:=VALUE(MID([.B2];[.C2]+1;[.D2] - [.C2]-1))" office:value-type="float" office:value="0" calcext:value-type="float">
            <text:p>0</text:p>
          </table:table-cell>
          <table:table-cell table:style-name="ce11" table:formula="of:=VALUE(RIGHT([.B2];LEN([.B2])-[.D2]))" office:value-type="float" office:value="0" calcext:value-type="float">
            <text:p>0</text:p>
          </table:table-cell>
          <table:table-cell table:style-name="ce38" table:formula="of:=FLOOR([.E2]*180/255)" office:value-type="float" office:value="0" calcext:value-type="float">
            <text:p>0</text:p>
          </table:table-cell>
          <table:table-cell table:style-name="ce38" table:formula="of:=FLOOR([.F2]*180/255)" office:value-type="float" office:value="0" calcext:value-type="float">
            <text:p>0</text:p>
          </table:table-cell>
          <table:table-cell table:style-name="ce38" table:formula="of:=FLOOR([.G2]*180/255)" office:value-type="float" office:value="0" calcext:value-type="float">
            <text:p>0</text:p>
          </table:table-cell>
          <table:table-cell table:style-name="ce3" table:formula="of:=&quot;#&quot;&amp;DEC2HEX(([.H2]*65536) + ([.I2] * 256) + [.J2];6)" office:value-type="string" office:string-value="#000000" calcext:value-type="string">
            <text:p>#0000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39" table:formula="of:=(BITAND(3;[.A2])*64)+FLOOR([.A2]/4)" office:value-type="float" office:value="0" calcext:value-type="float">
            <text:p>0</text:p>
          </table:table-cell>
          <table:table-cell table:style-name="ce44" table:formula="of:=VLOOKUP([.N2];MapPalRaw;8)" office:value-type="float" office:value="0" calcext:value-type="float">
            <text:p>0</text:p>
          </table:table-cell>
          <table:table-cell table:style-name="ce45" table:formula="of:=VLOOKUP([.N2];MapPalRaw;9)" office:value-type="float" office:value="0" calcext:value-type="float">
            <text:p>0</text:p>
          </table:table-cell>
          <table:table-cell table:style-name="ce46" table:formula="of:=VLOOKUP([.N2];MapPalRaw;10)" office:value-type="float" office:value="0" calcext:value-type="float">
            <text:p>0</text:p>
          </table:table-cell>
          <table:table-cell table:style-name="ce47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127, 178, 56</text:p>
          </table:table-cell>
          <table:table-cell table:style-name="ce2" table:formula="of:=FIND(&quot;,&quot;;[.B3])" office:value-type="float" office:value="4" calcext:value-type="float">
            <text:p>4</text:p>
          </table:table-cell>
          <table:table-cell table:style-name="ce2" table:formula="of:=FIND(&quot;,&quot;;[.B3]; [.C3]+1)" office:value-type="float" office:value="9" calcext:value-type="float">
            <text:p>9</text:p>
          </table:table-cell>
          <table:table-cell table:style-name="ce7" table:formula="of:=VALUE(MID([.B3];1;[.C3]-1))" office:value-type="float" office:value="127" calcext:value-type="float">
            <text:p>127</text:p>
          </table:table-cell>
          <table:table-cell table:style-name="ce9" table:formula="of:=VALUE(MID([.B3];[.C3]+1;[.D3] - [.C3]-1))" office:value-type="float" office:value="178" calcext:value-type="float">
            <text:p>178</text:p>
          </table:table-cell>
          <table:table-cell table:style-name="ce11" table:formula="of:=VALUE(RIGHT([.B3];LEN([.B3])-[.D3]))" office:value-type="float" office:value="56" calcext:value-type="float">
            <text:p>56</text:p>
          </table:table-cell>
          <table:table-cell table:style-name="ce38" table:formula="of:=FLOOR([.E3]*180/255)" office:value-type="float" office:value="89" calcext:value-type="float">
            <text:p>89</text:p>
          </table:table-cell>
          <table:table-cell table:style-name="ce38" table:formula="of:=FLOOR([.F3]*180/255)" office:value-type="float" office:value="125" calcext:value-type="float">
            <text:p>125</text:p>
          </table:table-cell>
          <table:table-cell table:style-name="ce38" table:formula="of:=FLOOR([.G3]*180/255)" office:value-type="float" office:value="39" calcext:value-type="float">
            <text:p>39</text:p>
          </table:table-cell>
          <table:table-cell table:style-name="ce3" table:formula="of:=&quot;#&quot;&amp;DEC2HEX(([.H3]*65536) + ([.I3] * 256) + [.J3];6)" office:value-type="string" office:string-value="#597D27" calcext:value-type="string">
            <text:p>#597D27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39" table:formula="of:=(BITAND(3;[.A3])*64)+FLOOR([.A3]/4)" office:value-type="float" office:value="64" calcext:value-type="float">
            <text:p>64</text:p>
          </table:table-cell>
          <table:table-cell table:style-name="ce44" table:formula="of:=VLOOKUP([.N3];MapPalRaw;8)" office:value-type="float" office:value="0" calcext:value-type="float">
            <text:p>0</text:p>
          </table:table-cell>
          <table:table-cell table:style-name="ce45" table:formula="of:=VLOOKUP([.N3];MapPalRaw;9)" office:value-type="float" office:value="0" calcext:value-type="float">
            <text:p>0</text:p>
          </table:table-cell>
          <table:table-cell table:style-name="ce46" table:formula="of:=VLOOKUP([.N3];MapPalRaw;10)" office:value-type="float" office:value="0" calcext:value-type="float">
            <text:p>0</text:p>
          </table:table-cell>
          <table:table-cell table:style-name="ce47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247, 233, 163</text:p>
          </table:table-cell>
          <table:table-cell table:style-name="ce2" table:formula="of:=FIND(&quot;,&quot;;[.B4])" office:value-type="float" office:value="4" calcext:value-type="float">
            <text:p>4</text:p>
          </table:table-cell>
          <table:table-cell table:style-name="ce2" table:formula="of:=FIND(&quot;,&quot;;[.B4]; [.C4]+1)" office:value-type="float" office:value="9" calcext:value-type="float">
            <text:p>9</text:p>
          </table:table-cell>
          <table:table-cell table:style-name="ce7" table:formula="of:=VALUE(MID([.B4];1;[.C4]-1))" office:value-type="float" office:value="247" calcext:value-type="float">
            <text:p>247</text:p>
          </table:table-cell>
          <table:table-cell table:style-name="ce9" table:formula="of:=VALUE(MID([.B4];[.C4]+1;[.D4] - [.C4]-1))" office:value-type="float" office:value="233" calcext:value-type="float">
            <text:p>233</text:p>
          </table:table-cell>
          <table:table-cell table:style-name="ce11" table:formula="of:=VALUE(RIGHT([.B4];LEN([.B4])-[.D4]))" office:value-type="float" office:value="163" calcext:value-type="float">
            <text:p>163</text:p>
          </table:table-cell>
          <table:table-cell table:style-name="ce38" table:formula="of:=FLOOR([.E4]*180/255)" office:value-type="float" office:value="174" calcext:value-type="float">
            <text:p>174</text:p>
          </table:table-cell>
          <table:table-cell table:style-name="ce38" table:formula="of:=FLOOR([.F4]*180/255)" office:value-type="float" office:value="164" calcext:value-type="float">
            <text:p>164</text:p>
          </table:table-cell>
          <table:table-cell table:style-name="ce38" table:formula="of:=FLOOR([.G4]*180/255)" office:value-type="float" office:value="115" calcext:value-type="float">
            <text:p>115</text:p>
          </table:table-cell>
          <table:table-cell table:style-name="ce3" table:formula="of:=&quot;#&quot;&amp;DEC2HEX(([.H4]*65536) + ([.I4] * 256) + [.J4];6)" office:value-type="string" office:string-value="#AEA473" calcext:value-type="string">
            <text:p>#AEA473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39" table:formula="of:=(BITAND(3;[.A4])*64)+FLOOR([.A4]/4)" office:value-type="float" office:value="128" calcext:value-type="float">
            <text:p>128</text:p>
          </table:table-cell>
          <table:table-cell table:style-name="ce44" table:formula="of:=VLOOKUP([.N4];MapPalRaw;8)" office:value-type="float" office:value="0" calcext:value-type="float">
            <text:p>0</text:p>
          </table:table-cell>
          <table:table-cell table:style-name="ce45" table:formula="of:=VLOOKUP([.N4];MapPalRaw;9)" office:value-type="float" office:value="0" calcext:value-type="float">
            <text:p>0</text:p>
          </table:table-cell>
          <table:table-cell table:style-name="ce46" table:formula="of:=VLOOKUP([.N4];MapPalRaw;10)" office:value-type="float" office:value="0" calcext:value-type="float">
            <text:p>0</text:p>
          </table:table-cell>
          <table:table-cell table:style-name="ce47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199, 199, 199</text:p>
          </table:table-cell>
          <table:table-cell table:style-name="ce2" table:formula="of:=FIND(&quot;,&quot;;[.B5])" office:value-type="float" office:value="4" calcext:value-type="float">
            <text:p>4</text:p>
          </table:table-cell>
          <table:table-cell table:style-name="ce2" table:formula="of:=FIND(&quot;,&quot;;[.B5]; [.C5]+1)" office:value-type="float" office:value="9" calcext:value-type="float">
            <text:p>9</text:p>
          </table:table-cell>
          <table:table-cell table:style-name="ce7" table:formula="of:=VALUE(MID([.B5];1;[.C5]-1))" office:value-type="float" office:value="199" calcext:value-type="float">
            <text:p>199</text:p>
          </table:table-cell>
          <table:table-cell table:style-name="ce9" table:formula="of:=VALUE(MID([.B5];[.C5]+1;[.D5] - [.C5]-1))" office:value-type="float" office:value="199" calcext:value-type="float">
            <text:p>199</text:p>
          </table:table-cell>
          <table:table-cell table:style-name="ce11" table:formula="of:=VALUE(RIGHT([.B5];LEN([.B5])-[.D5]))" office:value-type="float" office:value="199" calcext:value-type="float">
            <text:p>199</text:p>
          </table:table-cell>
          <table:table-cell table:style-name="ce38" table:formula="of:=FLOOR([.E5]*180/255)" office:value-type="float" office:value="140" calcext:value-type="float">
            <text:p>140</text:p>
          </table:table-cell>
          <table:table-cell table:style-name="ce38" table:formula="of:=FLOOR([.F5]*180/255)" office:value-type="float" office:value="140" calcext:value-type="float">
            <text:p>140</text:p>
          </table:table-cell>
          <table:table-cell table:style-name="ce38" table:formula="of:=FLOOR([.G5]*180/255)" office:value-type="float" office:value="140" calcext:value-type="float">
            <text:p>140</text:p>
          </table:table-cell>
          <table:table-cell table:style-name="ce3" table:formula="of:=&quot;#&quot;&amp;DEC2HEX(([.H5]*65536) + ([.I5] * 256) + [.J5];6)" office:value-type="string" office:string-value="#8C8C8C" calcext:value-type="string">
            <text:p>#8C8C8C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 table:style-name="ce39" table:formula="of:=(BITAND(3;[.A5])*64)+FLOOR([.A5]/4)" office:value-type="float" office:value="192" calcext:value-type="float">
            <text:p>192</text:p>
          </table:table-cell>
          <table:table-cell table:style-name="ce44" table:formula="of:=VLOOKUP([.N5];MapPalRaw;8)" office:value-type="float" office:value="0" calcext:value-type="float">
            <text:p>0</text:p>
          </table:table-cell>
          <table:table-cell table:style-name="ce45" table:formula="of:=VLOOKUP([.N5];MapPalRaw;9)" office:value-type="float" office:value="0" calcext:value-type="float">
            <text:p>0</text:p>
          </table:table-cell>
          <table:table-cell table:style-name="ce46" table:formula="of:=VLOOKUP([.N5];MapPalRaw;10)" office:value-type="float" office:value="0" calcext:value-type="float">
            <text:p>0</text:p>
          </table:table-cell>
          <table:table-cell table:style-name="ce47"/>
        </table:table-row>
        <table:table-row table:style-name="ro1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255, 0, 0</text:p>
          </table:table-cell>
          <table:table-cell table:style-name="ce2" table:formula="of:=FIND(&quot;,&quot;;[.B6])" office:value-type="float" office:value="4" calcext:value-type="float">
            <text:p>4</text:p>
          </table:table-cell>
          <table:table-cell table:style-name="ce2" table:formula="of:=FIND(&quot;,&quot;;[.B6]; [.C6]+1)" office:value-type="float" office:value="7" calcext:value-type="float">
            <text:p>7</text:p>
          </table:table-cell>
          <table:table-cell table:style-name="ce7" table:formula="of:=VALUE(MID([.B6];1;[.C6]-1))" office:value-type="float" office:value="255" calcext:value-type="float">
            <text:p>255</text:p>
          </table:table-cell>
          <table:table-cell table:style-name="ce9" table:formula="of:=VALUE(MID([.B6];[.C6]+1;[.D6] - [.C6]-1))" office:value-type="float" office:value="0" calcext:value-type="float">
            <text:p>0</text:p>
          </table:table-cell>
          <table:table-cell table:style-name="ce11" table:formula="of:=VALUE(RIGHT([.B6];LEN([.B6])-[.D6]))" office:value-type="float" office:value="0" calcext:value-type="float">
            <text:p>0</text:p>
          </table:table-cell>
          <table:table-cell table:style-name="ce38" table:formula="of:=FLOOR([.E6]*180/255)" office:value-type="float" office:value="180" calcext:value-type="float">
            <text:p>180</text:p>
          </table:table-cell>
          <table:table-cell table:style-name="ce38" table:formula="of:=FLOOR([.F6]*180/255)" office:value-type="float" office:value="0" calcext:value-type="float">
            <text:p>0</text:p>
          </table:table-cell>
          <table:table-cell table:style-name="ce38" table:formula="of:=FLOOR([.G6]*180/255)" office:value-type="float" office:value="0" calcext:value-type="float">
            <text:p>0</text:p>
          </table:table-cell>
          <table:table-cell table:style-name="ce3" table:formula="of:=&quot;#&quot;&amp;DEC2HEX(([.H6]*65536) + ([.I6] * 256) + [.J6];6)" office:value-type="string" office:string-value="#B40000" calcext:value-type="string">
            <text:p>#B40000</text:p>
          </table:table-cell>
          <table:table-cell/>
          <table:table-cell table:style-name="ce42" office:value-type="float" office:value="4" calcext:value-type="float">
            <text:p>4</text:p>
          </table:table-cell>
          <table:table-cell table:style-name="ce39" table:formula="of:=(BITAND(3;[.A6])*64)+FLOOR([.A6]/4)" office:value-type="float" office:value="1" calcext:value-type="float">
            <text:p>1</text:p>
          </table:table-cell>
          <table:table-cell table:style-name="ce44" table:formula="of:=VLOOKUP([.N6];MapPalRaw;8)" office:value-type="float" office:value="89" calcext:value-type="float">
            <text:p>89</text:p>
          </table:table-cell>
          <table:table-cell table:style-name="ce45" table:formula="of:=VLOOKUP([.N6];MapPalRaw;9)" office:value-type="float" office:value="125" calcext:value-type="float">
            <text:p>125</text:p>
          </table:table-cell>
          <table:table-cell table:style-name="ce46" table:formula="of:=VLOOKUP([.N6];MapPalRaw;10)" office:value-type="float" office:value="39" calcext:value-type="float">
            <text:p>39</text:p>
          </table:table-cell>
          <table:table-cell table:style-name="ce48"/>
        </table:table-row>
        <table:table-row table:style-name="ro1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160, 160, 255</text:p>
          </table:table-cell>
          <table:table-cell table:style-name="ce2" table:formula="of:=FIND(&quot;,&quot;;[.B7])" office:value-type="float" office:value="4" calcext:value-type="float">
            <text:p>4</text:p>
          </table:table-cell>
          <table:table-cell table:style-name="ce2" table:formula="of:=FIND(&quot;,&quot;;[.B7]; [.C7]+1)" office:value-type="float" office:value="9" calcext:value-type="float">
            <text:p>9</text:p>
          </table:table-cell>
          <table:table-cell table:style-name="ce7" table:formula="of:=VALUE(MID([.B7];1;[.C7]-1))" office:value-type="float" office:value="160" calcext:value-type="float">
            <text:p>160</text:p>
          </table:table-cell>
          <table:table-cell table:style-name="ce9" table:formula="of:=VALUE(MID([.B7];[.C7]+1;[.D7] - [.C7]-1))" office:value-type="float" office:value="160" calcext:value-type="float">
            <text:p>160</text:p>
          </table:table-cell>
          <table:table-cell table:style-name="ce11" table:formula="of:=VALUE(RIGHT([.B7];LEN([.B7])-[.D7]))" office:value-type="float" office:value="255" calcext:value-type="float">
            <text:p>255</text:p>
          </table:table-cell>
          <table:table-cell table:style-name="ce38" table:formula="of:=FLOOR([.E7]*180/255)" office:value-type="float" office:value="112" calcext:value-type="float">
            <text:p>112</text:p>
          </table:table-cell>
          <table:table-cell table:style-name="ce38" table:formula="of:=FLOOR([.F7]*180/255)" office:value-type="float" office:value="112" calcext:value-type="float">
            <text:p>112</text:p>
          </table:table-cell>
          <table:table-cell table:style-name="ce38" table:formula="of:=FLOOR([.G7]*180/255)" office:value-type="float" office:value="180" calcext:value-type="float">
            <text:p>180</text:p>
          </table:table-cell>
          <table:table-cell table:style-name="ce3" table:formula="of:=&quot;#&quot;&amp;DEC2HEX(([.H7]*65536) + ([.I7] * 256) + [.J7];6)" office:value-type="string" office:string-value="#7070B4" calcext:value-type="string">
            <text:p>#7070B4</text:p>
          </table:table-cell>
          <table:table-cell/>
          <table:table-cell table:style-name="ce42" office:value-type="float" office:value="5" calcext:value-type="float">
            <text:p>5</text:p>
          </table:table-cell>
          <table:table-cell table:style-name="ce39" table:formula="of:=(BITAND(3;[.A7])*64)+FLOOR([.A7]/4)" office:value-type="float" office:value="65" calcext:value-type="float">
            <text:p>65</text:p>
          </table:table-cell>
          <table:table-cell table:style-name="ce44" table:formula="of:=VLOOKUP([.N7];MapPalRaw;8)" office:value-type="float" office:value="109" calcext:value-type="float">
            <text:p>109</text:p>
          </table:table-cell>
          <table:table-cell table:style-name="ce45" table:formula="of:=VLOOKUP([.N7];MapPalRaw;9)" office:value-type="float" office:value="153" calcext:value-type="float">
            <text:p>153</text:p>
          </table:table-cell>
          <table:table-cell table:style-name="ce46" table:formula="of:=VLOOKUP([.N7];MapPalRaw;10)" office:value-type="float" office:value="48" calcext:value-type="float">
            <text:p>48</text:p>
          </table:table-cell>
          <table:table-cell table:style-name="ce49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167, 167, 167</text:p>
          </table:table-cell>
          <table:table-cell table:style-name="ce2" table:formula="of:=FIND(&quot;,&quot;;[.B8])" office:value-type="float" office:value="4" calcext:value-type="float">
            <text:p>4</text:p>
          </table:table-cell>
          <table:table-cell table:style-name="ce2" table:formula="of:=FIND(&quot;,&quot;;[.B8]; [.C8]+1)" office:value-type="float" office:value="9" calcext:value-type="float">
            <text:p>9</text:p>
          </table:table-cell>
          <table:table-cell table:style-name="ce7" table:formula="of:=VALUE(MID([.B8];1;[.C8]-1))" office:value-type="float" office:value="167" calcext:value-type="float">
            <text:p>167</text:p>
          </table:table-cell>
          <table:table-cell table:style-name="ce9" table:formula="of:=VALUE(MID([.B8];[.C8]+1;[.D8] - [.C8]-1))" office:value-type="float" office:value="167" calcext:value-type="float">
            <text:p>167</text:p>
          </table:table-cell>
          <table:table-cell table:style-name="ce11" table:formula="of:=VALUE(RIGHT([.B8];LEN([.B8])-[.D8]))" office:value-type="float" office:value="167" calcext:value-type="float">
            <text:p>167</text:p>
          </table:table-cell>
          <table:table-cell table:style-name="ce38" table:formula="of:=FLOOR([.E8]*180/255)" office:value-type="float" office:value="117" calcext:value-type="float">
            <text:p>117</text:p>
          </table:table-cell>
          <table:table-cell table:style-name="ce38" table:formula="of:=FLOOR([.F8]*180/255)" office:value-type="float" office:value="117" calcext:value-type="float">
            <text:p>117</text:p>
          </table:table-cell>
          <table:table-cell table:style-name="ce38" table:formula="of:=FLOOR([.G8]*180/255)" office:value-type="float" office:value="117" calcext:value-type="float">
            <text:p>117</text:p>
          </table:table-cell>
          <table:table-cell table:style-name="ce3" table:formula="of:=&quot;#&quot;&amp;DEC2HEX(([.H8]*65536) + ([.I8] * 256) + [.J8];6)" office:value-type="string" office:string-value="#757575" calcext:value-type="string">
            <text:p>#757575</text:p>
          </table:table-cell>
          <table:table-cell/>
          <table:table-cell table:style-name="ce42" office:value-type="float" office:value="6" calcext:value-type="float">
            <text:p>6</text:p>
          </table:table-cell>
          <table:table-cell table:style-name="ce39" table:formula="of:=(BITAND(3;[.A8])*64)+FLOOR([.A8]/4)" office:value-type="float" office:value="129" calcext:value-type="float">
            <text:p>129</text:p>
          </table:table-cell>
          <table:table-cell table:style-name="ce44" table:formula="of:=VLOOKUP([.N8];MapPalRaw;8)" office:value-type="float" office:value="127" calcext:value-type="float">
            <text:p>127</text:p>
          </table:table-cell>
          <table:table-cell table:style-name="ce45" table:formula="of:=VLOOKUP([.N8];MapPalRaw;9)" office:value-type="float" office:value="178" calcext:value-type="float">
            <text:p>178</text:p>
          </table:table-cell>
          <table:table-cell table:style-name="ce46" table:formula="of:=VLOOKUP([.N8];MapPalRaw;10)" office:value-type="float" office:value="56" calcext:value-type="float">
            <text:p>56</text:p>
          </table:table-cell>
          <table:table-cell table:style-name="ce50"/>
        </table:table-row>
        <table:table-row table:style-name="ro1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0, 124, 0</text:p>
          </table:table-cell>
          <table:table-cell table:style-name="ce2" table:formula="of:=FIND(&quot;,&quot;;[.B9])" office:value-type="float" office:value="2" calcext:value-type="float">
            <text:p>2</text:p>
          </table:table-cell>
          <table:table-cell table:style-name="ce2" table:formula="of:=FIND(&quot;,&quot;;[.B9]; [.C9]+1)" office:value-type="float" office:value="7" calcext:value-type="float">
            <text:p>7</text:p>
          </table:table-cell>
          <table:table-cell table:style-name="ce7" table:formula="of:=VALUE(MID([.B9];1;[.C9]-1))" office:value-type="float" office:value="0" calcext:value-type="float">
            <text:p>0</text:p>
          </table:table-cell>
          <table:table-cell table:style-name="ce9" table:formula="of:=VALUE(MID([.B9];[.C9]+1;[.D9] - [.C9]-1))" office:value-type="float" office:value="124" calcext:value-type="float">
            <text:p>124</text:p>
          </table:table-cell>
          <table:table-cell table:style-name="ce11" table:formula="of:=VALUE(RIGHT([.B9];LEN([.B9])-[.D9]))" office:value-type="float" office:value="0" calcext:value-type="float">
            <text:p>0</text:p>
          </table:table-cell>
          <table:table-cell table:style-name="ce38" table:formula="of:=FLOOR([.E9]*180/255)" office:value-type="float" office:value="0" calcext:value-type="float">
            <text:p>0</text:p>
          </table:table-cell>
          <table:table-cell table:style-name="ce38" table:formula="of:=FLOOR([.F9]*180/255)" office:value-type="float" office:value="87" calcext:value-type="float">
            <text:p>87</text:p>
          </table:table-cell>
          <table:table-cell table:style-name="ce38" table:formula="of:=FLOOR([.G9]*180/255)" office:value-type="float" office:value="0" calcext:value-type="float">
            <text:p>0</text:p>
          </table:table-cell>
          <table:table-cell table:style-name="ce3" table:formula="of:=&quot;#&quot;&amp;DEC2HEX(([.H9]*65536) + ([.I9] * 256) + [.J9];6)" office:value-type="string" office:string-value="#005700" calcext:value-type="string">
            <text:p>#005700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 table:style-name="ce39" table:formula="of:=(BITAND(3;[.A9])*64)+FLOOR([.A9]/4)" office:value-type="float" office:value="193" calcext:value-type="float">
            <text:p>193</text:p>
          </table:table-cell>
          <table:table-cell table:style-name="ce44" table:formula="of:=VLOOKUP([.N9];MapPalRaw;8)" office:value-type="float" office:value="67" calcext:value-type="float">
            <text:p>67</text:p>
          </table:table-cell>
          <table:table-cell table:style-name="ce45" table:formula="of:=VLOOKUP([.N9];MapPalRaw;9)" office:value-type="float" office:value="94" calcext:value-type="float">
            <text:p>94</text:p>
          </table:table-cell>
          <table:table-cell table:style-name="ce46" table:formula="of:=VLOOKUP([.N9];MapPalRaw;10)" office:value-type="float" office:value="29" calcext:value-type="float">
            <text:p>29</text:p>
          </table:table-cell>
          <table:table-cell table:style-name="ce51"/>
        </table:table-row>
        <table:table-row table:style-name="ro1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255, 255, 255</text:p>
          </table:table-cell>
          <table:table-cell table:style-name="ce2" table:formula="of:=FIND(&quot;,&quot;;[.B10])" office:value-type="float" office:value="4" calcext:value-type="float">
            <text:p>4</text:p>
          </table:table-cell>
          <table:table-cell table:style-name="ce2" table:formula="of:=FIND(&quot;,&quot;;[.B10]; [.C10]+1)" office:value-type="float" office:value="9" calcext:value-type="float">
            <text:p>9</text:p>
          </table:table-cell>
          <table:table-cell table:style-name="ce7" table:formula="of:=VALUE(MID([.B10];1;[.C10]-1))" office:value-type="float" office:value="255" calcext:value-type="float">
            <text:p>255</text:p>
          </table:table-cell>
          <table:table-cell table:style-name="ce9" table:formula="of:=VALUE(MID([.B10];[.C10]+1;[.D10] - [.C10]-1))" office:value-type="float" office:value="255" calcext:value-type="float">
            <text:p>255</text:p>
          </table:table-cell>
          <table:table-cell table:style-name="ce11" table:formula="of:=VALUE(RIGHT([.B10];LEN([.B10])-[.D10]))" office:value-type="float" office:value="255" calcext:value-type="float">
            <text:p>255</text:p>
          </table:table-cell>
          <table:table-cell table:style-name="ce38" table:formula="of:=FLOOR([.E10]*180/255)" office:value-type="float" office:value="180" calcext:value-type="float">
            <text:p>180</text:p>
          </table:table-cell>
          <table:table-cell table:style-name="ce38" table:formula="of:=FLOOR([.F10]*180/255)" office:value-type="float" office:value="180" calcext:value-type="float">
            <text:p>180</text:p>
          </table:table-cell>
          <table:table-cell table:style-name="ce38" table:formula="of:=FLOOR([.G10]*180/255)" office:value-type="float" office:value="180" calcext:value-type="float">
            <text:p>180</text:p>
          </table:table-cell>
          <table:table-cell table:style-name="ce3" table:formula="of:=&quot;#&quot;&amp;DEC2HEX(([.H10]*65536) + ([.I10] * 256) + [.J10];6)" office:value-type="string" office:string-value="#B4B4B4" calcext:value-type="string">
            <text:p>#B4B4B4</text:p>
          </table:table-cell>
          <table:table-cell/>
          <table:table-cell table:style-name="ce42" office:value-type="float" office:value="8" calcext:value-type="float">
            <text:p>8</text:p>
          </table:table-cell>
          <table:table-cell table:style-name="ce39" table:formula="of:=(BITAND(3;[.A10])*64)+FLOOR([.A10]/4)" office:value-type="float" office:value="2" calcext:value-type="float">
            <text:p>2</text:p>
          </table:table-cell>
          <table:table-cell table:style-name="ce44" table:formula="of:=VLOOKUP([.N10];MapPalRaw;8)" office:value-type="float" office:value="174" calcext:value-type="float">
            <text:p>174</text:p>
          </table:table-cell>
          <table:table-cell table:style-name="ce45" table:formula="of:=VLOOKUP([.N10];MapPalRaw;9)" office:value-type="float" office:value="164" calcext:value-type="float">
            <text:p>164</text:p>
          </table:table-cell>
          <table:table-cell table:style-name="ce46" table:formula="of:=VLOOKUP([.N10];MapPalRaw;10)" office:value-type="float" office:value="115" calcext:value-type="float">
            <text:p>115</text:p>
          </table:table-cell>
          <table:table-cell table:style-name="ce52"/>
        </table:table-row>
        <table:table-row table:style-name="ro1"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164, 168, 184</text:p>
          </table:table-cell>
          <table:table-cell table:style-name="ce2" table:formula="of:=FIND(&quot;,&quot;;[.B11])" office:value-type="float" office:value="4" calcext:value-type="float">
            <text:p>4</text:p>
          </table:table-cell>
          <table:table-cell table:style-name="ce2" table:formula="of:=FIND(&quot;,&quot;;[.B11]; [.C11]+1)" office:value-type="float" office:value="9" calcext:value-type="float">
            <text:p>9</text:p>
          </table:table-cell>
          <table:table-cell table:style-name="ce7" table:formula="of:=VALUE(MID([.B11];1;[.C11]-1))" office:value-type="float" office:value="164" calcext:value-type="float">
            <text:p>164</text:p>
          </table:table-cell>
          <table:table-cell table:style-name="ce9" table:formula="of:=VALUE(MID([.B11];[.C11]+1;[.D11] - [.C11]-1))" office:value-type="float" office:value="168" calcext:value-type="float">
            <text:p>168</text:p>
          </table:table-cell>
          <table:table-cell table:style-name="ce11" table:formula="of:=VALUE(RIGHT([.B11];LEN([.B11])-[.D11]))" office:value-type="float" office:value="184" calcext:value-type="float">
            <text:p>184</text:p>
          </table:table-cell>
          <table:table-cell table:style-name="ce38" table:formula="of:=FLOOR([.E11]*180/255)" office:value-type="float" office:value="115" calcext:value-type="float">
            <text:p>115</text:p>
          </table:table-cell>
          <table:table-cell table:style-name="ce38" table:formula="of:=FLOOR([.F11]*180/255)" office:value-type="float" office:value="118" calcext:value-type="float">
            <text:p>118</text:p>
          </table:table-cell>
          <table:table-cell table:style-name="ce38" table:formula="of:=FLOOR([.G11]*180/255)" office:value-type="float" office:value="129" calcext:value-type="float">
            <text:p>129</text:p>
          </table:table-cell>
          <table:table-cell table:style-name="ce3" table:formula="of:=&quot;#&quot;&amp;DEC2HEX(([.H11]*65536) + ([.I11] * 256) + [.J11];6)" office:value-type="string" office:string-value="#737681" calcext:value-type="string">
            <text:p>#737681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style-name="ce39" table:formula="of:=(BITAND(3;[.A11])*64)+FLOOR([.A11]/4)" office:value-type="float" office:value="66" calcext:value-type="float">
            <text:p>66</text:p>
          </table:table-cell>
          <table:table-cell table:style-name="ce44" table:formula="of:=VLOOKUP([.N11];MapPalRaw;8)" office:value-type="float" office:value="213" calcext:value-type="float">
            <text:p>213</text:p>
          </table:table-cell>
          <table:table-cell table:style-name="ce45" table:formula="of:=VLOOKUP([.N11];MapPalRaw;9)" office:value-type="float" office:value="201" calcext:value-type="float">
            <text:p>201</text:p>
          </table:table-cell>
          <table:table-cell table:style-name="ce46" table:formula="of:=VLOOKUP([.N11];MapPalRaw;10)" office:value-type="float" office:value="140" calcext:value-type="float">
            <text:p>140</text:p>
          </table:table-cell>
          <table:table-cell table:style-name="ce53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151, 109, 77</text:p>
          </table:table-cell>
          <table:table-cell table:style-name="ce2" table:formula="of:=FIND(&quot;,&quot;;[.B12])" office:value-type="float" office:value="4" calcext:value-type="float">
            <text:p>4</text:p>
          </table:table-cell>
          <table:table-cell table:style-name="ce2" table:formula="of:=FIND(&quot;,&quot;;[.B12]; [.C12]+1)" office:value-type="float" office:value="9" calcext:value-type="float">
            <text:p>9</text:p>
          </table:table-cell>
          <table:table-cell table:style-name="ce7" table:formula="of:=VALUE(MID([.B12];1;[.C12]-1))" office:value-type="float" office:value="151" calcext:value-type="float">
            <text:p>151</text:p>
          </table:table-cell>
          <table:table-cell table:style-name="ce9" table:formula="of:=VALUE(MID([.B12];[.C12]+1;[.D12] - [.C12]-1))" office:value-type="float" office:value="109" calcext:value-type="float">
            <text:p>109</text:p>
          </table:table-cell>
          <table:table-cell table:style-name="ce11" table:formula="of:=VALUE(RIGHT([.B12];LEN([.B12])-[.D12]))" office:value-type="float" office:value="77" calcext:value-type="float">
            <text:p>77</text:p>
          </table:table-cell>
          <table:table-cell table:style-name="ce38" table:formula="of:=FLOOR([.E12]*180/255)" office:value-type="float" office:value="106" calcext:value-type="float">
            <text:p>106</text:p>
          </table:table-cell>
          <table:table-cell table:style-name="ce38" table:formula="of:=FLOOR([.F12]*180/255)" office:value-type="float" office:value="76" calcext:value-type="float">
            <text:p>76</text:p>
          </table:table-cell>
          <table:table-cell table:style-name="ce38" table:formula="of:=FLOOR([.G12]*180/255)" office:value-type="float" office:value="54" calcext:value-type="float">
            <text:p>54</text:p>
          </table:table-cell>
          <table:table-cell table:style-name="ce3" table:formula="of:=&quot;#&quot;&amp;DEC2HEX(([.H12]*65536) + ([.I12] * 256) + [.J12];6)" office:value-type="string" office:string-value="#6A4C36" calcext:value-type="string">
            <text:p>#6A4C36</text:p>
          </table:table-cell>
          <table:table-cell/>
          <table:table-cell table:style-name="ce42" office:value-type="float" office:value="10" calcext:value-type="float">
            <text:p>10</text:p>
          </table:table-cell>
          <table:table-cell table:style-name="ce39" table:formula="of:=(BITAND(3;[.A12])*64)+FLOOR([.A12]/4)" office:value-type="float" office:value="130" calcext:value-type="float">
            <text:p>130</text:p>
          </table:table-cell>
          <table:table-cell table:style-name="ce44" table:formula="of:=VLOOKUP([.N12];MapPalRaw;8)" office:value-type="float" office:value="247" calcext:value-type="float">
            <text:p>247</text:p>
          </table:table-cell>
          <table:table-cell table:style-name="ce45" table:formula="of:=VLOOKUP([.N12];MapPalRaw;9)" office:value-type="float" office:value="233" calcext:value-type="float">
            <text:p>233</text:p>
          </table:table-cell>
          <table:table-cell table:style-name="ce46" table:formula="of:=VLOOKUP([.N12];MapPalRaw;10)" office:value-type="float" office:value="163" calcext:value-type="float">
            <text:p>163</text:p>
          </table:table-cell>
          <table:table-cell table:style-name="ce54"/>
        </table:table-row>
        <table:table-row table:style-name="ro1"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112, 112, 112</text:p>
          </table:table-cell>
          <table:table-cell table:style-name="ce2" table:formula="of:=FIND(&quot;,&quot;;[.B13])" office:value-type="float" office:value="4" calcext:value-type="float">
            <text:p>4</text:p>
          </table:table-cell>
          <table:table-cell table:style-name="ce2" table:formula="of:=FIND(&quot;,&quot;;[.B13]; [.C13]+1)" office:value-type="float" office:value="9" calcext:value-type="float">
            <text:p>9</text:p>
          </table:table-cell>
          <table:table-cell table:style-name="ce7" table:formula="of:=VALUE(MID([.B13];1;[.C13]-1))" office:value-type="float" office:value="112" calcext:value-type="float">
            <text:p>112</text:p>
          </table:table-cell>
          <table:table-cell table:style-name="ce9" table:formula="of:=VALUE(MID([.B13];[.C13]+1;[.D13] - [.C13]-1))" office:value-type="float" office:value="112" calcext:value-type="float">
            <text:p>112</text:p>
          </table:table-cell>
          <table:table-cell table:style-name="ce11" table:formula="of:=VALUE(RIGHT([.B13];LEN([.B13])-[.D13]))" office:value-type="float" office:value="112" calcext:value-type="float">
            <text:p>112</text:p>
          </table:table-cell>
          <table:table-cell table:style-name="ce38" table:formula="of:=FLOOR([.E13]*180/255)" office:value-type="float" office:value="79" calcext:value-type="float">
            <text:p>79</text:p>
          </table:table-cell>
          <table:table-cell table:style-name="ce38" table:formula="of:=FLOOR([.F13]*180/255)" office:value-type="float" office:value="79" calcext:value-type="float">
            <text:p>79</text:p>
          </table:table-cell>
          <table:table-cell table:style-name="ce38" table:formula="of:=FLOOR([.G13]*180/255)" office:value-type="float" office:value="79" calcext:value-type="float">
            <text:p>79</text:p>
          </table:table-cell>
          <table:table-cell table:style-name="ce3" table:formula="of:=&quot;#&quot;&amp;DEC2HEX(([.H13]*65536) + ([.I13] * 256) + [.J13];6)" office:value-type="string" office:string-value="#4F4F4F" calcext:value-type="string">
            <text:p>#4F4F4F</text:p>
          </table:table-cell>
          <table:table-cell/>
          <table:table-cell table:style-name="ce42" office:value-type="float" office:value="11" calcext:value-type="float">
            <text:p>11</text:p>
          </table:table-cell>
          <table:table-cell table:style-name="ce39" table:formula="of:=(BITAND(3;[.A13])*64)+FLOOR([.A13]/4)" office:value-type="float" office:value="194" calcext:value-type="float">
            <text:p>194</text:p>
          </table:table-cell>
          <table:table-cell table:style-name="ce44" table:formula="of:=VLOOKUP([.N13];MapPalRaw;8)" office:value-type="float" office:value="130" calcext:value-type="float">
            <text:p>130</text:p>
          </table:table-cell>
          <table:table-cell table:style-name="ce45" table:formula="of:=VLOOKUP([.N13];MapPalRaw;9)" office:value-type="float" office:value="123" calcext:value-type="float">
            <text:p>123</text:p>
          </table:table-cell>
          <table:table-cell table:style-name="ce46" table:formula="of:=VLOOKUP([.N13];MapPalRaw;10)" office:value-type="float" office:value="86" calcext:value-type="float">
            <text:p>86</text:p>
          </table:table-cell>
          <table:table-cell table:style-name="ce55"/>
        </table:table-row>
        <table:table-row table:style-name="ro1">
          <table:table-cell table:style-name="ce33" office:value-type="float" office:value="12" calcext:value-type="float">
            <text:p>12</text:p>
          </table:table-cell>
          <table:table-cell table:style-name="ce33" office:value-type="string" calcext:value-type="string">
            <text:p>64, 64, 255</text:p>
          </table:table-cell>
          <table:table-cell table:style-name="ce2" table:formula="of:=FIND(&quot;,&quot;;[.B14])" office:value-type="float" office:value="3" calcext:value-type="float">
            <text:p>3</text:p>
          </table:table-cell>
          <table:table-cell table:style-name="ce2" table:formula="of:=FIND(&quot;,&quot;;[.B14]; [.C14]+1)" office:value-type="float" office:value="7" calcext:value-type="float">
            <text:p>7</text:p>
          </table:table-cell>
          <table:table-cell table:style-name="ce7" table:formula="of:=VALUE(MID([.B14];1;[.C14]-1))" office:value-type="float" office:value="64" calcext:value-type="float">
            <text:p>64</text:p>
          </table:table-cell>
          <table:table-cell table:style-name="ce9" table:formula="of:=VALUE(MID([.B14];[.C14]+1;[.D14] - [.C14]-1))" office:value-type="float" office:value="64" calcext:value-type="float">
            <text:p>64</text:p>
          </table:table-cell>
          <table:table-cell table:style-name="ce11" table:formula="of:=VALUE(RIGHT([.B14];LEN([.B14])-[.D14]))" office:value-type="float" office:value="255" calcext:value-type="float">
            <text:p>255</text:p>
          </table:table-cell>
          <table:table-cell table:style-name="ce38" table:formula="of:=FLOOR([.E14]*180/255)" office:value-type="float" office:value="45" calcext:value-type="float">
            <text:p>45</text:p>
          </table:table-cell>
          <table:table-cell table:style-name="ce38" table:formula="of:=FLOOR([.F14]*180/255)" office:value-type="float" office:value="45" calcext:value-type="float">
            <text:p>45</text:p>
          </table:table-cell>
          <table:table-cell table:style-name="ce38" table:formula="of:=FLOOR([.G14]*180/255)" office:value-type="float" office:value="180" calcext:value-type="float">
            <text:p>180</text:p>
          </table:table-cell>
          <table:table-cell table:style-name="ce3" table:formula="of:=&quot;#&quot;&amp;DEC2HEX(([.H14]*65536) + ([.I14] * 256) + [.J14];6)" office:value-type="string" office:string-value="#2D2DB4" calcext:value-type="string">
            <text:p>#2D2DB4</text:p>
          </table:table-cell>
          <table:table-cell/>
          <table:table-cell table:style-name="ce42" office:value-type="float" office:value="12" calcext:value-type="float">
            <text:p>12</text:p>
          </table:table-cell>
          <table:table-cell table:style-name="ce39" table:formula="of:=(BITAND(3;[.A14])*64)+FLOOR([.A14]/4)" office:value-type="float" office:value="3" calcext:value-type="float">
            <text:p>3</text:p>
          </table:table-cell>
          <table:table-cell table:style-name="ce44" table:formula="of:=VLOOKUP([.N14];MapPalRaw;8)" office:value-type="float" office:value="140" calcext:value-type="float">
            <text:p>140</text:p>
          </table:table-cell>
          <table:table-cell table:style-name="ce45" table:formula="of:=VLOOKUP([.N14];MapPalRaw;9)" office:value-type="float" office:value="140" calcext:value-type="float">
            <text:p>140</text:p>
          </table:table-cell>
          <table:table-cell table:style-name="ce46" table:formula="of:=VLOOKUP([.N14];MapPalRaw;10)" office:value-type="float" office:value="140" calcext:value-type="float">
            <text:p>140</text:p>
          </table:table-cell>
          <table:table-cell table:style-name="ce56"/>
        </table:table-row>
        <table:table-row table:style-name="ro1"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143, 119, 72</text:p>
          </table:table-cell>
          <table:table-cell table:style-name="ce2" table:formula="of:=FIND(&quot;,&quot;;[.B15])" office:value-type="float" office:value="4" calcext:value-type="float">
            <text:p>4</text:p>
          </table:table-cell>
          <table:table-cell table:style-name="ce2" table:formula="of:=FIND(&quot;,&quot;;[.B15]; [.C15]+1)" office:value-type="float" office:value="9" calcext:value-type="float">
            <text:p>9</text:p>
          </table:table-cell>
          <table:table-cell table:style-name="ce7" table:formula="of:=VALUE(MID([.B15];1;[.C15]-1))" office:value-type="float" office:value="143" calcext:value-type="float">
            <text:p>143</text:p>
          </table:table-cell>
          <table:table-cell table:style-name="ce9" table:formula="of:=VALUE(MID([.B15];[.C15]+1;[.D15] - [.C15]-1))" office:value-type="float" office:value="119" calcext:value-type="float">
            <text:p>119</text:p>
          </table:table-cell>
          <table:table-cell table:style-name="ce11" table:formula="of:=VALUE(RIGHT([.B15];LEN([.B15])-[.D15]))" office:value-type="float" office:value="72" calcext:value-type="float">
            <text:p>72</text:p>
          </table:table-cell>
          <table:table-cell table:style-name="ce38" table:formula="of:=FLOOR([.E15]*180/255)" office:value-type="float" office:value="100" calcext:value-type="float">
            <text:p>100</text:p>
          </table:table-cell>
          <table:table-cell table:style-name="ce38" table:formula="of:=FLOOR([.F15]*180/255)" office:value-type="float" office:value="84" calcext:value-type="float">
            <text:p>84</text:p>
          </table:table-cell>
          <table:table-cell table:style-name="ce38" table:formula="of:=FLOOR([.G15]*180/255)" office:value-type="float" office:value="50" calcext:value-type="float">
            <text:p>50</text:p>
          </table:table-cell>
          <table:table-cell table:style-name="ce3" table:formula="of:=&quot;#&quot;&amp;DEC2HEX(([.H15]*65536) + ([.I15] * 256) + [.J15];6)" office:value-type="string" office:string-value="#645432" calcext:value-type="string">
            <text:p>#645432</text:p>
          </table:table-cell>
          <table:table-cell/>
          <table:table-cell table:style-name="ce42" office:value-type="float" office:value="13" calcext:value-type="float">
            <text:p>13</text:p>
          </table:table-cell>
          <table:table-cell table:style-name="ce39" table:formula="of:=(BITAND(3;[.A15])*64)+FLOOR([.A15]/4)" office:value-type="float" office:value="67" calcext:value-type="float">
            <text:p>67</text:p>
          </table:table-cell>
          <table:table-cell table:style-name="ce44" table:formula="of:=VLOOKUP([.N15];MapPalRaw;8)" office:value-type="float" office:value="171" calcext:value-type="float">
            <text:p>171</text:p>
          </table:table-cell>
          <table:table-cell table:style-name="ce45" table:formula="of:=VLOOKUP([.N15];MapPalRaw;9)" office:value-type="float" office:value="171" calcext:value-type="float">
            <text:p>171</text:p>
          </table:table-cell>
          <table:table-cell table:style-name="ce46" table:formula="of:=VLOOKUP([.N15];MapPalRaw;10)" office:value-type="float" office:value="171" calcext:value-type="float">
            <text:p>171</text:p>
          </table:table-cell>
          <table:table-cell table:style-name="ce57"/>
        </table:table-row>
        <table:table-row table:style-name="ro1">
          <table:table-cell table:style-name="ce33" office:value-type="float" office:value="14" calcext:value-type="float">
            <text:p>14</text:p>
          </table:table-cell>
          <table:table-cell table:style-name="ce33" office:value-type="string" calcext:value-type="string">
            <text:p>255, 252, 245</text:p>
          </table:table-cell>
          <table:table-cell table:style-name="ce2" table:formula="of:=FIND(&quot;,&quot;;[.B16])" office:value-type="float" office:value="4" calcext:value-type="float">
            <text:p>4</text:p>
          </table:table-cell>
          <table:table-cell table:style-name="ce2" table:formula="of:=FIND(&quot;,&quot;;[.B16]; [.C16]+1)" office:value-type="float" office:value="9" calcext:value-type="float">
            <text:p>9</text:p>
          </table:table-cell>
          <table:table-cell table:style-name="ce7" table:formula="of:=VALUE(MID([.B16];1;[.C16]-1))" office:value-type="float" office:value="255" calcext:value-type="float">
            <text:p>255</text:p>
          </table:table-cell>
          <table:table-cell table:style-name="ce9" table:formula="of:=VALUE(MID([.B16];[.C16]+1;[.D16] - [.C16]-1))" office:value-type="float" office:value="252" calcext:value-type="float">
            <text:p>252</text:p>
          </table:table-cell>
          <table:table-cell table:style-name="ce11" table:formula="of:=VALUE(RIGHT([.B16];LEN([.B16])-[.D16]))" office:value-type="float" office:value="245" calcext:value-type="float">
            <text:p>245</text:p>
          </table:table-cell>
          <table:table-cell table:style-name="ce38" table:formula="of:=FLOOR([.E16]*180/255)" office:value-type="float" office:value="180" calcext:value-type="float">
            <text:p>180</text:p>
          </table:table-cell>
          <table:table-cell table:style-name="ce38" table:formula="of:=FLOOR([.F16]*180/255)" office:value-type="float" office:value="177" calcext:value-type="float">
            <text:p>177</text:p>
          </table:table-cell>
          <table:table-cell table:style-name="ce38" table:formula="of:=FLOOR([.G16]*180/255)" office:value-type="float" office:value="172" calcext:value-type="float">
            <text:p>172</text:p>
          </table:table-cell>
          <table:table-cell table:style-name="ce3" table:formula="of:=&quot;#&quot;&amp;DEC2HEX(([.H16]*65536) + ([.I16] * 256) + [.J16];6)" office:value-type="string" office:string-value="#B4B1AC" calcext:value-type="string">
            <text:p>#B4B1AC</text:p>
          </table:table-cell>
          <table:table-cell/>
          <table:table-cell table:style-name="ce42" office:value-type="float" office:value="14" calcext:value-type="float">
            <text:p>14</text:p>
          </table:table-cell>
          <table:table-cell table:style-name="ce39" table:formula="of:=(BITAND(3;[.A16])*64)+FLOOR([.A16]/4)" office:value-type="float" office:value="131" calcext:value-type="float">
            <text:p>131</text:p>
          </table:table-cell>
          <table:table-cell table:style-name="ce44" table:formula="of:=VLOOKUP([.N16];MapPalRaw;8)" office:value-type="float" office:value="199" calcext:value-type="float">
            <text:p>199</text:p>
          </table:table-cell>
          <table:table-cell table:style-name="ce45" table:formula="of:=VLOOKUP([.N16];MapPalRaw;9)" office:value-type="float" office:value="199" calcext:value-type="float">
            <text:p>199</text:p>
          </table:table-cell>
          <table:table-cell table:style-name="ce46" table:formula="of:=VLOOKUP([.N16];MapPalRaw;10)" office:value-type="float" office:value="199" calcext:value-type="float">
            <text:p>199</text:p>
          </table:table-cell>
          <table:table-cell table:style-name="ce58"/>
        </table:table-row>
        <table:table-row table:style-name="ro1"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216, 127, 51</text:p>
          </table:table-cell>
          <table:table-cell table:style-name="ce2" table:formula="of:=FIND(&quot;,&quot;;[.B17])" office:value-type="float" office:value="4" calcext:value-type="float">
            <text:p>4</text:p>
          </table:table-cell>
          <table:table-cell table:style-name="ce2" table:formula="of:=FIND(&quot;,&quot;;[.B17]; [.C17]+1)" office:value-type="float" office:value="9" calcext:value-type="float">
            <text:p>9</text:p>
          </table:table-cell>
          <table:table-cell table:style-name="ce7" table:formula="of:=VALUE(MID([.B17];1;[.C17]-1))" office:value-type="float" office:value="216" calcext:value-type="float">
            <text:p>216</text:p>
          </table:table-cell>
          <table:table-cell table:style-name="ce9" table:formula="of:=VALUE(MID([.B17];[.C17]+1;[.D17] - [.C17]-1))" office:value-type="float" office:value="127" calcext:value-type="float">
            <text:p>127</text:p>
          </table:table-cell>
          <table:table-cell table:style-name="ce11" table:formula="of:=VALUE(RIGHT([.B17];LEN([.B17])-[.D17]))" office:value-type="float" office:value="51" calcext:value-type="float">
            <text:p>51</text:p>
          </table:table-cell>
          <table:table-cell table:style-name="ce38" table:formula="of:=FLOOR([.E17]*180/255)" office:value-type="float" office:value="152" calcext:value-type="float">
            <text:p>152</text:p>
          </table:table-cell>
          <table:table-cell table:style-name="ce38" table:formula="of:=FLOOR([.F17]*180/255)" office:value-type="float" office:value="89" calcext:value-type="float">
            <text:p>89</text:p>
          </table:table-cell>
          <table:table-cell table:style-name="ce38" table:formula="of:=FLOOR([.G17]*180/255)" office:value-type="float" office:value="36" calcext:value-type="float">
            <text:p>36</text:p>
          </table:table-cell>
          <table:table-cell table:style-name="ce3" table:formula="of:=&quot;#&quot;&amp;DEC2HEX(([.H17]*65536) + ([.I17] * 256) + [.J17];6)" office:value-type="string" office:string-value="#985924" calcext:value-type="string">
            <text:p>#985924</text:p>
          </table:table-cell>
          <table:table-cell/>
          <table:table-cell table:style-name="ce42" office:value-type="float" office:value="15" calcext:value-type="float">
            <text:p>15</text:p>
          </table:table-cell>
          <table:table-cell table:style-name="ce39" table:formula="of:=(BITAND(3;[.A17])*64)+FLOOR([.A17]/4)" office:value-type="float" office:value="195" calcext:value-type="float">
            <text:p>195</text:p>
          </table:table-cell>
          <table:table-cell table:style-name="ce44" table:formula="of:=VLOOKUP([.N17];MapPalRaw;8)" office:value-type="float" office:value="105" calcext:value-type="float">
            <text:p>105</text:p>
          </table:table-cell>
          <table:table-cell table:style-name="ce45" table:formula="of:=VLOOKUP([.N17];MapPalRaw;9)" office:value-type="float" office:value="105" calcext:value-type="float">
            <text:p>105</text:p>
          </table:table-cell>
          <table:table-cell table:style-name="ce46" table:formula="of:=VLOOKUP([.N17];MapPalRaw;10)" office:value-type="float" office:value="105" calcext:value-type="float">
            <text:p>105</text:p>
          </table:table-cell>
          <table:table-cell table:style-name="ce59"/>
        </table:table-row>
        <table:table-row table:style-name="ro1"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178, 76, 216</text:p>
          </table:table-cell>
          <table:table-cell table:style-name="ce2" table:formula="of:=FIND(&quot;,&quot;;[.B18])" office:value-type="float" office:value="4" calcext:value-type="float">
            <text:p>4</text:p>
          </table:table-cell>
          <table:table-cell table:style-name="ce2" table:formula="of:=FIND(&quot;,&quot;;[.B18]; [.C18]+1)" office:value-type="float" office:value="8" calcext:value-type="float">
            <text:p>8</text:p>
          </table:table-cell>
          <table:table-cell table:style-name="ce7" table:formula="of:=VALUE(MID([.B18];1;[.C18]-1))" office:value-type="float" office:value="178" calcext:value-type="float">
            <text:p>178</text:p>
          </table:table-cell>
          <table:table-cell table:style-name="ce9" table:formula="of:=VALUE(MID([.B18];[.C18]+1;[.D18] - [.C18]-1))" office:value-type="float" office:value="76" calcext:value-type="float">
            <text:p>76</text:p>
          </table:table-cell>
          <table:table-cell table:style-name="ce11" table:formula="of:=VALUE(RIGHT([.B18];LEN([.B18])-[.D18]))" office:value-type="float" office:value="216" calcext:value-type="float">
            <text:p>216</text:p>
          </table:table-cell>
          <table:table-cell table:style-name="ce38" table:formula="of:=FLOOR([.E18]*180/255)" office:value-type="float" office:value="125" calcext:value-type="float">
            <text:p>125</text:p>
          </table:table-cell>
          <table:table-cell table:style-name="ce38" table:formula="of:=FLOOR([.F18]*180/255)" office:value-type="float" office:value="53" calcext:value-type="float">
            <text:p>53</text:p>
          </table:table-cell>
          <table:table-cell table:style-name="ce38" table:formula="of:=FLOOR([.G18]*180/255)" office:value-type="float" office:value="152" calcext:value-type="float">
            <text:p>152</text:p>
          </table:table-cell>
          <table:table-cell table:style-name="ce3" table:formula="of:=&quot;#&quot;&amp;DEC2HEX(([.H18]*65536) + ([.I18] * 256) + [.J18];6)" office:value-type="string" office:string-value="#7D3598" calcext:value-type="string">
            <text:p>#7D3598</text:p>
          </table:table-cell>
          <table:table-cell/>
          <table:table-cell table:style-name="ce42" office:value-type="float" office:value="16" calcext:value-type="float">
            <text:p>16</text:p>
          </table:table-cell>
          <table:table-cell table:style-name="ce39" table:formula="of:=(BITAND(3;[.A18])*64)+FLOOR([.A18]/4)" office:value-type="float" office:value="4" calcext:value-type="float">
            <text:p>4</text:p>
          </table:table-cell>
          <table:table-cell table:style-name="ce44" table:formula="of:=VLOOKUP([.N18];MapPalRaw;8)" office:value-type="float" office:value="180" calcext:value-type="float">
            <text:p>180</text:p>
          </table:table-cell>
          <table:table-cell table:style-name="ce45" table:formula="of:=VLOOKUP([.N18];MapPalRaw;9)" office:value-type="float" office:value="0" calcext:value-type="float">
            <text:p>0</text:p>
          </table:table-cell>
          <table:table-cell table:style-name="ce46" table:formula="of:=VLOOKUP([.N18];MapPalRaw;10)" office:value-type="float" office:value="0" calcext:value-type="float">
            <text:p>0</text:p>
          </table:table-cell>
          <table:table-cell table:style-name="ce60"/>
        </table:table-row>
        <table:table-row table:style-name="ro1"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102, 153, 216</text:p>
          </table:table-cell>
          <table:table-cell table:style-name="ce2" table:formula="of:=FIND(&quot;,&quot;;[.B19])" office:value-type="float" office:value="4" calcext:value-type="float">
            <text:p>4</text:p>
          </table:table-cell>
          <table:table-cell table:style-name="ce2" table:formula="of:=FIND(&quot;,&quot;;[.B19]; [.C19]+1)" office:value-type="float" office:value="9" calcext:value-type="float">
            <text:p>9</text:p>
          </table:table-cell>
          <table:table-cell table:style-name="ce7" table:formula="of:=VALUE(MID([.B19];1;[.C19]-1))" office:value-type="float" office:value="102" calcext:value-type="float">
            <text:p>102</text:p>
          </table:table-cell>
          <table:table-cell table:style-name="ce9" table:formula="of:=VALUE(MID([.B19];[.C19]+1;[.D19] - [.C19]-1))" office:value-type="float" office:value="153" calcext:value-type="float">
            <text:p>153</text:p>
          </table:table-cell>
          <table:table-cell table:style-name="ce11" table:formula="of:=VALUE(RIGHT([.B19];LEN([.B19])-[.D19]))" office:value-type="float" office:value="216" calcext:value-type="float">
            <text:p>216</text:p>
          </table:table-cell>
          <table:table-cell table:style-name="ce38" table:formula="of:=FLOOR([.E19]*180/255)" office:value-type="float" office:value="72" calcext:value-type="float">
            <text:p>72</text:p>
          </table:table-cell>
          <table:table-cell table:style-name="ce38" table:formula="of:=FLOOR([.F19]*180/255)" office:value-type="float" office:value="108" calcext:value-type="float">
            <text:p>108</text:p>
          </table:table-cell>
          <table:table-cell table:style-name="ce38" table:formula="of:=FLOOR([.G19]*180/255)" office:value-type="float" office:value="152" calcext:value-type="float">
            <text:p>152</text:p>
          </table:table-cell>
          <table:table-cell table:style-name="ce3" table:formula="of:=&quot;#&quot;&amp;DEC2HEX(([.H19]*65536) + ([.I19] * 256) + [.J19];6)" office:value-type="string" office:string-value="#486C98" calcext:value-type="string">
            <text:p>#486C98</text:p>
          </table:table-cell>
          <table:table-cell/>
          <table:table-cell table:style-name="ce42" office:value-type="float" office:value="17" calcext:value-type="float">
            <text:p>17</text:p>
          </table:table-cell>
          <table:table-cell table:style-name="ce39" table:formula="of:=(BITAND(3;[.A19])*64)+FLOOR([.A19]/4)" office:value-type="float" office:value="68" calcext:value-type="float">
            <text:p>68</text:p>
          </table:table-cell>
          <table:table-cell table:style-name="ce44" table:formula="of:=VLOOKUP([.N19];MapPalRaw;8)" office:value-type="float" office:value="220" calcext:value-type="float">
            <text:p>220</text:p>
          </table:table-cell>
          <table:table-cell table:style-name="ce45" table:formula="of:=VLOOKUP([.N19];MapPalRaw;9)" office:value-type="float" office:value="0" calcext:value-type="float">
            <text:p>0</text:p>
          </table:table-cell>
          <table:table-cell table:style-name="ce46" table:formula="of:=VLOOKUP([.N19];MapPalRaw;10)" office:value-type="float" office:value="0" calcext:value-type="float">
            <text:p>0</text:p>
          </table:table-cell>
          <table:table-cell table:style-name="ce61"/>
        </table:table-row>
        <table:table-row table:style-name="ro1"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229, 229, 51</text:p>
          </table:table-cell>
          <table:table-cell table:style-name="ce2" table:formula="of:=FIND(&quot;,&quot;;[.B20])" office:value-type="float" office:value="4" calcext:value-type="float">
            <text:p>4</text:p>
          </table:table-cell>
          <table:table-cell table:style-name="ce2" table:formula="of:=FIND(&quot;,&quot;;[.B20]; [.C20]+1)" office:value-type="float" office:value="9" calcext:value-type="float">
            <text:p>9</text:p>
          </table:table-cell>
          <table:table-cell table:style-name="ce7" table:formula="of:=VALUE(MID([.B20];1;[.C20]-1))" office:value-type="float" office:value="229" calcext:value-type="float">
            <text:p>229</text:p>
          </table:table-cell>
          <table:table-cell table:style-name="ce9" table:formula="of:=VALUE(MID([.B20];[.C20]+1;[.D20] - [.C20]-1))" office:value-type="float" office:value="229" calcext:value-type="float">
            <text:p>229</text:p>
          </table:table-cell>
          <table:table-cell table:style-name="ce11" table:formula="of:=VALUE(RIGHT([.B20];LEN([.B20])-[.D20]))" office:value-type="float" office:value="51" calcext:value-type="float">
            <text:p>51</text:p>
          </table:table-cell>
          <table:table-cell table:style-name="ce38" table:formula="of:=FLOOR([.E20]*180/255)" office:value-type="float" office:value="161" calcext:value-type="float">
            <text:p>161</text:p>
          </table:table-cell>
          <table:table-cell table:style-name="ce38" table:formula="of:=FLOOR([.F20]*180/255)" office:value-type="float" office:value="161" calcext:value-type="float">
            <text:p>161</text:p>
          </table:table-cell>
          <table:table-cell table:style-name="ce38" table:formula="of:=FLOOR([.G20]*180/255)" office:value-type="float" office:value="36" calcext:value-type="float">
            <text:p>36</text:p>
          </table:table-cell>
          <table:table-cell table:style-name="ce3" table:formula="of:=&quot;#&quot;&amp;DEC2HEX(([.H20]*65536) + ([.I20] * 256) + [.J20];6)" office:value-type="string" office:string-value="#A1A124" calcext:value-type="string">
            <text:p>#A1A124</text:p>
          </table:table-cell>
          <table:table-cell/>
          <table:table-cell table:style-name="ce42" office:value-type="float" office:value="18" calcext:value-type="float">
            <text:p>18</text:p>
          </table:table-cell>
          <table:table-cell table:style-name="ce39" table:formula="of:=(BITAND(3;[.A20])*64)+FLOOR([.A20]/4)" office:value-type="float" office:value="132" calcext:value-type="float">
            <text:p>132</text:p>
          </table:table-cell>
          <table:table-cell table:style-name="ce44" table:formula="of:=VLOOKUP([.N20];MapPalRaw;8)" office:value-type="float" office:value="255" calcext:value-type="float">
            <text:p>255</text:p>
          </table:table-cell>
          <table:table-cell table:style-name="ce45" table:formula="of:=VLOOKUP([.N20];MapPalRaw;9)" office:value-type="float" office:value="0" calcext:value-type="float">
            <text:p>0</text:p>
          </table:table-cell>
          <table:table-cell table:style-name="ce46" table:formula="of:=VLOOKUP([.N20];MapPalRaw;10)" office:value-type="float" office:value="0" calcext:value-type="float">
            <text:p>0</text:p>
          </table:table-cell>
          <table:table-cell table:style-name="ce62"/>
        </table:table-row>
        <table:table-row table:style-name="ro1"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127, 204, 25</text:p>
          </table:table-cell>
          <table:table-cell table:style-name="ce2" table:formula="of:=FIND(&quot;,&quot;;[.B21])" office:value-type="float" office:value="4" calcext:value-type="float">
            <text:p>4</text:p>
          </table:table-cell>
          <table:table-cell table:style-name="ce2" table:formula="of:=FIND(&quot;,&quot;;[.B21]; [.C21]+1)" office:value-type="float" office:value="9" calcext:value-type="float">
            <text:p>9</text:p>
          </table:table-cell>
          <table:table-cell table:style-name="ce7" table:formula="of:=VALUE(MID([.B21];1;[.C21]-1))" office:value-type="float" office:value="127" calcext:value-type="float">
            <text:p>127</text:p>
          </table:table-cell>
          <table:table-cell table:style-name="ce9" table:formula="of:=VALUE(MID([.B21];[.C21]+1;[.D21] - [.C21]-1))" office:value-type="float" office:value="204" calcext:value-type="float">
            <text:p>204</text:p>
          </table:table-cell>
          <table:table-cell table:style-name="ce11" table:formula="of:=VALUE(RIGHT([.B21];LEN([.B21])-[.D21]))" office:value-type="float" office:value="25" calcext:value-type="float">
            <text:p>25</text:p>
          </table:table-cell>
          <table:table-cell table:style-name="ce38" table:formula="of:=FLOOR([.E21]*180/255)" office:value-type="float" office:value="89" calcext:value-type="float">
            <text:p>89</text:p>
          </table:table-cell>
          <table:table-cell table:style-name="ce38" table:formula="of:=FLOOR([.F21]*180/255)" office:value-type="float" office:value="144" calcext:value-type="float">
            <text:p>144</text:p>
          </table:table-cell>
          <table:table-cell table:style-name="ce38" table:formula="of:=FLOOR([.G21]*180/255)" office:value-type="float" office:value="17" calcext:value-type="float">
            <text:p>17</text:p>
          </table:table-cell>
          <table:table-cell table:style-name="ce3" table:formula="of:=&quot;#&quot;&amp;DEC2HEX(([.H21]*65536) + ([.I21] * 256) + [.J21];6)" office:value-type="string" office:string-value="#599011" calcext:value-type="string">
            <text:p>#599011</text:p>
          </table:table-cell>
          <table:table-cell/>
          <table:table-cell table:style-name="ce42" office:value-type="float" office:value="19" calcext:value-type="float">
            <text:p>19</text:p>
          </table:table-cell>
          <table:table-cell table:style-name="ce39" table:formula="of:=(BITAND(3;[.A21])*64)+FLOOR([.A21]/4)" office:value-type="float" office:value="196" calcext:value-type="float">
            <text:p>196</text:p>
          </table:table-cell>
          <table:table-cell table:style-name="ce44" table:formula="of:=VLOOKUP([.N21];MapPalRaw;8)" office:value-type="float" office:value="135" calcext:value-type="float">
            <text:p>135</text:p>
          </table:table-cell>
          <table:table-cell table:style-name="ce45" table:formula="of:=VLOOKUP([.N21];MapPalRaw;9)" office:value-type="float" office:value="0" calcext:value-type="float">
            <text:p>0</text:p>
          </table:table-cell>
          <table:table-cell table:style-name="ce46" table:formula="of:=VLOOKUP([.N21];MapPalRaw;10)" office:value-type="float" office:value="0" calcext:value-type="float">
            <text:p>0</text:p>
          </table:table-cell>
          <table:table-cell table:style-name="ce63"/>
        </table:table-row>
        <table:table-row table:style-name="ro1"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242, 127, 165</text:p>
          </table:table-cell>
          <table:table-cell table:style-name="ce2" table:formula="of:=FIND(&quot;,&quot;;[.B22])" office:value-type="float" office:value="4" calcext:value-type="float">
            <text:p>4</text:p>
          </table:table-cell>
          <table:table-cell table:style-name="ce2" table:formula="of:=FIND(&quot;,&quot;;[.B22]; [.C22]+1)" office:value-type="float" office:value="9" calcext:value-type="float">
            <text:p>9</text:p>
          </table:table-cell>
          <table:table-cell table:style-name="ce7" table:formula="of:=VALUE(MID([.B22];1;[.C22]-1))" office:value-type="float" office:value="242" calcext:value-type="float">
            <text:p>242</text:p>
          </table:table-cell>
          <table:table-cell table:style-name="ce9" table:formula="of:=VALUE(MID([.B22];[.C22]+1;[.D22] - [.C22]-1))" office:value-type="float" office:value="127" calcext:value-type="float">
            <text:p>127</text:p>
          </table:table-cell>
          <table:table-cell table:style-name="ce11" table:formula="of:=VALUE(RIGHT([.B22];LEN([.B22])-[.D22]))" office:value-type="float" office:value="165" calcext:value-type="float">
            <text:p>165</text:p>
          </table:table-cell>
          <table:table-cell table:style-name="ce38" table:formula="of:=FLOOR([.E22]*180/255)" office:value-type="float" office:value="170" calcext:value-type="float">
            <text:p>170</text:p>
          </table:table-cell>
          <table:table-cell table:style-name="ce38" table:formula="of:=FLOOR([.F22]*180/255)" office:value-type="float" office:value="89" calcext:value-type="float">
            <text:p>89</text:p>
          </table:table-cell>
          <table:table-cell table:style-name="ce38" table:formula="of:=FLOOR([.G22]*180/255)" office:value-type="float" office:value="116" calcext:value-type="float">
            <text:p>116</text:p>
          </table:table-cell>
          <table:table-cell table:style-name="ce3" table:formula="of:=&quot;#&quot;&amp;DEC2HEX(([.H22]*65536) + ([.I22] * 256) + [.J22];6)" office:value-type="string" office:string-value="#AA5974" calcext:value-type="string">
            <text:p>#AA5974</text:p>
          </table:table-cell>
          <table:table-cell/>
          <table:table-cell table:style-name="ce42" office:value-type="float" office:value="20" calcext:value-type="float">
            <text:p>20</text:p>
          </table:table-cell>
          <table:table-cell table:style-name="ce39" table:formula="of:=(BITAND(3;[.A22])*64)+FLOOR([.A22]/4)" office:value-type="float" office:value="5" calcext:value-type="float">
            <text:p>5</text:p>
          </table:table-cell>
          <table:table-cell table:style-name="ce44" table:formula="of:=VLOOKUP([.N22];MapPalRaw;8)" office:value-type="float" office:value="112" calcext:value-type="float">
            <text:p>112</text:p>
          </table:table-cell>
          <table:table-cell table:style-name="ce45" table:formula="of:=VLOOKUP([.N22];MapPalRaw;9)" office:value-type="float" office:value="112" calcext:value-type="float">
            <text:p>112</text:p>
          </table:table-cell>
          <table:table-cell table:style-name="ce46" table:formula="of:=VLOOKUP([.N22];MapPalRaw;10)" office:value-type="float" office:value="180" calcext:value-type="float">
            <text:p>180</text:p>
          </table:table-cell>
          <table:table-cell table:style-name="ce64"/>
        </table:table-row>
        <table:table-row table:style-name="ro1"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76, 76, 76</text:p>
          </table:table-cell>
          <table:table-cell table:style-name="ce2" table:formula="of:=FIND(&quot;,&quot;;[.B23])" office:value-type="float" office:value="3" calcext:value-type="float">
            <text:p>3</text:p>
          </table:table-cell>
          <table:table-cell table:style-name="ce2" table:formula="of:=FIND(&quot;,&quot;;[.B23]; [.C23]+1)" office:value-type="float" office:value="7" calcext:value-type="float">
            <text:p>7</text:p>
          </table:table-cell>
          <table:table-cell table:style-name="ce7" table:formula="of:=VALUE(MID([.B23];1;[.C23]-1))" office:value-type="float" office:value="76" calcext:value-type="float">
            <text:p>76</text:p>
          </table:table-cell>
          <table:table-cell table:style-name="ce9" table:formula="of:=VALUE(MID([.B23];[.C23]+1;[.D23] - [.C23]-1))" office:value-type="float" office:value="76" calcext:value-type="float">
            <text:p>76</text:p>
          </table:table-cell>
          <table:table-cell table:style-name="ce11" table:formula="of:=VALUE(RIGHT([.B23];LEN([.B23])-[.D23]))" office:value-type="float" office:value="76" calcext:value-type="float">
            <text:p>76</text:p>
          </table:table-cell>
          <table:table-cell table:style-name="ce38" table:formula="of:=FLOOR([.E23]*180/255)" office:value-type="float" office:value="53" calcext:value-type="float">
            <text:p>53</text:p>
          </table:table-cell>
          <table:table-cell table:style-name="ce38" table:formula="of:=FLOOR([.F23]*180/255)" office:value-type="float" office:value="53" calcext:value-type="float">
            <text:p>53</text:p>
          </table:table-cell>
          <table:table-cell table:style-name="ce38" table:formula="of:=FLOOR([.G23]*180/255)" office:value-type="float" office:value="53" calcext:value-type="float">
            <text:p>53</text:p>
          </table:table-cell>
          <table:table-cell table:style-name="ce3" table:formula="of:=&quot;#&quot;&amp;DEC2HEX(([.H23]*65536) + ([.I23] * 256) + [.J23];6)" office:value-type="string" office:string-value="#353535" calcext:value-type="string">
            <text:p>#353535</text:p>
          </table:table-cell>
          <table:table-cell/>
          <table:table-cell table:style-name="ce42" office:value-type="float" office:value="21" calcext:value-type="float">
            <text:p>21</text:p>
          </table:table-cell>
          <table:table-cell table:style-name="ce39" table:formula="of:=(BITAND(3;[.A23])*64)+FLOOR([.A23]/4)" office:value-type="float" office:value="69" calcext:value-type="float">
            <text:p>69</text:p>
          </table:table-cell>
          <table:table-cell table:style-name="ce44" table:formula="of:=VLOOKUP([.N23];MapPalRaw;8)" office:value-type="float" office:value="138" calcext:value-type="float">
            <text:p>138</text:p>
          </table:table-cell>
          <table:table-cell table:style-name="ce45" table:formula="of:=VLOOKUP([.N23];MapPalRaw;9)" office:value-type="float" office:value="138" calcext:value-type="float">
            <text:p>138</text:p>
          </table:table-cell>
          <table:table-cell table:style-name="ce46" table:formula="of:=VLOOKUP([.N23];MapPalRaw;10)" office:value-type="float" office:value="220" calcext:value-type="float">
            <text:p>220</text:p>
          </table:table-cell>
          <table:table-cell table:style-name="ce65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style-name="ce33" office:value-type="string" calcext:value-type="string">
            <text:p>153, 153, 153</text:p>
          </table:table-cell>
          <table:table-cell table:style-name="ce2" table:formula="of:=FIND(&quot;,&quot;;[.B24])" office:value-type="float" office:value="4" calcext:value-type="float">
            <text:p>4</text:p>
          </table:table-cell>
          <table:table-cell table:style-name="ce2" table:formula="of:=FIND(&quot;,&quot;;[.B24]; [.C24]+1)" office:value-type="float" office:value="9" calcext:value-type="float">
            <text:p>9</text:p>
          </table:table-cell>
          <table:table-cell table:style-name="ce7" table:formula="of:=VALUE(MID([.B24];1;[.C24]-1))" office:value-type="float" office:value="153" calcext:value-type="float">
            <text:p>153</text:p>
          </table:table-cell>
          <table:table-cell table:style-name="ce9" table:formula="of:=VALUE(MID([.B24];[.C24]+1;[.D24] - [.C24]-1))" office:value-type="float" office:value="153" calcext:value-type="float">
            <text:p>153</text:p>
          </table:table-cell>
          <table:table-cell table:style-name="ce11" table:formula="of:=VALUE(RIGHT([.B24];LEN([.B24])-[.D24]))" office:value-type="float" office:value="153" calcext:value-type="float">
            <text:p>153</text:p>
          </table:table-cell>
          <table:table-cell table:style-name="ce38" table:formula="of:=FLOOR([.E24]*180/255)" office:value-type="float" office:value="108" calcext:value-type="float">
            <text:p>108</text:p>
          </table:table-cell>
          <table:table-cell table:style-name="ce38" table:formula="of:=FLOOR([.F24]*180/255)" office:value-type="float" office:value="108" calcext:value-type="float">
            <text:p>108</text:p>
          </table:table-cell>
          <table:table-cell table:style-name="ce38" table:formula="of:=FLOOR([.G24]*180/255)" office:value-type="float" office:value="108" calcext:value-type="float">
            <text:p>108</text:p>
          </table:table-cell>
          <table:table-cell table:style-name="ce3" table:formula="of:=&quot;#&quot;&amp;DEC2HEX(([.H24]*65536) + ([.I24] * 256) + [.J24];6)" office:value-type="string" office:string-value="#6C6C6C" calcext:value-type="string">
            <text:p>#6C6C6C</text:p>
          </table:table-cell>
          <table:table-cell/>
          <table:table-cell table:style-name="ce42" office:value-type="float" office:value="22" calcext:value-type="float">
            <text:p>22</text:p>
          </table:table-cell>
          <table:table-cell table:style-name="ce39" table:formula="of:=(BITAND(3;[.A24])*64)+FLOOR([.A24]/4)" office:value-type="float" office:value="133" calcext:value-type="float">
            <text:p>133</text:p>
          </table:table-cell>
          <table:table-cell table:style-name="ce44" table:formula="of:=VLOOKUP([.N24];MapPalRaw;8)" office:value-type="float" office:value="160" calcext:value-type="float">
            <text:p>160</text:p>
          </table:table-cell>
          <table:table-cell table:style-name="ce45" table:formula="of:=VLOOKUP([.N24];MapPalRaw;9)" office:value-type="float" office:value="160" calcext:value-type="float">
            <text:p>160</text:p>
          </table:table-cell>
          <table:table-cell table:style-name="ce46" table:formula="of:=VLOOKUP([.N24];MapPalRaw;10)" office:value-type="float" office:value="255" calcext:value-type="float">
            <text:p>255</text:p>
          </table:table-cell>
          <table:table-cell table:style-name="ce66"/>
        </table:table-row>
        <table:table-row table:style-name="ro1"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76, 127, 153</text:p>
          </table:table-cell>
          <table:table-cell table:style-name="ce2" table:formula="of:=FIND(&quot;,&quot;;[.B25])" office:value-type="float" office:value="3" calcext:value-type="float">
            <text:p>3</text:p>
          </table:table-cell>
          <table:table-cell table:style-name="ce2" table:formula="of:=FIND(&quot;,&quot;;[.B25]; [.C25]+1)" office:value-type="float" office:value="8" calcext:value-type="float">
            <text:p>8</text:p>
          </table:table-cell>
          <table:table-cell table:style-name="ce7" table:formula="of:=VALUE(MID([.B25];1;[.C25]-1))" office:value-type="float" office:value="76" calcext:value-type="float">
            <text:p>76</text:p>
          </table:table-cell>
          <table:table-cell table:style-name="ce9" table:formula="of:=VALUE(MID([.B25];[.C25]+1;[.D25] - [.C25]-1))" office:value-type="float" office:value="127" calcext:value-type="float">
            <text:p>127</text:p>
          </table:table-cell>
          <table:table-cell table:style-name="ce11" table:formula="of:=VALUE(RIGHT([.B25];LEN([.B25])-[.D25]))" office:value-type="float" office:value="153" calcext:value-type="float">
            <text:p>153</text:p>
          </table:table-cell>
          <table:table-cell table:style-name="ce38" table:formula="of:=FLOOR([.E25]*180/255)" office:value-type="float" office:value="53" calcext:value-type="float">
            <text:p>53</text:p>
          </table:table-cell>
          <table:table-cell table:style-name="ce38" table:formula="of:=FLOOR([.F25]*180/255)" office:value-type="float" office:value="89" calcext:value-type="float">
            <text:p>89</text:p>
          </table:table-cell>
          <table:table-cell table:style-name="ce38" table:formula="of:=FLOOR([.G25]*180/255)" office:value-type="float" office:value="108" calcext:value-type="float">
            <text:p>108</text:p>
          </table:table-cell>
          <table:table-cell table:style-name="ce3" table:formula="of:=&quot;#&quot;&amp;DEC2HEX(([.H25]*65536) + ([.I25] * 256) + [.J25];6)" office:value-type="string" office:string-value="#35596C" calcext:value-type="string">
            <text:p>#35596C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 table:style-name="ce39" table:formula="of:=(BITAND(3;[.A25])*64)+FLOOR([.A25]/4)" office:value-type="float" office:value="197" calcext:value-type="float">
            <text:p>197</text:p>
          </table:table-cell>
          <table:table-cell table:style-name="ce44" table:formula="of:=VLOOKUP([.N25];MapPalRaw;8)" office:value-type="float" office:value="84" calcext:value-type="float">
            <text:p>84</text:p>
          </table:table-cell>
          <table:table-cell table:style-name="ce45" table:formula="of:=VLOOKUP([.N25];MapPalRaw;9)" office:value-type="float" office:value="84" calcext:value-type="float">
            <text:p>84</text:p>
          </table:table-cell>
          <table:table-cell table:style-name="ce46" table:formula="of:=VLOOKUP([.N25];MapPalRaw;10)" office:value-type="float" office:value="135" calcext:value-type="float">
            <text:p>135</text:p>
          </table:table-cell>
          <table:table-cell table:style-name="ce67"/>
        </table:table-row>
        <table:table-row table:style-name="ro1"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127, 63, 178</text:p>
          </table:table-cell>
          <table:table-cell table:style-name="ce2" table:formula="of:=FIND(&quot;,&quot;;[.B26])" office:value-type="float" office:value="4" calcext:value-type="float">
            <text:p>4</text:p>
          </table:table-cell>
          <table:table-cell table:style-name="ce2" table:formula="of:=FIND(&quot;,&quot;;[.B26]; [.C26]+1)" office:value-type="float" office:value="8" calcext:value-type="float">
            <text:p>8</text:p>
          </table:table-cell>
          <table:table-cell table:style-name="ce7" table:formula="of:=VALUE(MID([.B26];1;[.C26]-1))" office:value-type="float" office:value="127" calcext:value-type="float">
            <text:p>127</text:p>
          </table:table-cell>
          <table:table-cell table:style-name="ce9" table:formula="of:=VALUE(MID([.B26];[.C26]+1;[.D26] - [.C26]-1))" office:value-type="float" office:value="63" calcext:value-type="float">
            <text:p>63</text:p>
          </table:table-cell>
          <table:table-cell table:style-name="ce11" table:formula="of:=VALUE(RIGHT([.B26];LEN([.B26])-[.D26]))" office:value-type="float" office:value="178" calcext:value-type="float">
            <text:p>178</text:p>
          </table:table-cell>
          <table:table-cell table:style-name="ce38" table:formula="of:=FLOOR([.E26]*180/255)" office:value-type="float" office:value="89" calcext:value-type="float">
            <text:p>89</text:p>
          </table:table-cell>
          <table:table-cell table:style-name="ce38" table:formula="of:=FLOOR([.F26]*180/255)" office:value-type="float" office:value="44" calcext:value-type="float">
            <text:p>44</text:p>
          </table:table-cell>
          <table:table-cell table:style-name="ce38" table:formula="of:=FLOOR([.G26]*180/255)" office:value-type="float" office:value="125" calcext:value-type="float">
            <text:p>125</text:p>
          </table:table-cell>
          <table:table-cell table:style-name="ce3" table:formula="of:=&quot;#&quot;&amp;DEC2HEX(([.H26]*65536) + ([.I26] * 256) + [.J26];6)" office:value-type="string" office:string-value="#592C7D" calcext:value-type="string">
            <text:p>#592C7D</text:p>
          </table:table-cell>
          <table:table-cell/>
          <table:table-cell table:style-name="ce42" office:value-type="float" office:value="24" calcext:value-type="float">
            <text:p>24</text:p>
          </table:table-cell>
          <table:table-cell table:style-name="ce39" table:formula="of:=(BITAND(3;[.A26])*64)+FLOOR([.A26]/4)" office:value-type="float" office:value="6" calcext:value-type="float">
            <text:p>6</text:p>
          </table:table-cell>
          <table:table-cell table:style-name="ce44" table:formula="of:=VLOOKUP([.N26];MapPalRaw;8)" office:value-type="float" office:value="117" calcext:value-type="float">
            <text:p>117</text:p>
          </table:table-cell>
          <table:table-cell table:style-name="ce45" table:formula="of:=VLOOKUP([.N26];MapPalRaw;9)" office:value-type="float" office:value="117" calcext:value-type="float">
            <text:p>117</text:p>
          </table:table-cell>
          <table:table-cell table:style-name="ce46" table:formula="of:=VLOOKUP([.N26];MapPalRaw;10)" office:value-type="float" office:value="117" calcext:value-type="float">
            <text:p>117</text:p>
          </table:table-cell>
          <table:table-cell table:style-name="ce68"/>
        </table:table-row>
        <table:table-row table:style-name="ro1"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51, 76, 178</text:p>
          </table:table-cell>
          <table:table-cell table:style-name="ce2" table:formula="of:=FIND(&quot;,&quot;;[.B27])" office:value-type="float" office:value="3" calcext:value-type="float">
            <text:p>3</text:p>
          </table:table-cell>
          <table:table-cell table:style-name="ce2" table:formula="of:=FIND(&quot;,&quot;;[.B27]; [.C27]+1)" office:value-type="float" office:value="7" calcext:value-type="float">
            <text:p>7</text:p>
          </table:table-cell>
          <table:table-cell table:style-name="ce7" table:formula="of:=VALUE(MID([.B27];1;[.C27]-1))" office:value-type="float" office:value="51" calcext:value-type="float">
            <text:p>51</text:p>
          </table:table-cell>
          <table:table-cell table:style-name="ce9" table:formula="of:=VALUE(MID([.B27];[.C27]+1;[.D27] - [.C27]-1))" office:value-type="float" office:value="76" calcext:value-type="float">
            <text:p>76</text:p>
          </table:table-cell>
          <table:table-cell table:style-name="ce11" table:formula="of:=VALUE(RIGHT([.B27];LEN([.B27])-[.D27]))" office:value-type="float" office:value="178" calcext:value-type="float">
            <text:p>178</text:p>
          </table:table-cell>
          <table:table-cell table:style-name="ce38" table:formula="of:=FLOOR([.E27]*180/255)" office:value-type="float" office:value="36" calcext:value-type="float">
            <text:p>36</text:p>
          </table:table-cell>
          <table:table-cell table:style-name="ce38" table:formula="of:=FLOOR([.F27]*180/255)" office:value-type="float" office:value="53" calcext:value-type="float">
            <text:p>53</text:p>
          </table:table-cell>
          <table:table-cell table:style-name="ce38" table:formula="of:=FLOOR([.G27]*180/255)" office:value-type="float" office:value="125" calcext:value-type="float">
            <text:p>125</text:p>
          </table:table-cell>
          <table:table-cell table:style-name="ce3" table:formula="of:=&quot;#&quot;&amp;DEC2HEX(([.H27]*65536) + ([.I27] * 256) + [.J27];6)" office:value-type="string" office:string-value="#24357D" calcext:value-type="string">
            <text:p>#24357D</text:p>
          </table:table-cell>
          <table:table-cell/>
          <table:table-cell table:style-name="ce42" office:value-type="float" office:value="25" calcext:value-type="float">
            <text:p>25</text:p>
          </table:table-cell>
          <table:table-cell table:style-name="ce39" table:formula="of:=(BITAND(3;[.A27])*64)+FLOOR([.A27]/4)" office:value-type="float" office:value="70" calcext:value-type="float">
            <text:p>70</text:p>
          </table:table-cell>
          <table:table-cell table:style-name="ce44" table:formula="of:=VLOOKUP([.N27];MapPalRaw;8)" office:value-type="float" office:value="144" calcext:value-type="float">
            <text:p>144</text:p>
          </table:table-cell>
          <table:table-cell table:style-name="ce45" table:formula="of:=VLOOKUP([.N27];MapPalRaw;9)" office:value-type="float" office:value="144" calcext:value-type="float">
            <text:p>144</text:p>
          </table:table-cell>
          <table:table-cell table:style-name="ce46" table:formula="of:=VLOOKUP([.N27];MapPalRaw;10)" office:value-type="float" office:value="144" calcext:value-type="float">
            <text:p>144</text:p>
          </table:table-cell>
          <table:table-cell table:style-name="ce69"/>
        </table:table-row>
        <table:table-row table:style-name="ro1"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102, 76, 51</text:p>
          </table:table-cell>
          <table:table-cell table:style-name="ce2" table:formula="of:=FIND(&quot;,&quot;;[.B28])" office:value-type="float" office:value="4" calcext:value-type="float">
            <text:p>4</text:p>
          </table:table-cell>
          <table:table-cell table:style-name="ce2" table:formula="of:=FIND(&quot;,&quot;;[.B28]; [.C28]+1)" office:value-type="float" office:value="8" calcext:value-type="float">
            <text:p>8</text:p>
          </table:table-cell>
          <table:table-cell table:style-name="ce7" table:formula="of:=VALUE(MID([.B28];1;[.C28]-1))" office:value-type="float" office:value="102" calcext:value-type="float">
            <text:p>102</text:p>
          </table:table-cell>
          <table:table-cell table:style-name="ce9" table:formula="of:=VALUE(MID([.B28];[.C28]+1;[.D28] - [.C28]-1))" office:value-type="float" office:value="76" calcext:value-type="float">
            <text:p>76</text:p>
          </table:table-cell>
          <table:table-cell table:style-name="ce11" table:formula="of:=VALUE(RIGHT([.B28];LEN([.B28])-[.D28]))" office:value-type="float" office:value="51" calcext:value-type="float">
            <text:p>51</text:p>
          </table:table-cell>
          <table:table-cell table:style-name="ce38" table:formula="of:=FLOOR([.E28]*180/255)" office:value-type="float" office:value="72" calcext:value-type="float">
            <text:p>72</text:p>
          </table:table-cell>
          <table:table-cell table:style-name="ce38" table:formula="of:=FLOOR([.F28]*180/255)" office:value-type="float" office:value="53" calcext:value-type="float">
            <text:p>53</text:p>
          </table:table-cell>
          <table:table-cell table:style-name="ce38" table:formula="of:=FLOOR([.G28]*180/255)" office:value-type="float" office:value="36" calcext:value-type="float">
            <text:p>36</text:p>
          </table:table-cell>
          <table:table-cell table:style-name="ce3" table:formula="of:=&quot;#&quot;&amp;DEC2HEX(([.H28]*65536) + ([.I28] * 256) + [.J28];6)" office:value-type="string" office:string-value="#483524" calcext:value-type="string">
            <text:p>#483524</text:p>
          </table:table-cell>
          <table:table-cell/>
          <table:table-cell table:style-name="ce42" office:value-type="float" office:value="26" calcext:value-type="float">
            <text:p>26</text:p>
          </table:table-cell>
          <table:table-cell table:style-name="ce39" table:formula="of:=(BITAND(3;[.A28])*64)+FLOOR([.A28]/4)" office:value-type="float" office:value="134" calcext:value-type="float">
            <text:p>134</text:p>
          </table:table-cell>
          <table:table-cell table:style-name="ce44" table:formula="of:=VLOOKUP([.N28];MapPalRaw;8)" office:value-type="float" office:value="167" calcext:value-type="float">
            <text:p>167</text:p>
          </table:table-cell>
          <table:table-cell table:style-name="ce45" table:formula="of:=VLOOKUP([.N28];MapPalRaw;9)" office:value-type="float" office:value="167" calcext:value-type="float">
            <text:p>167</text:p>
          </table:table-cell>
          <table:table-cell table:style-name="ce46" table:formula="of:=VLOOKUP([.N28];MapPalRaw;10)" office:value-type="float" office:value="167" calcext:value-type="float">
            <text:p>167</text:p>
          </table:table-cell>
          <table:table-cell table:style-name="ce70"/>
        </table:table-row>
        <table:table-row table:style-name="ro1"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102, 127, 51</text:p>
          </table:table-cell>
          <table:table-cell table:style-name="ce2" table:formula="of:=FIND(&quot;,&quot;;[.B29])" office:value-type="float" office:value="4" calcext:value-type="float">
            <text:p>4</text:p>
          </table:table-cell>
          <table:table-cell table:style-name="ce2" table:formula="of:=FIND(&quot;,&quot;;[.B29]; [.C29]+1)" office:value-type="float" office:value="9" calcext:value-type="float">
            <text:p>9</text:p>
          </table:table-cell>
          <table:table-cell table:style-name="ce7" table:formula="of:=VALUE(MID([.B29];1;[.C29]-1))" office:value-type="float" office:value="102" calcext:value-type="float">
            <text:p>102</text:p>
          </table:table-cell>
          <table:table-cell table:style-name="ce9" table:formula="of:=VALUE(MID([.B29];[.C29]+1;[.D29] - [.C29]-1))" office:value-type="float" office:value="127" calcext:value-type="float">
            <text:p>127</text:p>
          </table:table-cell>
          <table:table-cell table:style-name="ce11" table:formula="of:=VALUE(RIGHT([.B29];LEN([.B29])-[.D29]))" office:value-type="float" office:value="51" calcext:value-type="float">
            <text:p>51</text:p>
          </table:table-cell>
          <table:table-cell table:style-name="ce38" table:formula="of:=FLOOR([.E29]*180/255)" office:value-type="float" office:value="72" calcext:value-type="float">
            <text:p>72</text:p>
          </table:table-cell>
          <table:table-cell table:style-name="ce38" table:formula="of:=FLOOR([.F29]*180/255)" office:value-type="float" office:value="89" calcext:value-type="float">
            <text:p>89</text:p>
          </table:table-cell>
          <table:table-cell table:style-name="ce38" table:formula="of:=FLOOR([.G29]*180/255)" office:value-type="float" office:value="36" calcext:value-type="float">
            <text:p>36</text:p>
          </table:table-cell>
          <table:table-cell table:style-name="ce3" table:formula="of:=&quot;#&quot;&amp;DEC2HEX(([.H29]*65536) + ([.I29] * 256) + [.J29];6)" office:value-type="string" office:string-value="#485924" calcext:value-type="string">
            <text:p>#485924</text:p>
          </table:table-cell>
          <table:table-cell/>
          <table:table-cell table:style-name="ce42" office:value-type="float" office:value="27" calcext:value-type="float">
            <text:p>27</text:p>
          </table:table-cell>
          <table:table-cell table:style-name="ce39" table:formula="of:=(BITAND(3;[.A29])*64)+FLOOR([.A29]/4)" office:value-type="float" office:value="198" calcext:value-type="float">
            <text:p>198</text:p>
          </table:table-cell>
          <table:table-cell table:style-name="ce44" table:formula="of:=VLOOKUP([.N29];MapPalRaw;8)" office:value-type="float" office:value="88" calcext:value-type="float">
            <text:p>88</text:p>
          </table:table-cell>
          <table:table-cell table:style-name="ce45" table:formula="of:=VLOOKUP([.N29];MapPalRaw;9)" office:value-type="float" office:value="88" calcext:value-type="float">
            <text:p>88</text:p>
          </table:table-cell>
          <table:table-cell table:style-name="ce46" table:formula="of:=VLOOKUP([.N29];MapPalRaw;10)" office:value-type="float" office:value="88" calcext:value-type="float">
            <text:p>88</text:p>
          </table:table-cell>
          <table:table-cell table:style-name="ce71"/>
        </table:table-row>
        <table:table-row table:style-name="ro1"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153, 51, 51</text:p>
          </table:table-cell>
          <table:table-cell table:style-name="ce2" table:formula="of:=FIND(&quot;,&quot;;[.B30])" office:value-type="float" office:value="4" calcext:value-type="float">
            <text:p>4</text:p>
          </table:table-cell>
          <table:table-cell table:style-name="ce2" table:formula="of:=FIND(&quot;,&quot;;[.B30]; [.C30]+1)" office:value-type="float" office:value="8" calcext:value-type="float">
            <text:p>8</text:p>
          </table:table-cell>
          <table:table-cell table:style-name="ce7" table:formula="of:=VALUE(MID([.B30];1;[.C30]-1))" office:value-type="float" office:value="153" calcext:value-type="float">
            <text:p>153</text:p>
          </table:table-cell>
          <table:table-cell table:style-name="ce9" table:formula="of:=VALUE(MID([.B30];[.C30]+1;[.D30] - [.C30]-1))" office:value-type="float" office:value="51" calcext:value-type="float">
            <text:p>51</text:p>
          </table:table-cell>
          <table:table-cell table:style-name="ce11" table:formula="of:=VALUE(RIGHT([.B30];LEN([.B30])-[.D30]))" office:value-type="float" office:value="51" calcext:value-type="float">
            <text:p>51</text:p>
          </table:table-cell>
          <table:table-cell table:style-name="ce38" table:formula="of:=FLOOR([.E30]*180/255)" office:value-type="float" office:value="108" calcext:value-type="float">
            <text:p>108</text:p>
          </table:table-cell>
          <table:table-cell table:style-name="ce38" table:formula="of:=FLOOR([.F30]*180/255)" office:value-type="float" office:value="36" calcext:value-type="float">
            <text:p>36</text:p>
          </table:table-cell>
          <table:table-cell table:style-name="ce38" table:formula="of:=FLOOR([.G30]*180/255)" office:value-type="float" office:value="36" calcext:value-type="float">
            <text:p>36</text:p>
          </table:table-cell>
          <table:table-cell table:style-name="ce3" table:formula="of:=&quot;#&quot;&amp;DEC2HEX(([.H30]*65536) + ([.I30] * 256) + [.J30];6)" office:value-type="string" office:string-value="#6C2424" calcext:value-type="string">
            <text:p>#6C2424</text:p>
          </table:table-cell>
          <table:table-cell/>
          <table:table-cell table:style-name="ce42" office:value-type="float" office:value="28" calcext:value-type="float">
            <text:p>28</text:p>
          </table:table-cell>
          <table:table-cell table:style-name="ce39" table:formula="of:=(BITAND(3;[.A30])*64)+FLOOR([.A30]/4)" office:value-type="float" office:value="7" calcext:value-type="float">
            <text:p>7</text:p>
          </table:table-cell>
          <table:table-cell table:style-name="ce44" table:formula="of:=VLOOKUP([.N30];MapPalRaw;8)" office:value-type="float" office:value="0" calcext:value-type="float">
            <text:p>0</text:p>
          </table:table-cell>
          <table:table-cell table:style-name="ce45" table:formula="of:=VLOOKUP([.N30];MapPalRaw;9)" office:value-type="float" office:value="87" calcext:value-type="float">
            <text:p>87</text:p>
          </table:table-cell>
          <table:table-cell table:style-name="ce46" table:formula="of:=VLOOKUP([.N30];MapPalRaw;10)" office:value-type="float" office:value="0" calcext:value-type="float">
            <text:p>0</text:p>
          </table:table-cell>
          <table:table-cell table:style-name="ce72"/>
        </table:table-row>
        <table:table-row table:style-name="ro1">
          <table:table-cell table:style-name="ce33" office:value-type="float" office:value="29" calcext:value-type="float">
            <text:p>29</text:p>
          </table:table-cell>
          <table:table-cell table:style-name="ce33" office:value-type="string" calcext:value-type="string">
            <text:p>25, 25, 25</text:p>
          </table:table-cell>
          <table:table-cell table:style-name="ce2" table:formula="of:=FIND(&quot;,&quot;;[.B31])" office:value-type="float" office:value="3" calcext:value-type="float">
            <text:p>3</text:p>
          </table:table-cell>
          <table:table-cell table:style-name="ce2" table:formula="of:=FIND(&quot;,&quot;;[.B31]; [.C31]+1)" office:value-type="float" office:value="7" calcext:value-type="float">
            <text:p>7</text:p>
          </table:table-cell>
          <table:table-cell table:style-name="ce7" table:formula="of:=VALUE(MID([.B31];1;[.C31]-1))" office:value-type="float" office:value="25" calcext:value-type="float">
            <text:p>25</text:p>
          </table:table-cell>
          <table:table-cell table:style-name="ce9" table:formula="of:=VALUE(MID([.B31];[.C31]+1;[.D31] - [.C31]-1))" office:value-type="float" office:value="25" calcext:value-type="float">
            <text:p>25</text:p>
          </table:table-cell>
          <table:table-cell table:style-name="ce11" table:formula="of:=VALUE(RIGHT([.B31];LEN([.B31])-[.D31]))" office:value-type="float" office:value="25" calcext:value-type="float">
            <text:p>25</text:p>
          </table:table-cell>
          <table:table-cell table:style-name="ce38" table:formula="of:=FLOOR([.E31]*180/255)" office:value-type="float" office:value="17" calcext:value-type="float">
            <text:p>17</text:p>
          </table:table-cell>
          <table:table-cell table:style-name="ce38" table:formula="of:=FLOOR([.F31]*180/255)" office:value-type="float" office:value="17" calcext:value-type="float">
            <text:p>17</text:p>
          </table:table-cell>
          <table:table-cell table:style-name="ce38" table:formula="of:=FLOOR([.G31]*180/255)" office:value-type="float" office:value="17" calcext:value-type="float">
            <text:p>17</text:p>
          </table:table-cell>
          <table:table-cell table:style-name="ce3" table:formula="of:=&quot;#&quot;&amp;DEC2HEX(([.H31]*65536) + ([.I31] * 256) + [.J31];6)" office:value-type="string" office:string-value="#111111" calcext:value-type="string">
            <text:p>#111111</text:p>
          </table:table-cell>
          <table:table-cell/>
          <table:table-cell table:style-name="ce42" office:value-type="float" office:value="29" calcext:value-type="float">
            <text:p>29</text:p>
          </table:table-cell>
          <table:table-cell table:style-name="ce39" table:formula="of:=(BITAND(3;[.A31])*64)+FLOOR([.A31]/4)" office:value-type="float" office:value="71" calcext:value-type="float">
            <text:p>71</text:p>
          </table:table-cell>
          <table:table-cell table:style-name="ce44" table:formula="of:=VLOOKUP([.N31];MapPalRaw;8)" office:value-type="float" office:value="0" calcext:value-type="float">
            <text:p>0</text:p>
          </table:table-cell>
          <table:table-cell table:style-name="ce45" table:formula="of:=VLOOKUP([.N31];MapPalRaw;9)" office:value-type="float" office:value="106" calcext:value-type="float">
            <text:p>106</text:p>
          </table:table-cell>
          <table:table-cell table:style-name="ce46" table:formula="of:=VLOOKUP([.N31];MapPalRaw;10)" office:value-type="float" office:value="0" calcext:value-type="float">
            <text:p>0</text:p>
          </table:table-cell>
          <table:table-cell table:style-name="ce73"/>
        </table:table-row>
        <table:table-row table:style-name="ro1"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250, 238, 77</text:p>
          </table:table-cell>
          <table:table-cell table:style-name="ce2" table:formula="of:=FIND(&quot;,&quot;;[.B32])" office:value-type="float" office:value="4" calcext:value-type="float">
            <text:p>4</text:p>
          </table:table-cell>
          <table:table-cell table:style-name="ce2" table:formula="of:=FIND(&quot;,&quot;;[.B32]; [.C32]+1)" office:value-type="float" office:value="9" calcext:value-type="float">
            <text:p>9</text:p>
          </table:table-cell>
          <table:table-cell table:style-name="ce7" table:formula="of:=VALUE(MID([.B32];1;[.C32]-1))" office:value-type="float" office:value="250" calcext:value-type="float">
            <text:p>250</text:p>
          </table:table-cell>
          <table:table-cell table:style-name="ce9" table:formula="of:=VALUE(MID([.B32];[.C32]+1;[.D32] - [.C32]-1))" office:value-type="float" office:value="238" calcext:value-type="float">
            <text:p>238</text:p>
          </table:table-cell>
          <table:table-cell table:style-name="ce11" table:formula="of:=VALUE(RIGHT([.B32];LEN([.B32])-[.D32]))" office:value-type="float" office:value="77" calcext:value-type="float">
            <text:p>77</text:p>
          </table:table-cell>
          <table:table-cell table:style-name="ce38" table:formula="of:=FLOOR([.E32]*180/255)" office:value-type="float" office:value="176" calcext:value-type="float">
            <text:p>176</text:p>
          </table:table-cell>
          <table:table-cell table:style-name="ce38" table:formula="of:=FLOOR([.F32]*180/255)" office:value-type="float" office:value="168" calcext:value-type="float">
            <text:p>168</text:p>
          </table:table-cell>
          <table:table-cell table:style-name="ce38" table:formula="of:=FLOOR([.G32]*180/255)" office:value-type="float" office:value="54" calcext:value-type="float">
            <text:p>54</text:p>
          </table:table-cell>
          <table:table-cell table:style-name="ce3" table:formula="of:=&quot;#&quot;&amp;DEC2HEX(([.H32]*65536) + ([.I32] * 256) + [.J32];6)" office:value-type="string" office:string-value="#B0A836" calcext:value-type="string">
            <text:p>#B0A836</text:p>
          </table:table-cell>
          <table:table-cell/>
          <table:table-cell table:style-name="ce42" office:value-type="float" office:value="30" calcext:value-type="float">
            <text:p>30</text:p>
          </table:table-cell>
          <table:table-cell table:style-name="ce39" table:formula="of:=(BITAND(3;[.A32])*64)+FLOOR([.A32]/4)" office:value-type="float" office:value="135" calcext:value-type="float">
            <text:p>135</text:p>
          </table:table-cell>
          <table:table-cell table:style-name="ce44" table:formula="of:=VLOOKUP([.N32];MapPalRaw;8)" office:value-type="float" office:value="0" calcext:value-type="float">
            <text:p>0</text:p>
          </table:table-cell>
          <table:table-cell table:style-name="ce45" table:formula="of:=VLOOKUP([.N32];MapPalRaw;9)" office:value-type="float" office:value="124" calcext:value-type="float">
            <text:p>124</text:p>
          </table:table-cell>
          <table:table-cell table:style-name="ce46" table:formula="of:=VLOOKUP([.N32];MapPalRaw;10)" office:value-type="float" office:value="0" calcext:value-type="float">
            <text:p>0</text:p>
          </table:table-cell>
          <table:table-cell table:style-name="ce74"/>
        </table:table-row>
        <table:table-row table:style-name="ro1"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92, 219, 213</text:p>
          </table:table-cell>
          <table:table-cell table:style-name="ce2" table:formula="of:=FIND(&quot;,&quot;;[.B33])" office:value-type="float" office:value="3" calcext:value-type="float">
            <text:p>3</text:p>
          </table:table-cell>
          <table:table-cell table:style-name="ce2" table:formula="of:=FIND(&quot;,&quot;;[.B33]; [.C33]+1)" office:value-type="float" office:value="8" calcext:value-type="float">
            <text:p>8</text:p>
          </table:table-cell>
          <table:table-cell table:style-name="ce7" table:formula="of:=VALUE(MID([.B33];1;[.C33]-1))" office:value-type="float" office:value="92" calcext:value-type="float">
            <text:p>92</text:p>
          </table:table-cell>
          <table:table-cell table:style-name="ce9" table:formula="of:=VALUE(MID([.B33];[.C33]+1;[.D33] - [.C33]-1))" office:value-type="float" office:value="219" calcext:value-type="float">
            <text:p>219</text:p>
          </table:table-cell>
          <table:table-cell table:style-name="ce11" table:formula="of:=VALUE(RIGHT([.B33];LEN([.B33])-[.D33]))" office:value-type="float" office:value="213" calcext:value-type="float">
            <text:p>213</text:p>
          </table:table-cell>
          <table:table-cell table:style-name="ce38" table:formula="of:=FLOOR([.E33]*180/255)" office:value-type="float" office:value="64" calcext:value-type="float">
            <text:p>64</text:p>
          </table:table-cell>
          <table:table-cell table:style-name="ce38" table:formula="of:=FLOOR([.F33]*180/255)" office:value-type="float" office:value="154" calcext:value-type="float">
            <text:p>154</text:p>
          </table:table-cell>
          <table:table-cell table:style-name="ce38" table:formula="of:=FLOOR([.G33]*180/255)" office:value-type="float" office:value="150" calcext:value-type="float">
            <text:p>150</text:p>
          </table:table-cell>
          <table:table-cell table:style-name="ce3" table:formula="of:=&quot;#&quot;&amp;DEC2HEX(([.H33]*65536) + ([.I33] * 256) + [.J33];6)" office:value-type="string" office:string-value="#409A96" calcext:value-type="string">
            <text:p>#409A96</text:p>
          </table:table-cell>
          <table:table-cell/>
          <table:table-cell table:style-name="ce42" office:value-type="float" office:value="31" calcext:value-type="float">
            <text:p>31</text:p>
          </table:table-cell>
          <table:table-cell table:style-name="ce39" table:formula="of:=(BITAND(3;[.A33])*64)+FLOOR([.A33]/4)" office:value-type="float" office:value="199" calcext:value-type="float">
            <text:p>199</text:p>
          </table:table-cell>
          <table:table-cell table:style-name="ce44" table:formula="of:=VLOOKUP([.N33];MapPalRaw;8)" office:value-type="float" office:value="0" calcext:value-type="float">
            <text:p>0</text:p>
          </table:table-cell>
          <table:table-cell table:style-name="ce45" table:formula="of:=VLOOKUP([.N33];MapPalRaw;9)" office:value-type="float" office:value="65" calcext:value-type="float">
            <text:p>65</text:p>
          </table:table-cell>
          <table:table-cell table:style-name="ce46" table:formula="of:=VLOOKUP([.N33];MapPalRaw;10)" office:value-type="float" office:value="0" calcext:value-type="float">
            <text:p>0</text:p>
          </table:table-cell>
          <table:table-cell table:style-name="ce75"/>
        </table:table-row>
        <table:table-row table:style-name="ro1">
          <table:table-cell table:style-name="ce33" office:value-type="float" office:value="32" calcext:value-type="float">
            <text:p>32</text:p>
          </table:table-cell>
          <table:table-cell table:style-name="ce33" office:value-type="string" calcext:value-type="string">
            <text:p>74, 128, 255</text:p>
          </table:table-cell>
          <table:table-cell table:style-name="ce2" table:formula="of:=FIND(&quot;,&quot;;[.B34])" office:value-type="float" office:value="3" calcext:value-type="float">
            <text:p>3</text:p>
          </table:table-cell>
          <table:table-cell table:style-name="ce2" table:formula="of:=FIND(&quot;,&quot;;[.B34]; [.C34]+1)" office:value-type="float" office:value="8" calcext:value-type="float">
            <text:p>8</text:p>
          </table:table-cell>
          <table:table-cell table:style-name="ce7" table:formula="of:=VALUE(MID([.B34];1;[.C34]-1))" office:value-type="float" office:value="74" calcext:value-type="float">
            <text:p>74</text:p>
          </table:table-cell>
          <table:table-cell table:style-name="ce9" table:formula="of:=VALUE(MID([.B34];[.C34]+1;[.D34] - [.C34]-1))" office:value-type="float" office:value="128" calcext:value-type="float">
            <text:p>128</text:p>
          </table:table-cell>
          <table:table-cell table:style-name="ce11" table:formula="of:=VALUE(RIGHT([.B34];LEN([.B34])-[.D34]))" office:value-type="float" office:value="255" calcext:value-type="float">
            <text:p>255</text:p>
          </table:table-cell>
          <table:table-cell table:style-name="ce38" table:formula="of:=FLOOR([.E34]*180/255)" office:value-type="float" office:value="52" calcext:value-type="float">
            <text:p>52</text:p>
          </table:table-cell>
          <table:table-cell table:style-name="ce38" table:formula="of:=FLOOR([.F34]*180/255)" office:value-type="float" office:value="90" calcext:value-type="float">
            <text:p>90</text:p>
          </table:table-cell>
          <table:table-cell table:style-name="ce38" table:formula="of:=FLOOR([.G34]*180/255)" office:value-type="float" office:value="180" calcext:value-type="float">
            <text:p>180</text:p>
          </table:table-cell>
          <table:table-cell table:style-name="ce3" table:formula="of:=&quot;#&quot;&amp;DEC2HEX(([.H34]*65536) + ([.I34] * 256) + [.J34];6)" office:value-type="string" office:string-value="#345AB4" calcext:value-type="string">
            <text:p>#345AB4</text:p>
          </table:table-cell>
          <table:table-cell/>
          <table:table-cell table:style-name="ce42" office:value-type="float" office:value="32" calcext:value-type="float">
            <text:p>32</text:p>
          </table:table-cell>
          <table:table-cell table:style-name="ce39" table:formula="of:=(BITAND(3;[.A34])*64)+FLOOR([.A34]/4)" office:value-type="float" office:value="8" calcext:value-type="float">
            <text:p>8</text:p>
          </table:table-cell>
          <table:table-cell table:style-name="ce44" table:formula="of:=VLOOKUP([.N34];MapPalRaw;8)" office:value-type="float" office:value="180" calcext:value-type="float">
            <text:p>180</text:p>
          </table:table-cell>
          <table:table-cell table:style-name="ce45" table:formula="of:=VLOOKUP([.N34];MapPalRaw;9)" office:value-type="float" office:value="180" calcext:value-type="float">
            <text:p>180</text:p>
          </table:table-cell>
          <table:table-cell table:style-name="ce46" table:formula="of:=VLOOKUP([.N34];MapPalRaw;10)" office:value-type="float" office:value="180" calcext:value-type="float">
            <text:p>180</text:p>
          </table:table-cell>
          <table:table-cell table:style-name="ce76"/>
        </table:table-row>
        <table:table-row table:style-name="ro1"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0, 217, 58</text:p>
          </table:table-cell>
          <table:table-cell table:style-name="ce2" table:formula="of:=FIND(&quot;,&quot;;[.B35])" office:value-type="float" office:value="2" calcext:value-type="float">
            <text:p>2</text:p>
          </table:table-cell>
          <table:table-cell table:style-name="ce2" table:formula="of:=FIND(&quot;,&quot;;[.B35]; [.C35]+1)" office:value-type="float" office:value="7" calcext:value-type="float">
            <text:p>7</text:p>
          </table:table-cell>
          <table:table-cell table:style-name="ce7" table:formula="of:=VALUE(MID([.B35];1;[.C35]-1))" office:value-type="float" office:value="0" calcext:value-type="float">
            <text:p>0</text:p>
          </table:table-cell>
          <table:table-cell table:style-name="ce9" table:formula="of:=VALUE(MID([.B35];[.C35]+1;[.D35] - [.C35]-1))" office:value-type="float" office:value="217" calcext:value-type="float">
            <text:p>217</text:p>
          </table:table-cell>
          <table:table-cell table:style-name="ce11" table:formula="of:=VALUE(RIGHT([.B35];LEN([.B35])-[.D35]))" office:value-type="float" office:value="58" calcext:value-type="float">
            <text:p>58</text:p>
          </table:table-cell>
          <table:table-cell table:style-name="ce38" table:formula="of:=FLOOR([.E35]*180/255)" office:value-type="float" office:value="0" calcext:value-type="float">
            <text:p>0</text:p>
          </table:table-cell>
          <table:table-cell table:style-name="ce38" table:formula="of:=FLOOR([.F35]*180/255)" office:value-type="float" office:value="153" calcext:value-type="float">
            <text:p>153</text:p>
          </table:table-cell>
          <table:table-cell table:style-name="ce38" table:formula="of:=FLOOR([.G35]*180/255)" office:value-type="float" office:value="40" calcext:value-type="float">
            <text:p>40</text:p>
          </table:table-cell>
          <table:table-cell table:style-name="ce3" table:formula="of:=&quot;#&quot;&amp;DEC2HEX(([.H35]*65536) + ([.I35] * 256) + [.J35];6)" office:value-type="string" office:string-value="#009928" calcext:value-type="string">
            <text:p>#009928</text:p>
          </table:table-cell>
          <table:table-cell/>
          <table:table-cell table:style-name="ce42" office:value-type="float" office:value="33" calcext:value-type="float">
            <text:p>33</text:p>
          </table:table-cell>
          <table:table-cell table:style-name="ce39" table:formula="of:=(BITAND(3;[.A35])*64)+FLOOR([.A35]/4)" office:value-type="float" office:value="72" calcext:value-type="float">
            <text:p>72</text:p>
          </table:table-cell>
          <table:table-cell table:style-name="ce44" table:formula="of:=VLOOKUP([.N35];MapPalRaw;8)" office:value-type="float" office:value="220" calcext:value-type="float">
            <text:p>220</text:p>
          </table:table-cell>
          <table:table-cell table:style-name="ce45" table:formula="of:=VLOOKUP([.N35];MapPalRaw;9)" office:value-type="float" office:value="220" calcext:value-type="float">
            <text:p>220</text:p>
          </table:table-cell>
          <table:table-cell table:style-name="ce46" table:formula="of:=VLOOKUP([.N35];MapPalRaw;10)" office:value-type="float" office:value="220" calcext:value-type="float">
            <text:p>220</text:p>
          </table:table-cell>
          <table:table-cell table:style-name="ce77"/>
        </table:table-row>
        <table:table-row table:style-name="ro1">
          <table:table-cell table:style-name="ce33" office:value-type="float" office:value="34" calcext:value-type="float">
            <text:p>34</text:p>
          </table:table-cell>
          <table:table-cell table:style-name="ce33" office:value-type="string" calcext:value-type="string">
            <text:p>129, 86, 49</text:p>
          </table:table-cell>
          <table:table-cell table:style-name="ce2" table:formula="of:=FIND(&quot;,&quot;;[.B36])" office:value-type="float" office:value="4" calcext:value-type="float">
            <text:p>4</text:p>
          </table:table-cell>
          <table:table-cell table:style-name="ce2" table:formula="of:=FIND(&quot;,&quot;;[.B36]; [.C36]+1)" office:value-type="float" office:value="8" calcext:value-type="float">
            <text:p>8</text:p>
          </table:table-cell>
          <table:table-cell table:style-name="ce7" table:formula="of:=VALUE(MID([.B36];1;[.C36]-1))" office:value-type="float" office:value="129" calcext:value-type="float">
            <text:p>129</text:p>
          </table:table-cell>
          <table:table-cell table:style-name="ce9" table:formula="of:=VALUE(MID([.B36];[.C36]+1;[.D36] - [.C36]-1))" office:value-type="float" office:value="86" calcext:value-type="float">
            <text:p>86</text:p>
          </table:table-cell>
          <table:table-cell table:style-name="ce11" table:formula="of:=VALUE(RIGHT([.B36];LEN([.B36])-[.D36]))" office:value-type="float" office:value="49" calcext:value-type="float">
            <text:p>49</text:p>
          </table:table-cell>
          <table:table-cell table:style-name="ce38" table:formula="of:=FLOOR([.E36]*180/255)" office:value-type="float" office:value="91" calcext:value-type="float">
            <text:p>91</text:p>
          </table:table-cell>
          <table:table-cell table:style-name="ce38" table:formula="of:=FLOOR([.F36]*180/255)" office:value-type="float" office:value="60" calcext:value-type="float">
            <text:p>60</text:p>
          </table:table-cell>
          <table:table-cell table:style-name="ce38" table:formula="of:=FLOOR([.G36]*180/255)" office:value-type="float" office:value="34" calcext:value-type="float">
            <text:p>34</text:p>
          </table:table-cell>
          <table:table-cell table:style-name="ce3" table:formula="of:=&quot;#&quot;&amp;DEC2HEX(([.H36]*65536) + ([.I36] * 256) + [.J36];6)" office:value-type="string" office:string-value="#5B3C22" calcext:value-type="string">
            <text:p>#5B3C22</text:p>
          </table:table-cell>
          <table:table-cell/>
          <table:table-cell table:style-name="ce42" office:value-type="float" office:value="34" calcext:value-type="float">
            <text:p>34</text:p>
          </table:table-cell>
          <table:table-cell table:style-name="ce39" table:formula="of:=(BITAND(3;[.A36])*64)+FLOOR([.A36]/4)" office:value-type="float" office:value="136" calcext:value-type="float">
            <text:p>136</text:p>
          </table:table-cell>
          <table:table-cell table:style-name="ce44" table:formula="of:=VLOOKUP([.N36];MapPalRaw;8)" office:value-type="float" office:value="255" calcext:value-type="float">
            <text:p>255</text:p>
          </table:table-cell>
          <table:table-cell table:style-name="ce45" table:formula="of:=VLOOKUP([.N36];MapPalRaw;9)" office:value-type="float" office:value="255" calcext:value-type="float">
            <text:p>255</text:p>
          </table:table-cell>
          <table:table-cell table:style-name="ce46" table:formula="of:=VLOOKUP([.N36];MapPalRaw;10)" office:value-type="float" office:value="255" calcext:value-type="float">
            <text:p>255</text:p>
          </table:table-cell>
          <table:table-cell table:style-name="ce78"/>
        </table:table-row>
        <table:table-row table:style-name="ro1"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112, 2, 0</text:p>
          </table:table-cell>
          <table:table-cell table:style-name="ce2" table:formula="of:=FIND(&quot;,&quot;;[.B37])" office:value-type="float" office:value="4" calcext:value-type="float">
            <text:p>4</text:p>
          </table:table-cell>
          <table:table-cell table:style-name="ce2" table:formula="of:=FIND(&quot;,&quot;;[.B37]; [.C37]+1)" office:value-type="float" office:value="7" calcext:value-type="float">
            <text:p>7</text:p>
          </table:table-cell>
          <table:table-cell table:style-name="ce7" table:formula="of:=VALUE(MID([.B37];1;[.C37]-1))" office:value-type="float" office:value="112" calcext:value-type="float">
            <text:p>112</text:p>
          </table:table-cell>
          <table:table-cell table:style-name="ce9" table:formula="of:=VALUE(MID([.B37];[.C37]+1;[.D37] - [.C37]-1))" office:value-type="float" office:value="2" calcext:value-type="float">
            <text:p>2</text:p>
          </table:table-cell>
          <table:table-cell table:style-name="ce11" table:formula="of:=VALUE(RIGHT([.B37];LEN([.B37])-[.D37]))" office:value-type="float" office:value="0" calcext:value-type="float">
            <text:p>0</text:p>
          </table:table-cell>
          <table:table-cell table:style-name="ce38" table:formula="of:=FLOOR([.E37]*180/255)" office:value-type="float" office:value="79" calcext:value-type="float">
            <text:p>79</text:p>
          </table:table-cell>
          <table:table-cell table:style-name="ce38" table:formula="of:=FLOOR([.F37]*180/255)" office:value-type="float" office:value="1" calcext:value-type="float">
            <text:p>1</text:p>
          </table:table-cell>
          <table:table-cell table:style-name="ce38" table:formula="of:=FLOOR([.G37]*180/255)" office:value-type="float" office:value="0" calcext:value-type="float">
            <text:p>0</text:p>
          </table:table-cell>
          <table:table-cell table:style-name="ce3" table:formula="of:=&quot;#&quot;&amp;DEC2HEX(([.H37]*65536) + ([.I37] * 256) + [.J37];6)" office:value-type="string" office:string-value="#4F0100" calcext:value-type="string">
            <text:p>#4F0100</text:p>
          </table:table-cell>
          <table:table-cell/>
          <table:table-cell table:style-name="ce42" office:value-type="float" office:value="35" calcext:value-type="float">
            <text:p>35</text:p>
          </table:table-cell>
          <table:table-cell table:style-name="ce39" table:formula="of:=(BITAND(3;[.A37])*64)+FLOOR([.A37]/4)" office:value-type="float" office:value="200" calcext:value-type="float">
            <text:p>200</text:p>
          </table:table-cell>
          <table:table-cell table:style-name="ce44" table:formula="of:=VLOOKUP([.N37];MapPalRaw;8)" office:value-type="float" office:value="135" calcext:value-type="float">
            <text:p>135</text:p>
          </table:table-cell>
          <table:table-cell table:style-name="ce45" table:formula="of:=VLOOKUP([.N37];MapPalRaw;9)" office:value-type="float" office:value="135" calcext:value-type="float">
            <text:p>135</text:p>
          </table:table-cell>
          <table:table-cell table:style-name="ce46" table:formula="of:=VLOOKUP([.N37];MapPalRaw;10)" office:value-type="float" office:value="135" calcext:value-type="float">
            <text:p>135</text:p>
          </table:table-cell>
          <table:table-cell table:style-name="ce79"/>
        </table:table-row>
        <table:table-row table:style-name="ro1">
          <table:table-cell table:style-name="ce33" office:value-type="float" office:value="36" calcext:value-type="float">
            <text:p>36</text:p>
          </table:table-cell>
          <table:table-cell table:style-name="ce33" office:value-type="string" calcext:value-type="string">
            <text:p>209, 177, 161</text:p>
          </table:table-cell>
          <table:table-cell table:style-name="ce2" table:formula="of:=FIND(&quot;,&quot;;[.B38])" office:value-type="float" office:value="4" calcext:value-type="float">
            <text:p>4</text:p>
          </table:table-cell>
          <table:table-cell table:style-name="ce2" table:formula="of:=FIND(&quot;,&quot;;[.B38]; [.C38]+1)" office:value-type="float" office:value="9" calcext:value-type="float">
            <text:p>9</text:p>
          </table:table-cell>
          <table:table-cell table:style-name="ce7" table:formula="of:=VALUE(MID([.B38];1;[.C38]-1))" office:value-type="float" office:value="209" calcext:value-type="float">
            <text:p>209</text:p>
          </table:table-cell>
          <table:table-cell table:style-name="ce9" table:formula="of:=VALUE(MID([.B38];[.C38]+1;[.D38] - [.C38]-1))" office:value-type="float" office:value="177" calcext:value-type="float">
            <text:p>177</text:p>
          </table:table-cell>
          <table:table-cell table:style-name="ce11" table:formula="of:=VALUE(RIGHT([.B38];LEN([.B38])-[.D38]))" office:value-type="float" office:value="161" calcext:value-type="float">
            <text:p>161</text:p>
          </table:table-cell>
          <table:table-cell table:style-name="ce38" table:formula="of:=FLOOR([.E38]*180/255)" office:value-type="float" office:value="147" calcext:value-type="float">
            <text:p>147</text:p>
          </table:table-cell>
          <table:table-cell table:style-name="ce38" table:formula="of:=FLOOR([.F38]*180/255)" office:value-type="float" office:value="124" calcext:value-type="float">
            <text:p>124</text:p>
          </table:table-cell>
          <table:table-cell table:style-name="ce38" table:formula="of:=FLOOR([.G38]*180/255)" office:value-type="float" office:value="113" calcext:value-type="float">
            <text:p>113</text:p>
          </table:table-cell>
          <table:table-cell table:style-name="ce3" table:formula="of:=&quot;#&quot;&amp;DEC2HEX(([.H38]*65536) + ([.I38] * 256) + [.J38];6)" office:value-type="string" office:string-value="#937C71" calcext:value-type="string">
            <text:p>#937C71</text:p>
          </table:table-cell>
          <table:table-cell/>
          <table:table-cell table:style-name="ce42" office:value-type="float" office:value="36" calcext:value-type="float">
            <text:p>36</text:p>
          </table:table-cell>
          <table:table-cell table:style-name="ce39" table:formula="of:=(BITAND(3;[.A38])*64)+FLOOR([.A38]/4)" office:value-type="float" office:value="9" calcext:value-type="float">
            <text:p>9</text:p>
          </table:table-cell>
          <table:table-cell table:style-name="ce44" table:formula="of:=VLOOKUP([.N38];MapPalRaw;8)" office:value-type="float" office:value="115" calcext:value-type="float">
            <text:p>115</text:p>
          </table:table-cell>
          <table:table-cell table:style-name="ce45" table:formula="of:=VLOOKUP([.N38];MapPalRaw;9)" office:value-type="float" office:value="118" calcext:value-type="float">
            <text:p>118</text:p>
          </table:table-cell>
          <table:table-cell table:style-name="ce46" table:formula="of:=VLOOKUP([.N38];MapPalRaw;10)" office:value-type="float" office:value="129" calcext:value-type="float">
            <text:p>129</text:p>
          </table:table-cell>
          <table:table-cell table:style-name="ce80"/>
        </table:table-row>
        <table:table-row table:style-name="ro1">
          <table:table-cell table:style-name="ce33" office:value-type="float" office:value="37" calcext:value-type="float">
            <text:p>37</text:p>
          </table:table-cell>
          <table:table-cell table:style-name="ce33" office:value-type="string" calcext:value-type="string">
            <text:p>159, 82, 36</text:p>
          </table:table-cell>
          <table:table-cell table:style-name="ce2" table:formula="of:=FIND(&quot;,&quot;;[.B39])" office:value-type="float" office:value="4" calcext:value-type="float">
            <text:p>4</text:p>
          </table:table-cell>
          <table:table-cell table:style-name="ce2" table:formula="of:=FIND(&quot;,&quot;;[.B39]; [.C39]+1)" office:value-type="float" office:value="8" calcext:value-type="float">
            <text:p>8</text:p>
          </table:table-cell>
          <table:table-cell table:style-name="ce7" table:formula="of:=VALUE(MID([.B39];1;[.C39]-1))" office:value-type="float" office:value="159" calcext:value-type="float">
            <text:p>159</text:p>
          </table:table-cell>
          <table:table-cell table:style-name="ce9" table:formula="of:=VALUE(MID([.B39];[.C39]+1;[.D39] - [.C39]-1))" office:value-type="float" office:value="82" calcext:value-type="float">
            <text:p>82</text:p>
          </table:table-cell>
          <table:table-cell table:style-name="ce11" table:formula="of:=VALUE(RIGHT([.B39];LEN([.B39])-[.D39]))" office:value-type="float" office:value="36" calcext:value-type="float">
            <text:p>36</text:p>
          </table:table-cell>
          <table:table-cell table:style-name="ce38" table:formula="of:=FLOOR([.E39]*180/255)" office:value-type="float" office:value="112" calcext:value-type="float">
            <text:p>112</text:p>
          </table:table-cell>
          <table:table-cell table:style-name="ce38" table:formula="of:=FLOOR([.F39]*180/255)" office:value-type="float" office:value="57" calcext:value-type="float">
            <text:p>57</text:p>
          </table:table-cell>
          <table:table-cell table:style-name="ce38" table:formula="of:=FLOOR([.G39]*180/255)" office:value-type="float" office:value="25" calcext:value-type="float">
            <text:p>25</text:p>
          </table:table-cell>
          <table:table-cell table:style-name="ce3" table:formula="of:=&quot;#&quot;&amp;DEC2HEX(([.H39]*65536) + ([.I39] * 256) + [.J39];6)" office:value-type="string" office:string-value="#703919" calcext:value-type="string">
            <text:p>#703919</text:p>
          </table:table-cell>
          <table:table-cell/>
          <table:table-cell table:style-name="ce42" office:value-type="float" office:value="37" calcext:value-type="float">
            <text:p>37</text:p>
          </table:table-cell>
          <table:table-cell table:style-name="ce39" table:formula="of:=(BITAND(3;[.A39])*64)+FLOOR([.A39]/4)" office:value-type="float" office:value="73" calcext:value-type="float">
            <text:p>73</text:p>
          </table:table-cell>
          <table:table-cell table:style-name="ce44" table:formula="of:=VLOOKUP([.N39];MapPalRaw;8)" office:value-type="float" office:value="141" calcext:value-type="float">
            <text:p>141</text:p>
          </table:table-cell>
          <table:table-cell table:style-name="ce45" table:formula="of:=VLOOKUP([.N39];MapPalRaw;9)" office:value-type="float" office:value="144" calcext:value-type="float">
            <text:p>144</text:p>
          </table:table-cell>
          <table:table-cell table:style-name="ce46" table:formula="of:=VLOOKUP([.N39];MapPalRaw;10)" office:value-type="float" office:value="158" calcext:value-type="float">
            <text:p>158</text:p>
          </table:table-cell>
          <table:table-cell table:style-name="ce81"/>
        </table:table-row>
        <table:table-row table:style-name="ro1">
          <table:table-cell table:style-name="ce33" office:value-type="float" office:value="38" calcext:value-type="float">
            <text:p>38</text:p>
          </table:table-cell>
          <table:table-cell table:style-name="ce33" office:value-type="string" calcext:value-type="string">
            <text:p>149, 87, 108</text:p>
          </table:table-cell>
          <table:table-cell table:style-name="ce2" table:formula="of:=FIND(&quot;,&quot;;[.B40])" office:value-type="float" office:value="4" calcext:value-type="float">
            <text:p>4</text:p>
          </table:table-cell>
          <table:table-cell table:style-name="ce2" table:formula="of:=FIND(&quot;,&quot;;[.B40]; [.C40]+1)" office:value-type="float" office:value="8" calcext:value-type="float">
            <text:p>8</text:p>
          </table:table-cell>
          <table:table-cell table:style-name="ce7" table:formula="of:=VALUE(MID([.B40];1;[.C40]-1))" office:value-type="float" office:value="149" calcext:value-type="float">
            <text:p>149</text:p>
          </table:table-cell>
          <table:table-cell table:style-name="ce9" table:formula="of:=VALUE(MID([.B40];[.C40]+1;[.D40] - [.C40]-1))" office:value-type="float" office:value="87" calcext:value-type="float">
            <text:p>87</text:p>
          </table:table-cell>
          <table:table-cell table:style-name="ce11" table:formula="of:=VALUE(RIGHT([.B40];LEN([.B40])-[.D40]))" office:value-type="float" office:value="108" calcext:value-type="float">
            <text:p>108</text:p>
          </table:table-cell>
          <table:table-cell table:style-name="ce38" table:formula="of:=FLOOR([.E40]*180/255)" office:value-type="float" office:value="105" calcext:value-type="float">
            <text:p>105</text:p>
          </table:table-cell>
          <table:table-cell table:style-name="ce38" table:formula="of:=FLOOR([.F40]*180/255)" office:value-type="float" office:value="61" calcext:value-type="float">
            <text:p>61</text:p>
          </table:table-cell>
          <table:table-cell table:style-name="ce38" table:formula="of:=FLOOR([.G40]*180/255)" office:value-type="float" office:value="76" calcext:value-type="float">
            <text:p>76</text:p>
          </table:table-cell>
          <table:table-cell table:style-name="ce3" table:formula="of:=&quot;#&quot;&amp;DEC2HEX(([.H40]*65536) + ([.I40] * 256) + [.J40];6)" office:value-type="string" office:string-value="#693D4C" calcext:value-type="string">
            <text:p>#693D4C</text:p>
          </table:table-cell>
          <table:table-cell/>
          <table:table-cell table:style-name="ce42" office:value-type="float" office:value="38" calcext:value-type="float">
            <text:p>38</text:p>
          </table:table-cell>
          <table:table-cell table:style-name="ce39" table:formula="of:=(BITAND(3;[.A40])*64)+FLOOR([.A40]/4)" office:value-type="float" office:value="137" calcext:value-type="float">
            <text:p>137</text:p>
          </table:table-cell>
          <table:table-cell table:style-name="ce44" table:formula="of:=VLOOKUP([.N40];MapPalRaw;8)" office:value-type="float" office:value="164" calcext:value-type="float">
            <text:p>164</text:p>
          </table:table-cell>
          <table:table-cell table:style-name="ce45" table:formula="of:=VLOOKUP([.N40];MapPalRaw;9)" office:value-type="float" office:value="168" calcext:value-type="float">
            <text:p>168</text:p>
          </table:table-cell>
          <table:table-cell table:style-name="ce46" table:formula="of:=VLOOKUP([.N40];MapPalRaw;10)" office:value-type="float" office:value="184" calcext:value-type="float">
            <text:p>184</text:p>
          </table:table-cell>
          <table:table-cell table:style-name="ce82"/>
        </table:table-row>
        <table:table-row table:style-name="ro1">
          <table:table-cell table:style-name="ce33" office:value-type="float" office:value="39" calcext:value-type="float">
            <text:p>39</text:p>
          </table:table-cell>
          <table:table-cell table:style-name="ce33" office:value-type="string" calcext:value-type="string">
            <text:p>112, 108, 138</text:p>
          </table:table-cell>
          <table:table-cell table:style-name="ce2" table:formula="of:=FIND(&quot;,&quot;;[.B41])" office:value-type="float" office:value="4" calcext:value-type="float">
            <text:p>4</text:p>
          </table:table-cell>
          <table:table-cell table:style-name="ce2" table:formula="of:=FIND(&quot;,&quot;;[.B41]; [.C41]+1)" office:value-type="float" office:value="9" calcext:value-type="float">
            <text:p>9</text:p>
          </table:table-cell>
          <table:table-cell table:style-name="ce7" table:formula="of:=VALUE(MID([.B41];1;[.C41]-1))" office:value-type="float" office:value="112" calcext:value-type="float">
            <text:p>112</text:p>
          </table:table-cell>
          <table:table-cell table:style-name="ce9" table:formula="of:=VALUE(MID([.B41];[.C41]+1;[.D41] - [.C41]-1))" office:value-type="float" office:value="108" calcext:value-type="float">
            <text:p>108</text:p>
          </table:table-cell>
          <table:table-cell table:style-name="ce11" table:formula="of:=VALUE(RIGHT([.B41];LEN([.B41])-[.D41]))" office:value-type="float" office:value="138" calcext:value-type="float">
            <text:p>138</text:p>
          </table:table-cell>
          <table:table-cell table:style-name="ce38" table:formula="of:=FLOOR([.E41]*180/255)" office:value-type="float" office:value="79" calcext:value-type="float">
            <text:p>79</text:p>
          </table:table-cell>
          <table:table-cell table:style-name="ce38" table:formula="of:=FLOOR([.F41]*180/255)" office:value-type="float" office:value="76" calcext:value-type="float">
            <text:p>76</text:p>
          </table:table-cell>
          <table:table-cell table:style-name="ce38" table:formula="of:=FLOOR([.G41]*180/255)" office:value-type="float" office:value="97" calcext:value-type="float">
            <text:p>97</text:p>
          </table:table-cell>
          <table:table-cell table:style-name="ce3" table:formula="of:=&quot;#&quot;&amp;DEC2HEX(([.H41]*65536) + ([.I41] * 256) + [.J41];6)" office:value-type="string" office:string-value="#4F4C61" calcext:value-type="string">
            <text:p>#4F4C61</text:p>
          </table:table-cell>
          <table:table-cell/>
          <table:table-cell table:style-name="ce42" office:value-type="float" office:value="39" calcext:value-type="float">
            <text:p>39</text:p>
          </table:table-cell>
          <table:table-cell table:style-name="ce39" table:formula="of:=(BITAND(3;[.A41])*64)+FLOOR([.A41]/4)" office:value-type="float" office:value="201" calcext:value-type="float">
            <text:p>201</text:p>
          </table:table-cell>
          <table:table-cell table:style-name="ce44" table:formula="of:=VLOOKUP([.N41];MapPalRaw;8)" office:value-type="float" office:value="86" calcext:value-type="float">
            <text:p>86</text:p>
          </table:table-cell>
          <table:table-cell table:style-name="ce45" table:formula="of:=VLOOKUP([.N41];MapPalRaw;9)" office:value-type="float" office:value="88" calcext:value-type="float">
            <text:p>88</text:p>
          </table:table-cell>
          <table:table-cell table:style-name="ce46" table:formula="of:=VLOOKUP([.N41];MapPalRaw;10)" office:value-type="float" office:value="97" calcext:value-type="float">
            <text:p>97</text:p>
          </table:table-cell>
          <table:table-cell table:style-name="ce83"/>
        </table:table-row>
        <table:table-row table:style-name="ro1">
          <table:table-cell table:style-name="ce33" office:value-type="float" office:value="40" calcext:value-type="float">
            <text:p>40</text:p>
          </table:table-cell>
          <table:table-cell table:style-name="ce33" office:value-type="string" calcext:value-type="string">
            <text:p>186, 133, 36</text:p>
          </table:table-cell>
          <table:table-cell table:style-name="ce2" table:formula="of:=FIND(&quot;,&quot;;[.B42])" office:value-type="float" office:value="4" calcext:value-type="float">
            <text:p>4</text:p>
          </table:table-cell>
          <table:table-cell table:style-name="ce2" table:formula="of:=FIND(&quot;,&quot;;[.B42]; [.C42]+1)" office:value-type="float" office:value="9" calcext:value-type="float">
            <text:p>9</text:p>
          </table:table-cell>
          <table:table-cell table:style-name="ce7" table:formula="of:=VALUE(MID([.B42];1;[.C42]-1))" office:value-type="float" office:value="186" calcext:value-type="float">
            <text:p>186</text:p>
          </table:table-cell>
          <table:table-cell table:style-name="ce9" table:formula="of:=VALUE(MID([.B42];[.C42]+1;[.D42] - [.C42]-1))" office:value-type="float" office:value="133" calcext:value-type="float">
            <text:p>133</text:p>
          </table:table-cell>
          <table:table-cell table:style-name="ce11" table:formula="of:=VALUE(RIGHT([.B42];LEN([.B42])-[.D42]))" office:value-type="float" office:value="36" calcext:value-type="float">
            <text:p>36</text:p>
          </table:table-cell>
          <table:table-cell table:style-name="ce38" table:formula="of:=FLOOR([.E42]*180/255)" office:value-type="float" office:value="131" calcext:value-type="float">
            <text:p>131</text:p>
          </table:table-cell>
          <table:table-cell table:style-name="ce38" table:formula="of:=FLOOR([.F42]*180/255)" office:value-type="float" office:value="93" calcext:value-type="float">
            <text:p>93</text:p>
          </table:table-cell>
          <table:table-cell table:style-name="ce38" table:formula="of:=FLOOR([.G42]*180/255)" office:value-type="float" office:value="25" calcext:value-type="float">
            <text:p>25</text:p>
          </table:table-cell>
          <table:table-cell table:style-name="ce3" table:formula="of:=&quot;#&quot;&amp;DEC2HEX(([.H42]*65536) + ([.I42] * 256) + [.J42];6)" office:value-type="string" office:string-value="#835D19" calcext:value-type="string">
            <text:p>#835D19</text:p>
          </table:table-cell>
          <table:table-cell/>
          <table:table-cell table:style-name="ce42" office:value-type="float" office:value="40" calcext:value-type="float">
            <text:p>40</text:p>
          </table:table-cell>
          <table:table-cell table:style-name="ce39" table:formula="of:=(BITAND(3;[.A42])*64)+FLOOR([.A42]/4)" office:value-type="float" office:value="10" calcext:value-type="float">
            <text:p>10</text:p>
          </table:table-cell>
          <table:table-cell table:style-name="ce44" table:formula="of:=VLOOKUP([.N42];MapPalRaw;8)" office:value-type="float" office:value="106" calcext:value-type="float">
            <text:p>106</text:p>
          </table:table-cell>
          <table:table-cell table:style-name="ce45" table:formula="of:=VLOOKUP([.N42];MapPalRaw;9)" office:value-type="float" office:value="76" calcext:value-type="float">
            <text:p>76</text:p>
          </table:table-cell>
          <table:table-cell table:style-name="ce46" table:formula="of:=VLOOKUP([.N42];MapPalRaw;10)" office:value-type="float" office:value="54" calcext:value-type="float">
            <text:p>54</text:p>
          </table:table-cell>
          <table:table-cell table:style-name="ce84"/>
        </table:table-row>
        <table:table-row table:style-name="ro1">
          <table:table-cell table:style-name="ce33" office:value-type="float" office:value="41" calcext:value-type="float">
            <text:p>41</text:p>
          </table:table-cell>
          <table:table-cell table:style-name="ce33" office:value-type="string" calcext:value-type="string">
            <text:p>103, 117, 53</text:p>
          </table:table-cell>
          <table:table-cell table:style-name="ce2" table:formula="of:=FIND(&quot;,&quot;;[.B43])" office:value-type="float" office:value="4" calcext:value-type="float">
            <text:p>4</text:p>
          </table:table-cell>
          <table:table-cell table:style-name="ce2" table:formula="of:=FIND(&quot;,&quot;;[.B43]; [.C43]+1)" office:value-type="float" office:value="9" calcext:value-type="float">
            <text:p>9</text:p>
          </table:table-cell>
          <table:table-cell table:style-name="ce7" table:formula="of:=VALUE(MID([.B43];1;[.C43]-1))" office:value-type="float" office:value="103" calcext:value-type="float">
            <text:p>103</text:p>
          </table:table-cell>
          <table:table-cell table:style-name="ce9" table:formula="of:=VALUE(MID([.B43];[.C43]+1;[.D43] - [.C43]-1))" office:value-type="float" office:value="117" calcext:value-type="float">
            <text:p>117</text:p>
          </table:table-cell>
          <table:table-cell table:style-name="ce11" table:formula="of:=VALUE(RIGHT([.B43];LEN([.B43])-[.D43]))" office:value-type="float" office:value="53" calcext:value-type="float">
            <text:p>53</text:p>
          </table:table-cell>
          <table:table-cell table:style-name="ce38" table:formula="of:=FLOOR([.E43]*180/255)" office:value-type="float" office:value="72" calcext:value-type="float">
            <text:p>72</text:p>
          </table:table-cell>
          <table:table-cell table:style-name="ce38" table:formula="of:=FLOOR([.F43]*180/255)" office:value-type="float" office:value="82" calcext:value-type="float">
            <text:p>82</text:p>
          </table:table-cell>
          <table:table-cell table:style-name="ce38" table:formula="of:=FLOOR([.G43]*180/255)" office:value-type="float" office:value="37" calcext:value-type="float">
            <text:p>37</text:p>
          </table:table-cell>
          <table:table-cell table:style-name="ce3" table:formula="of:=&quot;#&quot;&amp;DEC2HEX(([.H43]*65536) + ([.I43] * 256) + [.J43];6)" office:value-type="string" office:string-value="#485225" calcext:value-type="string">
            <text:p>#485225</text:p>
          </table:table-cell>
          <table:table-cell/>
          <table:table-cell table:style-name="ce42" office:value-type="float" office:value="41" calcext:value-type="float">
            <text:p>41</text:p>
          </table:table-cell>
          <table:table-cell table:style-name="ce39" table:formula="of:=(BITAND(3;[.A43])*64)+FLOOR([.A43]/4)" office:value-type="float" office:value="74" calcext:value-type="float">
            <text:p>74</text:p>
          </table:table-cell>
          <table:table-cell table:style-name="ce44" table:formula="of:=VLOOKUP([.N43];MapPalRaw;8)" office:value-type="float" office:value="130" calcext:value-type="float">
            <text:p>130</text:p>
          </table:table-cell>
          <table:table-cell table:style-name="ce45" table:formula="of:=VLOOKUP([.N43];MapPalRaw;9)" office:value-type="float" office:value="94" calcext:value-type="float">
            <text:p>94</text:p>
          </table:table-cell>
          <table:table-cell table:style-name="ce46" table:formula="of:=VLOOKUP([.N43];MapPalRaw;10)" office:value-type="float" office:value="66" calcext:value-type="float">
            <text:p>66</text:p>
          </table:table-cell>
          <table:table-cell table:style-name="ce85"/>
        </table:table-row>
        <table:table-row table:style-name="ro1">
          <table:table-cell table:style-name="ce33" office:value-type="float" office:value="42" calcext:value-type="float">
            <text:p>42</text:p>
          </table:table-cell>
          <table:table-cell table:style-name="ce33" office:value-type="string" calcext:value-type="string">
            <text:p>160, 77, 78</text:p>
          </table:table-cell>
          <table:table-cell table:style-name="ce2" table:formula="of:=FIND(&quot;,&quot;;[.B44])" office:value-type="float" office:value="4" calcext:value-type="float">
            <text:p>4</text:p>
          </table:table-cell>
          <table:table-cell table:style-name="ce2" table:formula="of:=FIND(&quot;,&quot;;[.B44]; [.C44]+1)" office:value-type="float" office:value="8" calcext:value-type="float">
            <text:p>8</text:p>
          </table:table-cell>
          <table:table-cell table:style-name="ce7" table:formula="of:=VALUE(MID([.B44];1;[.C44]-1))" office:value-type="float" office:value="160" calcext:value-type="float">
            <text:p>160</text:p>
          </table:table-cell>
          <table:table-cell table:style-name="ce9" table:formula="of:=VALUE(MID([.B44];[.C44]+1;[.D44] - [.C44]-1))" office:value-type="float" office:value="77" calcext:value-type="float">
            <text:p>77</text:p>
          </table:table-cell>
          <table:table-cell table:style-name="ce11" table:formula="of:=VALUE(RIGHT([.B44];LEN([.B44])-[.D44]))" office:value-type="float" office:value="78" calcext:value-type="float">
            <text:p>78</text:p>
          </table:table-cell>
          <table:table-cell table:style-name="ce38" table:formula="of:=FLOOR([.E44]*180/255)" office:value-type="float" office:value="112" calcext:value-type="float">
            <text:p>112</text:p>
          </table:table-cell>
          <table:table-cell table:style-name="ce38" table:formula="of:=FLOOR([.F44]*180/255)" office:value-type="float" office:value="54" calcext:value-type="float">
            <text:p>54</text:p>
          </table:table-cell>
          <table:table-cell table:style-name="ce38" table:formula="of:=FLOOR([.G44]*180/255)" office:value-type="float" office:value="55" calcext:value-type="float">
            <text:p>55</text:p>
          </table:table-cell>
          <table:table-cell table:style-name="ce3" table:formula="of:=&quot;#&quot;&amp;DEC2HEX(([.H44]*65536) + ([.I44] * 256) + [.J44];6)" office:value-type="string" office:string-value="#703637" calcext:value-type="string">
            <text:p>#703637</text:p>
          </table:table-cell>
          <table:table-cell/>
          <table:table-cell table:style-name="ce42" office:value-type="float" office:value="42" calcext:value-type="float">
            <text:p>42</text:p>
          </table:table-cell>
          <table:table-cell table:style-name="ce39" table:formula="of:=(BITAND(3;[.A44])*64)+FLOOR([.A44]/4)" office:value-type="float" office:value="138" calcext:value-type="float">
            <text:p>138</text:p>
          </table:table-cell>
          <table:table-cell table:style-name="ce44" table:formula="of:=VLOOKUP([.N44];MapPalRaw;8)" office:value-type="float" office:value="151" calcext:value-type="float">
            <text:p>151</text:p>
          </table:table-cell>
          <table:table-cell table:style-name="ce45" table:formula="of:=VLOOKUP([.N44];MapPalRaw;9)" office:value-type="float" office:value="109" calcext:value-type="float">
            <text:p>109</text:p>
          </table:table-cell>
          <table:table-cell table:style-name="ce46" table:formula="of:=VLOOKUP([.N44];MapPalRaw;10)" office:value-type="float" office:value="77" calcext:value-type="float">
            <text:p>77</text:p>
          </table:table-cell>
          <table:table-cell table:style-name="ce86"/>
        </table:table-row>
        <table:table-row table:style-name="ro1">
          <table:table-cell table:style-name="ce33" office:value-type="float" office:value="43" calcext:value-type="float">
            <text:p>43</text:p>
          </table:table-cell>
          <table:table-cell table:style-name="ce33" office:value-type="string" calcext:value-type="string">
            <text:p>57, 41, 35</text:p>
          </table:table-cell>
          <table:table-cell table:style-name="ce2" table:formula="of:=FIND(&quot;,&quot;;[.B45])" office:value-type="float" office:value="3" calcext:value-type="float">
            <text:p>3</text:p>
          </table:table-cell>
          <table:table-cell table:style-name="ce2" table:formula="of:=FIND(&quot;,&quot;;[.B45]; [.C45]+1)" office:value-type="float" office:value="7" calcext:value-type="float">
            <text:p>7</text:p>
          </table:table-cell>
          <table:table-cell table:style-name="ce7" table:formula="of:=VALUE(MID([.B45];1;[.C45]-1))" office:value-type="float" office:value="57" calcext:value-type="float">
            <text:p>57</text:p>
          </table:table-cell>
          <table:table-cell table:style-name="ce9" table:formula="of:=VALUE(MID([.B45];[.C45]+1;[.D45] - [.C45]-1))" office:value-type="float" office:value="41" calcext:value-type="float">
            <text:p>41</text:p>
          </table:table-cell>
          <table:table-cell table:style-name="ce11" table:formula="of:=VALUE(RIGHT([.B45];LEN([.B45])-[.D45]))" office:value-type="float" office:value="35" calcext:value-type="float">
            <text:p>35</text:p>
          </table:table-cell>
          <table:table-cell table:style-name="ce38" table:formula="of:=FLOOR([.E45]*180/255)" office:value-type="float" office:value="40" calcext:value-type="float">
            <text:p>40</text:p>
          </table:table-cell>
          <table:table-cell table:style-name="ce38" table:formula="of:=FLOOR([.F45]*180/255)" office:value-type="float" office:value="28" calcext:value-type="float">
            <text:p>28</text:p>
          </table:table-cell>
          <table:table-cell table:style-name="ce38" table:formula="of:=FLOOR([.G45]*180/255)" office:value-type="float" office:value="24" calcext:value-type="float">
            <text:p>24</text:p>
          </table:table-cell>
          <table:table-cell table:style-name="ce3" table:formula="of:=&quot;#&quot;&amp;DEC2HEX(([.H45]*65536) + ([.I45] * 256) + [.J45];6)" office:value-type="string" office:string-value="#281C18" calcext:value-type="string">
            <text:p>#281C18</text:p>
          </table:table-cell>
          <table:table-cell/>
          <table:table-cell table:style-name="ce42" office:value-type="float" office:value="43" calcext:value-type="float">
            <text:p>43</text:p>
          </table:table-cell>
          <table:table-cell table:style-name="ce39" table:formula="of:=(BITAND(3;[.A45])*64)+FLOOR([.A45]/4)" office:value-type="float" office:value="202" calcext:value-type="float">
            <text:p>202</text:p>
          </table:table-cell>
          <table:table-cell table:style-name="ce44" table:formula="of:=VLOOKUP([.N45];MapPalRaw;8)" office:value-type="float" office:value="79" calcext:value-type="float">
            <text:p>79</text:p>
          </table:table-cell>
          <table:table-cell table:style-name="ce45" table:formula="of:=VLOOKUP([.N45];MapPalRaw;9)" office:value-type="float" office:value="57" calcext:value-type="float">
            <text:p>57</text:p>
          </table:table-cell>
          <table:table-cell table:style-name="ce46" table:formula="of:=VLOOKUP([.N45];MapPalRaw;10)" office:value-type="float" office:value="40" calcext:value-type="float">
            <text:p>40</text:p>
          </table:table-cell>
          <table:table-cell table:style-name="ce87"/>
        </table:table-row>
        <table:table-row table:style-name="ro1">
          <table:table-cell table:style-name="ce33" office:value-type="float" office:value="44" calcext:value-type="float">
            <text:p>44</text:p>
          </table:table-cell>
          <table:table-cell table:style-name="ce33" office:value-type="string" calcext:value-type="string">
            <text:p>135, 107, 98</text:p>
          </table:table-cell>
          <table:table-cell table:style-name="ce2" table:formula="of:=FIND(&quot;,&quot;;[.B46])" office:value-type="float" office:value="4" calcext:value-type="float">
            <text:p>4</text:p>
          </table:table-cell>
          <table:table-cell table:style-name="ce2" table:formula="of:=FIND(&quot;,&quot;;[.B46]; [.C46]+1)" office:value-type="float" office:value="9" calcext:value-type="float">
            <text:p>9</text:p>
          </table:table-cell>
          <table:table-cell table:style-name="ce7" table:formula="of:=VALUE(MID([.B46];1;[.C46]-1))" office:value-type="float" office:value="135" calcext:value-type="float">
            <text:p>135</text:p>
          </table:table-cell>
          <table:table-cell table:style-name="ce9" table:formula="of:=VALUE(MID([.B46];[.C46]+1;[.D46] - [.C46]-1))" office:value-type="float" office:value="107" calcext:value-type="float">
            <text:p>107</text:p>
          </table:table-cell>
          <table:table-cell table:style-name="ce11" table:formula="of:=VALUE(RIGHT([.B46];LEN([.B46])-[.D46]))" office:value-type="float" office:value="98" calcext:value-type="float">
            <text:p>98</text:p>
          </table:table-cell>
          <table:table-cell table:style-name="ce38" table:formula="of:=FLOOR([.E46]*180/255)" office:value-type="float" office:value="95" calcext:value-type="float">
            <text:p>95</text:p>
          </table:table-cell>
          <table:table-cell table:style-name="ce38" table:formula="of:=FLOOR([.F46]*180/255)" office:value-type="float" office:value="75" calcext:value-type="float">
            <text:p>75</text:p>
          </table:table-cell>
          <table:table-cell table:style-name="ce38" table:formula="of:=FLOOR([.G46]*180/255)" office:value-type="float" office:value="69" calcext:value-type="float">
            <text:p>69</text:p>
          </table:table-cell>
          <table:table-cell table:style-name="ce3" table:formula="of:=&quot;#&quot;&amp;DEC2HEX(([.H46]*65536) + ([.I46] * 256) + [.J46];6)" office:value-type="string" office:string-value="#5F4B45" calcext:value-type="string">
            <text:p>#5F4B45</text:p>
          </table:table-cell>
          <table:table-cell/>
          <table:table-cell table:style-name="ce42" office:value-type="float" office:value="44" calcext:value-type="float">
            <text:p>44</text:p>
          </table:table-cell>
          <table:table-cell table:style-name="ce39" table:formula="of:=(BITAND(3;[.A46])*64)+FLOOR([.A46]/4)" office:value-type="float" office:value="11" calcext:value-type="float">
            <text:p>11</text:p>
          </table:table-cell>
          <table:table-cell table:style-name="ce44" table:formula="of:=VLOOKUP([.N46];MapPalRaw;8)" office:value-type="float" office:value="79" calcext:value-type="float">
            <text:p>79</text:p>
          </table:table-cell>
          <table:table-cell table:style-name="ce45" table:formula="of:=VLOOKUP([.N46];MapPalRaw;9)" office:value-type="float" office:value="79" calcext:value-type="float">
            <text:p>79</text:p>
          </table:table-cell>
          <table:table-cell table:style-name="ce46" table:formula="of:=VLOOKUP([.N46];MapPalRaw;10)" office:value-type="float" office:value="79" calcext:value-type="float">
            <text:p>79</text:p>
          </table:table-cell>
          <table:table-cell table:style-name="ce88"/>
        </table:table-row>
        <table:table-row table:style-name="ro1">
          <table:table-cell table:style-name="ce33" office:value-type="float" office:value="45" calcext:value-type="float">
            <text:p>45</text:p>
          </table:table-cell>
          <table:table-cell table:style-name="ce33" office:value-type="string" calcext:value-type="string">
            <text:p>87, 92, 92</text:p>
          </table:table-cell>
          <table:table-cell table:style-name="ce2" table:formula="of:=FIND(&quot;,&quot;;[.B47])" office:value-type="float" office:value="3" calcext:value-type="float">
            <text:p>3</text:p>
          </table:table-cell>
          <table:table-cell table:style-name="ce2" table:formula="of:=FIND(&quot;,&quot;;[.B47]; [.C47]+1)" office:value-type="float" office:value="7" calcext:value-type="float">
            <text:p>7</text:p>
          </table:table-cell>
          <table:table-cell table:style-name="ce7" table:formula="of:=VALUE(MID([.B47];1;[.C47]-1))" office:value-type="float" office:value="87" calcext:value-type="float">
            <text:p>87</text:p>
          </table:table-cell>
          <table:table-cell table:style-name="ce9" table:formula="of:=VALUE(MID([.B47];[.C47]+1;[.D47] - [.C47]-1))" office:value-type="float" office:value="92" calcext:value-type="float">
            <text:p>92</text:p>
          </table:table-cell>
          <table:table-cell table:style-name="ce11" table:formula="of:=VALUE(RIGHT([.B47];LEN([.B47])-[.D47]))" office:value-type="float" office:value="92" calcext:value-type="float">
            <text:p>92</text:p>
          </table:table-cell>
          <table:table-cell table:style-name="ce38" table:formula="of:=FLOOR([.E47]*180/255)" office:value-type="float" office:value="61" calcext:value-type="float">
            <text:p>61</text:p>
          </table:table-cell>
          <table:table-cell table:style-name="ce38" table:formula="of:=FLOOR([.F47]*180/255)" office:value-type="float" office:value="64" calcext:value-type="float">
            <text:p>64</text:p>
          </table:table-cell>
          <table:table-cell table:style-name="ce38" table:formula="of:=FLOOR([.G47]*180/255)" office:value-type="float" office:value="64" calcext:value-type="float">
            <text:p>64</text:p>
          </table:table-cell>
          <table:table-cell table:style-name="ce3" table:formula="of:=&quot;#&quot;&amp;DEC2HEX(([.H47]*65536) + ([.I47] * 256) + [.J47];6)" office:value-type="string" office:string-value="#3D4040" calcext:value-type="string">
            <text:p>#3D4040</text:p>
          </table:table-cell>
          <table:table-cell/>
          <table:table-cell table:style-name="ce42" office:value-type="float" office:value="45" calcext:value-type="float">
            <text:p>45</text:p>
          </table:table-cell>
          <table:table-cell table:style-name="ce39" table:formula="of:=(BITAND(3;[.A47])*64)+FLOOR([.A47]/4)" office:value-type="float" office:value="75" calcext:value-type="float">
            <text:p>75</text:p>
          </table:table-cell>
          <table:table-cell table:style-name="ce44" table:formula="of:=VLOOKUP([.N47];MapPalRaw;8)" office:value-type="float" office:value="96" calcext:value-type="float">
            <text:p>96</text:p>
          </table:table-cell>
          <table:table-cell table:style-name="ce45" table:formula="of:=VLOOKUP([.N47];MapPalRaw;9)" office:value-type="float" office:value="96" calcext:value-type="float">
            <text:p>96</text:p>
          </table:table-cell>
          <table:table-cell table:style-name="ce46" table:formula="of:=VLOOKUP([.N47];MapPalRaw;10)" office:value-type="float" office:value="96" calcext:value-type="float">
            <text:p>96</text:p>
          </table:table-cell>
          <table:table-cell table:style-name="ce89"/>
        </table:table-row>
        <table:table-row table:style-name="ro1">
          <table:table-cell table:style-name="ce33" office:value-type="float" office:value="46" calcext:value-type="float">
            <text:p>46</text:p>
          </table:table-cell>
          <table:table-cell table:style-name="ce33" office:value-type="string" calcext:value-type="string">
            <text:p>122, 73, 88</text:p>
          </table:table-cell>
          <table:table-cell table:style-name="ce2" table:formula="of:=FIND(&quot;,&quot;;[.B48])" office:value-type="float" office:value="4" calcext:value-type="float">
            <text:p>4</text:p>
          </table:table-cell>
          <table:table-cell table:style-name="ce2" table:formula="of:=FIND(&quot;,&quot;;[.B48]; [.C48]+1)" office:value-type="float" office:value="8" calcext:value-type="float">
            <text:p>8</text:p>
          </table:table-cell>
          <table:table-cell table:style-name="ce7" table:formula="of:=VALUE(MID([.B48];1;[.C48]-1))" office:value-type="float" office:value="122" calcext:value-type="float">
            <text:p>122</text:p>
          </table:table-cell>
          <table:table-cell table:style-name="ce9" table:formula="of:=VALUE(MID([.B48];[.C48]+1;[.D48] - [.C48]-1))" office:value-type="float" office:value="73" calcext:value-type="float">
            <text:p>73</text:p>
          </table:table-cell>
          <table:table-cell table:style-name="ce11" table:formula="of:=VALUE(RIGHT([.B48];LEN([.B48])-[.D48]))" office:value-type="float" office:value="88" calcext:value-type="float">
            <text:p>88</text:p>
          </table:table-cell>
          <table:table-cell table:style-name="ce38" table:formula="of:=FLOOR([.E48]*180/255)" office:value-type="float" office:value="86" calcext:value-type="float">
            <text:p>86</text:p>
          </table:table-cell>
          <table:table-cell table:style-name="ce38" table:formula="of:=FLOOR([.F48]*180/255)" office:value-type="float" office:value="51" calcext:value-type="float">
            <text:p>51</text:p>
          </table:table-cell>
          <table:table-cell table:style-name="ce38" table:formula="of:=FLOOR([.G48]*180/255)" office:value-type="float" office:value="62" calcext:value-type="float">
            <text:p>62</text:p>
          </table:table-cell>
          <table:table-cell table:style-name="ce3" table:formula="of:=&quot;#&quot;&amp;DEC2HEX(([.H48]*65536) + ([.I48] * 256) + [.J48];6)" office:value-type="string" office:string-value="#56333E" calcext:value-type="string">
            <text:p>#56333E</text:p>
          </table:table-cell>
          <table:table-cell/>
          <table:table-cell table:style-name="ce42" office:value-type="float" office:value="46" calcext:value-type="float">
            <text:p>46</text:p>
          </table:table-cell>
          <table:table-cell table:style-name="ce39" table:formula="of:=(BITAND(3;[.A48])*64)+FLOOR([.A48]/4)" office:value-type="float" office:value="139" calcext:value-type="float">
            <text:p>139</text:p>
          </table:table-cell>
          <table:table-cell table:style-name="ce44" table:formula="of:=VLOOKUP([.N48];MapPalRaw;8)" office:value-type="float" office:value="112" calcext:value-type="float">
            <text:p>112</text:p>
          </table:table-cell>
          <table:table-cell table:style-name="ce45" table:formula="of:=VLOOKUP([.N48];MapPalRaw;9)" office:value-type="float" office:value="112" calcext:value-type="float">
            <text:p>112</text:p>
          </table:table-cell>
          <table:table-cell table:style-name="ce46" table:formula="of:=VLOOKUP([.N48];MapPalRaw;10)" office:value-type="float" office:value="112" calcext:value-type="float">
            <text:p>112</text:p>
          </table:table-cell>
          <table:table-cell table:style-name="ce90"/>
        </table:table-row>
        <table:table-row table:style-name="ro1">
          <table:table-cell table:style-name="ce33" office:value-type="float" office:value="47" calcext:value-type="float">
            <text:p>47</text:p>
          </table:table-cell>
          <table:table-cell table:style-name="ce33" office:value-type="string" calcext:value-type="string">
            <text:p>76, 62, 92</text:p>
          </table:table-cell>
          <table:table-cell table:style-name="ce2" table:formula="of:=FIND(&quot;,&quot;;[.B49])" office:value-type="float" office:value="3" calcext:value-type="float">
            <text:p>3</text:p>
          </table:table-cell>
          <table:table-cell table:style-name="ce2" table:formula="of:=FIND(&quot;,&quot;;[.B49]; [.C49]+1)" office:value-type="float" office:value="7" calcext:value-type="float">
            <text:p>7</text:p>
          </table:table-cell>
          <table:table-cell table:style-name="ce7" table:formula="of:=VALUE(MID([.B49];1;[.C49]-1))" office:value-type="float" office:value="76" calcext:value-type="float">
            <text:p>76</text:p>
          </table:table-cell>
          <table:table-cell table:style-name="ce9" table:formula="of:=VALUE(MID([.B49];[.C49]+1;[.D49] - [.C49]-1))" office:value-type="float" office:value="62" calcext:value-type="float">
            <text:p>62</text:p>
          </table:table-cell>
          <table:table-cell table:style-name="ce11" table:formula="of:=VALUE(RIGHT([.B49];LEN([.B49])-[.D49]))" office:value-type="float" office:value="92" calcext:value-type="float">
            <text:p>92</text:p>
          </table:table-cell>
          <table:table-cell table:style-name="ce38" table:formula="of:=FLOOR([.E49]*180/255)" office:value-type="float" office:value="53" calcext:value-type="float">
            <text:p>53</text:p>
          </table:table-cell>
          <table:table-cell table:style-name="ce38" table:formula="of:=FLOOR([.F49]*180/255)" office:value-type="float" office:value="43" calcext:value-type="float">
            <text:p>43</text:p>
          </table:table-cell>
          <table:table-cell table:style-name="ce38" table:formula="of:=FLOOR([.G49]*180/255)" office:value-type="float" office:value="64" calcext:value-type="float">
            <text:p>64</text:p>
          </table:table-cell>
          <table:table-cell table:style-name="ce3" table:formula="of:=&quot;#&quot;&amp;DEC2HEX(([.H49]*65536) + ([.I49] * 256) + [.J49];6)" office:value-type="string" office:string-value="#352B40" calcext:value-type="string">
            <text:p>#352B40</text:p>
          </table:table-cell>
          <table:table-cell/>
          <table:table-cell table:style-name="ce42" office:value-type="float" office:value="47" calcext:value-type="float">
            <text:p>47</text:p>
          </table:table-cell>
          <table:table-cell table:style-name="ce39" table:formula="of:=(BITAND(3;[.A49])*64)+FLOOR([.A49]/4)" office:value-type="float" office:value="203" calcext:value-type="float">
            <text:p>203</text:p>
          </table:table-cell>
          <table:table-cell table:style-name="ce44" table:formula="of:=VLOOKUP([.N49];MapPalRaw;8)" office:value-type="float" office:value="59" calcext:value-type="float">
            <text:p>59</text:p>
          </table:table-cell>
          <table:table-cell table:style-name="ce45" table:formula="of:=VLOOKUP([.N49];MapPalRaw;9)" office:value-type="float" office:value="59" calcext:value-type="float">
            <text:p>59</text:p>
          </table:table-cell>
          <table:table-cell table:style-name="ce46" table:formula="of:=VLOOKUP([.N49];MapPalRaw;10)" office:value-type="float" office:value="59" calcext:value-type="float">
            <text:p>59</text:p>
          </table:table-cell>
          <table:table-cell table:style-name="ce91"/>
        </table:table-row>
        <table:table-row table:style-name="ro1">
          <table:table-cell table:style-name="ce33" office:value-type="float" office:value="48" calcext:value-type="float">
            <text:p>48</text:p>
          </table:table-cell>
          <table:table-cell table:style-name="ce33" office:value-type="string" calcext:value-type="string">
            <text:p>76, 50, 35</text:p>
          </table:table-cell>
          <table:table-cell table:style-name="ce2" table:formula="of:=FIND(&quot;,&quot;;[.B50])" office:value-type="float" office:value="3" calcext:value-type="float">
            <text:p>3</text:p>
          </table:table-cell>
          <table:table-cell table:style-name="ce2" table:formula="of:=FIND(&quot;,&quot;;[.B50]; [.C50]+1)" office:value-type="float" office:value="7" calcext:value-type="float">
            <text:p>7</text:p>
          </table:table-cell>
          <table:table-cell table:style-name="ce7" table:formula="of:=VALUE(MID([.B50];1;[.C50]-1))" office:value-type="float" office:value="76" calcext:value-type="float">
            <text:p>76</text:p>
          </table:table-cell>
          <table:table-cell table:style-name="ce9" table:formula="of:=VALUE(MID([.B50];[.C50]+1;[.D50] - [.C50]-1))" office:value-type="float" office:value="50" calcext:value-type="float">
            <text:p>50</text:p>
          </table:table-cell>
          <table:table-cell table:style-name="ce11" table:formula="of:=VALUE(RIGHT([.B50];LEN([.B50])-[.D50]))" office:value-type="float" office:value="35" calcext:value-type="float">
            <text:p>35</text:p>
          </table:table-cell>
          <table:table-cell table:style-name="ce38" table:formula="of:=FLOOR([.E50]*180/255)" office:value-type="float" office:value="53" calcext:value-type="float">
            <text:p>53</text:p>
          </table:table-cell>
          <table:table-cell table:style-name="ce38" table:formula="of:=FLOOR([.F50]*180/255)" office:value-type="float" office:value="35" calcext:value-type="float">
            <text:p>35</text:p>
          </table:table-cell>
          <table:table-cell table:style-name="ce38" table:formula="of:=FLOOR([.G50]*180/255)" office:value-type="float" office:value="24" calcext:value-type="float">
            <text:p>24</text:p>
          </table:table-cell>
          <table:table-cell table:style-name="ce3" table:formula="of:=&quot;#&quot;&amp;DEC2HEX(([.H50]*65536) + ([.I50] * 256) + [.J50];6)" office:value-type="string" office:string-value="#352318" calcext:value-type="string">
            <text:p>#352318</text:p>
          </table:table-cell>
          <table:table-cell/>
          <table:table-cell table:style-name="ce42" office:value-type="float" office:value="48" calcext:value-type="float">
            <text:p>48</text:p>
          </table:table-cell>
          <table:table-cell table:style-name="ce39" table:formula="of:=(BITAND(3;[.A50])*64)+FLOOR([.A50]/4)" office:value-type="float" office:value="12" calcext:value-type="float">
            <text:p>12</text:p>
          </table:table-cell>
          <table:table-cell table:style-name="ce44" table:formula="of:=VLOOKUP([.N50];MapPalRaw;8)" office:value-type="float" office:value="45" calcext:value-type="float">
            <text:p>45</text:p>
          </table:table-cell>
          <table:table-cell table:style-name="ce45" table:formula="of:=VLOOKUP([.N50];MapPalRaw;9)" office:value-type="float" office:value="45" calcext:value-type="float">
            <text:p>45</text:p>
          </table:table-cell>
          <table:table-cell table:style-name="ce46" table:formula="of:=VLOOKUP([.N50];MapPalRaw;10)" office:value-type="float" office:value="180" calcext:value-type="float">
            <text:p>180</text:p>
          </table:table-cell>
          <table:table-cell table:style-name="ce92"/>
        </table:table-row>
        <table:table-row table:style-name="ro1">
          <table:table-cell table:style-name="ce33" office:value-type="float" office:value="49" calcext:value-type="float">
            <text:p>49</text:p>
          </table:table-cell>
          <table:table-cell table:style-name="ce33" office:value-type="string" calcext:value-type="string">
            <text:p>76, 82, 42</text:p>
          </table:table-cell>
          <table:table-cell table:style-name="ce2" table:formula="of:=FIND(&quot;,&quot;;[.B51])" office:value-type="float" office:value="3" calcext:value-type="float">
            <text:p>3</text:p>
          </table:table-cell>
          <table:table-cell table:style-name="ce2" table:formula="of:=FIND(&quot;,&quot;;[.B51]; [.C51]+1)" office:value-type="float" office:value="7" calcext:value-type="float">
            <text:p>7</text:p>
          </table:table-cell>
          <table:table-cell table:style-name="ce7" table:formula="of:=VALUE(MID([.B51];1;[.C51]-1))" office:value-type="float" office:value="76" calcext:value-type="float">
            <text:p>76</text:p>
          </table:table-cell>
          <table:table-cell table:style-name="ce9" table:formula="of:=VALUE(MID([.B51];[.C51]+1;[.D51] - [.C51]-1))" office:value-type="float" office:value="82" calcext:value-type="float">
            <text:p>82</text:p>
          </table:table-cell>
          <table:table-cell table:style-name="ce11" table:formula="of:=VALUE(RIGHT([.B51];LEN([.B51])-[.D51]))" office:value-type="float" office:value="42" calcext:value-type="float">
            <text:p>42</text:p>
          </table:table-cell>
          <table:table-cell table:style-name="ce38" table:formula="of:=FLOOR([.E51]*180/255)" office:value-type="float" office:value="53" calcext:value-type="float">
            <text:p>53</text:p>
          </table:table-cell>
          <table:table-cell table:style-name="ce38" table:formula="of:=FLOOR([.F51]*180/255)" office:value-type="float" office:value="57" calcext:value-type="float">
            <text:p>57</text:p>
          </table:table-cell>
          <table:table-cell table:style-name="ce38" table:formula="of:=FLOOR([.G51]*180/255)" office:value-type="float" office:value="29" calcext:value-type="float">
            <text:p>29</text:p>
          </table:table-cell>
          <table:table-cell table:style-name="ce3" table:formula="of:=&quot;#&quot;&amp;DEC2HEX(([.H51]*65536) + ([.I51] * 256) + [.J51];6)" office:value-type="string" office:string-value="#35391D" calcext:value-type="string">
            <text:p>#35391D</text:p>
          </table:table-cell>
          <table:table-cell/>
          <table:table-cell table:style-name="ce42" office:value-type="float" office:value="49" calcext:value-type="float">
            <text:p>49</text:p>
          </table:table-cell>
          <table:table-cell table:style-name="ce39" table:formula="of:=(BITAND(3;[.A51])*64)+FLOOR([.A51]/4)" office:value-type="float" office:value="76" calcext:value-type="float">
            <text:p>76</text:p>
          </table:table-cell>
          <table:table-cell table:style-name="ce44" table:formula="of:=VLOOKUP([.N51];MapPalRaw;8)" office:value-type="float" office:value="55" calcext:value-type="float">
            <text:p>55</text:p>
          </table:table-cell>
          <table:table-cell table:style-name="ce45" table:formula="of:=VLOOKUP([.N51];MapPalRaw;9)" office:value-type="float" office:value="55" calcext:value-type="float">
            <text:p>55</text:p>
          </table:table-cell>
          <table:table-cell table:style-name="ce46" table:formula="of:=VLOOKUP([.N51];MapPalRaw;10)" office:value-type="float" office:value="220" calcext:value-type="float">
            <text:p>220</text:p>
          </table:table-cell>
          <table:table-cell table:style-name="ce93"/>
        </table:table-row>
        <table:table-row table:style-name="ro1">
          <table:table-cell table:style-name="ce33" office:value-type="float" office:value="50" calcext:value-type="float">
            <text:p>50</text:p>
          </table:table-cell>
          <table:table-cell table:style-name="ce33" office:value-type="string" calcext:value-type="string">
            <text:p>142, 60, 46</text:p>
          </table:table-cell>
          <table:table-cell table:style-name="ce2" table:formula="of:=FIND(&quot;,&quot;;[.B52])" office:value-type="float" office:value="4" calcext:value-type="float">
            <text:p>4</text:p>
          </table:table-cell>
          <table:table-cell table:style-name="ce2" table:formula="of:=FIND(&quot;,&quot;;[.B52]; [.C52]+1)" office:value-type="float" office:value="8" calcext:value-type="float">
            <text:p>8</text:p>
          </table:table-cell>
          <table:table-cell table:style-name="ce7" table:formula="of:=VALUE(MID([.B52];1;[.C52]-1))" office:value-type="float" office:value="142" calcext:value-type="float">
            <text:p>142</text:p>
          </table:table-cell>
          <table:table-cell table:style-name="ce9" table:formula="of:=VALUE(MID([.B52];[.C52]+1;[.D52] - [.C52]-1))" office:value-type="float" office:value="60" calcext:value-type="float">
            <text:p>60</text:p>
          </table:table-cell>
          <table:table-cell table:style-name="ce11" table:formula="of:=VALUE(RIGHT([.B52];LEN([.B52])-[.D52]))" office:value-type="float" office:value="46" calcext:value-type="float">
            <text:p>46</text:p>
          </table:table-cell>
          <table:table-cell table:style-name="ce38" table:formula="of:=FLOOR([.E52]*180/255)" office:value-type="float" office:value="100" calcext:value-type="float">
            <text:p>100</text:p>
          </table:table-cell>
          <table:table-cell table:style-name="ce38" table:formula="of:=FLOOR([.F52]*180/255)" office:value-type="float" office:value="42" calcext:value-type="float">
            <text:p>42</text:p>
          </table:table-cell>
          <table:table-cell table:style-name="ce38" table:formula="of:=FLOOR([.G52]*180/255)" office:value-type="float" office:value="32" calcext:value-type="float">
            <text:p>32</text:p>
          </table:table-cell>
          <table:table-cell table:style-name="ce3" table:formula="of:=&quot;#&quot;&amp;DEC2HEX(([.H52]*65536) + ([.I52] * 256) + [.J52];6)" office:value-type="string" office:string-value="#642A20" calcext:value-type="string">
            <text:p>#642A20</text:p>
          </table:table-cell>
          <table:table-cell/>
          <table:table-cell table:style-name="ce42" office:value-type="float" office:value="50" calcext:value-type="float">
            <text:p>50</text:p>
          </table:table-cell>
          <table:table-cell table:style-name="ce39" table:formula="of:=(BITAND(3;[.A52])*64)+FLOOR([.A52]/4)" office:value-type="float" office:value="140" calcext:value-type="float">
            <text:p>140</text:p>
          </table:table-cell>
          <table:table-cell table:style-name="ce44" table:formula="of:=VLOOKUP([.N52];MapPalRaw;8)" office:value-type="float" office:value="64" calcext:value-type="float">
            <text:p>64</text:p>
          </table:table-cell>
          <table:table-cell table:style-name="ce45" table:formula="of:=VLOOKUP([.N52];MapPalRaw;9)" office:value-type="float" office:value="64" calcext:value-type="float">
            <text:p>64</text:p>
          </table:table-cell>
          <table:table-cell table:style-name="ce46" table:formula="of:=VLOOKUP([.N52];MapPalRaw;10)" office:value-type="float" office:value="255" calcext:value-type="float">
            <text:p>255</text:p>
          </table:table-cell>
          <table:table-cell table:style-name="ce94"/>
        </table:table-row>
        <table:table-row table:style-name="ro1">
          <table:table-cell table:style-name="ce33" office:value-type="float" office:value="51" calcext:value-type="float">
            <text:p>51</text:p>
          </table:table-cell>
          <table:table-cell table:style-name="ce33" office:value-type="string" calcext:value-type="string">
            <text:p>37, 22, 16</text:p>
          </table:table-cell>
          <table:table-cell table:style-name="ce2" table:formula="of:=FIND(&quot;,&quot;;[.B53])" office:value-type="float" office:value="3" calcext:value-type="float">
            <text:p>3</text:p>
          </table:table-cell>
          <table:table-cell table:style-name="ce2" table:formula="of:=FIND(&quot;,&quot;;[.B53]; [.C53]+1)" office:value-type="float" office:value="7" calcext:value-type="float">
            <text:p>7</text:p>
          </table:table-cell>
          <table:table-cell table:style-name="ce7" table:formula="of:=VALUE(MID([.B53];1;[.C53]-1))" office:value-type="float" office:value="37" calcext:value-type="float">
            <text:p>37</text:p>
          </table:table-cell>
          <table:table-cell table:style-name="ce9" table:formula="of:=VALUE(MID([.B53];[.C53]+1;[.D53] - [.C53]-1))" office:value-type="float" office:value="22" calcext:value-type="float">
            <text:p>22</text:p>
          </table:table-cell>
          <table:table-cell table:style-name="ce11" table:formula="of:=VALUE(RIGHT([.B53];LEN([.B53])-[.D53]))" office:value-type="float" office:value="16" calcext:value-type="float">
            <text:p>16</text:p>
          </table:table-cell>
          <table:table-cell table:style-name="ce38" table:formula="of:=FLOOR([.E53]*180/255)" office:value-type="float" office:value="26" calcext:value-type="float">
            <text:p>26</text:p>
          </table:table-cell>
          <table:table-cell table:style-name="ce38" table:formula="of:=FLOOR([.F53]*180/255)" office:value-type="float" office:value="15" calcext:value-type="float">
            <text:p>15</text:p>
          </table:table-cell>
          <table:table-cell table:style-name="ce38" table:formula="of:=FLOOR([.G53]*180/255)" office:value-type="float" office:value="11" calcext:value-type="float">
            <text:p>11</text:p>
          </table:table-cell>
          <table:table-cell table:style-name="ce3" table:formula="of:=&quot;#&quot;&amp;DEC2HEX(([.H53]*65536) + ([.I53] * 256) + [.J53];6)" office:value-type="string" office:string-value="#1A0F0B" calcext:value-type="string">
            <text:p>#1A0F0B</text:p>
          </table:table-cell>
          <table:table-cell/>
          <table:table-cell table:style-name="ce42" office:value-type="float" office:value="51" calcext:value-type="float">
            <text:p>51</text:p>
          </table:table-cell>
          <table:table-cell table:style-name="ce39" table:formula="of:=(BITAND(3;[.A53])*64)+FLOOR([.A53]/4)" office:value-type="float" office:value="204" calcext:value-type="float">
            <text:p>204</text:p>
          </table:table-cell>
          <table:table-cell table:style-name="ce44" table:formula="of:=VLOOKUP([.N53];MapPalRaw;8)" office:value-type="float" office:value="33" calcext:value-type="float">
            <text:p>33</text:p>
          </table:table-cell>
          <table:table-cell table:style-name="ce45" table:formula="of:=VLOOKUP([.N53];MapPalRaw;9)" office:value-type="float" office:value="33" calcext:value-type="float">
            <text:p>33</text:p>
          </table:table-cell>
          <table:table-cell table:style-name="ce46" table:formula="of:=VLOOKUP([.N53];MapPalRaw;10)" office:value-type="float" office:value="135" calcext:value-type="float">
            <text:p>135</text:p>
          </table:table-cell>
          <table:table-cell table:style-name="ce95"/>
        </table:table-row>
        <table:table-row table:style-name="ro1">
          <table:table-cell table:style-name="ce33" office:value-type="float" office:value="52" calcext:value-type="float">
            <text:p>52</text:p>
          </table:table-cell>
          <table:table-cell table:style-name="ce33" office:value-type="string" calcext:value-type="string">
            <text:p>255, 0, 255</text:p>
          </table:table-cell>
          <table:table-cell table:style-name="ce2" table:formula="of:=FIND(&quot;,&quot;;[.B54])" office:value-type="float" office:value="4" calcext:value-type="float">
            <text:p>4</text:p>
          </table:table-cell>
          <table:table-cell table:style-name="ce2" table:formula="of:=FIND(&quot;,&quot;;[.B54]; [.C54]+1)" office:value-type="float" office:value="7" calcext:value-type="float">
            <text:p>7</text:p>
          </table:table-cell>
          <table:table-cell table:style-name="ce7" table:formula="of:=VALUE(MID([.B54];1;[.C54]-1))" office:value-type="float" office:value="255" calcext:value-type="float">
            <text:p>255</text:p>
          </table:table-cell>
          <table:table-cell table:style-name="ce9" table:formula="of:=VALUE(MID([.B54];[.C54]+1;[.D54] - [.C54]-1))" office:value-type="float" office:value="0" calcext:value-type="float">
            <text:p>0</text:p>
          </table:table-cell>
          <table:table-cell table:style-name="ce11" table:formula="of:=VALUE(RIGHT([.B54];LEN([.B54])-[.D54]))" office:value-type="float" office:value="255" calcext:value-type="float">
            <text:p>255</text:p>
          </table:table-cell>
          <table:table-cell table:style-name="ce38" office:value-type="float" office:value="255" calcext:value-type="float">
            <text:p>255</text:p>
          </table:table-cell>
          <table:table-cell table:style-name="ce38" table:formula="of:=FLOOR([.F54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54]*65536) + ([.I54] * 256) + [.J54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52" calcext:value-type="float">
            <text:p>52</text:p>
          </table:table-cell>
          <table:table-cell table:style-name="ce39" table:formula="of:=(BITAND(3;[.A54])*64)+FLOOR([.A54]/4)" office:value-type="float" office:value="13" calcext:value-type="float">
            <text:p>13</text:p>
          </table:table-cell>
          <table:table-cell table:style-name="ce44" table:formula="of:=VLOOKUP([.N54];MapPalRaw;8)" office:value-type="float" office:value="100" calcext:value-type="float">
            <text:p>100</text:p>
          </table:table-cell>
          <table:table-cell table:style-name="ce45" table:formula="of:=VLOOKUP([.N54];MapPalRaw;9)" office:value-type="float" office:value="84" calcext:value-type="float">
            <text:p>84</text:p>
          </table:table-cell>
          <table:table-cell table:style-name="ce46" table:formula="of:=VLOOKUP([.N54];MapPalRaw;10)" office:value-type="float" office:value="50" calcext:value-type="float">
            <text:p>50</text:p>
          </table:table-cell>
          <table:table-cell table:style-name="ce96"/>
        </table:table-row>
        <table:table-row table:style-name="ro1">
          <table:table-cell table:style-name="ce33" office:value-type="float" office:value="53" calcext:value-type="float">
            <text:p>53</text:p>
          </table:table-cell>
          <table:table-cell table:style-name="ce33" office:value-type="string" calcext:value-type="string">
            <text:p>255, 0, 255</text:p>
          </table:table-cell>
          <table:table-cell table:style-name="ce2" table:formula="of:=FIND(&quot;,&quot;;[.B55])" office:value-type="float" office:value="4" calcext:value-type="float">
            <text:p>4</text:p>
          </table:table-cell>
          <table:table-cell table:style-name="ce2" table:formula="of:=FIND(&quot;,&quot;;[.B55]; [.C55]+1)" office:value-type="float" office:value="7" calcext:value-type="float">
            <text:p>7</text:p>
          </table:table-cell>
          <table:table-cell table:style-name="ce7" table:formula="of:=VALUE(MID([.B55];1;[.C55]-1))" office:value-type="float" office:value="255" calcext:value-type="float">
            <text:p>255</text:p>
          </table:table-cell>
          <table:table-cell table:style-name="ce9" table:formula="of:=VALUE(MID([.B55];[.C55]+1;[.D55] - [.C55]-1))" office:value-type="float" office:value="0" calcext:value-type="float">
            <text:p>0</text:p>
          </table:table-cell>
          <table:table-cell table:style-name="ce11" table:formula="of:=VALUE(RIGHT([.B55];LEN([.B55])-[.D55]))" office:value-type="float" office:value="255" calcext:value-type="float">
            <text:p>255</text:p>
          </table:table-cell>
          <table:table-cell table:style-name="ce38" office:value-type="float" office:value="255" calcext:value-type="float">
            <text:p>255</text:p>
          </table:table-cell>
          <table:table-cell table:style-name="ce38" table:formula="of:=FLOOR([.F55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55]*65536) + ([.I55] * 256) + [.J55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53" calcext:value-type="float">
            <text:p>53</text:p>
          </table:table-cell>
          <table:table-cell table:style-name="ce39" table:formula="of:=(BITAND(3;[.A55])*64)+FLOOR([.A55]/4)" office:value-type="float" office:value="77" calcext:value-type="float">
            <text:p>77</text:p>
          </table:table-cell>
          <table:table-cell table:style-name="ce44" table:formula="of:=VLOOKUP([.N55];MapPalRaw;8)" office:value-type="float" office:value="123" calcext:value-type="float">
            <text:p>123</text:p>
          </table:table-cell>
          <table:table-cell table:style-name="ce45" table:formula="of:=VLOOKUP([.N55];MapPalRaw;9)" office:value-type="float" office:value="102" calcext:value-type="float">
            <text:p>102</text:p>
          </table:table-cell>
          <table:table-cell table:style-name="ce46" table:formula="of:=VLOOKUP([.N55];MapPalRaw;10)" office:value-type="float" office:value="62" calcext:value-type="float">
            <text:p>62</text:p>
          </table:table-cell>
          <table:table-cell table:style-name="ce97"/>
        </table:table-row>
        <table:table-row table:style-name="ro1">
          <table:table-cell table:style-name="ce33" office:value-type="float" office:value="54" calcext:value-type="float">
            <text:p>54</text:p>
          </table:table-cell>
          <table:table-cell table:style-name="ce33" office:value-type="string" calcext:value-type="string">
            <text:p>255, 0, 255</text:p>
          </table:table-cell>
          <table:table-cell table:style-name="ce2" table:formula="of:=FIND(&quot;,&quot;;[.B56])" office:value-type="float" office:value="4" calcext:value-type="float">
            <text:p>4</text:p>
          </table:table-cell>
          <table:table-cell table:style-name="ce2" table:formula="of:=FIND(&quot;,&quot;;[.B56]; [.C56]+1)" office:value-type="float" office:value="7" calcext:value-type="float">
            <text:p>7</text:p>
          </table:table-cell>
          <table:table-cell table:style-name="ce7" table:formula="of:=VALUE(MID([.B56];1;[.C56]-1))" office:value-type="float" office:value="255" calcext:value-type="float">
            <text:p>255</text:p>
          </table:table-cell>
          <table:table-cell table:style-name="ce9" table:formula="of:=VALUE(MID([.B56];[.C56]+1;[.D56] - [.C56]-1))" office:value-type="float" office:value="0" calcext:value-type="float">
            <text:p>0</text:p>
          </table:table-cell>
          <table:table-cell table:style-name="ce11" table:formula="of:=VALUE(RIGHT([.B56];LEN([.B56])-[.D56]))" office:value-type="float" office:value="255" calcext:value-type="float">
            <text:p>255</text:p>
          </table:table-cell>
          <table:table-cell table:style-name="ce38" office:value-type="float" office:value="255" calcext:value-type="float">
            <text:p>255</text:p>
          </table:table-cell>
          <table:table-cell table:style-name="ce38" table:formula="of:=FLOOR([.F56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56]*65536) + ([.I56] * 256) + [.J56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54" calcext:value-type="float">
            <text:p>54</text:p>
          </table:table-cell>
          <table:table-cell table:style-name="ce39" table:formula="of:=(BITAND(3;[.A56])*64)+FLOOR([.A56]/4)" office:value-type="float" office:value="141" calcext:value-type="float">
            <text:p>141</text:p>
          </table:table-cell>
          <table:table-cell table:style-name="ce44" table:formula="of:=VLOOKUP([.N56];MapPalRaw;8)" office:value-type="float" office:value="143" calcext:value-type="float">
            <text:p>143</text:p>
          </table:table-cell>
          <table:table-cell table:style-name="ce45" table:formula="of:=VLOOKUP([.N56];MapPalRaw;9)" office:value-type="float" office:value="119" calcext:value-type="float">
            <text:p>119</text:p>
          </table:table-cell>
          <table:table-cell table:style-name="ce46" table:formula="of:=VLOOKUP([.N56];MapPalRaw;10)" office:value-type="float" office:value="72" calcext:value-type="float">
            <text:p>72</text:p>
          </table:table-cell>
          <table:table-cell table:style-name="ce98"/>
        </table:table-row>
        <table:table-row table:style-name="ro1">
          <table:table-cell table:style-name="ce33" office:value-type="float" office:value="55" calcext:value-type="float">
            <text:p>55</text:p>
          </table:table-cell>
          <table:table-cell table:style-name="ce33" office:value-type="string" calcext:value-type="string">
            <text:p>255, 0, 255</text:p>
          </table:table-cell>
          <table:table-cell table:style-name="ce2" table:formula="of:=FIND(&quot;,&quot;;[.B57])" office:value-type="float" office:value="4" calcext:value-type="float">
            <text:p>4</text:p>
          </table:table-cell>
          <table:table-cell table:style-name="ce2" table:formula="of:=FIND(&quot;,&quot;;[.B57]; [.C57]+1)" office:value-type="float" office:value="7" calcext:value-type="float">
            <text:p>7</text:p>
          </table:table-cell>
          <table:table-cell table:style-name="ce7" table:formula="of:=VALUE(MID([.B57];1;[.C57]-1))" office:value-type="float" office:value="255" calcext:value-type="float">
            <text:p>255</text:p>
          </table:table-cell>
          <table:table-cell table:style-name="ce9" table:formula="of:=VALUE(MID([.B57];[.C57]+1;[.D57] - [.C57]-1))" office:value-type="float" office:value="0" calcext:value-type="float">
            <text:p>0</text:p>
          </table:table-cell>
          <table:table-cell table:style-name="ce11" table:formula="of:=VALUE(RIGHT([.B57];LEN([.B57])-[.D57]))" office:value-type="float" office:value="255" calcext:value-type="float">
            <text:p>255</text:p>
          </table:table-cell>
          <table:table-cell table:style-name="ce38" office:value-type="float" office:value="255" calcext:value-type="float">
            <text:p>255</text:p>
          </table:table-cell>
          <table:table-cell table:style-name="ce38" table:formula="of:=FLOOR([.F57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57]*65536) + ([.I57] * 256) + [.J57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55" calcext:value-type="float">
            <text:p>55</text:p>
          </table:table-cell>
          <table:table-cell table:style-name="ce39" table:formula="of:=(BITAND(3;[.A57])*64)+FLOOR([.A57]/4)" office:value-type="float" office:value="205" calcext:value-type="float">
            <text:p>205</text:p>
          </table:table-cell>
          <table:table-cell table:style-name="ce44" table:formula="of:=VLOOKUP([.N57];MapPalRaw;8)" office:value-type="float" office:value="75" calcext:value-type="float">
            <text:p>75</text:p>
          </table:table-cell>
          <table:table-cell table:style-name="ce45" table:formula="of:=VLOOKUP([.N57];MapPalRaw;9)" office:value-type="float" office:value="63" calcext:value-type="float">
            <text:p>63</text:p>
          </table:table-cell>
          <table:table-cell table:style-name="ce46" table:formula="of:=VLOOKUP([.N57];MapPalRaw;10)" office:value-type="float" office:value="38" calcext:value-type="float">
            <text:p>38</text:p>
          </table:table-cell>
          <table:table-cell table:style-name="ce99"/>
        </table:table-row>
        <table:table-row table:style-name="ro1">
          <table:table-cell table:style-name="ce33" office:value-type="float" office:value="56" calcext:value-type="float">
            <text:p>56</text:p>
          </table:table-cell>
          <table:table-cell table:style-name="ce33" office:value-type="string" calcext:value-type="string">
            <text:p>255, 0, 255</text:p>
          </table:table-cell>
          <table:table-cell table:style-name="ce2" table:formula="of:=FIND(&quot;,&quot;;[.B58])" office:value-type="float" office:value="4" calcext:value-type="float">
            <text:p>4</text:p>
          </table:table-cell>
          <table:table-cell table:style-name="ce2" table:formula="of:=FIND(&quot;,&quot;;[.B58]; [.C58]+1)" office:value-type="float" office:value="7" calcext:value-type="float">
            <text:p>7</text:p>
          </table:table-cell>
          <table:table-cell table:style-name="ce7" table:formula="of:=VALUE(MID([.B58];1;[.C58]-1))" office:value-type="float" office:value="255" calcext:value-type="float">
            <text:p>255</text:p>
          </table:table-cell>
          <table:table-cell table:style-name="ce9" table:formula="of:=VALUE(MID([.B58];[.C58]+1;[.D58] - [.C58]-1))" office:value-type="float" office:value="0" calcext:value-type="float">
            <text:p>0</text:p>
          </table:table-cell>
          <table:table-cell table:style-name="ce11" table:formula="of:=VALUE(RIGHT([.B58];LEN([.B58])-[.D58]))" office:value-type="float" office:value="255" calcext:value-type="float">
            <text:p>255</text:p>
          </table:table-cell>
          <table:table-cell table:style-name="ce38" office:value-type="float" office:value="255" calcext:value-type="float">
            <text:p>255</text:p>
          </table:table-cell>
          <table:table-cell table:style-name="ce38" table:formula="of:=FLOOR([.F58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58]*65536) + ([.I58] * 256) + [.J58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56" calcext:value-type="float">
            <text:p>56</text:p>
          </table:table-cell>
          <table:table-cell table:style-name="ce39" table:formula="of:=(BITAND(3;[.A58])*64)+FLOOR([.A58]/4)" office:value-type="float" office:value="14" calcext:value-type="float">
            <text:p>14</text:p>
          </table:table-cell>
          <table:table-cell table:style-name="ce44" table:formula="of:=VLOOKUP([.N58];MapPalRaw;8)" office:value-type="float" office:value="180" calcext:value-type="float">
            <text:p>180</text:p>
          </table:table-cell>
          <table:table-cell table:style-name="ce45" table:formula="of:=VLOOKUP([.N58];MapPalRaw;9)" office:value-type="float" office:value="177" calcext:value-type="float">
            <text:p>177</text:p>
          </table:table-cell>
          <table:table-cell table:style-name="ce46" table:formula="of:=VLOOKUP([.N58];MapPalRaw;10)" office:value-type="float" office:value="172" calcext:value-type="float">
            <text:p>172</text:p>
          </table:table-cell>
          <table:table-cell table:style-name="ce100"/>
        </table:table-row>
        <table:table-row table:style-name="ro1">
          <table:table-cell table:style-name="ce33" office:value-type="float" office:value="57" calcext:value-type="float">
            <text:p>57</text:p>
          </table:table-cell>
          <table:table-cell table:style-name="ce33" office:value-type="string" calcext:value-type="string">
            <text:p>255, 0, 255</text:p>
          </table:table-cell>
          <table:table-cell table:style-name="ce2" table:formula="of:=FIND(&quot;,&quot;;[.B59])" office:value-type="float" office:value="4" calcext:value-type="float">
            <text:p>4</text:p>
          </table:table-cell>
          <table:table-cell table:style-name="ce2" table:formula="of:=FIND(&quot;,&quot;;[.B59]; [.C59]+1)" office:value-type="float" office:value="7" calcext:value-type="float">
            <text:p>7</text:p>
          </table:table-cell>
          <table:table-cell table:style-name="ce7" table:formula="of:=VALUE(MID([.B59];1;[.C59]-1))" office:value-type="float" office:value="255" calcext:value-type="float">
            <text:p>255</text:p>
          </table:table-cell>
          <table:table-cell table:style-name="ce9" table:formula="of:=VALUE(MID([.B59];[.C59]+1;[.D59] - [.C59]-1))" office:value-type="float" office:value="0" calcext:value-type="float">
            <text:p>0</text:p>
          </table:table-cell>
          <table:table-cell table:style-name="ce11" table:formula="of:=VALUE(RIGHT([.B59];LEN([.B59])-[.D59]))" office:value-type="float" office:value="255" calcext:value-type="float">
            <text:p>255</text:p>
          </table:table-cell>
          <table:table-cell table:style-name="ce38" office:value-type="float" office:value="255" calcext:value-type="float">
            <text:p>255</text:p>
          </table:table-cell>
          <table:table-cell table:style-name="ce38" table:formula="of:=FLOOR([.F59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59]*65536) + ([.I59] * 256) + [.J59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57" calcext:value-type="float">
            <text:p>57</text:p>
          </table:table-cell>
          <table:table-cell table:style-name="ce39" table:formula="of:=(BITAND(3;[.A59])*64)+FLOOR([.A59]/4)" office:value-type="float" office:value="78" calcext:value-type="float">
            <text:p>78</text:p>
          </table:table-cell>
          <table:table-cell table:style-name="ce44" table:formula="of:=VLOOKUP([.N59];MapPalRaw;8)" office:value-type="float" office:value="220" calcext:value-type="float">
            <text:p>220</text:p>
          </table:table-cell>
          <table:table-cell table:style-name="ce45" table:formula="of:=VLOOKUP([.N59];MapPalRaw;9)" office:value-type="float" office:value="217" calcext:value-type="float">
            <text:p>217</text:p>
          </table:table-cell>
          <table:table-cell table:style-name="ce46" table:formula="of:=VLOOKUP([.N59];MapPalRaw;10)" office:value-type="float" office:value="211" calcext:value-type="float">
            <text:p>211</text:p>
          </table:table-cell>
          <table:table-cell table:style-name="ce101"/>
        </table:table-row>
        <table:table-row table:style-name="ro1">
          <table:table-cell table:style-name="ce33" office:value-type="float" office:value="58" calcext:value-type="float">
            <text:p>58</text:p>
          </table:table-cell>
          <table:table-cell table:style-name="ce33" office:value-type="string" calcext:value-type="string">
            <text:p>255, 0, 255</text:p>
          </table:table-cell>
          <table:table-cell table:style-name="ce2" table:formula="of:=FIND(&quot;,&quot;;[.B60])" office:value-type="float" office:value="4" calcext:value-type="float">
            <text:p>4</text:p>
          </table:table-cell>
          <table:table-cell table:style-name="ce2" table:formula="of:=FIND(&quot;,&quot;;[.B60]; [.C60]+1)" office:value-type="float" office:value="7" calcext:value-type="float">
            <text:p>7</text:p>
          </table:table-cell>
          <table:table-cell table:style-name="ce7" table:formula="of:=VALUE(MID([.B60];1;[.C60]-1))" office:value-type="float" office:value="255" calcext:value-type="float">
            <text:p>255</text:p>
          </table:table-cell>
          <table:table-cell table:style-name="ce9" table:formula="of:=VALUE(MID([.B60];[.C60]+1;[.D60] - [.C60]-1))" office:value-type="float" office:value="0" calcext:value-type="float">
            <text:p>0</text:p>
          </table:table-cell>
          <table:table-cell table:style-name="ce11" table:formula="of:=VALUE(RIGHT([.B60];LEN([.B60])-[.D60]))" office:value-type="float" office:value="255" calcext:value-type="float">
            <text:p>255</text:p>
          </table:table-cell>
          <table:table-cell table:style-name="ce38" office:value-type="float" office:value="255" calcext:value-type="float">
            <text:p>255</text:p>
          </table:table-cell>
          <table:table-cell table:style-name="ce38" table:formula="of:=FLOOR([.F60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60]*65536) + ([.I60] * 256) + [.J60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58" calcext:value-type="float">
            <text:p>58</text:p>
          </table:table-cell>
          <table:table-cell table:style-name="ce39" table:formula="of:=(BITAND(3;[.A60])*64)+FLOOR([.A60]/4)" office:value-type="float" office:value="142" calcext:value-type="float">
            <text:p>142</text:p>
          </table:table-cell>
          <table:table-cell table:style-name="ce44" table:formula="of:=VLOOKUP([.N60];MapPalRaw;8)" office:value-type="float" office:value="255" calcext:value-type="float">
            <text:p>255</text:p>
          </table:table-cell>
          <table:table-cell table:style-name="ce45" table:formula="of:=VLOOKUP([.N60];MapPalRaw;9)" office:value-type="float" office:value="252" calcext:value-type="float">
            <text:p>252</text:p>
          </table:table-cell>
          <table:table-cell table:style-name="ce46" table:formula="of:=VLOOKUP([.N60];MapPalRaw;10)" office:value-type="float" office:value="245" calcext:value-type="float">
            <text:p>245</text:p>
          </table:table-cell>
          <table:table-cell table:style-name="ce102"/>
        </table:table-row>
        <table:table-row table:style-name="ro1">
          <table:table-cell table:style-name="ce33" office:value-type="float" office:value="59" calcext:value-type="float">
            <text:p>59</text:p>
          </table:table-cell>
          <table:table-cell table:style-name="ce33" office:value-type="string" calcext:value-type="string">
            <text:p>255, 0, 255</text:p>
          </table:table-cell>
          <table:table-cell table:style-name="ce2" table:formula="of:=FIND(&quot;,&quot;;[.B61])" office:value-type="float" office:value="4" calcext:value-type="float">
            <text:p>4</text:p>
          </table:table-cell>
          <table:table-cell table:style-name="ce2" table:formula="of:=FIND(&quot;,&quot;;[.B61]; [.C61]+1)" office:value-type="float" office:value="7" calcext:value-type="float">
            <text:p>7</text:p>
          </table:table-cell>
          <table:table-cell table:style-name="ce7" table:formula="of:=VALUE(MID([.B61];1;[.C61]-1))" office:value-type="float" office:value="255" calcext:value-type="float">
            <text:p>255</text:p>
          </table:table-cell>
          <table:table-cell table:style-name="ce9" table:formula="of:=VALUE(MID([.B61];[.C61]+1;[.D61] - [.C61]-1))" office:value-type="float" office:value="0" calcext:value-type="float">
            <text:p>0</text:p>
          </table:table-cell>
          <table:table-cell table:style-name="ce11" table:formula="of:=VALUE(RIGHT([.B61];LEN([.B61])-[.D61]))" office:value-type="float" office:value="255" calcext:value-type="float">
            <text:p>255</text:p>
          </table:table-cell>
          <table:table-cell table:style-name="ce38" office:value-type="float" office:value="255" calcext:value-type="float">
            <text:p>255</text:p>
          </table:table-cell>
          <table:table-cell table:style-name="ce38" table:formula="of:=FLOOR([.F61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61]*65536) + ([.I61] * 256) + [.J61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59" calcext:value-type="float">
            <text:p>59</text:p>
          </table:table-cell>
          <table:table-cell table:style-name="ce39" table:formula="of:=(BITAND(3;[.A61])*64)+FLOOR([.A61]/4)" office:value-type="float" office:value="206" calcext:value-type="float">
            <text:p>206</text:p>
          </table:table-cell>
          <table:table-cell table:style-name="ce44" table:formula="of:=VLOOKUP([.N61];MapPalRaw;8)" office:value-type="float" office:value="135" calcext:value-type="float">
            <text:p>135</text:p>
          </table:table-cell>
          <table:table-cell table:style-name="ce45" table:formula="of:=VLOOKUP([.N61];MapPalRaw;9)" office:value-type="float" office:value="133" calcext:value-type="float">
            <text:p>133</text:p>
          </table:table-cell>
          <table:table-cell table:style-name="ce46" table:formula="of:=VLOOKUP([.N61];MapPalRaw;10)" office:value-type="float" office:value="129" calcext:value-type="float">
            <text:p>129</text:p>
          </table:table-cell>
          <table:table-cell table:style-name="ce103"/>
        </table:table-row>
        <table:table-row table:style-name="ro1">
          <table:table-cell table:style-name="ce33" office:value-type="float" office:value="60" calcext:value-type="float">
            <text:p>60</text:p>
          </table:table-cell>
          <table:table-cell table:style-name="ce33" office:value-type="string" calcext:value-type="string">
            <text:p>255, 0, 255</text:p>
          </table:table-cell>
          <table:table-cell table:style-name="ce2" table:formula="of:=FIND(&quot;,&quot;;[.B62])" office:value-type="float" office:value="4" calcext:value-type="float">
            <text:p>4</text:p>
          </table:table-cell>
          <table:table-cell table:style-name="ce2" table:formula="of:=FIND(&quot;,&quot;;[.B62]; [.C62]+1)" office:value-type="float" office:value="7" calcext:value-type="float">
            <text:p>7</text:p>
          </table:table-cell>
          <table:table-cell table:style-name="ce7" table:formula="of:=VALUE(MID([.B62];1;[.C62]-1))" office:value-type="float" office:value="255" calcext:value-type="float">
            <text:p>255</text:p>
          </table:table-cell>
          <table:table-cell table:style-name="ce9" table:formula="of:=VALUE(MID([.B62];[.C62]+1;[.D62] - [.C62]-1))" office:value-type="float" office:value="0" calcext:value-type="float">
            <text:p>0</text:p>
          </table:table-cell>
          <table:table-cell table:style-name="ce11" table:formula="of:=VALUE(RIGHT([.B62];LEN([.B62])-[.D62]))" office:value-type="float" office:value="255" calcext:value-type="float">
            <text:p>255</text:p>
          </table:table-cell>
          <table:table-cell table:style-name="ce38" office:value-type="float" office:value="255" calcext:value-type="float">
            <text:p>255</text:p>
          </table:table-cell>
          <table:table-cell table:style-name="ce38" table:formula="of:=FLOOR([.F62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62]*65536) + ([.I62] * 256) + [.J62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9" table:formula="of:=(BITAND(3;[.A62])*64)+FLOOR([.A62]/4)" office:value-type="float" office:value="15" calcext:value-type="float">
            <text:p>15</text:p>
          </table:table-cell>
          <table:table-cell table:style-name="ce44" table:formula="of:=VLOOKUP([.N62];MapPalRaw;8)" office:value-type="float" office:value="152" calcext:value-type="float">
            <text:p>152</text:p>
          </table:table-cell>
          <table:table-cell table:style-name="ce45" table:formula="of:=VLOOKUP([.N62];MapPalRaw;9)" office:value-type="float" office:value="89" calcext:value-type="float">
            <text:p>89</text:p>
          </table:table-cell>
          <table:table-cell table:style-name="ce46" table:formula="of:=VLOOKUP([.N62];MapPalRaw;10)" office:value-type="float" office:value="36" calcext:value-type="float">
            <text:p>36</text:p>
          </table:table-cell>
          <table:table-cell table:style-name="ce104"/>
        </table:table-row>
        <table:table-row table:style-name="ro1">
          <table:table-cell table:style-name="ce33" office:value-type="float" office:value="61" calcext:value-type="float">
            <text:p>61</text:p>
          </table:table-cell>
          <table:table-cell table:style-name="ce33" office:value-type="string" calcext:value-type="string">
            <text:p>255, 0, 255</text:p>
          </table:table-cell>
          <table:table-cell table:style-name="ce2" table:formula="of:=FIND(&quot;,&quot;;[.B63])" office:value-type="float" office:value="4" calcext:value-type="float">
            <text:p>4</text:p>
          </table:table-cell>
          <table:table-cell table:style-name="ce2" table:formula="of:=FIND(&quot;,&quot;;[.B63]; [.C63]+1)" office:value-type="float" office:value="7" calcext:value-type="float">
            <text:p>7</text:p>
          </table:table-cell>
          <table:table-cell table:style-name="ce7" table:formula="of:=VALUE(MID([.B63];1;[.C63]-1))" office:value-type="float" office:value="255" calcext:value-type="float">
            <text:p>255</text:p>
          </table:table-cell>
          <table:table-cell table:style-name="ce9" table:formula="of:=VALUE(MID([.B63];[.C63]+1;[.D63] - [.C63]-1))" office:value-type="float" office:value="0" calcext:value-type="float">
            <text:p>0</text:p>
          </table:table-cell>
          <table:table-cell table:style-name="ce11" table:formula="of:=VALUE(RIGHT([.B63];LEN([.B63])-[.D63]))" office:value-type="float" office:value="255" calcext:value-type="float">
            <text:p>255</text:p>
          </table:table-cell>
          <table:table-cell table:style-name="ce38" office:value-type="float" office:value="255" calcext:value-type="float">
            <text:p>255</text:p>
          </table:table-cell>
          <table:table-cell table:style-name="ce38" table:formula="of:=FLOOR([.F63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63]*65536) + ([.I63] * 256) + [.J63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61" calcext:value-type="float">
            <text:p>61</text:p>
          </table:table-cell>
          <table:table-cell table:style-name="ce39" table:formula="of:=(BITAND(3;[.A63])*64)+FLOOR([.A63]/4)" office:value-type="float" office:value="79" calcext:value-type="float">
            <text:p>79</text:p>
          </table:table-cell>
          <table:table-cell table:style-name="ce44" table:formula="of:=VLOOKUP([.N63];MapPalRaw;8)" office:value-type="float" office:value="186" calcext:value-type="float">
            <text:p>186</text:p>
          </table:table-cell>
          <table:table-cell table:style-name="ce45" table:formula="of:=VLOOKUP([.N63];MapPalRaw;9)" office:value-type="float" office:value="109" calcext:value-type="float">
            <text:p>109</text:p>
          </table:table-cell>
          <table:table-cell table:style-name="ce46" table:formula="of:=VLOOKUP([.N63];MapPalRaw;10)" office:value-type="float" office:value="44" calcext:value-type="float">
            <text:p>44</text:p>
          </table:table-cell>
          <table:table-cell table:style-name="ce105"/>
        </table:table-row>
        <table:table-row table:style-name="ro1">
          <table:table-cell table:style-name="ce33" office:value-type="float" office:value="62" calcext:value-type="float">
            <text:p>62</text:p>
          </table:table-cell>
          <table:table-cell table:style-name="ce33" office:value-type="string" calcext:value-type="string">
            <text:p>255, 0, 255</text:p>
          </table:table-cell>
          <table:table-cell table:style-name="ce2" table:formula="of:=FIND(&quot;,&quot;;[.B64])" office:value-type="float" office:value="4" calcext:value-type="float">
            <text:p>4</text:p>
          </table:table-cell>
          <table:table-cell table:style-name="ce2" table:formula="of:=FIND(&quot;,&quot;;[.B64]; [.C64]+1)" office:value-type="float" office:value="7" calcext:value-type="float">
            <text:p>7</text:p>
          </table:table-cell>
          <table:table-cell table:style-name="ce7" table:formula="of:=VALUE(MID([.B64];1;[.C64]-1))" office:value-type="float" office:value="255" calcext:value-type="float">
            <text:p>255</text:p>
          </table:table-cell>
          <table:table-cell table:style-name="ce9" table:formula="of:=VALUE(MID([.B64];[.C64]+1;[.D64] - [.C64]-1))" office:value-type="float" office:value="0" calcext:value-type="float">
            <text:p>0</text:p>
          </table:table-cell>
          <table:table-cell table:style-name="ce11" table:formula="of:=VALUE(RIGHT([.B64];LEN([.B64])-[.D64]))" office:value-type="float" office:value="255" calcext:value-type="float">
            <text:p>255</text:p>
          </table:table-cell>
          <table:table-cell table:style-name="ce38" office:value-type="float" office:value="255" calcext:value-type="float">
            <text:p>255</text:p>
          </table:table-cell>
          <table:table-cell table:style-name="ce38" table:formula="of:=FLOOR([.F64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64]*65536) + ([.I64] * 256) + [.J64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62" calcext:value-type="float">
            <text:p>62</text:p>
          </table:table-cell>
          <table:table-cell table:style-name="ce39" table:formula="of:=(BITAND(3;[.A64])*64)+FLOOR([.A64]/4)" office:value-type="float" office:value="143" calcext:value-type="float">
            <text:p>143</text:p>
          </table:table-cell>
          <table:table-cell table:style-name="ce44" table:formula="of:=VLOOKUP([.N64];MapPalRaw;8)" office:value-type="float" office:value="216" calcext:value-type="float">
            <text:p>216</text:p>
          </table:table-cell>
          <table:table-cell table:style-name="ce45" table:formula="of:=VLOOKUP([.N64];MapPalRaw;9)" office:value-type="float" office:value="127" calcext:value-type="float">
            <text:p>127</text:p>
          </table:table-cell>
          <table:table-cell table:style-name="ce46" table:formula="of:=VLOOKUP([.N64];MapPalRaw;10)" office:value-type="float" office:value="51" calcext:value-type="float">
            <text:p>51</text:p>
          </table:table-cell>
          <table:table-cell table:style-name="ce106"/>
        </table:table-row>
        <table:table-row table:style-name="ro1">
          <table:table-cell table:style-name="ce33" office:value-type="float" office:value="63" calcext:value-type="float">
            <text:p>63</text:p>
          </table:table-cell>
          <table:table-cell table:style-name="ce33" office:value-type="string" calcext:value-type="string">
            <text:p>255, 0, 255</text:p>
          </table:table-cell>
          <table:table-cell table:style-name="ce2" table:formula="of:=FIND(&quot;,&quot;;[.B65])" office:value-type="float" office:value="4" calcext:value-type="float">
            <text:p>4</text:p>
          </table:table-cell>
          <table:table-cell table:style-name="ce2" table:formula="of:=FIND(&quot;,&quot;;[.B65]; [.C65]+1)" office:value-type="float" office:value="7" calcext:value-type="float">
            <text:p>7</text:p>
          </table:table-cell>
          <table:table-cell table:style-name="ce7" table:formula="of:=VALUE(MID([.B65];1;[.C65]-1))" office:value-type="float" office:value="255" calcext:value-type="float">
            <text:p>255</text:p>
          </table:table-cell>
          <table:table-cell table:style-name="ce9" table:formula="of:=VALUE(MID([.B65];[.C65]+1;[.D65] - [.C65]-1))" office:value-type="float" office:value="0" calcext:value-type="float">
            <text:p>0</text:p>
          </table:table-cell>
          <table:table-cell table:style-name="ce11" table:formula="of:=VALUE(RIGHT([.B65];LEN([.B65])-[.D65]))" office:value-type="float" office:value="255" calcext:value-type="float">
            <text:p>255</text:p>
          </table:table-cell>
          <table:table-cell table:style-name="ce38" office:value-type="float" office:value="255" calcext:value-type="float">
            <text:p>255</text:p>
          </table:table-cell>
          <table:table-cell table:style-name="ce38" table:formula="of:=FLOOR([.F65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65]*65536) + ([.I65] * 256) + [.J65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63" calcext:value-type="float">
            <text:p>63</text:p>
          </table:table-cell>
          <table:table-cell table:style-name="ce39" table:formula="of:=(BITAND(3;[.A65])*64)+FLOOR([.A65]/4)" office:value-type="float" office:value="207" calcext:value-type="float">
            <text:p>207</text:p>
          </table:table-cell>
          <table:table-cell table:style-name="ce44" table:formula="of:=VLOOKUP([.N65];MapPalRaw;8)" office:value-type="float" office:value="114" calcext:value-type="float">
            <text:p>114</text:p>
          </table:table-cell>
          <table:table-cell table:style-name="ce45" table:formula="of:=VLOOKUP([.N65];MapPalRaw;9)" office:value-type="float" office:value="67" calcext:value-type="float">
            <text:p>67</text:p>
          </table:table-cell>
          <table:table-cell table:style-name="ce46" table:formula="of:=VLOOKUP([.N65];MapPalRaw;10)" office:value-type="float" office:value="27" calcext:value-type="float">
            <text:p>27</text:p>
          </table:table-cell>
          <table:table-cell table:style-name="ce107"/>
        </table:table-row>
        <table:table-row table:style-name="ro1">
          <table:table-cell table:style-name="ce33" office:value-type="float" office:value="64" calcext:value-type="float">
            <text:p>64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2]*220/255)" office:value-type="float" office:value="0" calcext:value-type="float">
            <text:p>0</text:p>
          </table:table-cell>
          <table:table-cell table:style-name="ce39" table:formula="of:=FLOOR([.F2]*220/255)" office:value-type="float" office:value="0" calcext:value-type="float">
            <text:p>0</text:p>
          </table:table-cell>
          <table:table-cell table:style-name="ce39" table:formula="of:=FLOOR([.G2]*220/255)" office:value-type="float" office:value="0" calcext:value-type="float">
            <text:p>0</text:p>
          </table:table-cell>
          <table:table-cell table:style-name="ce3" table:formula="of:=&quot;#&quot;&amp;DEC2HEX(([.H66]*65536) + ([.I66] * 256) + [.J66];6)" office:value-type="string" office:string-value="#000000" calcext:value-type="string">
            <text:p>#000000</text:p>
          </table:table-cell>
          <table:table-cell/>
          <table:table-cell table:style-name="ce42" office:value-type="float" office:value="64" calcext:value-type="float">
            <text:p>64</text:p>
          </table:table-cell>
          <table:table-cell table:style-name="ce39" table:formula="of:=(BITAND(3;[.A66])*64)+FLOOR([.A66]/4)" office:value-type="float" office:value="16" calcext:value-type="float">
            <text:p>16</text:p>
          </table:table-cell>
          <table:table-cell table:style-name="ce44" table:formula="of:=VLOOKUP([.N66];MapPalRaw;8)" office:value-type="float" office:value="125" calcext:value-type="float">
            <text:p>125</text:p>
          </table:table-cell>
          <table:table-cell table:style-name="ce45" table:formula="of:=VLOOKUP([.N66];MapPalRaw;9)" office:value-type="float" office:value="53" calcext:value-type="float">
            <text:p>53</text:p>
          </table:table-cell>
          <table:table-cell table:style-name="ce46" table:formula="of:=VLOOKUP([.N66];MapPalRaw;10)" office:value-type="float" office:value="152" calcext:value-type="float">
            <text:p>152</text:p>
          </table:table-cell>
          <table:table-cell table:style-name="ce108"/>
        </table:table-row>
        <table:table-row table:style-name="ro1">
          <table:table-cell table:style-name="ce33" office:value-type="float" office:value="65" calcext:value-type="float">
            <text:p>65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3]*220/255)" office:value-type="float" office:value="109" calcext:value-type="float">
            <text:p>109</text:p>
          </table:table-cell>
          <table:table-cell table:style-name="ce39" table:formula="of:=FLOOR([.F3]*220/255)" office:value-type="float" office:value="153" calcext:value-type="float">
            <text:p>153</text:p>
          </table:table-cell>
          <table:table-cell table:style-name="ce39" table:formula="of:=FLOOR([.G3]*220/255)" office:value-type="float" office:value="48" calcext:value-type="float">
            <text:p>48</text:p>
          </table:table-cell>
          <table:table-cell table:style-name="ce3" table:formula="of:=&quot;#&quot;&amp;DEC2HEX(([.H67]*65536) + ([.I67] * 256) + [.J67];6)" office:value-type="string" office:string-value="#6D9930" calcext:value-type="string">
            <text:p>#6D9930</text:p>
          </table:table-cell>
          <table:table-cell/>
          <table:table-cell table:style-name="ce42" office:value-type="float" office:value="65" calcext:value-type="float">
            <text:p>65</text:p>
          </table:table-cell>
          <table:table-cell table:style-name="ce39" table:formula="of:=(BITAND(3;[.A67])*64)+FLOOR([.A67]/4)" office:value-type="float" office:value="80" calcext:value-type="float">
            <text:p>80</text:p>
          </table:table-cell>
          <table:table-cell table:style-name="ce44" table:formula="of:=VLOOKUP([.N67];MapPalRaw;8)" office:value-type="float" office:value="153" calcext:value-type="float">
            <text:p>153</text:p>
          </table:table-cell>
          <table:table-cell table:style-name="ce45" table:formula="of:=VLOOKUP([.N67];MapPalRaw;9)" office:value-type="float" office:value="65" calcext:value-type="float">
            <text:p>65</text:p>
          </table:table-cell>
          <table:table-cell table:style-name="ce46" table:formula="of:=VLOOKUP([.N67];MapPalRaw;10)" office:value-type="float" office:value="186" calcext:value-type="float">
            <text:p>186</text:p>
          </table:table-cell>
          <table:table-cell table:style-name="ce109"/>
        </table:table-row>
        <table:table-row table:style-name="ro1">
          <table:table-cell table:style-name="ce33" office:value-type="float" office:value="66" calcext:value-type="float">
            <text:p>66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4]*220/255)" office:value-type="float" office:value="213" calcext:value-type="float">
            <text:p>213</text:p>
          </table:table-cell>
          <table:table-cell table:style-name="ce39" table:formula="of:=FLOOR([.F4]*220/255)" office:value-type="float" office:value="201" calcext:value-type="float">
            <text:p>201</text:p>
          </table:table-cell>
          <table:table-cell table:style-name="ce39" table:formula="of:=FLOOR([.G4]*220/255)" office:value-type="float" office:value="140" calcext:value-type="float">
            <text:p>140</text:p>
          </table:table-cell>
          <table:table-cell table:style-name="ce3" table:formula="of:=&quot;#&quot;&amp;DEC2HEX(([.H68]*65536) + ([.I68] * 256) + [.J68];6)" office:value-type="string" office:string-value="#D5C98C" calcext:value-type="string">
            <text:p>#D5C98C</text:p>
          </table:table-cell>
          <table:table-cell/>
          <table:table-cell table:style-name="ce42" office:value-type="float" office:value="66" calcext:value-type="float">
            <text:p>66</text:p>
          </table:table-cell>
          <table:table-cell table:style-name="ce39" table:formula="of:=(BITAND(3;[.A68])*64)+FLOOR([.A68]/4)" office:value-type="float" office:value="144" calcext:value-type="float">
            <text:p>144</text:p>
          </table:table-cell>
          <table:table-cell table:style-name="ce44" table:formula="of:=VLOOKUP([.N68];MapPalRaw;8)" office:value-type="float" office:value="178" calcext:value-type="float">
            <text:p>178</text:p>
          </table:table-cell>
          <table:table-cell table:style-name="ce45" table:formula="of:=VLOOKUP([.N68];MapPalRaw;9)" office:value-type="float" office:value="76" calcext:value-type="float">
            <text:p>76</text:p>
          </table:table-cell>
          <table:table-cell table:style-name="ce46" table:formula="of:=VLOOKUP([.N68];MapPalRaw;10)" office:value-type="float" office:value="216" calcext:value-type="float">
            <text:p>216</text:p>
          </table:table-cell>
          <table:table-cell table:style-name="ce110"/>
        </table:table-row>
        <table:table-row table:style-name="ro1">
          <table:table-cell table:style-name="ce33" office:value-type="float" office:value="67" calcext:value-type="float">
            <text:p>67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5]*220/255)" office:value-type="float" office:value="171" calcext:value-type="float">
            <text:p>171</text:p>
          </table:table-cell>
          <table:table-cell table:style-name="ce39" table:formula="of:=FLOOR([.F5]*220/255)" office:value-type="float" office:value="171" calcext:value-type="float">
            <text:p>171</text:p>
          </table:table-cell>
          <table:table-cell table:style-name="ce39" table:formula="of:=FLOOR([.G5]*220/255)" office:value-type="float" office:value="171" calcext:value-type="float">
            <text:p>171</text:p>
          </table:table-cell>
          <table:table-cell table:style-name="ce3" table:formula="of:=&quot;#&quot;&amp;DEC2HEX(([.H69]*65536) + ([.I69] * 256) + [.J69];6)" office:value-type="string" office:string-value="#ABABAB" calcext:value-type="string">
            <text:p>#ABABAB</text:p>
          </table:table-cell>
          <table:table-cell/>
          <table:table-cell table:style-name="ce42" office:value-type="float" office:value="67" calcext:value-type="float">
            <text:p>67</text:p>
          </table:table-cell>
          <table:table-cell table:style-name="ce39" table:formula="of:=(BITAND(3;[.A69])*64)+FLOOR([.A69]/4)" office:value-type="float" office:value="208" calcext:value-type="float">
            <text:p>208</text:p>
          </table:table-cell>
          <table:table-cell table:style-name="ce44" table:formula="of:=VLOOKUP([.N69];MapPalRaw;8)" office:value-type="float" office:value="94" calcext:value-type="float">
            <text:p>94</text:p>
          </table:table-cell>
          <table:table-cell table:style-name="ce45" table:formula="of:=VLOOKUP([.N69];MapPalRaw;9)" office:value-type="float" office:value="40" calcext:value-type="float">
            <text:p>40</text:p>
          </table:table-cell>
          <table:table-cell table:style-name="ce46" table:formula="of:=VLOOKUP([.N69];MapPalRaw;10)" office:value-type="float" office:value="114" calcext:value-type="float">
            <text:p>114</text:p>
          </table:table-cell>
          <table:table-cell table:style-name="ce111"/>
        </table:table-row>
        <table:table-row table:style-name="ro1">
          <table:table-cell table:style-name="ce33" office:value-type="float" office:value="68" calcext:value-type="float">
            <text:p>68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6]*220/255)" office:value-type="float" office:value="220" calcext:value-type="float">
            <text:p>220</text:p>
          </table:table-cell>
          <table:table-cell table:style-name="ce39" table:formula="of:=FLOOR([.F6]*220/255)" office:value-type="float" office:value="0" calcext:value-type="float">
            <text:p>0</text:p>
          </table:table-cell>
          <table:table-cell table:style-name="ce39" table:formula="of:=FLOOR([.G6]*220/255)" office:value-type="float" office:value="0" calcext:value-type="float">
            <text:p>0</text:p>
          </table:table-cell>
          <table:table-cell table:style-name="ce3" table:formula="of:=&quot;#&quot;&amp;DEC2HEX(([.H70]*65536) + ([.I70] * 256) + [.J70];6)" office:value-type="string" office:string-value="#DC0000" calcext:value-type="string">
            <text:p>#DC0000</text:p>
          </table:table-cell>
          <table:table-cell/>
          <table:table-cell table:style-name="ce42" office:value-type="float" office:value="68" calcext:value-type="float">
            <text:p>68</text:p>
          </table:table-cell>
          <table:table-cell table:style-name="ce39" table:formula="of:=(BITAND(3;[.A70])*64)+FLOOR([.A70]/4)" office:value-type="float" office:value="17" calcext:value-type="float">
            <text:p>17</text:p>
          </table:table-cell>
          <table:table-cell table:style-name="ce44" table:formula="of:=VLOOKUP([.N70];MapPalRaw;8)" office:value-type="float" office:value="72" calcext:value-type="float">
            <text:p>72</text:p>
          </table:table-cell>
          <table:table-cell table:style-name="ce45" table:formula="of:=VLOOKUP([.N70];MapPalRaw;9)" office:value-type="float" office:value="108" calcext:value-type="float">
            <text:p>108</text:p>
          </table:table-cell>
          <table:table-cell table:style-name="ce46" table:formula="of:=VLOOKUP([.N70];MapPalRaw;10)" office:value-type="float" office:value="152" calcext:value-type="float">
            <text:p>152</text:p>
          </table:table-cell>
          <table:table-cell table:style-name="ce112"/>
        </table:table-row>
        <table:table-row table:style-name="ro1">
          <table:table-cell table:style-name="ce33" office:value-type="float" office:value="69" calcext:value-type="float">
            <text:p>69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7]*220/255)" office:value-type="float" office:value="138" calcext:value-type="float">
            <text:p>138</text:p>
          </table:table-cell>
          <table:table-cell table:style-name="ce39" table:formula="of:=FLOOR([.F7]*220/255)" office:value-type="float" office:value="138" calcext:value-type="float">
            <text:p>138</text:p>
          </table:table-cell>
          <table:table-cell table:style-name="ce39" table:formula="of:=FLOOR([.G7]*220/255)" office:value-type="float" office:value="220" calcext:value-type="float">
            <text:p>220</text:p>
          </table:table-cell>
          <table:table-cell table:style-name="ce3" table:formula="of:=&quot;#&quot;&amp;DEC2HEX(([.H71]*65536) + ([.I71] * 256) + [.J71];6)" office:value-type="string" office:string-value="#8A8ADC" calcext:value-type="string">
            <text:p>#8A8ADC</text:p>
          </table:table-cell>
          <table:table-cell/>
          <table:table-cell table:style-name="ce42" office:value-type="float" office:value="69" calcext:value-type="float">
            <text:p>69</text:p>
          </table:table-cell>
          <table:table-cell table:style-name="ce39" table:formula="of:=(BITAND(3;[.A71])*64)+FLOOR([.A71]/4)" office:value-type="float" office:value="81" calcext:value-type="float">
            <text:p>81</text:p>
          </table:table-cell>
          <table:table-cell table:style-name="ce44" table:formula="of:=VLOOKUP([.N71];MapPalRaw;8)" office:value-type="float" office:value="88" calcext:value-type="float">
            <text:p>88</text:p>
          </table:table-cell>
          <table:table-cell table:style-name="ce45" table:formula="of:=VLOOKUP([.N71];MapPalRaw;9)" office:value-type="float" office:value="132" calcext:value-type="float">
            <text:p>132</text:p>
          </table:table-cell>
          <table:table-cell table:style-name="ce46" table:formula="of:=VLOOKUP([.N71];MapPalRaw;10)" office:value-type="float" office:value="186" calcext:value-type="float">
            <text:p>186</text:p>
          </table:table-cell>
          <table:table-cell table:style-name="ce113"/>
        </table:table-row>
        <table:table-row table:style-name="ro1">
          <table:table-cell table:style-name="ce33" office:value-type="float" office:value="70" calcext:value-type="float">
            <text:p>70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8]*220/255)" office:value-type="float" office:value="144" calcext:value-type="float">
            <text:p>144</text:p>
          </table:table-cell>
          <table:table-cell table:style-name="ce39" table:formula="of:=FLOOR([.F8]*220/255)" office:value-type="float" office:value="144" calcext:value-type="float">
            <text:p>144</text:p>
          </table:table-cell>
          <table:table-cell table:style-name="ce39" table:formula="of:=FLOOR([.G8]*220/255)" office:value-type="float" office:value="144" calcext:value-type="float">
            <text:p>144</text:p>
          </table:table-cell>
          <table:table-cell table:style-name="ce3" table:formula="of:=&quot;#&quot;&amp;DEC2HEX(([.H72]*65536) + ([.I72] * 256) + [.J72];6)" office:value-type="string" office:string-value="#909090" calcext:value-type="string">
            <text:p>#909090</text:p>
          </table:table-cell>
          <table:table-cell/>
          <table:table-cell table:style-name="ce42" office:value-type="float" office:value="70" calcext:value-type="float">
            <text:p>70</text:p>
          </table:table-cell>
          <table:table-cell table:style-name="ce39" table:formula="of:=(BITAND(3;[.A72])*64)+FLOOR([.A72]/4)" office:value-type="float" office:value="145" calcext:value-type="float">
            <text:p>145</text:p>
          </table:table-cell>
          <table:table-cell table:style-name="ce44" table:formula="of:=VLOOKUP([.N72];MapPalRaw;8)" office:value-type="float" office:value="102" calcext:value-type="float">
            <text:p>102</text:p>
          </table:table-cell>
          <table:table-cell table:style-name="ce45" table:formula="of:=VLOOKUP([.N72];MapPalRaw;9)" office:value-type="float" office:value="153" calcext:value-type="float">
            <text:p>153</text:p>
          </table:table-cell>
          <table:table-cell table:style-name="ce46" table:formula="of:=VLOOKUP([.N72];MapPalRaw;10)" office:value-type="float" office:value="216" calcext:value-type="float">
            <text:p>216</text:p>
          </table:table-cell>
          <table:table-cell table:style-name="ce114"/>
        </table:table-row>
        <table:table-row table:style-name="ro1">
          <table:table-cell table:style-name="ce33" office:value-type="float" office:value="71" calcext:value-type="float">
            <text:p>71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9]*220/255)" office:value-type="float" office:value="0" calcext:value-type="float">
            <text:p>0</text:p>
          </table:table-cell>
          <table:table-cell table:style-name="ce39" table:formula="of:=FLOOR([.F9]*220/255)" office:value-type="float" office:value="106" calcext:value-type="float">
            <text:p>106</text:p>
          </table:table-cell>
          <table:table-cell table:style-name="ce39" table:formula="of:=FLOOR([.G9]*220/255)" office:value-type="float" office:value="0" calcext:value-type="float">
            <text:p>0</text:p>
          </table:table-cell>
          <table:table-cell table:style-name="ce3" table:formula="of:=&quot;#&quot;&amp;DEC2HEX(([.H73]*65536) + ([.I73] * 256) + [.J73];6)" office:value-type="string" office:string-value="#006A00" calcext:value-type="string">
            <text:p>#006A00</text:p>
          </table:table-cell>
          <table:table-cell/>
          <table:table-cell table:style-name="ce42" office:value-type="float" office:value="71" calcext:value-type="float">
            <text:p>71</text:p>
          </table:table-cell>
          <table:table-cell table:style-name="ce39" table:formula="of:=(BITAND(3;[.A73])*64)+FLOOR([.A73]/4)" office:value-type="float" office:value="209" calcext:value-type="float">
            <text:p>209</text:p>
          </table:table-cell>
          <table:table-cell table:style-name="ce44" table:formula="of:=VLOOKUP([.N73];MapPalRaw;8)" office:value-type="float" office:value="54" calcext:value-type="float">
            <text:p>54</text:p>
          </table:table-cell>
          <table:table-cell table:style-name="ce45" table:formula="of:=VLOOKUP([.N73];MapPalRaw;9)" office:value-type="float" office:value="81" calcext:value-type="float">
            <text:p>81</text:p>
          </table:table-cell>
          <table:table-cell table:style-name="ce46" table:formula="of:=VLOOKUP([.N73];MapPalRaw;10)" office:value-type="float" office:value="114" calcext:value-type="float">
            <text:p>114</text:p>
          </table:table-cell>
          <table:table-cell table:style-name="ce115"/>
        </table:table-row>
        <table:table-row table:style-name="ro1">
          <table:table-cell table:style-name="ce33" office:value-type="float" office:value="72" calcext:value-type="float">
            <text:p>72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10]*220/255)" office:value-type="float" office:value="220" calcext:value-type="float">
            <text:p>220</text:p>
          </table:table-cell>
          <table:table-cell table:style-name="ce39" table:formula="of:=FLOOR([.F10]*220/255)" office:value-type="float" office:value="220" calcext:value-type="float">
            <text:p>220</text:p>
          </table:table-cell>
          <table:table-cell table:style-name="ce39" table:formula="of:=FLOOR([.G10]*220/255)" office:value-type="float" office:value="220" calcext:value-type="float">
            <text:p>220</text:p>
          </table:table-cell>
          <table:table-cell table:style-name="ce3" table:formula="of:=&quot;#&quot;&amp;DEC2HEX(([.H74]*65536) + ([.I74] * 256) + [.J74];6)" office:value-type="string" office:string-value="#DCDCDC" calcext:value-type="string">
            <text:p>#DCDCDC</text:p>
          </table:table-cell>
          <table:table-cell/>
          <table:table-cell table:style-name="ce42" office:value-type="float" office:value="72" calcext:value-type="float">
            <text:p>72</text:p>
          </table:table-cell>
          <table:table-cell table:style-name="ce39" table:formula="of:=(BITAND(3;[.A74])*64)+FLOOR([.A74]/4)" office:value-type="float" office:value="18" calcext:value-type="float">
            <text:p>18</text:p>
          </table:table-cell>
          <table:table-cell table:style-name="ce44" table:formula="of:=VLOOKUP([.N74];MapPalRaw;8)" office:value-type="float" office:value="161" calcext:value-type="float">
            <text:p>161</text:p>
          </table:table-cell>
          <table:table-cell table:style-name="ce45" table:formula="of:=VLOOKUP([.N74];MapPalRaw;9)" office:value-type="float" office:value="161" calcext:value-type="float">
            <text:p>161</text:p>
          </table:table-cell>
          <table:table-cell table:style-name="ce46" table:formula="of:=VLOOKUP([.N74];MapPalRaw;10)" office:value-type="float" office:value="36" calcext:value-type="float">
            <text:p>36</text:p>
          </table:table-cell>
          <table:table-cell table:style-name="ce116"/>
        </table:table-row>
        <table:table-row table:style-name="ro1">
          <table:table-cell table:style-name="ce33" office:value-type="float" office:value="73" calcext:value-type="float">
            <text:p>73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11]*220/255)" office:value-type="float" office:value="141" calcext:value-type="float">
            <text:p>141</text:p>
          </table:table-cell>
          <table:table-cell table:style-name="ce39" table:formula="of:=FLOOR([.F11]*220/255)" office:value-type="float" office:value="144" calcext:value-type="float">
            <text:p>144</text:p>
          </table:table-cell>
          <table:table-cell table:style-name="ce39" table:formula="of:=FLOOR([.G11]*220/255)" office:value-type="float" office:value="158" calcext:value-type="float">
            <text:p>158</text:p>
          </table:table-cell>
          <table:table-cell table:style-name="ce3" table:formula="of:=&quot;#&quot;&amp;DEC2HEX(([.H75]*65536) + ([.I75] * 256) + [.J75];6)" office:value-type="string" office:string-value="#8D909E" calcext:value-type="string">
            <text:p>#8D909E</text:p>
          </table:table-cell>
          <table:table-cell/>
          <table:table-cell table:style-name="ce42" office:value-type="float" office:value="73" calcext:value-type="float">
            <text:p>73</text:p>
          </table:table-cell>
          <table:table-cell table:style-name="ce39" table:formula="of:=(BITAND(3;[.A75])*64)+FLOOR([.A75]/4)" office:value-type="float" office:value="82" calcext:value-type="float">
            <text:p>82</text:p>
          </table:table-cell>
          <table:table-cell table:style-name="ce44" table:formula="of:=VLOOKUP([.N75];MapPalRaw;8)" office:value-type="float" office:value="197" calcext:value-type="float">
            <text:p>197</text:p>
          </table:table-cell>
          <table:table-cell table:style-name="ce45" table:formula="of:=VLOOKUP([.N75];MapPalRaw;9)" office:value-type="float" office:value="197" calcext:value-type="float">
            <text:p>197</text:p>
          </table:table-cell>
          <table:table-cell table:style-name="ce46" table:formula="of:=VLOOKUP([.N75];MapPalRaw;10)" office:value-type="float" office:value="44" calcext:value-type="float">
            <text:p>44</text:p>
          </table:table-cell>
          <table:table-cell table:style-name="ce117"/>
        </table:table-row>
        <table:table-row table:style-name="ro1">
          <table:table-cell table:style-name="ce33" office:value-type="float" office:value="74" calcext:value-type="float">
            <text:p>74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12]*220/255)" office:value-type="float" office:value="130" calcext:value-type="float">
            <text:p>130</text:p>
          </table:table-cell>
          <table:table-cell table:style-name="ce39" table:formula="of:=FLOOR([.F12]*220/255)" office:value-type="float" office:value="94" calcext:value-type="float">
            <text:p>94</text:p>
          </table:table-cell>
          <table:table-cell table:style-name="ce39" table:formula="of:=FLOOR([.G12]*220/255)" office:value-type="float" office:value="66" calcext:value-type="float">
            <text:p>66</text:p>
          </table:table-cell>
          <table:table-cell table:style-name="ce3" table:formula="of:=&quot;#&quot;&amp;DEC2HEX(([.H76]*65536) + ([.I76] * 256) + [.J76];6)" office:value-type="string" office:string-value="#825E42" calcext:value-type="string">
            <text:p>#825E42</text:p>
          </table:table-cell>
          <table:table-cell/>
          <table:table-cell table:style-name="ce42" office:value-type="float" office:value="74" calcext:value-type="float">
            <text:p>74</text:p>
          </table:table-cell>
          <table:table-cell table:style-name="ce39" table:formula="of:=(BITAND(3;[.A76])*64)+FLOOR([.A76]/4)" office:value-type="float" office:value="146" calcext:value-type="float">
            <text:p>146</text:p>
          </table:table-cell>
          <table:table-cell table:style-name="ce44" table:formula="of:=VLOOKUP([.N76];MapPalRaw;8)" office:value-type="float" office:value="229" calcext:value-type="float">
            <text:p>229</text:p>
          </table:table-cell>
          <table:table-cell table:style-name="ce45" table:formula="of:=VLOOKUP([.N76];MapPalRaw;9)" office:value-type="float" office:value="229" calcext:value-type="float">
            <text:p>229</text:p>
          </table:table-cell>
          <table:table-cell table:style-name="ce46" table:formula="of:=VLOOKUP([.N76];MapPalRaw;10)" office:value-type="float" office:value="51" calcext:value-type="float">
            <text:p>51</text:p>
          </table:table-cell>
          <table:table-cell table:style-name="ce118"/>
        </table:table-row>
        <table:table-row table:style-name="ro1">
          <table:table-cell table:style-name="ce33" office:value-type="float" office:value="75" calcext:value-type="float">
            <text:p>75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13]*220/255)" office:value-type="float" office:value="96" calcext:value-type="float">
            <text:p>96</text:p>
          </table:table-cell>
          <table:table-cell table:style-name="ce39" table:formula="of:=FLOOR([.F13]*220/255)" office:value-type="float" office:value="96" calcext:value-type="float">
            <text:p>96</text:p>
          </table:table-cell>
          <table:table-cell table:style-name="ce39" table:formula="of:=FLOOR([.G13]*220/255)" office:value-type="float" office:value="96" calcext:value-type="float">
            <text:p>96</text:p>
          </table:table-cell>
          <table:table-cell table:style-name="ce3" table:formula="of:=&quot;#&quot;&amp;DEC2HEX(([.H77]*65536) + ([.I77] * 256) + [.J77];6)" office:value-type="string" office:string-value="#606060" calcext:value-type="string">
            <text:p>#606060</text:p>
          </table:table-cell>
          <table:table-cell/>
          <table:table-cell table:style-name="ce42" office:value-type="float" office:value="75" calcext:value-type="float">
            <text:p>75</text:p>
          </table:table-cell>
          <table:table-cell table:style-name="ce39" table:formula="of:=(BITAND(3;[.A77])*64)+FLOOR([.A77]/4)" office:value-type="float" office:value="210" calcext:value-type="float">
            <text:p>210</text:p>
          </table:table-cell>
          <table:table-cell table:style-name="ce44" table:formula="of:=VLOOKUP([.N77];MapPalRaw;8)" office:value-type="float" office:value="121" calcext:value-type="float">
            <text:p>121</text:p>
          </table:table-cell>
          <table:table-cell table:style-name="ce45" table:formula="of:=VLOOKUP([.N77];MapPalRaw;9)" office:value-type="float" office:value="121" calcext:value-type="float">
            <text:p>121</text:p>
          </table:table-cell>
          <table:table-cell table:style-name="ce46" table:formula="of:=VLOOKUP([.N77];MapPalRaw;10)" office:value-type="float" office:value="27" calcext:value-type="float">
            <text:p>27</text:p>
          </table:table-cell>
          <table:table-cell table:style-name="ce119"/>
        </table:table-row>
        <table:table-row table:style-name="ro1">
          <table:table-cell table:style-name="ce33" office:value-type="float" office:value="76" calcext:value-type="float">
            <text:p>76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14]*220/255)" office:value-type="float" office:value="55" calcext:value-type="float">
            <text:p>55</text:p>
          </table:table-cell>
          <table:table-cell table:style-name="ce39" table:formula="of:=FLOOR([.F14]*220/255)" office:value-type="float" office:value="55" calcext:value-type="float">
            <text:p>55</text:p>
          </table:table-cell>
          <table:table-cell table:style-name="ce39" table:formula="of:=FLOOR([.G14]*220/255)" office:value-type="float" office:value="220" calcext:value-type="float">
            <text:p>220</text:p>
          </table:table-cell>
          <table:table-cell table:style-name="ce3" table:formula="of:=&quot;#&quot;&amp;DEC2HEX(([.H78]*65536) + ([.I78] * 256) + [.J78];6)" office:value-type="string" office:string-value="#3737DC" calcext:value-type="string">
            <text:p>#3737DC</text:p>
          </table:table-cell>
          <table:table-cell/>
          <table:table-cell table:style-name="ce42" office:value-type="float" office:value="76" calcext:value-type="float">
            <text:p>76</text:p>
          </table:table-cell>
          <table:table-cell table:style-name="ce39" table:formula="of:=(BITAND(3;[.A78])*64)+FLOOR([.A78]/4)" office:value-type="float" office:value="19" calcext:value-type="float">
            <text:p>19</text:p>
          </table:table-cell>
          <table:table-cell table:style-name="ce44" table:formula="of:=VLOOKUP([.N78];MapPalRaw;8)" office:value-type="float" office:value="89" calcext:value-type="float">
            <text:p>89</text:p>
          </table:table-cell>
          <table:table-cell table:style-name="ce45" table:formula="of:=VLOOKUP([.N78];MapPalRaw;9)" office:value-type="float" office:value="144" calcext:value-type="float">
            <text:p>144</text:p>
          </table:table-cell>
          <table:table-cell table:style-name="ce46" table:formula="of:=VLOOKUP([.N78];MapPalRaw;10)" office:value-type="float" office:value="17" calcext:value-type="float">
            <text:p>17</text:p>
          </table:table-cell>
          <table:table-cell table:style-name="ce120"/>
        </table:table-row>
        <table:table-row table:style-name="ro1">
          <table:table-cell table:style-name="ce33" office:value-type="float" office:value="77" calcext:value-type="float">
            <text:p>77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15]*220/255)" office:value-type="float" office:value="123" calcext:value-type="float">
            <text:p>123</text:p>
          </table:table-cell>
          <table:table-cell table:style-name="ce39" table:formula="of:=FLOOR([.F15]*220/255)" office:value-type="float" office:value="102" calcext:value-type="float">
            <text:p>102</text:p>
          </table:table-cell>
          <table:table-cell table:style-name="ce39" table:formula="of:=FLOOR([.G15]*220/255)" office:value-type="float" office:value="62" calcext:value-type="float">
            <text:p>62</text:p>
          </table:table-cell>
          <table:table-cell table:style-name="ce3" table:formula="of:=&quot;#&quot;&amp;DEC2HEX(([.H79]*65536) + ([.I79] * 256) + [.J79];6)" office:value-type="string" office:string-value="#7B663E" calcext:value-type="string">
            <text:p>#7B663E</text:p>
          </table:table-cell>
          <table:table-cell/>
          <table:table-cell table:style-name="ce42" office:value-type="float" office:value="77" calcext:value-type="float">
            <text:p>77</text:p>
          </table:table-cell>
          <table:table-cell table:style-name="ce39" table:formula="of:=(BITAND(3;[.A79])*64)+FLOOR([.A79]/4)" office:value-type="float" office:value="83" calcext:value-type="float">
            <text:p>83</text:p>
          </table:table-cell>
          <table:table-cell table:style-name="ce44" table:formula="of:=VLOOKUP([.N79];MapPalRaw;8)" office:value-type="float" office:value="109" calcext:value-type="float">
            <text:p>109</text:p>
          </table:table-cell>
          <table:table-cell table:style-name="ce45" table:formula="of:=VLOOKUP([.N79];MapPalRaw;9)" office:value-type="float" office:value="176" calcext:value-type="float">
            <text:p>176</text:p>
          </table:table-cell>
          <table:table-cell table:style-name="ce46" table:formula="of:=VLOOKUP([.N79];MapPalRaw;10)" office:value-type="float" office:value="21" calcext:value-type="float">
            <text:p>21</text:p>
          </table:table-cell>
          <table:table-cell table:style-name="ce121"/>
        </table:table-row>
        <table:table-row table:style-name="ro1">
          <table:table-cell table:style-name="ce33" office:value-type="float" office:value="78" calcext:value-type="float">
            <text:p>78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16]*220/255)" office:value-type="float" office:value="220" calcext:value-type="float">
            <text:p>220</text:p>
          </table:table-cell>
          <table:table-cell table:style-name="ce39" table:formula="of:=FLOOR([.F16]*220/255)" office:value-type="float" office:value="217" calcext:value-type="float">
            <text:p>217</text:p>
          </table:table-cell>
          <table:table-cell table:style-name="ce39" table:formula="of:=FLOOR([.G16]*220/255)" office:value-type="float" office:value="211" calcext:value-type="float">
            <text:p>211</text:p>
          </table:table-cell>
          <table:table-cell table:style-name="ce3" table:formula="of:=&quot;#&quot;&amp;DEC2HEX(([.H80]*65536) + ([.I80] * 256) + [.J80];6)" office:value-type="string" office:string-value="#DCD9D3" calcext:value-type="string">
            <text:p>#DCD9D3</text:p>
          </table:table-cell>
          <table:table-cell/>
          <table:table-cell table:style-name="ce42" office:value-type="float" office:value="78" calcext:value-type="float">
            <text:p>78</text:p>
          </table:table-cell>
          <table:table-cell table:style-name="ce39" table:formula="of:=(BITAND(3;[.A80])*64)+FLOOR([.A80]/4)" office:value-type="float" office:value="147" calcext:value-type="float">
            <text:p>147</text:p>
          </table:table-cell>
          <table:table-cell table:style-name="ce44" table:formula="of:=VLOOKUP([.N80];MapPalRaw;8)" office:value-type="float" office:value="127" calcext:value-type="float">
            <text:p>127</text:p>
          </table:table-cell>
          <table:table-cell table:style-name="ce45" table:formula="of:=VLOOKUP([.N80];MapPalRaw;9)" office:value-type="float" office:value="204" calcext:value-type="float">
            <text:p>204</text:p>
          </table:table-cell>
          <table:table-cell table:style-name="ce46" table:formula="of:=VLOOKUP([.N80];MapPalRaw;10)" office:value-type="float" office:value="25" calcext:value-type="float">
            <text:p>25</text:p>
          </table:table-cell>
          <table:table-cell table:style-name="ce122"/>
        </table:table-row>
        <table:table-row table:style-name="ro1">
          <table:table-cell table:style-name="ce33" office:value-type="float" office:value="79" calcext:value-type="float">
            <text:p>79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17]*220/255)" office:value-type="float" office:value="186" calcext:value-type="float">
            <text:p>186</text:p>
          </table:table-cell>
          <table:table-cell table:style-name="ce39" table:formula="of:=FLOOR([.F17]*220/255)" office:value-type="float" office:value="109" calcext:value-type="float">
            <text:p>109</text:p>
          </table:table-cell>
          <table:table-cell table:style-name="ce39" table:formula="of:=FLOOR([.G17]*220/255)" office:value-type="float" office:value="44" calcext:value-type="float">
            <text:p>44</text:p>
          </table:table-cell>
          <table:table-cell table:style-name="ce3" table:formula="of:=&quot;#&quot;&amp;DEC2HEX(([.H81]*65536) + ([.I81] * 256) + [.J81];6)" office:value-type="string" office:string-value="#BA6D2C" calcext:value-type="string">
            <text:p>#BA6D2C</text:p>
          </table:table-cell>
          <table:table-cell/>
          <table:table-cell table:style-name="ce42" office:value-type="float" office:value="79" calcext:value-type="float">
            <text:p>79</text:p>
          </table:table-cell>
          <table:table-cell table:style-name="ce39" table:formula="of:=(BITAND(3;[.A81])*64)+FLOOR([.A81]/4)" office:value-type="float" office:value="211" calcext:value-type="float">
            <text:p>211</text:p>
          </table:table-cell>
          <table:table-cell table:style-name="ce44" table:formula="of:=VLOOKUP([.N81];MapPalRaw;8)" office:value-type="float" office:value="67" calcext:value-type="float">
            <text:p>67</text:p>
          </table:table-cell>
          <table:table-cell table:style-name="ce45" table:formula="of:=VLOOKUP([.N81];MapPalRaw;9)" office:value-type="float" office:value="108" calcext:value-type="float">
            <text:p>108</text:p>
          </table:table-cell>
          <table:table-cell table:style-name="ce46" table:formula="of:=VLOOKUP([.N81];MapPalRaw;10)" office:value-type="float" office:value="13" calcext:value-type="float">
            <text:p>13</text:p>
          </table:table-cell>
          <table:table-cell table:style-name="ce123"/>
        </table:table-row>
        <table:table-row table:style-name="ro1">
          <table:table-cell table:style-name="ce33" office:value-type="float" office:value="80" calcext:value-type="float">
            <text:p>80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18]*220/255)" office:value-type="float" office:value="153" calcext:value-type="float">
            <text:p>153</text:p>
          </table:table-cell>
          <table:table-cell table:style-name="ce39" table:formula="of:=FLOOR([.F18]*220/255)" office:value-type="float" office:value="65" calcext:value-type="float">
            <text:p>65</text:p>
          </table:table-cell>
          <table:table-cell table:style-name="ce39" table:formula="of:=FLOOR([.G18]*220/255)" office:value-type="float" office:value="186" calcext:value-type="float">
            <text:p>186</text:p>
          </table:table-cell>
          <table:table-cell table:style-name="ce3" table:formula="of:=&quot;#&quot;&amp;DEC2HEX(([.H82]*65536) + ([.I82] * 256) + [.J82];6)" office:value-type="string" office:string-value="#9941BA" calcext:value-type="string">
            <text:p>#9941BA</text:p>
          </table:table-cell>
          <table:table-cell/>
          <table:table-cell table:style-name="ce42" office:value-type="float" office:value="80" calcext:value-type="float">
            <text:p>80</text:p>
          </table:table-cell>
          <table:table-cell table:style-name="ce39" table:formula="of:=(BITAND(3;[.A82])*64)+FLOOR([.A82]/4)" office:value-type="float" office:value="20" calcext:value-type="float">
            <text:p>20</text:p>
          </table:table-cell>
          <table:table-cell table:style-name="ce44" table:formula="of:=VLOOKUP([.N82];MapPalRaw;8)" office:value-type="float" office:value="170" calcext:value-type="float">
            <text:p>170</text:p>
          </table:table-cell>
          <table:table-cell table:style-name="ce45" table:formula="of:=VLOOKUP([.N82];MapPalRaw;9)" office:value-type="float" office:value="89" calcext:value-type="float">
            <text:p>89</text:p>
          </table:table-cell>
          <table:table-cell table:style-name="ce46" table:formula="of:=VLOOKUP([.N82];MapPalRaw;10)" office:value-type="float" office:value="116" calcext:value-type="float">
            <text:p>116</text:p>
          </table:table-cell>
          <table:table-cell table:style-name="ce124"/>
        </table:table-row>
        <table:table-row table:style-name="ro1">
          <table:table-cell table:style-name="ce33" office:value-type="float" office:value="81" calcext:value-type="float">
            <text:p>81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19]*220/255)" office:value-type="float" office:value="88" calcext:value-type="float">
            <text:p>88</text:p>
          </table:table-cell>
          <table:table-cell table:style-name="ce39" table:formula="of:=FLOOR([.F19]*220/255)" office:value-type="float" office:value="132" calcext:value-type="float">
            <text:p>132</text:p>
          </table:table-cell>
          <table:table-cell table:style-name="ce39" table:formula="of:=FLOOR([.G19]*220/255)" office:value-type="float" office:value="186" calcext:value-type="float">
            <text:p>186</text:p>
          </table:table-cell>
          <table:table-cell table:style-name="ce3" table:formula="of:=&quot;#&quot;&amp;DEC2HEX(([.H83]*65536) + ([.I83] * 256) + [.J83];6)" office:value-type="string" office:string-value="#5884BA" calcext:value-type="string">
            <text:p>#5884BA</text:p>
          </table:table-cell>
          <table:table-cell/>
          <table:table-cell table:style-name="ce42" office:value-type="float" office:value="81" calcext:value-type="float">
            <text:p>81</text:p>
          </table:table-cell>
          <table:table-cell table:style-name="ce39" table:formula="of:=(BITAND(3;[.A83])*64)+FLOOR([.A83]/4)" office:value-type="float" office:value="84" calcext:value-type="float">
            <text:p>84</text:p>
          </table:table-cell>
          <table:table-cell table:style-name="ce44" table:formula="of:=VLOOKUP([.N83];MapPalRaw;8)" office:value-type="float" office:value="208" calcext:value-type="float">
            <text:p>208</text:p>
          </table:table-cell>
          <table:table-cell table:style-name="ce45" table:formula="of:=VLOOKUP([.N83];MapPalRaw;9)" office:value-type="float" office:value="109" calcext:value-type="float">
            <text:p>109</text:p>
          </table:table-cell>
          <table:table-cell table:style-name="ce46" table:formula="of:=VLOOKUP([.N83];MapPalRaw;10)" office:value-type="float" office:value="142" calcext:value-type="float">
            <text:p>142</text:p>
          </table:table-cell>
          <table:table-cell table:style-name="ce125"/>
        </table:table-row>
        <table:table-row table:style-name="ro1">
          <table:table-cell table:style-name="ce33" office:value-type="float" office:value="82" calcext:value-type="float">
            <text:p>82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20]*220/255)" office:value-type="float" office:value="197" calcext:value-type="float">
            <text:p>197</text:p>
          </table:table-cell>
          <table:table-cell table:style-name="ce39" table:formula="of:=FLOOR([.F20]*220/255)" office:value-type="float" office:value="197" calcext:value-type="float">
            <text:p>197</text:p>
          </table:table-cell>
          <table:table-cell table:style-name="ce39" table:formula="of:=FLOOR([.G20]*220/255)" office:value-type="float" office:value="44" calcext:value-type="float">
            <text:p>44</text:p>
          </table:table-cell>
          <table:table-cell table:style-name="ce3" table:formula="of:=&quot;#&quot;&amp;DEC2HEX(([.H84]*65536) + ([.I84] * 256) + [.J84];6)" office:value-type="string" office:string-value="#C5C52C" calcext:value-type="string">
            <text:p>#C5C52C</text:p>
          </table:table-cell>
          <table:table-cell/>
          <table:table-cell table:style-name="ce42" office:value-type="float" office:value="82" calcext:value-type="float">
            <text:p>82</text:p>
          </table:table-cell>
          <table:table-cell table:style-name="ce39" table:formula="of:=(BITAND(3;[.A84])*64)+FLOOR([.A84]/4)" office:value-type="float" office:value="148" calcext:value-type="float">
            <text:p>148</text:p>
          </table:table-cell>
          <table:table-cell table:style-name="ce44" table:formula="of:=VLOOKUP([.N84];MapPalRaw;8)" office:value-type="float" office:value="242" calcext:value-type="float">
            <text:p>242</text:p>
          </table:table-cell>
          <table:table-cell table:style-name="ce45" table:formula="of:=VLOOKUP([.N84];MapPalRaw;9)" office:value-type="float" office:value="127" calcext:value-type="float">
            <text:p>127</text:p>
          </table:table-cell>
          <table:table-cell table:style-name="ce46" table:formula="of:=VLOOKUP([.N84];MapPalRaw;10)" office:value-type="float" office:value="165" calcext:value-type="float">
            <text:p>165</text:p>
          </table:table-cell>
          <table:table-cell table:style-name="ce126"/>
        </table:table-row>
        <table:table-row table:style-name="ro1">
          <table:table-cell table:style-name="ce33" office:value-type="float" office:value="83" calcext:value-type="float">
            <text:p>83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21]*220/255)" office:value-type="float" office:value="109" calcext:value-type="float">
            <text:p>109</text:p>
          </table:table-cell>
          <table:table-cell table:style-name="ce39" table:formula="of:=FLOOR([.F21]*220/255)" office:value-type="float" office:value="176" calcext:value-type="float">
            <text:p>176</text:p>
          </table:table-cell>
          <table:table-cell table:style-name="ce39" table:formula="of:=FLOOR([.G21]*220/255)" office:value-type="float" office:value="21" calcext:value-type="float">
            <text:p>21</text:p>
          </table:table-cell>
          <table:table-cell table:style-name="ce3" table:formula="of:=&quot;#&quot;&amp;DEC2HEX(([.H85]*65536) + ([.I85] * 256) + [.J85];6)" office:value-type="string" office:string-value="#6DB015" calcext:value-type="string">
            <text:p>#6DB015</text:p>
          </table:table-cell>
          <table:table-cell/>
          <table:table-cell table:style-name="ce42" office:value-type="float" office:value="83" calcext:value-type="float">
            <text:p>83</text:p>
          </table:table-cell>
          <table:table-cell table:style-name="ce39" table:formula="of:=(BITAND(3;[.A85])*64)+FLOOR([.A85]/4)" office:value-type="float" office:value="212" calcext:value-type="float">
            <text:p>212</text:p>
          </table:table-cell>
          <table:table-cell table:style-name="ce44" table:formula="of:=VLOOKUP([.N85];MapPalRaw;8)" office:value-type="float" office:value="128" calcext:value-type="float">
            <text:p>128</text:p>
          </table:table-cell>
          <table:table-cell table:style-name="ce45" table:formula="of:=VLOOKUP([.N85];MapPalRaw;9)" office:value-type="float" office:value="67" calcext:value-type="float">
            <text:p>67</text:p>
          </table:table-cell>
          <table:table-cell table:style-name="ce46" table:formula="of:=VLOOKUP([.N85];MapPalRaw;10)" office:value-type="float" office:value="87" calcext:value-type="float">
            <text:p>87</text:p>
          </table:table-cell>
          <table:table-cell table:style-name="ce127"/>
        </table:table-row>
        <table:table-row table:style-name="ro1">
          <table:table-cell table:style-name="ce33" office:value-type="float" office:value="84" calcext:value-type="float">
            <text:p>84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22]*220/255)" office:value-type="float" office:value="208" calcext:value-type="float">
            <text:p>208</text:p>
          </table:table-cell>
          <table:table-cell table:style-name="ce39" table:formula="of:=FLOOR([.F22]*220/255)" office:value-type="float" office:value="109" calcext:value-type="float">
            <text:p>109</text:p>
          </table:table-cell>
          <table:table-cell table:style-name="ce39" table:formula="of:=FLOOR([.G22]*220/255)" office:value-type="float" office:value="142" calcext:value-type="float">
            <text:p>142</text:p>
          </table:table-cell>
          <table:table-cell table:style-name="ce3" table:formula="of:=&quot;#&quot;&amp;DEC2HEX(([.H86]*65536) + ([.I86] * 256) + [.J86];6)" office:value-type="string" office:string-value="#D06D8E" calcext:value-type="string">
            <text:p>#D06D8E</text:p>
          </table:table-cell>
          <table:table-cell/>
          <table:table-cell table:style-name="ce42" office:value-type="float" office:value="84" calcext:value-type="float">
            <text:p>84</text:p>
          </table:table-cell>
          <table:table-cell table:style-name="ce39" table:formula="of:=(BITAND(3;[.A86])*64)+FLOOR([.A86]/4)" office:value-type="float" office:value="21" calcext:value-type="float">
            <text:p>21</text:p>
          </table:table-cell>
          <table:table-cell table:style-name="ce44" table:formula="of:=VLOOKUP([.N86];MapPalRaw;8)" office:value-type="float" office:value="53" calcext:value-type="float">
            <text:p>53</text:p>
          </table:table-cell>
          <table:table-cell table:style-name="ce45" table:formula="of:=VLOOKUP([.N86];MapPalRaw;9)" office:value-type="float" office:value="53" calcext:value-type="float">
            <text:p>53</text:p>
          </table:table-cell>
          <table:table-cell table:style-name="ce46" table:formula="of:=VLOOKUP([.N86];MapPalRaw;10)" office:value-type="float" office:value="53" calcext:value-type="float">
            <text:p>53</text:p>
          </table:table-cell>
          <table:table-cell table:style-name="ce128"/>
        </table:table-row>
        <table:table-row table:style-name="ro1">
          <table:table-cell table:style-name="ce33" office:value-type="float" office:value="85" calcext:value-type="float">
            <text:p>85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23]*220/255)" office:value-type="float" office:value="65" calcext:value-type="float">
            <text:p>65</text:p>
          </table:table-cell>
          <table:table-cell table:style-name="ce39" table:formula="of:=FLOOR([.F23]*220/255)" office:value-type="float" office:value="65" calcext:value-type="float">
            <text:p>65</text:p>
          </table:table-cell>
          <table:table-cell table:style-name="ce39" table:formula="of:=FLOOR([.G23]*220/255)" office:value-type="float" office:value="65" calcext:value-type="float">
            <text:p>65</text:p>
          </table:table-cell>
          <table:table-cell table:style-name="ce3" table:formula="of:=&quot;#&quot;&amp;DEC2HEX(([.H87]*65536) + ([.I87] * 256) + [.J87];6)" office:value-type="string" office:string-value="#414141" calcext:value-type="string">
            <text:p>#414141</text:p>
          </table:table-cell>
          <table:table-cell/>
          <table:table-cell table:style-name="ce42" office:value-type="float" office:value="85" calcext:value-type="float">
            <text:p>85</text:p>
          </table:table-cell>
          <table:table-cell table:style-name="ce39" table:formula="of:=(BITAND(3;[.A87])*64)+FLOOR([.A87]/4)" office:value-type="float" office:value="85" calcext:value-type="float">
            <text:p>85</text:p>
          </table:table-cell>
          <table:table-cell table:style-name="ce44" table:formula="of:=VLOOKUP([.N87];MapPalRaw;8)" office:value-type="float" office:value="65" calcext:value-type="float">
            <text:p>65</text:p>
          </table:table-cell>
          <table:table-cell table:style-name="ce45" table:formula="of:=VLOOKUP([.N87];MapPalRaw;9)" office:value-type="float" office:value="65" calcext:value-type="float">
            <text:p>65</text:p>
          </table:table-cell>
          <table:table-cell table:style-name="ce46" table:formula="of:=VLOOKUP([.N87];MapPalRaw;10)" office:value-type="float" office:value="65" calcext:value-type="float">
            <text:p>65</text:p>
          </table:table-cell>
          <table:table-cell table:style-name="ce129"/>
        </table:table-row>
        <table:table-row table:style-name="ro1">
          <table:table-cell table:style-name="ce33" office:value-type="float" office:value="86" calcext:value-type="float">
            <text:p>86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24]*220/255)" office:value-type="float" office:value="132" calcext:value-type="float">
            <text:p>132</text:p>
          </table:table-cell>
          <table:table-cell table:style-name="ce39" table:formula="of:=FLOOR([.F24]*220/255)" office:value-type="float" office:value="132" calcext:value-type="float">
            <text:p>132</text:p>
          </table:table-cell>
          <table:table-cell table:style-name="ce39" table:formula="of:=FLOOR([.G24]*220/255)" office:value-type="float" office:value="132" calcext:value-type="float">
            <text:p>132</text:p>
          </table:table-cell>
          <table:table-cell table:style-name="ce3" table:formula="of:=&quot;#&quot;&amp;DEC2HEX(([.H88]*65536) + ([.I88] * 256) + [.J88];6)" office:value-type="string" office:string-value="#848484" calcext:value-type="string">
            <text:p>#848484</text:p>
          </table:table-cell>
          <table:table-cell/>
          <table:table-cell table:style-name="ce42" office:value-type="float" office:value="86" calcext:value-type="float">
            <text:p>86</text:p>
          </table:table-cell>
          <table:table-cell table:style-name="ce39" table:formula="of:=(BITAND(3;[.A88])*64)+FLOOR([.A88]/4)" office:value-type="float" office:value="149" calcext:value-type="float">
            <text:p>149</text:p>
          </table:table-cell>
          <table:table-cell table:style-name="ce44" table:formula="of:=VLOOKUP([.N88];MapPalRaw;8)" office:value-type="float" office:value="76" calcext:value-type="float">
            <text:p>76</text:p>
          </table:table-cell>
          <table:table-cell table:style-name="ce45" table:formula="of:=VLOOKUP([.N88];MapPalRaw;9)" office:value-type="float" office:value="76" calcext:value-type="float">
            <text:p>76</text:p>
          </table:table-cell>
          <table:table-cell table:style-name="ce46" table:formula="of:=VLOOKUP([.N88];MapPalRaw;10)" office:value-type="float" office:value="76" calcext:value-type="float">
            <text:p>76</text:p>
          </table:table-cell>
          <table:table-cell table:style-name="ce130"/>
        </table:table-row>
        <table:table-row table:style-name="ro1">
          <table:table-cell table:style-name="ce33" office:value-type="float" office:value="87" calcext:value-type="float">
            <text:p>87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25]*220/255)" office:value-type="float" office:value="65" calcext:value-type="float">
            <text:p>65</text:p>
          </table:table-cell>
          <table:table-cell table:style-name="ce39" table:formula="of:=FLOOR([.F25]*220/255)" office:value-type="float" office:value="109" calcext:value-type="float">
            <text:p>109</text:p>
          </table:table-cell>
          <table:table-cell table:style-name="ce39" table:formula="of:=FLOOR([.G25]*220/255)" office:value-type="float" office:value="132" calcext:value-type="float">
            <text:p>132</text:p>
          </table:table-cell>
          <table:table-cell table:style-name="ce3" table:formula="of:=&quot;#&quot;&amp;DEC2HEX(([.H89]*65536) + ([.I89] * 256) + [.J89];6)" office:value-type="string" office:string-value="#416D84" calcext:value-type="string">
            <text:p>#416D84</text:p>
          </table:table-cell>
          <table:table-cell/>
          <table:table-cell table:style-name="ce42" office:value-type="float" office:value="87" calcext:value-type="float">
            <text:p>87</text:p>
          </table:table-cell>
          <table:table-cell table:style-name="ce39" table:formula="of:=(BITAND(3;[.A89])*64)+FLOOR([.A89]/4)" office:value-type="float" office:value="213" calcext:value-type="float">
            <text:p>213</text:p>
          </table:table-cell>
          <table:table-cell table:style-name="ce44" table:formula="of:=VLOOKUP([.N89];MapPalRaw;8)" office:value-type="float" office:value="40" calcext:value-type="float">
            <text:p>40</text:p>
          </table:table-cell>
          <table:table-cell table:style-name="ce45" table:formula="of:=VLOOKUP([.N89];MapPalRaw;9)" office:value-type="float" office:value="40" calcext:value-type="float">
            <text:p>40</text:p>
          </table:table-cell>
          <table:table-cell table:style-name="ce46" table:formula="of:=VLOOKUP([.N89];MapPalRaw;10)" office:value-type="float" office:value="40" calcext:value-type="float">
            <text:p>40</text:p>
          </table:table-cell>
          <table:table-cell table:style-name="ce131"/>
        </table:table-row>
        <table:table-row table:style-name="ro1">
          <table:table-cell table:style-name="ce33" office:value-type="float" office:value="88" calcext:value-type="float">
            <text:p>88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26]*220/255)" office:value-type="float" office:value="109" calcext:value-type="float">
            <text:p>109</text:p>
          </table:table-cell>
          <table:table-cell table:style-name="ce39" table:formula="of:=FLOOR([.F26]*220/255)" office:value-type="float" office:value="54" calcext:value-type="float">
            <text:p>54</text:p>
          </table:table-cell>
          <table:table-cell table:style-name="ce39" table:formula="of:=FLOOR([.G26]*220/255)" office:value-type="float" office:value="153" calcext:value-type="float">
            <text:p>153</text:p>
          </table:table-cell>
          <table:table-cell table:style-name="ce3" table:formula="of:=&quot;#&quot;&amp;DEC2HEX(([.H90]*65536) + ([.I90] * 256) + [.J90];6)" office:value-type="string" office:string-value="#6D3699" calcext:value-type="string">
            <text:p>#6D3699</text:p>
          </table:table-cell>
          <table:table-cell/>
          <table:table-cell table:style-name="ce42" office:value-type="float" office:value="88" calcext:value-type="float">
            <text:p>88</text:p>
          </table:table-cell>
          <table:table-cell table:style-name="ce39" table:formula="of:=(BITAND(3;[.A90])*64)+FLOOR([.A90]/4)" office:value-type="float" office:value="22" calcext:value-type="float">
            <text:p>22</text:p>
          </table:table-cell>
          <table:table-cell table:style-name="ce44" table:formula="of:=VLOOKUP([.N90];MapPalRaw;8)" office:value-type="float" office:value="108" calcext:value-type="float">
            <text:p>108</text:p>
          </table:table-cell>
          <table:table-cell table:style-name="ce45" table:formula="of:=VLOOKUP([.N90];MapPalRaw;9)" office:value-type="float" office:value="108" calcext:value-type="float">
            <text:p>108</text:p>
          </table:table-cell>
          <table:table-cell table:style-name="ce46" table:formula="of:=VLOOKUP([.N90];MapPalRaw;10)" office:value-type="float" office:value="108" calcext:value-type="float">
            <text:p>108</text:p>
          </table:table-cell>
          <table:table-cell table:style-name="ce132"/>
        </table:table-row>
        <table:table-row table:style-name="ro1">
          <table:table-cell table:style-name="ce33" office:value-type="float" office:value="89" calcext:value-type="float">
            <text:p>89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27]*220/255)" office:value-type="float" office:value="44" calcext:value-type="float">
            <text:p>44</text:p>
          </table:table-cell>
          <table:table-cell table:style-name="ce39" table:formula="of:=FLOOR([.F27]*220/255)" office:value-type="float" office:value="65" calcext:value-type="float">
            <text:p>65</text:p>
          </table:table-cell>
          <table:table-cell table:style-name="ce39" table:formula="of:=FLOOR([.G27]*220/255)" office:value-type="float" office:value="153" calcext:value-type="float">
            <text:p>153</text:p>
          </table:table-cell>
          <table:table-cell table:style-name="ce3" table:formula="of:=&quot;#&quot;&amp;DEC2HEX(([.H91]*65536) + ([.I91] * 256) + [.J91];6)" office:value-type="string" office:string-value="#2C4199" calcext:value-type="string">
            <text:p>#2C4199</text:p>
          </table:table-cell>
          <table:table-cell/>
          <table:table-cell table:style-name="ce42" office:value-type="float" office:value="89" calcext:value-type="float">
            <text:p>89</text:p>
          </table:table-cell>
          <table:table-cell table:style-name="ce39" table:formula="of:=(BITAND(3;[.A91])*64)+FLOOR([.A91]/4)" office:value-type="float" office:value="86" calcext:value-type="float">
            <text:p>86</text:p>
          </table:table-cell>
          <table:table-cell table:style-name="ce44" table:formula="of:=VLOOKUP([.N91];MapPalRaw;8)" office:value-type="float" office:value="132" calcext:value-type="float">
            <text:p>132</text:p>
          </table:table-cell>
          <table:table-cell table:style-name="ce45" table:formula="of:=VLOOKUP([.N91];MapPalRaw;9)" office:value-type="float" office:value="132" calcext:value-type="float">
            <text:p>132</text:p>
          </table:table-cell>
          <table:table-cell table:style-name="ce46" table:formula="of:=VLOOKUP([.N91];MapPalRaw;10)" office:value-type="float" office:value="132" calcext:value-type="float">
            <text:p>132</text:p>
          </table:table-cell>
          <table:table-cell table:style-name="ce133"/>
        </table:table-row>
        <table:table-row table:style-name="ro1">
          <table:table-cell table:style-name="ce33" office:value-type="float" office:value="90" calcext:value-type="float">
            <text:p>90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28]*220/255)" office:value-type="float" office:value="88" calcext:value-type="float">
            <text:p>88</text:p>
          </table:table-cell>
          <table:table-cell table:style-name="ce39" table:formula="of:=FLOOR([.F28]*220/255)" office:value-type="float" office:value="65" calcext:value-type="float">
            <text:p>65</text:p>
          </table:table-cell>
          <table:table-cell table:style-name="ce39" table:formula="of:=FLOOR([.G28]*220/255)" office:value-type="float" office:value="44" calcext:value-type="float">
            <text:p>44</text:p>
          </table:table-cell>
          <table:table-cell table:style-name="ce3" table:formula="of:=&quot;#&quot;&amp;DEC2HEX(([.H92]*65536) + ([.I92] * 256) + [.J92];6)" office:value-type="string" office:string-value="#58412C" calcext:value-type="string">
            <text:p>#58412C</text:p>
          </table:table-cell>
          <table:table-cell/>
          <table:table-cell table:style-name="ce42" office:value-type="float" office:value="90" calcext:value-type="float">
            <text:p>90</text:p>
          </table:table-cell>
          <table:table-cell table:style-name="ce39" table:formula="of:=(BITAND(3;[.A92])*64)+FLOOR([.A92]/4)" office:value-type="float" office:value="150" calcext:value-type="float">
            <text:p>150</text:p>
          </table:table-cell>
          <table:table-cell table:style-name="ce44" table:formula="of:=VLOOKUP([.N92];MapPalRaw;8)" office:value-type="float" office:value="153" calcext:value-type="float">
            <text:p>153</text:p>
          </table:table-cell>
          <table:table-cell table:style-name="ce45" table:formula="of:=VLOOKUP([.N92];MapPalRaw;9)" office:value-type="float" office:value="153" calcext:value-type="float">
            <text:p>153</text:p>
          </table:table-cell>
          <table:table-cell table:style-name="ce46" table:formula="of:=VLOOKUP([.N92];MapPalRaw;10)" office:value-type="float" office:value="153" calcext:value-type="float">
            <text:p>153</text:p>
          </table:table-cell>
          <table:table-cell table:style-name="ce134"/>
        </table:table-row>
        <table:table-row table:style-name="ro1">
          <table:table-cell table:style-name="ce33" office:value-type="float" office:value="91" calcext:value-type="float">
            <text:p>91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29]*220/255)" office:value-type="float" office:value="88" calcext:value-type="float">
            <text:p>88</text:p>
          </table:table-cell>
          <table:table-cell table:style-name="ce39" table:formula="of:=FLOOR([.F29]*220/255)" office:value-type="float" office:value="109" calcext:value-type="float">
            <text:p>109</text:p>
          </table:table-cell>
          <table:table-cell table:style-name="ce39" table:formula="of:=FLOOR([.G29]*220/255)" office:value-type="float" office:value="44" calcext:value-type="float">
            <text:p>44</text:p>
          </table:table-cell>
          <table:table-cell table:style-name="ce3" table:formula="of:=&quot;#&quot;&amp;DEC2HEX(([.H93]*65536) + ([.I93] * 256) + [.J93];6)" office:value-type="string" office:string-value="#586D2C" calcext:value-type="string">
            <text:p>#586D2C</text:p>
          </table:table-cell>
          <table:table-cell/>
          <table:table-cell table:style-name="ce42" office:value-type="float" office:value="91" calcext:value-type="float">
            <text:p>91</text:p>
          </table:table-cell>
          <table:table-cell table:style-name="ce39" table:formula="of:=(BITAND(3;[.A93])*64)+FLOOR([.A93]/4)" office:value-type="float" office:value="214" calcext:value-type="float">
            <text:p>214</text:p>
          </table:table-cell>
          <table:table-cell table:style-name="ce44" table:formula="of:=VLOOKUP([.N93];MapPalRaw;8)" office:value-type="float" office:value="81" calcext:value-type="float">
            <text:p>81</text:p>
          </table:table-cell>
          <table:table-cell table:style-name="ce45" table:formula="of:=VLOOKUP([.N93];MapPalRaw;9)" office:value-type="float" office:value="81" calcext:value-type="float">
            <text:p>81</text:p>
          </table:table-cell>
          <table:table-cell table:style-name="ce46" table:formula="of:=VLOOKUP([.N93];MapPalRaw;10)" office:value-type="float" office:value="81" calcext:value-type="float">
            <text:p>81</text:p>
          </table:table-cell>
          <table:table-cell table:style-name="ce135"/>
        </table:table-row>
        <table:table-row table:style-name="ro1">
          <table:table-cell table:style-name="ce33" office:value-type="float" office:value="92" calcext:value-type="float">
            <text:p>92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30]*220/255)" office:value-type="float" office:value="132" calcext:value-type="float">
            <text:p>132</text:p>
          </table:table-cell>
          <table:table-cell table:style-name="ce39" table:formula="of:=FLOOR([.F30]*220/255)" office:value-type="float" office:value="44" calcext:value-type="float">
            <text:p>44</text:p>
          </table:table-cell>
          <table:table-cell table:style-name="ce39" table:formula="of:=FLOOR([.G30]*220/255)" office:value-type="float" office:value="44" calcext:value-type="float">
            <text:p>44</text:p>
          </table:table-cell>
          <table:table-cell table:style-name="ce3" table:formula="of:=&quot;#&quot;&amp;DEC2HEX(([.H94]*65536) + ([.I94] * 256) + [.J94];6)" office:value-type="string" office:string-value="#842C2C" calcext:value-type="string">
            <text:p>#842C2C</text:p>
          </table:table-cell>
          <table:table-cell/>
          <table:table-cell table:style-name="ce42" office:value-type="float" office:value="92" calcext:value-type="float">
            <text:p>92</text:p>
          </table:table-cell>
          <table:table-cell table:style-name="ce39" table:formula="of:=(BITAND(3;[.A94])*64)+FLOOR([.A94]/4)" office:value-type="float" office:value="23" calcext:value-type="float">
            <text:p>23</text:p>
          </table:table-cell>
          <table:table-cell table:style-name="ce44" table:formula="of:=VLOOKUP([.N94];MapPalRaw;8)" office:value-type="float" office:value="53" calcext:value-type="float">
            <text:p>53</text:p>
          </table:table-cell>
          <table:table-cell table:style-name="ce45" table:formula="of:=VLOOKUP([.N94];MapPalRaw;9)" office:value-type="float" office:value="89" calcext:value-type="float">
            <text:p>89</text:p>
          </table:table-cell>
          <table:table-cell table:style-name="ce46" table:formula="of:=VLOOKUP([.N94];MapPalRaw;10)" office:value-type="float" office:value="108" calcext:value-type="float">
            <text:p>108</text:p>
          </table:table-cell>
          <table:table-cell table:style-name="ce136"/>
        </table:table-row>
        <table:table-row table:style-name="ro1">
          <table:table-cell table:style-name="ce33" office:value-type="float" office:value="93" calcext:value-type="float">
            <text:p>93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31]*220/255)" office:value-type="float" office:value="21" calcext:value-type="float">
            <text:p>21</text:p>
          </table:table-cell>
          <table:table-cell table:style-name="ce39" table:formula="of:=FLOOR([.F31]*220/255)" office:value-type="float" office:value="21" calcext:value-type="float">
            <text:p>21</text:p>
          </table:table-cell>
          <table:table-cell table:style-name="ce39" table:formula="of:=FLOOR([.G31]*220/255)" office:value-type="float" office:value="21" calcext:value-type="float">
            <text:p>21</text:p>
          </table:table-cell>
          <table:table-cell table:style-name="ce3" table:formula="of:=&quot;#&quot;&amp;DEC2HEX(([.H95]*65536) + ([.I95] * 256) + [.J95];6)" office:value-type="string" office:string-value="#151515" calcext:value-type="string">
            <text:p>#151515</text:p>
          </table:table-cell>
          <table:table-cell/>
          <table:table-cell table:style-name="ce42" office:value-type="float" office:value="93" calcext:value-type="float">
            <text:p>93</text:p>
          </table:table-cell>
          <table:table-cell table:style-name="ce39" table:formula="of:=(BITAND(3;[.A95])*64)+FLOOR([.A95]/4)" office:value-type="float" office:value="87" calcext:value-type="float">
            <text:p>87</text:p>
          </table:table-cell>
          <table:table-cell table:style-name="ce44" table:formula="of:=VLOOKUP([.N95];MapPalRaw;8)" office:value-type="float" office:value="65" calcext:value-type="float">
            <text:p>65</text:p>
          </table:table-cell>
          <table:table-cell table:style-name="ce45" table:formula="of:=VLOOKUP([.N95];MapPalRaw;9)" office:value-type="float" office:value="109" calcext:value-type="float">
            <text:p>109</text:p>
          </table:table-cell>
          <table:table-cell table:style-name="ce46" table:formula="of:=VLOOKUP([.N95];MapPalRaw;10)" office:value-type="float" office:value="132" calcext:value-type="float">
            <text:p>132</text:p>
          </table:table-cell>
          <table:table-cell table:style-name="ce137"/>
        </table:table-row>
        <table:table-row table:style-name="ro1">
          <table:table-cell table:style-name="ce33" office:value-type="float" office:value="94" calcext:value-type="float">
            <text:p>94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32]*220/255)" office:value-type="float" office:value="215" calcext:value-type="float">
            <text:p>215</text:p>
          </table:table-cell>
          <table:table-cell table:style-name="ce39" table:formula="of:=FLOOR([.F32]*220/255)" office:value-type="float" office:value="205" calcext:value-type="float">
            <text:p>205</text:p>
          </table:table-cell>
          <table:table-cell table:style-name="ce39" table:formula="of:=FLOOR([.G32]*220/255)" office:value-type="float" office:value="66" calcext:value-type="float">
            <text:p>66</text:p>
          </table:table-cell>
          <table:table-cell table:style-name="ce3" table:formula="of:=&quot;#&quot;&amp;DEC2HEX(([.H96]*65536) + ([.I96] * 256) + [.J96];6)" office:value-type="string" office:string-value="#D7CD42" calcext:value-type="string">
            <text:p>#D7CD42</text:p>
          </table:table-cell>
          <table:table-cell/>
          <table:table-cell table:style-name="ce42" office:value-type="float" office:value="94" calcext:value-type="float">
            <text:p>94</text:p>
          </table:table-cell>
          <table:table-cell table:style-name="ce39" table:formula="of:=(BITAND(3;[.A96])*64)+FLOOR([.A96]/4)" office:value-type="float" office:value="151" calcext:value-type="float">
            <text:p>151</text:p>
          </table:table-cell>
          <table:table-cell table:style-name="ce44" table:formula="of:=VLOOKUP([.N96];MapPalRaw;8)" office:value-type="float" office:value="76" calcext:value-type="float">
            <text:p>76</text:p>
          </table:table-cell>
          <table:table-cell table:style-name="ce45" table:formula="of:=VLOOKUP([.N96];MapPalRaw;9)" office:value-type="float" office:value="127" calcext:value-type="float">
            <text:p>127</text:p>
          </table:table-cell>
          <table:table-cell table:style-name="ce46" table:formula="of:=VLOOKUP([.N96];MapPalRaw;10)" office:value-type="float" office:value="153" calcext:value-type="float">
            <text:p>153</text:p>
          </table:table-cell>
          <table:table-cell table:style-name="ce138"/>
        </table:table-row>
        <table:table-row table:style-name="ro1">
          <table:table-cell table:style-name="ce33" office:value-type="float" office:value="95" calcext:value-type="float">
            <text:p>95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33]*220/255)" office:value-type="float" office:value="79" calcext:value-type="float">
            <text:p>79</text:p>
          </table:table-cell>
          <table:table-cell table:style-name="ce39" table:formula="of:=FLOOR([.F33]*220/255)" office:value-type="float" office:value="188" calcext:value-type="float">
            <text:p>188</text:p>
          </table:table-cell>
          <table:table-cell table:style-name="ce39" table:formula="of:=FLOOR([.G33]*220/255)" office:value-type="float" office:value="183" calcext:value-type="float">
            <text:p>183</text:p>
          </table:table-cell>
          <table:table-cell table:style-name="ce3" table:formula="of:=&quot;#&quot;&amp;DEC2HEX(([.H97]*65536) + ([.I97] * 256) + [.J97];6)" office:value-type="string" office:string-value="#4FBCB7" calcext:value-type="string">
            <text:p>#4FBCB7</text:p>
          </table:table-cell>
          <table:table-cell/>
          <table:table-cell table:style-name="ce42" office:value-type="float" office:value="95" calcext:value-type="float">
            <text:p>95</text:p>
          </table:table-cell>
          <table:table-cell table:style-name="ce39" table:formula="of:=(BITAND(3;[.A97])*64)+FLOOR([.A97]/4)" office:value-type="float" office:value="215" calcext:value-type="float">
            <text:p>215</text:p>
          </table:table-cell>
          <table:table-cell table:style-name="ce44" table:formula="of:=VLOOKUP([.N97];MapPalRaw;8)" office:value-type="float" office:value="40" calcext:value-type="float">
            <text:p>40</text:p>
          </table:table-cell>
          <table:table-cell table:style-name="ce45" table:formula="of:=VLOOKUP([.N97];MapPalRaw;9)" office:value-type="float" office:value="67" calcext:value-type="float">
            <text:p>67</text:p>
          </table:table-cell>
          <table:table-cell table:style-name="ce46" table:formula="of:=VLOOKUP([.N97];MapPalRaw;10)" office:value-type="float" office:value="81" calcext:value-type="float">
            <text:p>81</text:p>
          </table:table-cell>
          <table:table-cell table:style-name="ce139"/>
        </table:table-row>
        <table:table-row table:style-name="ro1">
          <table:table-cell table:style-name="ce33" office:value-type="float" office:value="96" calcext:value-type="float">
            <text:p>96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34]*220/255)" office:value-type="float" office:value="63" calcext:value-type="float">
            <text:p>63</text:p>
          </table:table-cell>
          <table:table-cell table:style-name="ce39" table:formula="of:=FLOOR([.F34]*220/255)" office:value-type="float" office:value="110" calcext:value-type="float">
            <text:p>110</text:p>
          </table:table-cell>
          <table:table-cell table:style-name="ce39" table:formula="of:=FLOOR([.G34]*220/255)" office:value-type="float" office:value="220" calcext:value-type="float">
            <text:p>220</text:p>
          </table:table-cell>
          <table:table-cell table:style-name="ce3" table:formula="of:=&quot;#&quot;&amp;DEC2HEX(([.H98]*65536) + ([.I98] * 256) + [.J98];6)" office:value-type="string" office:string-value="#3F6EDC" calcext:value-type="string">
            <text:p>#3F6EDC</text:p>
          </table:table-cell>
          <table:table-cell/>
          <table:table-cell table:style-name="ce42" office:value-type="float" office:value="96" calcext:value-type="float">
            <text:p>96</text:p>
          </table:table-cell>
          <table:table-cell table:style-name="ce39" table:formula="of:=(BITAND(3;[.A98])*64)+FLOOR([.A98]/4)" office:value-type="float" office:value="24" calcext:value-type="float">
            <text:p>24</text:p>
          </table:table-cell>
          <table:table-cell table:style-name="ce44" table:formula="of:=VLOOKUP([.N98];MapPalRaw;8)" office:value-type="float" office:value="89" calcext:value-type="float">
            <text:p>89</text:p>
          </table:table-cell>
          <table:table-cell table:style-name="ce45" table:formula="of:=VLOOKUP([.N98];MapPalRaw;9)" office:value-type="float" office:value="44" calcext:value-type="float">
            <text:p>44</text:p>
          </table:table-cell>
          <table:table-cell table:style-name="ce46" table:formula="of:=VLOOKUP([.N98];MapPalRaw;10)" office:value-type="float" office:value="125" calcext:value-type="float">
            <text:p>125</text:p>
          </table:table-cell>
          <table:table-cell table:style-name="ce140"/>
        </table:table-row>
        <table:table-row table:style-name="ro1">
          <table:table-cell table:style-name="ce33" office:value-type="float" office:value="97" calcext:value-type="float">
            <text:p>97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35]*220/255)" office:value-type="float" office:value="0" calcext:value-type="float">
            <text:p>0</text:p>
          </table:table-cell>
          <table:table-cell table:style-name="ce39" table:formula="of:=FLOOR([.F35]*220/255)" office:value-type="float" office:value="187" calcext:value-type="float">
            <text:p>187</text:p>
          </table:table-cell>
          <table:table-cell table:style-name="ce39" table:formula="of:=FLOOR([.G35]*220/255)" office:value-type="float" office:value="50" calcext:value-type="float">
            <text:p>50</text:p>
          </table:table-cell>
          <table:table-cell table:style-name="ce3" table:formula="of:=&quot;#&quot;&amp;DEC2HEX(([.H99]*65536) + ([.I99] * 256) + [.J99];6)" office:value-type="string" office:string-value="#00BB32" calcext:value-type="string">
            <text:p>#00BB32</text:p>
          </table:table-cell>
          <table:table-cell/>
          <table:table-cell table:style-name="ce42" office:value-type="float" office:value="97" calcext:value-type="float">
            <text:p>97</text:p>
          </table:table-cell>
          <table:table-cell table:style-name="ce39" table:formula="of:=(BITAND(3;[.A99])*64)+FLOOR([.A99]/4)" office:value-type="float" office:value="88" calcext:value-type="float">
            <text:p>88</text:p>
          </table:table-cell>
          <table:table-cell table:style-name="ce44" table:formula="of:=VLOOKUP([.N99];MapPalRaw;8)" office:value-type="float" office:value="109" calcext:value-type="float">
            <text:p>109</text:p>
          </table:table-cell>
          <table:table-cell table:style-name="ce45" table:formula="of:=VLOOKUP([.N99];MapPalRaw;9)" office:value-type="float" office:value="54" calcext:value-type="float">
            <text:p>54</text:p>
          </table:table-cell>
          <table:table-cell table:style-name="ce46" table:formula="of:=VLOOKUP([.N99];MapPalRaw;10)" office:value-type="float" office:value="153" calcext:value-type="float">
            <text:p>153</text:p>
          </table:table-cell>
          <table:table-cell table:style-name="ce141"/>
        </table:table-row>
        <table:table-row table:style-name="ro1">
          <table:table-cell table:style-name="ce33" office:value-type="float" office:value="98" calcext:value-type="float">
            <text:p>98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36]*220/255)" office:value-type="float" office:value="111" calcext:value-type="float">
            <text:p>111</text:p>
          </table:table-cell>
          <table:table-cell table:style-name="ce39" table:formula="of:=FLOOR([.F36]*220/255)" office:value-type="float" office:value="74" calcext:value-type="float">
            <text:p>74</text:p>
          </table:table-cell>
          <table:table-cell table:style-name="ce39" table:formula="of:=FLOOR([.G36]*220/255)" office:value-type="float" office:value="42" calcext:value-type="float">
            <text:p>42</text:p>
          </table:table-cell>
          <table:table-cell table:style-name="ce3" table:formula="of:=&quot;#&quot;&amp;DEC2HEX(([.H100]*65536) + ([.I100] * 256) + [.J100];6)" office:value-type="string" office:string-value="#6F4A2A" calcext:value-type="string">
            <text:p>#6F4A2A</text:p>
          </table:table-cell>
          <table:table-cell/>
          <table:table-cell table:style-name="ce42" office:value-type="float" office:value="98" calcext:value-type="float">
            <text:p>98</text:p>
          </table:table-cell>
          <table:table-cell table:style-name="ce39" table:formula="of:=(BITAND(3;[.A100])*64)+FLOOR([.A100]/4)" office:value-type="float" office:value="152" calcext:value-type="float">
            <text:p>152</text:p>
          </table:table-cell>
          <table:table-cell table:style-name="ce44" table:formula="of:=VLOOKUP([.N100];MapPalRaw;8)" office:value-type="float" office:value="127" calcext:value-type="float">
            <text:p>127</text:p>
          </table:table-cell>
          <table:table-cell table:style-name="ce45" table:formula="of:=VLOOKUP([.N100];MapPalRaw;9)" office:value-type="float" office:value="63" calcext:value-type="float">
            <text:p>63</text:p>
          </table:table-cell>
          <table:table-cell table:style-name="ce46" table:formula="of:=VLOOKUP([.N100];MapPalRaw;10)" office:value-type="float" office:value="178" calcext:value-type="float">
            <text:p>178</text:p>
          </table:table-cell>
          <table:table-cell table:style-name="ce142"/>
        </table:table-row>
        <table:table-row table:style-name="ro1">
          <table:table-cell table:style-name="ce33" office:value-type="float" office:value="99" calcext:value-type="float">
            <text:p>99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37]*220/255)" office:value-type="float" office:value="96" calcext:value-type="float">
            <text:p>96</text:p>
          </table:table-cell>
          <table:table-cell table:style-name="ce39" table:formula="of:=FLOOR([.F37]*220/255)" office:value-type="float" office:value="1" calcext:value-type="float">
            <text:p>1</text:p>
          </table:table-cell>
          <table:table-cell table:style-name="ce39" table:formula="of:=FLOOR([.G37]*220/255)" office:value-type="float" office:value="0" calcext:value-type="float">
            <text:p>0</text:p>
          </table:table-cell>
          <table:table-cell table:style-name="ce3" table:formula="of:=&quot;#&quot;&amp;DEC2HEX(([.H101]*65536) + ([.I101] * 256) + [.J101];6)" office:value-type="string" office:string-value="#600100" calcext:value-type="string">
            <text:p>#600100</text:p>
          </table:table-cell>
          <table:table-cell/>
          <table:table-cell table:style-name="ce42" office:value-type="float" office:value="99" calcext:value-type="float">
            <text:p>99</text:p>
          </table:table-cell>
          <table:table-cell table:style-name="ce39" table:formula="of:=(BITAND(3;[.A101])*64)+FLOOR([.A101]/4)" office:value-type="float" office:value="216" calcext:value-type="float">
            <text:p>216</text:p>
          </table:table-cell>
          <table:table-cell table:style-name="ce44" table:formula="of:=VLOOKUP([.N101];MapPalRaw;8)" office:value-type="float" office:value="67" calcext:value-type="float">
            <text:p>67</text:p>
          </table:table-cell>
          <table:table-cell table:style-name="ce45" table:formula="of:=VLOOKUP([.N101];MapPalRaw;9)" office:value-type="float" office:value="33" calcext:value-type="float">
            <text:p>33</text:p>
          </table:table-cell>
          <table:table-cell table:style-name="ce46" table:formula="of:=VLOOKUP([.N101];MapPalRaw;10)" office:value-type="float" office:value="94" calcext:value-type="float">
            <text:p>94</text:p>
          </table:table-cell>
          <table:table-cell table:style-name="ce143"/>
        </table:table-row>
        <table:table-row table:style-name="ro1">
          <table:table-cell table:style-name="ce33" office:value-type="float" office:value="100" calcext:value-type="float">
            <text:p>100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38]*220/255)" office:value-type="float" office:value="180" calcext:value-type="float">
            <text:p>180</text:p>
          </table:table-cell>
          <table:table-cell table:style-name="ce39" table:formula="of:=FLOOR([.F38]*220/255)" office:value-type="float" office:value="152" calcext:value-type="float">
            <text:p>152</text:p>
          </table:table-cell>
          <table:table-cell table:style-name="ce39" table:formula="of:=FLOOR([.G38]*220/255)" office:value-type="float" office:value="138" calcext:value-type="float">
            <text:p>138</text:p>
          </table:table-cell>
          <table:table-cell table:style-name="ce3" table:formula="of:=&quot;#&quot;&amp;DEC2HEX(([.H102]*65536) + ([.I102] * 256) + [.J102];6)" office:value-type="string" office:string-value="#B4988A" calcext:value-type="string">
            <text:p>#B4988A</text:p>
          </table:table-cell>
          <table:table-cell/>
          <table:table-cell table:style-name="ce42" office:value-type="float" office:value="100" calcext:value-type="float">
            <text:p>100</text:p>
          </table:table-cell>
          <table:table-cell table:style-name="ce39" table:formula="of:=(BITAND(3;[.A102])*64)+FLOOR([.A102]/4)" office:value-type="float" office:value="25" calcext:value-type="float">
            <text:p>25</text:p>
          </table:table-cell>
          <table:table-cell table:style-name="ce44" table:formula="of:=VLOOKUP([.N102];MapPalRaw;8)" office:value-type="float" office:value="36" calcext:value-type="float">
            <text:p>36</text:p>
          </table:table-cell>
          <table:table-cell table:style-name="ce45" table:formula="of:=VLOOKUP([.N102];MapPalRaw;9)" office:value-type="float" office:value="53" calcext:value-type="float">
            <text:p>53</text:p>
          </table:table-cell>
          <table:table-cell table:style-name="ce46" table:formula="of:=VLOOKUP([.N102];MapPalRaw;10)" office:value-type="float" office:value="125" calcext:value-type="float">
            <text:p>125</text:p>
          </table:table-cell>
          <table:table-cell table:style-name="ce144"/>
        </table:table-row>
        <table:table-row table:style-name="ro1">
          <table:table-cell table:style-name="ce33" office:value-type="float" office:value="101" calcext:value-type="float">
            <text:p>101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39]*220/255)" office:value-type="float" office:value="137" calcext:value-type="float">
            <text:p>137</text:p>
          </table:table-cell>
          <table:table-cell table:style-name="ce39" table:formula="of:=FLOOR([.F39]*220/255)" office:value-type="float" office:value="70" calcext:value-type="float">
            <text:p>70</text:p>
          </table:table-cell>
          <table:table-cell table:style-name="ce39" table:formula="of:=FLOOR([.G39]*220/255)" office:value-type="float" office:value="31" calcext:value-type="float">
            <text:p>31</text:p>
          </table:table-cell>
          <table:table-cell table:style-name="ce3" table:formula="of:=&quot;#&quot;&amp;DEC2HEX(([.H103]*65536) + ([.I103] * 256) + [.J103];6)" office:value-type="string" office:string-value="#89461F" calcext:value-type="string">
            <text:p>#89461F</text:p>
          </table:table-cell>
          <table:table-cell/>
          <table:table-cell table:style-name="ce42" office:value-type="float" office:value="101" calcext:value-type="float">
            <text:p>101</text:p>
          </table:table-cell>
          <table:table-cell table:style-name="ce39" table:formula="of:=(BITAND(3;[.A103])*64)+FLOOR([.A103]/4)" office:value-type="float" office:value="89" calcext:value-type="float">
            <text:p>89</text:p>
          </table:table-cell>
          <table:table-cell table:style-name="ce44" table:formula="of:=VLOOKUP([.N103];MapPalRaw;8)" office:value-type="float" office:value="44" calcext:value-type="float">
            <text:p>44</text:p>
          </table:table-cell>
          <table:table-cell table:style-name="ce45" table:formula="of:=VLOOKUP([.N103];MapPalRaw;9)" office:value-type="float" office:value="65" calcext:value-type="float">
            <text:p>65</text:p>
          </table:table-cell>
          <table:table-cell table:style-name="ce46" table:formula="of:=VLOOKUP([.N103];MapPalRaw;10)" office:value-type="float" office:value="153" calcext:value-type="float">
            <text:p>153</text:p>
          </table:table-cell>
          <table:table-cell table:style-name="ce145"/>
        </table:table-row>
        <table:table-row table:style-name="ro1">
          <table:table-cell table:style-name="ce33" office:value-type="float" office:value="102" calcext:value-type="float">
            <text:p>102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40]*220/255)" office:value-type="float" office:value="128" calcext:value-type="float">
            <text:p>128</text:p>
          </table:table-cell>
          <table:table-cell table:style-name="ce39" table:formula="of:=FLOOR([.F40]*220/255)" office:value-type="float" office:value="75" calcext:value-type="float">
            <text:p>75</text:p>
          </table:table-cell>
          <table:table-cell table:style-name="ce39" table:formula="of:=FLOOR([.G40]*220/255)" office:value-type="float" office:value="93" calcext:value-type="float">
            <text:p>93</text:p>
          </table:table-cell>
          <table:table-cell table:style-name="ce3" table:formula="of:=&quot;#&quot;&amp;DEC2HEX(([.H104]*65536) + ([.I104] * 256) + [.J104];6)" office:value-type="string" office:string-value="#804B5D" calcext:value-type="string">
            <text:p>#804B5D</text:p>
          </table:table-cell>
          <table:table-cell/>
          <table:table-cell table:style-name="ce42" office:value-type="float" office:value="102" calcext:value-type="float">
            <text:p>102</text:p>
          </table:table-cell>
          <table:table-cell table:style-name="ce39" table:formula="of:=(BITAND(3;[.A104])*64)+FLOOR([.A104]/4)" office:value-type="float" office:value="153" calcext:value-type="float">
            <text:p>153</text:p>
          </table:table-cell>
          <table:table-cell table:style-name="ce44" table:formula="of:=VLOOKUP([.N104];MapPalRaw;8)" office:value-type="float" office:value="51" calcext:value-type="float">
            <text:p>51</text:p>
          </table:table-cell>
          <table:table-cell table:style-name="ce45" table:formula="of:=VLOOKUP([.N104];MapPalRaw;9)" office:value-type="float" office:value="76" calcext:value-type="float">
            <text:p>76</text:p>
          </table:table-cell>
          <table:table-cell table:style-name="ce46" table:formula="of:=VLOOKUP([.N104];MapPalRaw;10)" office:value-type="float" office:value="178" calcext:value-type="float">
            <text:p>178</text:p>
          </table:table-cell>
          <table:table-cell table:style-name="ce146"/>
        </table:table-row>
        <table:table-row table:style-name="ro1">
          <table:table-cell table:style-name="ce33" office:value-type="float" office:value="103" calcext:value-type="float">
            <text:p>103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41]*220/255)" office:value-type="float" office:value="96" calcext:value-type="float">
            <text:p>96</text:p>
          </table:table-cell>
          <table:table-cell table:style-name="ce39" table:formula="of:=FLOOR([.F41]*220/255)" office:value-type="float" office:value="93" calcext:value-type="float">
            <text:p>93</text:p>
          </table:table-cell>
          <table:table-cell table:style-name="ce39" table:formula="of:=FLOOR([.G41]*220/255)" office:value-type="float" office:value="119" calcext:value-type="float">
            <text:p>119</text:p>
          </table:table-cell>
          <table:table-cell table:style-name="ce3" table:formula="of:=&quot;#&quot;&amp;DEC2HEX(([.H105]*65536) + ([.I105] * 256) + [.J105];6)" office:value-type="string" office:string-value="#605D77" calcext:value-type="string">
            <text:p>#605D77</text:p>
          </table:table-cell>
          <table:table-cell/>
          <table:table-cell table:style-name="ce42" office:value-type="float" office:value="103" calcext:value-type="float">
            <text:p>103</text:p>
          </table:table-cell>
          <table:table-cell table:style-name="ce39" table:formula="of:=(BITAND(3;[.A105])*64)+FLOOR([.A105]/4)" office:value-type="float" office:value="217" calcext:value-type="float">
            <text:p>217</text:p>
          </table:table-cell>
          <table:table-cell table:style-name="ce44" table:formula="of:=VLOOKUP([.N105];MapPalRaw;8)" office:value-type="float" office:value="27" calcext:value-type="float">
            <text:p>27</text:p>
          </table:table-cell>
          <table:table-cell table:style-name="ce45" table:formula="of:=VLOOKUP([.N105];MapPalRaw;9)" office:value-type="float" office:value="40" calcext:value-type="float">
            <text:p>40</text:p>
          </table:table-cell>
          <table:table-cell table:style-name="ce46" table:formula="of:=VLOOKUP([.N105];MapPalRaw;10)" office:value-type="float" office:value="94" calcext:value-type="float">
            <text:p>94</text:p>
          </table:table-cell>
          <table:table-cell table:style-name="ce147"/>
        </table:table-row>
        <table:table-row table:style-name="ro1">
          <table:table-cell table:style-name="ce33" office:value-type="float" office:value="104" calcext:value-type="float">
            <text:p>104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42]*220/255)" office:value-type="float" office:value="160" calcext:value-type="float">
            <text:p>160</text:p>
          </table:table-cell>
          <table:table-cell table:style-name="ce39" table:formula="of:=FLOOR([.F42]*220/255)" office:value-type="float" office:value="114" calcext:value-type="float">
            <text:p>114</text:p>
          </table:table-cell>
          <table:table-cell table:style-name="ce39" table:formula="of:=FLOOR([.G42]*220/255)" office:value-type="float" office:value="31" calcext:value-type="float">
            <text:p>31</text:p>
          </table:table-cell>
          <table:table-cell table:style-name="ce3" table:formula="of:=&quot;#&quot;&amp;DEC2HEX(([.H106]*65536) + ([.I106] * 256) + [.J106];6)" office:value-type="string" office:string-value="#A0721F" calcext:value-type="string">
            <text:p>#A0721F</text:p>
          </table:table-cell>
          <table:table-cell/>
          <table:table-cell table:style-name="ce42" office:value-type="float" office:value="104" calcext:value-type="float">
            <text:p>104</text:p>
          </table:table-cell>
          <table:table-cell table:style-name="ce39" table:formula="of:=(BITAND(3;[.A106])*64)+FLOOR([.A106]/4)" office:value-type="float" office:value="26" calcext:value-type="float">
            <text:p>26</text:p>
          </table:table-cell>
          <table:table-cell table:style-name="ce44" table:formula="of:=VLOOKUP([.N106];MapPalRaw;8)" office:value-type="float" office:value="72" calcext:value-type="float">
            <text:p>72</text:p>
          </table:table-cell>
          <table:table-cell table:style-name="ce45" table:formula="of:=VLOOKUP([.N106];MapPalRaw;9)" office:value-type="float" office:value="53" calcext:value-type="float">
            <text:p>53</text:p>
          </table:table-cell>
          <table:table-cell table:style-name="ce46" table:formula="of:=VLOOKUP([.N106];MapPalRaw;10)" office:value-type="float" office:value="36" calcext:value-type="float">
            <text:p>36</text:p>
          </table:table-cell>
          <table:table-cell table:style-name="ce148"/>
        </table:table-row>
        <table:table-row table:style-name="ro1">
          <table:table-cell table:style-name="ce33" office:value-type="float" office:value="105" calcext:value-type="float">
            <text:p>105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43]*220/255)" office:value-type="float" office:value="88" calcext:value-type="float">
            <text:p>88</text:p>
          </table:table-cell>
          <table:table-cell table:style-name="ce39" table:formula="of:=FLOOR([.F43]*220/255)" office:value-type="float" office:value="100" calcext:value-type="float">
            <text:p>100</text:p>
          </table:table-cell>
          <table:table-cell table:style-name="ce39" table:formula="of:=FLOOR([.G43]*220/255)" office:value-type="float" office:value="45" calcext:value-type="float">
            <text:p>45</text:p>
          </table:table-cell>
          <table:table-cell table:style-name="ce3" table:formula="of:=&quot;#&quot;&amp;DEC2HEX(([.H107]*65536) + ([.I107] * 256) + [.J107];6)" office:value-type="string" office:string-value="#58642D" calcext:value-type="string">
            <text:p>#58642D</text:p>
          </table:table-cell>
          <table:table-cell/>
          <table:table-cell table:style-name="ce42" office:value-type="float" office:value="105" calcext:value-type="float">
            <text:p>105</text:p>
          </table:table-cell>
          <table:table-cell table:style-name="ce39" table:formula="of:=(BITAND(3;[.A107])*64)+FLOOR([.A107]/4)" office:value-type="float" office:value="90" calcext:value-type="float">
            <text:p>90</text:p>
          </table:table-cell>
          <table:table-cell table:style-name="ce44" table:formula="of:=VLOOKUP([.N107];MapPalRaw;8)" office:value-type="float" office:value="88" calcext:value-type="float">
            <text:p>88</text:p>
          </table:table-cell>
          <table:table-cell table:style-name="ce45" table:formula="of:=VLOOKUP([.N107];MapPalRaw;9)" office:value-type="float" office:value="65" calcext:value-type="float">
            <text:p>65</text:p>
          </table:table-cell>
          <table:table-cell table:style-name="ce46" table:formula="of:=VLOOKUP([.N107];MapPalRaw;10)" office:value-type="float" office:value="44" calcext:value-type="float">
            <text:p>44</text:p>
          </table:table-cell>
          <table:table-cell table:style-name="ce149"/>
        </table:table-row>
        <table:table-row table:style-name="ro1">
          <table:table-cell table:style-name="ce33" office:value-type="float" office:value="106" calcext:value-type="float">
            <text:p>106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44]*220/255)" office:value-type="float" office:value="138" calcext:value-type="float">
            <text:p>138</text:p>
          </table:table-cell>
          <table:table-cell table:style-name="ce39" table:formula="of:=FLOOR([.F44]*220/255)" office:value-type="float" office:value="66" calcext:value-type="float">
            <text:p>66</text:p>
          </table:table-cell>
          <table:table-cell table:style-name="ce39" table:formula="of:=FLOOR([.G44]*220/255)" office:value-type="float" office:value="67" calcext:value-type="float">
            <text:p>67</text:p>
          </table:table-cell>
          <table:table-cell table:style-name="ce3" table:formula="of:=&quot;#&quot;&amp;DEC2HEX(([.H108]*65536) + ([.I108] * 256) + [.J108];6)" office:value-type="string" office:string-value="#8A4243" calcext:value-type="string">
            <text:p>#8A4243</text:p>
          </table:table-cell>
          <table:table-cell/>
          <table:table-cell table:style-name="ce42" office:value-type="float" office:value="106" calcext:value-type="float">
            <text:p>106</text:p>
          </table:table-cell>
          <table:table-cell table:style-name="ce39" table:formula="of:=(BITAND(3;[.A108])*64)+FLOOR([.A108]/4)" office:value-type="float" office:value="154" calcext:value-type="float">
            <text:p>154</text:p>
          </table:table-cell>
          <table:table-cell table:style-name="ce44" table:formula="of:=VLOOKUP([.N108];MapPalRaw;8)" office:value-type="float" office:value="102" calcext:value-type="float">
            <text:p>102</text:p>
          </table:table-cell>
          <table:table-cell table:style-name="ce45" table:formula="of:=VLOOKUP([.N108];MapPalRaw;9)" office:value-type="float" office:value="76" calcext:value-type="float">
            <text:p>76</text:p>
          </table:table-cell>
          <table:table-cell table:style-name="ce46" table:formula="of:=VLOOKUP([.N108];MapPalRaw;10)" office:value-type="float" office:value="51" calcext:value-type="float">
            <text:p>51</text:p>
          </table:table-cell>
          <table:table-cell table:style-name="ce150"/>
        </table:table-row>
        <table:table-row table:style-name="ro1">
          <table:table-cell table:style-name="ce33" office:value-type="float" office:value="107" calcext:value-type="float">
            <text:p>107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45]*220/255)" office:value-type="float" office:value="49" calcext:value-type="float">
            <text:p>49</text:p>
          </table:table-cell>
          <table:table-cell table:style-name="ce39" table:formula="of:=FLOOR([.F45]*220/255)" office:value-type="float" office:value="35" calcext:value-type="float">
            <text:p>35</text:p>
          </table:table-cell>
          <table:table-cell table:style-name="ce39" table:formula="of:=FLOOR([.G45]*220/255)" office:value-type="float" office:value="30" calcext:value-type="float">
            <text:p>30</text:p>
          </table:table-cell>
          <table:table-cell table:style-name="ce3" table:formula="of:=&quot;#&quot;&amp;DEC2HEX(([.H109]*65536) + ([.I109] * 256) + [.J109];6)" office:value-type="string" office:string-value="#31231E" calcext:value-type="string">
            <text:p>#31231E</text:p>
          </table:table-cell>
          <table:table-cell/>
          <table:table-cell table:style-name="ce42" office:value-type="float" office:value="107" calcext:value-type="float">
            <text:p>107</text:p>
          </table:table-cell>
          <table:table-cell table:style-name="ce39" table:formula="of:=(BITAND(3;[.A109])*64)+FLOOR([.A109]/4)" office:value-type="float" office:value="218" calcext:value-type="float">
            <text:p>218</text:p>
          </table:table-cell>
          <table:table-cell table:style-name="ce44" table:formula="of:=VLOOKUP([.N109];MapPalRaw;8)" office:value-type="float" office:value="54" calcext:value-type="float">
            <text:p>54</text:p>
          </table:table-cell>
          <table:table-cell table:style-name="ce45" table:formula="of:=VLOOKUP([.N109];MapPalRaw;9)" office:value-type="float" office:value="40" calcext:value-type="float">
            <text:p>40</text:p>
          </table:table-cell>
          <table:table-cell table:style-name="ce46" table:formula="of:=VLOOKUP([.N109];MapPalRaw;10)" office:value-type="float" office:value="27" calcext:value-type="float">
            <text:p>27</text:p>
          </table:table-cell>
          <table:table-cell table:style-name="ce151"/>
        </table:table-row>
        <table:table-row table:style-name="ro1">
          <table:table-cell table:style-name="ce33" office:value-type="float" office:value="108" calcext:value-type="float">
            <text:p>108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46]*220/255)" office:value-type="float" office:value="116" calcext:value-type="float">
            <text:p>116</text:p>
          </table:table-cell>
          <table:table-cell table:style-name="ce39" table:formula="of:=FLOOR([.F46]*220/255)" office:value-type="float" office:value="92" calcext:value-type="float">
            <text:p>92</text:p>
          </table:table-cell>
          <table:table-cell table:style-name="ce39" table:formula="of:=FLOOR([.G46]*220/255)" office:value-type="float" office:value="84" calcext:value-type="float">
            <text:p>84</text:p>
          </table:table-cell>
          <table:table-cell table:style-name="ce3" table:formula="of:=&quot;#&quot;&amp;DEC2HEX(([.H110]*65536) + ([.I110] * 256) + [.J110];6)" office:value-type="string" office:string-value="#745C54" calcext:value-type="string">
            <text:p>#745C54</text:p>
          </table:table-cell>
          <table:table-cell/>
          <table:table-cell table:style-name="ce42" office:value-type="float" office:value="108" calcext:value-type="float">
            <text:p>108</text:p>
          </table:table-cell>
          <table:table-cell table:style-name="ce39" table:formula="of:=(BITAND(3;[.A110])*64)+FLOOR([.A110]/4)" office:value-type="float" office:value="27" calcext:value-type="float">
            <text:p>27</text:p>
          </table:table-cell>
          <table:table-cell table:style-name="ce44" table:formula="of:=VLOOKUP([.N110];MapPalRaw;8)" office:value-type="float" office:value="72" calcext:value-type="float">
            <text:p>72</text:p>
          </table:table-cell>
          <table:table-cell table:style-name="ce45" table:formula="of:=VLOOKUP([.N110];MapPalRaw;9)" office:value-type="float" office:value="89" calcext:value-type="float">
            <text:p>89</text:p>
          </table:table-cell>
          <table:table-cell table:style-name="ce46" table:formula="of:=VLOOKUP([.N110];MapPalRaw;10)" office:value-type="float" office:value="36" calcext:value-type="float">
            <text:p>36</text:p>
          </table:table-cell>
          <table:table-cell table:style-name="ce152"/>
        </table:table-row>
        <table:table-row table:style-name="ro1">
          <table:table-cell table:style-name="ce33" office:value-type="float" office:value="109" calcext:value-type="float">
            <text:p>109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47]*220/255)" office:value-type="float" office:value="75" calcext:value-type="float">
            <text:p>75</text:p>
          </table:table-cell>
          <table:table-cell table:style-name="ce39" table:formula="of:=FLOOR([.F47]*220/255)" office:value-type="float" office:value="79" calcext:value-type="float">
            <text:p>79</text:p>
          </table:table-cell>
          <table:table-cell table:style-name="ce39" table:formula="of:=FLOOR([.G47]*220/255)" office:value-type="float" office:value="79" calcext:value-type="float">
            <text:p>79</text:p>
          </table:table-cell>
          <table:table-cell table:style-name="ce3" table:formula="of:=&quot;#&quot;&amp;DEC2HEX(([.H111]*65536) + ([.I111] * 256) + [.J111];6)" office:value-type="string" office:string-value="#4B4F4F" calcext:value-type="string">
            <text:p>#4B4F4F</text:p>
          </table:table-cell>
          <table:table-cell/>
          <table:table-cell table:style-name="ce42" office:value-type="float" office:value="109" calcext:value-type="float">
            <text:p>109</text:p>
          </table:table-cell>
          <table:table-cell table:style-name="ce39" table:formula="of:=(BITAND(3;[.A111])*64)+FLOOR([.A111]/4)" office:value-type="float" office:value="91" calcext:value-type="float">
            <text:p>91</text:p>
          </table:table-cell>
          <table:table-cell table:style-name="ce44" table:formula="of:=VLOOKUP([.N111];MapPalRaw;8)" office:value-type="float" office:value="88" calcext:value-type="float">
            <text:p>88</text:p>
          </table:table-cell>
          <table:table-cell table:style-name="ce45" table:formula="of:=VLOOKUP([.N111];MapPalRaw;9)" office:value-type="float" office:value="109" calcext:value-type="float">
            <text:p>109</text:p>
          </table:table-cell>
          <table:table-cell table:style-name="ce46" table:formula="of:=VLOOKUP([.N111];MapPalRaw;10)" office:value-type="float" office:value="44" calcext:value-type="float">
            <text:p>44</text:p>
          </table:table-cell>
          <table:table-cell table:style-name="ce153"/>
        </table:table-row>
        <table:table-row table:style-name="ro1">
          <table:table-cell table:style-name="ce33" office:value-type="float" office:value="110" calcext:value-type="float">
            <text:p>110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48]*220/255)" office:value-type="float" office:value="105" calcext:value-type="float">
            <text:p>105</text:p>
          </table:table-cell>
          <table:table-cell table:style-name="ce39" table:formula="of:=FLOOR([.F48]*220/255)" office:value-type="float" office:value="62" calcext:value-type="float">
            <text:p>62</text:p>
          </table:table-cell>
          <table:table-cell table:style-name="ce39" table:formula="of:=FLOOR([.G48]*220/255)" office:value-type="float" office:value="75" calcext:value-type="float">
            <text:p>75</text:p>
          </table:table-cell>
          <table:table-cell table:style-name="ce3" table:formula="of:=&quot;#&quot;&amp;DEC2HEX(([.H112]*65536) + ([.I112] * 256) + [.J112];6)" office:value-type="string" office:string-value="#693E4B" calcext:value-type="string">
            <text:p>#693E4B</text:p>
          </table:table-cell>
          <table:table-cell/>
          <table:table-cell table:style-name="ce42" office:value-type="float" office:value="110" calcext:value-type="float">
            <text:p>110</text:p>
          </table:table-cell>
          <table:table-cell table:style-name="ce39" table:formula="of:=(BITAND(3;[.A112])*64)+FLOOR([.A112]/4)" office:value-type="float" office:value="155" calcext:value-type="float">
            <text:p>155</text:p>
          </table:table-cell>
          <table:table-cell table:style-name="ce44" table:formula="of:=VLOOKUP([.N112];MapPalRaw;8)" office:value-type="float" office:value="102" calcext:value-type="float">
            <text:p>102</text:p>
          </table:table-cell>
          <table:table-cell table:style-name="ce45" table:formula="of:=VLOOKUP([.N112];MapPalRaw;9)" office:value-type="float" office:value="127" calcext:value-type="float">
            <text:p>127</text:p>
          </table:table-cell>
          <table:table-cell table:style-name="ce46" table:formula="of:=VLOOKUP([.N112];MapPalRaw;10)" office:value-type="float" office:value="51" calcext:value-type="float">
            <text:p>51</text:p>
          </table:table-cell>
          <table:table-cell table:style-name="ce154"/>
        </table:table-row>
        <table:table-row table:style-name="ro1">
          <table:table-cell table:style-name="ce33" office:value-type="float" office:value="111" calcext:value-type="float">
            <text:p>111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49]*220/255)" office:value-type="float" office:value="65" calcext:value-type="float">
            <text:p>65</text:p>
          </table:table-cell>
          <table:table-cell table:style-name="ce39" table:formula="of:=FLOOR([.F49]*220/255)" office:value-type="float" office:value="53" calcext:value-type="float">
            <text:p>53</text:p>
          </table:table-cell>
          <table:table-cell table:style-name="ce39" table:formula="of:=FLOOR([.G49]*220/255)" office:value-type="float" office:value="79" calcext:value-type="float">
            <text:p>79</text:p>
          </table:table-cell>
          <table:table-cell table:style-name="ce3" table:formula="of:=&quot;#&quot;&amp;DEC2HEX(([.H113]*65536) + ([.I113] * 256) + [.J113];6)" office:value-type="string" office:string-value="#41354F" calcext:value-type="string">
            <text:p>#41354F</text:p>
          </table:table-cell>
          <table:table-cell/>
          <table:table-cell table:style-name="ce42" office:value-type="float" office:value="111" calcext:value-type="float">
            <text:p>111</text:p>
          </table:table-cell>
          <table:table-cell table:style-name="ce39" table:formula="of:=(BITAND(3;[.A113])*64)+FLOOR([.A113]/4)" office:value-type="float" office:value="219" calcext:value-type="float">
            <text:p>219</text:p>
          </table:table-cell>
          <table:table-cell table:style-name="ce44" table:formula="of:=VLOOKUP([.N113];MapPalRaw;8)" office:value-type="float" office:value="54" calcext:value-type="float">
            <text:p>54</text:p>
          </table:table-cell>
          <table:table-cell table:style-name="ce45" table:formula="of:=VLOOKUP([.N113];MapPalRaw;9)" office:value-type="float" office:value="67" calcext:value-type="float">
            <text:p>67</text:p>
          </table:table-cell>
          <table:table-cell table:style-name="ce46" table:formula="of:=VLOOKUP([.N113];MapPalRaw;10)" office:value-type="float" office:value="27" calcext:value-type="float">
            <text:p>27</text:p>
          </table:table-cell>
          <table:table-cell table:style-name="ce155"/>
        </table:table-row>
        <table:table-row table:style-name="ro1">
          <table:table-cell table:style-name="ce33" office:value-type="float" office:value="112" calcext:value-type="float">
            <text:p>112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50]*220/255)" office:value-type="float" office:value="65" calcext:value-type="float">
            <text:p>65</text:p>
          </table:table-cell>
          <table:table-cell table:style-name="ce39" table:formula="of:=FLOOR([.F50]*220/255)" office:value-type="float" office:value="43" calcext:value-type="float">
            <text:p>43</text:p>
          </table:table-cell>
          <table:table-cell table:style-name="ce39" table:formula="of:=FLOOR([.G50]*220/255)" office:value-type="float" office:value="30" calcext:value-type="float">
            <text:p>30</text:p>
          </table:table-cell>
          <table:table-cell table:style-name="ce3" table:formula="of:=&quot;#&quot;&amp;DEC2HEX(([.H114]*65536) + ([.I114] * 256) + [.J114];6)" office:value-type="string" office:string-value="#412B1E" calcext:value-type="string">
            <text:p>#412B1E</text:p>
          </table:table-cell>
          <table:table-cell/>
          <table:table-cell table:style-name="ce42" office:value-type="float" office:value="112" calcext:value-type="float">
            <text:p>112</text:p>
          </table:table-cell>
          <table:table-cell table:style-name="ce39" table:formula="of:=(BITAND(3;[.A114])*64)+FLOOR([.A114]/4)" office:value-type="float" office:value="28" calcext:value-type="float">
            <text:p>28</text:p>
          </table:table-cell>
          <table:table-cell table:style-name="ce44" table:formula="of:=VLOOKUP([.N114];MapPalRaw;8)" office:value-type="float" office:value="108" calcext:value-type="float">
            <text:p>108</text:p>
          </table:table-cell>
          <table:table-cell table:style-name="ce45" table:formula="of:=VLOOKUP([.N114];MapPalRaw;9)" office:value-type="float" office:value="36" calcext:value-type="float">
            <text:p>36</text:p>
          </table:table-cell>
          <table:table-cell table:style-name="ce46" table:formula="of:=VLOOKUP([.N114];MapPalRaw;10)" office:value-type="float" office:value="36" calcext:value-type="float">
            <text:p>36</text:p>
          </table:table-cell>
          <table:table-cell table:style-name="ce156"/>
        </table:table-row>
        <table:table-row table:style-name="ro1">
          <table:table-cell table:style-name="ce33" office:value-type="float" office:value="113" calcext:value-type="float">
            <text:p>113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51]*220/255)" office:value-type="float" office:value="65" calcext:value-type="float">
            <text:p>65</text:p>
          </table:table-cell>
          <table:table-cell table:style-name="ce39" table:formula="of:=FLOOR([.F51]*220/255)" office:value-type="float" office:value="70" calcext:value-type="float">
            <text:p>70</text:p>
          </table:table-cell>
          <table:table-cell table:style-name="ce39" table:formula="of:=FLOOR([.G51]*220/255)" office:value-type="float" office:value="36" calcext:value-type="float">
            <text:p>36</text:p>
          </table:table-cell>
          <table:table-cell table:style-name="ce3" table:formula="of:=&quot;#&quot;&amp;DEC2HEX(([.H115]*65536) + ([.I115] * 256) + [.J115];6)" office:value-type="string" office:string-value="#414624" calcext:value-type="string">
            <text:p>#414624</text:p>
          </table:table-cell>
          <table:table-cell/>
          <table:table-cell table:style-name="ce42" office:value-type="float" office:value="113" calcext:value-type="float">
            <text:p>113</text:p>
          </table:table-cell>
          <table:table-cell table:style-name="ce39" table:formula="of:=(BITAND(3;[.A115])*64)+FLOOR([.A115]/4)" office:value-type="float" office:value="92" calcext:value-type="float">
            <text:p>92</text:p>
          </table:table-cell>
          <table:table-cell table:style-name="ce44" table:formula="of:=VLOOKUP([.N115];MapPalRaw;8)" office:value-type="float" office:value="132" calcext:value-type="float">
            <text:p>132</text:p>
          </table:table-cell>
          <table:table-cell table:style-name="ce45" table:formula="of:=VLOOKUP([.N115];MapPalRaw;9)" office:value-type="float" office:value="44" calcext:value-type="float">
            <text:p>44</text:p>
          </table:table-cell>
          <table:table-cell table:style-name="ce46" table:formula="of:=VLOOKUP([.N115];MapPalRaw;10)" office:value-type="float" office:value="44" calcext:value-type="float">
            <text:p>44</text:p>
          </table:table-cell>
          <table:table-cell table:style-name="ce157"/>
        </table:table-row>
        <table:table-row table:style-name="ro1">
          <table:table-cell table:style-name="ce33" office:value-type="float" office:value="114" calcext:value-type="float">
            <text:p>114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52]*220/255)" office:value-type="float" office:value="122" calcext:value-type="float">
            <text:p>122</text:p>
          </table:table-cell>
          <table:table-cell table:style-name="ce39" table:formula="of:=FLOOR([.F52]*220/255)" office:value-type="float" office:value="51" calcext:value-type="float">
            <text:p>51</text:p>
          </table:table-cell>
          <table:table-cell table:style-name="ce39" table:formula="of:=FLOOR([.G52]*220/255)" office:value-type="float" office:value="39" calcext:value-type="float">
            <text:p>39</text:p>
          </table:table-cell>
          <table:table-cell table:style-name="ce3" table:formula="of:=&quot;#&quot;&amp;DEC2HEX(([.H116]*65536) + ([.I116] * 256) + [.J116];6)" office:value-type="string" office:string-value="#7A3327" calcext:value-type="string">
            <text:p>#7A3327</text:p>
          </table:table-cell>
          <table:table-cell/>
          <table:table-cell table:style-name="ce42" office:value-type="float" office:value="114" calcext:value-type="float">
            <text:p>114</text:p>
          </table:table-cell>
          <table:table-cell table:style-name="ce39" table:formula="of:=(BITAND(3;[.A116])*64)+FLOOR([.A116]/4)" office:value-type="float" office:value="156" calcext:value-type="float">
            <text:p>156</text:p>
          </table:table-cell>
          <table:table-cell table:style-name="ce44" table:formula="of:=VLOOKUP([.N116];MapPalRaw;8)" office:value-type="float" office:value="153" calcext:value-type="float">
            <text:p>153</text:p>
          </table:table-cell>
          <table:table-cell table:style-name="ce45" table:formula="of:=VLOOKUP([.N116];MapPalRaw;9)" office:value-type="float" office:value="51" calcext:value-type="float">
            <text:p>51</text:p>
          </table:table-cell>
          <table:table-cell table:style-name="ce46" table:formula="of:=VLOOKUP([.N116];MapPalRaw;10)" office:value-type="float" office:value="51" calcext:value-type="float">
            <text:p>51</text:p>
          </table:table-cell>
          <table:table-cell table:style-name="ce158"/>
        </table:table-row>
        <table:table-row table:style-name="ro1">
          <table:table-cell table:style-name="ce33" office:value-type="float" office:value="115" calcext:value-type="float">
            <text:p>115</text:p>
          </table:table-cell>
          <table:table-cell table:style-name="ce2" table:number-columns-repeated="3"/>
          <table:table-cell table:style-name="ce3" table:number-columns-repeated="3"/>
          <table:table-cell table:style-name="ce39" table:formula="of:=FLOOR([.E53]*220/255)" office:value-type="float" office:value="31" calcext:value-type="float">
            <text:p>31</text:p>
          </table:table-cell>
          <table:table-cell table:style-name="ce39" table:formula="of:=FLOOR([.F53]*220/255)" office:value-type="float" office:value="18" calcext:value-type="float">
            <text:p>18</text:p>
          </table:table-cell>
          <table:table-cell table:style-name="ce39" table:formula="of:=FLOOR([.G53]*220/255)" office:value-type="float" office:value="13" calcext:value-type="float">
            <text:p>13</text:p>
          </table:table-cell>
          <table:table-cell table:style-name="ce3" table:formula="of:=&quot;#&quot;&amp;DEC2HEX(([.H117]*65536) + ([.I117] * 256) + [.J117];6)" office:value-type="string" office:string-value="#1F120D" calcext:value-type="string">
            <text:p>#1F120D</text:p>
          </table:table-cell>
          <table:table-cell/>
          <table:table-cell table:style-name="ce42" office:value-type="float" office:value="115" calcext:value-type="float">
            <text:p>115</text:p>
          </table:table-cell>
          <table:table-cell table:style-name="ce39" table:formula="of:=(BITAND(3;[.A117])*64)+FLOOR([.A117]/4)" office:value-type="float" office:value="220" calcext:value-type="float">
            <text:p>220</text:p>
          </table:table-cell>
          <table:table-cell table:style-name="ce44" table:formula="of:=VLOOKUP([.N117];MapPalRaw;8)" office:value-type="float" office:value="81" calcext:value-type="float">
            <text:p>81</text:p>
          </table:table-cell>
          <table:table-cell table:style-name="ce45" table:formula="of:=VLOOKUP([.N117];MapPalRaw;9)" office:value-type="float" office:value="27" calcext:value-type="float">
            <text:p>27</text:p>
          </table:table-cell>
          <table:table-cell table:style-name="ce46" table:formula="of:=VLOOKUP([.N117];MapPalRaw;10)" office:value-type="float" office:value="27" calcext:value-type="float">
            <text:p>27</text:p>
          </table:table-cell>
          <table:table-cell table:style-name="ce159"/>
        </table:table-row>
        <table:table-row table:style-name="ro1">
          <table:table-cell table:style-name="ce33" office:value-type="float" office:value="116" calcext:value-type="float">
            <text:p>116</text:p>
          </table:table-cell>
          <table:table-cell table:style-name="ce2" table:number-columns-repeated="3"/>
          <table:table-cell table:style-name="ce3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118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3" table:formula="of:=&quot;#&quot;&amp;DEC2HEX(([.H118]*65536) + ([.I118] * 256) + [.J118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16" calcext:value-type="float">
            <text:p>116</text:p>
          </table:table-cell>
          <table:table-cell table:style-name="ce39" table:formula="of:=(BITAND(3;[.A118])*64)+FLOOR([.A118]/4)" office:value-type="float" office:value="29" calcext:value-type="float">
            <text:p>29</text:p>
          </table:table-cell>
          <table:table-cell table:style-name="ce44" table:formula="of:=VLOOKUP([.N118];MapPalRaw;8)" office:value-type="float" office:value="17" calcext:value-type="float">
            <text:p>17</text:p>
          </table:table-cell>
          <table:table-cell table:style-name="ce45" table:formula="of:=VLOOKUP([.N118];MapPalRaw;9)" office:value-type="float" office:value="17" calcext:value-type="float">
            <text:p>17</text:p>
          </table:table-cell>
          <table:table-cell table:style-name="ce46" table:formula="of:=VLOOKUP([.N118];MapPalRaw;10)" office:value-type="float" office:value="17" calcext:value-type="float">
            <text:p>17</text:p>
          </table:table-cell>
          <table:table-cell table:style-name="ce160"/>
        </table:table-row>
        <table:table-row table:style-name="ro1">
          <table:table-cell table:style-name="ce33" office:value-type="float" office:value="117" calcext:value-type="float">
            <text:p>117</text:p>
          </table:table-cell>
          <table:table-cell table:style-name="ce2" table:number-columns-repeated="3"/>
          <table:table-cell table:style-name="ce3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119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3" table:formula="of:=&quot;#&quot;&amp;DEC2HEX(([.H119]*65536) + ([.I119] * 256) + [.J119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17" calcext:value-type="float">
            <text:p>117</text:p>
          </table:table-cell>
          <table:table-cell table:style-name="ce39" table:formula="of:=(BITAND(3;[.A119])*64)+FLOOR([.A119]/4)" office:value-type="float" office:value="93" calcext:value-type="float">
            <text:p>93</text:p>
          </table:table-cell>
          <table:table-cell table:style-name="ce44" table:formula="of:=VLOOKUP([.N119];MapPalRaw;8)" office:value-type="float" office:value="21" calcext:value-type="float">
            <text:p>21</text:p>
          </table:table-cell>
          <table:table-cell table:style-name="ce45" table:formula="of:=VLOOKUP([.N119];MapPalRaw;9)" office:value-type="float" office:value="21" calcext:value-type="float">
            <text:p>21</text:p>
          </table:table-cell>
          <table:table-cell table:style-name="ce46" table:formula="of:=VLOOKUP([.N119];MapPalRaw;10)" office:value-type="float" office:value="21" calcext:value-type="float">
            <text:p>21</text:p>
          </table:table-cell>
          <table:table-cell table:style-name="ce161"/>
        </table:table-row>
        <table:table-row table:style-name="ro1">
          <table:table-cell table:style-name="ce33" office:value-type="float" office:value="118" calcext:value-type="float">
            <text:p>118</text:p>
          </table:table-cell>
          <table:table-cell table:style-name="ce2" table:number-columns-repeated="3"/>
          <table:table-cell table:style-name="ce3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120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3" table:formula="of:=&quot;#&quot;&amp;DEC2HEX(([.H120]*65536) + ([.I120] * 256) + [.J120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18" calcext:value-type="float">
            <text:p>118</text:p>
          </table:table-cell>
          <table:table-cell table:style-name="ce39" table:formula="of:=(BITAND(3;[.A120])*64)+FLOOR([.A120]/4)" office:value-type="float" office:value="157" calcext:value-type="float">
            <text:p>157</text:p>
          </table:table-cell>
          <table:table-cell table:style-name="ce44" table:formula="of:=VLOOKUP([.N120];MapPalRaw;8)" office:value-type="float" office:value="25" calcext:value-type="float">
            <text:p>25</text:p>
          </table:table-cell>
          <table:table-cell table:style-name="ce45" table:formula="of:=VLOOKUP([.N120];MapPalRaw;9)" office:value-type="float" office:value="25" calcext:value-type="float">
            <text:p>25</text:p>
          </table:table-cell>
          <table:table-cell table:style-name="ce46" table:formula="of:=VLOOKUP([.N120];MapPalRaw;10)" office:value-type="float" office:value="25" calcext:value-type="float">
            <text:p>25</text:p>
          </table:table-cell>
          <table:table-cell table:style-name="ce162"/>
        </table:table-row>
        <table:table-row table:style-name="ro1">
          <table:table-cell table:style-name="ce33" office:value-type="float" office:value="119" calcext:value-type="float">
            <text:p>119</text:p>
          </table:table-cell>
          <table:table-cell table:style-name="ce2" table:number-columns-repeated="3"/>
          <table:table-cell table:style-name="ce3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121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3" table:formula="of:=&quot;#&quot;&amp;DEC2HEX(([.H121]*65536) + ([.I121] * 256) + [.J121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style-name="ce39" table:formula="of:=(BITAND(3;[.A121])*64)+FLOOR([.A121]/4)" office:value-type="float" office:value="221" calcext:value-type="float">
            <text:p>221</text:p>
          </table:table-cell>
          <table:table-cell table:style-name="ce44" table:formula="of:=VLOOKUP([.N121];MapPalRaw;8)" office:value-type="float" office:value="13" calcext:value-type="float">
            <text:p>13</text:p>
          </table:table-cell>
          <table:table-cell table:style-name="ce45" table:formula="of:=VLOOKUP([.N121];MapPalRaw;9)" office:value-type="float" office:value="13" calcext:value-type="float">
            <text:p>13</text:p>
          </table:table-cell>
          <table:table-cell table:style-name="ce46" table:formula="of:=VLOOKUP([.N121];MapPalRaw;10)" office:value-type="float" office:value="13" calcext:value-type="float">
            <text:p>13</text:p>
          </table:table-cell>
          <table:table-cell table:style-name="ce163"/>
        </table:table-row>
        <table:table-row table:style-name="ro1">
          <table:table-cell table:style-name="ce33" office:value-type="float" office:value="120" calcext:value-type="float">
            <text:p>120</text:p>
          </table:table-cell>
          <table:table-cell table:style-name="ce2" table:number-columns-repeated="3"/>
          <table:table-cell table:style-name="ce3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122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3" table:formula="of:=&quot;#&quot;&amp;DEC2HEX(([.H122]*65536) + ([.I122] * 256) + [.J122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20" calcext:value-type="float">
            <text:p>120</text:p>
          </table:table-cell>
          <table:table-cell table:style-name="ce39" table:formula="of:=(BITAND(3;[.A122])*64)+FLOOR([.A122]/4)" office:value-type="float" office:value="30" calcext:value-type="float">
            <text:p>30</text:p>
          </table:table-cell>
          <table:table-cell table:style-name="ce44" table:formula="of:=VLOOKUP([.N122];MapPalRaw;8)" office:value-type="float" office:value="176" calcext:value-type="float">
            <text:p>176</text:p>
          </table:table-cell>
          <table:table-cell table:style-name="ce45" table:formula="of:=VLOOKUP([.N122];MapPalRaw;9)" office:value-type="float" office:value="168" calcext:value-type="float">
            <text:p>168</text:p>
          </table:table-cell>
          <table:table-cell table:style-name="ce46" table:formula="of:=VLOOKUP([.N122];MapPalRaw;10)" office:value-type="float" office:value="54" calcext:value-type="float">
            <text:p>54</text:p>
          </table:table-cell>
          <table:table-cell table:style-name="ce164"/>
        </table:table-row>
        <table:table-row table:style-name="ro1">
          <table:table-cell table:style-name="ce33" office:value-type="float" office:value="121" calcext:value-type="float">
            <text:p>121</text:p>
          </table:table-cell>
          <table:table-cell table:style-name="ce2" table:number-columns-repeated="3"/>
          <table:table-cell table:style-name="ce3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123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3" table:formula="of:=&quot;#&quot;&amp;DEC2HEX(([.H123]*65536) + ([.I123] * 256) + [.J123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21" calcext:value-type="float">
            <text:p>121</text:p>
          </table:table-cell>
          <table:table-cell table:style-name="ce39" table:formula="of:=(BITAND(3;[.A123])*64)+FLOOR([.A123]/4)" office:value-type="float" office:value="94" calcext:value-type="float">
            <text:p>94</text:p>
          </table:table-cell>
          <table:table-cell table:style-name="ce44" table:formula="of:=VLOOKUP([.N123];MapPalRaw;8)" office:value-type="float" office:value="215" calcext:value-type="float">
            <text:p>215</text:p>
          </table:table-cell>
          <table:table-cell table:style-name="ce45" table:formula="of:=VLOOKUP([.N123];MapPalRaw;9)" office:value-type="float" office:value="205" calcext:value-type="float">
            <text:p>205</text:p>
          </table:table-cell>
          <table:table-cell table:style-name="ce46" table:formula="of:=VLOOKUP([.N123];MapPalRaw;10)" office:value-type="float" office:value="66" calcext:value-type="float">
            <text:p>66</text:p>
          </table:table-cell>
          <table:table-cell table:style-name="ce165"/>
        </table:table-row>
        <table:table-row table:style-name="ro1">
          <table:table-cell table:style-name="ce33" office:value-type="float" office:value="122" calcext:value-type="float">
            <text:p>122</text:p>
          </table:table-cell>
          <table:table-cell table:style-name="ce2" table:number-columns-repeated="3"/>
          <table:table-cell table:style-name="ce3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124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3" table:formula="of:=&quot;#&quot;&amp;DEC2HEX(([.H124]*65536) + ([.I124] * 256) + [.J124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22" calcext:value-type="float">
            <text:p>122</text:p>
          </table:table-cell>
          <table:table-cell table:style-name="ce39" table:formula="of:=(BITAND(3;[.A124])*64)+FLOOR([.A124]/4)" office:value-type="float" office:value="158" calcext:value-type="float">
            <text:p>158</text:p>
          </table:table-cell>
          <table:table-cell table:style-name="ce44" table:formula="of:=VLOOKUP([.N124];MapPalRaw;8)" office:value-type="float" office:value="250" calcext:value-type="float">
            <text:p>250</text:p>
          </table:table-cell>
          <table:table-cell table:style-name="ce45" table:formula="of:=VLOOKUP([.N124];MapPalRaw;9)" office:value-type="float" office:value="238" calcext:value-type="float">
            <text:p>238</text:p>
          </table:table-cell>
          <table:table-cell table:style-name="ce46" table:formula="of:=VLOOKUP([.N124];MapPalRaw;10)" office:value-type="float" office:value="77" calcext:value-type="float">
            <text:p>77</text:p>
          </table:table-cell>
          <table:table-cell table:style-name="ce166"/>
        </table:table-row>
        <table:table-row table:style-name="ro1">
          <table:table-cell table:style-name="ce33" office:value-type="float" office:value="123" calcext:value-type="float">
            <text:p>123</text:p>
          </table:table-cell>
          <table:table-cell table:style-name="ce2" table:number-columns-repeated="3"/>
          <table:table-cell table:style-name="ce3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125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3" table:formula="of:=&quot;#&quot;&amp;DEC2HEX(([.H125]*65536) + ([.I125] * 256) + [.J125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23" calcext:value-type="float">
            <text:p>123</text:p>
          </table:table-cell>
          <table:table-cell table:style-name="ce39" table:formula="of:=(BITAND(3;[.A125])*64)+FLOOR([.A125]/4)" office:value-type="float" office:value="222" calcext:value-type="float">
            <text:p>222</text:p>
          </table:table-cell>
          <table:table-cell table:style-name="ce44" table:formula="of:=VLOOKUP([.N125];MapPalRaw;8)" office:value-type="float" office:value="132" calcext:value-type="float">
            <text:p>132</text:p>
          </table:table-cell>
          <table:table-cell table:style-name="ce45" table:formula="of:=VLOOKUP([.N125];MapPalRaw;9)" office:value-type="float" office:value="126" calcext:value-type="float">
            <text:p>126</text:p>
          </table:table-cell>
          <table:table-cell table:style-name="ce46" table:formula="of:=VLOOKUP([.N125];MapPalRaw;10)" office:value-type="float" office:value="40" calcext:value-type="float">
            <text:p>40</text:p>
          </table:table-cell>
          <table:table-cell table:style-name="ce167"/>
        </table:table-row>
        <table:table-row table:style-name="ro1">
          <table:table-cell table:style-name="ce33" office:value-type="float" office:value="124" calcext:value-type="float">
            <text:p>124</text:p>
          </table:table-cell>
          <table:table-cell table:style-name="ce2" table:number-columns-repeated="3"/>
          <table:table-cell table:style-name="ce3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126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3" table:formula="of:=&quot;#&quot;&amp;DEC2HEX(([.H126]*65536) + ([.I126] * 256) + [.J126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24" calcext:value-type="float">
            <text:p>124</text:p>
          </table:table-cell>
          <table:table-cell table:style-name="ce39" table:formula="of:=(BITAND(3;[.A126])*64)+FLOOR([.A126]/4)" office:value-type="float" office:value="31" calcext:value-type="float">
            <text:p>31</text:p>
          </table:table-cell>
          <table:table-cell table:style-name="ce44" table:formula="of:=VLOOKUP([.N126];MapPalRaw;8)" office:value-type="float" office:value="64" calcext:value-type="float">
            <text:p>64</text:p>
          </table:table-cell>
          <table:table-cell table:style-name="ce45" table:formula="of:=VLOOKUP([.N126];MapPalRaw;9)" office:value-type="float" office:value="154" calcext:value-type="float">
            <text:p>154</text:p>
          </table:table-cell>
          <table:table-cell table:style-name="ce46" table:formula="of:=VLOOKUP([.N126];MapPalRaw;10)" office:value-type="float" office:value="150" calcext:value-type="float">
            <text:p>150</text:p>
          </table:table-cell>
          <table:table-cell table:style-name="ce168"/>
        </table:table-row>
        <table:table-row table:style-name="ro1">
          <table:table-cell table:style-name="ce33" office:value-type="float" office:value="125" calcext:value-type="float">
            <text:p>125</text:p>
          </table:table-cell>
          <table:table-cell table:style-name="ce2" table:number-columns-repeated="3"/>
          <table:table-cell table:style-name="ce3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127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3" table:formula="of:=&quot;#&quot;&amp;DEC2HEX(([.H127]*65536) + ([.I127] * 256) + [.J127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25" calcext:value-type="float">
            <text:p>125</text:p>
          </table:table-cell>
          <table:table-cell table:style-name="ce39" table:formula="of:=(BITAND(3;[.A127])*64)+FLOOR([.A127]/4)" office:value-type="float" office:value="95" calcext:value-type="float">
            <text:p>95</text:p>
          </table:table-cell>
          <table:table-cell table:style-name="ce44" table:formula="of:=VLOOKUP([.N127];MapPalRaw;8)" office:value-type="float" office:value="79" calcext:value-type="float">
            <text:p>79</text:p>
          </table:table-cell>
          <table:table-cell table:style-name="ce45" table:formula="of:=VLOOKUP([.N127];MapPalRaw;9)" office:value-type="float" office:value="188" calcext:value-type="float">
            <text:p>188</text:p>
          </table:table-cell>
          <table:table-cell table:style-name="ce46" table:formula="of:=VLOOKUP([.N127];MapPalRaw;10)" office:value-type="float" office:value="183" calcext:value-type="float">
            <text:p>183</text:p>
          </table:table-cell>
          <table:table-cell table:style-name="ce169"/>
        </table:table-row>
        <table:table-row table:style-name="ro1">
          <table:table-cell table:style-name="ce33" office:value-type="float" office:value="126" calcext:value-type="float">
            <text:p>126</text:p>
          </table:table-cell>
          <table:table-cell table:style-name="ce2" table:number-columns-repeated="3"/>
          <table:table-cell table:style-name="ce3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128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3" table:formula="of:=&quot;#&quot;&amp;DEC2HEX(([.H128]*65536) + ([.I128] * 256) + [.J128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26" calcext:value-type="float">
            <text:p>126</text:p>
          </table:table-cell>
          <table:table-cell table:style-name="ce39" table:formula="of:=(BITAND(3;[.A128])*64)+FLOOR([.A128]/4)" office:value-type="float" office:value="159" calcext:value-type="float">
            <text:p>159</text:p>
          </table:table-cell>
          <table:table-cell table:style-name="ce44" table:formula="of:=VLOOKUP([.N128];MapPalRaw;8)" office:value-type="float" office:value="92" calcext:value-type="float">
            <text:p>92</text:p>
          </table:table-cell>
          <table:table-cell table:style-name="ce45" table:formula="of:=VLOOKUP([.N128];MapPalRaw;9)" office:value-type="float" office:value="219" calcext:value-type="float">
            <text:p>219</text:p>
          </table:table-cell>
          <table:table-cell table:style-name="ce46" table:formula="of:=VLOOKUP([.N128];MapPalRaw;10)" office:value-type="float" office:value="213" calcext:value-type="float">
            <text:p>213</text:p>
          </table:table-cell>
          <table:table-cell table:style-name="ce170"/>
        </table:table-row>
        <table:table-row table:style-name="ro1">
          <table:table-cell table:style-name="ce33" office:value-type="float" office:value="127" calcext:value-type="float">
            <text:p>127</text:p>
          </table:table-cell>
          <table:table-cell table:style-name="ce2" table:number-columns-repeated="3"/>
          <table:table-cell table:style-name="ce3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129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3" table:formula="of:=&quot;#&quot;&amp;DEC2HEX(([.H129]*65536) + ([.I129] * 256) + [.J129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27" calcext:value-type="float">
            <text:p>127</text:p>
          </table:table-cell>
          <table:table-cell table:style-name="ce39" table:formula="of:=(BITAND(3;[.A129])*64)+FLOOR([.A129]/4)" office:value-type="float" office:value="223" calcext:value-type="float">
            <text:p>223</text:p>
          </table:table-cell>
          <table:table-cell table:style-name="ce44" table:formula="of:=VLOOKUP([.N129];MapPalRaw;8)" office:value-type="float" office:value="48" calcext:value-type="float">
            <text:p>48</text:p>
          </table:table-cell>
          <table:table-cell table:style-name="ce45" table:formula="of:=VLOOKUP([.N129];MapPalRaw;9)" office:value-type="float" office:value="115" calcext:value-type="float">
            <text:p>115</text:p>
          </table:table-cell>
          <table:table-cell table:style-name="ce46" table:formula="of:=VLOOKUP([.N129];MapPalRaw;10)" office:value-type="float" office:value="112" calcext:value-type="float">
            <text:p>112</text:p>
          </table:table-cell>
          <table:table-cell table:style-name="ce171"/>
        </table:table-row>
        <table:table-row table:style-name="ro1">
          <table:table-cell table:style-name="ce33" office:value-type="float" office:value="128" calcext:value-type="float">
            <text:p>128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])" office:value-type="float" office:value="0" calcext:value-type="float">
            <text:p>0</text:p>
          </table:table-cell>
          <table:table-cell table:style-name="ce2" table:formula="of:=FLOOR([.F2])" office:value-type="float" office:value="0" calcext:value-type="float">
            <text:p>0</text:p>
          </table:table-cell>
          <table:table-cell table:style-name="ce2" table:formula="of:=FLOOR([.G2])" office:value-type="float" office:value="0" calcext:value-type="float">
            <text:p>0</text:p>
          </table:table-cell>
          <table:table-cell table:style-name="ce3" table:formula="of:=&quot;#&quot;&amp;DEC2HEX(([.H130]*65536) + ([.I130] * 256) + [.J130];6)" office:value-type="string" office:string-value="#000000" calcext:value-type="string">
            <text:p>#000000</text:p>
          </table:table-cell>
          <table:table-cell/>
          <table:table-cell table:style-name="ce42" office:value-type="float" office:value="128" calcext:value-type="float">
            <text:p>128</text:p>
          </table:table-cell>
          <table:table-cell table:style-name="ce39" table:formula="of:=(BITAND(3;[.A130])*64)+FLOOR([.A130]/4)" office:value-type="float" office:value="32" calcext:value-type="float">
            <text:p>32</text:p>
          </table:table-cell>
          <table:table-cell table:style-name="ce44" table:formula="of:=VLOOKUP([.N130];MapPalRaw;8)" office:value-type="float" office:value="52" calcext:value-type="float">
            <text:p>52</text:p>
          </table:table-cell>
          <table:table-cell table:style-name="ce45" table:formula="of:=VLOOKUP([.N130];MapPalRaw;9)" office:value-type="float" office:value="90" calcext:value-type="float">
            <text:p>90</text:p>
          </table:table-cell>
          <table:table-cell table:style-name="ce46" table:formula="of:=VLOOKUP([.N130];MapPalRaw;10)" office:value-type="float" office:value="180" calcext:value-type="float">
            <text:p>180</text:p>
          </table:table-cell>
          <table:table-cell table:style-name="ce172"/>
        </table:table-row>
        <table:table-row table:style-name="ro1">
          <table:table-cell table:style-name="ce33" office:value-type="float" office:value="129" calcext:value-type="float">
            <text:p>129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])" office:value-type="float" office:value="127" calcext:value-type="float">
            <text:p>127</text:p>
          </table:table-cell>
          <table:table-cell table:style-name="ce2" table:formula="of:=FLOOR([.F3])" office:value-type="float" office:value="178" calcext:value-type="float">
            <text:p>178</text:p>
          </table:table-cell>
          <table:table-cell table:style-name="ce2" table:formula="of:=FLOOR([.G3])" office:value-type="float" office:value="56" calcext:value-type="float">
            <text:p>56</text:p>
          </table:table-cell>
          <table:table-cell table:style-name="ce3" table:formula="of:=&quot;#&quot;&amp;DEC2HEX(([.H131]*65536) + ([.I131] * 256) + [.J131];6)" office:value-type="string" office:string-value="#7FB238" calcext:value-type="string">
            <text:p>#7FB238</text:p>
          </table:table-cell>
          <table:table-cell/>
          <table:table-cell table:style-name="ce42" office:value-type="float" office:value="129" calcext:value-type="float">
            <text:p>129</text:p>
          </table:table-cell>
          <table:table-cell table:style-name="ce39" table:formula="of:=(BITAND(3;[.A131])*64)+FLOOR([.A131]/4)" office:value-type="float" office:value="96" calcext:value-type="float">
            <text:p>96</text:p>
          </table:table-cell>
          <table:table-cell table:style-name="ce44" table:formula="of:=VLOOKUP([.N131];MapPalRaw;8)" office:value-type="float" office:value="63" calcext:value-type="float">
            <text:p>63</text:p>
          </table:table-cell>
          <table:table-cell table:style-name="ce45" table:formula="of:=VLOOKUP([.N131];MapPalRaw;9)" office:value-type="float" office:value="110" calcext:value-type="float">
            <text:p>110</text:p>
          </table:table-cell>
          <table:table-cell table:style-name="ce46" table:formula="of:=VLOOKUP([.N131];MapPalRaw;10)" office:value-type="float" office:value="220" calcext:value-type="float">
            <text:p>220</text:p>
          </table:table-cell>
          <table:table-cell table:style-name="ce173"/>
        </table:table-row>
        <table:table-row table:style-name="ro1">
          <table:table-cell table:style-name="ce33" office:value-type="float" office:value="130" calcext:value-type="float">
            <text:p>130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])" office:value-type="float" office:value="247" calcext:value-type="float">
            <text:p>247</text:p>
          </table:table-cell>
          <table:table-cell table:style-name="ce2" table:formula="of:=FLOOR([.F4])" office:value-type="float" office:value="233" calcext:value-type="float">
            <text:p>233</text:p>
          </table:table-cell>
          <table:table-cell table:style-name="ce2" table:formula="of:=FLOOR([.G4])" office:value-type="float" office:value="163" calcext:value-type="float">
            <text:p>163</text:p>
          </table:table-cell>
          <table:table-cell table:style-name="ce3" table:formula="of:=&quot;#&quot;&amp;DEC2HEX(([.H132]*65536) + ([.I132] * 256) + [.J132];6)" office:value-type="string" office:string-value="#F7E9A3" calcext:value-type="string">
            <text:p>#F7E9A3</text:p>
          </table:table-cell>
          <table:table-cell/>
          <table:table-cell table:style-name="ce42" office:value-type="float" office:value="130" calcext:value-type="float">
            <text:p>130</text:p>
          </table:table-cell>
          <table:table-cell table:style-name="ce39" table:formula="of:=(BITAND(3;[.A132])*64)+FLOOR([.A132]/4)" office:value-type="float" office:value="160" calcext:value-type="float">
            <text:p>160</text:p>
          </table:table-cell>
          <table:table-cell table:style-name="ce44" table:formula="of:=VLOOKUP([.N132];MapPalRaw;8)" office:value-type="float" office:value="74" calcext:value-type="float">
            <text:p>74</text:p>
          </table:table-cell>
          <table:table-cell table:style-name="ce45" table:formula="of:=VLOOKUP([.N132];MapPalRaw;9)" office:value-type="float" office:value="128" calcext:value-type="float">
            <text:p>128</text:p>
          </table:table-cell>
          <table:table-cell table:style-name="ce46" table:formula="of:=VLOOKUP([.N132];MapPalRaw;10)" office:value-type="float" office:value="255" calcext:value-type="float">
            <text:p>255</text:p>
          </table:table-cell>
          <table:table-cell table:style-name="ce174"/>
        </table:table-row>
        <table:table-row table:style-name="ro1">
          <table:table-cell table:style-name="ce33" office:value-type="float" office:value="131" calcext:value-type="float">
            <text:p>131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5])" office:value-type="float" office:value="199" calcext:value-type="float">
            <text:p>199</text:p>
          </table:table-cell>
          <table:table-cell table:style-name="ce2" table:formula="of:=FLOOR([.F5])" office:value-type="float" office:value="199" calcext:value-type="float">
            <text:p>199</text:p>
          </table:table-cell>
          <table:table-cell table:style-name="ce2" table:formula="of:=FLOOR([.G5])" office:value-type="float" office:value="199" calcext:value-type="float">
            <text:p>199</text:p>
          </table:table-cell>
          <table:table-cell table:style-name="ce3" table:formula="of:=&quot;#&quot;&amp;DEC2HEX(([.H133]*65536) + ([.I133] * 256) + [.J133];6)" office:value-type="string" office:string-value="#C7C7C7" calcext:value-type="string">
            <text:p>#C7C7C7</text:p>
          </table:table-cell>
          <table:table-cell/>
          <table:table-cell table:style-name="ce42" office:value-type="float" office:value="131" calcext:value-type="float">
            <text:p>131</text:p>
          </table:table-cell>
          <table:table-cell table:style-name="ce39" table:formula="of:=(BITAND(3;[.A133])*64)+FLOOR([.A133]/4)" office:value-type="float" office:value="224" calcext:value-type="float">
            <text:p>224</text:p>
          </table:table-cell>
          <table:table-cell table:style-name="ce44" table:formula="of:=VLOOKUP([.N133];MapPalRaw;8)" office:value-type="float" office:value="39" calcext:value-type="float">
            <text:p>39</text:p>
          </table:table-cell>
          <table:table-cell table:style-name="ce45" table:formula="of:=VLOOKUP([.N133];MapPalRaw;9)" office:value-type="float" office:value="67" calcext:value-type="float">
            <text:p>67</text:p>
          </table:table-cell>
          <table:table-cell table:style-name="ce46" table:formula="of:=VLOOKUP([.N133];MapPalRaw;10)" office:value-type="float" office:value="135" calcext:value-type="float">
            <text:p>135</text:p>
          </table:table-cell>
          <table:table-cell table:style-name="ce175"/>
        </table:table-row>
        <table:table-row table:style-name="ro1">
          <table:table-cell table:style-name="ce33" office:value-type="float" office:value="132" calcext:value-type="float">
            <text:p>132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6])" office:value-type="float" office:value="255" calcext:value-type="float">
            <text:p>255</text:p>
          </table:table-cell>
          <table:table-cell table:style-name="ce2" table:formula="of:=FLOOR([.F6])" office:value-type="float" office:value="0" calcext:value-type="float">
            <text:p>0</text:p>
          </table:table-cell>
          <table:table-cell table:style-name="ce2" table:formula="of:=FLOOR([.G6])" office:value-type="float" office:value="0" calcext:value-type="float">
            <text:p>0</text:p>
          </table:table-cell>
          <table:table-cell table:style-name="ce3" table:formula="of:=&quot;#&quot;&amp;DEC2HEX(([.H134]*65536) + ([.I134] * 256) + [.J134];6)" office:value-type="string" office:string-value="#FF0000" calcext:value-type="string">
            <text:p>#FF0000</text:p>
          </table:table-cell>
          <table:table-cell/>
          <table:table-cell table:style-name="ce42" office:value-type="float" office:value="132" calcext:value-type="float">
            <text:p>132</text:p>
          </table:table-cell>
          <table:table-cell table:style-name="ce39" table:formula="of:=(BITAND(3;[.A134])*64)+FLOOR([.A134]/4)" office:value-type="float" office:value="33" calcext:value-type="float">
            <text:p>33</text:p>
          </table:table-cell>
          <table:table-cell table:style-name="ce44" table:formula="of:=VLOOKUP([.N134];MapPalRaw;8)" office:value-type="float" office:value="0" calcext:value-type="float">
            <text:p>0</text:p>
          </table:table-cell>
          <table:table-cell table:style-name="ce45" table:formula="of:=VLOOKUP([.N134];MapPalRaw;9)" office:value-type="float" office:value="153" calcext:value-type="float">
            <text:p>153</text:p>
          </table:table-cell>
          <table:table-cell table:style-name="ce46" table:formula="of:=VLOOKUP([.N134];MapPalRaw;10)" office:value-type="float" office:value="40" calcext:value-type="float">
            <text:p>40</text:p>
          </table:table-cell>
          <table:table-cell table:style-name="ce176"/>
        </table:table-row>
        <table:table-row table:style-name="ro1">
          <table:table-cell table:style-name="ce33" office:value-type="float" office:value="133" calcext:value-type="float">
            <text:p>133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7])" office:value-type="float" office:value="160" calcext:value-type="float">
            <text:p>160</text:p>
          </table:table-cell>
          <table:table-cell table:style-name="ce2" table:formula="of:=FLOOR([.F7])" office:value-type="float" office:value="160" calcext:value-type="float">
            <text:p>160</text:p>
          </table:table-cell>
          <table:table-cell table:style-name="ce2" table:formula="of:=FLOOR([.G7])" office:value-type="float" office:value="255" calcext:value-type="float">
            <text:p>255</text:p>
          </table:table-cell>
          <table:table-cell table:style-name="ce3" table:formula="of:=&quot;#&quot;&amp;DEC2HEX(([.H135]*65536) + ([.I135] * 256) + [.J135];6)" office:value-type="string" office:string-value="#A0A0FF" calcext:value-type="string">
            <text:p>#A0A0FF</text:p>
          </table:table-cell>
          <table:table-cell/>
          <table:table-cell table:style-name="ce42" office:value-type="float" office:value="133" calcext:value-type="float">
            <text:p>133</text:p>
          </table:table-cell>
          <table:table-cell table:style-name="ce39" table:formula="of:=(BITAND(3;[.A135])*64)+FLOOR([.A135]/4)" office:value-type="float" office:value="97" calcext:value-type="float">
            <text:p>97</text:p>
          </table:table-cell>
          <table:table-cell table:style-name="ce44" table:formula="of:=VLOOKUP([.N135];MapPalRaw;8)" office:value-type="float" office:value="0" calcext:value-type="float">
            <text:p>0</text:p>
          </table:table-cell>
          <table:table-cell table:style-name="ce45" table:formula="of:=VLOOKUP([.N135];MapPalRaw;9)" office:value-type="float" office:value="187" calcext:value-type="float">
            <text:p>187</text:p>
          </table:table-cell>
          <table:table-cell table:style-name="ce46" table:formula="of:=VLOOKUP([.N135];MapPalRaw;10)" office:value-type="float" office:value="50" calcext:value-type="float">
            <text:p>50</text:p>
          </table:table-cell>
          <table:table-cell table:style-name="ce177"/>
        </table:table-row>
        <table:table-row table:style-name="ro1">
          <table:table-cell table:style-name="ce33" office:value-type="float" office:value="134" calcext:value-type="float">
            <text:p>134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8])" office:value-type="float" office:value="167" calcext:value-type="float">
            <text:p>167</text:p>
          </table:table-cell>
          <table:table-cell table:style-name="ce2" table:formula="of:=FLOOR([.F8])" office:value-type="float" office:value="167" calcext:value-type="float">
            <text:p>167</text:p>
          </table:table-cell>
          <table:table-cell table:style-name="ce2" table:formula="of:=FLOOR([.G8])" office:value-type="float" office:value="167" calcext:value-type="float">
            <text:p>167</text:p>
          </table:table-cell>
          <table:table-cell table:style-name="ce3" table:formula="of:=&quot;#&quot;&amp;DEC2HEX(([.H136]*65536) + ([.I136] * 256) + [.J136];6)" office:value-type="string" office:string-value="#A7A7A7" calcext:value-type="string">
            <text:p>#A7A7A7</text:p>
          </table:table-cell>
          <table:table-cell/>
          <table:table-cell table:style-name="ce42" office:value-type="float" office:value="134" calcext:value-type="float">
            <text:p>134</text:p>
          </table:table-cell>
          <table:table-cell table:style-name="ce39" table:formula="of:=(BITAND(3;[.A136])*64)+FLOOR([.A136]/4)" office:value-type="float" office:value="161" calcext:value-type="float">
            <text:p>161</text:p>
          </table:table-cell>
          <table:table-cell table:style-name="ce44" table:formula="of:=VLOOKUP([.N136];MapPalRaw;8)" office:value-type="float" office:value="0" calcext:value-type="float">
            <text:p>0</text:p>
          </table:table-cell>
          <table:table-cell table:style-name="ce45" table:formula="of:=VLOOKUP([.N136];MapPalRaw;9)" office:value-type="float" office:value="217" calcext:value-type="float">
            <text:p>217</text:p>
          </table:table-cell>
          <table:table-cell table:style-name="ce46" table:formula="of:=VLOOKUP([.N136];MapPalRaw;10)" office:value-type="float" office:value="58" calcext:value-type="float">
            <text:p>58</text:p>
          </table:table-cell>
          <table:table-cell table:style-name="ce178"/>
        </table:table-row>
        <table:table-row table:style-name="ro1">
          <table:table-cell table:style-name="ce33" office:value-type="float" office:value="135" calcext:value-type="float">
            <text:p>135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9])" office:value-type="float" office:value="0" calcext:value-type="float">
            <text:p>0</text:p>
          </table:table-cell>
          <table:table-cell table:style-name="ce2" table:formula="of:=FLOOR([.F9])" office:value-type="float" office:value="124" calcext:value-type="float">
            <text:p>124</text:p>
          </table:table-cell>
          <table:table-cell table:style-name="ce2" table:formula="of:=FLOOR([.G9])" office:value-type="float" office:value="0" calcext:value-type="float">
            <text:p>0</text:p>
          </table:table-cell>
          <table:table-cell table:style-name="ce3" table:formula="of:=&quot;#&quot;&amp;DEC2HEX(([.H137]*65536) + ([.I137] * 256) + [.J137];6)" office:value-type="string" office:string-value="#007C00" calcext:value-type="string">
            <text:p>#007C00</text:p>
          </table:table-cell>
          <table:table-cell/>
          <table:table-cell table:style-name="ce42" office:value-type="float" office:value="135" calcext:value-type="float">
            <text:p>135</text:p>
          </table:table-cell>
          <table:table-cell table:style-name="ce39" table:formula="of:=(BITAND(3;[.A137])*64)+FLOOR([.A137]/4)" office:value-type="float" office:value="225" calcext:value-type="float">
            <text:p>225</text:p>
          </table:table-cell>
          <table:table-cell table:style-name="ce44" table:formula="of:=VLOOKUP([.N137];MapPalRaw;8)" office:value-type="float" office:value="0" calcext:value-type="float">
            <text:p>0</text:p>
          </table:table-cell>
          <table:table-cell table:style-name="ce45" table:formula="of:=VLOOKUP([.N137];MapPalRaw;9)" office:value-type="float" office:value="114" calcext:value-type="float">
            <text:p>114</text:p>
          </table:table-cell>
          <table:table-cell table:style-name="ce46" table:formula="of:=VLOOKUP([.N137];MapPalRaw;10)" office:value-type="float" office:value="30" calcext:value-type="float">
            <text:p>30</text:p>
          </table:table-cell>
          <table:table-cell table:style-name="ce179"/>
        </table:table-row>
        <table:table-row table:style-name="ro1">
          <table:table-cell table:style-name="ce33" office:value-type="float" office:value="136" calcext:value-type="float">
            <text:p>136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0])" office:value-type="float" office:value="255" calcext:value-type="float">
            <text:p>255</text:p>
          </table:table-cell>
          <table:table-cell table:style-name="ce2" table:formula="of:=FLOOR([.F10])" office:value-type="float" office:value="255" calcext:value-type="float">
            <text:p>255</text:p>
          </table:table-cell>
          <table:table-cell table:style-name="ce2" table:formula="of:=FLOOR([.G10])" office:value-type="float" office:value="255" calcext:value-type="float">
            <text:p>255</text:p>
          </table:table-cell>
          <table:table-cell table:style-name="ce3" table:formula="of:=&quot;#&quot;&amp;DEC2HEX(([.H138]*65536) + ([.I138] * 256) + [.J138];6)" office:value-type="string" office:string-value="#FFFFFF" calcext:value-type="string">
            <text:p>#FFFFFF</text:p>
          </table:table-cell>
          <table:table-cell/>
          <table:table-cell table:style-name="ce42" office:value-type="float" office:value="136" calcext:value-type="float">
            <text:p>136</text:p>
          </table:table-cell>
          <table:table-cell table:style-name="ce39" table:formula="of:=(BITAND(3;[.A138])*64)+FLOOR([.A138]/4)" office:value-type="float" office:value="34" calcext:value-type="float">
            <text:p>34</text:p>
          </table:table-cell>
          <table:table-cell table:style-name="ce44" table:formula="of:=VLOOKUP([.N138];MapPalRaw;8)" office:value-type="float" office:value="91" calcext:value-type="float">
            <text:p>91</text:p>
          </table:table-cell>
          <table:table-cell table:style-name="ce45" table:formula="of:=VLOOKUP([.N138];MapPalRaw;9)" office:value-type="float" office:value="60" calcext:value-type="float">
            <text:p>60</text:p>
          </table:table-cell>
          <table:table-cell table:style-name="ce46" table:formula="of:=VLOOKUP([.N138];MapPalRaw;10)" office:value-type="float" office:value="34" calcext:value-type="float">
            <text:p>34</text:p>
          </table:table-cell>
          <table:table-cell table:style-name="ce180"/>
        </table:table-row>
        <table:table-row table:style-name="ro1">
          <table:table-cell table:style-name="ce33" office:value-type="float" office:value="137" calcext:value-type="float">
            <text:p>137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1])" office:value-type="float" office:value="164" calcext:value-type="float">
            <text:p>164</text:p>
          </table:table-cell>
          <table:table-cell table:style-name="ce2" table:formula="of:=FLOOR([.F11])" office:value-type="float" office:value="168" calcext:value-type="float">
            <text:p>168</text:p>
          </table:table-cell>
          <table:table-cell table:style-name="ce2" table:formula="of:=FLOOR([.G11])" office:value-type="float" office:value="184" calcext:value-type="float">
            <text:p>184</text:p>
          </table:table-cell>
          <table:table-cell table:style-name="ce3" table:formula="of:=&quot;#&quot;&amp;DEC2HEX(([.H139]*65536) + ([.I139] * 256) + [.J139];6)" office:value-type="string" office:string-value="#A4A8B8" calcext:value-type="string">
            <text:p>#A4A8B8</text:p>
          </table:table-cell>
          <table:table-cell/>
          <table:table-cell table:style-name="ce42" office:value-type="float" office:value="137" calcext:value-type="float">
            <text:p>137</text:p>
          </table:table-cell>
          <table:table-cell table:style-name="ce39" table:formula="of:=(BITAND(3;[.A139])*64)+FLOOR([.A139]/4)" office:value-type="float" office:value="98" calcext:value-type="float">
            <text:p>98</text:p>
          </table:table-cell>
          <table:table-cell table:style-name="ce44" table:formula="of:=VLOOKUP([.N139];MapPalRaw;8)" office:value-type="float" office:value="111" calcext:value-type="float">
            <text:p>111</text:p>
          </table:table-cell>
          <table:table-cell table:style-name="ce45" table:formula="of:=VLOOKUP([.N139];MapPalRaw;9)" office:value-type="float" office:value="74" calcext:value-type="float">
            <text:p>74</text:p>
          </table:table-cell>
          <table:table-cell table:style-name="ce46" table:formula="of:=VLOOKUP([.N139];MapPalRaw;10)" office:value-type="float" office:value="42" calcext:value-type="float">
            <text:p>42</text:p>
          </table:table-cell>
          <table:table-cell table:style-name="ce181"/>
        </table:table-row>
        <table:table-row table:style-name="ro1">
          <table:table-cell table:style-name="ce33" office:value-type="float" office:value="138" calcext:value-type="float">
            <text:p>138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2])" office:value-type="float" office:value="151" calcext:value-type="float">
            <text:p>151</text:p>
          </table:table-cell>
          <table:table-cell table:style-name="ce2" table:formula="of:=FLOOR([.F12])" office:value-type="float" office:value="109" calcext:value-type="float">
            <text:p>109</text:p>
          </table:table-cell>
          <table:table-cell table:style-name="ce2" table:formula="of:=FLOOR([.G12])" office:value-type="float" office:value="77" calcext:value-type="float">
            <text:p>77</text:p>
          </table:table-cell>
          <table:table-cell table:style-name="ce3" table:formula="of:=&quot;#&quot;&amp;DEC2HEX(([.H140]*65536) + ([.I140] * 256) + [.J140];6)" office:value-type="string" office:string-value="#976D4D" calcext:value-type="string">
            <text:p>#976D4D</text:p>
          </table:table-cell>
          <table:table-cell/>
          <table:table-cell table:style-name="ce42" office:value-type="float" office:value="138" calcext:value-type="float">
            <text:p>138</text:p>
          </table:table-cell>
          <table:table-cell table:style-name="ce39" table:formula="of:=(BITAND(3;[.A140])*64)+FLOOR([.A140]/4)" office:value-type="float" office:value="162" calcext:value-type="float">
            <text:p>162</text:p>
          </table:table-cell>
          <table:table-cell table:style-name="ce44" table:formula="of:=VLOOKUP([.N140];MapPalRaw;8)" office:value-type="float" office:value="129" calcext:value-type="float">
            <text:p>129</text:p>
          </table:table-cell>
          <table:table-cell table:style-name="ce45" table:formula="of:=VLOOKUP([.N140];MapPalRaw;9)" office:value-type="float" office:value="86" calcext:value-type="float">
            <text:p>86</text:p>
          </table:table-cell>
          <table:table-cell table:style-name="ce46" table:formula="of:=VLOOKUP([.N140];MapPalRaw;10)" office:value-type="float" office:value="49" calcext:value-type="float">
            <text:p>49</text:p>
          </table:table-cell>
          <table:table-cell table:style-name="ce182"/>
        </table:table-row>
        <table:table-row table:style-name="ro1">
          <table:table-cell table:style-name="ce33" office:value-type="float" office:value="139" calcext:value-type="float">
            <text:p>139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3])" office:value-type="float" office:value="112" calcext:value-type="float">
            <text:p>112</text:p>
          </table:table-cell>
          <table:table-cell table:style-name="ce2" table:formula="of:=FLOOR([.F13])" office:value-type="float" office:value="112" calcext:value-type="float">
            <text:p>112</text:p>
          </table:table-cell>
          <table:table-cell table:style-name="ce2" table:formula="of:=FLOOR([.G13])" office:value-type="float" office:value="112" calcext:value-type="float">
            <text:p>112</text:p>
          </table:table-cell>
          <table:table-cell table:style-name="ce3" table:formula="of:=&quot;#&quot;&amp;DEC2HEX(([.H141]*65536) + ([.I141] * 256) + [.J141];6)" office:value-type="string" office:string-value="#707070" calcext:value-type="string">
            <text:p>#707070</text:p>
          </table:table-cell>
          <table:table-cell/>
          <table:table-cell table:style-name="ce42" office:value-type="float" office:value="139" calcext:value-type="float">
            <text:p>139</text:p>
          </table:table-cell>
          <table:table-cell table:style-name="ce39" table:formula="of:=(BITAND(3;[.A141])*64)+FLOOR([.A141]/4)" office:value-type="float" office:value="226" calcext:value-type="float">
            <text:p>226</text:p>
          </table:table-cell>
          <table:table-cell table:style-name="ce44" table:formula="of:=VLOOKUP([.N141];MapPalRaw;8)" office:value-type="float" office:value="68" calcext:value-type="float">
            <text:p>68</text:p>
          </table:table-cell>
          <table:table-cell table:style-name="ce45" table:formula="of:=VLOOKUP([.N141];MapPalRaw;9)" office:value-type="float" office:value="45" calcext:value-type="float">
            <text:p>45</text:p>
          </table:table-cell>
          <table:table-cell table:style-name="ce46" table:formula="of:=VLOOKUP([.N141];MapPalRaw;10)" office:value-type="float" office:value="25" calcext:value-type="float">
            <text:p>25</text:p>
          </table:table-cell>
          <table:table-cell table:style-name="ce183"/>
        </table:table-row>
        <table:table-row table:style-name="ro1">
          <table:table-cell table:style-name="ce33" office:value-type="float" office:value="140" calcext:value-type="float">
            <text:p>140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4])" office:value-type="float" office:value="64" calcext:value-type="float">
            <text:p>64</text:p>
          </table:table-cell>
          <table:table-cell table:style-name="ce2" table:formula="of:=FLOOR([.F14])" office:value-type="float" office:value="64" calcext:value-type="float">
            <text:p>64</text:p>
          </table:table-cell>
          <table:table-cell table:style-name="ce2" table:formula="of:=FLOOR([.G14])" office:value-type="float" office:value="255" calcext:value-type="float">
            <text:p>255</text:p>
          </table:table-cell>
          <table:table-cell table:style-name="ce3" table:formula="of:=&quot;#&quot;&amp;DEC2HEX(([.H142]*65536) + ([.I142] * 256) + [.J142];6)" office:value-type="string" office:string-value="#4040FF" calcext:value-type="string">
            <text:p>#4040FF</text:p>
          </table:table-cell>
          <table:table-cell/>
          <table:table-cell table:style-name="ce42" office:value-type="float" office:value="140" calcext:value-type="float">
            <text:p>140</text:p>
          </table:table-cell>
          <table:table-cell table:style-name="ce39" table:formula="of:=(BITAND(3;[.A142])*64)+FLOOR([.A142]/4)" office:value-type="float" office:value="35" calcext:value-type="float">
            <text:p>35</text:p>
          </table:table-cell>
          <table:table-cell table:style-name="ce44" table:formula="of:=VLOOKUP([.N142];MapPalRaw;8)" office:value-type="float" office:value="79" calcext:value-type="float">
            <text:p>79</text:p>
          </table:table-cell>
          <table:table-cell table:style-name="ce45" table:formula="of:=VLOOKUP([.N142];MapPalRaw;9)" office:value-type="float" office:value="1" calcext:value-type="float">
            <text:p>1</text:p>
          </table:table-cell>
          <table:table-cell table:style-name="ce46" table:formula="of:=VLOOKUP([.N142];MapPalRaw;10)" office:value-type="float" office:value="0" calcext:value-type="float">
            <text:p>0</text:p>
          </table:table-cell>
          <table:table-cell table:style-name="ce184"/>
        </table:table-row>
        <table:table-row table:style-name="ro1">
          <table:table-cell table:style-name="ce33" office:value-type="float" office:value="141" calcext:value-type="float">
            <text:p>141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5])" office:value-type="float" office:value="143" calcext:value-type="float">
            <text:p>143</text:p>
          </table:table-cell>
          <table:table-cell table:style-name="ce2" table:formula="of:=FLOOR([.F15])" office:value-type="float" office:value="119" calcext:value-type="float">
            <text:p>119</text:p>
          </table:table-cell>
          <table:table-cell table:style-name="ce2" table:formula="of:=FLOOR([.G15])" office:value-type="float" office:value="72" calcext:value-type="float">
            <text:p>72</text:p>
          </table:table-cell>
          <table:table-cell table:style-name="ce3" table:formula="of:=&quot;#&quot;&amp;DEC2HEX(([.H143]*65536) + ([.I143] * 256) + [.J143];6)" office:value-type="string" office:string-value="#8F7748" calcext:value-type="string">
            <text:p>#8F7748</text:p>
          </table:table-cell>
          <table:table-cell/>
          <table:table-cell table:style-name="ce42" office:value-type="float" office:value="141" calcext:value-type="float">
            <text:p>141</text:p>
          </table:table-cell>
          <table:table-cell table:style-name="ce39" table:formula="of:=(BITAND(3;[.A143])*64)+FLOOR([.A143]/4)" office:value-type="float" office:value="99" calcext:value-type="float">
            <text:p>99</text:p>
          </table:table-cell>
          <table:table-cell table:style-name="ce44" table:formula="of:=VLOOKUP([.N143];MapPalRaw;8)" office:value-type="float" office:value="96" calcext:value-type="float">
            <text:p>96</text:p>
          </table:table-cell>
          <table:table-cell table:style-name="ce45" table:formula="of:=VLOOKUP([.N143];MapPalRaw;9)" office:value-type="float" office:value="1" calcext:value-type="float">
            <text:p>1</text:p>
          </table:table-cell>
          <table:table-cell table:style-name="ce46" table:formula="of:=VLOOKUP([.N143];MapPalRaw;10)" office:value-type="float" office:value="0" calcext:value-type="float">
            <text:p>0</text:p>
          </table:table-cell>
          <table:table-cell table:style-name="ce185"/>
        </table:table-row>
        <table:table-row table:style-name="ro1">
          <table:table-cell table:style-name="ce33" office:value-type="float" office:value="142" calcext:value-type="float">
            <text:p>142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6])" office:value-type="float" office:value="255" calcext:value-type="float">
            <text:p>255</text:p>
          </table:table-cell>
          <table:table-cell table:style-name="ce2" table:formula="of:=FLOOR([.F16])" office:value-type="float" office:value="252" calcext:value-type="float">
            <text:p>252</text:p>
          </table:table-cell>
          <table:table-cell table:style-name="ce2" table:formula="of:=FLOOR([.G16])" office:value-type="float" office:value="245" calcext:value-type="float">
            <text:p>245</text:p>
          </table:table-cell>
          <table:table-cell table:style-name="ce3" table:formula="of:=&quot;#&quot;&amp;DEC2HEX(([.H144]*65536) + ([.I144] * 256) + [.J144];6)" office:value-type="string" office:string-value="#FFFCF5" calcext:value-type="string">
            <text:p>#FFFCF5</text:p>
          </table:table-cell>
          <table:table-cell/>
          <table:table-cell table:style-name="ce42" office:value-type="float" office:value="142" calcext:value-type="float">
            <text:p>142</text:p>
          </table:table-cell>
          <table:table-cell table:style-name="ce39" table:formula="of:=(BITAND(3;[.A144])*64)+FLOOR([.A144]/4)" office:value-type="float" office:value="163" calcext:value-type="float">
            <text:p>163</text:p>
          </table:table-cell>
          <table:table-cell table:style-name="ce44" table:formula="of:=VLOOKUP([.N144];MapPalRaw;8)" office:value-type="float" office:value="112" calcext:value-type="float">
            <text:p>112</text:p>
          </table:table-cell>
          <table:table-cell table:style-name="ce45" table:formula="of:=VLOOKUP([.N144];MapPalRaw;9)" office:value-type="float" office:value="2" calcext:value-type="float">
            <text:p>2</text:p>
          </table:table-cell>
          <table:table-cell table:style-name="ce46" table:formula="of:=VLOOKUP([.N144];MapPalRaw;10)" office:value-type="float" office:value="0" calcext:value-type="float">
            <text:p>0</text:p>
          </table:table-cell>
          <table:table-cell table:style-name="ce186"/>
        </table:table-row>
        <table:table-row table:style-name="ro1">
          <table:table-cell table:style-name="ce33" office:value-type="float" office:value="143" calcext:value-type="float">
            <text:p>143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7])" office:value-type="float" office:value="216" calcext:value-type="float">
            <text:p>216</text:p>
          </table:table-cell>
          <table:table-cell table:style-name="ce2" table:formula="of:=FLOOR([.F17])" office:value-type="float" office:value="127" calcext:value-type="float">
            <text:p>127</text:p>
          </table:table-cell>
          <table:table-cell table:style-name="ce2" table:formula="of:=FLOOR([.G17])" office:value-type="float" office:value="51" calcext:value-type="float">
            <text:p>51</text:p>
          </table:table-cell>
          <table:table-cell table:style-name="ce3" table:formula="of:=&quot;#&quot;&amp;DEC2HEX(([.H145]*65536) + ([.I145] * 256) + [.J145];6)" office:value-type="string" office:string-value="#D87F33" calcext:value-type="string">
            <text:p>#D87F33</text:p>
          </table:table-cell>
          <table:table-cell/>
          <table:table-cell table:style-name="ce42" office:value-type="float" office:value="143" calcext:value-type="float">
            <text:p>143</text:p>
          </table:table-cell>
          <table:table-cell table:style-name="ce39" table:formula="of:=(BITAND(3;[.A145])*64)+FLOOR([.A145]/4)" office:value-type="float" office:value="227" calcext:value-type="float">
            <text:p>227</text:p>
          </table:table-cell>
          <table:table-cell table:style-name="ce44" table:formula="of:=VLOOKUP([.N145];MapPalRaw;8)" office:value-type="float" office:value="59" calcext:value-type="float">
            <text:p>59</text:p>
          </table:table-cell>
          <table:table-cell table:style-name="ce45" table:formula="of:=VLOOKUP([.N145];MapPalRaw;9)" office:value-type="float" office:value="1" calcext:value-type="float">
            <text:p>1</text:p>
          </table:table-cell>
          <table:table-cell table:style-name="ce46" table:formula="of:=VLOOKUP([.N145];MapPalRaw;10)" office:value-type="float" office:value="0" calcext:value-type="float">
            <text:p>0</text:p>
          </table:table-cell>
          <table:table-cell table:style-name="ce187"/>
        </table:table-row>
        <table:table-row table:style-name="ro1">
          <table:table-cell table:style-name="ce33" office:value-type="float" office:value="144" calcext:value-type="float">
            <text:p>144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8])" office:value-type="float" office:value="178" calcext:value-type="float">
            <text:p>178</text:p>
          </table:table-cell>
          <table:table-cell table:style-name="ce2" table:formula="of:=FLOOR([.F18])" office:value-type="float" office:value="76" calcext:value-type="float">
            <text:p>76</text:p>
          </table:table-cell>
          <table:table-cell table:style-name="ce2" table:formula="of:=FLOOR([.G18])" office:value-type="float" office:value="216" calcext:value-type="float">
            <text:p>216</text:p>
          </table:table-cell>
          <table:table-cell table:style-name="ce3" table:formula="of:=&quot;#&quot;&amp;DEC2HEX(([.H146]*65536) + ([.I146] * 256) + [.J146];6)" office:value-type="string" office:string-value="#B24CD8" calcext:value-type="string">
            <text:p>#B24CD8</text:p>
          </table:table-cell>
          <table:table-cell/>
          <table:table-cell table:style-name="ce42" office:value-type="float" office:value="144" calcext:value-type="float">
            <text:p>144</text:p>
          </table:table-cell>
          <table:table-cell table:style-name="ce39" table:formula="of:=(BITAND(3;[.A146])*64)+FLOOR([.A146]/4)" office:value-type="float" office:value="36" calcext:value-type="float">
            <text:p>36</text:p>
          </table:table-cell>
          <table:table-cell table:style-name="ce44" table:formula="of:=VLOOKUP([.N146];MapPalRaw;8)" office:value-type="float" office:value="147" calcext:value-type="float">
            <text:p>147</text:p>
          </table:table-cell>
          <table:table-cell table:style-name="ce45" table:formula="of:=VLOOKUP([.N146];MapPalRaw;9)" office:value-type="float" office:value="124" calcext:value-type="float">
            <text:p>124</text:p>
          </table:table-cell>
          <table:table-cell table:style-name="ce46" table:formula="of:=VLOOKUP([.N146];MapPalRaw;10)" office:value-type="float" office:value="113" calcext:value-type="float">
            <text:p>113</text:p>
          </table:table-cell>
          <table:table-cell table:style-name="ce188"/>
        </table:table-row>
        <table:table-row table:style-name="ro1">
          <table:table-cell table:style-name="ce33" office:value-type="float" office:value="145" calcext:value-type="float">
            <text:p>145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9])" office:value-type="float" office:value="102" calcext:value-type="float">
            <text:p>102</text:p>
          </table:table-cell>
          <table:table-cell table:style-name="ce2" table:formula="of:=FLOOR([.F19])" office:value-type="float" office:value="153" calcext:value-type="float">
            <text:p>153</text:p>
          </table:table-cell>
          <table:table-cell table:style-name="ce2" table:formula="of:=FLOOR([.G19])" office:value-type="float" office:value="216" calcext:value-type="float">
            <text:p>216</text:p>
          </table:table-cell>
          <table:table-cell table:style-name="ce3" table:formula="of:=&quot;#&quot;&amp;DEC2HEX(([.H147]*65536) + ([.I147] * 256) + [.J147];6)" office:value-type="string" office:string-value="#6699D8" calcext:value-type="string">
            <text:p>#6699D8</text:p>
          </table:table-cell>
          <table:table-cell/>
          <table:table-cell table:style-name="ce42" office:value-type="float" office:value="145" calcext:value-type="float">
            <text:p>145</text:p>
          </table:table-cell>
          <table:table-cell table:style-name="ce39" table:formula="of:=(BITAND(3;[.A147])*64)+FLOOR([.A147]/4)" office:value-type="float" office:value="100" calcext:value-type="float">
            <text:p>100</text:p>
          </table:table-cell>
          <table:table-cell table:style-name="ce44" table:formula="of:=VLOOKUP([.N147];MapPalRaw;8)" office:value-type="float" office:value="180" calcext:value-type="float">
            <text:p>180</text:p>
          </table:table-cell>
          <table:table-cell table:style-name="ce45" table:formula="of:=VLOOKUP([.N147];MapPalRaw;9)" office:value-type="float" office:value="152" calcext:value-type="float">
            <text:p>152</text:p>
          </table:table-cell>
          <table:table-cell table:style-name="ce46" table:formula="of:=VLOOKUP([.N147];MapPalRaw;10)" office:value-type="float" office:value="138" calcext:value-type="float">
            <text:p>138</text:p>
          </table:table-cell>
          <table:table-cell table:style-name="ce189"/>
        </table:table-row>
        <table:table-row table:style-name="ro1">
          <table:table-cell table:style-name="ce33" office:value-type="float" office:value="146" calcext:value-type="float">
            <text:p>146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0])" office:value-type="float" office:value="229" calcext:value-type="float">
            <text:p>229</text:p>
          </table:table-cell>
          <table:table-cell table:style-name="ce2" table:formula="of:=FLOOR([.F20])" office:value-type="float" office:value="229" calcext:value-type="float">
            <text:p>229</text:p>
          </table:table-cell>
          <table:table-cell table:style-name="ce2" table:formula="of:=FLOOR([.G20])" office:value-type="float" office:value="51" calcext:value-type="float">
            <text:p>51</text:p>
          </table:table-cell>
          <table:table-cell table:style-name="ce3" table:formula="of:=&quot;#&quot;&amp;DEC2HEX(([.H148]*65536) + ([.I148] * 256) + [.J148];6)" office:value-type="string" office:string-value="#E5E533" calcext:value-type="string">
            <text:p>#E5E533</text:p>
          </table:table-cell>
          <table:table-cell/>
          <table:table-cell table:style-name="ce42" office:value-type="float" office:value="146" calcext:value-type="float">
            <text:p>146</text:p>
          </table:table-cell>
          <table:table-cell table:style-name="ce39" table:formula="of:=(BITAND(3;[.A148])*64)+FLOOR([.A148]/4)" office:value-type="float" office:value="164" calcext:value-type="float">
            <text:p>164</text:p>
          </table:table-cell>
          <table:table-cell table:style-name="ce44" table:formula="of:=VLOOKUP([.N148];MapPalRaw;8)" office:value-type="float" office:value="209" calcext:value-type="float">
            <text:p>209</text:p>
          </table:table-cell>
          <table:table-cell table:style-name="ce45" table:formula="of:=VLOOKUP([.N148];MapPalRaw;9)" office:value-type="float" office:value="177" calcext:value-type="float">
            <text:p>177</text:p>
          </table:table-cell>
          <table:table-cell table:style-name="ce46" table:formula="of:=VLOOKUP([.N148];MapPalRaw;10)" office:value-type="float" office:value="161" calcext:value-type="float">
            <text:p>161</text:p>
          </table:table-cell>
          <table:table-cell table:style-name="ce190"/>
        </table:table-row>
        <table:table-row table:style-name="ro1">
          <table:table-cell table:style-name="ce33" office:value-type="float" office:value="147" calcext:value-type="float">
            <text:p>147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1])" office:value-type="float" office:value="127" calcext:value-type="float">
            <text:p>127</text:p>
          </table:table-cell>
          <table:table-cell table:style-name="ce2" table:formula="of:=FLOOR([.F21])" office:value-type="float" office:value="204" calcext:value-type="float">
            <text:p>204</text:p>
          </table:table-cell>
          <table:table-cell table:style-name="ce2" table:formula="of:=FLOOR([.G21])" office:value-type="float" office:value="25" calcext:value-type="float">
            <text:p>25</text:p>
          </table:table-cell>
          <table:table-cell table:style-name="ce3" table:formula="of:=&quot;#&quot;&amp;DEC2HEX(([.H149]*65536) + ([.I149] * 256) + [.J149];6)" office:value-type="string" office:string-value="#7FCC19" calcext:value-type="string">
            <text:p>#7FCC19</text:p>
          </table:table-cell>
          <table:table-cell/>
          <table:table-cell table:style-name="ce42" office:value-type="float" office:value="147" calcext:value-type="float">
            <text:p>147</text:p>
          </table:table-cell>
          <table:table-cell table:style-name="ce39" table:formula="of:=(BITAND(3;[.A149])*64)+FLOOR([.A149]/4)" office:value-type="float" office:value="228" calcext:value-type="float">
            <text:p>228</text:p>
          </table:table-cell>
          <table:table-cell table:style-name="ce44" table:formula="of:=VLOOKUP([.N149];MapPalRaw;8)" office:value-type="float" office:value="110" calcext:value-type="float">
            <text:p>110</text:p>
          </table:table-cell>
          <table:table-cell table:style-name="ce45" table:formula="of:=VLOOKUP([.N149];MapPalRaw;9)" office:value-type="float" office:value="93" calcext:value-type="float">
            <text:p>93</text:p>
          </table:table-cell>
          <table:table-cell table:style-name="ce46" table:formula="of:=VLOOKUP([.N149];MapPalRaw;10)" office:value-type="float" office:value="85" calcext:value-type="float">
            <text:p>85</text:p>
          </table:table-cell>
          <table:table-cell table:style-name="ce191"/>
        </table:table-row>
        <table:table-row table:style-name="ro1">
          <table:table-cell table:style-name="ce33" office:value-type="float" office:value="148" calcext:value-type="float">
            <text:p>148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2])" office:value-type="float" office:value="242" calcext:value-type="float">
            <text:p>242</text:p>
          </table:table-cell>
          <table:table-cell table:style-name="ce2" table:formula="of:=FLOOR([.F22])" office:value-type="float" office:value="127" calcext:value-type="float">
            <text:p>127</text:p>
          </table:table-cell>
          <table:table-cell table:style-name="ce2" table:formula="of:=FLOOR([.G22])" office:value-type="float" office:value="165" calcext:value-type="float">
            <text:p>165</text:p>
          </table:table-cell>
          <table:table-cell table:style-name="ce3" table:formula="of:=&quot;#&quot;&amp;DEC2HEX(([.H150]*65536) + ([.I150] * 256) + [.J150];6)" office:value-type="string" office:string-value="#F27FA5" calcext:value-type="string">
            <text:p>#F27FA5</text:p>
          </table:table-cell>
          <table:table-cell/>
          <table:table-cell table:style-name="ce42" office:value-type="float" office:value="148" calcext:value-type="float">
            <text:p>148</text:p>
          </table:table-cell>
          <table:table-cell table:style-name="ce39" table:formula="of:=(BITAND(3;[.A150])*64)+FLOOR([.A150]/4)" office:value-type="float" office:value="37" calcext:value-type="float">
            <text:p>37</text:p>
          </table:table-cell>
          <table:table-cell table:style-name="ce44" table:formula="of:=VLOOKUP([.N150];MapPalRaw;8)" office:value-type="float" office:value="112" calcext:value-type="float">
            <text:p>112</text:p>
          </table:table-cell>
          <table:table-cell table:style-name="ce45" table:formula="of:=VLOOKUP([.N150];MapPalRaw;9)" office:value-type="float" office:value="57" calcext:value-type="float">
            <text:p>57</text:p>
          </table:table-cell>
          <table:table-cell table:style-name="ce46" table:formula="of:=VLOOKUP([.N150];MapPalRaw;10)" office:value-type="float" office:value="25" calcext:value-type="float">
            <text:p>25</text:p>
          </table:table-cell>
          <table:table-cell table:style-name="ce192"/>
        </table:table-row>
        <table:table-row table:style-name="ro1">
          <table:table-cell table:style-name="ce33" office:value-type="float" office:value="149" calcext:value-type="float">
            <text:p>149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3])" office:value-type="float" office:value="76" calcext:value-type="float">
            <text:p>76</text:p>
          </table:table-cell>
          <table:table-cell table:style-name="ce2" table:formula="of:=FLOOR([.F23])" office:value-type="float" office:value="76" calcext:value-type="float">
            <text:p>76</text:p>
          </table:table-cell>
          <table:table-cell table:style-name="ce2" table:formula="of:=FLOOR([.G23])" office:value-type="float" office:value="76" calcext:value-type="float">
            <text:p>76</text:p>
          </table:table-cell>
          <table:table-cell table:style-name="ce3" table:formula="of:=&quot;#&quot;&amp;DEC2HEX(([.H151]*65536) + ([.I151] * 256) + [.J151];6)" office:value-type="string" office:string-value="#4C4C4C" calcext:value-type="string">
            <text:p>#4C4C4C</text:p>
          </table:table-cell>
          <table:table-cell/>
          <table:table-cell table:style-name="ce42" office:value-type="float" office:value="149" calcext:value-type="float">
            <text:p>149</text:p>
          </table:table-cell>
          <table:table-cell table:style-name="ce39" table:formula="of:=(BITAND(3;[.A151])*64)+FLOOR([.A151]/4)" office:value-type="float" office:value="101" calcext:value-type="float">
            <text:p>101</text:p>
          </table:table-cell>
          <table:table-cell table:style-name="ce44" table:formula="of:=VLOOKUP([.N151];MapPalRaw;8)" office:value-type="float" office:value="137" calcext:value-type="float">
            <text:p>137</text:p>
          </table:table-cell>
          <table:table-cell table:style-name="ce45" table:formula="of:=VLOOKUP([.N151];MapPalRaw;9)" office:value-type="float" office:value="70" calcext:value-type="float">
            <text:p>70</text:p>
          </table:table-cell>
          <table:table-cell table:style-name="ce46" table:formula="of:=VLOOKUP([.N151];MapPalRaw;10)" office:value-type="float" office:value="31" calcext:value-type="float">
            <text:p>31</text:p>
          </table:table-cell>
          <table:table-cell table:style-name="ce193"/>
        </table:table-row>
        <table:table-row table:style-name="ro1">
          <table:table-cell table:style-name="ce33" office:value-type="float" office:value="150" calcext:value-type="float">
            <text:p>150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4])" office:value-type="float" office:value="153" calcext:value-type="float">
            <text:p>153</text:p>
          </table:table-cell>
          <table:table-cell table:style-name="ce2" table:formula="of:=FLOOR([.F24])" office:value-type="float" office:value="153" calcext:value-type="float">
            <text:p>153</text:p>
          </table:table-cell>
          <table:table-cell table:style-name="ce2" table:formula="of:=FLOOR([.G24])" office:value-type="float" office:value="153" calcext:value-type="float">
            <text:p>153</text:p>
          </table:table-cell>
          <table:table-cell table:style-name="ce3" table:formula="of:=&quot;#&quot;&amp;DEC2HEX(([.H152]*65536) + ([.I152] * 256) + [.J152];6)" office:value-type="string" office:string-value="#999999" calcext:value-type="string">
            <text:p>#999999</text:p>
          </table:table-cell>
          <table:table-cell/>
          <table:table-cell table:style-name="ce42" office:value-type="float" office:value="150" calcext:value-type="float">
            <text:p>150</text:p>
          </table:table-cell>
          <table:table-cell table:style-name="ce39" table:formula="of:=(BITAND(3;[.A152])*64)+FLOOR([.A152]/4)" office:value-type="float" office:value="165" calcext:value-type="float">
            <text:p>165</text:p>
          </table:table-cell>
          <table:table-cell table:style-name="ce44" table:formula="of:=VLOOKUP([.N152];MapPalRaw;8)" office:value-type="float" office:value="159" calcext:value-type="float">
            <text:p>159</text:p>
          </table:table-cell>
          <table:table-cell table:style-name="ce45" table:formula="of:=VLOOKUP([.N152];MapPalRaw;9)" office:value-type="float" office:value="82" calcext:value-type="float">
            <text:p>82</text:p>
          </table:table-cell>
          <table:table-cell table:style-name="ce46" table:formula="of:=VLOOKUP([.N152];MapPalRaw;10)" office:value-type="float" office:value="36" calcext:value-type="float">
            <text:p>36</text:p>
          </table:table-cell>
          <table:table-cell table:style-name="ce194"/>
        </table:table-row>
        <table:table-row table:style-name="ro1">
          <table:table-cell table:style-name="ce33" office:value-type="float" office:value="151" calcext:value-type="float">
            <text:p>151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5])" office:value-type="float" office:value="76" calcext:value-type="float">
            <text:p>76</text:p>
          </table:table-cell>
          <table:table-cell table:style-name="ce2" table:formula="of:=FLOOR([.F25])" office:value-type="float" office:value="127" calcext:value-type="float">
            <text:p>127</text:p>
          </table:table-cell>
          <table:table-cell table:style-name="ce2" table:formula="of:=FLOOR([.G25])" office:value-type="float" office:value="153" calcext:value-type="float">
            <text:p>153</text:p>
          </table:table-cell>
          <table:table-cell table:style-name="ce3" table:formula="of:=&quot;#&quot;&amp;DEC2HEX(([.H153]*65536) + ([.I153] * 256) + [.J153];6)" office:value-type="string" office:string-value="#4C7F99" calcext:value-type="string">
            <text:p>#4C7F99</text:p>
          </table:table-cell>
          <table:table-cell/>
          <table:table-cell table:style-name="ce42" office:value-type="float" office:value="151" calcext:value-type="float">
            <text:p>151</text:p>
          </table:table-cell>
          <table:table-cell table:style-name="ce39" table:formula="of:=(BITAND(3;[.A153])*64)+FLOOR([.A153]/4)" office:value-type="float" office:value="229" calcext:value-type="float">
            <text:p>229</text:p>
          </table:table-cell>
          <table:table-cell table:style-name="ce44" table:formula="of:=VLOOKUP([.N153];MapPalRaw;8)" office:value-type="float" office:value="84" calcext:value-type="float">
            <text:p>84</text:p>
          </table:table-cell>
          <table:table-cell table:style-name="ce45" table:formula="of:=VLOOKUP([.N153];MapPalRaw;9)" office:value-type="float" office:value="43" calcext:value-type="float">
            <text:p>43</text:p>
          </table:table-cell>
          <table:table-cell table:style-name="ce46" table:formula="of:=VLOOKUP([.N153];MapPalRaw;10)" office:value-type="float" office:value="19" calcext:value-type="float">
            <text:p>19</text:p>
          </table:table-cell>
          <table:table-cell table:style-name="ce195"/>
        </table:table-row>
        <table:table-row table:style-name="ro1">
          <table:table-cell table:style-name="ce33" office:value-type="float" office:value="152" calcext:value-type="float">
            <text:p>152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6])" office:value-type="float" office:value="127" calcext:value-type="float">
            <text:p>127</text:p>
          </table:table-cell>
          <table:table-cell table:style-name="ce2" table:formula="of:=FLOOR([.F26])" office:value-type="float" office:value="63" calcext:value-type="float">
            <text:p>63</text:p>
          </table:table-cell>
          <table:table-cell table:style-name="ce2" table:formula="of:=FLOOR([.G26])" office:value-type="float" office:value="178" calcext:value-type="float">
            <text:p>178</text:p>
          </table:table-cell>
          <table:table-cell table:style-name="ce3" table:formula="of:=&quot;#&quot;&amp;DEC2HEX(([.H154]*65536) + ([.I154] * 256) + [.J154];6)" office:value-type="string" office:string-value="#7F3FB2" calcext:value-type="string">
            <text:p>#7F3FB2</text:p>
          </table:table-cell>
          <table:table-cell/>
          <table:table-cell table:style-name="ce42" office:value-type="float" office:value="152" calcext:value-type="float">
            <text:p>152</text:p>
          </table:table-cell>
          <table:table-cell table:style-name="ce39" table:formula="of:=(BITAND(3;[.A154])*64)+FLOOR([.A154]/4)" office:value-type="float" office:value="38" calcext:value-type="float">
            <text:p>38</text:p>
          </table:table-cell>
          <table:table-cell table:style-name="ce44" table:formula="of:=VLOOKUP([.N154];MapPalRaw;8)" office:value-type="float" office:value="105" calcext:value-type="float">
            <text:p>105</text:p>
          </table:table-cell>
          <table:table-cell table:style-name="ce45" table:formula="of:=VLOOKUP([.N154];MapPalRaw;9)" office:value-type="float" office:value="61" calcext:value-type="float">
            <text:p>61</text:p>
          </table:table-cell>
          <table:table-cell table:style-name="ce46" table:formula="of:=VLOOKUP([.N154];MapPalRaw;10)" office:value-type="float" office:value="76" calcext:value-type="float">
            <text:p>76</text:p>
          </table:table-cell>
          <table:table-cell table:style-name="ce196"/>
        </table:table-row>
        <table:table-row table:style-name="ro1">
          <table:table-cell table:style-name="ce33" office:value-type="float" office:value="153" calcext:value-type="float">
            <text:p>153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7])" office:value-type="float" office:value="51" calcext:value-type="float">
            <text:p>51</text:p>
          </table:table-cell>
          <table:table-cell table:style-name="ce2" table:formula="of:=FLOOR([.F27])" office:value-type="float" office:value="76" calcext:value-type="float">
            <text:p>76</text:p>
          </table:table-cell>
          <table:table-cell table:style-name="ce2" table:formula="of:=FLOOR([.G27])" office:value-type="float" office:value="178" calcext:value-type="float">
            <text:p>178</text:p>
          </table:table-cell>
          <table:table-cell table:style-name="ce3" table:formula="of:=&quot;#&quot;&amp;DEC2HEX(([.H155]*65536) + ([.I155] * 256) + [.J155];6)" office:value-type="string" office:string-value="#334CB2" calcext:value-type="string">
            <text:p>#334CB2</text:p>
          </table:table-cell>
          <table:table-cell/>
          <table:table-cell table:style-name="ce42" office:value-type="float" office:value="153" calcext:value-type="float">
            <text:p>153</text:p>
          </table:table-cell>
          <table:table-cell table:style-name="ce39" table:formula="of:=(BITAND(3;[.A155])*64)+FLOOR([.A155]/4)" office:value-type="float" office:value="102" calcext:value-type="float">
            <text:p>102</text:p>
          </table:table-cell>
          <table:table-cell table:style-name="ce44" table:formula="of:=VLOOKUP([.N155];MapPalRaw;8)" office:value-type="float" office:value="128" calcext:value-type="float">
            <text:p>128</text:p>
          </table:table-cell>
          <table:table-cell table:style-name="ce45" table:formula="of:=VLOOKUP([.N155];MapPalRaw;9)" office:value-type="float" office:value="75" calcext:value-type="float">
            <text:p>75</text:p>
          </table:table-cell>
          <table:table-cell table:style-name="ce46" table:formula="of:=VLOOKUP([.N155];MapPalRaw;10)" office:value-type="float" office:value="93" calcext:value-type="float">
            <text:p>93</text:p>
          </table:table-cell>
          <table:table-cell table:style-name="ce197"/>
        </table:table-row>
        <table:table-row table:style-name="ro1">
          <table:table-cell table:style-name="ce33" office:value-type="float" office:value="154" calcext:value-type="float">
            <text:p>154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8])" office:value-type="float" office:value="102" calcext:value-type="float">
            <text:p>102</text:p>
          </table:table-cell>
          <table:table-cell table:style-name="ce2" table:formula="of:=FLOOR([.F28])" office:value-type="float" office:value="76" calcext:value-type="float">
            <text:p>76</text:p>
          </table:table-cell>
          <table:table-cell table:style-name="ce2" table:formula="of:=FLOOR([.G28])" office:value-type="float" office:value="51" calcext:value-type="float">
            <text:p>51</text:p>
          </table:table-cell>
          <table:table-cell table:style-name="ce3" table:formula="of:=&quot;#&quot;&amp;DEC2HEX(([.H156]*65536) + ([.I156] * 256) + [.J156];6)" office:value-type="string" office:string-value="#664C33" calcext:value-type="string">
            <text:p>#664C33</text:p>
          </table:table-cell>
          <table:table-cell/>
          <table:table-cell table:style-name="ce42" office:value-type="float" office:value="154" calcext:value-type="float">
            <text:p>154</text:p>
          </table:table-cell>
          <table:table-cell table:style-name="ce39" table:formula="of:=(BITAND(3;[.A156])*64)+FLOOR([.A156]/4)" office:value-type="float" office:value="166" calcext:value-type="float">
            <text:p>166</text:p>
          </table:table-cell>
          <table:table-cell table:style-name="ce44" table:formula="of:=VLOOKUP([.N156];MapPalRaw;8)" office:value-type="float" office:value="149" calcext:value-type="float">
            <text:p>149</text:p>
          </table:table-cell>
          <table:table-cell table:style-name="ce45" table:formula="of:=VLOOKUP([.N156];MapPalRaw;9)" office:value-type="float" office:value="87" calcext:value-type="float">
            <text:p>87</text:p>
          </table:table-cell>
          <table:table-cell table:style-name="ce46" table:formula="of:=VLOOKUP([.N156];MapPalRaw;10)" office:value-type="float" office:value="108" calcext:value-type="float">
            <text:p>108</text:p>
          </table:table-cell>
          <table:table-cell table:style-name="ce198"/>
        </table:table-row>
        <table:table-row table:style-name="ro1">
          <table:table-cell table:style-name="ce33" office:value-type="float" office:value="155" calcext:value-type="float">
            <text:p>155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9])" office:value-type="float" office:value="102" calcext:value-type="float">
            <text:p>102</text:p>
          </table:table-cell>
          <table:table-cell table:style-name="ce2" table:formula="of:=FLOOR([.F29])" office:value-type="float" office:value="127" calcext:value-type="float">
            <text:p>127</text:p>
          </table:table-cell>
          <table:table-cell table:style-name="ce2" table:formula="of:=FLOOR([.G29])" office:value-type="float" office:value="51" calcext:value-type="float">
            <text:p>51</text:p>
          </table:table-cell>
          <table:table-cell table:style-name="ce3" table:formula="of:=&quot;#&quot;&amp;DEC2HEX(([.H157]*65536) + ([.I157] * 256) + [.J157];6)" office:value-type="string" office:string-value="#667F33" calcext:value-type="string">
            <text:p>#667F33</text:p>
          </table:table-cell>
          <table:table-cell/>
          <table:table-cell table:style-name="ce42" office:value-type="float" office:value="155" calcext:value-type="float">
            <text:p>155</text:p>
          </table:table-cell>
          <table:table-cell table:style-name="ce39" table:formula="of:=(BITAND(3;[.A157])*64)+FLOOR([.A157]/4)" office:value-type="float" office:value="230" calcext:value-type="float">
            <text:p>230</text:p>
          </table:table-cell>
          <table:table-cell table:style-name="ce44" table:formula="of:=VLOOKUP([.N157];MapPalRaw;8)" office:value-type="float" office:value="78" calcext:value-type="float">
            <text:p>78</text:p>
          </table:table-cell>
          <table:table-cell table:style-name="ce45" table:formula="of:=VLOOKUP([.N157];MapPalRaw;9)" office:value-type="float" office:value="46" calcext:value-type="float">
            <text:p>46</text:p>
          </table:table-cell>
          <table:table-cell table:style-name="ce46" table:formula="of:=VLOOKUP([.N157];MapPalRaw;10)" office:value-type="float" office:value="57" calcext:value-type="float">
            <text:p>57</text:p>
          </table:table-cell>
          <table:table-cell table:style-name="ce199"/>
        </table:table-row>
        <table:table-row table:style-name="ro1">
          <table:table-cell table:style-name="ce33" office:value-type="float" office:value="156" calcext:value-type="float">
            <text:p>156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0])" office:value-type="float" office:value="153" calcext:value-type="float">
            <text:p>153</text:p>
          </table:table-cell>
          <table:table-cell table:style-name="ce2" table:formula="of:=FLOOR([.F30])" office:value-type="float" office:value="51" calcext:value-type="float">
            <text:p>51</text:p>
          </table:table-cell>
          <table:table-cell table:style-name="ce2" table:formula="of:=FLOOR([.G30])" office:value-type="float" office:value="51" calcext:value-type="float">
            <text:p>51</text:p>
          </table:table-cell>
          <table:table-cell table:style-name="ce3" table:formula="of:=&quot;#&quot;&amp;DEC2HEX(([.H158]*65536) + ([.I158] * 256) + [.J158];6)" office:value-type="string" office:string-value="#993333" calcext:value-type="string">
            <text:p>#993333</text:p>
          </table:table-cell>
          <table:table-cell/>
          <table:table-cell table:style-name="ce42" office:value-type="float" office:value="156" calcext:value-type="float">
            <text:p>156</text:p>
          </table:table-cell>
          <table:table-cell table:style-name="ce39" table:formula="of:=(BITAND(3;[.A158])*64)+FLOOR([.A158]/4)" office:value-type="float" office:value="39" calcext:value-type="float">
            <text:p>39</text:p>
          </table:table-cell>
          <table:table-cell table:style-name="ce44" table:formula="of:=VLOOKUP([.N158];MapPalRaw;8)" office:value-type="float" office:value="79" calcext:value-type="float">
            <text:p>79</text:p>
          </table:table-cell>
          <table:table-cell table:style-name="ce45" table:formula="of:=VLOOKUP([.N158];MapPalRaw;9)" office:value-type="float" office:value="76" calcext:value-type="float">
            <text:p>76</text:p>
          </table:table-cell>
          <table:table-cell table:style-name="ce46" table:formula="of:=VLOOKUP([.N158];MapPalRaw;10)" office:value-type="float" office:value="97" calcext:value-type="float">
            <text:p>97</text:p>
          </table:table-cell>
          <table:table-cell table:style-name="ce200"/>
        </table:table-row>
        <table:table-row table:style-name="ro1">
          <table:table-cell table:style-name="ce33" office:value-type="float" office:value="157" calcext:value-type="float">
            <text:p>157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1])" office:value-type="float" office:value="25" calcext:value-type="float">
            <text:p>25</text:p>
          </table:table-cell>
          <table:table-cell table:style-name="ce2" table:formula="of:=FLOOR([.F31])" office:value-type="float" office:value="25" calcext:value-type="float">
            <text:p>25</text:p>
          </table:table-cell>
          <table:table-cell table:style-name="ce2" table:formula="of:=FLOOR([.G31])" office:value-type="float" office:value="25" calcext:value-type="float">
            <text:p>25</text:p>
          </table:table-cell>
          <table:table-cell table:style-name="ce3" table:formula="of:=&quot;#&quot;&amp;DEC2HEX(([.H159]*65536) + ([.I159] * 256) + [.J159];6)" office:value-type="string" office:string-value="#191919" calcext:value-type="string">
            <text:p>#191919</text:p>
          </table:table-cell>
          <table:table-cell/>
          <table:table-cell table:style-name="ce42" office:value-type="float" office:value="157" calcext:value-type="float">
            <text:p>157</text:p>
          </table:table-cell>
          <table:table-cell table:style-name="ce39" table:formula="of:=(BITAND(3;[.A159])*64)+FLOOR([.A159]/4)" office:value-type="float" office:value="103" calcext:value-type="float">
            <text:p>103</text:p>
          </table:table-cell>
          <table:table-cell table:style-name="ce44" table:formula="of:=VLOOKUP([.N159];MapPalRaw;8)" office:value-type="float" office:value="96" calcext:value-type="float">
            <text:p>96</text:p>
          </table:table-cell>
          <table:table-cell table:style-name="ce45" table:formula="of:=VLOOKUP([.N159];MapPalRaw;9)" office:value-type="float" office:value="93" calcext:value-type="float">
            <text:p>93</text:p>
          </table:table-cell>
          <table:table-cell table:style-name="ce46" table:formula="of:=VLOOKUP([.N159];MapPalRaw;10)" office:value-type="float" office:value="119" calcext:value-type="float">
            <text:p>119</text:p>
          </table:table-cell>
          <table:table-cell table:style-name="ce201"/>
        </table:table-row>
        <table:table-row table:style-name="ro1">
          <table:table-cell table:style-name="ce33" office:value-type="float" office:value="158" calcext:value-type="float">
            <text:p>158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2])" office:value-type="float" office:value="250" calcext:value-type="float">
            <text:p>250</text:p>
          </table:table-cell>
          <table:table-cell table:style-name="ce2" table:formula="of:=FLOOR([.F32])" office:value-type="float" office:value="238" calcext:value-type="float">
            <text:p>238</text:p>
          </table:table-cell>
          <table:table-cell table:style-name="ce2" table:formula="of:=FLOOR([.G32])" office:value-type="float" office:value="77" calcext:value-type="float">
            <text:p>77</text:p>
          </table:table-cell>
          <table:table-cell table:style-name="ce3" table:formula="of:=&quot;#&quot;&amp;DEC2HEX(([.H160]*65536) + ([.I160] * 256) + [.J160];6)" office:value-type="string" office:string-value="#FAEE4D" calcext:value-type="string">
            <text:p>#FAEE4D</text:p>
          </table:table-cell>
          <table:table-cell/>
          <table:table-cell table:style-name="ce42" office:value-type="float" office:value="158" calcext:value-type="float">
            <text:p>158</text:p>
          </table:table-cell>
          <table:table-cell table:style-name="ce39" table:formula="of:=(BITAND(3;[.A160])*64)+FLOOR([.A160]/4)" office:value-type="float" office:value="167" calcext:value-type="float">
            <text:p>167</text:p>
          </table:table-cell>
          <table:table-cell table:style-name="ce44" table:formula="of:=VLOOKUP([.N160];MapPalRaw;8)" office:value-type="float" office:value="112" calcext:value-type="float">
            <text:p>112</text:p>
          </table:table-cell>
          <table:table-cell table:style-name="ce45" table:formula="of:=VLOOKUP([.N160];MapPalRaw;9)" office:value-type="float" office:value="108" calcext:value-type="float">
            <text:p>108</text:p>
          </table:table-cell>
          <table:table-cell table:style-name="ce46" table:formula="of:=VLOOKUP([.N160];MapPalRaw;10)" office:value-type="float" office:value="138" calcext:value-type="float">
            <text:p>138</text:p>
          </table:table-cell>
          <table:table-cell table:style-name="ce202"/>
        </table:table-row>
        <table:table-row table:style-name="ro1">
          <table:table-cell table:style-name="ce33" office:value-type="float" office:value="159" calcext:value-type="float">
            <text:p>159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3])" office:value-type="float" office:value="92" calcext:value-type="float">
            <text:p>92</text:p>
          </table:table-cell>
          <table:table-cell table:style-name="ce2" table:formula="of:=FLOOR([.F33])" office:value-type="float" office:value="219" calcext:value-type="float">
            <text:p>219</text:p>
          </table:table-cell>
          <table:table-cell table:style-name="ce2" table:formula="of:=FLOOR([.G33])" office:value-type="float" office:value="213" calcext:value-type="float">
            <text:p>213</text:p>
          </table:table-cell>
          <table:table-cell table:style-name="ce3" table:formula="of:=&quot;#&quot;&amp;DEC2HEX(([.H161]*65536) + ([.I161] * 256) + [.J161];6)" office:value-type="string" office:string-value="#5CDBD5" calcext:value-type="string">
            <text:p>#5CDBD5</text:p>
          </table:table-cell>
          <table:table-cell/>
          <table:table-cell table:style-name="ce42" office:value-type="float" office:value="159" calcext:value-type="float">
            <text:p>159</text:p>
          </table:table-cell>
          <table:table-cell table:style-name="ce39" table:formula="of:=(BITAND(3;[.A161])*64)+FLOOR([.A161]/4)" office:value-type="float" office:value="231" calcext:value-type="float">
            <text:p>231</text:p>
          </table:table-cell>
          <table:table-cell table:style-name="ce44" table:formula="of:=VLOOKUP([.N161];MapPalRaw;8)" office:value-type="float" office:value="59" calcext:value-type="float">
            <text:p>59</text:p>
          </table:table-cell>
          <table:table-cell table:style-name="ce45" table:formula="of:=VLOOKUP([.N161];MapPalRaw;9)" office:value-type="float" office:value="57" calcext:value-type="float">
            <text:p>57</text:p>
          </table:table-cell>
          <table:table-cell table:style-name="ce46" table:formula="of:=VLOOKUP([.N161];MapPalRaw;10)" office:value-type="float" office:value="73" calcext:value-type="float">
            <text:p>73</text:p>
          </table:table-cell>
          <table:table-cell table:style-name="ce203"/>
        </table:table-row>
        <table:table-row table:style-name="ro1">
          <table:table-cell table:style-name="ce33" office:value-type="float" office:value="160" calcext:value-type="float">
            <text:p>160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4])" office:value-type="float" office:value="74" calcext:value-type="float">
            <text:p>74</text:p>
          </table:table-cell>
          <table:table-cell table:style-name="ce2" table:formula="of:=FLOOR([.F34])" office:value-type="float" office:value="128" calcext:value-type="float">
            <text:p>128</text:p>
          </table:table-cell>
          <table:table-cell table:style-name="ce2" table:formula="of:=FLOOR([.G34])" office:value-type="float" office:value="255" calcext:value-type="float">
            <text:p>255</text:p>
          </table:table-cell>
          <table:table-cell table:style-name="ce3" table:formula="of:=&quot;#&quot;&amp;DEC2HEX(([.H162]*65536) + ([.I162] * 256) + [.J162];6)" office:value-type="string" office:string-value="#4A80FF" calcext:value-type="string">
            <text:p>#4A80FF</text:p>
          </table:table-cell>
          <table:table-cell/>
          <table:table-cell table:style-name="ce42" office:value-type="float" office:value="160" calcext:value-type="float">
            <text:p>160</text:p>
          </table:table-cell>
          <table:table-cell table:style-name="ce39" table:formula="of:=(BITAND(3;[.A162])*64)+FLOOR([.A162]/4)" office:value-type="float" office:value="40" calcext:value-type="float">
            <text:p>40</text:p>
          </table:table-cell>
          <table:table-cell table:style-name="ce44" table:formula="of:=VLOOKUP([.N162];MapPalRaw;8)" office:value-type="float" office:value="131" calcext:value-type="float">
            <text:p>131</text:p>
          </table:table-cell>
          <table:table-cell table:style-name="ce45" table:formula="of:=VLOOKUP([.N162];MapPalRaw;9)" office:value-type="float" office:value="93" calcext:value-type="float">
            <text:p>93</text:p>
          </table:table-cell>
          <table:table-cell table:style-name="ce46" table:formula="of:=VLOOKUP([.N162];MapPalRaw;10)" office:value-type="float" office:value="25" calcext:value-type="float">
            <text:p>25</text:p>
          </table:table-cell>
          <table:table-cell table:style-name="ce204"/>
        </table:table-row>
        <table:table-row table:style-name="ro1">
          <table:table-cell table:style-name="ce33" office:value-type="float" office:value="161" calcext:value-type="float">
            <text:p>161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5])" office:value-type="float" office:value="0" calcext:value-type="float">
            <text:p>0</text:p>
          </table:table-cell>
          <table:table-cell table:style-name="ce2" table:formula="of:=FLOOR([.F35])" office:value-type="float" office:value="217" calcext:value-type="float">
            <text:p>217</text:p>
          </table:table-cell>
          <table:table-cell table:style-name="ce2" table:formula="of:=FLOOR([.G35])" office:value-type="float" office:value="58" calcext:value-type="float">
            <text:p>58</text:p>
          </table:table-cell>
          <table:table-cell table:style-name="ce3" table:formula="of:=&quot;#&quot;&amp;DEC2HEX(([.H163]*65536) + ([.I163] * 256) + [.J163];6)" office:value-type="string" office:string-value="#00D93A" calcext:value-type="string">
            <text:p>#00D93A</text:p>
          </table:table-cell>
          <table:table-cell/>
          <table:table-cell table:style-name="ce42" office:value-type="float" office:value="161" calcext:value-type="float">
            <text:p>161</text:p>
          </table:table-cell>
          <table:table-cell table:style-name="ce39" table:formula="of:=(BITAND(3;[.A163])*64)+FLOOR([.A163]/4)" office:value-type="float" office:value="104" calcext:value-type="float">
            <text:p>104</text:p>
          </table:table-cell>
          <table:table-cell table:style-name="ce44" table:formula="of:=VLOOKUP([.N163];MapPalRaw;8)" office:value-type="float" office:value="160" calcext:value-type="float">
            <text:p>160</text:p>
          </table:table-cell>
          <table:table-cell table:style-name="ce45" table:formula="of:=VLOOKUP([.N163];MapPalRaw;9)" office:value-type="float" office:value="114" calcext:value-type="float">
            <text:p>114</text:p>
          </table:table-cell>
          <table:table-cell table:style-name="ce46" table:formula="of:=VLOOKUP([.N163];MapPalRaw;10)" office:value-type="float" office:value="31" calcext:value-type="float">
            <text:p>31</text:p>
          </table:table-cell>
          <table:table-cell table:style-name="ce205"/>
        </table:table-row>
        <table:table-row table:style-name="ro1">
          <table:table-cell table:style-name="ce33" office:value-type="float" office:value="162" calcext:value-type="float">
            <text:p>162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6])" office:value-type="float" office:value="129" calcext:value-type="float">
            <text:p>129</text:p>
          </table:table-cell>
          <table:table-cell table:style-name="ce2" table:formula="of:=FLOOR([.F36])" office:value-type="float" office:value="86" calcext:value-type="float">
            <text:p>86</text:p>
          </table:table-cell>
          <table:table-cell table:style-name="ce2" table:formula="of:=FLOOR([.G36])" office:value-type="float" office:value="49" calcext:value-type="float">
            <text:p>49</text:p>
          </table:table-cell>
          <table:table-cell table:style-name="ce3" table:formula="of:=&quot;#&quot;&amp;DEC2HEX(([.H164]*65536) + ([.I164] * 256) + [.J164];6)" office:value-type="string" office:string-value="#815631" calcext:value-type="string">
            <text:p>#815631</text:p>
          </table:table-cell>
          <table:table-cell/>
          <table:table-cell table:style-name="ce42" office:value-type="float" office:value="162" calcext:value-type="float">
            <text:p>162</text:p>
          </table:table-cell>
          <table:table-cell table:style-name="ce39" table:formula="of:=(BITAND(3;[.A164])*64)+FLOOR([.A164]/4)" office:value-type="float" office:value="168" calcext:value-type="float">
            <text:p>168</text:p>
          </table:table-cell>
          <table:table-cell table:style-name="ce44" table:formula="of:=VLOOKUP([.N164];MapPalRaw;8)" office:value-type="float" office:value="186" calcext:value-type="float">
            <text:p>186</text:p>
          </table:table-cell>
          <table:table-cell table:style-name="ce45" table:formula="of:=VLOOKUP([.N164];MapPalRaw;9)" office:value-type="float" office:value="133" calcext:value-type="float">
            <text:p>133</text:p>
          </table:table-cell>
          <table:table-cell table:style-name="ce46" table:formula="of:=VLOOKUP([.N164];MapPalRaw;10)" office:value-type="float" office:value="36" calcext:value-type="float">
            <text:p>36</text:p>
          </table:table-cell>
          <table:table-cell table:style-name="ce206"/>
        </table:table-row>
        <table:table-row table:style-name="ro1">
          <table:table-cell table:style-name="ce33" office:value-type="float" office:value="163" calcext:value-type="float">
            <text:p>163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7])" office:value-type="float" office:value="112" calcext:value-type="float">
            <text:p>112</text:p>
          </table:table-cell>
          <table:table-cell table:style-name="ce2" table:formula="of:=FLOOR([.F37])" office:value-type="float" office:value="2" calcext:value-type="float">
            <text:p>2</text:p>
          </table:table-cell>
          <table:table-cell table:style-name="ce2" table:formula="of:=FLOOR([.G37])" office:value-type="float" office:value="0" calcext:value-type="float">
            <text:p>0</text:p>
          </table:table-cell>
          <table:table-cell table:style-name="ce3" table:formula="of:=&quot;#&quot;&amp;DEC2HEX(([.H165]*65536) + ([.I165] * 256) + [.J165];6)" office:value-type="string" office:string-value="#700200" calcext:value-type="string">
            <text:p>#700200</text:p>
          </table:table-cell>
          <table:table-cell/>
          <table:table-cell table:style-name="ce42" office:value-type="float" office:value="163" calcext:value-type="float">
            <text:p>163</text:p>
          </table:table-cell>
          <table:table-cell table:style-name="ce39" table:formula="of:=(BITAND(3;[.A165])*64)+FLOOR([.A165]/4)" office:value-type="float" office:value="232" calcext:value-type="float">
            <text:p>232</text:p>
          </table:table-cell>
          <table:table-cell table:style-name="ce44" table:formula="of:=VLOOKUP([.N165];MapPalRaw;8)" office:value-type="float" office:value="98" calcext:value-type="float">
            <text:p>98</text:p>
          </table:table-cell>
          <table:table-cell table:style-name="ce45" table:formula="of:=VLOOKUP([.N165];MapPalRaw;9)" office:value-type="float" office:value="70" calcext:value-type="float">
            <text:p>70</text:p>
          </table:table-cell>
          <table:table-cell table:style-name="ce46" table:formula="of:=VLOOKUP([.N165];MapPalRaw;10)" office:value-type="float" office:value="19" calcext:value-type="float">
            <text:p>19</text:p>
          </table:table-cell>
          <table:table-cell table:style-name="ce207"/>
        </table:table-row>
        <table:table-row table:style-name="ro1">
          <table:table-cell table:style-name="ce33" office:value-type="float" office:value="164" calcext:value-type="float">
            <text:p>164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8])" office:value-type="float" office:value="209" calcext:value-type="float">
            <text:p>209</text:p>
          </table:table-cell>
          <table:table-cell table:style-name="ce2" table:formula="of:=FLOOR([.F38])" office:value-type="float" office:value="177" calcext:value-type="float">
            <text:p>177</text:p>
          </table:table-cell>
          <table:table-cell table:style-name="ce2" table:formula="of:=FLOOR([.G38])" office:value-type="float" office:value="161" calcext:value-type="float">
            <text:p>161</text:p>
          </table:table-cell>
          <table:table-cell table:style-name="ce3" table:formula="of:=&quot;#&quot;&amp;DEC2HEX(([.H166]*65536) + ([.I166] * 256) + [.J166];6)" office:value-type="string" office:string-value="#D1B1A1" calcext:value-type="string">
            <text:p>#D1B1A1</text:p>
          </table:table-cell>
          <table:table-cell/>
          <table:table-cell table:style-name="ce42" office:value-type="float" office:value="164" calcext:value-type="float">
            <text:p>164</text:p>
          </table:table-cell>
          <table:table-cell table:style-name="ce39" table:formula="of:=(BITAND(3;[.A166])*64)+FLOOR([.A166]/4)" office:value-type="float" office:value="41" calcext:value-type="float">
            <text:p>41</text:p>
          </table:table-cell>
          <table:table-cell table:style-name="ce44" table:formula="of:=VLOOKUP([.N166];MapPalRaw;8)" office:value-type="float" office:value="72" calcext:value-type="float">
            <text:p>72</text:p>
          </table:table-cell>
          <table:table-cell table:style-name="ce45" table:formula="of:=VLOOKUP([.N166];MapPalRaw;9)" office:value-type="float" office:value="82" calcext:value-type="float">
            <text:p>82</text:p>
          </table:table-cell>
          <table:table-cell table:style-name="ce46" table:formula="of:=VLOOKUP([.N166];MapPalRaw;10)" office:value-type="float" office:value="37" calcext:value-type="float">
            <text:p>37</text:p>
          </table:table-cell>
          <table:table-cell table:style-name="ce208"/>
        </table:table-row>
        <table:table-row table:style-name="ro1">
          <table:table-cell table:style-name="ce33" office:value-type="float" office:value="165" calcext:value-type="float">
            <text:p>165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9])" office:value-type="float" office:value="159" calcext:value-type="float">
            <text:p>159</text:p>
          </table:table-cell>
          <table:table-cell table:style-name="ce2" table:formula="of:=FLOOR([.F39])" office:value-type="float" office:value="82" calcext:value-type="float">
            <text:p>82</text:p>
          </table:table-cell>
          <table:table-cell table:style-name="ce2" table:formula="of:=FLOOR([.G39])" office:value-type="float" office:value="36" calcext:value-type="float">
            <text:p>36</text:p>
          </table:table-cell>
          <table:table-cell table:style-name="ce3" table:formula="of:=&quot;#&quot;&amp;DEC2HEX(([.H167]*65536) + ([.I167] * 256) + [.J167];6)" office:value-type="string" office:string-value="#9F5224" calcext:value-type="string">
            <text:p>#9F5224</text:p>
          </table:table-cell>
          <table:table-cell/>
          <table:table-cell table:style-name="ce42" office:value-type="float" office:value="165" calcext:value-type="float">
            <text:p>165</text:p>
          </table:table-cell>
          <table:table-cell table:style-name="ce39" table:formula="of:=(BITAND(3;[.A167])*64)+FLOOR([.A167]/4)" office:value-type="float" office:value="105" calcext:value-type="float">
            <text:p>105</text:p>
          </table:table-cell>
          <table:table-cell table:style-name="ce44" table:formula="of:=VLOOKUP([.N167];MapPalRaw;8)" office:value-type="float" office:value="88" calcext:value-type="float">
            <text:p>88</text:p>
          </table:table-cell>
          <table:table-cell table:style-name="ce45" table:formula="of:=VLOOKUP([.N167];MapPalRaw;9)" office:value-type="float" office:value="100" calcext:value-type="float">
            <text:p>100</text:p>
          </table:table-cell>
          <table:table-cell table:style-name="ce46" table:formula="of:=VLOOKUP([.N167];MapPalRaw;10)" office:value-type="float" office:value="45" calcext:value-type="float">
            <text:p>45</text:p>
          </table:table-cell>
          <table:table-cell table:style-name="ce209"/>
        </table:table-row>
        <table:table-row table:style-name="ro1">
          <table:table-cell table:style-name="ce33" office:value-type="float" office:value="166" calcext:value-type="float">
            <text:p>166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0])" office:value-type="float" office:value="149" calcext:value-type="float">
            <text:p>149</text:p>
          </table:table-cell>
          <table:table-cell table:style-name="ce2" table:formula="of:=FLOOR([.F40])" office:value-type="float" office:value="87" calcext:value-type="float">
            <text:p>87</text:p>
          </table:table-cell>
          <table:table-cell table:style-name="ce2" table:formula="of:=FLOOR([.G40])" office:value-type="float" office:value="108" calcext:value-type="float">
            <text:p>108</text:p>
          </table:table-cell>
          <table:table-cell table:style-name="ce3" table:formula="of:=&quot;#&quot;&amp;DEC2HEX(([.H168]*65536) + ([.I168] * 256) + [.J168];6)" office:value-type="string" office:string-value="#95576C" calcext:value-type="string">
            <text:p>#95576C</text:p>
          </table:table-cell>
          <table:table-cell/>
          <table:table-cell table:style-name="ce42" office:value-type="float" office:value="166" calcext:value-type="float">
            <text:p>166</text:p>
          </table:table-cell>
          <table:table-cell table:style-name="ce39" table:formula="of:=(BITAND(3;[.A168])*64)+FLOOR([.A168]/4)" office:value-type="float" office:value="169" calcext:value-type="float">
            <text:p>169</text:p>
          </table:table-cell>
          <table:table-cell table:style-name="ce44" table:formula="of:=VLOOKUP([.N168];MapPalRaw;8)" office:value-type="float" office:value="103" calcext:value-type="float">
            <text:p>103</text:p>
          </table:table-cell>
          <table:table-cell table:style-name="ce45" table:formula="of:=VLOOKUP([.N168];MapPalRaw;9)" office:value-type="float" office:value="117" calcext:value-type="float">
            <text:p>117</text:p>
          </table:table-cell>
          <table:table-cell table:style-name="ce46" table:formula="of:=VLOOKUP([.N168];MapPalRaw;10)" office:value-type="float" office:value="53" calcext:value-type="float">
            <text:p>53</text:p>
          </table:table-cell>
          <table:table-cell table:style-name="ce210"/>
        </table:table-row>
        <table:table-row table:style-name="ro1">
          <table:table-cell table:style-name="ce33" office:value-type="float" office:value="167" calcext:value-type="float">
            <text:p>167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1])" office:value-type="float" office:value="112" calcext:value-type="float">
            <text:p>112</text:p>
          </table:table-cell>
          <table:table-cell table:style-name="ce2" table:formula="of:=FLOOR([.F41])" office:value-type="float" office:value="108" calcext:value-type="float">
            <text:p>108</text:p>
          </table:table-cell>
          <table:table-cell table:style-name="ce2" table:formula="of:=FLOOR([.G41])" office:value-type="float" office:value="138" calcext:value-type="float">
            <text:p>138</text:p>
          </table:table-cell>
          <table:table-cell table:style-name="ce3" table:formula="of:=&quot;#&quot;&amp;DEC2HEX(([.H169]*65536) + ([.I169] * 256) + [.J169];6)" office:value-type="string" office:string-value="#706C8A" calcext:value-type="string">
            <text:p>#706C8A</text:p>
          </table:table-cell>
          <table:table-cell/>
          <table:table-cell table:style-name="ce42" office:value-type="float" office:value="167" calcext:value-type="float">
            <text:p>167</text:p>
          </table:table-cell>
          <table:table-cell table:style-name="ce39" table:formula="of:=(BITAND(3;[.A169])*64)+FLOOR([.A169]/4)" office:value-type="float" office:value="233" calcext:value-type="float">
            <text:p>233</text:p>
          </table:table-cell>
          <table:table-cell table:style-name="ce44" table:formula="of:=VLOOKUP([.N169];MapPalRaw;8)" office:value-type="float" office:value="54" calcext:value-type="float">
            <text:p>54</text:p>
          </table:table-cell>
          <table:table-cell table:style-name="ce45" table:formula="of:=VLOOKUP([.N169];MapPalRaw;9)" office:value-type="float" office:value="61" calcext:value-type="float">
            <text:p>61</text:p>
          </table:table-cell>
          <table:table-cell table:style-name="ce46" table:formula="of:=VLOOKUP([.N169];MapPalRaw;10)" office:value-type="float" office:value="28" calcext:value-type="float">
            <text:p>28</text:p>
          </table:table-cell>
          <table:table-cell table:style-name="ce211"/>
        </table:table-row>
        <table:table-row table:style-name="ro1">
          <table:table-cell table:style-name="ce33" office:value-type="float" office:value="168" calcext:value-type="float">
            <text:p>168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2])" office:value-type="float" office:value="186" calcext:value-type="float">
            <text:p>186</text:p>
          </table:table-cell>
          <table:table-cell table:style-name="ce2" table:formula="of:=FLOOR([.F42])" office:value-type="float" office:value="133" calcext:value-type="float">
            <text:p>133</text:p>
          </table:table-cell>
          <table:table-cell table:style-name="ce2" table:formula="of:=FLOOR([.G42])" office:value-type="float" office:value="36" calcext:value-type="float">
            <text:p>36</text:p>
          </table:table-cell>
          <table:table-cell table:style-name="ce3" table:formula="of:=&quot;#&quot;&amp;DEC2HEX(([.H170]*65536) + ([.I170] * 256) + [.J170];6)" office:value-type="string" office:string-value="#BA8524" calcext:value-type="string">
            <text:p>#BA8524</text:p>
          </table:table-cell>
          <table:table-cell/>
          <table:table-cell table:style-name="ce42" office:value-type="float" office:value="168" calcext:value-type="float">
            <text:p>168</text:p>
          </table:table-cell>
          <table:table-cell table:style-name="ce39" table:formula="of:=(BITAND(3;[.A170])*64)+FLOOR([.A170]/4)" office:value-type="float" office:value="42" calcext:value-type="float">
            <text:p>42</text:p>
          </table:table-cell>
          <table:table-cell table:style-name="ce44" table:formula="of:=VLOOKUP([.N170];MapPalRaw;8)" office:value-type="float" office:value="112" calcext:value-type="float">
            <text:p>112</text:p>
          </table:table-cell>
          <table:table-cell table:style-name="ce45" table:formula="of:=VLOOKUP([.N170];MapPalRaw;9)" office:value-type="float" office:value="54" calcext:value-type="float">
            <text:p>54</text:p>
          </table:table-cell>
          <table:table-cell table:style-name="ce46" table:formula="of:=VLOOKUP([.N170];MapPalRaw;10)" office:value-type="float" office:value="55" calcext:value-type="float">
            <text:p>55</text:p>
          </table:table-cell>
          <table:table-cell table:style-name="ce212"/>
        </table:table-row>
        <table:table-row table:style-name="ro1">
          <table:table-cell table:style-name="ce33" office:value-type="float" office:value="169" calcext:value-type="float">
            <text:p>169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3])" office:value-type="float" office:value="103" calcext:value-type="float">
            <text:p>103</text:p>
          </table:table-cell>
          <table:table-cell table:style-name="ce2" table:formula="of:=FLOOR([.F43])" office:value-type="float" office:value="117" calcext:value-type="float">
            <text:p>117</text:p>
          </table:table-cell>
          <table:table-cell table:style-name="ce2" table:formula="of:=FLOOR([.G43])" office:value-type="float" office:value="53" calcext:value-type="float">
            <text:p>53</text:p>
          </table:table-cell>
          <table:table-cell table:style-name="ce3" table:formula="of:=&quot;#&quot;&amp;DEC2HEX(([.H171]*65536) + ([.I171] * 256) + [.J171];6)" office:value-type="string" office:string-value="#677535" calcext:value-type="string">
            <text:p>#677535</text:p>
          </table:table-cell>
          <table:table-cell/>
          <table:table-cell table:style-name="ce42" office:value-type="float" office:value="169" calcext:value-type="float">
            <text:p>169</text:p>
          </table:table-cell>
          <table:table-cell table:style-name="ce39" table:formula="of:=(BITAND(3;[.A171])*64)+FLOOR([.A171]/4)" office:value-type="float" office:value="106" calcext:value-type="float">
            <text:p>106</text:p>
          </table:table-cell>
          <table:table-cell table:style-name="ce44" table:formula="of:=VLOOKUP([.N171];MapPalRaw;8)" office:value-type="float" office:value="138" calcext:value-type="float">
            <text:p>138</text:p>
          </table:table-cell>
          <table:table-cell table:style-name="ce45" table:formula="of:=VLOOKUP([.N171];MapPalRaw;9)" office:value-type="float" office:value="66" calcext:value-type="float">
            <text:p>66</text:p>
          </table:table-cell>
          <table:table-cell table:style-name="ce46" table:formula="of:=VLOOKUP([.N171];MapPalRaw;10)" office:value-type="float" office:value="67" calcext:value-type="float">
            <text:p>67</text:p>
          </table:table-cell>
          <table:table-cell table:style-name="ce213"/>
        </table:table-row>
        <table:table-row table:style-name="ro1">
          <table:table-cell table:style-name="ce33" office:value-type="float" office:value="170" calcext:value-type="float">
            <text:p>170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4])" office:value-type="float" office:value="160" calcext:value-type="float">
            <text:p>160</text:p>
          </table:table-cell>
          <table:table-cell table:style-name="ce2" table:formula="of:=FLOOR([.F44])" office:value-type="float" office:value="77" calcext:value-type="float">
            <text:p>77</text:p>
          </table:table-cell>
          <table:table-cell table:style-name="ce2" table:formula="of:=FLOOR([.G44])" office:value-type="float" office:value="78" calcext:value-type="float">
            <text:p>78</text:p>
          </table:table-cell>
          <table:table-cell table:style-name="ce3" table:formula="of:=&quot;#&quot;&amp;DEC2HEX(([.H172]*65536) + ([.I172] * 256) + [.J172];6)" office:value-type="string" office:string-value="#A04D4E" calcext:value-type="string">
            <text:p>#A04D4E</text:p>
          </table:table-cell>
          <table:table-cell/>
          <table:table-cell table:style-name="ce42" office:value-type="float" office:value="170" calcext:value-type="float">
            <text:p>170</text:p>
          </table:table-cell>
          <table:table-cell table:style-name="ce39" table:formula="of:=(BITAND(3;[.A172])*64)+FLOOR([.A172]/4)" office:value-type="float" office:value="170" calcext:value-type="float">
            <text:p>170</text:p>
          </table:table-cell>
          <table:table-cell table:style-name="ce44" table:formula="of:=VLOOKUP([.N172];MapPalRaw;8)" office:value-type="float" office:value="160" calcext:value-type="float">
            <text:p>160</text:p>
          </table:table-cell>
          <table:table-cell table:style-name="ce45" table:formula="of:=VLOOKUP([.N172];MapPalRaw;9)" office:value-type="float" office:value="77" calcext:value-type="float">
            <text:p>77</text:p>
          </table:table-cell>
          <table:table-cell table:style-name="ce46" table:formula="of:=VLOOKUP([.N172];MapPalRaw;10)" office:value-type="float" office:value="78" calcext:value-type="float">
            <text:p>78</text:p>
          </table:table-cell>
          <table:table-cell table:style-name="ce214"/>
        </table:table-row>
        <table:table-row table:style-name="ro1">
          <table:table-cell table:style-name="ce33" office:value-type="float" office:value="171" calcext:value-type="float">
            <text:p>171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5])" office:value-type="float" office:value="57" calcext:value-type="float">
            <text:p>57</text:p>
          </table:table-cell>
          <table:table-cell table:style-name="ce2" table:formula="of:=FLOOR([.F45])" office:value-type="float" office:value="41" calcext:value-type="float">
            <text:p>41</text:p>
          </table:table-cell>
          <table:table-cell table:style-name="ce2" table:formula="of:=FLOOR([.G45])" office:value-type="float" office:value="35" calcext:value-type="float">
            <text:p>35</text:p>
          </table:table-cell>
          <table:table-cell table:style-name="ce3" table:formula="of:=&quot;#&quot;&amp;DEC2HEX(([.H173]*65536) + ([.I173] * 256) + [.J173];6)" office:value-type="string" office:string-value="#392923" calcext:value-type="string">
            <text:p>#392923</text:p>
          </table:table-cell>
          <table:table-cell/>
          <table:table-cell table:style-name="ce42" office:value-type="float" office:value="171" calcext:value-type="float">
            <text:p>171</text:p>
          </table:table-cell>
          <table:table-cell table:style-name="ce39" table:formula="of:=(BITAND(3;[.A173])*64)+FLOOR([.A173]/4)" office:value-type="float" office:value="234" calcext:value-type="float">
            <text:p>234</text:p>
          </table:table-cell>
          <table:table-cell table:style-name="ce44" table:formula="of:=VLOOKUP([.N173];MapPalRaw;8)" office:value-type="float" office:value="84" calcext:value-type="float">
            <text:p>84</text:p>
          </table:table-cell>
          <table:table-cell table:style-name="ce45" table:formula="of:=VLOOKUP([.N173];MapPalRaw;9)" office:value-type="float" office:value="40" calcext:value-type="float">
            <text:p>40</text:p>
          </table:table-cell>
          <table:table-cell table:style-name="ce46" table:formula="of:=VLOOKUP([.N173];MapPalRaw;10)" office:value-type="float" office:value="41" calcext:value-type="float">
            <text:p>41</text:p>
          </table:table-cell>
          <table:table-cell table:style-name="ce215"/>
        </table:table-row>
        <table:table-row table:style-name="ro1">
          <table:table-cell table:style-name="ce33" office:value-type="float" office:value="172" calcext:value-type="float">
            <text:p>172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6])" office:value-type="float" office:value="135" calcext:value-type="float">
            <text:p>135</text:p>
          </table:table-cell>
          <table:table-cell table:style-name="ce2" table:formula="of:=FLOOR([.F46])" office:value-type="float" office:value="107" calcext:value-type="float">
            <text:p>107</text:p>
          </table:table-cell>
          <table:table-cell table:style-name="ce2" table:formula="of:=FLOOR([.G46])" office:value-type="float" office:value="98" calcext:value-type="float">
            <text:p>98</text:p>
          </table:table-cell>
          <table:table-cell table:style-name="ce3" table:formula="of:=&quot;#&quot;&amp;DEC2HEX(([.H174]*65536) + ([.I174] * 256) + [.J174];6)" office:value-type="string" office:string-value="#876B62" calcext:value-type="string">
            <text:p>#876B62</text:p>
          </table:table-cell>
          <table:table-cell/>
          <table:table-cell table:style-name="ce42" office:value-type="float" office:value="172" calcext:value-type="float">
            <text:p>172</text:p>
          </table:table-cell>
          <table:table-cell table:style-name="ce39" table:formula="of:=(BITAND(3;[.A174])*64)+FLOOR([.A174]/4)" office:value-type="float" office:value="43" calcext:value-type="float">
            <text:p>43</text:p>
          </table:table-cell>
          <table:table-cell table:style-name="ce44" table:formula="of:=VLOOKUP([.N174];MapPalRaw;8)" office:value-type="float" office:value="40" calcext:value-type="float">
            <text:p>40</text:p>
          </table:table-cell>
          <table:table-cell table:style-name="ce45" table:formula="of:=VLOOKUP([.N174];MapPalRaw;9)" office:value-type="float" office:value="28" calcext:value-type="float">
            <text:p>28</text:p>
          </table:table-cell>
          <table:table-cell table:style-name="ce46" table:formula="of:=VLOOKUP([.N174];MapPalRaw;10)" office:value-type="float" office:value="24" calcext:value-type="float">
            <text:p>24</text:p>
          </table:table-cell>
          <table:table-cell table:style-name="ce216"/>
        </table:table-row>
        <table:table-row table:style-name="ro1">
          <table:table-cell table:style-name="ce33" office:value-type="float" office:value="173" calcext:value-type="float">
            <text:p>173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7])" office:value-type="float" office:value="87" calcext:value-type="float">
            <text:p>87</text:p>
          </table:table-cell>
          <table:table-cell table:style-name="ce2" table:formula="of:=FLOOR([.F47])" office:value-type="float" office:value="92" calcext:value-type="float">
            <text:p>92</text:p>
          </table:table-cell>
          <table:table-cell table:style-name="ce2" table:formula="of:=FLOOR([.G47])" office:value-type="float" office:value="92" calcext:value-type="float">
            <text:p>92</text:p>
          </table:table-cell>
          <table:table-cell table:style-name="ce3" table:formula="of:=&quot;#&quot;&amp;DEC2HEX(([.H175]*65536) + ([.I175] * 256) + [.J175];6)" office:value-type="string" office:string-value="#575C5C" calcext:value-type="string">
            <text:p>#575C5C</text:p>
          </table:table-cell>
          <table:table-cell/>
          <table:table-cell table:style-name="ce42" office:value-type="float" office:value="173" calcext:value-type="float">
            <text:p>173</text:p>
          </table:table-cell>
          <table:table-cell table:style-name="ce39" table:formula="of:=(BITAND(3;[.A175])*64)+FLOOR([.A175]/4)" office:value-type="float" office:value="107" calcext:value-type="float">
            <text:p>107</text:p>
          </table:table-cell>
          <table:table-cell table:style-name="ce44" table:formula="of:=VLOOKUP([.N175];MapPalRaw;8)" office:value-type="float" office:value="49" calcext:value-type="float">
            <text:p>49</text:p>
          </table:table-cell>
          <table:table-cell table:style-name="ce45" table:formula="of:=VLOOKUP([.N175];MapPalRaw;9)" office:value-type="float" office:value="35" calcext:value-type="float">
            <text:p>35</text:p>
          </table:table-cell>
          <table:table-cell table:style-name="ce46" table:formula="of:=VLOOKUP([.N175];MapPalRaw;10)" office:value-type="float" office:value="30" calcext:value-type="float">
            <text:p>30</text:p>
          </table:table-cell>
          <table:table-cell table:style-name="ce217"/>
        </table:table-row>
        <table:table-row table:style-name="ro1">
          <table:table-cell table:style-name="ce33" office:value-type="float" office:value="174" calcext:value-type="float">
            <text:p>174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8])" office:value-type="float" office:value="122" calcext:value-type="float">
            <text:p>122</text:p>
          </table:table-cell>
          <table:table-cell table:style-name="ce2" table:formula="of:=FLOOR([.F48])" office:value-type="float" office:value="73" calcext:value-type="float">
            <text:p>73</text:p>
          </table:table-cell>
          <table:table-cell table:style-name="ce2" table:formula="of:=FLOOR([.G48])" office:value-type="float" office:value="88" calcext:value-type="float">
            <text:p>88</text:p>
          </table:table-cell>
          <table:table-cell table:style-name="ce3" table:formula="of:=&quot;#&quot;&amp;DEC2HEX(([.H176]*65536) + ([.I176] * 256) + [.J176];6)" office:value-type="string" office:string-value="#7A4958" calcext:value-type="string">
            <text:p>#7A4958</text:p>
          </table:table-cell>
          <table:table-cell/>
          <table:table-cell table:style-name="ce42" office:value-type="float" office:value="174" calcext:value-type="float">
            <text:p>174</text:p>
          </table:table-cell>
          <table:table-cell table:style-name="ce39" table:formula="of:=(BITAND(3;[.A176])*64)+FLOOR([.A176]/4)" office:value-type="float" office:value="171" calcext:value-type="float">
            <text:p>171</text:p>
          </table:table-cell>
          <table:table-cell table:style-name="ce44" table:formula="of:=VLOOKUP([.N176];MapPalRaw;8)" office:value-type="float" office:value="57" calcext:value-type="float">
            <text:p>57</text:p>
          </table:table-cell>
          <table:table-cell table:style-name="ce45" table:formula="of:=VLOOKUP([.N176];MapPalRaw;9)" office:value-type="float" office:value="41" calcext:value-type="float">
            <text:p>41</text:p>
          </table:table-cell>
          <table:table-cell table:style-name="ce46" table:formula="of:=VLOOKUP([.N176];MapPalRaw;10)" office:value-type="float" office:value="35" calcext:value-type="float">
            <text:p>35</text:p>
          </table:table-cell>
          <table:table-cell table:style-name="ce218"/>
        </table:table-row>
        <table:table-row table:style-name="ro1">
          <table:table-cell table:style-name="ce33" office:value-type="float" office:value="175" calcext:value-type="float">
            <text:p>175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9])" office:value-type="float" office:value="76" calcext:value-type="float">
            <text:p>76</text:p>
          </table:table-cell>
          <table:table-cell table:style-name="ce2" table:formula="of:=FLOOR([.F49])" office:value-type="float" office:value="62" calcext:value-type="float">
            <text:p>62</text:p>
          </table:table-cell>
          <table:table-cell table:style-name="ce2" table:formula="of:=FLOOR([.G49])" office:value-type="float" office:value="92" calcext:value-type="float">
            <text:p>92</text:p>
          </table:table-cell>
          <table:table-cell table:style-name="ce3" table:formula="of:=&quot;#&quot;&amp;DEC2HEX(([.H177]*65536) + ([.I177] * 256) + [.J177];6)" office:value-type="string" office:string-value="#4C3E5C" calcext:value-type="string">
            <text:p>#4C3E5C</text:p>
          </table:table-cell>
          <table:table-cell/>
          <table:table-cell table:style-name="ce42" office:value-type="float" office:value="175" calcext:value-type="float">
            <text:p>175</text:p>
          </table:table-cell>
          <table:table-cell table:style-name="ce39" table:formula="of:=(BITAND(3;[.A177])*64)+FLOOR([.A177]/4)" office:value-type="float" office:value="235" calcext:value-type="float">
            <text:p>235</text:p>
          </table:table-cell>
          <table:table-cell table:style-name="ce44" table:formula="of:=VLOOKUP([.N177];MapPalRaw;8)" office:value-type="float" office:value="30" calcext:value-type="float">
            <text:p>30</text:p>
          </table:table-cell>
          <table:table-cell table:style-name="ce45" table:formula="of:=VLOOKUP([.N177];MapPalRaw;9)" office:value-type="float" office:value="21" calcext:value-type="float">
            <text:p>21</text:p>
          </table:table-cell>
          <table:table-cell table:style-name="ce46" table:formula="of:=VLOOKUP([.N177];MapPalRaw;10)" office:value-type="float" office:value="18" calcext:value-type="float">
            <text:p>18</text:p>
          </table:table-cell>
          <table:table-cell table:style-name="ce219"/>
        </table:table-row>
        <table:table-row table:style-name="ro1">
          <table:table-cell table:style-name="ce33" office:value-type="float" office:value="176" calcext:value-type="float">
            <text:p>176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50])" office:value-type="float" office:value="76" calcext:value-type="float">
            <text:p>76</text:p>
          </table:table-cell>
          <table:table-cell table:style-name="ce2" table:formula="of:=FLOOR([.F50])" office:value-type="float" office:value="50" calcext:value-type="float">
            <text:p>50</text:p>
          </table:table-cell>
          <table:table-cell table:style-name="ce2" table:formula="of:=FLOOR([.G50])" office:value-type="float" office:value="35" calcext:value-type="float">
            <text:p>35</text:p>
          </table:table-cell>
          <table:table-cell table:style-name="ce3" table:formula="of:=&quot;#&quot;&amp;DEC2HEX(([.H178]*65536) + ([.I178] * 256) + [.J178];6)" office:value-type="string" office:string-value="#4C3223" calcext:value-type="string">
            <text:p>#4C3223</text:p>
          </table:table-cell>
          <table:table-cell/>
          <table:table-cell table:style-name="ce42" office:value-type="float" office:value="176" calcext:value-type="float">
            <text:p>176</text:p>
          </table:table-cell>
          <table:table-cell table:style-name="ce39" table:formula="of:=(BITAND(3;[.A178])*64)+FLOOR([.A178]/4)" office:value-type="float" office:value="44" calcext:value-type="float">
            <text:p>44</text:p>
          </table:table-cell>
          <table:table-cell table:style-name="ce44" table:formula="of:=VLOOKUP([.N178];MapPalRaw;8)" office:value-type="float" office:value="95" calcext:value-type="float">
            <text:p>95</text:p>
          </table:table-cell>
          <table:table-cell table:style-name="ce45" table:formula="of:=VLOOKUP([.N178];MapPalRaw;9)" office:value-type="float" office:value="75" calcext:value-type="float">
            <text:p>75</text:p>
          </table:table-cell>
          <table:table-cell table:style-name="ce46" table:formula="of:=VLOOKUP([.N178];MapPalRaw;10)" office:value-type="float" office:value="69" calcext:value-type="float">
            <text:p>69</text:p>
          </table:table-cell>
          <table:table-cell table:style-name="ce220"/>
        </table:table-row>
        <table:table-row table:style-name="ro1">
          <table:table-cell table:style-name="ce33" office:value-type="float" office:value="177" calcext:value-type="float">
            <text:p>177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51])" office:value-type="float" office:value="76" calcext:value-type="float">
            <text:p>76</text:p>
          </table:table-cell>
          <table:table-cell table:style-name="ce2" table:formula="of:=FLOOR([.F51])" office:value-type="float" office:value="82" calcext:value-type="float">
            <text:p>82</text:p>
          </table:table-cell>
          <table:table-cell table:style-name="ce2" table:formula="of:=FLOOR([.G51])" office:value-type="float" office:value="42" calcext:value-type="float">
            <text:p>42</text:p>
          </table:table-cell>
          <table:table-cell table:style-name="ce3" table:formula="of:=&quot;#&quot;&amp;DEC2HEX(([.H179]*65536) + ([.I179] * 256) + [.J179];6)" office:value-type="string" office:string-value="#4C522A" calcext:value-type="string">
            <text:p>#4C522A</text:p>
          </table:table-cell>
          <table:table-cell/>
          <table:table-cell table:style-name="ce42" office:value-type="float" office:value="177" calcext:value-type="float">
            <text:p>177</text:p>
          </table:table-cell>
          <table:table-cell table:style-name="ce39" table:formula="of:=(BITAND(3;[.A179])*64)+FLOOR([.A179]/4)" office:value-type="float" office:value="108" calcext:value-type="float">
            <text:p>108</text:p>
          </table:table-cell>
          <table:table-cell table:style-name="ce44" table:formula="of:=VLOOKUP([.N179];MapPalRaw;8)" office:value-type="float" office:value="116" calcext:value-type="float">
            <text:p>116</text:p>
          </table:table-cell>
          <table:table-cell table:style-name="ce45" table:formula="of:=VLOOKUP([.N179];MapPalRaw;9)" office:value-type="float" office:value="92" calcext:value-type="float">
            <text:p>92</text:p>
          </table:table-cell>
          <table:table-cell table:style-name="ce46" table:formula="of:=VLOOKUP([.N179];MapPalRaw;10)" office:value-type="float" office:value="84" calcext:value-type="float">
            <text:p>84</text:p>
          </table:table-cell>
          <table:table-cell table:style-name="ce221"/>
        </table:table-row>
        <table:table-row table:style-name="ro1">
          <table:table-cell table:style-name="ce33" office:value-type="float" office:value="178" calcext:value-type="float">
            <text:p>178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52])" office:value-type="float" office:value="142" calcext:value-type="float">
            <text:p>142</text:p>
          </table:table-cell>
          <table:table-cell table:style-name="ce2" table:formula="of:=FLOOR([.F52])" office:value-type="float" office:value="60" calcext:value-type="float">
            <text:p>60</text:p>
          </table:table-cell>
          <table:table-cell table:style-name="ce2" table:formula="of:=FLOOR([.G52])" office:value-type="float" office:value="46" calcext:value-type="float">
            <text:p>46</text:p>
          </table:table-cell>
          <table:table-cell table:style-name="ce3" table:formula="of:=&quot;#&quot;&amp;DEC2HEX(([.H180]*65536) + ([.I180] * 256) + [.J180];6)" office:value-type="string" office:string-value="#8E3C2E" calcext:value-type="string">
            <text:p>#8E3C2E</text:p>
          </table:table-cell>
          <table:table-cell/>
          <table:table-cell table:style-name="ce42" office:value-type="float" office:value="178" calcext:value-type="float">
            <text:p>178</text:p>
          </table:table-cell>
          <table:table-cell table:style-name="ce39" table:formula="of:=(BITAND(3;[.A180])*64)+FLOOR([.A180]/4)" office:value-type="float" office:value="172" calcext:value-type="float">
            <text:p>172</text:p>
          </table:table-cell>
          <table:table-cell table:style-name="ce44" table:formula="of:=VLOOKUP([.N180];MapPalRaw;8)" office:value-type="float" office:value="135" calcext:value-type="float">
            <text:p>135</text:p>
          </table:table-cell>
          <table:table-cell table:style-name="ce45" table:formula="of:=VLOOKUP([.N180];MapPalRaw;9)" office:value-type="float" office:value="107" calcext:value-type="float">
            <text:p>107</text:p>
          </table:table-cell>
          <table:table-cell table:style-name="ce46" table:formula="of:=VLOOKUP([.N180];MapPalRaw;10)" office:value-type="float" office:value="98" calcext:value-type="float">
            <text:p>98</text:p>
          </table:table-cell>
          <table:table-cell table:style-name="ce222"/>
        </table:table-row>
        <table:table-row table:style-name="ro1">
          <table:table-cell table:style-name="ce33" office:value-type="float" office:value="179" calcext:value-type="float">
            <text:p>179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53])" office:value-type="float" office:value="37" calcext:value-type="float">
            <text:p>37</text:p>
          </table:table-cell>
          <table:table-cell table:style-name="ce2" table:formula="of:=FLOOR([.F53])" office:value-type="float" office:value="22" calcext:value-type="float">
            <text:p>22</text:p>
          </table:table-cell>
          <table:table-cell table:style-name="ce2" table:formula="of:=FLOOR([.G53])" office:value-type="float" office:value="16" calcext:value-type="float">
            <text:p>16</text:p>
          </table:table-cell>
          <table:table-cell table:style-name="ce3" table:formula="of:=&quot;#&quot;&amp;DEC2HEX(([.H181]*65536) + ([.I181] * 256) + [.J181];6)" office:value-type="string" office:string-value="#251610" calcext:value-type="string">
            <text:p>#251610</text:p>
          </table:table-cell>
          <table:table-cell/>
          <table:table-cell table:style-name="ce42" office:value-type="float" office:value="179" calcext:value-type="float">
            <text:p>179</text:p>
          </table:table-cell>
          <table:table-cell table:style-name="ce39" table:formula="of:=(BITAND(3;[.A181])*64)+FLOOR([.A181]/4)" office:value-type="float" office:value="236" calcext:value-type="float">
            <text:p>236</text:p>
          </table:table-cell>
          <table:table-cell table:style-name="ce44" table:formula="of:=VLOOKUP([.N181];MapPalRaw;8)" office:value-type="float" office:value="71" calcext:value-type="float">
            <text:p>71</text:p>
          </table:table-cell>
          <table:table-cell table:style-name="ce45" table:formula="of:=VLOOKUP([.N181];MapPalRaw;9)" office:value-type="float" office:value="56" calcext:value-type="float">
            <text:p>56</text:p>
          </table:table-cell>
          <table:table-cell table:style-name="ce46" table:formula="of:=VLOOKUP([.N181];MapPalRaw;10)" office:value-type="float" office:value="51" calcext:value-type="float">
            <text:p>51</text:p>
          </table:table-cell>
          <table:table-cell table:style-name="ce223"/>
        </table:table-row>
        <table:table-row table:style-name="ro1">
          <table:table-cell table:style-name="ce33" office:value-type="float" office:value="180" calcext:value-type="float">
            <text:p>180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82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82]*65536) + ([.I182] * 256) + [.J182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0" calcext:value-type="float">
            <text:p>180</text:p>
          </table:table-cell>
          <table:table-cell table:style-name="ce39" table:formula="of:=(BITAND(3;[.A182])*64)+FLOOR([.A182]/4)" office:value-type="float" office:value="45" calcext:value-type="float">
            <text:p>45</text:p>
          </table:table-cell>
          <table:table-cell table:style-name="ce44" table:formula="of:=VLOOKUP([.N182];MapPalRaw;8)" office:value-type="float" office:value="61" calcext:value-type="float">
            <text:p>61</text:p>
          </table:table-cell>
          <table:table-cell table:style-name="ce45" table:formula="of:=VLOOKUP([.N182];MapPalRaw;9)" office:value-type="float" office:value="64" calcext:value-type="float">
            <text:p>64</text:p>
          </table:table-cell>
          <table:table-cell table:style-name="ce46" table:formula="of:=VLOOKUP([.N182];MapPalRaw;10)" office:value-type="float" office:value="64" calcext:value-type="float">
            <text:p>64</text:p>
          </table:table-cell>
          <table:table-cell table:style-name="ce224"/>
        </table:table-row>
        <table:table-row table:style-name="ro1">
          <table:table-cell table:style-name="ce33" office:value-type="float" office:value="181" calcext:value-type="float">
            <text:p>181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83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83]*65536) + ([.I183] * 256) + [.J183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1" calcext:value-type="float">
            <text:p>181</text:p>
          </table:table-cell>
          <table:table-cell table:style-name="ce39" table:formula="of:=(BITAND(3;[.A183])*64)+FLOOR([.A183]/4)" office:value-type="float" office:value="109" calcext:value-type="float">
            <text:p>109</text:p>
          </table:table-cell>
          <table:table-cell table:style-name="ce44" table:formula="of:=VLOOKUP([.N183];MapPalRaw;8)" office:value-type="float" office:value="75" calcext:value-type="float">
            <text:p>75</text:p>
          </table:table-cell>
          <table:table-cell table:style-name="ce45" table:formula="of:=VLOOKUP([.N183];MapPalRaw;9)" office:value-type="float" office:value="79" calcext:value-type="float">
            <text:p>79</text:p>
          </table:table-cell>
          <table:table-cell table:style-name="ce46" table:formula="of:=VLOOKUP([.N183];MapPalRaw;10)" office:value-type="float" office:value="79" calcext:value-type="float">
            <text:p>79</text:p>
          </table:table-cell>
          <table:table-cell table:style-name="ce225"/>
        </table:table-row>
        <table:table-row table:style-name="ro1">
          <table:table-cell table:style-name="ce33" office:value-type="float" office:value="182" calcext:value-type="float">
            <text:p>182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84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84]*65536) + ([.I184] * 256) + [.J184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2" calcext:value-type="float">
            <text:p>182</text:p>
          </table:table-cell>
          <table:table-cell table:style-name="ce39" table:formula="of:=(BITAND(3;[.A184])*64)+FLOOR([.A184]/4)" office:value-type="float" office:value="173" calcext:value-type="float">
            <text:p>173</text:p>
          </table:table-cell>
          <table:table-cell table:style-name="ce44" table:formula="of:=VLOOKUP([.N184];MapPalRaw;8)" office:value-type="float" office:value="87" calcext:value-type="float">
            <text:p>87</text:p>
          </table:table-cell>
          <table:table-cell table:style-name="ce45" table:formula="of:=VLOOKUP([.N184];MapPalRaw;9)" office:value-type="float" office:value="92" calcext:value-type="float">
            <text:p>92</text:p>
          </table:table-cell>
          <table:table-cell table:style-name="ce46" table:formula="of:=VLOOKUP([.N184];MapPalRaw;10)" office:value-type="float" office:value="92" calcext:value-type="float">
            <text:p>92</text:p>
          </table:table-cell>
          <table:table-cell table:style-name="ce226"/>
        </table:table-row>
        <table:table-row table:style-name="ro1">
          <table:table-cell table:style-name="ce33" office:value-type="float" office:value="183" calcext:value-type="float">
            <text:p>183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85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85]*65536) + ([.I185] * 256) + [.J185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3" calcext:value-type="float">
            <text:p>183</text:p>
          </table:table-cell>
          <table:table-cell table:style-name="ce39" table:formula="of:=(BITAND(3;[.A185])*64)+FLOOR([.A185]/4)" office:value-type="float" office:value="237" calcext:value-type="float">
            <text:p>237</text:p>
          </table:table-cell>
          <table:table-cell table:style-name="ce44" table:formula="of:=VLOOKUP([.N185];MapPalRaw;8)" office:value-type="float" office:value="46" calcext:value-type="float">
            <text:p>46</text:p>
          </table:table-cell>
          <table:table-cell table:style-name="ce45" table:formula="of:=VLOOKUP([.N185];MapPalRaw;9)" office:value-type="float" office:value="48" calcext:value-type="float">
            <text:p>48</text:p>
          </table:table-cell>
          <table:table-cell table:style-name="ce46" table:formula="of:=VLOOKUP([.N185];MapPalRaw;10)" office:value-type="float" office:value="48" calcext:value-type="float">
            <text:p>48</text:p>
          </table:table-cell>
          <table:table-cell table:style-name="ce227"/>
        </table:table-row>
        <table:table-row table:style-name="ro1">
          <table:table-cell table:style-name="ce33" office:value-type="float" office:value="184" calcext:value-type="float">
            <text:p>184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86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86]*65536) + ([.I186] * 256) + [.J186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4" calcext:value-type="float">
            <text:p>184</text:p>
          </table:table-cell>
          <table:table-cell table:style-name="ce39" table:formula="of:=(BITAND(3;[.A186])*64)+FLOOR([.A186]/4)" office:value-type="float" office:value="46" calcext:value-type="float">
            <text:p>46</text:p>
          </table:table-cell>
          <table:table-cell table:style-name="ce44" table:formula="of:=VLOOKUP([.N186];MapPalRaw;8)" office:value-type="float" office:value="86" calcext:value-type="float">
            <text:p>86</text:p>
          </table:table-cell>
          <table:table-cell table:style-name="ce45" table:formula="of:=VLOOKUP([.N186];MapPalRaw;9)" office:value-type="float" office:value="51" calcext:value-type="float">
            <text:p>51</text:p>
          </table:table-cell>
          <table:table-cell table:style-name="ce46" table:formula="of:=VLOOKUP([.N186];MapPalRaw;10)" office:value-type="float" office:value="62" calcext:value-type="float">
            <text:p>62</text:p>
          </table:table-cell>
          <table:table-cell table:style-name="ce228"/>
        </table:table-row>
        <table:table-row table:style-name="ro1">
          <table:table-cell table:style-name="ce33" office:value-type="float" office:value="185" calcext:value-type="float">
            <text:p>185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87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87]*65536) + ([.I187] * 256) + [.J187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5" calcext:value-type="float">
            <text:p>185</text:p>
          </table:table-cell>
          <table:table-cell table:style-name="ce39" table:formula="of:=(BITAND(3;[.A187])*64)+FLOOR([.A187]/4)" office:value-type="float" office:value="110" calcext:value-type="float">
            <text:p>110</text:p>
          </table:table-cell>
          <table:table-cell table:style-name="ce44" table:formula="of:=VLOOKUP([.N187];MapPalRaw;8)" office:value-type="float" office:value="105" calcext:value-type="float">
            <text:p>105</text:p>
          </table:table-cell>
          <table:table-cell table:style-name="ce45" table:formula="of:=VLOOKUP([.N187];MapPalRaw;9)" office:value-type="float" office:value="62" calcext:value-type="float">
            <text:p>62</text:p>
          </table:table-cell>
          <table:table-cell table:style-name="ce46" table:formula="of:=VLOOKUP([.N187];MapPalRaw;10)" office:value-type="float" office:value="75" calcext:value-type="float">
            <text:p>75</text:p>
          </table:table-cell>
          <table:table-cell table:style-name="ce229"/>
        </table:table-row>
        <table:table-row table:style-name="ro1">
          <table:table-cell table:style-name="ce33" office:value-type="float" office:value="186" calcext:value-type="float">
            <text:p>186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88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88]*65536) + ([.I188] * 256) + [.J188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6" calcext:value-type="float">
            <text:p>186</text:p>
          </table:table-cell>
          <table:table-cell table:style-name="ce39" table:formula="of:=(BITAND(3;[.A188])*64)+FLOOR([.A188]/4)" office:value-type="float" office:value="174" calcext:value-type="float">
            <text:p>174</text:p>
          </table:table-cell>
          <table:table-cell table:style-name="ce44" table:formula="of:=VLOOKUP([.N188];MapPalRaw;8)" office:value-type="float" office:value="122" calcext:value-type="float">
            <text:p>122</text:p>
          </table:table-cell>
          <table:table-cell table:style-name="ce45" table:formula="of:=VLOOKUP([.N188];MapPalRaw;9)" office:value-type="float" office:value="73" calcext:value-type="float">
            <text:p>73</text:p>
          </table:table-cell>
          <table:table-cell table:style-name="ce46" table:formula="of:=VLOOKUP([.N188];MapPalRaw;10)" office:value-type="float" office:value="88" calcext:value-type="float">
            <text:p>88</text:p>
          </table:table-cell>
          <table:table-cell table:style-name="ce230"/>
        </table:table-row>
        <table:table-row table:style-name="ro1">
          <table:table-cell table:style-name="ce33" office:value-type="float" office:value="187" calcext:value-type="float">
            <text:p>187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89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89]*65536) + ([.I189] * 256) + [.J189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7" calcext:value-type="float">
            <text:p>187</text:p>
          </table:table-cell>
          <table:table-cell table:style-name="ce39" table:formula="of:=(BITAND(3;[.A189])*64)+FLOOR([.A189]/4)" office:value-type="float" office:value="238" calcext:value-type="float">
            <text:p>238</text:p>
          </table:table-cell>
          <table:table-cell table:style-name="ce44" table:formula="of:=VLOOKUP([.N189];MapPalRaw;8)" office:value-type="float" office:value="64" calcext:value-type="float">
            <text:p>64</text:p>
          </table:table-cell>
          <table:table-cell table:style-name="ce45" table:formula="of:=VLOOKUP([.N189];MapPalRaw;9)" office:value-type="float" office:value="38" calcext:value-type="float">
            <text:p>38</text:p>
          </table:table-cell>
          <table:table-cell table:style-name="ce46" table:formula="of:=VLOOKUP([.N189];MapPalRaw;10)" office:value-type="float" office:value="46" calcext:value-type="float">
            <text:p>46</text:p>
          </table:table-cell>
          <table:table-cell table:style-name="ce231"/>
        </table:table-row>
        <table:table-row table:style-name="ro1">
          <table:table-cell table:style-name="ce33" office:value-type="float" office:value="188" calcext:value-type="float">
            <text:p>188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90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90]*65536) + ([.I190] * 256) + [.J190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8" calcext:value-type="float">
            <text:p>188</text:p>
          </table:table-cell>
          <table:table-cell table:style-name="ce39" table:formula="of:=(BITAND(3;[.A190])*64)+FLOOR([.A190]/4)" office:value-type="float" office:value="47" calcext:value-type="float">
            <text:p>47</text:p>
          </table:table-cell>
          <table:table-cell table:style-name="ce44" table:formula="of:=VLOOKUP([.N190];MapPalRaw;8)" office:value-type="float" office:value="53" calcext:value-type="float">
            <text:p>53</text:p>
          </table:table-cell>
          <table:table-cell table:style-name="ce45" table:formula="of:=VLOOKUP([.N190];MapPalRaw;9)" office:value-type="float" office:value="43" calcext:value-type="float">
            <text:p>43</text:p>
          </table:table-cell>
          <table:table-cell table:style-name="ce46" table:formula="of:=VLOOKUP([.N190];MapPalRaw;10)" office:value-type="float" office:value="64" calcext:value-type="float">
            <text:p>64</text:p>
          </table:table-cell>
          <table:table-cell table:style-name="ce232"/>
        </table:table-row>
        <table:table-row table:style-name="ro1">
          <table:table-cell table:style-name="ce33" office:value-type="float" office:value="189" calcext:value-type="float">
            <text:p>189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91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91]*65536) + ([.I191] * 256) + [.J191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9" calcext:value-type="float">
            <text:p>189</text:p>
          </table:table-cell>
          <table:table-cell table:style-name="ce39" table:formula="of:=(BITAND(3;[.A191])*64)+FLOOR([.A191]/4)" office:value-type="float" office:value="111" calcext:value-type="float">
            <text:p>111</text:p>
          </table:table-cell>
          <table:table-cell table:style-name="ce44" table:formula="of:=VLOOKUP([.N191];MapPalRaw;8)" office:value-type="float" office:value="65" calcext:value-type="float">
            <text:p>65</text:p>
          </table:table-cell>
          <table:table-cell table:style-name="ce45" table:formula="of:=VLOOKUP([.N191];MapPalRaw;9)" office:value-type="float" office:value="53" calcext:value-type="float">
            <text:p>53</text:p>
          </table:table-cell>
          <table:table-cell table:style-name="ce46" table:formula="of:=VLOOKUP([.N191];MapPalRaw;10)" office:value-type="float" office:value="79" calcext:value-type="float">
            <text:p>79</text:p>
          </table:table-cell>
          <table:table-cell table:style-name="ce233"/>
        </table:table-row>
        <table:table-row table:style-name="ro1">
          <table:table-cell table:style-name="ce33" office:value-type="float" office:value="190" calcext:value-type="float">
            <text:p>190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92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92]*65536) + ([.I192] * 256) + [.J192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90" calcext:value-type="float">
            <text:p>190</text:p>
          </table:table-cell>
          <table:table-cell table:style-name="ce39" table:formula="of:=(BITAND(3;[.A192])*64)+FLOOR([.A192]/4)" office:value-type="float" office:value="175" calcext:value-type="float">
            <text:p>175</text:p>
          </table:table-cell>
          <table:table-cell table:style-name="ce44" table:formula="of:=VLOOKUP([.N192];MapPalRaw;8)" office:value-type="float" office:value="76" calcext:value-type="float">
            <text:p>76</text:p>
          </table:table-cell>
          <table:table-cell table:style-name="ce45" table:formula="of:=VLOOKUP([.N192];MapPalRaw;9)" office:value-type="float" office:value="62" calcext:value-type="float">
            <text:p>62</text:p>
          </table:table-cell>
          <table:table-cell table:style-name="ce46" table:formula="of:=VLOOKUP([.N192];MapPalRaw;10)" office:value-type="float" office:value="92" calcext:value-type="float">
            <text:p>92</text:p>
          </table:table-cell>
          <table:table-cell table:style-name="ce234"/>
        </table:table-row>
        <table:table-row table:style-name="ro1">
          <table:table-cell table:style-name="ce33" office:value-type="float" office:value="191" calcext:value-type="float">
            <text:p>191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93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93]*65536) + ([.I193] * 256) + [.J193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91" calcext:value-type="float">
            <text:p>191</text:p>
          </table:table-cell>
          <table:table-cell table:style-name="ce39" table:formula="of:=(BITAND(3;[.A193])*64)+FLOOR([.A193]/4)" office:value-type="float" office:value="239" calcext:value-type="float">
            <text:p>239</text:p>
          </table:table-cell>
          <table:table-cell table:style-name="ce44" table:formula="of:=VLOOKUP([.N193];MapPalRaw;8)" office:value-type="float" office:value="40" calcext:value-type="float">
            <text:p>40</text:p>
          </table:table-cell>
          <table:table-cell table:style-name="ce45" table:formula="of:=VLOOKUP([.N193];MapPalRaw;9)" office:value-type="float" office:value="32" calcext:value-type="float">
            <text:p>32</text:p>
          </table:table-cell>
          <table:table-cell table:style-name="ce46" table:formula="of:=VLOOKUP([.N193];MapPalRaw;10)" office:value-type="float" office:value="48" calcext:value-type="float">
            <text:p>48</text:p>
          </table:table-cell>
          <table:table-cell table:style-name="ce235"/>
        </table:table-row>
        <table:table-row table:style-name="ro1">
          <table:table-cell table:style-name="ce33" office:value-type="float" office:value="192" calcext:value-type="float">
            <text:p>192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2]*135/255)" office:value-type="float" office:value="0" calcext:value-type="float">
            <text:p>0</text:p>
          </table:table-cell>
          <table:table-cell table:style-name="ce40" table:formula="of:=FLOOR([.F2]*135/255)" office:value-type="float" office:value="0" calcext:value-type="float">
            <text:p>0</text:p>
          </table:table-cell>
          <table:table-cell table:style-name="ce40" table:formula="of:=FLOOR([.G2]*135/255)" office:value-type="float" office:value="0" calcext:value-type="float">
            <text:p>0</text:p>
          </table:table-cell>
          <table:table-cell table:style-name="ce3" table:formula="of:=&quot;#&quot;&amp;DEC2HEX(([.H194]*65536) + ([.I194] * 256) + [.J194];6)" office:value-type="string" office:string-value="#000000" calcext:value-type="string">
            <text:p>#000000</text:p>
          </table:table-cell>
          <table:table-cell/>
          <table:table-cell table:style-name="ce42" office:value-type="float" office:value="192" calcext:value-type="float">
            <text:p>192</text:p>
          </table:table-cell>
          <table:table-cell table:style-name="ce39" table:formula="of:=(BITAND(3;[.A194])*64)+FLOOR([.A194]/4)" office:value-type="float" office:value="48" calcext:value-type="float">
            <text:p>48</text:p>
          </table:table-cell>
          <table:table-cell table:style-name="ce44" table:formula="of:=VLOOKUP([.N194];MapPalRaw;8)" office:value-type="float" office:value="53" calcext:value-type="float">
            <text:p>53</text:p>
          </table:table-cell>
          <table:table-cell table:style-name="ce45" table:formula="of:=VLOOKUP([.N194];MapPalRaw;9)" office:value-type="float" office:value="35" calcext:value-type="float">
            <text:p>35</text:p>
          </table:table-cell>
          <table:table-cell table:style-name="ce46" table:formula="of:=VLOOKUP([.N194];MapPalRaw;10)" office:value-type="float" office:value="24" calcext:value-type="float">
            <text:p>24</text:p>
          </table:table-cell>
          <table:table-cell table:style-name="ce236"/>
        </table:table-row>
        <table:table-row table:style-name="ro1">
          <table:table-cell table:style-name="ce33" office:value-type="float" office:value="193" calcext:value-type="float">
            <text:p>193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3]*135/255)" office:value-type="float" office:value="67" calcext:value-type="float">
            <text:p>67</text:p>
          </table:table-cell>
          <table:table-cell table:style-name="ce40" table:formula="of:=FLOOR([.F3]*135/255)" office:value-type="float" office:value="94" calcext:value-type="float">
            <text:p>94</text:p>
          </table:table-cell>
          <table:table-cell table:style-name="ce40" table:formula="of:=FLOOR([.G3]*135/255)" office:value-type="float" office:value="29" calcext:value-type="float">
            <text:p>29</text:p>
          </table:table-cell>
          <table:table-cell table:style-name="ce3" table:formula="of:=&quot;#&quot;&amp;DEC2HEX(([.H195]*65536) + ([.I195] * 256) + [.J195];6)" office:value-type="string" office:string-value="#435E1D" calcext:value-type="string">
            <text:p>#435E1D</text:p>
          </table:table-cell>
          <table:table-cell/>
          <table:table-cell table:style-name="ce42" office:value-type="float" office:value="193" calcext:value-type="float">
            <text:p>193</text:p>
          </table:table-cell>
          <table:table-cell table:style-name="ce39" table:formula="of:=(BITAND(3;[.A195])*64)+FLOOR([.A195]/4)" office:value-type="float" office:value="112" calcext:value-type="float">
            <text:p>112</text:p>
          </table:table-cell>
          <table:table-cell table:style-name="ce44" table:formula="of:=VLOOKUP([.N195];MapPalRaw;8)" office:value-type="float" office:value="65" calcext:value-type="float">
            <text:p>65</text:p>
          </table:table-cell>
          <table:table-cell table:style-name="ce45" table:formula="of:=VLOOKUP([.N195];MapPalRaw;9)" office:value-type="float" office:value="43" calcext:value-type="float">
            <text:p>43</text:p>
          </table:table-cell>
          <table:table-cell table:style-name="ce46" table:formula="of:=VLOOKUP([.N195];MapPalRaw;10)" office:value-type="float" office:value="30" calcext:value-type="float">
            <text:p>30</text:p>
          </table:table-cell>
          <table:table-cell table:style-name="ce237"/>
        </table:table-row>
        <table:table-row table:style-name="ro1">
          <table:table-cell table:style-name="ce33" office:value-type="float" office:value="194" calcext:value-type="float">
            <text:p>194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4]*135/255)" office:value-type="float" office:value="130" calcext:value-type="float">
            <text:p>130</text:p>
          </table:table-cell>
          <table:table-cell table:style-name="ce40" table:formula="of:=FLOOR([.F4]*135/255)" office:value-type="float" office:value="123" calcext:value-type="float">
            <text:p>123</text:p>
          </table:table-cell>
          <table:table-cell table:style-name="ce40" table:formula="of:=FLOOR([.G4]*135/255)" office:value-type="float" office:value="86" calcext:value-type="float">
            <text:p>86</text:p>
          </table:table-cell>
          <table:table-cell table:style-name="ce3" table:formula="of:=&quot;#&quot;&amp;DEC2HEX(([.H196]*65536) + ([.I196] * 256) + [.J196];6)" office:value-type="string" office:string-value="#827B56" calcext:value-type="string">
            <text:p>#827B56</text:p>
          </table:table-cell>
          <table:table-cell/>
          <table:table-cell table:style-name="ce42" office:value-type="float" office:value="194" calcext:value-type="float">
            <text:p>194</text:p>
          </table:table-cell>
          <table:table-cell table:style-name="ce39" table:formula="of:=(BITAND(3;[.A196])*64)+FLOOR([.A196]/4)" office:value-type="float" office:value="176" calcext:value-type="float">
            <text:p>176</text:p>
          </table:table-cell>
          <table:table-cell table:style-name="ce44" table:formula="of:=VLOOKUP([.N196];MapPalRaw;8)" office:value-type="float" office:value="76" calcext:value-type="float">
            <text:p>76</text:p>
          </table:table-cell>
          <table:table-cell table:style-name="ce45" table:formula="of:=VLOOKUP([.N196];MapPalRaw;9)" office:value-type="float" office:value="50" calcext:value-type="float">
            <text:p>50</text:p>
          </table:table-cell>
          <table:table-cell table:style-name="ce46" table:formula="of:=VLOOKUP([.N196];MapPalRaw;10)" office:value-type="float" office:value="35" calcext:value-type="float">
            <text:p>35</text:p>
          </table:table-cell>
          <table:table-cell table:style-name="ce238"/>
        </table:table-row>
        <table:table-row table:style-name="ro1">
          <table:table-cell table:style-name="ce33" office:value-type="float" office:value="195" calcext:value-type="float">
            <text:p>195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5]*135/255)" office:value-type="float" office:value="105" calcext:value-type="float">
            <text:p>105</text:p>
          </table:table-cell>
          <table:table-cell table:style-name="ce40" table:formula="of:=FLOOR([.F5]*135/255)" office:value-type="float" office:value="105" calcext:value-type="float">
            <text:p>105</text:p>
          </table:table-cell>
          <table:table-cell table:style-name="ce40" table:formula="of:=FLOOR([.G5]*135/255)" office:value-type="float" office:value="105" calcext:value-type="float">
            <text:p>105</text:p>
          </table:table-cell>
          <table:table-cell table:style-name="ce3" table:formula="of:=&quot;#&quot;&amp;DEC2HEX(([.H197]*65536) + ([.I197] * 256) + [.J197];6)" office:value-type="string" office:string-value="#696969" calcext:value-type="string">
            <text:p>#696969</text:p>
          </table:table-cell>
          <table:table-cell/>
          <table:table-cell table:style-name="ce42" office:value-type="float" office:value="195" calcext:value-type="float">
            <text:p>195</text:p>
          </table:table-cell>
          <table:table-cell table:style-name="ce39" table:formula="of:=(BITAND(3;[.A197])*64)+FLOOR([.A197]/4)" office:value-type="float" office:value="240" calcext:value-type="float">
            <text:p>240</text:p>
          </table:table-cell>
          <table:table-cell table:style-name="ce44" table:formula="of:=VLOOKUP([.N197];MapPalRaw;8)" office:value-type="float" office:value="40" calcext:value-type="float">
            <text:p>40</text:p>
          </table:table-cell>
          <table:table-cell table:style-name="ce45" table:formula="of:=VLOOKUP([.N197];MapPalRaw;9)" office:value-type="float" office:value="26" calcext:value-type="float">
            <text:p>26</text:p>
          </table:table-cell>
          <table:table-cell table:style-name="ce46" table:formula="of:=VLOOKUP([.N197];MapPalRaw;10)" office:value-type="float" office:value="18" calcext:value-type="float">
            <text:p>18</text:p>
          </table:table-cell>
          <table:table-cell table:style-name="ce239"/>
        </table:table-row>
        <table:table-row table:style-name="ro1">
          <table:table-cell table:style-name="ce33" office:value-type="float" office:value="196" calcext:value-type="float">
            <text:p>196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6]*135/255)" office:value-type="float" office:value="135" calcext:value-type="float">
            <text:p>135</text:p>
          </table:table-cell>
          <table:table-cell table:style-name="ce40" table:formula="of:=FLOOR([.F6]*135/255)" office:value-type="float" office:value="0" calcext:value-type="float">
            <text:p>0</text:p>
          </table:table-cell>
          <table:table-cell table:style-name="ce40" table:formula="of:=FLOOR([.G6]*135/255)" office:value-type="float" office:value="0" calcext:value-type="float">
            <text:p>0</text:p>
          </table:table-cell>
          <table:table-cell table:style-name="ce3" table:formula="of:=&quot;#&quot;&amp;DEC2HEX(([.H198]*65536) + ([.I198] * 256) + [.J198];6)" office:value-type="string" office:string-value="#870000" calcext:value-type="string">
            <text:p>#870000</text:p>
          </table:table-cell>
          <table:table-cell/>
          <table:table-cell table:style-name="ce42" office:value-type="float" office:value="196" calcext:value-type="float">
            <text:p>196</text:p>
          </table:table-cell>
          <table:table-cell table:style-name="ce39" table:formula="of:=(BITAND(3;[.A198])*64)+FLOOR([.A198]/4)" office:value-type="float" office:value="49" calcext:value-type="float">
            <text:p>49</text:p>
          </table:table-cell>
          <table:table-cell table:style-name="ce44" table:formula="of:=VLOOKUP([.N198];MapPalRaw;8)" office:value-type="float" office:value="53" calcext:value-type="float">
            <text:p>53</text:p>
          </table:table-cell>
          <table:table-cell table:style-name="ce45" table:formula="of:=VLOOKUP([.N198];MapPalRaw;9)" office:value-type="float" office:value="57" calcext:value-type="float">
            <text:p>57</text:p>
          </table:table-cell>
          <table:table-cell table:style-name="ce46" table:formula="of:=VLOOKUP([.N198];MapPalRaw;10)" office:value-type="float" office:value="29" calcext:value-type="float">
            <text:p>29</text:p>
          </table:table-cell>
          <table:table-cell table:style-name="ce240"/>
        </table:table-row>
        <table:table-row table:style-name="ro1">
          <table:table-cell table:style-name="ce33" office:value-type="float" office:value="197" calcext:value-type="float">
            <text:p>197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7]*135/255)" office:value-type="float" office:value="84" calcext:value-type="float">
            <text:p>84</text:p>
          </table:table-cell>
          <table:table-cell table:style-name="ce40" table:formula="of:=FLOOR([.F7]*135/255)" office:value-type="float" office:value="84" calcext:value-type="float">
            <text:p>84</text:p>
          </table:table-cell>
          <table:table-cell table:style-name="ce40" table:formula="of:=FLOOR([.G7]*135/255)" office:value-type="float" office:value="135" calcext:value-type="float">
            <text:p>135</text:p>
          </table:table-cell>
          <table:table-cell table:style-name="ce3" table:formula="of:=&quot;#&quot;&amp;DEC2HEX(([.H199]*65536) + ([.I199] * 256) + [.J199];6)" office:value-type="string" office:string-value="#545487" calcext:value-type="string">
            <text:p>#545487</text:p>
          </table:table-cell>
          <table:table-cell/>
          <table:table-cell table:style-name="ce42" office:value-type="float" office:value="197" calcext:value-type="float">
            <text:p>197</text:p>
          </table:table-cell>
          <table:table-cell table:style-name="ce39" table:formula="of:=(BITAND(3;[.A199])*64)+FLOOR([.A199]/4)" office:value-type="float" office:value="113" calcext:value-type="float">
            <text:p>113</text:p>
          </table:table-cell>
          <table:table-cell table:style-name="ce44" table:formula="of:=VLOOKUP([.N199];MapPalRaw;8)" office:value-type="float" office:value="65" calcext:value-type="float">
            <text:p>65</text:p>
          </table:table-cell>
          <table:table-cell table:style-name="ce45" table:formula="of:=VLOOKUP([.N199];MapPalRaw;9)" office:value-type="float" office:value="70" calcext:value-type="float">
            <text:p>70</text:p>
          </table:table-cell>
          <table:table-cell table:style-name="ce46" table:formula="of:=VLOOKUP([.N199];MapPalRaw;10)" office:value-type="float" office:value="36" calcext:value-type="float">
            <text:p>36</text:p>
          </table:table-cell>
          <table:table-cell table:style-name="ce241"/>
        </table:table-row>
        <table:table-row table:style-name="ro1">
          <table:table-cell table:style-name="ce33" office:value-type="float" office:value="198" calcext:value-type="float">
            <text:p>198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8]*135/255)" office:value-type="float" office:value="88" calcext:value-type="float">
            <text:p>88</text:p>
          </table:table-cell>
          <table:table-cell table:style-name="ce40" table:formula="of:=FLOOR([.F8]*135/255)" office:value-type="float" office:value="88" calcext:value-type="float">
            <text:p>88</text:p>
          </table:table-cell>
          <table:table-cell table:style-name="ce40" table:formula="of:=FLOOR([.G8]*135/255)" office:value-type="float" office:value="88" calcext:value-type="float">
            <text:p>88</text:p>
          </table:table-cell>
          <table:table-cell table:style-name="ce3" table:formula="of:=&quot;#&quot;&amp;DEC2HEX(([.H200]*65536) + ([.I200] * 256) + [.J200];6)" office:value-type="string" office:string-value="#585858" calcext:value-type="string">
            <text:p>#585858</text:p>
          </table:table-cell>
          <table:table-cell/>
          <table:table-cell table:style-name="ce42" office:value-type="float" office:value="198" calcext:value-type="float">
            <text:p>198</text:p>
          </table:table-cell>
          <table:table-cell table:style-name="ce39" table:formula="of:=(BITAND(3;[.A200])*64)+FLOOR([.A200]/4)" office:value-type="float" office:value="177" calcext:value-type="float">
            <text:p>177</text:p>
          </table:table-cell>
          <table:table-cell table:style-name="ce44" table:formula="of:=VLOOKUP([.N200];MapPalRaw;8)" office:value-type="float" office:value="76" calcext:value-type="float">
            <text:p>76</text:p>
          </table:table-cell>
          <table:table-cell table:style-name="ce45" table:formula="of:=VLOOKUP([.N200];MapPalRaw;9)" office:value-type="float" office:value="82" calcext:value-type="float">
            <text:p>82</text:p>
          </table:table-cell>
          <table:table-cell table:style-name="ce46" table:formula="of:=VLOOKUP([.N200];MapPalRaw;10)" office:value-type="float" office:value="42" calcext:value-type="float">
            <text:p>42</text:p>
          </table:table-cell>
          <table:table-cell table:style-name="ce242"/>
        </table:table-row>
        <table:table-row table:style-name="ro1">
          <table:table-cell table:style-name="ce33" office:value-type="float" office:value="199" calcext:value-type="float">
            <text:p>199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9]*135/255)" office:value-type="float" office:value="0" calcext:value-type="float">
            <text:p>0</text:p>
          </table:table-cell>
          <table:table-cell table:style-name="ce40" table:formula="of:=FLOOR([.F9]*135/255)" office:value-type="float" office:value="65" calcext:value-type="float">
            <text:p>65</text:p>
          </table:table-cell>
          <table:table-cell table:style-name="ce40" table:formula="of:=FLOOR([.G9]*135/255)" office:value-type="float" office:value="0" calcext:value-type="float">
            <text:p>0</text:p>
          </table:table-cell>
          <table:table-cell table:style-name="ce3" table:formula="of:=&quot;#&quot;&amp;DEC2HEX(([.H201]*65536) + ([.I201] * 256) + [.J201];6)" office:value-type="string" office:string-value="#004100" calcext:value-type="string">
            <text:p>#004100</text:p>
          </table:table-cell>
          <table:table-cell/>
          <table:table-cell table:style-name="ce42" office:value-type="float" office:value="199" calcext:value-type="float">
            <text:p>199</text:p>
          </table:table-cell>
          <table:table-cell table:style-name="ce39" table:formula="of:=(BITAND(3;[.A201])*64)+FLOOR([.A201]/4)" office:value-type="float" office:value="241" calcext:value-type="float">
            <text:p>241</text:p>
          </table:table-cell>
          <table:table-cell table:style-name="ce44" table:formula="of:=VLOOKUP([.N201];MapPalRaw;8)" office:value-type="float" office:value="40" calcext:value-type="float">
            <text:p>40</text:p>
          </table:table-cell>
          <table:table-cell table:style-name="ce45" table:formula="of:=VLOOKUP([.N201];MapPalRaw;9)" office:value-type="float" office:value="43" calcext:value-type="float">
            <text:p>43</text:p>
          </table:table-cell>
          <table:table-cell table:style-name="ce46" table:formula="of:=VLOOKUP([.N201];MapPalRaw;10)" office:value-type="float" office:value="22" calcext:value-type="float">
            <text:p>22</text:p>
          </table:table-cell>
          <table:table-cell table:style-name="ce243"/>
        </table:table-row>
        <table:table-row table:style-name="ro1">
          <table:table-cell table:style-name="ce33" office:value-type="float" office:value="200" calcext:value-type="float">
            <text:p>200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10]*135/255)" office:value-type="float" office:value="135" calcext:value-type="float">
            <text:p>135</text:p>
          </table:table-cell>
          <table:table-cell table:style-name="ce40" table:formula="of:=FLOOR([.F10]*135/255)" office:value-type="float" office:value="135" calcext:value-type="float">
            <text:p>135</text:p>
          </table:table-cell>
          <table:table-cell table:style-name="ce40" table:formula="of:=FLOOR([.G10]*135/255)" office:value-type="float" office:value="135" calcext:value-type="float">
            <text:p>135</text:p>
          </table:table-cell>
          <table:table-cell table:style-name="ce3" table:formula="of:=&quot;#&quot;&amp;DEC2HEX(([.H202]*65536) + ([.I202] * 256) + [.J202];6)" office:value-type="string" office:string-value="#878787" calcext:value-type="string">
            <text:p>#878787</text:p>
          </table:table-cell>
          <table:table-cell/>
          <table:table-cell table:style-name="ce42" office:value-type="float" office:value="200" calcext:value-type="float">
            <text:p>200</text:p>
          </table:table-cell>
          <table:table-cell table:style-name="ce39" table:formula="of:=(BITAND(3;[.A202])*64)+FLOOR([.A202]/4)" office:value-type="float" office:value="50" calcext:value-type="float">
            <text:p>50</text:p>
          </table:table-cell>
          <table:table-cell table:style-name="ce44" table:formula="of:=VLOOKUP([.N202];MapPalRaw;8)" office:value-type="float" office:value="100" calcext:value-type="float">
            <text:p>100</text:p>
          </table:table-cell>
          <table:table-cell table:style-name="ce45" table:formula="of:=VLOOKUP([.N202];MapPalRaw;9)" office:value-type="float" office:value="42" calcext:value-type="float">
            <text:p>42</text:p>
          </table:table-cell>
          <table:table-cell table:style-name="ce46" table:formula="of:=VLOOKUP([.N202];MapPalRaw;10)" office:value-type="float" office:value="32" calcext:value-type="float">
            <text:p>32</text:p>
          </table:table-cell>
          <table:table-cell table:style-name="ce244"/>
        </table:table-row>
        <table:table-row table:style-name="ro1">
          <table:table-cell table:style-name="ce33" office:value-type="float" office:value="201" calcext:value-type="float">
            <text:p>201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11]*135/255)" office:value-type="float" office:value="86" calcext:value-type="float">
            <text:p>86</text:p>
          </table:table-cell>
          <table:table-cell table:style-name="ce40" table:formula="of:=FLOOR([.F11]*135/255)" office:value-type="float" office:value="88" calcext:value-type="float">
            <text:p>88</text:p>
          </table:table-cell>
          <table:table-cell table:style-name="ce40" table:formula="of:=FLOOR([.G11]*135/255)" office:value-type="float" office:value="97" calcext:value-type="float">
            <text:p>97</text:p>
          </table:table-cell>
          <table:table-cell table:style-name="ce3" table:formula="of:=&quot;#&quot;&amp;DEC2HEX(([.H203]*65536) + ([.I203] * 256) + [.J203];6)" office:value-type="string" office:string-value="#565861" calcext:value-type="string">
            <text:p>#565861</text:p>
          </table:table-cell>
          <table:table-cell/>
          <table:table-cell table:style-name="ce42" office:value-type="float" office:value="201" calcext:value-type="float">
            <text:p>201</text:p>
          </table:table-cell>
          <table:table-cell table:style-name="ce39" table:formula="of:=(BITAND(3;[.A203])*64)+FLOOR([.A203]/4)" office:value-type="float" office:value="114" calcext:value-type="float">
            <text:p>114</text:p>
          </table:table-cell>
          <table:table-cell table:style-name="ce44" table:formula="of:=VLOOKUP([.N203];MapPalRaw;8)" office:value-type="float" office:value="122" calcext:value-type="float">
            <text:p>122</text:p>
          </table:table-cell>
          <table:table-cell table:style-name="ce45" table:formula="of:=VLOOKUP([.N203];MapPalRaw;9)" office:value-type="float" office:value="51" calcext:value-type="float">
            <text:p>51</text:p>
          </table:table-cell>
          <table:table-cell table:style-name="ce46" table:formula="of:=VLOOKUP([.N203];MapPalRaw;10)" office:value-type="float" office:value="39" calcext:value-type="float">
            <text:p>39</text:p>
          </table:table-cell>
          <table:table-cell table:style-name="ce245"/>
        </table:table-row>
        <table:table-row table:style-name="ro1">
          <table:table-cell table:style-name="ce33" office:value-type="float" office:value="202" calcext:value-type="float">
            <text:p>202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12]*135/255)" office:value-type="float" office:value="79" calcext:value-type="float">
            <text:p>79</text:p>
          </table:table-cell>
          <table:table-cell table:style-name="ce40" table:formula="of:=FLOOR([.F12]*135/255)" office:value-type="float" office:value="57" calcext:value-type="float">
            <text:p>57</text:p>
          </table:table-cell>
          <table:table-cell table:style-name="ce40" table:formula="of:=FLOOR([.G12]*135/255)" office:value-type="float" office:value="40" calcext:value-type="float">
            <text:p>40</text:p>
          </table:table-cell>
          <table:table-cell table:style-name="ce3" table:formula="of:=&quot;#&quot;&amp;DEC2HEX(([.H204]*65536) + ([.I204] * 256) + [.J204];6)" office:value-type="string" office:string-value="#4F3928" calcext:value-type="string">
            <text:p>#4F3928</text:p>
          </table:table-cell>
          <table:table-cell/>
          <table:table-cell table:style-name="ce42" office:value-type="float" office:value="202" calcext:value-type="float">
            <text:p>202</text:p>
          </table:table-cell>
          <table:table-cell table:style-name="ce39" table:formula="of:=(BITAND(3;[.A204])*64)+FLOOR([.A204]/4)" office:value-type="float" office:value="178" calcext:value-type="float">
            <text:p>178</text:p>
          </table:table-cell>
          <table:table-cell table:style-name="ce44" table:formula="of:=VLOOKUP([.N204];MapPalRaw;8)" office:value-type="float" office:value="142" calcext:value-type="float">
            <text:p>142</text:p>
          </table:table-cell>
          <table:table-cell table:style-name="ce45" table:formula="of:=VLOOKUP([.N204];MapPalRaw;9)" office:value-type="float" office:value="60" calcext:value-type="float">
            <text:p>60</text:p>
          </table:table-cell>
          <table:table-cell table:style-name="ce46" table:formula="of:=VLOOKUP([.N204];MapPalRaw;10)" office:value-type="float" office:value="46" calcext:value-type="float">
            <text:p>46</text:p>
          </table:table-cell>
          <table:table-cell table:style-name="ce246"/>
        </table:table-row>
        <table:table-row table:style-name="ro1">
          <table:table-cell table:style-name="ce33" office:value-type="float" office:value="203" calcext:value-type="float">
            <text:p>203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13]*135/255)" office:value-type="float" office:value="59" calcext:value-type="float">
            <text:p>59</text:p>
          </table:table-cell>
          <table:table-cell table:style-name="ce40" table:formula="of:=FLOOR([.F13]*135/255)" office:value-type="float" office:value="59" calcext:value-type="float">
            <text:p>59</text:p>
          </table:table-cell>
          <table:table-cell table:style-name="ce40" table:formula="of:=FLOOR([.G13]*135/255)" office:value-type="float" office:value="59" calcext:value-type="float">
            <text:p>59</text:p>
          </table:table-cell>
          <table:table-cell table:style-name="ce3" table:formula="of:=&quot;#&quot;&amp;DEC2HEX(([.H205]*65536) + ([.I205] * 256) + [.J205];6)" office:value-type="string" office:string-value="#3B3B3B" calcext:value-type="string">
            <text:p>#3B3B3B</text:p>
          </table:table-cell>
          <table:table-cell/>
          <table:table-cell table:style-name="ce42" office:value-type="float" office:value="203" calcext:value-type="float">
            <text:p>203</text:p>
          </table:table-cell>
          <table:table-cell table:style-name="ce39" table:formula="of:=(BITAND(3;[.A205])*64)+FLOOR([.A205]/4)" office:value-type="float" office:value="242" calcext:value-type="float">
            <text:p>242</text:p>
          </table:table-cell>
          <table:table-cell table:style-name="ce44" table:formula="of:=VLOOKUP([.N205];MapPalRaw;8)" office:value-type="float" office:value="75" calcext:value-type="float">
            <text:p>75</text:p>
          </table:table-cell>
          <table:table-cell table:style-name="ce45" table:formula="of:=VLOOKUP([.N205];MapPalRaw;9)" office:value-type="float" office:value="31" calcext:value-type="float">
            <text:p>31</text:p>
          </table:table-cell>
          <table:table-cell table:style-name="ce46" table:formula="of:=VLOOKUP([.N205];MapPalRaw;10)" office:value-type="float" office:value="24" calcext:value-type="float">
            <text:p>24</text:p>
          </table:table-cell>
          <table:table-cell table:style-name="ce247"/>
        </table:table-row>
        <table:table-row table:style-name="ro1">
          <table:table-cell table:style-name="ce33" office:value-type="float" office:value="204" calcext:value-type="float">
            <text:p>204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14]*135/255)" office:value-type="float" office:value="33" calcext:value-type="float">
            <text:p>33</text:p>
          </table:table-cell>
          <table:table-cell table:style-name="ce40" table:formula="of:=FLOOR([.F14]*135/255)" office:value-type="float" office:value="33" calcext:value-type="float">
            <text:p>33</text:p>
          </table:table-cell>
          <table:table-cell table:style-name="ce40" table:formula="of:=FLOOR([.G14]*135/255)" office:value-type="float" office:value="135" calcext:value-type="float">
            <text:p>135</text:p>
          </table:table-cell>
          <table:table-cell table:style-name="ce3" table:formula="of:=&quot;#&quot;&amp;DEC2HEX(([.H206]*65536) + ([.I206] * 256) + [.J206];6)" office:value-type="string" office:string-value="#212187" calcext:value-type="string">
            <text:p>#212187</text:p>
          </table:table-cell>
          <table:table-cell/>
          <table:table-cell table:style-name="ce42" office:value-type="float" office:value="204" calcext:value-type="float">
            <text:p>204</text:p>
          </table:table-cell>
          <table:table-cell table:style-name="ce39" table:formula="of:=(BITAND(3;[.A206])*64)+FLOOR([.A206]/4)" office:value-type="float" office:value="51" calcext:value-type="float">
            <text:p>51</text:p>
          </table:table-cell>
          <table:table-cell table:style-name="ce44" table:formula="of:=VLOOKUP([.N206];MapPalRaw;8)" office:value-type="float" office:value="26" calcext:value-type="float">
            <text:p>26</text:p>
          </table:table-cell>
          <table:table-cell table:style-name="ce45" table:formula="of:=VLOOKUP([.N206];MapPalRaw;9)" office:value-type="float" office:value="15" calcext:value-type="float">
            <text:p>15</text:p>
          </table:table-cell>
          <table:table-cell table:style-name="ce46" table:formula="of:=VLOOKUP([.N206];MapPalRaw;10)" office:value-type="float" office:value="11" calcext:value-type="float">
            <text:p>11</text:p>
          </table:table-cell>
          <table:table-cell table:style-name="ce248"/>
        </table:table-row>
        <table:table-row table:style-name="ro1">
          <table:table-cell table:style-name="ce33" office:value-type="float" office:value="205" calcext:value-type="float">
            <text:p>205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15]*135/255)" office:value-type="float" office:value="75" calcext:value-type="float">
            <text:p>75</text:p>
          </table:table-cell>
          <table:table-cell table:style-name="ce40" table:formula="of:=FLOOR([.F15]*135/255)" office:value-type="float" office:value="63" calcext:value-type="float">
            <text:p>63</text:p>
          </table:table-cell>
          <table:table-cell table:style-name="ce40" table:formula="of:=FLOOR([.G15]*135/255)" office:value-type="float" office:value="38" calcext:value-type="float">
            <text:p>38</text:p>
          </table:table-cell>
          <table:table-cell table:style-name="ce3" table:formula="of:=&quot;#&quot;&amp;DEC2HEX(([.H207]*65536) + ([.I207] * 256) + [.J207];6)" office:value-type="string" office:string-value="#4B3F26" calcext:value-type="string">
            <text:p>#4B3F26</text:p>
          </table:table-cell>
          <table:table-cell/>
          <table:table-cell table:style-name="ce42" office:value-type="float" office:value="205" calcext:value-type="float">
            <text:p>205</text:p>
          </table:table-cell>
          <table:table-cell table:style-name="ce39" table:formula="of:=(BITAND(3;[.A207])*64)+FLOOR([.A207]/4)" office:value-type="float" office:value="115" calcext:value-type="float">
            <text:p>115</text:p>
          </table:table-cell>
          <table:table-cell table:style-name="ce44" table:formula="of:=VLOOKUP([.N207];MapPalRaw;8)" office:value-type="float" office:value="31" calcext:value-type="float">
            <text:p>31</text:p>
          </table:table-cell>
          <table:table-cell table:style-name="ce45" table:formula="of:=VLOOKUP([.N207];MapPalRaw;9)" office:value-type="float" office:value="18" calcext:value-type="float">
            <text:p>18</text:p>
          </table:table-cell>
          <table:table-cell table:style-name="ce46" table:formula="of:=VLOOKUP([.N207];MapPalRaw;10)" office:value-type="float" office:value="13" calcext:value-type="float">
            <text:p>13</text:p>
          </table:table-cell>
          <table:table-cell table:style-name="ce249"/>
        </table:table-row>
        <table:table-row table:style-name="ro1">
          <table:table-cell table:style-name="ce33" office:value-type="float" office:value="206" calcext:value-type="float">
            <text:p>206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16]*135/255)" office:value-type="float" office:value="135" calcext:value-type="float">
            <text:p>135</text:p>
          </table:table-cell>
          <table:table-cell table:style-name="ce40" table:formula="of:=FLOOR([.F16]*135/255)" office:value-type="float" office:value="133" calcext:value-type="float">
            <text:p>133</text:p>
          </table:table-cell>
          <table:table-cell table:style-name="ce40" table:formula="of:=FLOOR([.G16]*135/255)" office:value-type="float" office:value="129" calcext:value-type="float">
            <text:p>129</text:p>
          </table:table-cell>
          <table:table-cell table:style-name="ce3" table:formula="of:=&quot;#&quot;&amp;DEC2HEX(([.H208]*65536) + ([.I208] * 256) + [.J208];6)" office:value-type="string" office:string-value="#878581" calcext:value-type="string">
            <text:p>#878581</text:p>
          </table:table-cell>
          <table:table-cell/>
          <table:table-cell table:style-name="ce42" office:value-type="float" office:value="206" calcext:value-type="float">
            <text:p>206</text:p>
          </table:table-cell>
          <table:table-cell table:style-name="ce39" table:formula="of:=(BITAND(3;[.A208])*64)+FLOOR([.A208]/4)" office:value-type="float" office:value="179" calcext:value-type="float">
            <text:p>179</text:p>
          </table:table-cell>
          <table:table-cell table:style-name="ce44" table:formula="of:=VLOOKUP([.N208];MapPalRaw;8)" office:value-type="float" office:value="37" calcext:value-type="float">
            <text:p>37</text:p>
          </table:table-cell>
          <table:table-cell table:style-name="ce45" table:formula="of:=VLOOKUP([.N208];MapPalRaw;9)" office:value-type="float" office:value="22" calcext:value-type="float">
            <text:p>22</text:p>
          </table:table-cell>
          <table:table-cell table:style-name="ce46" table:formula="of:=VLOOKUP([.N208];MapPalRaw;10)" office:value-type="float" office:value="16" calcext:value-type="float">
            <text:p>16</text:p>
          </table:table-cell>
          <table:table-cell table:style-name="ce250"/>
        </table:table-row>
        <table:table-row table:style-name="ro1">
          <table:table-cell table:style-name="ce33" office:value-type="float" office:value="207" calcext:value-type="float">
            <text:p>207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17]*135/255)" office:value-type="float" office:value="114" calcext:value-type="float">
            <text:p>114</text:p>
          </table:table-cell>
          <table:table-cell table:style-name="ce40" table:formula="of:=FLOOR([.F17]*135/255)" office:value-type="float" office:value="67" calcext:value-type="float">
            <text:p>67</text:p>
          </table:table-cell>
          <table:table-cell table:style-name="ce40" table:formula="of:=FLOOR([.G17]*135/255)" office:value-type="float" office:value="27" calcext:value-type="float">
            <text:p>27</text:p>
          </table:table-cell>
          <table:table-cell table:style-name="ce3" table:formula="of:=&quot;#&quot;&amp;DEC2HEX(([.H209]*65536) + ([.I209] * 256) + [.J209];6)" office:value-type="string" office:string-value="#72431B" calcext:value-type="string">
            <text:p>#72431B</text:p>
          </table:table-cell>
          <table:table-cell/>
          <table:table-cell table:style-name="ce42" office:value-type="float" office:value="207" calcext:value-type="float">
            <text:p>207</text:p>
          </table:table-cell>
          <table:table-cell table:style-name="ce39" table:formula="of:=(BITAND(3;[.A209])*64)+FLOOR([.A209]/4)" office:value-type="float" office:value="243" calcext:value-type="float">
            <text:p>243</text:p>
          </table:table-cell>
          <table:table-cell table:style-name="ce44" table:formula="of:=VLOOKUP([.N209];MapPalRaw;8)" office:value-type="float" office:value="19" calcext:value-type="float">
            <text:p>19</text:p>
          </table:table-cell>
          <table:table-cell table:style-name="ce45" table:formula="of:=VLOOKUP([.N209];MapPalRaw;9)" office:value-type="float" office:value="11" calcext:value-type="float">
            <text:p>11</text:p>
          </table:table-cell>
          <table:table-cell table:style-name="ce46" table:formula="of:=VLOOKUP([.N209];MapPalRaw;10)" office:value-type="float" office:value="8" calcext:value-type="float">
            <text:p>8</text:p>
          </table:table-cell>
          <table:table-cell table:style-name="ce251"/>
        </table:table-row>
        <table:table-row table:style-name="ro1">
          <table:table-cell table:style-name="ce33" office:value-type="float" office:value="208" calcext:value-type="float">
            <text:p>208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18]*135/255)" office:value-type="float" office:value="94" calcext:value-type="float">
            <text:p>94</text:p>
          </table:table-cell>
          <table:table-cell table:style-name="ce40" table:formula="of:=FLOOR([.F18]*135/255)" office:value-type="float" office:value="40" calcext:value-type="float">
            <text:p>40</text:p>
          </table:table-cell>
          <table:table-cell table:style-name="ce40" table:formula="of:=FLOOR([.G18]*135/255)" office:value-type="float" office:value="114" calcext:value-type="float">
            <text:p>114</text:p>
          </table:table-cell>
          <table:table-cell table:style-name="ce3" table:formula="of:=&quot;#&quot;&amp;DEC2HEX(([.H210]*65536) + ([.I210] * 256) + [.J210];6)" office:value-type="string" office:string-value="#5E2872" calcext:value-type="string">
            <text:p>#5E2872</text:p>
          </table:table-cell>
          <table:table-cell/>
          <table:table-cell table:style-name="ce42" office:value-type="float" office:value="208" calcext:value-type="float">
            <text:p>208</text:p>
          </table:table-cell>
          <table:table-cell table:style-name="ce39" table:formula="of:=(BITAND(3;[.A210])*64)+FLOOR([.A210]/4)" office:value-type="float" office:value="52" calcext:value-type="float">
            <text:p>52</text:p>
          </table:table-cell>
          <table:table-cell table:style-name="ce44" table:formula="of:=VLOOKUP([.N210];MapPalRaw;8)" office:value-type="float" office:value="255" calcext:value-type="float">
            <text:p>255</text:p>
          </table:table-cell>
          <table:table-cell table:style-name="ce45" table:formula="of:=VLOOKUP([.N210];MapPalRaw;9)" office:value-type="float" office:value="0" calcext:value-type="float">
            <text:p>0</text:p>
          </table:table-cell>
          <table:table-cell table:style-name="ce46" table:formula="of:=VLOOKUP([.N210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09" calcext:value-type="float">
            <text:p>209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19]*135/255)" office:value-type="float" office:value="54" calcext:value-type="float">
            <text:p>54</text:p>
          </table:table-cell>
          <table:table-cell table:style-name="ce40" table:formula="of:=FLOOR([.F19]*135/255)" office:value-type="float" office:value="81" calcext:value-type="float">
            <text:p>81</text:p>
          </table:table-cell>
          <table:table-cell table:style-name="ce40" table:formula="of:=FLOOR([.G19]*135/255)" office:value-type="float" office:value="114" calcext:value-type="float">
            <text:p>114</text:p>
          </table:table-cell>
          <table:table-cell table:style-name="ce3" table:formula="of:=&quot;#&quot;&amp;DEC2HEX(([.H211]*65536) + ([.I211] * 256) + [.J211];6)" office:value-type="string" office:string-value="#365172" calcext:value-type="string">
            <text:p>#365172</text:p>
          </table:table-cell>
          <table:table-cell/>
          <table:table-cell table:style-name="ce42" office:value-type="float" office:value="209" calcext:value-type="float">
            <text:p>209</text:p>
          </table:table-cell>
          <table:table-cell table:style-name="ce39" table:formula="of:=(BITAND(3;[.A211])*64)+FLOOR([.A211]/4)" office:value-type="float" office:value="116" calcext:value-type="float">
            <text:p>116</text:p>
          </table:table-cell>
          <table:table-cell table:style-name="ce44" table:formula="of:=VLOOKUP([.N211];MapPalRaw;8)" office:value-type="float" office:value="255" calcext:value-type="float">
            <text:p>255</text:p>
          </table:table-cell>
          <table:table-cell table:style-name="ce45" table:formula="of:=VLOOKUP([.N211];MapPalRaw;9)" office:value-type="float" office:value="0" calcext:value-type="float">
            <text:p>0</text:p>
          </table:table-cell>
          <table:table-cell table:style-name="ce46" table:formula="of:=VLOOKUP([.N211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10" calcext:value-type="float">
            <text:p>210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20]*135/255)" office:value-type="float" office:value="121" calcext:value-type="float">
            <text:p>121</text:p>
          </table:table-cell>
          <table:table-cell table:style-name="ce40" table:formula="of:=FLOOR([.F20]*135/255)" office:value-type="float" office:value="121" calcext:value-type="float">
            <text:p>121</text:p>
          </table:table-cell>
          <table:table-cell table:style-name="ce40" table:formula="of:=FLOOR([.G20]*135/255)" office:value-type="float" office:value="27" calcext:value-type="float">
            <text:p>27</text:p>
          </table:table-cell>
          <table:table-cell table:style-name="ce3" table:formula="of:=&quot;#&quot;&amp;DEC2HEX(([.H212]*65536) + ([.I212] * 256) + [.J212];6)" office:value-type="string" office:string-value="#79791B" calcext:value-type="string">
            <text:p>#79791B</text:p>
          </table:table-cell>
          <table:table-cell/>
          <table:table-cell table:style-name="ce42" office:value-type="float" office:value="210" calcext:value-type="float">
            <text:p>210</text:p>
          </table:table-cell>
          <table:table-cell table:style-name="ce39" table:formula="of:=(BITAND(3;[.A212])*64)+FLOOR([.A212]/4)" office:value-type="float" office:value="180" calcext:value-type="float">
            <text:p>180</text:p>
          </table:table-cell>
          <table:table-cell table:style-name="ce44" table:formula="of:=VLOOKUP([.N212];MapPalRaw;8)" office:value-type="float" office:value="255" calcext:value-type="float">
            <text:p>255</text:p>
          </table:table-cell>
          <table:table-cell table:style-name="ce45" table:formula="of:=VLOOKUP([.N212];MapPalRaw;9)" office:value-type="float" office:value="0" calcext:value-type="float">
            <text:p>0</text:p>
          </table:table-cell>
          <table:table-cell table:style-name="ce46" table:formula="of:=VLOOKUP([.N212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11" calcext:value-type="float">
            <text:p>211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21]*135/255)" office:value-type="float" office:value="67" calcext:value-type="float">
            <text:p>67</text:p>
          </table:table-cell>
          <table:table-cell table:style-name="ce40" table:formula="of:=FLOOR([.F21]*135/255)" office:value-type="float" office:value="108" calcext:value-type="float">
            <text:p>108</text:p>
          </table:table-cell>
          <table:table-cell table:style-name="ce40" table:formula="of:=FLOOR([.G21]*135/255)" office:value-type="float" office:value="13" calcext:value-type="float">
            <text:p>13</text:p>
          </table:table-cell>
          <table:table-cell table:style-name="ce3" table:formula="of:=&quot;#&quot;&amp;DEC2HEX(([.H213]*65536) + ([.I213] * 256) + [.J213];6)" office:value-type="string" office:string-value="#436C0D" calcext:value-type="string">
            <text:p>#436C0D</text:p>
          </table:table-cell>
          <table:table-cell/>
          <table:table-cell table:style-name="ce42" office:value-type="float" office:value="211" calcext:value-type="float">
            <text:p>211</text:p>
          </table:table-cell>
          <table:table-cell table:style-name="ce39" table:formula="of:=(BITAND(3;[.A213])*64)+FLOOR([.A213]/4)" office:value-type="float" office:value="244" calcext:value-type="float">
            <text:p>244</text:p>
          </table:table-cell>
          <table:table-cell table:style-name="ce44" table:formula="of:=VLOOKUP([.N213];MapPalRaw;8)" office:value-type="float" office:value="255" calcext:value-type="float">
            <text:p>255</text:p>
          </table:table-cell>
          <table:table-cell table:style-name="ce45" table:formula="of:=VLOOKUP([.N213];MapPalRaw;9)" office:value-type="float" office:value="0" calcext:value-type="float">
            <text:p>0</text:p>
          </table:table-cell>
          <table:table-cell table:style-name="ce46" table:formula="of:=VLOOKUP([.N213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12" calcext:value-type="float">
            <text:p>212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22]*135/255)" office:value-type="float" office:value="128" calcext:value-type="float">
            <text:p>128</text:p>
          </table:table-cell>
          <table:table-cell table:style-name="ce40" table:formula="of:=FLOOR([.F22]*135/255)" office:value-type="float" office:value="67" calcext:value-type="float">
            <text:p>67</text:p>
          </table:table-cell>
          <table:table-cell table:style-name="ce40" table:formula="of:=FLOOR([.G22]*135/255)" office:value-type="float" office:value="87" calcext:value-type="float">
            <text:p>87</text:p>
          </table:table-cell>
          <table:table-cell table:style-name="ce3" table:formula="of:=&quot;#&quot;&amp;DEC2HEX(([.H214]*65536) + ([.I214] * 256) + [.J214];6)" office:value-type="string" office:string-value="#804357" calcext:value-type="string">
            <text:p>#804357</text:p>
          </table:table-cell>
          <table:table-cell/>
          <table:table-cell table:style-name="ce42" office:value-type="float" office:value="212" calcext:value-type="float">
            <text:p>212</text:p>
          </table:table-cell>
          <table:table-cell table:style-name="ce39" table:formula="of:=(BITAND(3;[.A214])*64)+FLOOR([.A214]/4)" office:value-type="float" office:value="53" calcext:value-type="float">
            <text:p>53</text:p>
          </table:table-cell>
          <table:table-cell table:style-name="ce44" table:formula="of:=VLOOKUP([.N214];MapPalRaw;8)" office:value-type="float" office:value="255" calcext:value-type="float">
            <text:p>255</text:p>
          </table:table-cell>
          <table:table-cell table:style-name="ce45" table:formula="of:=VLOOKUP([.N214];MapPalRaw;9)" office:value-type="float" office:value="0" calcext:value-type="float">
            <text:p>0</text:p>
          </table:table-cell>
          <table:table-cell table:style-name="ce46" table:formula="of:=VLOOKUP([.N214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13" calcext:value-type="float">
            <text:p>213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23]*135/255)" office:value-type="float" office:value="40" calcext:value-type="float">
            <text:p>40</text:p>
          </table:table-cell>
          <table:table-cell table:style-name="ce40" table:formula="of:=FLOOR([.F23]*135/255)" office:value-type="float" office:value="40" calcext:value-type="float">
            <text:p>40</text:p>
          </table:table-cell>
          <table:table-cell table:style-name="ce40" table:formula="of:=FLOOR([.G23]*135/255)" office:value-type="float" office:value="40" calcext:value-type="float">
            <text:p>40</text:p>
          </table:table-cell>
          <table:table-cell table:style-name="ce3" table:formula="of:=&quot;#&quot;&amp;DEC2HEX(([.H215]*65536) + ([.I215] * 256) + [.J215];6)" office:value-type="string" office:string-value="#282828" calcext:value-type="string">
            <text:p>#282828</text:p>
          </table:table-cell>
          <table:table-cell/>
          <table:table-cell table:style-name="ce42" office:value-type="float" office:value="213" calcext:value-type="float">
            <text:p>213</text:p>
          </table:table-cell>
          <table:table-cell table:style-name="ce39" table:formula="of:=(BITAND(3;[.A215])*64)+FLOOR([.A215]/4)" office:value-type="float" office:value="117" calcext:value-type="float">
            <text:p>117</text:p>
          </table:table-cell>
          <table:table-cell table:style-name="ce44" table:formula="of:=VLOOKUP([.N215];MapPalRaw;8)" office:value-type="float" office:value="255" calcext:value-type="float">
            <text:p>255</text:p>
          </table:table-cell>
          <table:table-cell table:style-name="ce45" table:formula="of:=VLOOKUP([.N215];MapPalRaw;9)" office:value-type="float" office:value="0" calcext:value-type="float">
            <text:p>0</text:p>
          </table:table-cell>
          <table:table-cell table:style-name="ce46" table:formula="of:=VLOOKUP([.N215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14" calcext:value-type="float">
            <text:p>214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24]*135/255)" office:value-type="float" office:value="81" calcext:value-type="float">
            <text:p>81</text:p>
          </table:table-cell>
          <table:table-cell table:style-name="ce40" table:formula="of:=FLOOR([.F24]*135/255)" office:value-type="float" office:value="81" calcext:value-type="float">
            <text:p>81</text:p>
          </table:table-cell>
          <table:table-cell table:style-name="ce40" table:formula="of:=FLOOR([.G24]*135/255)" office:value-type="float" office:value="81" calcext:value-type="float">
            <text:p>81</text:p>
          </table:table-cell>
          <table:table-cell table:style-name="ce3" table:formula="of:=&quot;#&quot;&amp;DEC2HEX(([.H216]*65536) + ([.I216] * 256) + [.J216];6)" office:value-type="string" office:string-value="#515151" calcext:value-type="string">
            <text:p>#515151</text:p>
          </table:table-cell>
          <table:table-cell/>
          <table:table-cell table:style-name="ce42" office:value-type="float" office:value="214" calcext:value-type="float">
            <text:p>214</text:p>
          </table:table-cell>
          <table:table-cell table:style-name="ce39" table:formula="of:=(BITAND(3;[.A216])*64)+FLOOR([.A216]/4)" office:value-type="float" office:value="181" calcext:value-type="float">
            <text:p>181</text:p>
          </table:table-cell>
          <table:table-cell table:style-name="ce44" table:formula="of:=VLOOKUP([.N216];MapPalRaw;8)" office:value-type="float" office:value="255" calcext:value-type="float">
            <text:p>255</text:p>
          </table:table-cell>
          <table:table-cell table:style-name="ce45" table:formula="of:=VLOOKUP([.N216];MapPalRaw;9)" office:value-type="float" office:value="0" calcext:value-type="float">
            <text:p>0</text:p>
          </table:table-cell>
          <table:table-cell table:style-name="ce46" table:formula="of:=VLOOKUP([.N216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15" calcext:value-type="float">
            <text:p>215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25]*135/255)" office:value-type="float" office:value="40" calcext:value-type="float">
            <text:p>40</text:p>
          </table:table-cell>
          <table:table-cell table:style-name="ce40" table:formula="of:=FLOOR([.F25]*135/255)" office:value-type="float" office:value="67" calcext:value-type="float">
            <text:p>67</text:p>
          </table:table-cell>
          <table:table-cell table:style-name="ce40" table:formula="of:=FLOOR([.G25]*135/255)" office:value-type="float" office:value="81" calcext:value-type="float">
            <text:p>81</text:p>
          </table:table-cell>
          <table:table-cell table:style-name="ce3" table:formula="of:=&quot;#&quot;&amp;DEC2HEX(([.H217]*65536) + ([.I217] * 256) + [.J217];6)" office:value-type="string" office:string-value="#284351" calcext:value-type="string">
            <text:p>#284351</text:p>
          </table:table-cell>
          <table:table-cell/>
          <table:table-cell table:style-name="ce42" office:value-type="float" office:value="215" calcext:value-type="float">
            <text:p>215</text:p>
          </table:table-cell>
          <table:table-cell table:style-name="ce39" table:formula="of:=(BITAND(3;[.A217])*64)+FLOOR([.A217]/4)" office:value-type="float" office:value="245" calcext:value-type="float">
            <text:p>245</text:p>
          </table:table-cell>
          <table:table-cell table:style-name="ce44" table:formula="of:=VLOOKUP([.N217];MapPalRaw;8)" office:value-type="float" office:value="255" calcext:value-type="float">
            <text:p>255</text:p>
          </table:table-cell>
          <table:table-cell table:style-name="ce45" table:formula="of:=VLOOKUP([.N217];MapPalRaw;9)" office:value-type="float" office:value="0" calcext:value-type="float">
            <text:p>0</text:p>
          </table:table-cell>
          <table:table-cell table:style-name="ce46" table:formula="of:=VLOOKUP([.N217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16" calcext:value-type="float">
            <text:p>216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26]*135/255)" office:value-type="float" office:value="67" calcext:value-type="float">
            <text:p>67</text:p>
          </table:table-cell>
          <table:table-cell table:style-name="ce40" table:formula="of:=FLOOR([.F26]*135/255)" office:value-type="float" office:value="33" calcext:value-type="float">
            <text:p>33</text:p>
          </table:table-cell>
          <table:table-cell table:style-name="ce40" table:formula="of:=FLOOR([.G26]*135/255)" office:value-type="float" office:value="94" calcext:value-type="float">
            <text:p>94</text:p>
          </table:table-cell>
          <table:table-cell table:style-name="ce3" table:formula="of:=&quot;#&quot;&amp;DEC2HEX(([.H218]*65536) + ([.I218] * 256) + [.J218];6)" office:value-type="string" office:string-value="#43215E" calcext:value-type="string">
            <text:p>#43215E</text:p>
          </table:table-cell>
          <table:table-cell/>
          <table:table-cell table:style-name="ce42" office:value-type="float" office:value="216" calcext:value-type="float">
            <text:p>216</text:p>
          </table:table-cell>
          <table:table-cell table:style-name="ce39" table:formula="of:=(BITAND(3;[.A218])*64)+FLOOR([.A218]/4)" office:value-type="float" office:value="54" calcext:value-type="float">
            <text:p>54</text:p>
          </table:table-cell>
          <table:table-cell table:style-name="ce44" table:formula="of:=VLOOKUP([.N218];MapPalRaw;8)" office:value-type="float" office:value="255" calcext:value-type="float">
            <text:p>255</text:p>
          </table:table-cell>
          <table:table-cell table:style-name="ce45" table:formula="of:=VLOOKUP([.N218];MapPalRaw;9)" office:value-type="float" office:value="0" calcext:value-type="float">
            <text:p>0</text:p>
          </table:table-cell>
          <table:table-cell table:style-name="ce46" table:formula="of:=VLOOKUP([.N218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17" calcext:value-type="float">
            <text:p>217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27]*135/255)" office:value-type="float" office:value="27" calcext:value-type="float">
            <text:p>27</text:p>
          </table:table-cell>
          <table:table-cell table:style-name="ce40" table:formula="of:=FLOOR([.F27]*135/255)" office:value-type="float" office:value="40" calcext:value-type="float">
            <text:p>40</text:p>
          </table:table-cell>
          <table:table-cell table:style-name="ce40" table:formula="of:=FLOOR([.G27]*135/255)" office:value-type="float" office:value="94" calcext:value-type="float">
            <text:p>94</text:p>
          </table:table-cell>
          <table:table-cell table:style-name="ce3" table:formula="of:=&quot;#&quot;&amp;DEC2HEX(([.H219]*65536) + ([.I219] * 256) + [.J219];6)" office:value-type="string" office:string-value="#1B285E" calcext:value-type="string">
            <text:p>#1B285E</text:p>
          </table:table-cell>
          <table:table-cell/>
          <table:table-cell table:style-name="ce42" office:value-type="float" office:value="217" calcext:value-type="float">
            <text:p>217</text:p>
          </table:table-cell>
          <table:table-cell table:style-name="ce39" table:formula="of:=(BITAND(3;[.A219])*64)+FLOOR([.A219]/4)" office:value-type="float" office:value="118" calcext:value-type="float">
            <text:p>118</text:p>
          </table:table-cell>
          <table:table-cell table:style-name="ce44" table:formula="of:=VLOOKUP([.N219];MapPalRaw;8)" office:value-type="float" office:value="255" calcext:value-type="float">
            <text:p>255</text:p>
          </table:table-cell>
          <table:table-cell table:style-name="ce45" table:formula="of:=VLOOKUP([.N219];MapPalRaw;9)" office:value-type="float" office:value="0" calcext:value-type="float">
            <text:p>0</text:p>
          </table:table-cell>
          <table:table-cell table:style-name="ce46" table:formula="of:=VLOOKUP([.N219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18" calcext:value-type="float">
            <text:p>218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28]*135/255)" office:value-type="float" office:value="54" calcext:value-type="float">
            <text:p>54</text:p>
          </table:table-cell>
          <table:table-cell table:style-name="ce40" table:formula="of:=FLOOR([.F28]*135/255)" office:value-type="float" office:value="40" calcext:value-type="float">
            <text:p>40</text:p>
          </table:table-cell>
          <table:table-cell table:style-name="ce40" table:formula="of:=FLOOR([.G28]*135/255)" office:value-type="float" office:value="27" calcext:value-type="float">
            <text:p>27</text:p>
          </table:table-cell>
          <table:table-cell table:style-name="ce3" table:formula="of:=&quot;#&quot;&amp;DEC2HEX(([.H220]*65536) + ([.I220] * 256) + [.J220];6)" office:value-type="string" office:string-value="#36281B" calcext:value-type="string">
            <text:p>#36281B</text:p>
          </table:table-cell>
          <table:table-cell/>
          <table:table-cell table:style-name="ce42" office:value-type="float" office:value="218" calcext:value-type="float">
            <text:p>218</text:p>
          </table:table-cell>
          <table:table-cell table:style-name="ce39" table:formula="of:=(BITAND(3;[.A220])*64)+FLOOR([.A220]/4)" office:value-type="float" office:value="182" calcext:value-type="float">
            <text:p>182</text:p>
          </table:table-cell>
          <table:table-cell table:style-name="ce44" table:formula="of:=VLOOKUP([.N220];MapPalRaw;8)" office:value-type="float" office:value="255" calcext:value-type="float">
            <text:p>255</text:p>
          </table:table-cell>
          <table:table-cell table:style-name="ce45" table:formula="of:=VLOOKUP([.N220];MapPalRaw;9)" office:value-type="float" office:value="0" calcext:value-type="float">
            <text:p>0</text:p>
          </table:table-cell>
          <table:table-cell table:style-name="ce46" table:formula="of:=VLOOKUP([.N220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19" calcext:value-type="float">
            <text:p>219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29]*135/255)" office:value-type="float" office:value="54" calcext:value-type="float">
            <text:p>54</text:p>
          </table:table-cell>
          <table:table-cell table:style-name="ce40" table:formula="of:=FLOOR([.F29]*135/255)" office:value-type="float" office:value="67" calcext:value-type="float">
            <text:p>67</text:p>
          </table:table-cell>
          <table:table-cell table:style-name="ce40" table:formula="of:=FLOOR([.G29]*135/255)" office:value-type="float" office:value="27" calcext:value-type="float">
            <text:p>27</text:p>
          </table:table-cell>
          <table:table-cell table:style-name="ce3" table:formula="of:=&quot;#&quot;&amp;DEC2HEX(([.H221]*65536) + ([.I221] * 256) + [.J221];6)" office:value-type="string" office:string-value="#36431B" calcext:value-type="string">
            <text:p>#36431B</text:p>
          </table:table-cell>
          <table:table-cell/>
          <table:table-cell table:style-name="ce42" office:value-type="float" office:value="219" calcext:value-type="float">
            <text:p>219</text:p>
          </table:table-cell>
          <table:table-cell table:style-name="ce39" table:formula="of:=(BITAND(3;[.A221])*64)+FLOOR([.A221]/4)" office:value-type="float" office:value="246" calcext:value-type="float">
            <text:p>246</text:p>
          </table:table-cell>
          <table:table-cell table:style-name="ce44" table:formula="of:=VLOOKUP([.N221];MapPalRaw;8)" office:value-type="float" office:value="255" calcext:value-type="float">
            <text:p>255</text:p>
          </table:table-cell>
          <table:table-cell table:style-name="ce45" table:formula="of:=VLOOKUP([.N221];MapPalRaw;9)" office:value-type="float" office:value="0" calcext:value-type="float">
            <text:p>0</text:p>
          </table:table-cell>
          <table:table-cell table:style-name="ce46" table:formula="of:=VLOOKUP([.N221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20" calcext:value-type="float">
            <text:p>220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30]*135/255)" office:value-type="float" office:value="81" calcext:value-type="float">
            <text:p>81</text:p>
          </table:table-cell>
          <table:table-cell table:style-name="ce40" table:formula="of:=FLOOR([.F30]*135/255)" office:value-type="float" office:value="27" calcext:value-type="float">
            <text:p>27</text:p>
          </table:table-cell>
          <table:table-cell table:style-name="ce40" table:formula="of:=FLOOR([.G30]*135/255)" office:value-type="float" office:value="27" calcext:value-type="float">
            <text:p>27</text:p>
          </table:table-cell>
          <table:table-cell table:style-name="ce3" table:formula="of:=&quot;#&quot;&amp;DEC2HEX(([.H222]*65536) + ([.I222] * 256) + [.J222];6)" office:value-type="string" office:string-value="#511B1B" calcext:value-type="string">
            <text:p>#511B1B</text:p>
          </table:table-cell>
          <table:table-cell/>
          <table:table-cell table:style-name="ce42" office:value-type="float" office:value="220" calcext:value-type="float">
            <text:p>220</text:p>
          </table:table-cell>
          <table:table-cell table:style-name="ce39" table:formula="of:=(BITAND(3;[.A222])*64)+FLOOR([.A222]/4)" office:value-type="float" office:value="55" calcext:value-type="float">
            <text:p>55</text:p>
          </table:table-cell>
          <table:table-cell table:style-name="ce44" table:formula="of:=VLOOKUP([.N222];MapPalRaw;8)" office:value-type="float" office:value="255" calcext:value-type="float">
            <text:p>255</text:p>
          </table:table-cell>
          <table:table-cell table:style-name="ce45" table:formula="of:=VLOOKUP([.N222];MapPalRaw;9)" office:value-type="float" office:value="0" calcext:value-type="float">
            <text:p>0</text:p>
          </table:table-cell>
          <table:table-cell table:style-name="ce46" table:formula="of:=VLOOKUP([.N222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21" calcext:value-type="float">
            <text:p>221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31]*135/255)" office:value-type="float" office:value="13" calcext:value-type="float">
            <text:p>13</text:p>
          </table:table-cell>
          <table:table-cell table:style-name="ce40" table:formula="of:=FLOOR([.F31]*135/255)" office:value-type="float" office:value="13" calcext:value-type="float">
            <text:p>13</text:p>
          </table:table-cell>
          <table:table-cell table:style-name="ce40" table:formula="of:=FLOOR([.G31]*135/255)" office:value-type="float" office:value="13" calcext:value-type="float">
            <text:p>13</text:p>
          </table:table-cell>
          <table:table-cell table:style-name="ce3" table:formula="of:=&quot;#&quot;&amp;DEC2HEX(([.H223]*65536) + ([.I223] * 256) + [.J223];6)" office:value-type="string" office:string-value="#0D0D0D" calcext:value-type="string">
            <text:p>#0D0D0D</text:p>
          </table:table-cell>
          <table:table-cell/>
          <table:table-cell table:style-name="ce42" office:value-type="float" office:value="221" calcext:value-type="float">
            <text:p>221</text:p>
          </table:table-cell>
          <table:table-cell table:style-name="ce39" table:formula="of:=(BITAND(3;[.A223])*64)+FLOOR([.A223]/4)" office:value-type="float" office:value="119" calcext:value-type="float">
            <text:p>119</text:p>
          </table:table-cell>
          <table:table-cell table:style-name="ce44" table:formula="of:=VLOOKUP([.N223];MapPalRaw;8)" office:value-type="float" office:value="255" calcext:value-type="float">
            <text:p>255</text:p>
          </table:table-cell>
          <table:table-cell table:style-name="ce45" table:formula="of:=VLOOKUP([.N223];MapPalRaw;9)" office:value-type="float" office:value="0" calcext:value-type="float">
            <text:p>0</text:p>
          </table:table-cell>
          <table:table-cell table:style-name="ce46" table:formula="of:=VLOOKUP([.N223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22" calcext:value-type="float">
            <text:p>222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32]*135/255)" office:value-type="float" office:value="132" calcext:value-type="float">
            <text:p>132</text:p>
          </table:table-cell>
          <table:table-cell table:style-name="ce40" table:formula="of:=FLOOR([.F32]*135/255)" office:value-type="float" office:value="126" calcext:value-type="float">
            <text:p>126</text:p>
          </table:table-cell>
          <table:table-cell table:style-name="ce40" table:formula="of:=FLOOR([.G32]*135/255)" office:value-type="float" office:value="40" calcext:value-type="float">
            <text:p>40</text:p>
          </table:table-cell>
          <table:table-cell table:style-name="ce3" table:formula="of:=&quot;#&quot;&amp;DEC2HEX(([.H224]*65536) + ([.I224] * 256) + [.J224];6)" office:value-type="string" office:string-value="#847E28" calcext:value-type="string">
            <text:p>#847E28</text:p>
          </table:table-cell>
          <table:table-cell/>
          <table:table-cell table:style-name="ce42" office:value-type="float" office:value="222" calcext:value-type="float">
            <text:p>222</text:p>
          </table:table-cell>
          <table:table-cell table:style-name="ce39" table:formula="of:=(BITAND(3;[.A224])*64)+FLOOR([.A224]/4)" office:value-type="float" office:value="183" calcext:value-type="float">
            <text:p>183</text:p>
          </table:table-cell>
          <table:table-cell table:style-name="ce44" table:formula="of:=VLOOKUP([.N224];MapPalRaw;8)" office:value-type="float" office:value="255" calcext:value-type="float">
            <text:p>255</text:p>
          </table:table-cell>
          <table:table-cell table:style-name="ce45" table:formula="of:=VLOOKUP([.N224];MapPalRaw;9)" office:value-type="float" office:value="0" calcext:value-type="float">
            <text:p>0</text:p>
          </table:table-cell>
          <table:table-cell table:style-name="ce46" table:formula="of:=VLOOKUP([.N224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23" calcext:value-type="float">
            <text:p>223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33]*135/255)" office:value-type="float" office:value="48" calcext:value-type="float">
            <text:p>48</text:p>
          </table:table-cell>
          <table:table-cell table:style-name="ce40" table:formula="of:=FLOOR([.F33]*135/255)" office:value-type="float" office:value="115" calcext:value-type="float">
            <text:p>115</text:p>
          </table:table-cell>
          <table:table-cell table:style-name="ce40" table:formula="of:=FLOOR([.G33]*135/255)" office:value-type="float" office:value="112" calcext:value-type="float">
            <text:p>112</text:p>
          </table:table-cell>
          <table:table-cell table:style-name="ce3" table:formula="of:=&quot;#&quot;&amp;DEC2HEX(([.H225]*65536) + ([.I225] * 256) + [.J225];6)" office:value-type="string" office:string-value="#307370" calcext:value-type="string">
            <text:p>#307370</text:p>
          </table:table-cell>
          <table:table-cell/>
          <table:table-cell table:style-name="ce42" office:value-type="float" office:value="223" calcext:value-type="float">
            <text:p>223</text:p>
          </table:table-cell>
          <table:table-cell table:style-name="ce39" table:formula="of:=(BITAND(3;[.A225])*64)+FLOOR([.A225]/4)" office:value-type="float" office:value="247" calcext:value-type="float">
            <text:p>247</text:p>
          </table:table-cell>
          <table:table-cell table:style-name="ce44" table:formula="of:=VLOOKUP([.N225];MapPalRaw;8)" office:value-type="float" office:value="255" calcext:value-type="float">
            <text:p>255</text:p>
          </table:table-cell>
          <table:table-cell table:style-name="ce45" table:formula="of:=VLOOKUP([.N225];MapPalRaw;9)" office:value-type="float" office:value="0" calcext:value-type="float">
            <text:p>0</text:p>
          </table:table-cell>
          <table:table-cell table:style-name="ce46" table:formula="of:=VLOOKUP([.N225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24" calcext:value-type="float">
            <text:p>224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34]*135/255)" office:value-type="float" office:value="39" calcext:value-type="float">
            <text:p>39</text:p>
          </table:table-cell>
          <table:table-cell table:style-name="ce40" table:formula="of:=FLOOR([.F34]*135/255)" office:value-type="float" office:value="67" calcext:value-type="float">
            <text:p>67</text:p>
          </table:table-cell>
          <table:table-cell table:style-name="ce40" table:formula="of:=FLOOR([.G34]*135/255)" office:value-type="float" office:value="135" calcext:value-type="float">
            <text:p>135</text:p>
          </table:table-cell>
          <table:table-cell table:style-name="ce3" table:formula="of:=&quot;#&quot;&amp;DEC2HEX(([.H226]*65536) + ([.I226] * 256) + [.J226];6)" office:value-type="string" office:string-value="#274387" calcext:value-type="string">
            <text:p>#274387</text:p>
          </table:table-cell>
          <table:table-cell/>
          <table:table-cell table:style-name="ce42" office:value-type="float" office:value="224" calcext:value-type="float">
            <text:p>224</text:p>
          </table:table-cell>
          <table:table-cell table:style-name="ce39" table:formula="of:=(BITAND(3;[.A226])*64)+FLOOR([.A226]/4)" office:value-type="float" office:value="56" calcext:value-type="float">
            <text:p>56</text:p>
          </table:table-cell>
          <table:table-cell table:style-name="ce44" table:formula="of:=VLOOKUP([.N226];MapPalRaw;8)" office:value-type="float" office:value="255" calcext:value-type="float">
            <text:p>255</text:p>
          </table:table-cell>
          <table:table-cell table:style-name="ce45" table:formula="of:=VLOOKUP([.N226];MapPalRaw;9)" office:value-type="float" office:value="0" calcext:value-type="float">
            <text:p>0</text:p>
          </table:table-cell>
          <table:table-cell table:style-name="ce46" table:formula="of:=VLOOKUP([.N226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25" calcext:value-type="float">
            <text:p>225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35]*135/255)" office:value-type="float" office:value="0" calcext:value-type="float">
            <text:p>0</text:p>
          </table:table-cell>
          <table:table-cell table:style-name="ce40" table:formula="of:=FLOOR([.F35]*135/255)" office:value-type="float" office:value="114" calcext:value-type="float">
            <text:p>114</text:p>
          </table:table-cell>
          <table:table-cell table:style-name="ce40" table:formula="of:=FLOOR([.G35]*135/255)" office:value-type="float" office:value="30" calcext:value-type="float">
            <text:p>30</text:p>
          </table:table-cell>
          <table:table-cell table:style-name="ce3" table:formula="of:=&quot;#&quot;&amp;DEC2HEX(([.H227]*65536) + ([.I227] * 256) + [.J227];6)" office:value-type="string" office:string-value="#00721E" calcext:value-type="string">
            <text:p>#00721E</text:p>
          </table:table-cell>
          <table:table-cell/>
          <table:table-cell table:style-name="ce42" office:value-type="float" office:value="225" calcext:value-type="float">
            <text:p>225</text:p>
          </table:table-cell>
          <table:table-cell table:style-name="ce39" table:formula="of:=(BITAND(3;[.A227])*64)+FLOOR([.A227]/4)" office:value-type="float" office:value="120" calcext:value-type="float">
            <text:p>120</text:p>
          </table:table-cell>
          <table:table-cell table:style-name="ce44" table:formula="of:=VLOOKUP([.N227];MapPalRaw;8)" office:value-type="float" office:value="255" calcext:value-type="float">
            <text:p>255</text:p>
          </table:table-cell>
          <table:table-cell table:style-name="ce45" table:formula="of:=VLOOKUP([.N227];MapPalRaw;9)" office:value-type="float" office:value="0" calcext:value-type="float">
            <text:p>0</text:p>
          </table:table-cell>
          <table:table-cell table:style-name="ce46" table:formula="of:=VLOOKUP([.N227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26" calcext:value-type="float">
            <text:p>226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36]*135/255)" office:value-type="float" office:value="68" calcext:value-type="float">
            <text:p>68</text:p>
          </table:table-cell>
          <table:table-cell table:style-name="ce40" table:formula="of:=FLOOR([.F36]*135/255)" office:value-type="float" office:value="45" calcext:value-type="float">
            <text:p>45</text:p>
          </table:table-cell>
          <table:table-cell table:style-name="ce40" table:formula="of:=FLOOR([.G36]*135/255)" office:value-type="float" office:value="25" calcext:value-type="float">
            <text:p>25</text:p>
          </table:table-cell>
          <table:table-cell table:style-name="ce3" table:formula="of:=&quot;#&quot;&amp;DEC2HEX(([.H228]*65536) + ([.I228] * 256) + [.J228];6)" office:value-type="string" office:string-value="#442D19" calcext:value-type="string">
            <text:p>#442D19</text:p>
          </table:table-cell>
          <table:table-cell/>
          <table:table-cell table:style-name="ce42" office:value-type="float" office:value="226" calcext:value-type="float">
            <text:p>226</text:p>
          </table:table-cell>
          <table:table-cell table:style-name="ce39" table:formula="of:=(BITAND(3;[.A228])*64)+FLOOR([.A228]/4)" office:value-type="float" office:value="184" calcext:value-type="float">
            <text:p>184</text:p>
          </table:table-cell>
          <table:table-cell table:style-name="ce44" table:formula="of:=VLOOKUP([.N228];MapPalRaw;8)" office:value-type="float" office:value="255" calcext:value-type="float">
            <text:p>255</text:p>
          </table:table-cell>
          <table:table-cell table:style-name="ce45" table:formula="of:=VLOOKUP([.N228];MapPalRaw;9)" office:value-type="float" office:value="0" calcext:value-type="float">
            <text:p>0</text:p>
          </table:table-cell>
          <table:table-cell table:style-name="ce46" table:formula="of:=VLOOKUP([.N228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27" calcext:value-type="float">
            <text:p>227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37]*135/255)" office:value-type="float" office:value="59" calcext:value-type="float">
            <text:p>59</text:p>
          </table:table-cell>
          <table:table-cell table:style-name="ce40" table:formula="of:=FLOOR([.F37]*135/255)" office:value-type="float" office:value="1" calcext:value-type="float">
            <text:p>1</text:p>
          </table:table-cell>
          <table:table-cell table:style-name="ce40" table:formula="of:=FLOOR([.G37]*135/255)" office:value-type="float" office:value="0" calcext:value-type="float">
            <text:p>0</text:p>
          </table:table-cell>
          <table:table-cell table:style-name="ce3" table:formula="of:=&quot;#&quot;&amp;DEC2HEX(([.H229]*65536) + ([.I229] * 256) + [.J229];6)" office:value-type="string" office:string-value="#3B0100" calcext:value-type="string">
            <text:p>#3B0100</text:p>
          </table:table-cell>
          <table:table-cell/>
          <table:table-cell table:style-name="ce42" office:value-type="float" office:value="227" calcext:value-type="float">
            <text:p>227</text:p>
          </table:table-cell>
          <table:table-cell table:style-name="ce39" table:formula="of:=(BITAND(3;[.A229])*64)+FLOOR([.A229]/4)" office:value-type="float" office:value="248" calcext:value-type="float">
            <text:p>248</text:p>
          </table:table-cell>
          <table:table-cell table:style-name="ce44" table:formula="of:=VLOOKUP([.N229];MapPalRaw;8)" office:value-type="float" office:value="255" calcext:value-type="float">
            <text:p>255</text:p>
          </table:table-cell>
          <table:table-cell table:style-name="ce45" table:formula="of:=VLOOKUP([.N229];MapPalRaw;9)" office:value-type="float" office:value="0" calcext:value-type="float">
            <text:p>0</text:p>
          </table:table-cell>
          <table:table-cell table:style-name="ce46" table:formula="of:=VLOOKUP([.N229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28" calcext:value-type="float">
            <text:p>228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38]*135/255)" office:value-type="float" office:value="110" calcext:value-type="float">
            <text:p>110</text:p>
          </table:table-cell>
          <table:table-cell table:style-name="ce40" table:formula="of:=FLOOR([.F38]*135/255)" office:value-type="float" office:value="93" calcext:value-type="float">
            <text:p>93</text:p>
          </table:table-cell>
          <table:table-cell table:style-name="ce40" table:formula="of:=FLOOR([.G38]*135/255)" office:value-type="float" office:value="85" calcext:value-type="float">
            <text:p>85</text:p>
          </table:table-cell>
          <table:table-cell table:style-name="ce3" table:formula="of:=&quot;#&quot;&amp;DEC2HEX(([.H230]*65536) + ([.I230] * 256) + [.J230];6)" office:value-type="string" office:string-value="#6E5D55" calcext:value-type="string">
            <text:p>#6E5D55</text:p>
          </table:table-cell>
          <table:table-cell/>
          <table:table-cell table:style-name="ce42" office:value-type="float" office:value="228" calcext:value-type="float">
            <text:p>228</text:p>
          </table:table-cell>
          <table:table-cell table:style-name="ce39" table:formula="of:=(BITAND(3;[.A230])*64)+FLOOR([.A230]/4)" office:value-type="float" office:value="57" calcext:value-type="float">
            <text:p>57</text:p>
          </table:table-cell>
          <table:table-cell table:style-name="ce44" table:formula="of:=VLOOKUP([.N230];MapPalRaw;8)" office:value-type="float" office:value="255" calcext:value-type="float">
            <text:p>255</text:p>
          </table:table-cell>
          <table:table-cell table:style-name="ce45" table:formula="of:=VLOOKUP([.N230];MapPalRaw;9)" office:value-type="float" office:value="0" calcext:value-type="float">
            <text:p>0</text:p>
          </table:table-cell>
          <table:table-cell table:style-name="ce46" table:formula="of:=VLOOKUP([.N230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29" calcext:value-type="float">
            <text:p>229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39]*135/255)" office:value-type="float" office:value="84" calcext:value-type="float">
            <text:p>84</text:p>
          </table:table-cell>
          <table:table-cell table:style-name="ce40" table:formula="of:=FLOOR([.F39]*135/255)" office:value-type="float" office:value="43" calcext:value-type="float">
            <text:p>43</text:p>
          </table:table-cell>
          <table:table-cell table:style-name="ce40" table:formula="of:=FLOOR([.G39]*135/255)" office:value-type="float" office:value="19" calcext:value-type="float">
            <text:p>19</text:p>
          </table:table-cell>
          <table:table-cell table:style-name="ce3" table:formula="of:=&quot;#&quot;&amp;DEC2HEX(([.H231]*65536) + ([.I231] * 256) + [.J231];6)" office:value-type="string" office:string-value="#542B13" calcext:value-type="string">
            <text:p>#542B13</text:p>
          </table:table-cell>
          <table:table-cell/>
          <table:table-cell table:style-name="ce42" office:value-type="float" office:value="229" calcext:value-type="float">
            <text:p>229</text:p>
          </table:table-cell>
          <table:table-cell table:style-name="ce39" table:formula="of:=(BITAND(3;[.A231])*64)+FLOOR([.A231]/4)" office:value-type="float" office:value="121" calcext:value-type="float">
            <text:p>121</text:p>
          </table:table-cell>
          <table:table-cell table:style-name="ce44" table:formula="of:=VLOOKUP([.N231];MapPalRaw;8)" office:value-type="float" office:value="255" calcext:value-type="float">
            <text:p>255</text:p>
          </table:table-cell>
          <table:table-cell table:style-name="ce45" table:formula="of:=VLOOKUP([.N231];MapPalRaw;9)" office:value-type="float" office:value="0" calcext:value-type="float">
            <text:p>0</text:p>
          </table:table-cell>
          <table:table-cell table:style-name="ce46" table:formula="of:=VLOOKUP([.N231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30" calcext:value-type="float">
            <text:p>230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40]*135/255)" office:value-type="float" office:value="78" calcext:value-type="float">
            <text:p>78</text:p>
          </table:table-cell>
          <table:table-cell table:style-name="ce40" table:formula="of:=FLOOR([.F40]*135/255)" office:value-type="float" office:value="46" calcext:value-type="float">
            <text:p>46</text:p>
          </table:table-cell>
          <table:table-cell table:style-name="ce40" table:formula="of:=FLOOR([.G40]*135/255)" office:value-type="float" office:value="57" calcext:value-type="float">
            <text:p>57</text:p>
          </table:table-cell>
          <table:table-cell table:style-name="ce3" table:formula="of:=&quot;#&quot;&amp;DEC2HEX(([.H232]*65536) + ([.I232] * 256) + [.J232];6)" office:value-type="string" office:string-value="#4E2E39" calcext:value-type="string">
            <text:p>#4E2E39</text:p>
          </table:table-cell>
          <table:table-cell/>
          <table:table-cell table:style-name="ce42" office:value-type="float" office:value="230" calcext:value-type="float">
            <text:p>230</text:p>
          </table:table-cell>
          <table:table-cell table:style-name="ce39" table:formula="of:=(BITAND(3;[.A232])*64)+FLOOR([.A232]/4)" office:value-type="float" office:value="185" calcext:value-type="float">
            <text:p>185</text:p>
          </table:table-cell>
          <table:table-cell table:style-name="ce44" table:formula="of:=VLOOKUP([.N232];MapPalRaw;8)" office:value-type="float" office:value="255" calcext:value-type="float">
            <text:p>255</text:p>
          </table:table-cell>
          <table:table-cell table:style-name="ce45" table:formula="of:=VLOOKUP([.N232];MapPalRaw;9)" office:value-type="float" office:value="0" calcext:value-type="float">
            <text:p>0</text:p>
          </table:table-cell>
          <table:table-cell table:style-name="ce46" table:formula="of:=VLOOKUP([.N232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31" calcext:value-type="float">
            <text:p>231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41]*135/255)" office:value-type="float" office:value="59" calcext:value-type="float">
            <text:p>59</text:p>
          </table:table-cell>
          <table:table-cell table:style-name="ce40" table:formula="of:=FLOOR([.F41]*135/255)" office:value-type="float" office:value="57" calcext:value-type="float">
            <text:p>57</text:p>
          </table:table-cell>
          <table:table-cell table:style-name="ce40" table:formula="of:=FLOOR([.G41]*135/255)" office:value-type="float" office:value="73" calcext:value-type="float">
            <text:p>73</text:p>
          </table:table-cell>
          <table:table-cell table:style-name="ce3" table:formula="of:=&quot;#&quot;&amp;DEC2HEX(([.H233]*65536) + ([.I233] * 256) + [.J233];6)" office:value-type="string" office:string-value="#3B3949" calcext:value-type="string">
            <text:p>#3B3949</text:p>
          </table:table-cell>
          <table:table-cell/>
          <table:table-cell table:style-name="ce42" office:value-type="float" office:value="231" calcext:value-type="float">
            <text:p>231</text:p>
          </table:table-cell>
          <table:table-cell table:style-name="ce39" table:formula="of:=(BITAND(3;[.A233])*64)+FLOOR([.A233]/4)" office:value-type="float" office:value="249" calcext:value-type="float">
            <text:p>249</text:p>
          </table:table-cell>
          <table:table-cell table:style-name="ce44" table:formula="of:=VLOOKUP([.N233];MapPalRaw;8)" office:value-type="float" office:value="255" calcext:value-type="float">
            <text:p>255</text:p>
          </table:table-cell>
          <table:table-cell table:style-name="ce45" table:formula="of:=VLOOKUP([.N233];MapPalRaw;9)" office:value-type="float" office:value="0" calcext:value-type="float">
            <text:p>0</text:p>
          </table:table-cell>
          <table:table-cell table:style-name="ce46" table:formula="of:=VLOOKUP([.N233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32" calcext:value-type="float">
            <text:p>232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42]*135/255)" office:value-type="float" office:value="98" calcext:value-type="float">
            <text:p>98</text:p>
          </table:table-cell>
          <table:table-cell table:style-name="ce40" table:formula="of:=FLOOR([.F42]*135/255)" office:value-type="float" office:value="70" calcext:value-type="float">
            <text:p>70</text:p>
          </table:table-cell>
          <table:table-cell table:style-name="ce40" table:formula="of:=FLOOR([.G42]*135/255)" office:value-type="float" office:value="19" calcext:value-type="float">
            <text:p>19</text:p>
          </table:table-cell>
          <table:table-cell table:style-name="ce3" table:formula="of:=&quot;#&quot;&amp;DEC2HEX(([.H234]*65536) + ([.I234] * 256) + [.J234];6)" office:value-type="string" office:string-value="#624613" calcext:value-type="string">
            <text:p>#624613</text:p>
          </table:table-cell>
          <table:table-cell/>
          <table:table-cell table:style-name="ce42" office:value-type="float" office:value="232" calcext:value-type="float">
            <text:p>232</text:p>
          </table:table-cell>
          <table:table-cell table:style-name="ce39" table:formula="of:=(BITAND(3;[.A234])*64)+FLOOR([.A234]/4)" office:value-type="float" office:value="58" calcext:value-type="float">
            <text:p>58</text:p>
          </table:table-cell>
          <table:table-cell table:style-name="ce44" table:formula="of:=VLOOKUP([.N234];MapPalRaw;8)" office:value-type="float" office:value="255" calcext:value-type="float">
            <text:p>255</text:p>
          </table:table-cell>
          <table:table-cell table:style-name="ce45" table:formula="of:=VLOOKUP([.N234];MapPalRaw;9)" office:value-type="float" office:value="0" calcext:value-type="float">
            <text:p>0</text:p>
          </table:table-cell>
          <table:table-cell table:style-name="ce46" table:formula="of:=VLOOKUP([.N234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33" calcext:value-type="float">
            <text:p>233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43]*135/255)" office:value-type="float" office:value="54" calcext:value-type="float">
            <text:p>54</text:p>
          </table:table-cell>
          <table:table-cell table:style-name="ce40" table:formula="of:=FLOOR([.F43]*135/255)" office:value-type="float" office:value="61" calcext:value-type="float">
            <text:p>61</text:p>
          </table:table-cell>
          <table:table-cell table:style-name="ce40" table:formula="of:=FLOOR([.G43]*135/255)" office:value-type="float" office:value="28" calcext:value-type="float">
            <text:p>28</text:p>
          </table:table-cell>
          <table:table-cell table:style-name="ce3" table:formula="of:=&quot;#&quot;&amp;DEC2HEX(([.H235]*65536) + ([.I235] * 256) + [.J235];6)" office:value-type="string" office:string-value="#363D1C" calcext:value-type="string">
            <text:p>#363D1C</text:p>
          </table:table-cell>
          <table:table-cell/>
          <table:table-cell table:style-name="ce42" office:value-type="float" office:value="233" calcext:value-type="float">
            <text:p>233</text:p>
          </table:table-cell>
          <table:table-cell table:style-name="ce39" table:formula="of:=(BITAND(3;[.A235])*64)+FLOOR([.A235]/4)" office:value-type="float" office:value="122" calcext:value-type="float">
            <text:p>122</text:p>
          </table:table-cell>
          <table:table-cell table:style-name="ce44" table:formula="of:=VLOOKUP([.N235];MapPalRaw;8)" office:value-type="float" office:value="255" calcext:value-type="float">
            <text:p>255</text:p>
          </table:table-cell>
          <table:table-cell table:style-name="ce45" table:formula="of:=VLOOKUP([.N235];MapPalRaw;9)" office:value-type="float" office:value="0" calcext:value-type="float">
            <text:p>0</text:p>
          </table:table-cell>
          <table:table-cell table:style-name="ce46" table:formula="of:=VLOOKUP([.N235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34" calcext:value-type="float">
            <text:p>234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44]*135/255)" office:value-type="float" office:value="84" calcext:value-type="float">
            <text:p>84</text:p>
          </table:table-cell>
          <table:table-cell table:style-name="ce40" table:formula="of:=FLOOR([.F44]*135/255)" office:value-type="float" office:value="40" calcext:value-type="float">
            <text:p>40</text:p>
          </table:table-cell>
          <table:table-cell table:style-name="ce40" table:formula="of:=FLOOR([.G44]*135/255)" office:value-type="float" office:value="41" calcext:value-type="float">
            <text:p>41</text:p>
          </table:table-cell>
          <table:table-cell table:style-name="ce3" table:formula="of:=&quot;#&quot;&amp;DEC2HEX(([.H236]*65536) + ([.I236] * 256) + [.J236];6)" office:value-type="string" office:string-value="#542829" calcext:value-type="string">
            <text:p>#542829</text:p>
          </table:table-cell>
          <table:table-cell/>
          <table:table-cell table:style-name="ce42" office:value-type="float" office:value="234" calcext:value-type="float">
            <text:p>234</text:p>
          </table:table-cell>
          <table:table-cell table:style-name="ce39" table:formula="of:=(BITAND(3;[.A236])*64)+FLOOR([.A236]/4)" office:value-type="float" office:value="186" calcext:value-type="float">
            <text:p>186</text:p>
          </table:table-cell>
          <table:table-cell table:style-name="ce44" table:formula="of:=VLOOKUP([.N236];MapPalRaw;8)" office:value-type="float" office:value="255" calcext:value-type="float">
            <text:p>255</text:p>
          </table:table-cell>
          <table:table-cell table:style-name="ce45" table:formula="of:=VLOOKUP([.N236];MapPalRaw;9)" office:value-type="float" office:value="0" calcext:value-type="float">
            <text:p>0</text:p>
          </table:table-cell>
          <table:table-cell table:style-name="ce46" table:formula="of:=VLOOKUP([.N236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35" calcext:value-type="float">
            <text:p>235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45]*135/255)" office:value-type="float" office:value="30" calcext:value-type="float">
            <text:p>30</text:p>
          </table:table-cell>
          <table:table-cell table:style-name="ce40" table:formula="of:=FLOOR([.F45]*135/255)" office:value-type="float" office:value="21" calcext:value-type="float">
            <text:p>21</text:p>
          </table:table-cell>
          <table:table-cell table:style-name="ce40" table:formula="of:=FLOOR([.G45]*135/255)" office:value-type="float" office:value="18" calcext:value-type="float">
            <text:p>18</text:p>
          </table:table-cell>
          <table:table-cell table:style-name="ce3" table:formula="of:=&quot;#&quot;&amp;DEC2HEX(([.H237]*65536) + ([.I237] * 256) + [.J237];6)" office:value-type="string" office:string-value="#1E1512" calcext:value-type="string">
            <text:p>#1E1512</text:p>
          </table:table-cell>
          <table:table-cell/>
          <table:table-cell table:style-name="ce42" office:value-type="float" office:value="235" calcext:value-type="float">
            <text:p>235</text:p>
          </table:table-cell>
          <table:table-cell table:style-name="ce39" table:formula="of:=(BITAND(3;[.A237])*64)+FLOOR([.A237]/4)" office:value-type="float" office:value="250" calcext:value-type="float">
            <text:p>250</text:p>
          </table:table-cell>
          <table:table-cell table:style-name="ce44" table:formula="of:=VLOOKUP([.N237];MapPalRaw;8)" office:value-type="float" office:value="255" calcext:value-type="float">
            <text:p>255</text:p>
          </table:table-cell>
          <table:table-cell table:style-name="ce45" table:formula="of:=VLOOKUP([.N237];MapPalRaw;9)" office:value-type="float" office:value="0" calcext:value-type="float">
            <text:p>0</text:p>
          </table:table-cell>
          <table:table-cell table:style-name="ce46" table:formula="of:=VLOOKUP([.N237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36" calcext:value-type="float">
            <text:p>236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46]*135/255)" office:value-type="float" office:value="71" calcext:value-type="float">
            <text:p>71</text:p>
          </table:table-cell>
          <table:table-cell table:style-name="ce40" table:formula="of:=FLOOR([.F46]*135/255)" office:value-type="float" office:value="56" calcext:value-type="float">
            <text:p>56</text:p>
          </table:table-cell>
          <table:table-cell table:style-name="ce40" table:formula="of:=FLOOR([.G46]*135/255)" office:value-type="float" office:value="51" calcext:value-type="float">
            <text:p>51</text:p>
          </table:table-cell>
          <table:table-cell table:style-name="ce3" table:formula="of:=&quot;#&quot;&amp;DEC2HEX(([.H238]*65536) + ([.I238] * 256) + [.J238];6)" office:value-type="string" office:string-value="#473833" calcext:value-type="string">
            <text:p>#473833</text:p>
          </table:table-cell>
          <table:table-cell/>
          <table:table-cell table:style-name="ce42" office:value-type="float" office:value="236" calcext:value-type="float">
            <text:p>236</text:p>
          </table:table-cell>
          <table:table-cell table:style-name="ce39" table:formula="of:=(BITAND(3;[.A238])*64)+FLOOR([.A238]/4)" office:value-type="float" office:value="59" calcext:value-type="float">
            <text:p>59</text:p>
          </table:table-cell>
          <table:table-cell table:style-name="ce44" table:formula="of:=VLOOKUP([.N238];MapPalRaw;8)" office:value-type="float" office:value="255" calcext:value-type="float">
            <text:p>255</text:p>
          </table:table-cell>
          <table:table-cell table:style-name="ce45" table:formula="of:=VLOOKUP([.N238];MapPalRaw;9)" office:value-type="float" office:value="0" calcext:value-type="float">
            <text:p>0</text:p>
          </table:table-cell>
          <table:table-cell table:style-name="ce46" table:formula="of:=VLOOKUP([.N238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37" calcext:value-type="float">
            <text:p>237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47]*135/255)" office:value-type="float" office:value="46" calcext:value-type="float">
            <text:p>46</text:p>
          </table:table-cell>
          <table:table-cell table:style-name="ce40" table:formula="of:=FLOOR([.F47]*135/255)" office:value-type="float" office:value="48" calcext:value-type="float">
            <text:p>48</text:p>
          </table:table-cell>
          <table:table-cell table:style-name="ce40" table:formula="of:=FLOOR([.G47]*135/255)" office:value-type="float" office:value="48" calcext:value-type="float">
            <text:p>48</text:p>
          </table:table-cell>
          <table:table-cell table:style-name="ce3" table:formula="of:=&quot;#&quot;&amp;DEC2HEX(([.H239]*65536) + ([.I239] * 256) + [.J239];6)" office:value-type="string" office:string-value="#2E3030" calcext:value-type="string">
            <text:p>#2E3030</text:p>
          </table:table-cell>
          <table:table-cell/>
          <table:table-cell table:style-name="ce42" office:value-type="float" office:value="237" calcext:value-type="float">
            <text:p>237</text:p>
          </table:table-cell>
          <table:table-cell table:style-name="ce39" table:formula="of:=(BITAND(3;[.A239])*64)+FLOOR([.A239]/4)" office:value-type="float" office:value="123" calcext:value-type="float">
            <text:p>123</text:p>
          </table:table-cell>
          <table:table-cell table:style-name="ce44" table:formula="of:=VLOOKUP([.N239];MapPalRaw;8)" office:value-type="float" office:value="255" calcext:value-type="float">
            <text:p>255</text:p>
          </table:table-cell>
          <table:table-cell table:style-name="ce45" table:formula="of:=VLOOKUP([.N239];MapPalRaw;9)" office:value-type="float" office:value="0" calcext:value-type="float">
            <text:p>0</text:p>
          </table:table-cell>
          <table:table-cell table:style-name="ce46" table:formula="of:=VLOOKUP([.N239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38" calcext:value-type="float">
            <text:p>238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48]*135/255)" office:value-type="float" office:value="64" calcext:value-type="float">
            <text:p>64</text:p>
          </table:table-cell>
          <table:table-cell table:style-name="ce40" table:formula="of:=FLOOR([.F48]*135/255)" office:value-type="float" office:value="38" calcext:value-type="float">
            <text:p>38</text:p>
          </table:table-cell>
          <table:table-cell table:style-name="ce40" table:formula="of:=FLOOR([.G48]*135/255)" office:value-type="float" office:value="46" calcext:value-type="float">
            <text:p>46</text:p>
          </table:table-cell>
          <table:table-cell table:style-name="ce3" table:formula="of:=&quot;#&quot;&amp;DEC2HEX(([.H240]*65536) + ([.I240] * 256) + [.J240];6)" office:value-type="string" office:string-value="#40262E" calcext:value-type="string">
            <text:p>#40262E</text:p>
          </table:table-cell>
          <table:table-cell/>
          <table:table-cell table:style-name="ce42" office:value-type="float" office:value="238" calcext:value-type="float">
            <text:p>238</text:p>
          </table:table-cell>
          <table:table-cell table:style-name="ce39" table:formula="of:=(BITAND(3;[.A240])*64)+FLOOR([.A240]/4)" office:value-type="float" office:value="187" calcext:value-type="float">
            <text:p>187</text:p>
          </table:table-cell>
          <table:table-cell table:style-name="ce44" table:formula="of:=VLOOKUP([.N240];MapPalRaw;8)" office:value-type="float" office:value="255" calcext:value-type="float">
            <text:p>255</text:p>
          </table:table-cell>
          <table:table-cell table:style-name="ce45" table:formula="of:=VLOOKUP([.N240];MapPalRaw;9)" office:value-type="float" office:value="0" calcext:value-type="float">
            <text:p>0</text:p>
          </table:table-cell>
          <table:table-cell table:style-name="ce46" table:formula="of:=VLOOKUP([.N240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39" calcext:value-type="float">
            <text:p>239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49]*135/255)" office:value-type="float" office:value="40" calcext:value-type="float">
            <text:p>40</text:p>
          </table:table-cell>
          <table:table-cell table:style-name="ce40" table:formula="of:=FLOOR([.F49]*135/255)" office:value-type="float" office:value="32" calcext:value-type="float">
            <text:p>32</text:p>
          </table:table-cell>
          <table:table-cell table:style-name="ce40" table:formula="of:=FLOOR([.G49]*135/255)" office:value-type="float" office:value="48" calcext:value-type="float">
            <text:p>48</text:p>
          </table:table-cell>
          <table:table-cell table:style-name="ce3" table:formula="of:=&quot;#&quot;&amp;DEC2HEX(([.H241]*65536) + ([.I241] * 256) + [.J241];6)" office:value-type="string" office:string-value="#282030" calcext:value-type="string">
            <text:p>#282030</text:p>
          </table:table-cell>
          <table:table-cell/>
          <table:table-cell table:style-name="ce42" office:value-type="float" office:value="239" calcext:value-type="float">
            <text:p>239</text:p>
          </table:table-cell>
          <table:table-cell table:style-name="ce39" table:formula="of:=(BITAND(3;[.A241])*64)+FLOOR([.A241]/4)" office:value-type="float" office:value="251" calcext:value-type="float">
            <text:p>251</text:p>
          </table:table-cell>
          <table:table-cell table:style-name="ce44" table:formula="of:=VLOOKUP([.N241];MapPalRaw;8)" office:value-type="float" office:value="255" calcext:value-type="float">
            <text:p>255</text:p>
          </table:table-cell>
          <table:table-cell table:style-name="ce45" table:formula="of:=VLOOKUP([.N241];MapPalRaw;9)" office:value-type="float" office:value="0" calcext:value-type="float">
            <text:p>0</text:p>
          </table:table-cell>
          <table:table-cell table:style-name="ce46" table:formula="of:=VLOOKUP([.N241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40" calcext:value-type="float">
            <text:p>240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50]*135/255)" office:value-type="float" office:value="40" calcext:value-type="float">
            <text:p>40</text:p>
          </table:table-cell>
          <table:table-cell table:style-name="ce40" table:formula="of:=FLOOR([.F50]*135/255)" office:value-type="float" office:value="26" calcext:value-type="float">
            <text:p>26</text:p>
          </table:table-cell>
          <table:table-cell table:style-name="ce40" table:formula="of:=FLOOR([.G50]*135/255)" office:value-type="float" office:value="18" calcext:value-type="float">
            <text:p>18</text:p>
          </table:table-cell>
          <table:table-cell table:style-name="ce3" table:formula="of:=&quot;#&quot;&amp;DEC2HEX(([.H242]*65536) + ([.I242] * 256) + [.J242];6)" office:value-type="string" office:string-value="#281A12" calcext:value-type="string">
            <text:p>#281A12</text:p>
          </table:table-cell>
          <table:table-cell/>
          <table:table-cell table:style-name="ce42" office:value-type="float" office:value="240" calcext:value-type="float">
            <text:p>240</text:p>
          </table:table-cell>
          <table:table-cell table:style-name="ce39" table:formula="of:=(BITAND(3;[.A242])*64)+FLOOR([.A242]/4)" office:value-type="float" office:value="60" calcext:value-type="float">
            <text:p>60</text:p>
          </table:table-cell>
          <table:table-cell table:style-name="ce44" table:formula="of:=VLOOKUP([.N242];MapPalRaw;8)" office:value-type="float" office:value="255" calcext:value-type="float">
            <text:p>255</text:p>
          </table:table-cell>
          <table:table-cell table:style-name="ce45" table:formula="of:=VLOOKUP([.N242];MapPalRaw;9)" office:value-type="float" office:value="0" calcext:value-type="float">
            <text:p>0</text:p>
          </table:table-cell>
          <table:table-cell table:style-name="ce46" table:formula="of:=VLOOKUP([.N242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41" calcext:value-type="float">
            <text:p>241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51]*135/255)" office:value-type="float" office:value="40" calcext:value-type="float">
            <text:p>40</text:p>
          </table:table-cell>
          <table:table-cell table:style-name="ce40" table:formula="of:=FLOOR([.F51]*135/255)" office:value-type="float" office:value="43" calcext:value-type="float">
            <text:p>43</text:p>
          </table:table-cell>
          <table:table-cell table:style-name="ce40" table:formula="of:=FLOOR([.G51]*135/255)" office:value-type="float" office:value="22" calcext:value-type="float">
            <text:p>22</text:p>
          </table:table-cell>
          <table:table-cell table:style-name="ce3" table:formula="of:=&quot;#&quot;&amp;DEC2HEX(([.H243]*65536) + ([.I243] * 256) + [.J243];6)" office:value-type="string" office:string-value="#282B16" calcext:value-type="string">
            <text:p>#282B16</text:p>
          </table:table-cell>
          <table:table-cell/>
          <table:table-cell table:style-name="ce42" office:value-type="float" office:value="241" calcext:value-type="float">
            <text:p>241</text:p>
          </table:table-cell>
          <table:table-cell table:style-name="ce39" table:formula="of:=(BITAND(3;[.A243])*64)+FLOOR([.A243]/4)" office:value-type="float" office:value="124" calcext:value-type="float">
            <text:p>124</text:p>
          </table:table-cell>
          <table:table-cell table:style-name="ce44" table:formula="of:=VLOOKUP([.N243];MapPalRaw;8)" office:value-type="float" office:value="255" calcext:value-type="float">
            <text:p>255</text:p>
          </table:table-cell>
          <table:table-cell table:style-name="ce45" table:formula="of:=VLOOKUP([.N243];MapPalRaw;9)" office:value-type="float" office:value="0" calcext:value-type="float">
            <text:p>0</text:p>
          </table:table-cell>
          <table:table-cell table:style-name="ce46" table:formula="of:=VLOOKUP([.N243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42" calcext:value-type="float">
            <text:p>242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52]*135/255)" office:value-type="float" office:value="75" calcext:value-type="float">
            <text:p>75</text:p>
          </table:table-cell>
          <table:table-cell table:style-name="ce40" table:formula="of:=FLOOR([.F52]*135/255)" office:value-type="float" office:value="31" calcext:value-type="float">
            <text:p>31</text:p>
          </table:table-cell>
          <table:table-cell table:style-name="ce40" table:formula="of:=FLOOR([.G52]*135/255)" office:value-type="float" office:value="24" calcext:value-type="float">
            <text:p>24</text:p>
          </table:table-cell>
          <table:table-cell table:style-name="ce3" table:formula="of:=&quot;#&quot;&amp;DEC2HEX(([.H244]*65536) + ([.I244] * 256) + [.J244];6)" office:value-type="string" office:string-value="#4B1F18" calcext:value-type="string">
            <text:p>#4B1F18</text:p>
          </table:table-cell>
          <table:table-cell/>
          <table:table-cell table:style-name="ce42" office:value-type="float" office:value="242" calcext:value-type="float">
            <text:p>242</text:p>
          </table:table-cell>
          <table:table-cell table:style-name="ce39" table:formula="of:=(BITAND(3;[.A244])*64)+FLOOR([.A244]/4)" office:value-type="float" office:value="188" calcext:value-type="float">
            <text:p>188</text:p>
          </table:table-cell>
          <table:table-cell table:style-name="ce44" table:formula="of:=VLOOKUP([.N244];MapPalRaw;8)" office:value-type="float" office:value="255" calcext:value-type="float">
            <text:p>255</text:p>
          </table:table-cell>
          <table:table-cell table:style-name="ce45" table:formula="of:=VLOOKUP([.N244];MapPalRaw;9)" office:value-type="float" office:value="0" calcext:value-type="float">
            <text:p>0</text:p>
          </table:table-cell>
          <table:table-cell table:style-name="ce46" table:formula="of:=VLOOKUP([.N244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43" calcext:value-type="float">
            <text:p>243</text:p>
          </table:table-cell>
          <table:table-cell table:style-name="ce2" table:number-columns-repeated="3"/>
          <table:table-cell table:style-name="ce3" table:number-columns-repeated="3"/>
          <table:table-cell table:style-name="ce40" table:formula="of:=FLOOR([.E53]*135/255)" office:value-type="float" office:value="19" calcext:value-type="float">
            <text:p>19</text:p>
          </table:table-cell>
          <table:table-cell table:style-name="ce40" table:formula="of:=FLOOR([.F53]*135/255)" office:value-type="float" office:value="11" calcext:value-type="float">
            <text:p>11</text:p>
          </table:table-cell>
          <table:table-cell table:style-name="ce40" table:formula="of:=FLOOR([.G53]*135/255)" office:value-type="float" office:value="8" calcext:value-type="float">
            <text:p>8</text:p>
          </table:table-cell>
          <table:table-cell table:style-name="ce3" table:formula="of:=&quot;#&quot;&amp;DEC2HEX(([.H245]*65536) + ([.I245] * 256) + [.J245];6)" office:value-type="string" office:string-value="#130B08" calcext:value-type="string">
            <text:p>#130B08</text:p>
          </table:table-cell>
          <table:table-cell/>
          <table:table-cell table:style-name="ce42" office:value-type="float" office:value="243" calcext:value-type="float">
            <text:p>243</text:p>
          </table:table-cell>
          <table:table-cell table:style-name="ce39" table:formula="of:=(BITAND(3;[.A245])*64)+FLOOR([.A245]/4)" office:value-type="float" office:value="252" calcext:value-type="float">
            <text:p>252</text:p>
          </table:table-cell>
          <table:table-cell table:style-name="ce44" table:formula="of:=VLOOKUP([.N245];MapPalRaw;8)" office:value-type="float" office:value="255" calcext:value-type="float">
            <text:p>255</text:p>
          </table:table-cell>
          <table:table-cell table:style-name="ce45" table:formula="of:=VLOOKUP([.N245];MapPalRaw;9)" office:value-type="float" office:value="0" calcext:value-type="float">
            <text:p>0</text:p>
          </table:table-cell>
          <table:table-cell table:style-name="ce46" table:formula="of:=VLOOKUP([.N245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44" calcext:value-type="float">
            <text:p>244</text:p>
          </table:table-cell>
          <table:table-cell table:style-name="ce2" table:number-columns-repeated="3"/>
          <table:table-cell table:style-name="ce3" table:number-columns-repeated="3"/>
          <table:table-cell table:style-name="ce40" office:value-type="float" office:value="255" calcext:value-type="float">
            <text:p>255</text:p>
          </table:table-cell>
          <table:table-cell table:style-name="ce40" table:formula="of:=FLOOR([.F246]*180/255)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3" table:formula="of:=&quot;#&quot;&amp;DEC2HEX(([.H246]*65536) + ([.I246] * 256) + [.J246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44" calcext:value-type="float">
            <text:p>244</text:p>
          </table:table-cell>
          <table:table-cell table:style-name="ce39" table:formula="of:=(BITAND(3;[.A246])*64)+FLOOR([.A246]/4)" office:value-type="float" office:value="61" calcext:value-type="float">
            <text:p>61</text:p>
          </table:table-cell>
          <table:table-cell table:style-name="ce44" table:formula="of:=VLOOKUP([.N246];MapPalRaw;8)" office:value-type="float" office:value="255" calcext:value-type="float">
            <text:p>255</text:p>
          </table:table-cell>
          <table:table-cell table:style-name="ce45" table:formula="of:=VLOOKUP([.N246];MapPalRaw;9)" office:value-type="float" office:value="0" calcext:value-type="float">
            <text:p>0</text:p>
          </table:table-cell>
          <table:table-cell table:style-name="ce46" table:formula="of:=VLOOKUP([.N246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45" calcext:value-type="float">
            <text:p>245</text:p>
          </table:table-cell>
          <table:table-cell table:style-name="ce2" table:number-columns-repeated="3"/>
          <table:table-cell table:style-name="ce3" table:number-columns-repeated="3"/>
          <table:table-cell table:style-name="ce40" office:value-type="float" office:value="255" calcext:value-type="float">
            <text:p>255</text:p>
          </table:table-cell>
          <table:table-cell table:style-name="ce40" table:formula="of:=FLOOR([.F247]*180/255)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3" table:formula="of:=&quot;#&quot;&amp;DEC2HEX(([.H247]*65536) + ([.I247] * 256) + [.J247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45" calcext:value-type="float">
            <text:p>245</text:p>
          </table:table-cell>
          <table:table-cell table:style-name="ce39" table:formula="of:=(BITAND(3;[.A247])*64)+FLOOR([.A247]/4)" office:value-type="float" office:value="125" calcext:value-type="float">
            <text:p>125</text:p>
          </table:table-cell>
          <table:table-cell table:style-name="ce44" table:formula="of:=VLOOKUP([.N247];MapPalRaw;8)" office:value-type="float" office:value="255" calcext:value-type="float">
            <text:p>255</text:p>
          </table:table-cell>
          <table:table-cell table:style-name="ce45" table:formula="of:=VLOOKUP([.N247];MapPalRaw;9)" office:value-type="float" office:value="0" calcext:value-type="float">
            <text:p>0</text:p>
          </table:table-cell>
          <table:table-cell table:style-name="ce46" table:formula="of:=VLOOKUP([.N247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46" calcext:value-type="float">
            <text:p>246</text:p>
          </table:table-cell>
          <table:table-cell table:style-name="ce2" table:number-columns-repeated="3"/>
          <table:table-cell table:style-name="ce3" table:number-columns-repeated="3"/>
          <table:table-cell table:style-name="ce40" office:value-type="float" office:value="255" calcext:value-type="float">
            <text:p>255</text:p>
          </table:table-cell>
          <table:table-cell table:style-name="ce40" table:formula="of:=FLOOR([.F248]*180/255)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3" table:formula="of:=&quot;#&quot;&amp;DEC2HEX(([.H248]*65536) + ([.I248] * 256) + [.J248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46" calcext:value-type="float">
            <text:p>246</text:p>
          </table:table-cell>
          <table:table-cell table:style-name="ce39" table:formula="of:=(BITAND(3;[.A248])*64)+FLOOR([.A248]/4)" office:value-type="float" office:value="189" calcext:value-type="float">
            <text:p>189</text:p>
          </table:table-cell>
          <table:table-cell table:style-name="ce44" table:formula="of:=VLOOKUP([.N248];MapPalRaw;8)" office:value-type="float" office:value="255" calcext:value-type="float">
            <text:p>255</text:p>
          </table:table-cell>
          <table:table-cell table:style-name="ce45" table:formula="of:=VLOOKUP([.N248];MapPalRaw;9)" office:value-type="float" office:value="0" calcext:value-type="float">
            <text:p>0</text:p>
          </table:table-cell>
          <table:table-cell table:style-name="ce46" table:formula="of:=VLOOKUP([.N248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47" calcext:value-type="float">
            <text:p>247</text:p>
          </table:table-cell>
          <table:table-cell table:style-name="ce2" table:number-columns-repeated="3"/>
          <table:table-cell table:style-name="ce3" table:number-columns-repeated="3"/>
          <table:table-cell table:style-name="ce40" office:value-type="float" office:value="255" calcext:value-type="float">
            <text:p>255</text:p>
          </table:table-cell>
          <table:table-cell table:style-name="ce40" table:formula="of:=FLOOR([.F249]*180/255)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3" table:formula="of:=&quot;#&quot;&amp;DEC2HEX(([.H249]*65536) + ([.I249] * 256) + [.J249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47" calcext:value-type="float">
            <text:p>247</text:p>
          </table:table-cell>
          <table:table-cell table:style-name="ce39" table:formula="of:=(BITAND(3;[.A249])*64)+FLOOR([.A249]/4)" office:value-type="float" office:value="253" calcext:value-type="float">
            <text:p>253</text:p>
          </table:table-cell>
          <table:table-cell table:style-name="ce44" table:formula="of:=VLOOKUP([.N249];MapPalRaw;8)" office:value-type="float" office:value="255" calcext:value-type="float">
            <text:p>255</text:p>
          </table:table-cell>
          <table:table-cell table:style-name="ce45" table:formula="of:=VLOOKUP([.N249];MapPalRaw;9)" office:value-type="float" office:value="0" calcext:value-type="float">
            <text:p>0</text:p>
          </table:table-cell>
          <table:table-cell table:style-name="ce46" table:formula="of:=VLOOKUP([.N249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48" calcext:value-type="float">
            <text:p>248</text:p>
          </table:table-cell>
          <table:table-cell table:style-name="ce2" table:number-columns-repeated="3"/>
          <table:table-cell table:style-name="ce3" table:number-columns-repeated="3"/>
          <table:table-cell table:style-name="ce40" office:value-type="float" office:value="255" calcext:value-type="float">
            <text:p>255</text:p>
          </table:table-cell>
          <table:table-cell table:style-name="ce40" table:formula="of:=FLOOR([.F250]*180/255)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3" table:formula="of:=&quot;#&quot;&amp;DEC2HEX(([.H250]*65536) + ([.I250] * 256) + [.J250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48" calcext:value-type="float">
            <text:p>248</text:p>
          </table:table-cell>
          <table:table-cell table:style-name="ce39" table:formula="of:=(BITAND(3;[.A250])*64)+FLOOR([.A250]/4)" office:value-type="float" office:value="62" calcext:value-type="float">
            <text:p>62</text:p>
          </table:table-cell>
          <table:table-cell table:style-name="ce44" table:formula="of:=VLOOKUP([.N250];MapPalRaw;8)" office:value-type="float" office:value="255" calcext:value-type="float">
            <text:p>255</text:p>
          </table:table-cell>
          <table:table-cell table:style-name="ce45" table:formula="of:=VLOOKUP([.N250];MapPalRaw;9)" office:value-type="float" office:value="0" calcext:value-type="float">
            <text:p>0</text:p>
          </table:table-cell>
          <table:table-cell table:style-name="ce46" table:formula="of:=VLOOKUP([.N250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49" calcext:value-type="float">
            <text:p>249</text:p>
          </table:table-cell>
          <table:table-cell table:style-name="ce2" table:number-columns-repeated="3"/>
          <table:table-cell table:style-name="ce3" table:number-columns-repeated="3"/>
          <table:table-cell table:style-name="ce40" office:value-type="float" office:value="255" calcext:value-type="float">
            <text:p>255</text:p>
          </table:table-cell>
          <table:table-cell table:style-name="ce40" table:formula="of:=FLOOR([.F251]*180/255)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3" table:formula="of:=&quot;#&quot;&amp;DEC2HEX(([.H251]*65536) + ([.I251] * 256) + [.J251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49" calcext:value-type="float">
            <text:p>249</text:p>
          </table:table-cell>
          <table:table-cell table:style-name="ce39" table:formula="of:=(BITAND(3;[.A251])*64)+FLOOR([.A251]/4)" office:value-type="float" office:value="126" calcext:value-type="float">
            <text:p>126</text:p>
          </table:table-cell>
          <table:table-cell table:style-name="ce44" table:formula="of:=VLOOKUP([.N251];MapPalRaw;8)" office:value-type="float" office:value="255" calcext:value-type="float">
            <text:p>255</text:p>
          </table:table-cell>
          <table:table-cell table:style-name="ce45" table:formula="of:=VLOOKUP([.N251];MapPalRaw;9)" office:value-type="float" office:value="0" calcext:value-type="float">
            <text:p>0</text:p>
          </table:table-cell>
          <table:table-cell table:style-name="ce46" table:formula="of:=VLOOKUP([.N251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50" calcext:value-type="float">
            <text:p>250</text:p>
          </table:table-cell>
          <table:table-cell table:style-name="ce2" table:number-columns-repeated="3"/>
          <table:table-cell table:style-name="ce3" table:number-columns-repeated="3"/>
          <table:table-cell table:style-name="ce40" office:value-type="float" office:value="255" calcext:value-type="float">
            <text:p>255</text:p>
          </table:table-cell>
          <table:table-cell table:style-name="ce40" table:formula="of:=FLOOR([.F252]*180/255)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3" table:formula="of:=&quot;#&quot;&amp;DEC2HEX(([.H252]*65536) + ([.I252] * 256) + [.J252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50" calcext:value-type="float">
            <text:p>250</text:p>
          </table:table-cell>
          <table:table-cell table:style-name="ce39" table:formula="of:=(BITAND(3;[.A252])*64)+FLOOR([.A252]/4)" office:value-type="float" office:value="190" calcext:value-type="float">
            <text:p>190</text:p>
          </table:table-cell>
          <table:table-cell table:style-name="ce44" table:formula="of:=VLOOKUP([.N252];MapPalRaw;8)" office:value-type="float" office:value="255" calcext:value-type="float">
            <text:p>255</text:p>
          </table:table-cell>
          <table:table-cell table:style-name="ce45" table:formula="of:=VLOOKUP([.N252];MapPalRaw;9)" office:value-type="float" office:value="0" calcext:value-type="float">
            <text:p>0</text:p>
          </table:table-cell>
          <table:table-cell table:style-name="ce46" table:formula="of:=VLOOKUP([.N252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51" calcext:value-type="float">
            <text:p>251</text:p>
          </table:table-cell>
          <table:table-cell table:style-name="ce2" table:number-columns-repeated="3"/>
          <table:table-cell table:style-name="ce3" table:number-columns-repeated="3"/>
          <table:table-cell table:style-name="ce40" office:value-type="float" office:value="255" calcext:value-type="float">
            <text:p>255</text:p>
          </table:table-cell>
          <table:table-cell table:style-name="ce40" table:formula="of:=FLOOR([.F253]*180/255)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3" table:formula="of:=&quot;#&quot;&amp;DEC2HEX(([.H253]*65536) + ([.I253] * 256) + [.J253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51" calcext:value-type="float">
            <text:p>251</text:p>
          </table:table-cell>
          <table:table-cell table:style-name="ce39" table:formula="of:=(BITAND(3;[.A253])*64)+FLOOR([.A253]/4)" office:value-type="float" office:value="254" calcext:value-type="float">
            <text:p>254</text:p>
          </table:table-cell>
          <table:table-cell table:style-name="ce44" table:formula="of:=VLOOKUP([.N253];MapPalRaw;8)" office:value-type="float" office:value="255" calcext:value-type="float">
            <text:p>255</text:p>
          </table:table-cell>
          <table:table-cell table:style-name="ce45" table:formula="of:=VLOOKUP([.N253];MapPalRaw;9)" office:value-type="float" office:value="0" calcext:value-type="float">
            <text:p>0</text:p>
          </table:table-cell>
          <table:table-cell table:style-name="ce46" table:formula="of:=VLOOKUP([.N253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52" calcext:value-type="float">
            <text:p>252</text:p>
          </table:table-cell>
          <table:table-cell table:style-name="ce2" table:number-columns-repeated="3"/>
          <table:table-cell table:style-name="ce3" table:number-columns-repeated="3"/>
          <table:table-cell table:style-name="ce40" office:value-type="float" office:value="255" calcext:value-type="float">
            <text:p>255</text:p>
          </table:table-cell>
          <table:table-cell table:style-name="ce40" table:formula="of:=FLOOR([.F254]*180/255)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3" table:formula="of:=&quot;#&quot;&amp;DEC2HEX(([.H254]*65536) + ([.I254] * 256) + [.J254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52" calcext:value-type="float">
            <text:p>252</text:p>
          </table:table-cell>
          <table:table-cell table:style-name="ce39" table:formula="of:=(BITAND(3;[.A254])*64)+FLOOR([.A254]/4)" office:value-type="float" office:value="63" calcext:value-type="float">
            <text:p>63</text:p>
          </table:table-cell>
          <table:table-cell table:style-name="ce44" table:formula="of:=VLOOKUP([.N254];MapPalRaw;8)" office:value-type="float" office:value="255" calcext:value-type="float">
            <text:p>255</text:p>
          </table:table-cell>
          <table:table-cell table:style-name="ce45" table:formula="of:=VLOOKUP([.N254];MapPalRaw;9)" office:value-type="float" office:value="0" calcext:value-type="float">
            <text:p>0</text:p>
          </table:table-cell>
          <table:table-cell table:style-name="ce46" table:formula="of:=VLOOKUP([.N254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53" calcext:value-type="float">
            <text:p>253</text:p>
          </table:table-cell>
          <table:table-cell table:style-name="ce2" table:number-columns-repeated="3"/>
          <table:table-cell table:style-name="ce3" table:number-columns-repeated="3"/>
          <table:table-cell table:style-name="ce40" office:value-type="float" office:value="255" calcext:value-type="float">
            <text:p>255</text:p>
          </table:table-cell>
          <table:table-cell table:style-name="ce40" table:formula="of:=FLOOR([.F255]*180/255)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3" table:formula="of:=&quot;#&quot;&amp;DEC2HEX(([.H255]*65536) + ([.I255] * 256) + [.J255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53" calcext:value-type="float">
            <text:p>253</text:p>
          </table:table-cell>
          <table:table-cell table:style-name="ce39" table:formula="of:=(BITAND(3;[.A255])*64)+FLOOR([.A255]/4)" office:value-type="float" office:value="127" calcext:value-type="float">
            <text:p>127</text:p>
          </table:table-cell>
          <table:table-cell table:style-name="ce44" table:formula="of:=VLOOKUP([.N255];MapPalRaw;8)" office:value-type="float" office:value="255" calcext:value-type="float">
            <text:p>255</text:p>
          </table:table-cell>
          <table:table-cell table:style-name="ce45" table:formula="of:=VLOOKUP([.N255];MapPalRaw;9)" office:value-type="float" office:value="0" calcext:value-type="float">
            <text:p>0</text:p>
          </table:table-cell>
          <table:table-cell table:style-name="ce46" table:formula="of:=VLOOKUP([.N255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54" calcext:value-type="float">
            <text:p>254</text:p>
          </table:table-cell>
          <table:table-cell table:style-name="ce2" table:number-columns-repeated="3"/>
          <table:table-cell table:style-name="ce3" table:number-columns-repeated="3"/>
          <table:table-cell table:style-name="ce40" office:value-type="float" office:value="255" calcext:value-type="float">
            <text:p>255</text:p>
          </table:table-cell>
          <table:table-cell table:style-name="ce40" table:formula="of:=FLOOR([.F256]*180/255)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3" table:formula="of:=&quot;#&quot;&amp;DEC2HEX(([.H256]*65536) + ([.I256] * 256) + [.J256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54" calcext:value-type="float">
            <text:p>254</text:p>
          </table:table-cell>
          <table:table-cell table:style-name="ce39" table:formula="of:=(BITAND(3;[.A256])*64)+FLOOR([.A256]/4)" office:value-type="float" office:value="191" calcext:value-type="float">
            <text:p>191</text:p>
          </table:table-cell>
          <table:table-cell table:style-name="ce44" table:formula="of:=VLOOKUP([.N256];MapPalRaw;8)" office:value-type="float" office:value="255" calcext:value-type="float">
            <text:p>255</text:p>
          </table:table-cell>
          <table:table-cell table:style-name="ce45" table:formula="of:=VLOOKUP([.N256];MapPalRaw;9)" office:value-type="float" office:value="0" calcext:value-type="float">
            <text:p>0</text:p>
          </table:table-cell>
          <table:table-cell table:style-name="ce46" table:formula="of:=VLOOKUP([.N256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3" office:value-type="float" office:value="255" calcext:value-type="float">
            <text:p>255</text:p>
          </table:table-cell>
          <table:table-cell table:style-name="ce2" table:number-columns-repeated="3"/>
          <table:table-cell table:style-name="ce3" table:number-columns-repeated="3"/>
          <table:table-cell table:style-name="ce40" office:value-type="float" office:value="255" calcext:value-type="float">
            <text:p>255</text:p>
          </table:table-cell>
          <table:table-cell table:style-name="ce40" table:formula="of:=FLOOR([.F257]*180/255)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3" table:formula="of:=&quot;#&quot;&amp;DEC2HEX(([.H257]*65536) + ([.I257] * 256) + [.J257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55" calcext:value-type="float">
            <text:p>255</text:p>
          </table:table-cell>
          <table:table-cell table:style-name="ce39" table:formula="of:=(BITAND(3;[.A257])*64)+FLOOR([.A257]/4)" office:value-type="float" office:value="255" calcext:value-type="float">
            <text:p>255</text:p>
          </table:table-cell>
          <table:table-cell table:style-name="ce44" table:formula="of:=VLOOKUP([.N257];MapPalRaw;8)" office:value-type="float" office:value="255" calcext:value-type="float">
            <text:p>255</text:p>
          </table:table-cell>
          <table:table-cell table:style-name="ce45" table:formula="of:=VLOOKUP([.N257];MapPalRaw;9)" office:value-type="float" office:value="0" calcext:value-type="float">
            <text:p>0</text:p>
          </table:table-cell>
          <table:table-cell table:style-name="ce46" table:formula="of:=VLOOKUP([.N257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 table:number-rows-repeated="1048318">
          <table:table-cell table:number-columns-repeated="18"/>
        </table:table-row>
        <table:table-row table:style-name="ro1">
          <table:table-cell table:number-columns-repeated="17"/>
          <table:table-cell table:style-name="ce254"/>
        </table:table-row>
      </table:table>
      <table:table table:name="idToName" table:style-name="ta1">
        <table:table-column table:style-name="co1" table:default-cell-style-name="Default"/>
        <table:table-column table:style-name="co1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necraft:oc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ecraft:plain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necraft:dese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craft:extreme_hil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craft:for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ecraft:taig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necraft:swampla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necraft:riv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necraft:he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necraft:sk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necraft:frozen_oce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necraft:frozen_riv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necraft:ice_flat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necraft:ice_mountain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necraft:mushroom_isla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necraft:mushroom_island_sh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necraft:beach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necraft:desert_hill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necraft:forest_hill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necraft:taiga_hill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necraft:smaller_extreme_hill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necraft:jung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necraft:jungle_hill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necraft:jungle_edg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necraft:deep_ocea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necraft:stone_beac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necraft:cold_bea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necraft:birch_for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necraft:birch_forest_hill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necraft:roofed_fores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necraft:taiga_col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inecraft:taiga_cold_hill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inecraft:redwood_taig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necraft:redwood_taiga_hill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inecraft:extreme_hills_with_tree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necraft:savann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necraft:savanna_roc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inecraft:mes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inecraft:mesa_roc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inecraft:mesa_clear_roc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iomesoplenty:gravel_beac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iomesoplenty:white_beac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iomesoplenty:origin_beach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omesoplenty:alp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omesoplenty:bamboo_fores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iomesoplenty:bayou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iomesoplenty:bo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omesoplenty:boreal_fores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omesoplenty:brushlan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iomesoplenty:chaparr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omesoplenty:cherry_blossom_grov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iomesoplenty:cold_deser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iomesoplenty:coniferous_fores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iomesoplenty:cra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iomesoplenty:dead_fores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iomesoplenty:dead_swam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iomesoplenty:eucalyptus_fores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iomesoplenty:fe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iomesoplenty:flower_fiel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iomesoplenty:grasslan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iomesoplenty:grov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iomesoplenty:highlan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iomesoplenty:land_of_lake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iomesoplenty:lavender_field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iomesoplenty:lush_deser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iomesoplenty:lush_swam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iomesoplenty:mangrov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iomesoplenty:maple_wood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iomesoplenty:mars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iomesoplenty:meadow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iomesoplenty:moo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iomesoplenty:mountai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iomesoplenty:mystic_grov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iomesoplenty:ominous_wood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iomesoplenty:orchar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iomesoplenty:outback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iomesoplenty:overgrown_cliff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iomesoplenty:prairi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iomesoplenty:quagmir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iomesoplenty:rainfores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iomesoplenty:redwood_fores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iomesoplenty:sacred_spring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iomesoplenty:seasonal_fores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iomesoplenty:shiel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iomesoplenty:shrubland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iomesoplenty:snowy_coniferous_fores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iomesoplenty:snowy_fore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iomesoplenty:stepp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iomesoplenty:temperate_rainfores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iomesoplenty:tropical_rainfores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iomesoplenty:tundr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iomesoplenty:wastelan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iomesoplenty:wetland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iomesoplenty:woodlan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iomesoplenty:xeric_shrublan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iomesoplenty:alps_foothill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iomesoplenty:mountain_foothill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iomesoplenty:pastur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iomesoplenty:glaci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omesoplenty:oasi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iomesoplenty:coral_reef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iomesoplenty:kelp_fores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iomesoplenty:origin_islan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iomesoplenty:tropical_islan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iomesoplenty:volcanic_islan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iomesoplenty:flower_island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iomesoplenty:corrupted_sand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iomesoplenty:fungi_fores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iomesoplenty:phantasmagoric_infern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iomesoplenty:undergard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iomesoplenty:visceral_hea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wilightforest:twilight_lak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wilightforest:twilight_forest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wilightforest:dense_twilight_fores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wilightforest:twilight_highland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wilightforest:mushroom_forest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wilightforest:twilight_swam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wilightforest:twilight_stream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wilightforest:snowy_forest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wilightforest:twilight_glaci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wilightforest:twilight_clearin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wilightforest:oak_savannah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wilightforest:firefly_forest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wilightforest:deep_mushroom_forest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wilightforest:dark_forest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wilightforest:enchanted_fores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wilightforest:fire_swam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inecraft:void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wilightforest:dark_forest_center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inecraft:mutated_plain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necraft:mutated_deser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inecraft:mutated_extreme_hill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inecraft:mutated_forest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inecraft:mutated_taig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inecraft:mutated_swampland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wilightforest:highlands_cent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wilightforest:thornland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inecraft:mutated_ice_flat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inecraft:mutated_jungl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inecraft:mutated_jungle_edg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inecraft:mutated_birch_forest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inecraft:mutated_birch_forest_hill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inecraft:mutated_roofed_forest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inecraft:mutated_taiga_cold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inecraft:mutated_redwood_taig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inecraft:mutated_redwood_taiga_hill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inecraft:mutated_extreme_hills_with_tree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inecraft:mutated_savann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inecraft:mutated_savanna_rock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inecraft:mutated_mes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inecraft:mutated_mesa_rock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inecraft:mutated_mesa_clear_rock</text:p>
          </table:table-cell>
        </table:table-row>
      </table:table>
      <table:table table:name="Colorizer" table:style-name="ta1">
        <table:table-column table:style-name="co1" table:default-cell-style-name="Default"/>
        <table:table-column table:style-name="co15" table:default-cell-style-name="ce255"/>
        <table:table-column table:style-name="co3" table:default-cell-style-name="Default"/>
        <table:table-column table:style-name="co1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BGCOLOR([palette.O2:.Q2]; CELL(&quot;ADDRESS&quot;; [palette.R2]))" office:value-type="string" office:string-value="BG Color for $palette.$R$2" calcext:value-type="string">
            <text:p>BG Color for $palette.$R$2</text:p>
          </table:table-cell>
          <table:table-cell/>
          <table:table-cell table:style-name="ce255" table:formula="of:=BGCOLOR([biome.H2:.J2]; CELL(&quot;ADDRESS&quot;; [biome.K2]))" office:value-type="string" office:string-value="BG Color for $biome.$K$2" calcext:value-type="string">
            <text:p>BG Color for $biome.$K$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GCOLOR([palette.O3:.Q3]; CELL(&quot;ADDRESS&quot;; [palette.R3]))" office:value-type="string" office:string-value="BG Color for $palette.$R$3" calcext:value-type="string">
            <text:p>BG Color for $palette.$R$3</text:p>
          </table:table-cell>
          <table:table-cell/>
          <table:table-cell table:style-name="ce255" table:formula="of:=BGCOLOR([biome.H3:.J3]; CELL(&quot;ADDRESS&quot;; [biome.K3]))" office:value-type="string" office:string-value="BG Color for $biome.$K$3" calcext:value-type="string">
            <text:p>BG Color for $biome.$K$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GCOLOR([palette.O4:.Q4]; CELL(&quot;ADDRESS&quot;; [palette.R4]))" office:value-type="string" office:string-value="BG Color for $palette.$R$4" calcext:value-type="string">
            <text:p>BG Color for $palette.$R$4</text:p>
          </table:table-cell>
          <table:table-cell/>
          <table:table-cell table:style-name="ce255" table:formula="of:=BGCOLOR([biome.H4:.J4]; CELL(&quot;ADDRESS&quot;; [biome.K4]))" office:value-type="string" office:string-value="BG Color for $biome.$K$4" calcext:value-type="string">
            <text:p>BG Color for $biome.$K$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GCOLOR([palette.O5:.Q5]; CELL(&quot;ADDRESS&quot;; [palette.R5]))" office:value-type="string" office:string-value="BG Color for $palette.$R$5" calcext:value-type="string">
            <text:p>BG Color for $palette.$R$5</text:p>
          </table:table-cell>
          <table:table-cell/>
          <table:table-cell table:style-name="ce255" table:formula="of:=BGCOLOR([biome.H5:.J5]; CELL(&quot;ADDRESS&quot;; [biome.K5]))" office:value-type="string" office:string-value="BG Color for $biome.$K$5" calcext:value-type="string">
            <text:p>BG Color for $biome.$K$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GCOLOR([palette.O6:.Q6]; CELL(&quot;ADDRESS&quot;; [palette.R6]))" office:value-type="string" office:string-value="BG Color for $palette.$R$6" calcext:value-type="string">
            <text:p>BG Color for $palette.$R$6</text:p>
          </table:table-cell>
          <table:table-cell/>
          <table:table-cell table:style-name="ce255" table:formula="of:=BGCOLOR([biome.H6:.J6]; CELL(&quot;ADDRESS&quot;; [biome.K6]))" office:value-type="string" office:string-value="BG Color for $biome.$K$6" calcext:value-type="string">
            <text:p>BG Color for $biome.$K$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GCOLOR([palette.O7:.Q7]; CELL(&quot;ADDRESS&quot;; [palette.R7]))" office:value-type="string" office:string-value="BG Color for $palette.$R$7" calcext:value-type="string">
            <text:p>BG Color for $palette.$R$7</text:p>
          </table:table-cell>
          <table:table-cell/>
          <table:table-cell table:style-name="ce255" table:formula="of:=BGCOLOR([biome.H7:.J7]; CELL(&quot;ADDRESS&quot;; [biome.K7]))" office:value-type="string" office:string-value="BG Color for $biome.$K$7" calcext:value-type="string">
            <text:p>BG Color for $biome.$K$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GCOLOR([palette.O8:.Q8]; CELL(&quot;ADDRESS&quot;; [palette.R8]))" office:value-type="string" office:string-value="BG Color for $palette.$R$8" calcext:value-type="string">
            <text:p>BG Color for $palette.$R$8</text:p>
          </table:table-cell>
          <table:table-cell/>
          <table:table-cell table:style-name="ce255" table:formula="of:=BGCOLOR([biome.H8:.J8]; CELL(&quot;ADDRESS&quot;; [biome.K8]))" office:value-type="string" office:string-value="BG Color for $biome.$K$8" calcext:value-type="string">
            <text:p>BG Color for $biome.$K$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GCOLOR([palette.O9:.Q9]; CELL(&quot;ADDRESS&quot;; [palette.R9]))" office:value-type="string" office:string-value="BG Color for $palette.$R$9" calcext:value-type="string">
            <text:p>BG Color for $palette.$R$9</text:p>
          </table:table-cell>
          <table:table-cell/>
          <table:table-cell table:style-name="ce255" table:formula="of:=BGCOLOR([biome.H9:.J9]; CELL(&quot;ADDRESS&quot;; [biome.K9]))" office:value-type="string" office:string-value="BG Color for $biome.$K$9" calcext:value-type="string">
            <text:p>BG Color for $biome.$K$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GCOLOR([palette.O10:.Q10]; CELL(&quot;ADDRESS&quot;; [palette.R10]))" office:value-type="string" office:string-value="BG Color for $palette.$R$10" calcext:value-type="string">
            <text:p>BG Color for $palette.$R$10</text:p>
          </table:table-cell>
          <table:table-cell/>
          <table:table-cell table:style-name="ce255" table:formula="of:=BGCOLOR([biome.H10:.J10]; CELL(&quot;ADDRESS&quot;; [biome.K10]))" office:value-type="string" office:string-value="BG Color for $biome.$K$10" calcext:value-type="string">
            <text:p>BG Color for $biome.$K$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GCOLOR([palette.O11:.Q11]; CELL(&quot;ADDRESS&quot;; [palette.R11]))" office:value-type="string" office:string-value="BG Color for $palette.$R$11" calcext:value-type="string">
            <text:p>BG Color for $palette.$R$11</text:p>
          </table:table-cell>
          <table:table-cell/>
          <table:table-cell table:style-name="ce255" table:formula="of:=BGCOLOR([biome.H11:.J11]; CELL(&quot;ADDRESS&quot;; [biome.K11]))" office:value-type="string" office:string-value="BG Color for $biome.$K$11" calcext:value-type="string">
            <text:p>BG Color for $biome.$K$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GCOLOR([palette.O12:.Q12]; CELL(&quot;ADDRESS&quot;; [palette.R12]))" office:value-type="string" office:string-value="BG Color for $palette.$R$12" calcext:value-type="string">
            <text:p>BG Color for $palette.$R$12</text:p>
          </table:table-cell>
          <table:table-cell/>
          <table:table-cell table:style-name="ce255" table:formula="of:=BGCOLOR([biome.H12:.J12]; CELL(&quot;ADDRESS&quot;; [biome.K12]))" office:value-type="string" office:string-value="BG Color for $biome.$K$12" calcext:value-type="string">
            <text:p>BG Color for $biome.$K$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GCOLOR([palette.O13:.Q13]; CELL(&quot;ADDRESS&quot;; [palette.R13]))" office:value-type="string" office:string-value="BG Color for $palette.$R$13" calcext:value-type="string">
            <text:p>BG Color for $palette.$R$13</text:p>
          </table:table-cell>
          <table:table-cell/>
          <table:table-cell table:style-name="ce255" table:formula="of:=BGCOLOR([biome.H13:.J13]; CELL(&quot;ADDRESS&quot;; [biome.K13]))" office:value-type="string" office:string-value="BG Color for $biome.$K$13" calcext:value-type="string">
            <text:p>BG Color for $biome.$K$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GCOLOR([palette.O14:.Q14]; CELL(&quot;ADDRESS&quot;; [palette.R14]))" office:value-type="string" office:string-value="BG Color for $palette.$R$14" calcext:value-type="string">
            <text:p>BG Color for $palette.$R$14</text:p>
          </table:table-cell>
          <table:table-cell/>
          <table:table-cell table:style-name="ce255" table:formula="of:=BGCOLOR([biome.H14:.J14]; CELL(&quot;ADDRESS&quot;; [biome.K14]))" office:value-type="string" office:string-value="BG Color for $biome.$K$14" calcext:value-type="string">
            <text:p>BG Color for $biome.$K$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GCOLOR([palette.O15:.Q15]; CELL(&quot;ADDRESS&quot;; [palette.R15]))" office:value-type="string" office:string-value="BG Color for $palette.$R$15" calcext:value-type="string">
            <text:p>BG Color for $palette.$R$15</text:p>
          </table:table-cell>
          <table:table-cell/>
          <table:table-cell table:style-name="ce255" table:formula="of:=BGCOLOR([biome.H15:.J15]; CELL(&quot;ADDRESS&quot;; [biome.K15]))" office:value-type="string" office:string-value="BG Color for $biome.$K$15" calcext:value-type="string">
            <text:p>BG Color for $biome.$K$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GCOLOR([palette.O16:.Q16]; CELL(&quot;ADDRESS&quot;; [palette.R16]))" office:value-type="string" office:string-value="BG Color for $palette.$R$16" calcext:value-type="string">
            <text:p>BG Color for $palette.$R$16</text:p>
          </table:table-cell>
          <table:table-cell/>
          <table:table-cell table:style-name="ce255" table:formula="of:=BGCOLOR([biome.H16:.J16]; CELL(&quot;ADDRESS&quot;; [biome.K16]))" office:value-type="string" office:string-value="BG Color for $biome.$K$16" calcext:value-type="string">
            <text:p>BG Color for $biome.$K$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GCOLOR([palette.O17:.Q17]; CELL(&quot;ADDRESS&quot;; [palette.R17]))" office:value-type="string" office:string-value="BG Color for $palette.$R$17" calcext:value-type="string">
            <text:p>BG Color for $palette.$R$17</text:p>
          </table:table-cell>
          <table:table-cell/>
          <table:table-cell table:style-name="ce255" table:formula="of:=BGCOLOR([biome.H17:.J17]; CELL(&quot;ADDRESS&quot;; [biome.K17]))" office:value-type="string" office:string-value="BG Color for $biome.$K$17" calcext:value-type="string">
            <text:p>BG Color for $biome.$K$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GCOLOR([palette.O18:.Q18]; CELL(&quot;ADDRESS&quot;; [palette.R18]))" office:value-type="string" office:string-value="BG Color for $palette.$R$18" calcext:value-type="string">
            <text:p>BG Color for $palette.$R$18</text:p>
          </table:table-cell>
          <table:table-cell/>
          <table:table-cell table:style-name="ce255" table:formula="of:=BGCOLOR([biome.H18:.J18]; CELL(&quot;ADDRESS&quot;; [biome.K18]))" office:value-type="string" office:string-value="BG Color for $biome.$K$18" calcext:value-type="string">
            <text:p>BG Color for $biome.$K$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GCOLOR([palette.O19:.Q19]; CELL(&quot;ADDRESS&quot;; [palette.R19]))" office:value-type="string" office:string-value="BG Color for $palette.$R$19" calcext:value-type="string">
            <text:p>BG Color for $palette.$R$19</text:p>
          </table:table-cell>
          <table:table-cell/>
          <table:table-cell table:style-name="ce255" table:formula="of:=BGCOLOR([biome.H19:.J19]; CELL(&quot;ADDRESS&quot;; [biome.K19]))" office:value-type="string" office:string-value="BG Color for $biome.$K$19" calcext:value-type="string">
            <text:p>BG Color for $biome.$K$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GCOLOR([palette.O20:.Q20]; CELL(&quot;ADDRESS&quot;; [palette.R20]))" office:value-type="string" office:string-value="BG Color for $palette.$R$20" calcext:value-type="string">
            <text:p>BG Color for $palette.$R$20</text:p>
          </table:table-cell>
          <table:table-cell/>
          <table:table-cell table:style-name="ce255" table:formula="of:=BGCOLOR([biome.H20:.J20]; CELL(&quot;ADDRESS&quot;; [biome.K20]))" office:value-type="string" office:string-value="BG Color for $biome.$K$20" calcext:value-type="string">
            <text:p>BG Color for $biome.$K$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GCOLOR([palette.O21:.Q21]; CELL(&quot;ADDRESS&quot;; [palette.R21]))" office:value-type="string" office:string-value="BG Color for $palette.$R$21" calcext:value-type="string">
            <text:p>BG Color for $palette.$R$21</text:p>
          </table:table-cell>
          <table:table-cell/>
          <table:table-cell table:style-name="ce255" table:formula="of:=BGCOLOR([biome.H21:.J21]; CELL(&quot;ADDRESS&quot;; [biome.K21]))" office:value-type="string" office:string-value="BG Color for $biome.$K$21" calcext:value-type="string">
            <text:p>BG Color for $biome.$K$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GCOLOR([palette.O22:.Q22]; CELL(&quot;ADDRESS&quot;; [palette.R22]))" office:value-type="string" office:string-value="BG Color for $palette.$R$22" calcext:value-type="string">
            <text:p>BG Color for $palette.$R$22</text:p>
          </table:table-cell>
          <table:table-cell/>
          <table:table-cell table:style-name="ce255" table:formula="of:=BGCOLOR([biome.H22:.J22]; CELL(&quot;ADDRESS&quot;; [biome.K22]))" office:value-type="string" office:string-value="BG Color for $biome.$K$22" calcext:value-type="string">
            <text:p>BG Color for $biome.$K$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GCOLOR([palette.O23:.Q23]; CELL(&quot;ADDRESS&quot;; [palette.R23]))" office:value-type="string" office:string-value="BG Color for $palette.$R$23" calcext:value-type="string">
            <text:p>BG Color for $palette.$R$23</text:p>
          </table:table-cell>
          <table:table-cell/>
          <table:table-cell table:style-name="ce255" table:formula="of:=BGCOLOR([biome.H23:.J23]; CELL(&quot;ADDRESS&quot;; [biome.K23]))" office:value-type="string" office:string-value="BG Color for $biome.$K$23" calcext:value-type="string">
            <text:p>BG Color for $biome.$K$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GCOLOR([palette.O24:.Q24]; CELL(&quot;ADDRESS&quot;; [palette.R24]))" office:value-type="string" office:string-value="BG Color for $palette.$R$24" calcext:value-type="string">
            <text:p>BG Color for $palette.$R$24</text:p>
          </table:table-cell>
          <table:table-cell/>
          <table:table-cell table:style-name="ce255" table:formula="of:=BGCOLOR([biome.H24:.J24]; CELL(&quot;ADDRESS&quot;; [biome.K24]))" office:value-type="string" office:string-value="BG Color for $biome.$K$24" calcext:value-type="string">
            <text:p>BG Color for $biome.$K$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GCOLOR([palette.O25:.Q25]; CELL(&quot;ADDRESS&quot;; [palette.R25]))" office:value-type="string" office:string-value="BG Color for $palette.$R$25" calcext:value-type="string">
            <text:p>BG Color for $palette.$R$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GCOLOR([palette.O26:.Q26]; CELL(&quot;ADDRESS&quot;; [palette.R26]))" office:value-type="string" office:string-value="BG Color for $palette.$R$26" calcext:value-type="string">
            <text:p>BG Color for $palette.$R$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GCOLOR([palette.O27:.Q27]; CELL(&quot;ADDRESS&quot;; [palette.R27]))" office:value-type="string" office:string-value="BG Color for $palette.$R$27" calcext:value-type="string">
            <text:p>BG Color for $palette.$R$2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GCOLOR([palette.O28:.Q28]; CELL(&quot;ADDRESS&quot;; [palette.R28]))" office:value-type="string" office:string-value="BG Color for $palette.$R$28" calcext:value-type="string">
            <text:p>BG Color for $palette.$R$2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GCOLOR([palette.O29:.Q29]; CELL(&quot;ADDRESS&quot;; [palette.R29]))" office:value-type="string" office:string-value="BG Color for $palette.$R$29" calcext:value-type="string">
            <text:p>BG Color for $palette.$R$2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GCOLOR([palette.O30:.Q30]; CELL(&quot;ADDRESS&quot;; [palette.R30]))" office:value-type="string" office:string-value="BG Color for $palette.$R$30" calcext:value-type="string">
            <text:p>BG Color for $palette.$R$3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GCOLOR([palette.O31:.Q31]; CELL(&quot;ADDRESS&quot;; [palette.R31]))" office:value-type="string" office:string-value="BG Color for $palette.$R$31" calcext:value-type="string">
            <text:p>BG Color for $palette.$R$3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GCOLOR([palette.O32:.Q32]; CELL(&quot;ADDRESS&quot;; [palette.R32]))" office:value-type="string" office:string-value="BG Color for $palette.$R$32" calcext:value-type="string">
            <text:p>BG Color for $palette.$R$3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GCOLOR([palette.O33:.Q33]; CELL(&quot;ADDRESS&quot;; [palette.R33]))" office:value-type="string" office:string-value="BG Color for $palette.$R$33" calcext:value-type="string">
            <text:p>BG Color for $palette.$R$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GCOLOR([palette.O34:.Q34]; CELL(&quot;ADDRESS&quot;; [palette.R34]))" office:value-type="string" office:string-value="BG Color for $palette.$R$34" calcext:value-type="string">
            <text:p>BG Color for $palette.$R$3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GCOLOR([palette.O35:.Q35]; CELL(&quot;ADDRESS&quot;; [palette.R35]))" office:value-type="string" office:string-value="BG Color for $palette.$R$35" calcext:value-type="string">
            <text:p>BG Color for $palette.$R$3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GCOLOR([palette.O36:.Q36]; CELL(&quot;ADDRESS&quot;; [palette.R36]))" office:value-type="string" office:string-value="BG Color for $palette.$R$36" calcext:value-type="string">
            <text:p>BG Color for $palette.$R$3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GCOLOR([palette.O37:.Q37]; CELL(&quot;ADDRESS&quot;; [palette.R37]))" office:value-type="string" office:string-value="BG Color for $palette.$R$37" calcext:value-type="string">
            <text:p>BG Color for $palette.$R$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GCOLOR([palette.O38:.Q38]; CELL(&quot;ADDRESS&quot;; [palette.R38]))" office:value-type="string" office:string-value="BG Color for $palette.$R$38" calcext:value-type="string">
            <text:p>BG Color for $palette.$R$3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GCOLOR([palette.O39:.Q39]; CELL(&quot;ADDRESS&quot;; [palette.R39]))" office:value-type="string" office:string-value="BG Color for $palette.$R$39" calcext:value-type="string">
            <text:p>BG Color for $palette.$R$3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GCOLOR([palette.O40:.Q40]; CELL(&quot;ADDRESS&quot;; [palette.R40]))" office:value-type="string" office:string-value="BG Color for $palette.$R$40" calcext:value-type="string">
            <text:p>BG Color for $palette.$R$4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GCOLOR([palette.O41:.Q41]; CELL(&quot;ADDRESS&quot;; [palette.R41]))" office:value-type="string" office:string-value="BG Color for $palette.$R$41" calcext:value-type="string">
            <text:p>BG Color for $palette.$R$4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GCOLOR([palette.O42:.Q42]; CELL(&quot;ADDRESS&quot;; [palette.R42]))" office:value-type="string" office:string-value="BG Color for $palette.$R$42" calcext:value-type="string">
            <text:p>BG Color for $palette.$R$4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GCOLOR([palette.O43:.Q43]; CELL(&quot;ADDRESS&quot;; [palette.R43]))" office:value-type="string" office:string-value="BG Color for $palette.$R$43" calcext:value-type="string">
            <text:p>BG Color for $palette.$R$4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GCOLOR([palette.O44:.Q44]; CELL(&quot;ADDRESS&quot;; [palette.R44]))" office:value-type="string" office:string-value="BG Color for $palette.$R$44" calcext:value-type="string">
            <text:p>BG Color for $palette.$R$4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GCOLOR([palette.O45:.Q45]; CELL(&quot;ADDRESS&quot;; [palette.R45]))" office:value-type="string" office:string-value="BG Color for $palette.$R$45" calcext:value-type="string">
            <text:p>BG Color for $palette.$R$4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GCOLOR([palette.O46:.Q46]; CELL(&quot;ADDRESS&quot;; [palette.R46]))" office:value-type="string" office:string-value="BG Color for $palette.$R$46" calcext:value-type="string">
            <text:p>BG Color for $palette.$R$4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GCOLOR([palette.O47:.Q47]; CELL(&quot;ADDRESS&quot;; [palette.R47]))" office:value-type="string" office:string-value="BG Color for $palette.$R$47" calcext:value-type="string">
            <text:p>BG Color for $palette.$R$4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GCOLOR([palette.O48:.Q48]; CELL(&quot;ADDRESS&quot;; [palette.R48]))" office:value-type="string" office:string-value="BG Color for $palette.$R$48" calcext:value-type="string">
            <text:p>BG Color for $palette.$R$4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GCOLOR([palette.O49:.Q49]; CELL(&quot;ADDRESS&quot;; [palette.R49]))" office:value-type="string" office:string-value="BG Color for $palette.$R$49" calcext:value-type="string">
            <text:p>BG Color for $palette.$R$4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GCOLOR([palette.O50:.Q50]; CELL(&quot;ADDRESS&quot;; [palette.R50]))" office:value-type="string" office:string-value="BG Color for $palette.$R$50" calcext:value-type="string">
            <text:p>BG Color for $palette.$R$5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GCOLOR([palette.O51:.Q51]; CELL(&quot;ADDRESS&quot;; [palette.R51]))" office:value-type="string" office:string-value="BG Color for $palette.$R$51" calcext:value-type="string">
            <text:p>BG Color for $palette.$R$5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GCOLOR([palette.O52:.Q52]; CELL(&quot;ADDRESS&quot;; [palette.R52]))" office:value-type="string" office:string-value="BG Color for $palette.$R$52" calcext:value-type="string">
            <text:p>BG Color for $palette.$R$5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GCOLOR([palette.O53:.Q53]; CELL(&quot;ADDRESS&quot;; [palette.R53]))" office:value-type="string" office:string-value="BG Color for $palette.$R$53" calcext:value-type="string">
            <text:p>BG Color for $palette.$R$5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GCOLOR([palette.O54:.Q54]; CELL(&quot;ADDRESS&quot;; [palette.R54]))" office:value-type="string" office:string-value="BG Color for $palette.$R$54" calcext:value-type="string">
            <text:p>BG Color for $palette.$R$5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GCOLOR([palette.O55:.Q55]; CELL(&quot;ADDRESS&quot;; [palette.R55]))" office:value-type="string" office:string-value="BG Color for $palette.$R$55" calcext:value-type="string">
            <text:p>BG Color for $palette.$R$5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GCOLOR([palette.O56:.Q56]; CELL(&quot;ADDRESS&quot;; [palette.R56]))" office:value-type="string" office:string-value="BG Color for $palette.$R$56" calcext:value-type="string">
            <text:p>BG Color for $palette.$R$5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GCOLOR([palette.O57:.Q57]; CELL(&quot;ADDRESS&quot;; [palette.R57]))" office:value-type="string" office:string-value="BG Color for $palette.$R$57" calcext:value-type="string">
            <text:p>BG Color for $palette.$R$5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GCOLOR([palette.O58:.Q58]; CELL(&quot;ADDRESS&quot;; [palette.R58]))" office:value-type="string" office:string-value="BG Color for $palette.$R$58" calcext:value-type="string">
            <text:p>BG Color for $palette.$R$5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GCOLOR([palette.O59:.Q59]; CELL(&quot;ADDRESS&quot;; [palette.R59]))" office:value-type="string" office:string-value="BG Color for $palette.$R$59" calcext:value-type="string">
            <text:p>BG Color for $palette.$R$5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GCOLOR([palette.O60:.Q60]; CELL(&quot;ADDRESS&quot;; [palette.R60]))" office:value-type="string" office:string-value="BG Color for $palette.$R$60" calcext:value-type="string">
            <text:p>BG Color for $palette.$R$6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GCOLOR([palette.O61:.Q61]; CELL(&quot;ADDRESS&quot;; [palette.R61]))" office:value-type="string" office:string-value="BG Color for $palette.$R$61" calcext:value-type="string">
            <text:p>BG Color for $palette.$R$6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GCOLOR([palette.O62:.Q62]; CELL(&quot;ADDRESS&quot;; [palette.R62]))" office:value-type="string" office:string-value="BG Color for $palette.$R$62" calcext:value-type="string">
            <text:p>BG Color for $palette.$R$6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GCOLOR([palette.O63:.Q63]; CELL(&quot;ADDRESS&quot;; [palette.R63]))" office:value-type="string" office:string-value="BG Color for $palette.$R$63" calcext:value-type="string">
            <text:p>BG Color for $palette.$R$6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GCOLOR([palette.O64:.Q64]; CELL(&quot;ADDRESS&quot;; [palette.R64]))" office:value-type="string" office:string-value="BG Color for $palette.$R$64" calcext:value-type="string">
            <text:p>BG Color for $palette.$R$6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GCOLOR([palette.O65:.Q65]; CELL(&quot;ADDRESS&quot;; [palette.R65]))" office:value-type="string" office:string-value="BG Color for $palette.$R$65" calcext:value-type="string">
            <text:p>BG Color for $palette.$R$6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GCOLOR([palette.O66:.Q66]; CELL(&quot;ADDRESS&quot;; [palette.R66]))" office:value-type="string" office:string-value="BG Color for $palette.$R$66" calcext:value-type="string">
            <text:p>BG Color for $palette.$R$6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GCOLOR([palette.O67:.Q67]; CELL(&quot;ADDRESS&quot;; [palette.R67]))" office:value-type="string" office:string-value="BG Color for $palette.$R$67" calcext:value-type="string">
            <text:p>BG Color for $palette.$R$6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GCOLOR([palette.O68:.Q68]; CELL(&quot;ADDRESS&quot;; [palette.R68]))" office:value-type="string" office:string-value="BG Color for $palette.$R$68" calcext:value-type="string">
            <text:p>BG Color for $palette.$R$6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GCOLOR([palette.O69:.Q69]; CELL(&quot;ADDRESS&quot;; [palette.R69]))" office:value-type="string" office:string-value="BG Color for $palette.$R$69" calcext:value-type="string">
            <text:p>BG Color for $palette.$R$6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GCOLOR([palette.O70:.Q70]; CELL(&quot;ADDRESS&quot;; [palette.R70]))" office:value-type="string" office:string-value="BG Color for $palette.$R$70" calcext:value-type="string">
            <text:p>BG Color for $palette.$R$7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GCOLOR([palette.O71:.Q71]; CELL(&quot;ADDRESS&quot;; [palette.R71]))" office:value-type="string" office:string-value="BG Color for $palette.$R$71" calcext:value-type="string">
            <text:p>BG Color for $palette.$R$7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GCOLOR([palette.O72:.Q72]; CELL(&quot;ADDRESS&quot;; [palette.R72]))" office:value-type="string" office:string-value="BG Color for $palette.$R$72" calcext:value-type="string">
            <text:p>BG Color for $palette.$R$7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GCOLOR([palette.O73:.Q73]; CELL(&quot;ADDRESS&quot;; [palette.R73]))" office:value-type="string" office:string-value="BG Color for $palette.$R$73" calcext:value-type="string">
            <text:p>BG Color for $palette.$R$7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GCOLOR([palette.O74:.Q74]; CELL(&quot;ADDRESS&quot;; [palette.R74]))" office:value-type="string" office:string-value="BG Color for $palette.$R$74" calcext:value-type="string">
            <text:p>BG Color for $palette.$R$7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GCOLOR([palette.O75:.Q75]; CELL(&quot;ADDRESS&quot;; [palette.R75]))" office:value-type="string" office:string-value="BG Color for $palette.$R$75" calcext:value-type="string">
            <text:p>BG Color for $palette.$R$7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GCOLOR([palette.O76:.Q76]; CELL(&quot;ADDRESS&quot;; [palette.R76]))" office:value-type="string" office:string-value="BG Color for $palette.$R$76" calcext:value-type="string">
            <text:p>BG Color for $palette.$R$7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GCOLOR([palette.O77:.Q77]; CELL(&quot;ADDRESS&quot;; [palette.R77]))" office:value-type="string" office:string-value="BG Color for $palette.$R$77" calcext:value-type="string">
            <text:p>BG Color for $palette.$R$7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GCOLOR([palette.O78:.Q78]; CELL(&quot;ADDRESS&quot;; [palette.R78]))" office:value-type="string" office:string-value="BG Color for $palette.$R$78" calcext:value-type="string">
            <text:p>BG Color for $palette.$R$7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GCOLOR([palette.O79:.Q79]; CELL(&quot;ADDRESS&quot;; [palette.R79]))" office:value-type="string" office:string-value="BG Color for $palette.$R$79" calcext:value-type="string">
            <text:p>BG Color for $palette.$R$7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GCOLOR([palette.O80:.Q80]; CELL(&quot;ADDRESS&quot;; [palette.R80]))" office:value-type="string" office:string-value="BG Color for $palette.$R$80" calcext:value-type="string">
            <text:p>BG Color for $palette.$R$8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GCOLOR([palette.O81:.Q81]; CELL(&quot;ADDRESS&quot;; [palette.R81]))" office:value-type="string" office:string-value="BG Color for $palette.$R$81" calcext:value-type="string">
            <text:p>BG Color for $palette.$R$8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GCOLOR([palette.O82:.Q82]; CELL(&quot;ADDRESS&quot;; [palette.R82]))" office:value-type="string" office:string-value="BG Color for $palette.$R$82" calcext:value-type="string">
            <text:p>BG Color for $palette.$R$8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GCOLOR([palette.O83:.Q83]; CELL(&quot;ADDRESS&quot;; [palette.R83]))" office:value-type="string" office:string-value="BG Color for $palette.$R$83" calcext:value-type="string">
            <text:p>BG Color for $palette.$R$8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GCOLOR([palette.O84:.Q84]; CELL(&quot;ADDRESS&quot;; [palette.R84]))" office:value-type="string" office:string-value="BG Color for $palette.$R$84" calcext:value-type="string">
            <text:p>BG Color for $palette.$R$8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GCOLOR([palette.O85:.Q85]; CELL(&quot;ADDRESS&quot;; [palette.R85]))" office:value-type="string" office:string-value="BG Color for $palette.$R$85" calcext:value-type="string">
            <text:p>BG Color for $palette.$R$8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GCOLOR([palette.O86:.Q86]; CELL(&quot;ADDRESS&quot;; [palette.R86]))" office:value-type="string" office:string-value="BG Color for $palette.$R$86" calcext:value-type="string">
            <text:p>BG Color for $palette.$R$8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GCOLOR([palette.O87:.Q87]; CELL(&quot;ADDRESS&quot;; [palette.R87]))" office:value-type="string" office:string-value="BG Color for $palette.$R$87" calcext:value-type="string">
            <text:p>BG Color for $palette.$R$8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GCOLOR([palette.O88:.Q88]; CELL(&quot;ADDRESS&quot;; [palette.R88]))" office:value-type="string" office:string-value="BG Color for $palette.$R$88" calcext:value-type="string">
            <text:p>BG Color for $palette.$R$88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GCOLOR([palette.O89:.Q89]; CELL(&quot;ADDRESS&quot;; [palette.R89]))" office:value-type="string" office:string-value="BG Color for $palette.$R$89" calcext:value-type="string">
            <text:p>BG Color for $palette.$R$8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GCOLOR([palette.O90:.Q90]; CELL(&quot;ADDRESS&quot;; [palette.R90]))" office:value-type="string" office:string-value="BG Color for $palette.$R$90" calcext:value-type="string">
            <text:p>BG Color for $palette.$R$9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GCOLOR([palette.O91:.Q91]; CELL(&quot;ADDRESS&quot;; [palette.R91]))" office:value-type="string" office:string-value="BG Color for $palette.$R$91" calcext:value-type="string">
            <text:p>BG Color for $palette.$R$9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GCOLOR([palette.O92:.Q92]; CELL(&quot;ADDRESS&quot;; [palette.R92]))" office:value-type="string" office:string-value="BG Color for $palette.$R$92" calcext:value-type="string">
            <text:p>BG Color for $palette.$R$9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GCOLOR([palette.O93:.Q93]; CELL(&quot;ADDRESS&quot;; [palette.R93]))" office:value-type="string" office:string-value="BG Color for $palette.$R$93" calcext:value-type="string">
            <text:p>BG Color for $palette.$R$9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GCOLOR([palette.O94:.Q94]; CELL(&quot;ADDRESS&quot;; [palette.R94]))" office:value-type="string" office:string-value="BG Color for $palette.$R$94" calcext:value-type="string">
            <text:p>BG Color for $palette.$R$9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GCOLOR([palette.O95:.Q95]; CELL(&quot;ADDRESS&quot;; [palette.R95]))" office:value-type="string" office:string-value="BG Color for $palette.$R$95" calcext:value-type="string">
            <text:p>BG Color for $palette.$R$9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GCOLOR([palette.O96:.Q96]; CELL(&quot;ADDRESS&quot;; [palette.R96]))" office:value-type="string" office:string-value="BG Color for $palette.$R$96" calcext:value-type="string">
            <text:p>BG Color for $palette.$R$9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GCOLOR([palette.O97:.Q97]; CELL(&quot;ADDRESS&quot;; [palette.R97]))" office:value-type="string" office:string-value="BG Color for $palette.$R$97" calcext:value-type="string">
            <text:p>BG Color for $palette.$R$9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GCOLOR([palette.O98:.Q98]; CELL(&quot;ADDRESS&quot;; [palette.R98]))" office:value-type="string" office:string-value="BG Color for $palette.$R$98" calcext:value-type="string">
            <text:p>BG Color for $palette.$R$9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GCOLOR([palette.O99:.Q99]; CELL(&quot;ADDRESS&quot;; [palette.R99]))" office:value-type="string" office:string-value="BG Color for $palette.$R$99" calcext:value-type="string">
            <text:p>BG Color for $palette.$R$9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GCOLOR([palette.O100:.Q100]; CELL(&quot;ADDRESS&quot;; [palette.R100]))" office:value-type="string" office:string-value="BG Color for $palette.$R$100" calcext:value-type="string">
            <text:p>BG Color for $palette.$R$10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GCOLOR([palette.O101:.Q101]; CELL(&quot;ADDRESS&quot;; [palette.R101]))" office:value-type="string" office:string-value="BG Color for $palette.$R$101" calcext:value-type="string">
            <text:p>BG Color for $palette.$R$10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GCOLOR([palette.O102:.Q102]; CELL(&quot;ADDRESS&quot;; [palette.R102]))" office:value-type="string" office:string-value="BG Color for $palette.$R$102" calcext:value-type="string">
            <text:p>BG Color for $palette.$R$10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GCOLOR([palette.O103:.Q103]; CELL(&quot;ADDRESS&quot;; [palette.R103]))" office:value-type="string" office:string-value="BG Color for $palette.$R$103" calcext:value-type="string">
            <text:p>BG Color for $palette.$R$10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GCOLOR([palette.O104:.Q104]; CELL(&quot;ADDRESS&quot;; [palette.R104]))" office:value-type="string" office:string-value="BG Color for $palette.$R$104" calcext:value-type="string">
            <text:p>BG Color for $palette.$R$10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GCOLOR([palette.O105:.Q105]; CELL(&quot;ADDRESS&quot;; [palette.R105]))" office:value-type="string" office:string-value="BG Color for $palette.$R$105" calcext:value-type="string">
            <text:p>BG Color for $palette.$R$10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GCOLOR([palette.O106:.Q106]; CELL(&quot;ADDRESS&quot;; [palette.R106]))" office:value-type="string" office:string-value="BG Color for $palette.$R$106" calcext:value-type="string">
            <text:p>BG Color for $palette.$R$10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GCOLOR([palette.O107:.Q107]; CELL(&quot;ADDRESS&quot;; [palette.R107]))" office:value-type="string" office:string-value="BG Color for $palette.$R$107" calcext:value-type="string">
            <text:p>BG Color for $palette.$R$10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GCOLOR([palette.O108:.Q108]; CELL(&quot;ADDRESS&quot;; [palette.R108]))" office:value-type="string" office:string-value="BG Color for $palette.$R$108" calcext:value-type="string">
            <text:p>BG Color for $palette.$R$10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GCOLOR([palette.O109:.Q109]; CELL(&quot;ADDRESS&quot;; [palette.R109]))" office:value-type="string" office:string-value="BG Color for $palette.$R$109" calcext:value-type="string">
            <text:p>BG Color for $palette.$R$109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GCOLOR([palette.O110:.Q110]; CELL(&quot;ADDRESS&quot;; [palette.R110]))" office:value-type="string" office:string-value="BG Color for $palette.$R$110" calcext:value-type="string">
            <text:p>BG Color for $palette.$R$11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GCOLOR([palette.O111:.Q111]; CELL(&quot;ADDRESS&quot;; [palette.R111]))" office:value-type="string" office:string-value="BG Color for $palette.$R$111" calcext:value-type="string">
            <text:p>BG Color for $palette.$R$11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GCOLOR([palette.O112:.Q112]; CELL(&quot;ADDRESS&quot;; [palette.R112]))" office:value-type="string" office:string-value="BG Color for $palette.$R$112" calcext:value-type="string">
            <text:p>BG Color for $palette.$R$11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GCOLOR([palette.O113:.Q113]; CELL(&quot;ADDRESS&quot;; [palette.R113]))" office:value-type="string" office:string-value="BG Color for $palette.$R$113" calcext:value-type="string">
            <text:p>BG Color for $palette.$R$11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GCOLOR([palette.O114:.Q114]; CELL(&quot;ADDRESS&quot;; [palette.R114]))" office:value-type="string" office:string-value="BG Color for $palette.$R$114" calcext:value-type="string">
            <text:p>BG Color for $palette.$R$114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GCOLOR([palette.O115:.Q115]; CELL(&quot;ADDRESS&quot;; [palette.R115]))" office:value-type="string" office:string-value="BG Color for $palette.$R$115" calcext:value-type="string">
            <text:p>BG Color for $palette.$R$11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GCOLOR([palette.O116:.Q116]; CELL(&quot;ADDRESS&quot;; [palette.R116]))" office:value-type="string" office:string-value="BG Color for $palette.$R$116" calcext:value-type="string">
            <text:p>BG Color for $palette.$R$11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GCOLOR([palette.O117:.Q117]; CELL(&quot;ADDRESS&quot;; [palette.R117]))" office:value-type="string" office:string-value="BG Color for $palette.$R$117" calcext:value-type="string">
            <text:p>BG Color for $palette.$R$11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GCOLOR([palette.O118:.Q118]; CELL(&quot;ADDRESS&quot;; [palette.R118]))" office:value-type="string" office:string-value="BG Color for $palette.$R$118" calcext:value-type="string">
            <text:p>BG Color for $palette.$R$11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GCOLOR([palette.O119:.Q119]; CELL(&quot;ADDRESS&quot;; [palette.R119]))" office:value-type="string" office:string-value="BG Color for $palette.$R$119" calcext:value-type="string">
            <text:p>BG Color for $palette.$R$119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GCOLOR([palette.O120:.Q120]; CELL(&quot;ADDRESS&quot;; [palette.R120]))" office:value-type="string" office:string-value="BG Color for $palette.$R$120" calcext:value-type="string">
            <text:p>BG Color for $palette.$R$12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GCOLOR([palette.O121:.Q121]; CELL(&quot;ADDRESS&quot;; [palette.R121]))" office:value-type="string" office:string-value="BG Color for $palette.$R$121" calcext:value-type="string">
            <text:p>BG Color for $palette.$R$12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GCOLOR([palette.O122:.Q122]; CELL(&quot;ADDRESS&quot;; [palette.R122]))" office:value-type="string" office:string-value="BG Color for $palette.$R$122" calcext:value-type="string">
            <text:p>BG Color for $palette.$R$12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GCOLOR([palette.O123:.Q123]; CELL(&quot;ADDRESS&quot;; [palette.R123]))" office:value-type="string" office:string-value="BG Color for $palette.$R$123" calcext:value-type="string">
            <text:p>BG Color for $palette.$R$12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GCOLOR([palette.O124:.Q124]; CELL(&quot;ADDRESS&quot;; [palette.R124]))" office:value-type="string" office:string-value="BG Color for $palette.$R$124" calcext:value-type="string">
            <text:p>BG Color for $palette.$R$12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GCOLOR([palette.O125:.Q125]; CELL(&quot;ADDRESS&quot;; [palette.R125]))" office:value-type="string" office:string-value="BG Color for $palette.$R$125" calcext:value-type="string">
            <text:p>BG Color for $palette.$R$12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GCOLOR([palette.O126:.Q126]; CELL(&quot;ADDRESS&quot;; [palette.R126]))" office:value-type="string" office:string-value="BG Color for $palette.$R$126" calcext:value-type="string">
            <text:p>BG Color for $palette.$R$12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GCOLOR([palette.O127:.Q127]; CELL(&quot;ADDRESS&quot;; [palette.R127]))" office:value-type="string" office:string-value="BG Color for $palette.$R$127" calcext:value-type="string">
            <text:p>BG Color for $palette.$R$12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GCOLOR([palette.O128:.Q128]; CELL(&quot;ADDRESS&quot;; [palette.R128]))" office:value-type="string" office:string-value="BG Color for $palette.$R$128" calcext:value-type="string">
            <text:p>BG Color for $palette.$R$12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GCOLOR([palette.O129:.Q129]; CELL(&quot;ADDRESS&quot;; [palette.R129]))" office:value-type="string" office:string-value="BG Color for $palette.$R$129" calcext:value-type="string">
            <text:p>BG Color for $palette.$R$12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GCOLOR([palette.O130:.Q130]; CELL(&quot;ADDRESS&quot;; [palette.R130]))" office:value-type="string" office:string-value="BG Color for $palette.$R$130" calcext:value-type="string">
            <text:p>BG Color for $palette.$R$13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GCOLOR([palette.O131:.Q131]; CELL(&quot;ADDRESS&quot;; [palette.R131]))" office:value-type="string" office:string-value="BG Color for $palette.$R$131" calcext:value-type="string">
            <text:p>BG Color for $palette.$R$13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GCOLOR([palette.O132:.Q132]; CELL(&quot;ADDRESS&quot;; [palette.R132]))" office:value-type="string" office:string-value="BG Color for $palette.$R$132" calcext:value-type="string">
            <text:p>BG Color for $palette.$R$13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GCOLOR([palette.O133:.Q133]; CELL(&quot;ADDRESS&quot;; [palette.R133]))" office:value-type="string" office:string-value="BG Color for $palette.$R$133" calcext:value-type="string">
            <text:p>BG Color for $palette.$R$13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GCOLOR([palette.O134:.Q134]; CELL(&quot;ADDRESS&quot;; [palette.R134]))" office:value-type="string" office:string-value="BG Color for $palette.$R$134" calcext:value-type="string">
            <text:p>BG Color for $palette.$R$13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GCOLOR([palette.O135:.Q135]; CELL(&quot;ADDRESS&quot;; [palette.R135]))" office:value-type="string" office:string-value="BG Color for $palette.$R$135" calcext:value-type="string">
            <text:p>BG Color for $palette.$R$13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GCOLOR([palette.O136:.Q136]; CELL(&quot;ADDRESS&quot;; [palette.R136]))" office:value-type="string" office:string-value="BG Color for $palette.$R$136" calcext:value-type="string">
            <text:p>BG Color for $palette.$R$13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GCOLOR([palette.O137:.Q137]; CELL(&quot;ADDRESS&quot;; [palette.R137]))" office:value-type="string" office:string-value="BG Color for $palette.$R$137" calcext:value-type="string">
            <text:p>BG Color for $palette.$R$13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GCOLOR([palette.O138:.Q138]; CELL(&quot;ADDRESS&quot;; [palette.R138]))" office:value-type="string" office:string-value="BG Color for $palette.$R$138" calcext:value-type="string">
            <text:p>BG Color for $palette.$R$13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GCOLOR([palette.O139:.Q139]; CELL(&quot;ADDRESS&quot;; [palette.R139]))" office:value-type="string" office:string-value="BG Color for $palette.$R$139" calcext:value-type="string">
            <text:p>BG Color for $palette.$R$13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GCOLOR([palette.O140:.Q140]; CELL(&quot;ADDRESS&quot;; [palette.R140]))" office:value-type="string" office:string-value="BG Color for $palette.$R$140" calcext:value-type="string">
            <text:p>BG Color for $palette.$R$14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GCOLOR([palette.O141:.Q141]; CELL(&quot;ADDRESS&quot;; [palette.R141]))" office:value-type="string" office:string-value="BG Color for $palette.$R$141" calcext:value-type="string">
            <text:p>BG Color for $palette.$R$14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GCOLOR([palette.O142:.Q142]; CELL(&quot;ADDRESS&quot;; [palette.R142]))" office:value-type="string" office:string-value="BG Color for $palette.$R$142" calcext:value-type="string">
            <text:p>BG Color for $palette.$R$14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GCOLOR([palette.O143:.Q143]; CELL(&quot;ADDRESS&quot;; [palette.R143]))" office:value-type="string" office:string-value="BG Color for $palette.$R$143" calcext:value-type="string">
            <text:p>BG Color for $palette.$R$14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GCOLOR([palette.O144:.Q144]; CELL(&quot;ADDRESS&quot;; [palette.R144]))" office:value-type="string" office:string-value="BG Color for $palette.$R$144" calcext:value-type="string">
            <text:p>BG Color for $palette.$R$14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GCOLOR([palette.O145:.Q145]; CELL(&quot;ADDRESS&quot;; [palette.R145]))" office:value-type="string" office:string-value="BG Color for $palette.$R$145" calcext:value-type="string">
            <text:p>BG Color for $palette.$R$14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GCOLOR([palette.O146:.Q146]; CELL(&quot;ADDRESS&quot;; [palette.R146]))" office:value-type="string" office:string-value="BG Color for $palette.$R$146" calcext:value-type="string">
            <text:p>BG Color for $palette.$R$14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GCOLOR([palette.O147:.Q147]; CELL(&quot;ADDRESS&quot;; [palette.R147]))" office:value-type="string" office:string-value="BG Color for $palette.$R$147" calcext:value-type="string">
            <text:p>BG Color for $palette.$R$14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GCOLOR([palette.O148:.Q148]; CELL(&quot;ADDRESS&quot;; [palette.R148]))" office:value-type="string" office:string-value="BG Color for $palette.$R$148" calcext:value-type="string">
            <text:p>BG Color for $palette.$R$14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GCOLOR([palette.O149:.Q149]; CELL(&quot;ADDRESS&quot;; [palette.R149]))" office:value-type="string" office:string-value="BG Color for $palette.$R$149" calcext:value-type="string">
            <text:p>BG Color for $palette.$R$14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GCOLOR([palette.O150:.Q150]; CELL(&quot;ADDRESS&quot;; [palette.R150]))" office:value-type="string" office:string-value="BG Color for $palette.$R$150" calcext:value-type="string">
            <text:p>BG Color for $palette.$R$15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GCOLOR([palette.O151:.Q151]; CELL(&quot;ADDRESS&quot;; [palette.R151]))" office:value-type="string" office:string-value="BG Color for $palette.$R$151" calcext:value-type="string">
            <text:p>BG Color for $palette.$R$15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GCOLOR([palette.O152:.Q152]; CELL(&quot;ADDRESS&quot;; [palette.R152]))" office:value-type="string" office:string-value="BG Color for $palette.$R$152" calcext:value-type="string">
            <text:p>BG Color for $palette.$R$15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GCOLOR([palette.O153:.Q153]; CELL(&quot;ADDRESS&quot;; [palette.R153]))" office:value-type="string" office:string-value="BG Color for $palette.$R$153" calcext:value-type="string">
            <text:p>BG Color for $palette.$R$15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GCOLOR([palette.O154:.Q154]; CELL(&quot;ADDRESS&quot;; [palette.R154]))" office:value-type="string" office:string-value="BG Color for $palette.$R$154" calcext:value-type="string">
            <text:p>BG Color for $palette.$R$154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GCOLOR([palette.O155:.Q155]; CELL(&quot;ADDRESS&quot;; [palette.R155]))" office:value-type="string" office:string-value="BG Color for $palette.$R$155" calcext:value-type="string">
            <text:p>BG Color for $palette.$R$15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GCOLOR([palette.O156:.Q156]; CELL(&quot;ADDRESS&quot;; [palette.R156]))" office:value-type="string" office:string-value="BG Color for $palette.$R$156" calcext:value-type="string">
            <text:p>BG Color for $palette.$R$15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GCOLOR([palette.O157:.Q157]; CELL(&quot;ADDRESS&quot;; [palette.R157]))" office:value-type="string" office:string-value="BG Color for $palette.$R$157" calcext:value-type="string">
            <text:p>BG Color for $palette.$R$15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GCOLOR([palette.O158:.Q158]; CELL(&quot;ADDRESS&quot;; [palette.R158]))" office:value-type="string" office:string-value="BG Color for $palette.$R$158" calcext:value-type="string">
            <text:p>BG Color for $palette.$R$15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GCOLOR([palette.O159:.Q159]; CELL(&quot;ADDRESS&quot;; [palette.R159]))" office:value-type="string" office:string-value="BG Color for $palette.$R$159" calcext:value-type="string">
            <text:p>BG Color for $palette.$R$15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GCOLOR([palette.O160:.Q160]; CELL(&quot;ADDRESS&quot;; [palette.R160]))" office:value-type="string" office:string-value="BG Color for $palette.$R$160" calcext:value-type="string">
            <text:p>BG Color for $palette.$R$16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GCOLOR([palette.O161:.Q161]; CELL(&quot;ADDRESS&quot;; [palette.R161]))" office:value-type="string" office:string-value="BG Color for $palette.$R$161" calcext:value-type="string">
            <text:p>BG Color for $palette.$R$16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GCOLOR([palette.O162:.Q162]; CELL(&quot;ADDRESS&quot;; [palette.R162]))" office:value-type="string" office:string-value="BG Color for $palette.$R$162" calcext:value-type="string">
            <text:p>BG Color for $palette.$R$16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GCOLOR([palette.O163:.Q163]; CELL(&quot;ADDRESS&quot;; [palette.R163]))" office:value-type="string" office:string-value="BG Color for $palette.$R$163" calcext:value-type="string">
            <text:p>BG Color for $palette.$R$16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GCOLOR([palette.O164:.Q164]; CELL(&quot;ADDRESS&quot;; [palette.R164]))" office:value-type="string" office:string-value="BG Color for $palette.$R$164" calcext:value-type="string">
            <text:p>BG Color for $palette.$R$16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GCOLOR([palette.O165:.Q165]; CELL(&quot;ADDRESS&quot;; [palette.R165]))" office:value-type="string" office:string-value="BG Color for $palette.$R$165" calcext:value-type="string">
            <text:p>BG Color for $palette.$R$16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GCOLOR([palette.O166:.Q166]; CELL(&quot;ADDRESS&quot;; [palette.R166]))" office:value-type="string" office:string-value="BG Color for $palette.$R$166" calcext:value-type="string">
            <text:p>BG Color for $palette.$R$16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GCOLOR([palette.O167:.Q167]; CELL(&quot;ADDRESS&quot;; [palette.R167]))" office:value-type="string" office:string-value="BG Color for $palette.$R$167" calcext:value-type="string">
            <text:p>BG Color for $palette.$R$16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GCOLOR([palette.O168:.Q168]; CELL(&quot;ADDRESS&quot;; [palette.R168]))" office:value-type="string" office:string-value="BG Color for $palette.$R$168" calcext:value-type="string">
            <text:p>BG Color for $palette.$R$16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GCOLOR([palette.O169:.Q169]; CELL(&quot;ADDRESS&quot;; [palette.R169]))" office:value-type="string" office:string-value="BG Color for $palette.$R$169" calcext:value-type="string">
            <text:p>BG Color for $palette.$R$169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GCOLOR([palette.O170:.Q170]; CELL(&quot;ADDRESS&quot;; [palette.R170]))" office:value-type="string" office:string-value="BG Color for $palette.$R$170" calcext:value-type="string">
            <text:p>BG Color for $palette.$R$17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GCOLOR([palette.O171:.Q171]; CELL(&quot;ADDRESS&quot;; [palette.R171]))" office:value-type="string" office:string-value="BG Color for $palette.$R$171" calcext:value-type="string">
            <text:p>BG Color for $palette.$R$17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GCOLOR([palette.O172:.Q172]; CELL(&quot;ADDRESS&quot;; [palette.R172]))" office:value-type="string" office:string-value="BG Color for $palette.$R$172" calcext:value-type="string">
            <text:p>BG Color for $palette.$R$172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GCOLOR([palette.O173:.Q173]; CELL(&quot;ADDRESS&quot;; [palette.R173]))" office:value-type="string" office:string-value="BG Color for $palette.$R$173" calcext:value-type="string">
            <text:p>BG Color for $palette.$R$17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GCOLOR([palette.O174:.Q174]; CELL(&quot;ADDRESS&quot;; [palette.R174]))" office:value-type="string" office:string-value="BG Color for $palette.$R$174" calcext:value-type="string">
            <text:p>BG Color for $palette.$R$17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GCOLOR([palette.O175:.Q175]; CELL(&quot;ADDRESS&quot;; [palette.R175]))" office:value-type="string" office:string-value="BG Color for $palette.$R$175" calcext:value-type="string">
            <text:p>BG Color for $palette.$R$17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GCOLOR([palette.O176:.Q176]; CELL(&quot;ADDRESS&quot;; [palette.R176]))" office:value-type="string" office:string-value="BG Color for $palette.$R$176" calcext:value-type="string">
            <text:p>BG Color for $palette.$R$17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GCOLOR([palette.O177:.Q177]; CELL(&quot;ADDRESS&quot;; [palette.R177]))" office:value-type="string" office:string-value="BG Color for $palette.$R$177" calcext:value-type="string">
            <text:p>BG Color for $palette.$R$17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GCOLOR([palette.O178:.Q178]; CELL(&quot;ADDRESS&quot;; [palette.R178]))" office:value-type="string" office:string-value="BG Color for $palette.$R$178" calcext:value-type="string">
            <text:p>BG Color for $palette.$R$17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GCOLOR([palette.O179:.Q179]; CELL(&quot;ADDRESS&quot;; [palette.R179]))" office:value-type="string" office:string-value="BG Color for $palette.$R$179" calcext:value-type="string">
            <text:p>BG Color for $palette.$R$179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GCOLOR([palette.O180:.Q180]; CELL(&quot;ADDRESS&quot;; [palette.R180]))" office:value-type="string" office:string-value="BG Color for $palette.$R$180" calcext:value-type="string">
            <text:p>BG Color for $palette.$R$18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GCOLOR([palette.O181:.Q181]; CELL(&quot;ADDRESS&quot;; [palette.R181]))" office:value-type="string" office:string-value="BG Color for $palette.$R$181" calcext:value-type="string">
            <text:p>BG Color for $palette.$R$18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GCOLOR([palette.O182:.Q182]; CELL(&quot;ADDRESS&quot;; [palette.R182]))" office:value-type="string" office:string-value="BG Color for $palette.$R$182" calcext:value-type="string">
            <text:p>BG Color for $palette.$R$18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GCOLOR([palette.O183:.Q183]; CELL(&quot;ADDRESS&quot;; [palette.R183]))" office:value-type="string" office:string-value="BG Color for $palette.$R$183" calcext:value-type="string">
            <text:p>BG Color for $palette.$R$18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GCOLOR([palette.O184:.Q184]; CELL(&quot;ADDRESS&quot;; [palette.R184]))" office:value-type="string" office:string-value="BG Color for $palette.$R$184" calcext:value-type="string">
            <text:p>BG Color for $palette.$R$18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GCOLOR([palette.O185:.Q185]; CELL(&quot;ADDRESS&quot;; [palette.R185]))" office:value-type="string" office:string-value="BG Color for $palette.$R$185" calcext:value-type="string">
            <text:p>BG Color for $palette.$R$18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GCOLOR([palette.O186:.Q186]; CELL(&quot;ADDRESS&quot;; [palette.R186]))" office:value-type="string" office:string-value="BG Color for $palette.$R$186" calcext:value-type="string">
            <text:p>BG Color for $palette.$R$18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GCOLOR([palette.O187:.Q187]; CELL(&quot;ADDRESS&quot;; [palette.R187]))" office:value-type="string" office:string-value="BG Color for $palette.$R$187" calcext:value-type="string">
            <text:p>BG Color for $palette.$R$18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GCOLOR([palette.O188:.Q188]; CELL(&quot;ADDRESS&quot;; [palette.R188]))" office:value-type="string" office:string-value="BG Color for $palette.$R$188" calcext:value-type="string">
            <text:p>BG Color for $palette.$R$18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GCOLOR([palette.O189:.Q189]; CELL(&quot;ADDRESS&quot;; [palette.R189]))" office:value-type="string" office:string-value="BG Color for $palette.$R$189" calcext:value-type="string">
            <text:p>BG Color for $palette.$R$189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GCOLOR([palette.O190:.Q190]; CELL(&quot;ADDRESS&quot;; [palette.R190]))" office:value-type="string" office:string-value="BG Color for $palette.$R$190" calcext:value-type="string">
            <text:p>BG Color for $palette.$R$19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GCOLOR([palette.O191:.Q191]; CELL(&quot;ADDRESS&quot;; [palette.R191]))" office:value-type="string" office:string-value="BG Color for $palette.$R$191" calcext:value-type="string">
            <text:p>BG Color for $palette.$R$19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GCOLOR([palette.O192:.Q192]; CELL(&quot;ADDRESS&quot;; [palette.R192]))" office:value-type="string" office:string-value="BG Color for $palette.$R$192" calcext:value-type="string">
            <text:p>BG Color for $palette.$R$19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GCOLOR([palette.O193:.Q193]; CELL(&quot;ADDRESS&quot;; [palette.R193]))" office:value-type="string" office:string-value="BG Color for $palette.$R$193" calcext:value-type="string">
            <text:p>BG Color for $palette.$R$19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GCOLOR([palette.O194:.Q194]; CELL(&quot;ADDRESS&quot;; [palette.R194]))" office:value-type="string" office:string-value="BG Color for $palette.$R$194" calcext:value-type="string">
            <text:p>BG Color for $palette.$R$19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GCOLOR([palette.O195:.Q195]; CELL(&quot;ADDRESS&quot;; [palette.R195]))" office:value-type="string" office:string-value="BG Color for $palette.$R$195" calcext:value-type="string">
            <text:p>BG Color for $palette.$R$19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GCOLOR([palette.O196:.Q196]; CELL(&quot;ADDRESS&quot;; [palette.R196]))" office:value-type="string" office:string-value="BG Color for $palette.$R$196" calcext:value-type="string">
            <text:p>BG Color for $palette.$R$19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GCOLOR([palette.O197:.Q197]; CELL(&quot;ADDRESS&quot;; [palette.R197]))" office:value-type="string" office:string-value="BG Color for $palette.$R$197" calcext:value-type="string">
            <text:p>BG Color for $palette.$R$19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GCOLOR([palette.O198:.Q198]; CELL(&quot;ADDRESS&quot;; [palette.R198]))" office:value-type="string" office:string-value="BG Color for $palette.$R$198" calcext:value-type="string">
            <text:p>BG Color for $palette.$R$19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GCOLOR([palette.O199:.Q199]; CELL(&quot;ADDRESS&quot;; [palette.R199]))" office:value-type="string" office:string-value="BG Color for $palette.$R$199" calcext:value-type="string">
            <text:p>BG Color for $palette.$R$199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GCOLOR([palette.O200:.Q200]; CELL(&quot;ADDRESS&quot;; [palette.R200]))" office:value-type="string" office:string-value="BG Color for $palette.$R$200" calcext:value-type="string">
            <text:p>BG Color for $palette.$R$20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GCOLOR([palette.O201:.Q201]; CELL(&quot;ADDRESS&quot;; [palette.R201]))" office:value-type="string" office:string-value="BG Color for $palette.$R$201" calcext:value-type="string">
            <text:p>BG Color for $palette.$R$20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GCOLOR([palette.O202:.Q202]; CELL(&quot;ADDRESS&quot;; [palette.R202]))" office:value-type="string" office:string-value="BG Color for $palette.$R$202" calcext:value-type="string">
            <text:p>BG Color for $palette.$R$202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GCOLOR([palette.O203:.Q203]; CELL(&quot;ADDRESS&quot;; [palette.R203]))" office:value-type="string" office:string-value="BG Color for $palette.$R$203" calcext:value-type="string">
            <text:p>BG Color for $palette.$R$203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GCOLOR([palette.O204:.Q204]; CELL(&quot;ADDRESS&quot;; [palette.R204]))" office:value-type="string" office:string-value="BG Color for $palette.$R$204" calcext:value-type="string">
            <text:p>BG Color for $palette.$R$20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GCOLOR([palette.O205:.Q205]; CELL(&quot;ADDRESS&quot;; [palette.R205]))" office:value-type="string" office:string-value="BG Color for $palette.$R$205" calcext:value-type="string">
            <text:p>BG Color for $palette.$R$20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GCOLOR([palette.O206:.Q206]; CELL(&quot;ADDRESS&quot;; [palette.R206]))" office:value-type="string" office:string-value="BG Color for $palette.$R$206" calcext:value-type="string">
            <text:p>BG Color for $palette.$R$20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GCOLOR([palette.O207:.Q207]; CELL(&quot;ADDRESS&quot;; [palette.R207]))" office:value-type="string" office:string-value="BG Color for $palette.$R$207" calcext:value-type="string">
            <text:p>BG Color for $palette.$R$207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GCOLOR([palette.O208:.Q208]; CELL(&quot;ADDRESS&quot;; [palette.R208]))" office:value-type="string" office:string-value="BG Color for $palette.$R$208" calcext:value-type="string">
            <text:p>BG Color for $palette.$R$208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GCOLOR([palette.O209:.Q209]; CELL(&quot;ADDRESS&quot;; [palette.R209]))" office:value-type="string" office:string-value="BG Color for $palette.$R$209" calcext:value-type="string">
            <text:p>BG Color for $palette.$R$209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GCOLOR([palette.O210:.Q210]; CELL(&quot;ADDRESS&quot;; [palette.R210]))" office:value-type="string" office:string-value="BG Color for $palette.$R$210" calcext:value-type="string">
            <text:p>BG Color for $palette.$R$21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GCOLOR([palette.O211:.Q211]; CELL(&quot;ADDRESS&quot;; [palette.R211]))" office:value-type="string" office:string-value="BG Color for $palette.$R$211" calcext:value-type="string">
            <text:p>BG Color for $palette.$R$211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GCOLOR([palette.O212:.Q212]; CELL(&quot;ADDRESS&quot;; [palette.R212]))" office:value-type="string" office:string-value="BG Color for $palette.$R$212" calcext:value-type="string">
            <text:p>BG Color for $palette.$R$212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GCOLOR([palette.O213:.Q213]; CELL(&quot;ADDRESS&quot;; [palette.R213]))" office:value-type="string" office:string-value="BG Color for $palette.$R$213" calcext:value-type="string">
            <text:p>BG Color for $palette.$R$213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GCOLOR([palette.O214:.Q214]; CELL(&quot;ADDRESS&quot;; [palette.R214]))" office:value-type="string" office:string-value="BG Color for $palette.$R$214" calcext:value-type="string">
            <text:p>BG Color for $palette.$R$214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GCOLOR([palette.O215:.Q215]; CELL(&quot;ADDRESS&quot;; [palette.R215]))" office:value-type="string" office:string-value="BG Color for $palette.$R$215" calcext:value-type="string">
            <text:p>BG Color for $palette.$R$21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GCOLOR([palette.O216:.Q216]; CELL(&quot;ADDRESS&quot;; [palette.R216]))" office:value-type="string" office:string-value="BG Color for $palette.$R$216" calcext:value-type="string">
            <text:p>BG Color for $palette.$R$21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GCOLOR([palette.O217:.Q217]; CELL(&quot;ADDRESS&quot;; [palette.R217]))" office:value-type="string" office:string-value="BG Color for $palette.$R$217" calcext:value-type="string">
            <text:p>BG Color for $palette.$R$21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GCOLOR([palette.O218:.Q218]; CELL(&quot;ADDRESS&quot;; [palette.R218]))" office:value-type="string" office:string-value="BG Color for $palette.$R$218" calcext:value-type="string">
            <text:p>BG Color for $palette.$R$218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GCOLOR([palette.O219:.Q219]; CELL(&quot;ADDRESS&quot;; [palette.R219]))" office:value-type="string" office:string-value="BG Color for $palette.$R$219" calcext:value-type="string">
            <text:p>BG Color for $palette.$R$21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GCOLOR([palette.O220:.Q220]; CELL(&quot;ADDRESS&quot;; [palette.R220]))" office:value-type="string" office:string-value="BG Color for $palette.$R$220" calcext:value-type="string">
            <text:p>BG Color for $palette.$R$22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GCOLOR([palette.O221:.Q221]; CELL(&quot;ADDRESS&quot;; [palette.R221]))" office:value-type="string" office:string-value="BG Color for $palette.$R$221" calcext:value-type="string">
            <text:p>BG Color for $palette.$R$221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GCOLOR([palette.O222:.Q222]; CELL(&quot;ADDRESS&quot;; [palette.R222]))" office:value-type="string" office:string-value="BG Color for $palette.$R$222" calcext:value-type="string">
            <text:p>BG Color for $palette.$R$222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GCOLOR([palette.O223:.Q223]; CELL(&quot;ADDRESS&quot;; [palette.R223]))" office:value-type="string" office:string-value="BG Color for $palette.$R$223" calcext:value-type="string">
            <text:p>BG Color for $palette.$R$223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GCOLOR([palette.O224:.Q224]; CELL(&quot;ADDRESS&quot;; [palette.R224]))" office:value-type="string" office:string-value="BG Color for $palette.$R$224" calcext:value-type="string">
            <text:p>BG Color for $palette.$R$224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GCOLOR([palette.O225:.Q225]; CELL(&quot;ADDRESS&quot;; [palette.R225]))" office:value-type="string" office:string-value="BG Color for $palette.$R$225" calcext:value-type="string">
            <text:p>BG Color for $palette.$R$22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GCOLOR([palette.O226:.Q226]; CELL(&quot;ADDRESS&quot;; [palette.R226]))" office:value-type="string" office:string-value="BG Color for $palette.$R$226" calcext:value-type="string">
            <text:p>BG Color for $palette.$R$22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GCOLOR([palette.O227:.Q227]; CELL(&quot;ADDRESS&quot;; [palette.R227]))" office:value-type="string" office:string-value="BG Color for $palette.$R$227" calcext:value-type="string">
            <text:p>BG Color for $palette.$R$227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GCOLOR([palette.O228:.Q228]; CELL(&quot;ADDRESS&quot;; [palette.R228]))" office:value-type="string" office:string-value="BG Color for $palette.$R$228" calcext:value-type="string">
            <text:p>BG Color for $palette.$R$228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GCOLOR([palette.O229:.Q229]; CELL(&quot;ADDRESS&quot;; [palette.R229]))" office:value-type="string" office:string-value="BG Color for $palette.$R$229" calcext:value-type="string">
            <text:p>BG Color for $palette.$R$229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GCOLOR([palette.O230:.Q230]; CELL(&quot;ADDRESS&quot;; [palette.R230]))" office:value-type="string" office:string-value="BG Color for $palette.$R$230" calcext:value-type="string">
            <text:p>BG Color for $palette.$R$23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GCOLOR([palette.O231:.Q231]; CELL(&quot;ADDRESS&quot;; [palette.R231]))" office:value-type="string" office:string-value="BG Color for $palette.$R$231" calcext:value-type="string">
            <text:p>BG Color for $palette.$R$231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GCOLOR([palette.O232:.Q232]; CELL(&quot;ADDRESS&quot;; [palette.R232]))" office:value-type="string" office:string-value="BG Color for $palette.$R$232" calcext:value-type="string">
            <text:p>BG Color for $palette.$R$232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GCOLOR([palette.O233:.Q233]; CELL(&quot;ADDRESS&quot;; [palette.R233]))" office:value-type="string" office:string-value="BG Color for $palette.$R$233" calcext:value-type="string">
            <text:p>BG Color for $palette.$R$23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GCOLOR([palette.O234:.Q234]; CELL(&quot;ADDRESS&quot;; [palette.R234]))" office:value-type="string" office:string-value="BG Color for $palette.$R$234" calcext:value-type="string">
            <text:p>BG Color for $palette.$R$234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GCOLOR([palette.O235:.Q235]; CELL(&quot;ADDRESS&quot;; [palette.R235]))" office:value-type="string" office:string-value="BG Color for $palette.$R$235" calcext:value-type="string">
            <text:p>BG Color for $palette.$R$23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GCOLOR([palette.O236:.Q236]; CELL(&quot;ADDRESS&quot;; [palette.R236]))" office:value-type="string" office:string-value="BG Color for $palette.$R$236" calcext:value-type="string">
            <text:p>BG Color for $palette.$R$23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GCOLOR([palette.O237:.Q237]; CELL(&quot;ADDRESS&quot;; [palette.R237]))" office:value-type="string" office:string-value="BG Color for $palette.$R$237" calcext:value-type="string">
            <text:p>BG Color for $palette.$R$237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GCOLOR([palette.O238:.Q238]; CELL(&quot;ADDRESS&quot;; [palette.R238]))" office:value-type="string" office:string-value="BG Color for $palette.$R$238" calcext:value-type="string">
            <text:p>BG Color for $palette.$R$238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GCOLOR([palette.O239:.Q239]; CELL(&quot;ADDRESS&quot;; [palette.R239]))" office:value-type="string" office:string-value="BG Color for $palette.$R$239" calcext:value-type="string">
            <text:p>BG Color for $palette.$R$239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GCOLOR([palette.O240:.Q240]; CELL(&quot;ADDRESS&quot;; [palette.R240]))" office:value-type="string" office:string-value="BG Color for $palette.$R$240" calcext:value-type="string">
            <text:p>BG Color for $palette.$R$24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GCOLOR([palette.O241:.Q241]; CELL(&quot;ADDRESS&quot;; [palette.R241]))" office:value-type="string" office:string-value="BG Color for $palette.$R$241" calcext:value-type="string">
            <text:p>BG Color for $palette.$R$24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GCOLOR([palette.O242:.Q242]; CELL(&quot;ADDRESS&quot;; [palette.R242]))" office:value-type="string" office:string-value="BG Color for $palette.$R$242" calcext:value-type="string">
            <text:p>BG Color for $palette.$R$242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GCOLOR([palette.O243:.Q243]; CELL(&quot;ADDRESS&quot;; [palette.R243]))" office:value-type="string" office:string-value="BG Color for $palette.$R$243" calcext:value-type="string">
            <text:p>BG Color for $palette.$R$243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GCOLOR([palette.O244:.Q244]; CELL(&quot;ADDRESS&quot;; [palette.R244]))" office:value-type="string" office:string-value="BG Color for $palette.$R$244" calcext:value-type="string">
            <text:p>BG Color for $palette.$R$244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GCOLOR([palette.O245:.Q245]; CELL(&quot;ADDRESS&quot;; [palette.R245]))" office:value-type="string" office:string-value="BG Color for $palette.$R$245" calcext:value-type="string">
            <text:p>BG Color for $palette.$R$24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GCOLOR([palette.O246:.Q246]; CELL(&quot;ADDRESS&quot;; [palette.R246]))" office:value-type="string" office:string-value="BG Color for $palette.$R$246" calcext:value-type="string">
            <text:p>BG Color for $palette.$R$246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GCOLOR([palette.O247:.Q247]; CELL(&quot;ADDRESS&quot;; [palette.R247]))" office:value-type="string" office:string-value="BG Color for $palette.$R$247" calcext:value-type="string">
            <text:p>BG Color for $palette.$R$24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GCOLOR([palette.O248:.Q248]; CELL(&quot;ADDRESS&quot;; [palette.R248]))" office:value-type="string" office:string-value="BG Color for $palette.$R$248" calcext:value-type="string">
            <text:p>BG Color for $palette.$R$248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GCOLOR([palette.O249:.Q249]; CELL(&quot;ADDRESS&quot;; [palette.R249]))" office:value-type="string" office:string-value="BG Color for $palette.$R$249" calcext:value-type="string">
            <text:p>BG Color for $palette.$R$249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GCOLOR([palette.O250:.Q250]; CELL(&quot;ADDRESS&quot;; [palette.R250]))" office:value-type="string" office:string-value="BG Color for $palette.$R$250" calcext:value-type="string">
            <text:p>BG Color for $palette.$R$25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GCOLOR([palette.O251:.Q251]; CELL(&quot;ADDRESS&quot;; [palette.R251]))" office:value-type="string" office:string-value="BG Color for $palette.$R$251" calcext:value-type="string">
            <text:p>BG Color for $palette.$R$25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GCOLOR([palette.O252:.Q252]; CELL(&quot;ADDRESS&quot;; [palette.R252]))" office:value-type="string" office:string-value="BG Color for $palette.$R$252" calcext:value-type="string">
            <text:p>BG Color for $palette.$R$252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GCOLOR([palette.O253:.Q253]; CELL(&quot;ADDRESS&quot;; [palette.R253]))" office:value-type="string" office:string-value="BG Color for $palette.$R$253" calcext:value-type="string">
            <text:p>BG Color for $palette.$R$253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GCOLOR([palette.O254:.Q254]; CELL(&quot;ADDRESS&quot;; [palette.R254]))" office:value-type="string" office:string-value="BG Color for $palette.$R$254" calcext:value-type="string">
            <text:p>BG Color for $palette.$R$254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GCOLOR([palette.O255:.Q255]; CELL(&quot;ADDRESS&quot;; [palette.R255]))" office:value-type="string" office:string-value="BG Color for $palette.$R$255" calcext:value-type="string">
            <text:p>BG Color for $palette.$R$25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GCOLOR([palette.O256:.Q256]; CELL(&quot;ADDRESS&quot;; [palette.R256]))" office:value-type="string" office:string-value="BG Color for $palette.$R$256" calcext:value-type="string">
            <text:p>BG Color for $palette.$R$25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GCOLOR([palette.O257:.Q257]; CELL(&quot;ADDRESS&quot;; [palette.R257]))" office:value-type="string" office:string-value="BG Color for $palette.$R$257" calcext:value-type="string">
            <text:p>BG Color for $palette.$R$257</text:p>
          </table:table-cell>
          <table:table-cell table:number-columns-repeated="2"/>
        </table:table-row>
      </table:table>
      <table:named-expressions>
        <table:named-range table:name="BiomeC" table:base-cell-address="$biome.$F$17" table:cell-range-address="$biome.$F$2:.$G$24"/>
        <table:named-range table:name="BiomeClassNames" table:base-cell-address="$biome.$F$2" table:cell-range-address="$biome.$F$2:.$F$24"/>
        <table:named-range table:name="Biomes" table:base-cell-address="$biome.$C$122" table:cell-range-address="$biome.$A$2:.$D$122"/>
        <table:named-range table:name="idToName" table:base-cell-address="$idToName.$A$1" table:cell-range-address="$idToName.$A$1:.$B$152"/>
        <table:named-range table:name="MapPal" table:base-cell-address="$palette.$O$2" table:cell-range-address="$palette.$M$2:.$Q$257"/>
        <table:named-range table:name="MapPalRaw" table:base-cell-address="$palette.$A$1" table:cell-range-address="$palette.$A$2:.$K$257"/>
        <table:named-range table:name="nameToClass" table:base-cell-address="$idToName.$A$1" table:cell-range-address="#REF!"/>
        <table:named-range table:name="un" table:base-cell-address="$biome.$H$13" table:cell-range-address="$biome.$G$16"/>
      </table:named-expressions>
      <table:database-ranges>
        <table:database-range table:name="__Anonymous_Sheet_DB__0" table:target-range-address="biome.F2:biome.G1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dToName.A1:idToName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/00/0000</text:date>, <text:time style:data-style-name="N2" text:time-value="18:50:01.812726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9T19:44:18.342903652</dc:date>
    <meta:editing-duration>PT11H50M31S</meta:editing-duration>
    <meta:editing-cycles>206</meta:editing-cycles>
    <meta:generator>LibreOffice/5.1.6.2$Linux_X86_64 LibreOffice_project/10m0$Build-2</meta:generator>
    <meta:document-statistic meta:table-count="4" meta:cell-count="545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BGCOLOR(rgb_array, address)
    Dim red, green, blue As Integer
    Dim positionOfMatch As Integer
    Dim sheet_name, cell_name As String
    Dim oSheet, oCell As Object
    red = rgb_array(1, 1)
    green = rgb_array(1, 2)
    blue = rgb_array(1, 3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een, blue)
    BGCOLOR="BG Color for " &amp; address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